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9.397cm" svg:y="4.429cm">
            <draw:object draw:notify-on-update-of-ranges="Sheet1.I1:Sheet1.I10 Sheet1.J1:Sheet1.J10 Sheet1.I1:Sheet1.I10 Sheet1.K1:Sheet1.K10 Sheet1.I1:Sheet1.I10 Sheet1.L1:Sheet1.L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2.005cm" svg:height="14.423cm" svg:x="24.836cm" svg:y="0.001cm">
            <draw:object draw:notify-on-update-of-ranges="Sheet1.A1:Sheet1.A1837 Sheet1.B1:Sheet1.B183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float" office:value="0.274233" calcext:value-type="float">
            <text:p>0.274233</text:p>
          </table:table-cell>
          <table:table-cell office:value-type="float" office:value="11.97" calcext:value-type="float">
            <text:p>11.97</text:p>
          </table:table-cell>
          <table:table-cell/>
          <table:table-cell office:value-type="string" calcext:value-type="string">
            <text:p>'00:05:02'</text:p>
          </table:table-cell>
          <table:table-cell office:value-type="float" office:value="0.367841720581055" calcext:value-type="float">
            <text:p>0.3678417206</text:p>
          </table:table-cell>
          <table:table-cell office:value-type="float" office:value="0.0335884094238281" calcext:value-type="float">
            <text:p>0.0335884094</text:p>
          </table:table-cell>
          <table:table-cell office:value-type="float" office:value="0.00731981019012661" calcext:value-type="float">
            <text:p>0.0073198102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0.367841720581055" calcext:value-type="float">
            <text:p>0.3678417206</text:p>
          </table:table-cell>
          <table:table-cell office:value-type="float" office:value="0.0335884094238281" calcext:value-type="float">
            <text:p>0.0335884094</text:p>
          </table:table-cell>
          <table:table-cell office:value-type="float" office:value="0.00731981019012661" calcext:value-type="float">
            <text:p>0.0073198102</text:p>
          </table:table-cell>
        </table:table-row>
        <table:table-row table:style-name="ro1">
          <table:table-cell office:value-type="float" office:value="0.791033" calcext:value-type="float">
            <text:p>0.791033</text:p>
          </table:table-cell>
          <table:table-cell office:value-type="float" office:value="11.89" calcext:value-type="float">
            <text:p>11.89</text:p>
          </table:table-cell>
          <table:table-cell/>
          <table:table-cell office:value-type="string" calcext:value-type="string">
            <text:p>'00:11:26'</text:p>
          </table:table-cell>
          <table:table-cell office:value-type="float" office:value="0.0124788284301758" calcext:value-type="float">
            <text:p>0.0124788284</text:p>
          </table:table-cell>
          <table:table-cell office:value-type="float" office:value="-1.16377925872803" calcext:value-type="float">
            <text:p>-1.1637792587</text:p>
          </table:table-cell>
          <table:table-cell office:value-type="float" office:value="0.0137532765964528" calcext:value-type="float">
            <text:p>0.0137532766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float" office:value="0.0124788284301758" calcext:value-type="float">
            <text:p>0.0124788284</text:p>
          </table:table-cell>
          <table:table-cell office:value-type="float" office:value="-1.16377925872803" calcext:value-type="float">
            <text:p>-1.1637792587</text:p>
          </table:table-cell>
          <table:table-cell office:value-type="float" office:value="0.0137532765964528" calcext:value-type="float">
            <text:p>0.0137532766</text:p>
          </table:table-cell>
        </table:table-row>
        <table:table-row table:style-name="ro1">
          <table:table-cell office:value-type="float" office:value="1.82411" calcext:value-type="float">
            <text:p>1.82411</text:p>
          </table:table-cell>
          <table:table-cell office:value-type="float" office:value="11.6975" calcext:value-type="float">
            <text:p>11.6975</text:p>
          </table:table-cell>
          <table:table-cell/>
          <table:table-cell office:value-type="string" calcext:value-type="string">
            <text:p>'00:11:31'</text:p>
          </table:table-cell>
          <table:table-cell office:value-type="float" office:value="-0.0191850662231445" calcext:value-type="float">
            <text:p>-0.0191850662</text:p>
          </table:table-cell>
          <table:table-cell office:value-type="float" office:value="-1.19585609436035" calcext:value-type="float">
            <text:p>-1.1958560944</text:p>
          </table:table-cell>
          <table:table-cell office:value-type="float" office:value="0.012413666673655" calcext:value-type="float">
            <text:p>0.0124136667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float" office:value="-0.0191850662231445" calcext:value-type="float">
            <text:p>-0.0191850662</text:p>
          </table:table-cell>
          <table:table-cell office:value-type="float" office:value="-1.19585609436035" calcext:value-type="float">
            <text:p>-1.1958560944</text:p>
          </table:table-cell>
          <table:table-cell office:value-type="float" office:value="0.012413666673655" calcext:value-type="float">
            <text:p>0.0124136667</text:p>
          </table:table-cell>
        </table:table-row>
        <table:table-row table:style-name="ro1">
          <table:table-cell office:value-type="float" office:value="2.8329" calcext:value-type="float">
            <text:p>2.8329</text:p>
          </table:table-cell>
          <table:table-cell office:value-type="float" office:value="12.02" calcext:value-type="float">
            <text:p>12.02</text:p>
          </table:table-cell>
          <table:table-cell/>
          <table:table-cell office:value-type="string" calcext:value-type="string">
            <text:p>'00:11:37'</text:p>
          </table:table-cell>
          <table:table-cell office:value-type="float" office:value="0.0598955154418945" calcext:value-type="float">
            <text:p>0.0598955154</text:p>
          </table:table-cell>
          <table:table-cell office:value-type="float" office:value="-1.14361476898193" calcext:value-type="float">
            <text:p>-1.143614769</text:p>
          </table:table-cell>
          <table:table-cell office:value-type="float" office:value="0.0141318391847051" calcext:value-type="float">
            <text:p>0.0141318392</text:p>
          </table:table-cell>
          <table:table-cell/>
          <table:table-cell office:value-type="float" office:value="697" calcext:value-type="float">
            <text:p>697</text:p>
          </table:table-cell>
          <table:table-cell office:value-type="float" office:value="0.0598955154418945" calcext:value-type="float">
            <text:p>0.0598955154</text:p>
          </table:table-cell>
          <table:table-cell office:value-type="float" office:value="-1.14361476898193" calcext:value-type="float">
            <text:p>-1.143614769</text:p>
          </table:table-cell>
          <table:table-cell office:value-type="float" office:value="0.0141318391847051" calcext:value-type="float">
            <text:p>0.0141318392</text:p>
          </table:table-cell>
        </table:table-row>
        <table:table-row table:style-name="ro1">
          <table:table-cell office:value-type="float" office:value="3.85547" calcext:value-type="float">
            <text:p>3.85547</text:p>
          </table:table-cell>
          <table:table-cell office:value-type="float" office:value="11.855" calcext:value-type="float">
            <text:p>11.855</text:p>
          </table:table-cell>
          <table:table-cell/>
          <table:table-cell office:value-type="string" calcext:value-type="string">
            <text:p>'00:11:40'</text:p>
          </table:table-cell>
          <table:table-cell office:value-type="float" office:value="-0.0835781097412109" calcext:value-type="float">
            <text:p>-0.0835781097</text:p>
          </table:table-cell>
          <table:table-cell office:value-type="float" office:value="-1.26558494567871" calcext:value-type="float">
            <text:p>-1.2655849457</text:p>
          </table:table-cell>
          <table:table-cell office:value-type="float" office:value="0.00975730502331472" calcext:value-type="float">
            <text:p>0.00975730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-0.0835781097412109" calcext:value-type="float">
            <text:p>-0.0835781097</text:p>
          </table:table-cell>
          <table:table-cell office:value-type="float" office:value="-1.26558494567871" calcext:value-type="float">
            <text:p>-1.2655849457</text:p>
          </table:table-cell>
          <table:table-cell office:value-type="float" office:value="0.00975730502331472" calcext:value-type="float">
            <text:p>0.009757305</text:p>
          </table:table-cell>
        </table:table-row>
        <table:table-row table:style-name="ro1">
          <table:table-cell office:value-type="float" office:value="4.85809" calcext:value-type="float">
            <text:p>4.85809</text:p>
          </table:table-cell>
          <table:table-cell office:value-type="float" office:value="11.68" calcext:value-type="float">
            <text:p>11.68</text:p>
          </table:table-cell>
          <table:table-cell/>
          <table:table-cell office:value-type="string" calcext:value-type="string">
            <text:p>'00:11:48'</text:p>
          </table:table-cell>
          <table:table-cell office:value-type="float" office:value="-0.144859313964844" calcext:value-type="float">
            <text:p>-0.144859314</text:p>
          </table:table-cell>
          <table:table-cell office:value-type="float" office:value="-1.28805637359619" calcext:value-type="float">
            <text:p>-1.2880563736</text:p>
          </table:table-cell>
          <table:table-cell office:value-type="float" office:value="0.00825385181049429" calcext:value-type="float">
            <text:p>0.0082538518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float" office:value="-0.144859313964844" calcext:value-type="float">
            <text:p>-0.144859314</text:p>
          </table:table-cell>
          <table:table-cell office:value-type="float" office:value="-1.28805637359619" calcext:value-type="float">
            <text:p>-1.2880563736</text:p>
          </table:table-cell>
          <table:table-cell office:value-type="float" office:value="0.00825385181049429" calcext:value-type="float">
            <text:p>0.0082538518</text:p>
          </table:table-cell>
        </table:table-row>
        <table:table-row table:style-name="ro1">
          <table:table-cell office:value-type="float" office:value="5.85623" calcext:value-type="float">
            <text:p>5.85623</text:p>
          </table:table-cell>
          <table:table-cell office:value-type="float" office:value="12.085" calcext:value-type="float">
            <text:p>12.085</text:p>
          </table:table-cell>
          <table:table-cell/>
          <table:table-cell office:value-type="string" calcext:value-type="string">
            <text:p>'00:12:30'</text:p>
          </table:table-cell>
          <table:table-cell office:value-type="float" office:value="0.188657760620117" calcext:value-type="float">
            <text:p>0.1886577606</text:p>
          </table:table-cell>
          <table:table-cell office:value-type="float" office:value="-0.965829849243164" calcext:value-type="float">
            <text:p>-0.9658298492</text:p>
          </table:table-cell>
          <table:table-cell office:value-type="float" office:value="0.0204779084751717" calcext:value-type="float">
            <text:p>0.0204779085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0.188657760620117" calcext:value-type="float">
            <text:p>0.1886577606</text:p>
          </table:table-cell>
          <table:table-cell office:value-type="float" office:value="-0.965829849243164" calcext:value-type="float">
            <text:p>-0.9658298492</text:p>
          </table:table-cell>
          <table:table-cell office:value-type="float" office:value="0.0204779084751717" calcext:value-type="float">
            <text:p>0.0204779085</text:p>
          </table:table-cell>
        </table:table-row>
        <table:table-row table:style-name="ro1">
          <table:table-cell office:value-type="float" office:value="6.85574" calcext:value-type="float">
            <text:p>6.85574</text:p>
          </table:table-cell>
          <table:table-cell office:value-type="float" office:value="11.91" calcext:value-type="float">
            <text:p>11.91</text:p>
          </table:table-cell>
          <table:table-cell/>
          <table:table-cell office:value-type="string" calcext:value-type="string">
            <text:p>'00:13:13'</text:p>
          </table:table-cell>
          <table:table-cell office:value-type="float" office:value="0.793412208557129" calcext:value-type="float">
            <text:p>0.7934122086</text:p>
          </table:table-cell>
          <table:table-cell office:value-type="float" office:value="-0.860660552978516" calcext:value-type="float">
            <text:p>-0.860660553</text:p>
          </table:table-cell>
          <table:table-cell office:value-type="float" office:value="0.0362731732642483" calcext:value-type="float">
            <text:p>0.0362731733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float" office:value="0.793412208557129" calcext:value-type="float">
            <text:p>0.7934122086</text:p>
          </table:table-cell>
          <table:table-cell office:value-type="float" office:value="-0.860660552978516" calcext:value-type="float">
            <text:p>-0.860660553</text:p>
          </table:table-cell>
          <table:table-cell office:value-type="float" office:value="0.0362731732642483" calcext:value-type="float">
            <text:p>0.0362731733</text:p>
          </table:table-cell>
        </table:table-row>
        <table:table-row table:style-name="ro1">
          <table:table-cell office:value-type="float" office:value="7.85776" calcext:value-type="float">
            <text:p>7.85776</text:p>
          </table:table-cell>
          <table:table-cell office:value-type="float" office:value="12.0525" calcext:value-type="float">
            <text:p>12.0525</text:p>
          </table:table-cell>
          <table:table-cell/>
          <table:table-cell office:value-type="string" calcext:value-type="string">
            <text:p>'00:13:18'</text:p>
          </table:table-cell>
          <table:table-cell office:value-type="float" office:value="0.867177963256836" calcext:value-type="float">
            <text:p>0.8671779633</text:p>
          </table:table-cell>
          <table:table-cell office:value-type="float" office:value="-0.797002792358398" calcext:value-type="float">
            <text:p>-0.7970027924</text:p>
          </table:table-cell>
          <table:table-cell office:value-type="float" office:value="0.0385851752607587" calcext:value-type="float">
            <text:p>0.0385851753</text:p>
          </table:table-cell>
          <table:table-cell/>
          <table:table-cell office:value-type="float" office:value="798" calcext:value-type="float">
            <text:p>798</text:p>
          </table:table-cell>
          <table:table-cell office:value-type="float" office:value="0.867177963256836" calcext:value-type="float">
            <text:p>0.8671779633</text:p>
          </table:table-cell>
          <table:table-cell office:value-type="float" office:value="-0.797002792358398" calcext:value-type="float">
            <text:p>-0.7970027924</text:p>
          </table:table-cell>
          <table:table-cell office:value-type="float" office:value="0.0385851752607587" calcext:value-type="float">
            <text:p>0.0385851753</text:p>
          </table:table-cell>
        </table:table-row>
        <table:table-row table:style-name="ro1">
          <table:table-cell office:value-type="float" office:value="8.88949" calcext:value-type="float">
            <text:p>8.88949</text:p>
          </table:table-cell>
          <table:table-cell office:value-type="float" office:value="12.31" calcext:value-type="float">
            <text:p>12.31</text:p>
          </table:table-cell>
          <table:table-cell/>
          <table:table-cell office:value-type="string" calcext:value-type="string">
            <text:p>'00:20:38'</text:p>
          </table:table-cell>
          <table:table-cell office:value-type="float" office:value="1.24366855621338" calcext:value-type="float">
            <text:p>1.2436685562</text:p>
          </table:table-cell>
          <table:table-cell office:value-type="float" office:value="-0.742893218994141" calcext:value-type="float">
            <text:p>-0.742893219</text:p>
          </table:table-cell>
          <table:table-cell office:value-type="float" office:value="0.0438353820013801" calcext:value-type="float">
            <text:p>0.043835382</text:p>
          </table:table-cell>
          <table:table-cell/>
          <table:table-cell office:value-type="float" office:value="1238" calcext:value-type="float">
            <text:p>1238</text:p>
          </table:table-cell>
          <table:table-cell office:value-type="float" office:value="1.24366855621338" calcext:value-type="float">
            <text:p>1.2436685562</text:p>
          </table:table-cell>
          <table:table-cell office:value-type="float" office:value="-0.742893218994141" calcext:value-type="float">
            <text:p>-0.742893219</text:p>
          </table:table-cell>
          <table:table-cell office:value-type="float" office:value="0.0438353820013801" calcext:value-type="float">
            <text:p>0.043835382</text:p>
          </table:table-cell>
        </table:table-row>
        <table:table-row table:style-name="ro1">
          <table:table-cell office:value-type="float" office:value="9.89205" calcext:value-type="float">
            <text:p>9.89205</text:p>
          </table:table-cell>
          <table:table-cell office:value-type="float" office:value="13.1275" calcext:value-type="float">
            <text:p>13.1275</text:p>
          </table:table-cell>
          <table:table-cell table:number-columns-repeated="10"/>
        </table:table-row>
        <table:table-row table:style-name="ro1">
          <table:table-cell office:value-type="float" office:value="10.8898" calcext:value-type="float">
            <text:p>10.8898</text:p>
          </table:table-cell>
          <table:table-cell office:value-type="float" office:value="13.4925" calcext:value-type="float">
            <text:p>13.4925</text:p>
          </table:table-cell>
          <table:table-cell table:number-columns-repeated="10"/>
        </table:table-row>
        <table:table-row table:style-name="ro1">
          <table:table-cell office:value-type="float" office:value="11.9039" calcext:value-type="float">
            <text:p>11.9039</text:p>
          </table:table-cell>
          <table:table-cell office:value-type="float" office:value="13.9625" calcext:value-type="float">
            <text:p>13.9625</text:p>
          </table:table-cell>
          <table:table-cell table:number-columns-repeated="10"/>
        </table:table-row>
        <table:table-row table:style-name="ro1">
          <table:table-cell office:value-type="float" office:value="12.8942" calcext:value-type="float">
            <text:p>12.8942</text:p>
          </table:table-cell>
          <table:table-cell office:value-type="float" office:value="14.3" calcext:value-type="float">
            <text:p>14.3</text:p>
          </table:table-cell>
          <table:table-cell table:number-columns-repeated="10"/>
        </table:table-row>
        <table:table-row table:style-name="ro1">
          <table:table-cell office:value-type="float" office:value="13.9312" calcext:value-type="float">
            <text:p>13.9312</text:p>
          </table:table-cell>
          <table:table-cell office:value-type="float" office:value="14.7925" calcext:value-type="float">
            <text:p>14.7925</text:p>
          </table:table-cell>
          <table:table-cell table:number-columns-repeated="10"/>
        </table:table-row>
        <table:table-row table:style-name="ro1">
          <table:table-cell office:value-type="float" office:value="14.9425" calcext:value-type="float">
            <text:p>14.9425</text:p>
          </table:table-cell>
          <table:table-cell office:value-type="float" office:value="14.9925" calcext:value-type="float">
            <text:p>14.9925</text:p>
          </table:table-cell>
          <table:table-cell table:number-columns-repeated="10"/>
        </table:table-row>
        <table:table-row table:style-name="ro1">
          <table:table-cell office:value-type="float" office:value="15.9223" calcext:value-type="float">
            <text:p>15.9223</text:p>
          </table:table-cell>
          <table:table-cell office:value-type="float" office:value="15.465" calcext:value-type="float">
            <text:p>15.465</text:p>
          </table:table-cell>
          <table:table-cell table:number-columns-repeated="10"/>
        </table:table-row>
        <table:table-row table:style-name="ro1">
          <table:table-cell office:value-type="float" office:value="16.9735" calcext:value-type="float">
            <text:p>16.9735</text:p>
          </table:table-cell>
          <table:table-cell office:value-type="float" office:value="15.685" calcext:value-type="float">
            <text:p>15.685</text:p>
          </table:table-cell>
          <table:table-cell table:number-columns-repeated="10"/>
        </table:table-row>
        <table:table-row table:style-name="ro1">
          <table:table-cell office:value-type="float" office:value="17.9945" calcext:value-type="float">
            <text:p>17.9945</text:p>
          </table:table-cell>
          <table:table-cell office:value-type="float" office:value="15.98" calcext:value-type="float">
            <text:p>15.98</text:p>
          </table:table-cell>
          <table:table-cell table:number-columns-repeated="10"/>
        </table:table-row>
        <table:table-row table:style-name="ro1">
          <table:table-cell office:value-type="float" office:value="19.0123" calcext:value-type="float">
            <text:p>19.0123</text:p>
          </table:table-cell>
          <table:table-cell office:value-type="float" office:value="16.73" calcext:value-type="float">
            <text:p>16.73</text:p>
          </table:table-cell>
          <table:table-cell table:number-columns-repeated="10"/>
        </table:table-row>
        <table:table-row table:style-name="ro1">
          <table:table-cell office:value-type="float" office:value="20.0545" calcext:value-type="float">
            <text:p>20.0545</text:p>
          </table:table-cell>
          <table:table-cell office:value-type="float" office:value="17.41" calcext:value-type="float">
            <text:p>17.41</text:p>
          </table:table-cell>
          <table:table-cell table:number-columns-repeated="10"/>
        </table:table-row>
        <table:table-row table:style-name="ro1">
          <table:table-cell office:value-type="float" office:value="21.0793" calcext:value-type="float">
            <text:p>21.0793</text:p>
          </table:table-cell>
          <table:table-cell office:value-type="float" office:value="17.7575" calcext:value-type="float">
            <text:p>17.7575</text:p>
          </table:table-cell>
          <table:table-cell table:number-columns-repeated="10"/>
        </table:table-row>
        <table:table-row table:style-name="ro1">
          <table:table-cell office:value-type="float" office:value="22.0822" calcext:value-type="float">
            <text:p>22.0822</text:p>
          </table:table-cell>
          <table:table-cell office:value-type="float" office:value="18.1825" calcext:value-type="float">
            <text:p>18.1825</text:p>
          </table:table-cell>
          <table:table-cell table:number-columns-repeated="10"/>
        </table:table-row>
        <table:table-row table:style-name="ro1">
          <table:table-cell office:value-type="float" office:value="23.0948" calcext:value-type="float">
            <text:p>23.0948</text:p>
          </table:table-cell>
          <table:table-cell office:value-type="float" office:value="18.5125" calcext:value-type="float">
            <text:p>18.5125</text:p>
          </table:table-cell>
          <table:table-cell table:number-columns-repeated="10"/>
        </table:table-row>
        <table:table-row table:style-name="ro1">
          <table:table-cell office:value-type="float" office:value="24.0972" calcext:value-type="float">
            <text:p>24.0972</text:p>
          </table:table-cell>
          <table:table-cell office:value-type="float" office:value="18.95" calcext:value-type="float">
            <text:p>18.95</text:p>
          </table:table-cell>
          <table:table-cell table:number-columns-repeated="10"/>
        </table:table-row>
        <table:table-row table:style-name="ro1">
          <table:table-cell office:value-type="float" office:value="25.1215" calcext:value-type="float">
            <text:p>25.1215</text:p>
          </table:table-cell>
          <table:table-cell office:value-type="float" office:value="19.175" calcext:value-type="float">
            <text:p>19.175</text:p>
          </table:table-cell>
          <table:table-cell table:number-columns-repeated="10"/>
        </table:table-row>
        <table:table-row table:style-name="ro1">
          <table:table-cell office:value-type="float" office:value="26.1372" calcext:value-type="float">
            <text:p>26.1372</text:p>
          </table:table-cell>
          <table:table-cell office:value-type="float" office:value="19.4775" calcext:value-type="float">
            <text:p>19.4775</text:p>
          </table:table-cell>
          <table:table-cell table:number-columns-repeated="10"/>
        </table:table-row>
        <table:table-row table:style-name="ro1">
          <table:table-cell office:value-type="float" office:value="27.1572" calcext:value-type="float">
            <text:p>27.1572</text:p>
          </table:table-cell>
          <table:table-cell office:value-type="float" office:value="19.6675" calcext:value-type="float">
            <text:p>19.6675</text:p>
          </table:table-cell>
          <table:table-cell table:number-columns-repeated="10"/>
        </table:table-row>
        <table:table-row table:style-name="ro1">
          <table:table-cell office:value-type="float" office:value="28.1632" calcext:value-type="float">
            <text:p>28.1632</text:p>
          </table:table-cell>
          <table:table-cell office:value-type="float" office:value="20.1775" calcext:value-type="float">
            <text:p>20.1775</text:p>
          </table:table-cell>
          <table:table-cell table:number-columns-repeated="10"/>
        </table:table-row>
        <table:table-row table:style-name="ro1">
          <table:table-cell office:value-type="float" office:value="29.1667" calcext:value-type="float">
            <text:p>29.1667</text:p>
          </table:table-cell>
          <table:table-cell office:value-type="float" office:value="20.4225" calcext:value-type="float">
            <text:p>20.4225</text:p>
          </table:table-cell>
          <table:table-cell table:number-columns-repeated="10"/>
        </table:table-row>
        <table:table-row table:style-name="ro1">
          <table:table-cell office:value-type="float" office:value="30.1966" calcext:value-type="float">
            <text:p>30.1966</text:p>
          </table:table-cell>
          <table:table-cell office:value-type="float" office:value="20.8775" calcext:value-type="float">
            <text:p>20.8775</text:p>
          </table:table-cell>
          <table:table-cell table:number-columns-repeated="10"/>
        </table:table-row>
        <table:table-row table:style-name="ro1">
          <table:table-cell office:value-type="float" office:value="31.1945" calcext:value-type="float">
            <text:p>31.1945</text:p>
          </table:table-cell>
          <table:table-cell office:value-type="float" office:value="21.3925" calcext:value-type="float">
            <text:p>21.3925</text:p>
          </table:table-cell>
          <table:table-cell table:number-columns-repeated="10"/>
        </table:table-row>
        <table:table-row table:style-name="ro1">
          <table:table-cell office:value-type="float" office:value="32.2123" calcext:value-type="float">
            <text:p>32.2123</text:p>
          </table:table-cell>
          <table:table-cell office:value-type="float" office:value="21.8225" calcext:value-type="float">
            <text:p>21.8225</text:p>
          </table:table-cell>
          <table:table-cell table:number-columns-repeated="10"/>
        </table:table-row>
        <table:table-row table:style-name="ro1">
          <table:table-cell office:value-type="float" office:value="33.2745" calcext:value-type="float">
            <text:p>33.2745</text:p>
          </table:table-cell>
          <table:table-cell office:value-type="float" office:value="22.63" calcext:value-type="float">
            <text:p>22.63</text:p>
          </table:table-cell>
          <table:table-cell table:number-columns-repeated="10"/>
        </table:table-row>
        <table:table-row table:style-name="ro1">
          <table:table-cell office:value-type="float" office:value="34.2671" calcext:value-type="float">
            <text:p>34.2671</text:p>
          </table:table-cell>
          <table:table-cell office:value-type="float" office:value="22.945" calcext:value-type="float">
            <text:p>22.945</text:p>
          </table:table-cell>
          <table:table-cell table:number-columns-repeated="10"/>
        </table:table-row>
        <table:table-row table:style-name="ro1">
          <table:table-cell office:value-type="float" office:value="35.3113" calcext:value-type="float">
            <text:p>35.3113</text:p>
          </table:table-cell>
          <table:table-cell office:value-type="float" office:value="23.3175" calcext:value-type="float">
            <text:p>23.3175</text:p>
          </table:table-cell>
          <table:table-cell table:number-columns-repeated="10"/>
        </table:table-row>
        <table:table-row table:style-name="ro1">
          <table:table-cell office:value-type="float" office:value="36.343" calcext:value-type="float">
            <text:p>36.343</text:p>
          </table:table-cell>
          <table:table-cell office:value-type="float" office:value="24.105" calcext:value-type="float">
            <text:p>24.105</text:p>
          </table:table-cell>
          <table:table-cell table:number-columns-repeated="10"/>
        </table:table-row>
        <table:table-row table:style-name="ro1">
          <table:table-cell office:value-type="float" office:value="37.3178" calcext:value-type="float">
            <text:p>37.3178</text:p>
          </table:table-cell>
          <table:table-cell office:value-type="float" office:value="24.3525" calcext:value-type="float">
            <text:p>24.3525</text:p>
          </table:table-cell>
          <table:table-cell table:number-columns-repeated="10"/>
        </table:table-row>
        <table:table-row table:style-name="ro1">
          <table:table-cell office:value-type="float" office:value="38.3546" calcext:value-type="float">
            <text:p>38.3546</text:p>
          </table:table-cell>
          <table:table-cell office:value-type="float" office:value="25.4225" calcext:value-type="float">
            <text:p>25.4225</text:p>
          </table:table-cell>
          <table:table-cell table:number-columns-repeated="10"/>
        </table:table-row>
        <table:table-row table:style-name="ro1">
          <table:table-cell office:value-type="float" office:value="39.3711" calcext:value-type="float">
            <text:p>39.3711</text:p>
          </table:table-cell>
          <table:table-cell office:value-type="float" office:value="25.715" calcext:value-type="float">
            <text:p>25.715</text:p>
          </table:table-cell>
          <table:table-cell table:number-columns-repeated="10"/>
        </table:table-row>
        <table:table-row table:style-name="ro1">
          <table:table-cell office:value-type="float" office:value="40.3711" calcext:value-type="float">
            <text:p>40.3711</text:p>
          </table:table-cell>
          <table:table-cell office:value-type="float" office:value="26.0875" calcext:value-type="float">
            <text:p>26.0875</text:p>
          </table:table-cell>
          <table:table-cell table:number-columns-repeated="10"/>
        </table:table-row>
        <table:table-row table:style-name="ro1">
          <table:table-cell office:value-type="float" office:value="41.413" calcext:value-type="float">
            <text:p>41.413</text:p>
          </table:table-cell>
          <table:table-cell office:value-type="float" office:value="26.5125" calcext:value-type="float">
            <text:p>26.5125</text:p>
          </table:table-cell>
          <table:table-cell table:number-columns-repeated="10"/>
        </table:table-row>
        <table:table-row table:style-name="ro1">
          <table:table-cell office:value-type="float" office:value="42.4112" calcext:value-type="float">
            <text:p>42.4112</text:p>
          </table:table-cell>
          <table:table-cell office:value-type="float" office:value="26.65" calcext:value-type="float">
            <text:p>26.65</text:p>
          </table:table-cell>
          <table:table-cell table:number-columns-repeated="10"/>
        </table:table-row>
        <table:table-row table:style-name="ro1">
          <table:table-cell office:value-type="float" office:value="43.4807" calcext:value-type="float">
            <text:p>43.4807</text:p>
          </table:table-cell>
          <table:table-cell office:value-type="float" office:value="26.9825" calcext:value-type="float">
            <text:p>26.9825</text:p>
          </table:table-cell>
          <table:table-cell table:number-columns-repeated="10"/>
        </table:table-row>
        <table:table-row table:style-name="ro1">
          <table:table-cell office:value-type="float" office:value="44.4757" calcext:value-type="float">
            <text:p>44.4757</text:p>
          </table:table-cell>
          <table:table-cell office:value-type="float" office:value="27.2125" calcext:value-type="float">
            <text:p>27.2125</text:p>
          </table:table-cell>
          <table:table-cell table:number-columns-repeated="10"/>
        </table:table-row>
        <table:table-row table:style-name="ro1">
          <table:table-cell office:value-type="float" office:value="45.4783" calcext:value-type="float">
            <text:p>45.4783</text:p>
          </table:table-cell>
          <table:table-cell office:value-type="float" office:value="27.8" calcext:value-type="float">
            <text:p>27.8</text:p>
          </table:table-cell>
          <table:table-cell table:number-columns-repeated="10"/>
        </table:table-row>
        <table:table-row table:style-name="ro1">
          <table:table-cell office:value-type="float" office:value="46.5082" calcext:value-type="float">
            <text:p>46.5082</text:p>
          </table:table-cell>
          <table:table-cell office:value-type="float" office:value="28.4525" calcext:value-type="float">
            <text:p>28.4525</text:p>
          </table:table-cell>
          <table:table-cell table:number-columns-repeated="10"/>
        </table:table-row>
        <table:table-row table:style-name="ro1">
          <table:table-cell office:value-type="float" office:value="47.5061" calcext:value-type="float">
            <text:p>47.5061</text:p>
          </table:table-cell>
          <table:table-cell office:value-type="float" office:value="28.0475" calcext:value-type="float">
            <text:p>28.0475</text:p>
          </table:table-cell>
          <table:table-cell table:number-columns-repeated="10"/>
        </table:table-row>
        <table:table-row table:style-name="ro1">
          <table:table-cell office:value-type="float" office:value="48.5354" calcext:value-type="float">
            <text:p>48.5354</text:p>
          </table:table-cell>
          <table:table-cell office:value-type="float" office:value="37.285" calcext:value-type="float">
            <text:p>37.285</text:p>
          </table:table-cell>
          <table:table-cell table:number-columns-repeated="10"/>
        </table:table-row>
        <table:table-row table:style-name="ro1">
          <table:table-cell office:value-type="float" office:value="49.5711" calcext:value-type="float">
            <text:p>49.5711</text:p>
          </table:table-cell>
          <table:table-cell office:value-type="float" office:value="38.055" calcext:value-type="float">
            <text:p>38.055</text:p>
          </table:table-cell>
          <table:table-cell table:number-columns-repeated="10"/>
        </table:table-row>
        <table:table-row table:style-name="ro1">
          <table:table-cell office:value-type="float" office:value="50.5631" calcext:value-type="float">
            <text:p>50.5631</text:p>
          </table:table-cell>
          <table:table-cell office:value-type="float" office:value="38.6925" calcext:value-type="float">
            <text:p>38.6925</text:p>
          </table:table-cell>
          <table:table-cell table:number-columns-repeated="10"/>
        </table:table-row>
        <table:table-row table:style-name="ro1">
          <table:table-cell office:value-type="float" office:value="51.5637" calcext:value-type="float">
            <text:p>51.5637</text:p>
          </table:table-cell>
          <table:table-cell office:value-type="float" office:value="39.245" calcext:value-type="float">
            <text:p>39.245</text:p>
          </table:table-cell>
          <table:table-cell table:number-columns-repeated="10"/>
        </table:table-row>
        <table:table-row table:style-name="ro1">
          <table:table-cell office:value-type="float" office:value="52.5958" calcext:value-type="float">
            <text:p>52.5958</text:p>
          </table:table-cell>
          <table:table-cell office:value-type="float" office:value="39.58" calcext:value-type="float">
            <text:p>39.58</text:p>
          </table:table-cell>
          <table:table-cell table:number-columns-repeated="10"/>
        </table:table-row>
        <table:table-row table:style-name="ro1">
          <table:table-cell office:value-type="float" office:value="53.6377" calcext:value-type="float">
            <text:p>53.6377</text:p>
          </table:table-cell>
          <table:table-cell office:value-type="float" office:value="40.4025" calcext:value-type="float">
            <text:p>40.4025</text:p>
          </table:table-cell>
          <table:table-cell table:number-columns-repeated="10"/>
        </table:table-row>
        <table:table-row table:style-name="ro1">
          <table:table-cell office:value-type="float" office:value="54.6444" calcext:value-type="float">
            <text:p>54.6444</text:p>
          </table:table-cell>
          <table:table-cell office:value-type="float" office:value="41.2625" calcext:value-type="float">
            <text:p>41.2625</text:p>
          </table:table-cell>
          <table:table-cell table:number-columns-repeated="10"/>
        </table:table-row>
        <table:table-row table:style-name="ro1">
          <table:table-cell office:value-type="float" office:value="55.6663" calcext:value-type="float">
            <text:p>55.6663</text:p>
          </table:table-cell>
          <table:table-cell office:value-type="float" office:value="41.8" calcext:value-type="float">
            <text:p>41.8</text:p>
          </table:table-cell>
          <table:table-cell table:number-columns-repeated="10"/>
        </table:table-row>
        <table:table-row table:style-name="ro1">
          <table:table-cell office:value-type="float" office:value="56.6994" calcext:value-type="float">
            <text:p>56.6994</text:p>
          </table:table-cell>
          <table:table-cell office:value-type="float" office:value="42.14" calcext:value-type="float">
            <text:p>42.14</text:p>
          </table:table-cell>
          <table:table-cell table:number-columns-repeated="10"/>
        </table:table-row>
        <table:table-row table:style-name="ro1">
          <table:table-cell office:value-type="float" office:value="57.7052" calcext:value-type="float">
            <text:p>57.7052</text:p>
          </table:table-cell>
          <table:table-cell office:value-type="float" office:value="42.5775" calcext:value-type="float">
            <text:p>42.5775</text:p>
          </table:table-cell>
          <table:table-cell table:number-columns-repeated="10"/>
        </table:table-row>
        <table:table-row table:style-name="ro1">
          <table:table-cell office:value-type="float" office:value="58.769" calcext:value-type="float">
            <text:p>58.769</text:p>
          </table:table-cell>
          <table:table-cell office:value-type="float" office:value="42.9825" calcext:value-type="float">
            <text:p>42.9825</text:p>
          </table:table-cell>
          <table:table-cell table:number-columns-repeated="10"/>
        </table:table-row>
        <table:table-row table:style-name="ro1">
          <table:table-cell office:value-type="float" office:value="59.7592" calcext:value-type="float">
            <text:p>59.7592</text:p>
          </table:table-cell>
          <table:table-cell office:value-type="float" office:value="43.535" calcext:value-type="float">
            <text:p>43.535</text:p>
          </table:table-cell>
          <table:table-cell table:number-columns-repeated="10"/>
        </table:table-row>
        <table:table-row table:style-name="ro1">
          <table:table-cell office:value-type="float" office:value="60.7685" calcext:value-type="float">
            <text:p>60.7685</text:p>
          </table:table-cell>
          <table:table-cell office:value-type="float" office:value="43.96" calcext:value-type="float">
            <text:p>43.96</text:p>
          </table:table-cell>
          <table:table-cell table:number-columns-repeated="10"/>
        </table:table-row>
        <table:table-row table:style-name="ro1">
          <table:table-cell office:value-type="float" office:value="61.7534" calcext:value-type="float">
            <text:p>61.7534</text:p>
          </table:table-cell>
          <table:table-cell office:value-type="float" office:value="44.3125" calcext:value-type="float">
            <text:p>44.3125</text:p>
          </table:table-cell>
          <table:table-cell table:number-columns-repeated="10"/>
        </table:table-row>
        <table:table-row table:style-name="ro1">
          <table:table-cell office:value-type="float" office:value="62.7985" calcext:value-type="float">
            <text:p>62.7985</text:p>
          </table:table-cell>
          <table:table-cell office:value-type="float" office:value="44.605" calcext:value-type="float">
            <text:p>44.605</text:p>
          </table:table-cell>
          <table:table-cell table:number-columns-repeated="10"/>
        </table:table-row>
        <table:table-row table:style-name="ro1">
          <table:table-cell office:value-type="float" office:value="63.8357" calcext:value-type="float">
            <text:p>63.8357</text:p>
          </table:table-cell>
          <table:table-cell office:value-type="float" office:value="45.18" calcext:value-type="float">
            <text:p>45.18</text:p>
          </table:table-cell>
          <table:table-cell table:number-columns-repeated="10"/>
        </table:table-row>
        <table:table-row table:style-name="ro1">
          <table:table-cell office:value-type="float" office:value="64.9004" calcext:value-type="float">
            <text:p>64.9004</text:p>
          </table:table-cell>
          <table:table-cell office:value-type="float" office:value="46.145" calcext:value-type="float">
            <text:p>46.145</text:p>
          </table:table-cell>
          <table:table-cell table:number-columns-repeated="10"/>
        </table:table-row>
        <table:table-row table:style-name="ro1">
          <table:table-cell office:value-type="float" office:value="65.8998" calcext:value-type="float">
            <text:p>65.8998</text:p>
          </table:table-cell>
          <table:table-cell office:value-type="float" office:value="47.67" calcext:value-type="float">
            <text:p>47.67</text:p>
          </table:table-cell>
          <table:table-cell table:number-columns-repeated="10"/>
        </table:table-row>
        <table:table-row table:style-name="ro1">
          <table:table-cell office:value-type="float" office:value="66.9024" calcext:value-type="float">
            <text:p>66.9024</text:p>
          </table:table-cell>
          <table:table-cell office:value-type="float" office:value="49.57" calcext:value-type="float">
            <text:p>49.57</text:p>
          </table:table-cell>
          <table:table-cell table:number-columns-repeated="10"/>
        </table:table-row>
        <table:table-row table:style-name="ro1">
          <table:table-cell office:value-type="float" office:value="67.9065" calcext:value-type="float">
            <text:p>67.9065</text:p>
          </table:table-cell>
          <table:table-cell office:value-type="float" office:value="53.435" calcext:value-type="float">
            <text:p>53.435</text:p>
          </table:table-cell>
          <table:table-cell table:number-columns-repeated="10"/>
        </table:table-row>
        <table:table-row table:style-name="ro1">
          <table:table-cell office:value-type="float" office:value="68.9511" calcext:value-type="float">
            <text:p>68.9511</text:p>
          </table:table-cell>
          <table:table-cell office:value-type="float" office:value="56.5425" calcext:value-type="float">
            <text:p>56.5425</text:p>
          </table:table-cell>
          <table:table-cell table:number-columns-repeated="10"/>
        </table:table-row>
        <table:table-row table:style-name="ro1">
          <table:table-cell office:value-type="float" office:value="69.9759" calcext:value-type="float">
            <text:p>69.9759</text:p>
          </table:table-cell>
          <table:table-cell office:value-type="float" office:value="57.2275" calcext:value-type="float">
            <text:p>57.2275</text:p>
          </table:table-cell>
          <table:table-cell table:number-columns-repeated="10"/>
        </table:table-row>
        <table:table-row table:style-name="ro1">
          <table:table-cell office:value-type="float" office:value="70.9741" calcext:value-type="float">
            <text:p>70.9741</text:p>
          </table:table-cell>
          <table:table-cell office:value-type="float" office:value="57.4525" calcext:value-type="float">
            <text:p>57.4525</text:p>
          </table:table-cell>
          <table:table-cell table:number-columns-repeated="10"/>
        </table:table-row>
        <table:table-row table:style-name="ro1">
          <table:table-cell office:value-type="float" office:value="72.0102" calcext:value-type="float">
            <text:p>72.0102</text:p>
          </table:table-cell>
          <table:table-cell office:value-type="float" office:value="57.5325" calcext:value-type="float">
            <text:p>57.5325</text:p>
          </table:table-cell>
          <table:table-cell table:number-columns-repeated="10"/>
        </table:table-row>
        <table:table-row table:style-name="ro1">
          <table:table-cell office:value-type="float" office:value="73.0283" calcext:value-type="float">
            <text:p>73.0283</text:p>
          </table:table-cell>
          <table:table-cell office:value-type="float" office:value="57.5025" calcext:value-type="float">
            <text:p>57.5025</text:p>
          </table:table-cell>
          <table:table-cell table:number-columns-repeated="10"/>
        </table:table-row>
        <table:table-row table:style-name="ro1">
          <table:table-cell office:value-type="float" office:value="74.0535" calcext:value-type="float">
            <text:p>74.0535</text:p>
          </table:table-cell>
          <table:table-cell office:value-type="float" office:value="57.665" calcext:value-type="float">
            <text:p>57.665</text:p>
          </table:table-cell>
          <table:table-cell table:number-columns-repeated="10"/>
        </table:table-row>
        <table:table-row table:style-name="ro1">
          <table:table-cell office:value-type="float" office:value="75.049" calcext:value-type="float">
            <text:p>75.049</text:p>
          </table:table-cell>
          <table:table-cell office:value-type="float" office:value="57.7625" calcext:value-type="float">
            <text:p>57.7625</text:p>
          </table:table-cell>
          <table:table-cell table:number-columns-repeated="10"/>
        </table:table-row>
        <table:table-row table:style-name="ro1">
          <table:table-cell office:value-type="float" office:value="76.0479" calcext:value-type="float">
            <text:p>76.0479</text:p>
          </table:table-cell>
          <table:table-cell office:value-type="float" office:value="57.785" calcext:value-type="float">
            <text:p>57.785</text:p>
          </table:table-cell>
          <table:table-cell table:number-columns-repeated="10"/>
        </table:table-row>
        <table:table-row table:style-name="ro1">
          <table:table-cell office:value-type="float" office:value="77.0579" calcext:value-type="float">
            <text:p>77.0579</text:p>
          </table:table-cell>
          <table:table-cell office:value-type="float" office:value="57.8475" calcext:value-type="float">
            <text:p>57.8475</text:p>
          </table:table-cell>
          <table:table-cell table:number-columns-repeated="10"/>
        </table:table-row>
        <table:table-row table:style-name="ro1">
          <table:table-cell office:value-type="float" office:value="78.0531" calcext:value-type="float">
            <text:p>78.0531</text:p>
          </table:table-cell>
          <table:table-cell office:value-type="float" office:value="57.91" calcext:value-type="float">
            <text:p>57.91</text:p>
          </table:table-cell>
          <table:table-cell table:number-columns-repeated="10"/>
        </table:table-row>
        <table:table-row table:style-name="ro1">
          <table:table-cell office:value-type="float" office:value="79.1202" calcext:value-type="float">
            <text:p>79.1202</text:p>
          </table:table-cell>
          <table:table-cell office:value-type="float" office:value="57.9625" calcext:value-type="float">
            <text:p>57.9625</text:p>
          </table:table-cell>
          <table:table-cell table:number-columns-repeated="10"/>
        </table:table-row>
        <table:table-row table:style-name="ro1">
          <table:table-cell office:value-type="float" office:value="80.0832" calcext:value-type="float">
            <text:p>80.0832</text:p>
          </table:table-cell>
          <table:table-cell office:value-type="float" office:value="57.945" calcext:value-type="float">
            <text:p>57.945</text:p>
          </table:table-cell>
          <table:table-cell table:number-columns-repeated="10"/>
        </table:table-row>
        <table:table-row table:style-name="ro1">
          <table:table-cell office:value-type="float" office:value="81.107" calcext:value-type="float">
            <text:p>81.107</text:p>
          </table:table-cell>
          <table:table-cell office:value-type="float" office:value="58.1575" calcext:value-type="float">
            <text:p>58.1575</text:p>
          </table:table-cell>
          <table:table-cell table:number-columns-repeated="10"/>
        </table:table-row>
        <table:table-row table:style-name="ro1">
          <table:table-cell office:value-type="float" office:value="82.1057" calcext:value-type="float">
            <text:p>82.1057</text:p>
          </table:table-cell>
          <table:table-cell office:value-type="float" office:value="58.2575" calcext:value-type="float">
            <text:p>58.2575</text:p>
          </table:table-cell>
          <table:table-cell table:number-columns-repeated="10"/>
        </table:table-row>
        <table:table-row table:style-name="ro1">
          <table:table-cell office:value-type="float" office:value="83.1084" calcext:value-type="float">
            <text:p>83.1084</text:p>
          </table:table-cell>
          <table:table-cell office:value-type="float" office:value="58.235" calcext:value-type="float">
            <text:p>58.235</text:p>
          </table:table-cell>
          <table:table-cell table:number-columns-repeated="10"/>
        </table:table-row>
        <table:table-row table:style-name="ro1">
          <table:table-cell office:value-type="float" office:value="84.1057" calcext:value-type="float">
            <text:p>84.1057</text:p>
          </table:table-cell>
          <table:table-cell office:value-type="float" office:value="58.3225" calcext:value-type="float">
            <text:p>58.3225</text:p>
          </table:table-cell>
          <table:table-cell table:number-columns-repeated="10"/>
        </table:table-row>
        <table:table-row table:style-name="ro1">
          <table:table-cell office:value-type="float" office:value="85.151" calcext:value-type="float">
            <text:p>85.151</text:p>
          </table:table-cell>
          <table:table-cell office:value-type="float" office:value="58.4375" calcext:value-type="float">
            <text:p>58.4375</text:p>
          </table:table-cell>
          <table:table-cell table:number-columns-repeated="10"/>
        </table:table-row>
        <table:table-row table:style-name="ro1">
          <table:table-cell office:value-type="float" office:value="86.1774" calcext:value-type="float">
            <text:p>86.1774</text:p>
          </table:table-cell>
          <table:table-cell office:value-type="float" office:value="58.5075" calcext:value-type="float">
            <text:p>58.5075</text:p>
          </table:table-cell>
          <table:table-cell table:number-columns-repeated="10"/>
        </table:table-row>
        <table:table-row table:style-name="ro1">
          <table:table-cell office:value-type="float" office:value="87.1758" calcext:value-type="float">
            <text:p>87.1758</text:p>
          </table:table-cell>
          <table:table-cell office:value-type="float" office:value="58.62" calcext:value-type="float">
            <text:p>58.62</text:p>
          </table:table-cell>
          <table:table-cell table:number-columns-repeated="10"/>
        </table:table-row>
        <table:table-row table:style-name="ro1">
          <table:table-cell office:value-type="float" office:value="88.1733" calcext:value-type="float">
            <text:p>88.1733</text:p>
          </table:table-cell>
          <table:table-cell office:value-type="float" office:value="58.7525" calcext:value-type="float">
            <text:p>58.7525</text:p>
          </table:table-cell>
          <table:table-cell table:number-columns-repeated="10"/>
        </table:table-row>
        <table:table-row table:style-name="ro1">
          <table:table-cell office:value-type="float" office:value="89.1803" calcext:value-type="float">
            <text:p>89.1803</text:p>
          </table:table-cell>
          <table:table-cell office:value-type="float" office:value="58.87" calcext:value-type="float">
            <text:p>58.87</text:p>
          </table:table-cell>
          <table:table-cell table:number-columns-repeated="10"/>
        </table:table-row>
        <table:table-row table:style-name="ro1">
          <table:table-cell office:value-type="float" office:value="90.172" calcext:value-type="float">
            <text:p>90.172</text:p>
          </table:table-cell>
          <table:table-cell office:value-type="float" office:value="58.935" calcext:value-type="float">
            <text:p>58.935</text:p>
          </table:table-cell>
          <table:table-cell table:number-columns-repeated="10"/>
        </table:table-row>
        <table:table-row table:style-name="ro1">
          <table:table-cell office:value-type="float" office:value="91.1897" calcext:value-type="float">
            <text:p>91.1897</text:p>
          </table:table-cell>
          <table:table-cell office:value-type="float" office:value="58.9725" calcext:value-type="float">
            <text:p>58.9725</text:p>
          </table:table-cell>
          <table:table-cell table:number-columns-repeated="10"/>
        </table:table-row>
        <table:table-row table:style-name="ro1">
          <table:table-cell office:value-type="float" office:value="92.247" calcext:value-type="float">
            <text:p>92.247</text:p>
          </table:table-cell>
          <table:table-cell office:value-type="float" office:value="59.0675" calcext:value-type="float">
            <text:p>59.0675</text:p>
          </table:table-cell>
          <table:table-cell table:number-columns-repeated="10"/>
        </table:table-row>
        <table:table-row table:style-name="ro1">
          <table:table-cell office:value-type="float" office:value="93.2608" calcext:value-type="float">
            <text:p>93.2608</text:p>
          </table:table-cell>
          <table:table-cell office:value-type="float" office:value="59.19" calcext:value-type="float">
            <text:p>59.19</text:p>
          </table:table-cell>
          <table:table-cell table:number-columns-repeated="10"/>
        </table:table-row>
        <table:table-row table:style-name="ro1">
          <table:table-cell office:value-type="float" office:value="94.2824" calcext:value-type="float">
            <text:p>94.2824</text:p>
          </table:table-cell>
          <table:table-cell office:value-type="float" office:value="59.25" calcext:value-type="float">
            <text:p>59.25</text:p>
          </table:table-cell>
          <table:table-cell table:number-columns-repeated="10"/>
        </table:table-row>
        <table:table-row table:style-name="ro1">
          <table:table-cell office:value-type="float" office:value="95.2973" calcext:value-type="float">
            <text:p>95.2973</text:p>
          </table:table-cell>
          <table:table-cell office:value-type="float" office:value="59.265" calcext:value-type="float">
            <text:p>59.265</text:p>
          </table:table-cell>
          <table:table-cell table:number-columns-repeated="10"/>
        </table:table-row>
        <table:table-row table:style-name="ro1">
          <table:table-cell office:value-type="float" office:value="96.2801" calcext:value-type="float">
            <text:p>96.2801</text:p>
          </table:table-cell>
          <table:table-cell office:value-type="float" office:value="59.3525" calcext:value-type="float">
            <text:p>59.3525</text:p>
          </table:table-cell>
          <table:table-cell table:number-columns-repeated="10"/>
        </table:table-row>
        <table:table-row table:style-name="ro1">
          <table:table-cell office:value-type="float" office:value="97.2948" calcext:value-type="float">
            <text:p>97.2948</text:p>
          </table:table-cell>
          <table:table-cell office:value-type="float" office:value="59.5175" calcext:value-type="float">
            <text:p>59.5175</text:p>
          </table:table-cell>
          <table:table-cell table:number-columns-repeated="10"/>
        </table:table-row>
        <table:table-row table:style-name="ro1">
          <table:table-cell office:value-type="float" office:value="98.2999" calcext:value-type="float">
            <text:p>98.2999</text:p>
          </table:table-cell>
          <table:table-cell office:value-type="float" office:value="59.6775" calcext:value-type="float">
            <text:p>59.6775</text:p>
          </table:table-cell>
          <table:table-cell table:number-columns-repeated="10"/>
        </table:table-row>
        <table:table-row table:style-name="ro1">
          <table:table-cell office:value-type="float" office:value="99.3002" calcext:value-type="float">
            <text:p>99.3002</text:p>
          </table:table-cell>
          <table:table-cell office:value-type="float" office:value="59.6" calcext:value-type="float">
            <text:p>59.6</text:p>
          </table:table-cell>
          <table:table-cell table:number-columns-repeated="10"/>
        </table:table-row>
        <table:table-row table:style-name="ro1">
          <table:table-cell office:value-type="float" office:value="100.333" calcext:value-type="float">
            <text:p>100.333</text:p>
          </table:table-cell>
          <table:table-cell office:value-type="float" office:value="59.6625" calcext:value-type="float">
            <text:p>59.6625</text:p>
          </table:table-cell>
          <table:table-cell table:number-columns-repeated="10"/>
        </table:table-row>
        <table:table-row table:style-name="ro1">
          <table:table-cell office:value-type="float" office:value="101.345" calcext:value-type="float">
            <text:p>101.345</text:p>
          </table:table-cell>
          <table:table-cell office:value-type="float" office:value="59.685" calcext:value-type="float">
            <text:p>59.685</text:p>
          </table:table-cell>
          <table:table-cell table:number-columns-repeated="10"/>
        </table:table-row>
        <table:table-row table:style-name="ro1">
          <table:table-cell office:value-type="float" office:value="102.354" calcext:value-type="float">
            <text:p>102.354</text:p>
          </table:table-cell>
          <table:table-cell office:value-type="float" office:value="60.145" calcext:value-type="float">
            <text:p>60.145</text:p>
          </table:table-cell>
          <table:table-cell table:number-columns-repeated="10"/>
        </table:table-row>
        <table:table-row table:style-name="ro1">
          <table:table-cell office:value-type="float" office:value="103.366" calcext:value-type="float">
            <text:p>103.366</text:p>
          </table:table-cell>
          <table:table-cell office:value-type="float" office:value="59.885" calcext:value-type="float">
            <text:p>59.885</text:p>
          </table:table-cell>
          <table:table-cell table:number-columns-repeated="10"/>
        </table:table-row>
        <table:table-row table:style-name="ro1">
          <table:table-cell office:value-type="float" office:value="104.411" calcext:value-type="float">
            <text:p>104.411</text:p>
          </table:table-cell>
          <table:table-cell office:value-type="float" office:value="60.1075" calcext:value-type="float">
            <text:p>60.1075</text:p>
          </table:table-cell>
          <table:table-cell table:number-columns-repeated="10"/>
        </table:table-row>
        <table:table-row table:style-name="ro1">
          <table:table-cell office:value-type="float" office:value="105.411" calcext:value-type="float">
            <text:p>105.411</text:p>
          </table:table-cell>
          <table:table-cell office:value-type="float" office:value="60.545" calcext:value-type="float">
            <text:p>60.545</text:p>
          </table:table-cell>
          <table:table-cell table:number-columns-repeated="10"/>
        </table:table-row>
        <table:table-row table:style-name="ro1">
          <table:table-cell office:value-type="float" office:value="106.406" calcext:value-type="float">
            <text:p>106.406</text:p>
          </table:table-cell>
          <table:table-cell office:value-type="float" office:value="60.7075" calcext:value-type="float">
            <text:p>60.7075</text:p>
          </table:table-cell>
          <table:table-cell table:number-columns-repeated="10"/>
        </table:table-row>
        <table:table-row table:style-name="ro1">
          <table:table-cell office:value-type="float" office:value="107.419" calcext:value-type="float">
            <text:p>107.419</text:p>
          </table:table-cell>
          <table:table-cell office:value-type="float" office:value="60.705" calcext:value-type="float">
            <text:p>60.705</text:p>
          </table:table-cell>
          <table:table-cell table:number-columns-repeated="10"/>
        </table:table-row>
        <table:table-row table:style-name="ro1">
          <table:table-cell office:value-type="float" office:value="108.449" calcext:value-type="float">
            <text:p>108.449</text:p>
          </table:table-cell>
          <table:table-cell office:value-type="float" office:value="60.7125" calcext:value-type="float">
            <text:p>60.7125</text:p>
          </table:table-cell>
          <table:table-cell table:number-columns-repeated="10"/>
        </table:table-row>
        <table:table-row table:style-name="ro1">
          <table:table-cell office:value-type="float" office:value="109.459" calcext:value-type="float">
            <text:p>109.459</text:p>
          </table:table-cell>
          <table:table-cell office:value-type="float" office:value="60.71" calcext:value-type="float">
            <text:p>60.71</text:p>
          </table:table-cell>
          <table:table-cell table:number-columns-repeated="10"/>
        </table:table-row>
        <table:table-row table:style-name="ro1">
          <table:table-cell office:value-type="float" office:value="110.449" calcext:value-type="float">
            <text:p>110.449</text:p>
          </table:table-cell>
          <table:table-cell office:value-type="float" office:value="60.71" calcext:value-type="float">
            <text:p>60.71</text:p>
          </table:table-cell>
          <table:table-cell table:number-columns-repeated="10"/>
        </table:table-row>
        <table:table-row table:style-name="ro1">
          <table:table-cell office:value-type="float" office:value="111.484" calcext:value-type="float">
            <text:p>111.484</text:p>
          </table:table-cell>
          <table:table-cell office:value-type="float" office:value="60.71" calcext:value-type="float">
            <text:p>60.71</text:p>
          </table:table-cell>
          <table:table-cell table:number-columns-repeated="10"/>
        </table:table-row>
        <table:table-row table:style-name="ro1">
          <table:table-cell office:value-type="float" office:value="112.484" calcext:value-type="float">
            <text:p>112.484</text:p>
          </table:table-cell>
          <table:table-cell office:value-type="float" office:value="60.7075" calcext:value-type="float">
            <text:p>60.7075</text:p>
          </table:table-cell>
          <table:table-cell table:number-columns-repeated="10"/>
        </table:table-row>
        <table:table-row table:style-name="ro1">
          <table:table-cell office:value-type="float" office:value="113.482" calcext:value-type="float">
            <text:p>113.482</text:p>
          </table:table-cell>
          <table:table-cell office:value-type="float" office:value="60.71" calcext:value-type="float">
            <text:p>60.71</text:p>
          </table:table-cell>
          <table:table-cell table:number-columns-repeated="10"/>
        </table:table-row>
        <table:table-row table:style-name="ro1">
          <table:table-cell office:value-type="float" office:value="114.526" calcext:value-type="float">
            <text:p>114.526</text:p>
          </table:table-cell>
          <table:table-cell office:value-type="float" office:value="60.7025" calcext:value-type="float">
            <text:p>60.7025</text:p>
          </table:table-cell>
          <table:table-cell table:number-columns-repeated="10"/>
        </table:table-row>
        <table:table-row table:style-name="ro1">
          <table:table-cell office:value-type="float" office:value="115.516" calcext:value-type="float">
            <text:p>115.516</text:p>
          </table:table-cell>
          <table:table-cell office:value-type="float" office:value="60.71" calcext:value-type="float">
            <text:p>60.71</text:p>
          </table:table-cell>
          <table:table-cell table:number-columns-repeated="10"/>
        </table:table-row>
        <table:table-row table:style-name="ro1">
          <table:table-cell office:value-type="float" office:value="116.516" calcext:value-type="float">
            <text:p>116.516</text:p>
          </table:table-cell>
          <table:table-cell office:value-type="float" office:value="60.7075" calcext:value-type="float">
            <text:p>60.7075</text:p>
          </table:table-cell>
          <table:table-cell table:number-columns-repeated="10"/>
        </table:table-row>
        <table:table-row table:style-name="ro1">
          <table:table-cell office:value-type="float" office:value="117.524" calcext:value-type="float">
            <text:p>117.524</text:p>
          </table:table-cell>
          <table:table-cell office:value-type="float" office:value="63.545" calcext:value-type="float">
            <text:p>63.545</text:p>
          </table:table-cell>
          <table:table-cell table:number-columns-repeated="10"/>
        </table:table-row>
        <table:table-row table:style-name="ro1">
          <table:table-cell office:value-type="float" office:value="118.527" calcext:value-type="float">
            <text:p>118.527</text:p>
          </table:table-cell>
          <table:table-cell office:value-type="float" office:value="71.7425" calcext:value-type="float">
            <text:p>71.7425</text:p>
          </table:table-cell>
          <table:table-cell table:number-columns-repeated="10"/>
        </table:table-row>
        <table:table-row table:style-name="ro1">
          <table:table-cell office:value-type="float" office:value="119.532" calcext:value-type="float">
            <text:p>119.532</text:p>
          </table:table-cell>
          <table:table-cell office:value-type="float" office:value="72.7325" calcext:value-type="float">
            <text:p>72.7325</text:p>
          </table:table-cell>
          <table:table-cell table:number-columns-repeated="10"/>
        </table:table-row>
        <table:table-row table:style-name="ro1">
          <table:table-cell office:value-type="float" office:value="120.53" calcext:value-type="float">
            <text:p>120.53</text:p>
          </table:table-cell>
          <table:table-cell office:value-type="float" office:value="73.3425" calcext:value-type="float">
            <text:p>73.3425</text:p>
          </table:table-cell>
          <table:table-cell table:number-columns-repeated="10"/>
        </table:table-row>
        <table:table-row table:style-name="ro1">
          <table:table-cell office:value-type="float" office:value="121.523" calcext:value-type="float">
            <text:p>121.523</text:p>
          </table:table-cell>
          <table:table-cell office:value-type="float" office:value="73.6075" calcext:value-type="float">
            <text:p>73.6075</text:p>
          </table:table-cell>
          <table:table-cell table:number-columns-repeated="10"/>
        </table:table-row>
        <table:table-row table:style-name="ro1">
          <table:table-cell office:value-type="float" office:value="122.533" calcext:value-type="float">
            <text:p>122.533</text:p>
          </table:table-cell>
          <table:table-cell office:value-type="float" office:value="74.05" calcext:value-type="float">
            <text:p>74.05</text:p>
          </table:table-cell>
          <table:table-cell table:number-columns-repeated="10"/>
        </table:table-row>
        <table:table-row table:style-name="ro1">
          <table:table-cell office:value-type="float" office:value="123.541" calcext:value-type="float">
            <text:p>123.541</text:p>
          </table:table-cell>
          <table:table-cell office:value-type="float" office:value="74.4" calcext:value-type="float">
            <text:p>74.4</text:p>
          </table:table-cell>
          <table:table-cell table:number-columns-repeated="10"/>
        </table:table-row>
        <table:table-row table:style-name="ro1">
          <table:table-cell office:value-type="float" office:value="124.603" calcext:value-type="float">
            <text:p>124.603</text:p>
          </table:table-cell>
          <table:table-cell office:value-type="float" office:value="75.32" calcext:value-type="float">
            <text:p>75.32</text:p>
          </table:table-cell>
          <table:table-cell table:number-columns-repeated="10"/>
        </table:table-row>
        <table:table-row table:style-name="ro1">
          <table:table-cell office:value-type="float" office:value="125.534" calcext:value-type="float">
            <text:p>125.534</text:p>
          </table:table-cell>
          <table:table-cell office:value-type="float" office:value="75.95" calcext:value-type="float">
            <text:p>75.95</text:p>
          </table:table-cell>
          <table:table-cell table:number-columns-repeated="10"/>
        </table:table-row>
        <table:table-row table:style-name="ro1">
          <table:table-cell office:value-type="float" office:value="126.546" calcext:value-type="float">
            <text:p>126.546</text:p>
          </table:table-cell>
          <table:table-cell office:value-type="float" office:value="76.505" calcext:value-type="float">
            <text:p>76.505</text:p>
          </table:table-cell>
          <table:table-cell table:number-columns-repeated="10"/>
        </table:table-row>
        <table:table-row table:style-name="ro1">
          <table:table-cell office:value-type="float" office:value="127.576" calcext:value-type="float">
            <text:p>127.576</text:p>
          </table:table-cell>
          <table:table-cell office:value-type="float" office:value="76.8625" calcext:value-type="float">
            <text:p>76.8625</text:p>
          </table:table-cell>
          <table:table-cell table:number-columns-repeated="10"/>
        </table:table-row>
        <table:table-row table:style-name="ro1">
          <table:table-cell office:value-type="float" office:value="128.617" calcext:value-type="float">
            <text:p>128.617</text:p>
          </table:table-cell>
          <table:table-cell office:value-type="float" office:value="77.265" calcext:value-type="float">
            <text:p>77.265</text:p>
          </table:table-cell>
          <table:table-cell table:number-columns-repeated="10"/>
        </table:table-row>
        <table:table-row table:style-name="ro1">
          <table:table-cell office:value-type="float" office:value="129.619" calcext:value-type="float">
            <text:p>129.619</text:p>
          </table:table-cell>
          <table:table-cell office:value-type="float" office:value="77.6425" calcext:value-type="float">
            <text:p>77.6425</text:p>
          </table:table-cell>
          <table:table-cell table:number-columns-repeated="10"/>
        </table:table-row>
        <table:table-row table:style-name="ro1">
          <table:table-cell office:value-type="float" office:value="130.616" calcext:value-type="float">
            <text:p>130.616</text:p>
          </table:table-cell>
          <table:table-cell office:value-type="float" office:value="77.835" calcext:value-type="float">
            <text:p>77.835</text:p>
          </table:table-cell>
          <table:table-cell table:number-columns-repeated="10"/>
        </table:table-row>
        <table:table-row table:style-name="ro1">
          <table:table-cell office:value-type="float" office:value="131.674" calcext:value-type="float">
            <text:p>131.674</text:p>
          </table:table-cell>
          <table:table-cell office:value-type="float" office:value="74.5975" calcext:value-type="float">
            <text:p>74.5975</text:p>
          </table:table-cell>
          <table:table-cell table:number-columns-repeated="10"/>
        </table:table-row>
        <table:table-row table:style-name="ro1">
          <table:table-cell office:value-type="float" office:value="132.687" calcext:value-type="float">
            <text:p>132.687</text:p>
          </table:table-cell>
          <table:table-cell office:value-type="float" office:value="74.6075" calcext:value-type="float">
            <text:p>74.6075</text:p>
          </table:table-cell>
          <table:table-cell table:number-columns-repeated="10"/>
        </table:table-row>
        <table:table-row table:style-name="ro1">
          <table:table-cell office:value-type="float" office:value="133.736" calcext:value-type="float">
            <text:p>133.736</text:p>
          </table:table-cell>
          <table:table-cell office:value-type="float" office:value="74.635" calcext:value-type="float">
            <text:p>74.635</text:p>
          </table:table-cell>
          <table:table-cell table:number-columns-repeated="10"/>
        </table:table-row>
        <table:table-row table:style-name="ro1">
          <table:table-cell office:value-type="float" office:value="134.754" calcext:value-type="float">
            <text:p>134.754</text:p>
          </table:table-cell>
          <table:table-cell office:value-type="float" office:value="79.4275" calcext:value-type="float">
            <text:p>79.4275</text:p>
          </table:table-cell>
          <table:table-cell table:number-columns-repeated="10"/>
        </table:table-row>
        <table:table-row table:style-name="ro1">
          <table:table-cell office:value-type="float" office:value="135.75" calcext:value-type="float">
            <text:p>135.75</text:p>
          </table:table-cell>
          <table:table-cell office:value-type="float" office:value="82.5275" calcext:value-type="float">
            <text:p>82.5275</text:p>
          </table:table-cell>
          <table:table-cell table:number-columns-repeated="10"/>
        </table:table-row>
        <table:table-row table:style-name="ro1">
          <table:table-cell office:value-type="float" office:value="136.783" calcext:value-type="float">
            <text:p>136.783</text:p>
          </table:table-cell>
          <table:table-cell office:value-type="float" office:value="80.835" calcext:value-type="float">
            <text:p>80.835</text:p>
          </table:table-cell>
          <table:table-cell table:number-columns-repeated="10"/>
        </table:table-row>
        <table:table-row table:style-name="ro1">
          <table:table-cell office:value-type="float" office:value="137.807" calcext:value-type="float">
            <text:p>137.807</text:p>
          </table:table-cell>
          <table:table-cell office:value-type="float" office:value="80.9975" calcext:value-type="float">
            <text:p>80.9975</text:p>
          </table:table-cell>
          <table:table-cell table:number-columns-repeated="10"/>
        </table:table-row>
        <table:table-row table:style-name="ro1">
          <table:table-cell office:value-type="float" office:value="138.828" calcext:value-type="float">
            <text:p>138.828</text:p>
          </table:table-cell>
          <table:table-cell office:value-type="float" office:value="81.155" calcext:value-type="float">
            <text:p>81.155</text:p>
          </table:table-cell>
          <table:table-cell table:number-columns-repeated="10"/>
        </table:table-row>
        <table:table-row table:style-name="ro1">
          <table:table-cell office:value-type="float" office:value="139.856" calcext:value-type="float">
            <text:p>139.856</text:p>
          </table:table-cell>
          <table:table-cell office:value-type="float" office:value="81.18" calcext:value-type="float">
            <text:p>81.18</text:p>
          </table:table-cell>
          <table:table-cell table:number-columns-repeated="10"/>
        </table:table-row>
        <table:table-row table:style-name="ro1">
          <table:table-cell office:value-type="float" office:value="140.863" calcext:value-type="float">
            <text:p>140.863</text:p>
          </table:table-cell>
          <table:table-cell office:value-type="float" office:value="81.175" calcext:value-type="float">
            <text:p>81.175</text:p>
          </table:table-cell>
          <table:table-cell table:number-columns-repeated="10"/>
        </table:table-row>
        <table:table-row table:style-name="ro1">
          <table:table-cell office:value-type="float" office:value="141.879" calcext:value-type="float">
            <text:p>141.879</text:p>
          </table:table-cell>
          <table:table-cell office:value-type="float" office:value="81.1825" calcext:value-type="float">
            <text:p>81.1825</text:p>
          </table:table-cell>
          <table:table-cell table:number-columns-repeated="10"/>
        </table:table-row>
        <table:table-row table:style-name="ro1">
          <table:table-cell office:value-type="float" office:value="142.896" calcext:value-type="float">
            <text:p>142.896</text:p>
          </table:table-cell>
          <table:table-cell office:value-type="float" office:value="81.2625" calcext:value-type="float">
            <text:p>81.2625</text:p>
          </table:table-cell>
          <table:table-cell table:number-columns-repeated="10"/>
        </table:table-row>
        <table:table-row table:style-name="ro1">
          <table:table-cell office:value-type="float" office:value="143.922" calcext:value-type="float">
            <text:p>143.922</text:p>
          </table:table-cell>
          <table:table-cell office:value-type="float" office:value="81.2525" calcext:value-type="float">
            <text:p>81.2525</text:p>
          </table:table-cell>
          <table:table-cell table:number-columns-repeated="10"/>
        </table:table-row>
        <table:table-row table:style-name="ro1">
          <table:table-cell office:value-type="float" office:value="144.931" calcext:value-type="float">
            <text:p>144.931</text:p>
          </table:table-cell>
          <table:table-cell office:value-type="float" office:value="81.4525" calcext:value-type="float">
            <text:p>81.4525</text:p>
          </table:table-cell>
          <table:table-cell table:number-columns-repeated="10"/>
        </table:table-row>
        <table:table-row table:style-name="ro1">
          <table:table-cell office:value-type="float" office:value="145.965" calcext:value-type="float">
            <text:p>145.965</text:p>
          </table:table-cell>
          <table:table-cell office:value-type="float" office:value="81.3725" calcext:value-type="float">
            <text:p>81.3725</text:p>
          </table:table-cell>
          <table:table-cell table:number-columns-repeated="10"/>
        </table:table-row>
        <table:table-row table:style-name="ro1">
          <table:table-cell office:value-type="float" office:value="146.966" calcext:value-type="float">
            <text:p>146.966</text:p>
          </table:table-cell>
          <table:table-cell office:value-type="float" office:value="81.3725" calcext:value-type="float">
            <text:p>81.3725</text:p>
          </table:table-cell>
          <table:table-cell table:number-columns-repeated="1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1.3675" calcext:value-type="float">
            <text:p>81.3675</text:p>
          </table:table-cell>
          <table:table-cell table:number-columns-repeated="10"/>
        </table:table-row>
        <table:table-row table:style-name="ro1">
          <table:table-cell office:value-type="float" office:value="149.061" calcext:value-type="float">
            <text:p>149.061</text:p>
          </table:table-cell>
          <table:table-cell office:value-type="float" office:value="81.775" calcext:value-type="float">
            <text:p>81.775</text:p>
          </table:table-cell>
          <table:table-cell table:number-columns-repeated="10"/>
        </table:table-row>
        <table:table-row table:style-name="ro1">
          <table:table-cell office:value-type="float" office:value="150.06" calcext:value-type="float">
            <text:p>150.06</text:p>
          </table:table-cell>
          <table:table-cell office:value-type="float" office:value="87.0325" calcext:value-type="float">
            <text:p>87.0325</text:p>
          </table:table-cell>
          <table:table-cell table:number-columns-repeated="10"/>
        </table:table-row>
        <table:table-row table:style-name="ro1">
          <table:table-cell office:value-type="float" office:value="151.062" calcext:value-type="float">
            <text:p>151.062</text:p>
          </table:table-cell>
          <table:table-cell office:value-type="float" office:value="87.3875" calcext:value-type="float">
            <text:p>87.3875</text:p>
          </table:table-cell>
          <table:table-cell table:number-columns-repeated="10"/>
        </table:table-row>
        <table:table-row table:style-name="ro1">
          <table:table-cell office:value-type="float" office:value="152.095" calcext:value-type="float">
            <text:p>152.095</text:p>
          </table:table-cell>
          <table:table-cell office:value-type="float" office:value="87.76" calcext:value-type="float">
            <text:p>87.76</text:p>
          </table:table-cell>
          <table:table-cell table:number-columns-repeated="10"/>
        </table:table-row>
        <table:table-row table:style-name="ro1">
          <table:table-cell office:value-type="float" office:value="153.139" calcext:value-type="float">
            <text:p>153.139</text:p>
          </table:table-cell>
          <table:table-cell office:value-type="float" office:value="87.9425" calcext:value-type="float">
            <text:p>87.9425</text:p>
          </table:table-cell>
          <table:table-cell table:number-columns-repeated="10"/>
        </table:table-row>
        <table:table-row table:style-name="ro1">
          <table:table-cell office:value-type="float" office:value="154.145" calcext:value-type="float">
            <text:p>154.145</text:p>
          </table:table-cell>
          <table:table-cell office:value-type="float" office:value="88.4" calcext:value-type="float">
            <text:p>88.4</text:p>
          </table:table-cell>
          <table:table-cell table:number-columns-repeated="10"/>
        </table:table-row>
        <table:table-row table:style-name="ro1">
          <table:table-cell office:value-type="float" office:value="155.13" calcext:value-type="float">
            <text:p>155.13</text:p>
          </table:table-cell>
          <table:table-cell office:value-type="float" office:value="88.615" calcext:value-type="float">
            <text:p>88.615</text:p>
          </table:table-cell>
          <table:table-cell table:number-columns-repeated="10"/>
        </table:table-row>
        <table:table-row table:style-name="ro1">
          <table:table-cell office:value-type="float" office:value="156.139" calcext:value-type="float">
            <text:p>156.139</text:p>
          </table:table-cell>
          <table:table-cell office:value-type="float" office:value="88.95" calcext:value-type="float">
            <text:p>88.95</text:p>
          </table:table-cell>
          <table:table-cell table:number-columns-repeated="10"/>
        </table:table-row>
        <table:table-row table:style-name="ro1">
          <table:table-cell office:value-type="float" office:value="157.134" calcext:value-type="float">
            <text:p>157.134</text:p>
          </table:table-cell>
          <table:table-cell office:value-type="float" office:value="89.6375" calcext:value-type="float">
            <text:p>89.6375</text:p>
          </table:table-cell>
          <table:table-cell table:number-columns-repeated="10"/>
        </table:table-row>
        <table:table-row table:style-name="ro1">
          <table:table-cell office:value-type="float" office:value="158.138" calcext:value-type="float">
            <text:p>158.138</text:p>
          </table:table-cell>
          <table:table-cell office:value-type="float" office:value="89.755" calcext:value-type="float">
            <text:p>89.755</text:p>
          </table:table-cell>
          <table:table-cell table:number-columns-repeated="10"/>
        </table:table-row>
        <table:table-row table:style-name="ro1">
          <table:table-cell office:value-type="float" office:value="159.176" calcext:value-type="float">
            <text:p>159.176</text:p>
          </table:table-cell>
          <table:table-cell office:value-type="float" office:value="90.3125" calcext:value-type="float">
            <text:p>90.3125</text:p>
          </table:table-cell>
          <table:table-cell table:number-columns-repeated="10"/>
        </table:table-row>
        <table:table-row table:style-name="ro1">
          <table:table-cell office:value-type="float" office:value="160.171" calcext:value-type="float">
            <text:p>160.171</text:p>
          </table:table-cell>
          <table:table-cell office:value-type="float" office:value="90.855" calcext:value-type="float">
            <text:p>90.855</text:p>
          </table:table-cell>
          <table:table-cell table:number-columns-repeated="10"/>
        </table:table-row>
        <table:table-row table:style-name="ro1">
          <table:table-cell office:value-type="float" office:value="161.216" calcext:value-type="float">
            <text:p>161.216</text:p>
          </table:table-cell>
          <table:table-cell office:value-type="float" office:value="91.46" calcext:value-type="float">
            <text:p>91.46</text:p>
          </table:table-cell>
          <table:table-cell table:number-columns-repeated="10"/>
        </table:table-row>
        <table:table-row table:style-name="ro1">
          <table:table-cell office:value-type="float" office:value="162.251" calcext:value-type="float">
            <text:p>162.251</text:p>
          </table:table-cell>
          <table:table-cell office:value-type="float" office:value="91.9575" calcext:value-type="float">
            <text:p>91.9575</text:p>
          </table:table-cell>
          <table:table-cell table:number-columns-repeated="10"/>
        </table:table-row>
        <table:table-row table:style-name="ro1">
          <table:table-cell office:value-type="float" office:value="163.27" calcext:value-type="float">
            <text:p>163.27</text:p>
          </table:table-cell>
          <table:table-cell office:value-type="float" office:value="92.105" calcext:value-type="float">
            <text:p>92.105</text:p>
          </table:table-cell>
          <table:table-cell table:number-columns-repeated="10"/>
        </table:table-row>
        <table:table-row table:style-name="ro1">
          <table:table-cell office:value-type="float" office:value="164.293" calcext:value-type="float">
            <text:p>164.293</text:p>
          </table:table-cell>
          <table:table-cell office:value-type="float" office:value="92.6625" calcext:value-type="float">
            <text:p>92.6625</text:p>
          </table:table-cell>
          <table:table-cell table:number-columns-repeated="10"/>
        </table:table-row>
        <table:table-row table:style-name="ro1">
          <table:table-cell office:value-type="float" office:value="165.384" calcext:value-type="float">
            <text:p>165.384</text:p>
          </table:table-cell>
          <table:table-cell office:value-type="float" office:value="92.7825" calcext:value-type="float">
            <text:p>92.7825</text:p>
          </table:table-cell>
          <table:table-cell table:number-columns-repeated="10"/>
        </table:table-row>
        <table:table-row table:style-name="ro1">
          <table:table-cell office:value-type="float" office:value="166.318" calcext:value-type="float">
            <text:p>166.318</text:p>
          </table:table-cell>
          <table:table-cell office:value-type="float" office:value="93.1225" calcext:value-type="float">
            <text:p>93.1225</text:p>
          </table:table-cell>
          <table:table-cell table:number-columns-repeated="10"/>
        </table:table-row>
        <table:table-row table:style-name="ro1">
          <table:table-cell office:value-type="float" office:value="167.359" calcext:value-type="float">
            <text:p>167.359</text:p>
          </table:table-cell>
          <table:table-cell office:value-type="float" office:value="93.4525" calcext:value-type="float">
            <text:p>93.4525</text:p>
          </table:table-cell>
          <table:table-cell table:number-columns-repeated="10"/>
        </table:table-row>
        <table:table-row table:style-name="ro1">
          <table:table-cell office:value-type="float" office:value="168.362" calcext:value-type="float">
            <text:p>168.362</text:p>
          </table:table-cell>
          <table:table-cell office:value-type="float" office:value="93.6025" calcext:value-type="float">
            <text:p>93.6025</text:p>
          </table:table-cell>
          <table:table-cell table:number-columns-repeated="10"/>
        </table:table-row>
        <table:table-row table:style-name="ro1">
          <table:table-cell office:value-type="float" office:value="169.365" calcext:value-type="float">
            <text:p>169.365</text:p>
          </table:table-cell>
          <table:table-cell office:value-type="float" office:value="93.9075" calcext:value-type="float">
            <text:p>93.9075</text:p>
          </table:table-cell>
          <table:table-cell table:number-columns-repeated="10"/>
        </table:table-row>
        <table:table-row table:style-name="ro1">
          <table:table-cell office:value-type="float" office:value="170.369" calcext:value-type="float">
            <text:p>170.369</text:p>
          </table:table-cell>
          <table:table-cell office:value-type="float" office:value="94.2675" calcext:value-type="float">
            <text:p>94.2675</text:p>
          </table:table-cell>
          <table:table-cell table:number-columns-repeated="10"/>
        </table:table-row>
        <table:table-row table:style-name="ro1">
          <table:table-cell office:value-type="float" office:value="171.369" calcext:value-type="float">
            <text:p>171.369</text:p>
          </table:table-cell>
          <table:table-cell office:value-type="float" office:value="94.5575" calcext:value-type="float">
            <text:p>94.5575</text:p>
          </table:table-cell>
          <table:table-cell table:number-columns-repeated="10"/>
        </table:table-row>
        <table:table-row table:style-name="ro1">
          <table:table-cell office:value-type="float" office:value="172.372" calcext:value-type="float">
            <text:p>172.372</text:p>
          </table:table-cell>
          <table:table-cell office:value-type="float" office:value="94.6925" calcext:value-type="float">
            <text:p>94.6925</text:p>
          </table:table-cell>
          <table:table-cell table:number-columns-repeated="10"/>
        </table:table-row>
        <table:table-row table:style-name="ro1">
          <table:table-cell office:value-type="float" office:value="173.369" calcext:value-type="float">
            <text:p>173.369</text:p>
          </table:table-cell>
          <table:table-cell office:value-type="float" office:value="95.01" calcext:value-type="float">
            <text:p>95.01</text:p>
          </table:table-cell>
          <table:table-cell table:number-columns-repeated="10"/>
        </table:table-row>
        <table:table-row table:style-name="ro1">
          <table:table-cell office:value-type="float" office:value="174.369" calcext:value-type="float">
            <text:p>174.369</text:p>
          </table:table-cell>
          <table:table-cell office:value-type="float" office:value="95.3375" calcext:value-type="float">
            <text:p>95.3375</text:p>
          </table:table-cell>
          <table:table-cell table:number-columns-repeated="10"/>
        </table:table-row>
        <table:table-row table:style-name="ro1">
          <table:table-cell office:value-type="float" office:value="175.365" calcext:value-type="float">
            <text:p>175.365</text:p>
          </table:table-cell>
          <table:table-cell office:value-type="float" office:value="95.84" calcext:value-type="float">
            <text:p>95.84</text:p>
          </table:table-cell>
          <table:table-cell table:number-columns-repeated="10"/>
        </table:table-row>
        <table:table-row table:style-name="ro1">
          <table:table-cell office:value-type="float" office:value="176.343" calcext:value-type="float">
            <text:p>176.343</text:p>
          </table:table-cell>
          <table:table-cell office:value-type="float" office:value="92.54" calcext:value-type="float">
            <text:p>92.54</text:p>
          </table:table-cell>
          <table:table-cell table:number-columns-repeated="10"/>
        </table:table-row>
        <table:table-row table:style-name="ro1">
          <table:table-cell office:value-type="float" office:value="177.355" calcext:value-type="float">
            <text:p>177.355</text:p>
          </table:table-cell>
          <table:table-cell office:value-type="float" office:value="92.5375" calcext:value-type="float">
            <text:p>92.5375</text:p>
          </table:table-cell>
          <table:table-cell table:number-columns-repeated="10"/>
        </table:table-row>
        <table:table-row table:style-name="ro1">
          <table:table-cell office:value-type="float" office:value="178.365" calcext:value-type="float">
            <text:p>178.365</text:p>
          </table:table-cell>
          <table:table-cell office:value-type="float" office:value="92.5375" calcext:value-type="float">
            <text:p>92.5375</text:p>
          </table:table-cell>
          <table:table-cell table:number-columns-repeated="10"/>
        </table:table-row>
        <table:table-row table:style-name="ro1">
          <table:table-cell office:value-type="float" office:value="179.355" calcext:value-type="float">
            <text:p>179.355</text:p>
          </table:table-cell>
          <table:table-cell office:value-type="float" office:value="92.5375" calcext:value-type="float">
            <text:p>92.5375</text:p>
          </table:table-cell>
          <table:table-cell table:number-columns-repeated="10"/>
        </table:table-row>
        <table:table-row table:style-name="ro1">
          <table:table-cell office:value-type="float" office:value="180.359" calcext:value-type="float">
            <text:p>180.359</text:p>
          </table:table-cell>
          <table:table-cell office:value-type="float" office:value="92.5375" calcext:value-type="float">
            <text:p>92.5375</text:p>
          </table:table-cell>
          <table:table-cell table:number-columns-repeated="10"/>
        </table:table-row>
        <table:table-row table:style-name="ro1">
          <table:table-cell office:value-type="float" office:value="181.4" calcext:value-type="float">
            <text:p>181.4</text:p>
          </table:table-cell>
          <table:table-cell office:value-type="float" office:value="92.665" calcext:value-type="float">
            <text:p>92.665</text:p>
          </table:table-cell>
          <table:table-cell table:number-columns-repeated="10"/>
        </table:table-row>
        <table:table-row table:style-name="ro1">
          <table:table-cell office:value-type="float" office:value="182.401" calcext:value-type="float">
            <text:p>182.401</text:p>
          </table:table-cell>
          <table:table-cell office:value-type="float" office:value="95.2025" calcext:value-type="float">
            <text:p>95.2025</text:p>
          </table:table-cell>
          <table:table-cell table:number-columns-repeated="10"/>
        </table:table-row>
        <table:table-row table:style-name="ro1">
          <table:table-cell office:value-type="float" office:value="183.45" calcext:value-type="float">
            <text:p>183.45</text:p>
          </table:table-cell>
          <table:table-cell office:value-type="float" office:value="95.2775" calcext:value-type="float">
            <text:p>95.2775</text:p>
          </table:table-cell>
          <table:table-cell table:number-columns-repeated="10"/>
        </table:table-row>
        <table:table-row table:style-name="ro1">
          <table:table-cell office:value-type="float" office:value="184.48" calcext:value-type="float">
            <text:p>184.48</text:p>
          </table:table-cell>
          <table:table-cell office:value-type="float" office:value="95.3" calcext:value-type="float">
            <text:p>95.3</text:p>
          </table:table-cell>
          <table:table-cell table:number-columns-repeated="10"/>
        </table:table-row>
        <table:table-row table:style-name="ro1">
          <table:table-cell office:value-type="float" office:value="185.484" calcext:value-type="float">
            <text:p>185.484</text:p>
          </table:table-cell>
          <table:table-cell office:value-type="float" office:value="95.31" calcext:value-type="float">
            <text:p>95.31</text:p>
          </table:table-cell>
          <table:table-cell table:number-columns-repeated="10"/>
        </table:table-row>
        <table:table-row table:style-name="ro1">
          <table:table-cell office:value-type="float" office:value="186.487" calcext:value-type="float">
            <text:p>186.487</text:p>
          </table:table-cell>
          <table:table-cell office:value-type="float" office:value="95.3125" calcext:value-type="float">
            <text:p>95.3125</text:p>
          </table:table-cell>
          <table:table-cell table:number-columns-repeated="10"/>
        </table:table-row>
        <table:table-row table:style-name="ro1">
          <table:table-cell office:value-type="float" office:value="187.483" calcext:value-type="float">
            <text:p>187.483</text:p>
          </table:table-cell>
          <table:table-cell office:value-type="float" office:value="95.315" calcext:value-type="float">
            <text:p>95.315</text:p>
          </table:table-cell>
          <table:table-cell table:number-columns-repeated="10"/>
        </table:table-row>
        <table:table-row table:style-name="ro1">
          <table:table-cell office:value-type="float" office:value="188.514" calcext:value-type="float">
            <text:p>188.514</text:p>
          </table:table-cell>
          <table:table-cell office:value-type="float" office:value="95.3175" calcext:value-type="float">
            <text:p>95.3175</text:p>
          </table:table-cell>
          <table:table-cell table:number-columns-repeated="10"/>
        </table:table-row>
        <table:table-row table:style-name="ro1">
          <table:table-cell office:value-type="float" office:value="189.547" calcext:value-type="float">
            <text:p>189.547</text:p>
          </table:table-cell>
          <table:table-cell office:value-type="float" office:value="95.315" calcext:value-type="float">
            <text:p>95.315</text:p>
          </table:table-cell>
          <table:table-cell table:number-columns-repeated="10"/>
        </table:table-row>
        <table:table-row table:style-name="ro1">
          <table:table-cell office:value-type="float" office:value="190.565" calcext:value-type="float">
            <text:p>190.565</text:p>
          </table:table-cell>
          <table:table-cell office:value-type="float" office:value="95.3175" calcext:value-type="float">
            <text:p>95.3175</text:p>
          </table:table-cell>
          <table:table-cell table:number-columns-repeated="10"/>
        </table:table-row>
        <table:table-row table:style-name="ro1">
          <table:table-cell office:value-type="float" office:value="191.575" calcext:value-type="float">
            <text:p>191.575</text:p>
          </table:table-cell>
          <table:table-cell office:value-type="float" office:value="95.32" calcext:value-type="float">
            <text:p>95.32</text:p>
          </table:table-cell>
          <table:table-cell table:number-columns-repeated="10"/>
        </table:table-row>
        <table:table-row table:style-name="ro1">
          <table:table-cell office:value-type="float" office:value="192.57" calcext:value-type="float">
            <text:p>192.57</text:p>
          </table:table-cell>
          <table:table-cell office:value-type="float" office:value="95.315" calcext:value-type="float">
            <text:p>95.315</text:p>
          </table:table-cell>
          <table:table-cell table:number-columns-repeated="10"/>
        </table:table-row>
        <table:table-row table:style-name="ro1">
          <table:table-cell office:value-type="float" office:value="193.591" calcext:value-type="float">
            <text:p>193.591</text:p>
          </table:table-cell>
          <table:table-cell office:value-type="float" office:value="101.433" calcext:value-type="float">
            <text:p>101.433</text:p>
          </table:table-cell>
          <table:table-cell table:number-columns-repeated="10"/>
        </table:table-row>
        <table:table-row table:style-name="ro1">
          <table:table-cell office:value-type="float" office:value="194.592" calcext:value-type="float">
            <text:p>194.592</text:p>
          </table:table-cell>
          <table:table-cell office:value-type="float" office:value="101.905" calcext:value-type="float">
            <text:p>101.905</text:p>
          </table:table-cell>
          <table:table-cell table:number-columns-repeated="10"/>
        </table:table-row>
        <table:table-row table:style-name="ro1">
          <table:table-cell office:value-type="float" office:value="195.647" calcext:value-type="float">
            <text:p>195.647</text:p>
          </table:table-cell>
          <table:table-cell office:value-type="float" office:value="102.255" calcext:value-type="float">
            <text:p>102.255</text:p>
          </table:table-cell>
          <table:table-cell table:number-columns-repeated="10"/>
        </table:table-row>
        <table:table-row table:style-name="ro1">
          <table:table-cell office:value-type="float" office:value="196.645" calcext:value-type="float">
            <text:p>196.645</text:p>
          </table:table-cell>
          <table:table-cell office:value-type="float" office:value="102.657" calcext:value-type="float">
            <text:p>102.657</text:p>
          </table:table-cell>
          <table:table-cell table:number-columns-repeated="10"/>
        </table:table-row>
        <table:table-row table:style-name="ro1">
          <table:table-cell office:value-type="float" office:value="197.662" calcext:value-type="float">
            <text:p>197.662</text:p>
          </table:table-cell>
          <table:table-cell office:value-type="float" office:value="102.815" calcext:value-type="float">
            <text:p>102.815</text:p>
          </table:table-cell>
          <table:table-cell table:number-columns-repeated="10"/>
        </table:table-row>
        <table:table-row table:style-name="ro1">
          <table:table-cell office:value-type="float" office:value="198.654" calcext:value-type="float">
            <text:p>198.654</text:p>
          </table:table-cell>
          <table:table-cell office:value-type="float" office:value="103.165" calcext:value-type="float">
            <text:p>103.165</text:p>
          </table:table-cell>
          <table:table-cell table:number-columns-repeated="10"/>
        </table:table-row>
        <table:table-row table:style-name="ro1">
          <table:table-cell office:value-type="float" office:value="199.675" calcext:value-type="float">
            <text:p>199.675</text:p>
          </table:table-cell>
          <table:table-cell office:value-type="float" office:value="103.573" calcext:value-type="float">
            <text:p>103.573</text:p>
          </table:table-cell>
          <table:table-cell table:number-columns-repeated="10"/>
        </table:table-row>
        <table:table-row table:style-name="ro1">
          <table:table-cell office:value-type="float" office:value="200.671" calcext:value-type="float">
            <text:p>200.671</text:p>
          </table:table-cell>
          <table:table-cell office:value-type="float" office:value="104.12" calcext:value-type="float">
            <text:p>104.12</text:p>
          </table:table-cell>
          <table:table-cell table:number-columns-repeated="10"/>
        </table:table-row>
        <table:table-row table:style-name="ro1">
          <table:table-cell office:value-type="float" office:value="201.702" calcext:value-type="float">
            <text:p>201.702</text:p>
          </table:table-cell>
          <table:table-cell office:value-type="float" office:value="104.653" calcext:value-type="float">
            <text:p>104.653</text:p>
          </table:table-cell>
          <table:table-cell table:number-columns-repeated="10"/>
        </table:table-row>
        <table:table-row table:style-name="ro1">
          <table:table-cell office:value-type="float" office:value="202.687" calcext:value-type="float">
            <text:p>202.687</text:p>
          </table:table-cell>
          <table:table-cell office:value-type="float" office:value="104.99" calcext:value-type="float">
            <text:p>104.99</text:p>
          </table:table-cell>
          <table:table-cell table:number-columns-repeated="10"/>
        </table:table-row>
        <table:table-row table:style-name="ro1">
          <table:table-cell office:value-type="float" office:value="203.703" calcext:value-type="float">
            <text:p>203.703</text:p>
          </table:table-cell>
          <table:table-cell office:value-type="float" office:value="105.83" calcext:value-type="float">
            <text:p>105.83</text:p>
          </table:table-cell>
          <table:table-cell table:number-columns-repeated="10"/>
        </table:table-row>
        <table:table-row table:style-name="ro1">
          <table:table-cell office:value-type="float" office:value="204.744" calcext:value-type="float">
            <text:p>204.744</text:p>
          </table:table-cell>
          <table:table-cell office:value-type="float" office:value="106.37" calcext:value-type="float">
            <text:p>106.37</text:p>
          </table:table-cell>
          <table:table-cell table:number-columns-repeated="10"/>
        </table:table-row>
        <table:table-row table:style-name="ro1">
          <table:table-cell office:value-type="float" office:value="205.742" calcext:value-type="float">
            <text:p>205.742</text:p>
          </table:table-cell>
          <table:table-cell office:value-type="float" office:value="106.785" calcext:value-type="float">
            <text:p>106.785</text:p>
          </table:table-cell>
          <table:table-cell table:number-columns-repeated="10"/>
        </table:table-row>
        <table:table-row table:style-name="ro1">
          <table:table-cell office:value-type="float" office:value="206.736" calcext:value-type="float">
            <text:p>206.736</text:p>
          </table:table-cell>
          <table:table-cell office:value-type="float" office:value="107.1" calcext:value-type="float">
            <text:p>107.1</text:p>
          </table:table-cell>
          <table:table-cell table:number-columns-repeated="10"/>
        </table:table-row>
        <table:table-row table:style-name="ro1">
          <table:table-cell office:value-type="float" office:value="207.773" calcext:value-type="float">
            <text:p>207.773</text:p>
          </table:table-cell>
          <table:table-cell office:value-type="float" office:value="107.6" calcext:value-type="float">
            <text:p>107.6</text:p>
          </table:table-cell>
          <table:table-cell table:number-columns-repeated="10"/>
        </table:table-row>
        <table:table-row table:style-name="ro1">
          <table:table-cell office:value-type="float" office:value="208.773" calcext:value-type="float">
            <text:p>208.773</text:p>
          </table:table-cell>
          <table:table-cell office:value-type="float" office:value="108.168" calcext:value-type="float">
            <text:p>108.168</text:p>
          </table:table-cell>
          <table:table-cell table:number-columns-repeated="10"/>
        </table:table-row>
        <table:table-row table:style-name="ro1">
          <table:table-cell office:value-type="float" office:value="209.81" calcext:value-type="float">
            <text:p>209.81</text:p>
          </table:table-cell>
          <table:table-cell office:value-type="float" office:value="108.317" calcext:value-type="float">
            <text:p>108.317</text:p>
          </table:table-cell>
          <table:table-cell table:number-columns-repeated="10"/>
        </table:table-row>
        <table:table-row table:style-name="ro1">
          <table:table-cell office:value-type="float" office:value="210.811" calcext:value-type="float">
            <text:p>210.811</text:p>
          </table:table-cell>
          <table:table-cell office:value-type="float" office:value="108.985" calcext:value-type="float">
            <text:p>108.985</text:p>
          </table:table-cell>
          <table:table-cell table:number-columns-repeated="10"/>
        </table:table-row>
        <table:table-row table:style-name="ro1">
          <table:table-cell office:value-type="float" office:value="211.811" calcext:value-type="float">
            <text:p>211.811</text:p>
          </table:table-cell>
          <table:table-cell office:value-type="float" office:value="109.178" calcext:value-type="float">
            <text:p>109.178</text:p>
          </table:table-cell>
          <table:table-cell table:number-columns-repeated="10"/>
        </table:table-row>
        <table:table-row table:style-name="ro1">
          <table:table-cell office:value-type="float" office:value="212.812" calcext:value-type="float">
            <text:p>212.812</text:p>
          </table:table-cell>
          <table:table-cell office:value-type="float" office:value="109.618" calcext:value-type="float">
            <text:p>109.618</text:p>
          </table:table-cell>
          <table:table-cell table:number-columns-repeated="10"/>
        </table:table-row>
        <table:table-row table:style-name="ro1">
          <table:table-cell office:value-type="float" office:value="213.793" calcext:value-type="float">
            <text:p>213.793</text:p>
          </table:table-cell>
          <table:table-cell office:value-type="float" office:value="109.905" calcext:value-type="float">
            <text:p>109.905</text:p>
          </table:table-cell>
          <table:table-cell table:number-columns-repeated="10"/>
        </table:table-row>
        <table:table-row table:style-name="ro1">
          <table:table-cell office:value-type="float" office:value="214.852" calcext:value-type="float">
            <text:p>214.852</text:p>
          </table:table-cell>
          <table:table-cell office:value-type="float" office:value="110.715" calcext:value-type="float">
            <text:p>110.715</text:p>
          </table:table-cell>
          <table:table-cell table:number-columns-repeated="10"/>
        </table:table-row>
        <table:table-row table:style-name="ro1">
          <table:table-cell office:value-type="float" office:value="215.831" calcext:value-type="float">
            <text:p>215.831</text:p>
          </table:table-cell>
          <table:table-cell office:value-type="float" office:value="110.957" calcext:value-type="float">
            <text:p>110.957</text:p>
          </table:table-cell>
          <table:table-cell table:number-columns-repeated="10"/>
        </table:table-row>
        <table:table-row table:style-name="ro1">
          <table:table-cell office:value-type="float" office:value="216.879" calcext:value-type="float">
            <text:p>216.879</text:p>
          </table:table-cell>
          <table:table-cell office:value-type="float" office:value="107.855" calcext:value-type="float">
            <text:p>107.855</text:p>
          </table:table-cell>
          <table:table-cell table:number-columns-repeated="10"/>
        </table:table-row>
        <table:table-row table:style-name="ro1">
          <table:table-cell office:value-type="float" office:value="217.878" calcext:value-type="float">
            <text:p>217.878</text:p>
          </table:table-cell>
          <table:table-cell office:value-type="float" office:value="114.153" calcext:value-type="float">
            <text:p>114.153</text:p>
          </table:table-cell>
          <table:table-cell table:number-columns-repeated="10"/>
        </table:table-row>
        <table:table-row table:style-name="ro1">
          <table:table-cell office:value-type="float" office:value="218.878" calcext:value-type="float">
            <text:p>218.878</text:p>
          </table:table-cell>
          <table:table-cell office:value-type="float" office:value="114.35" calcext:value-type="float">
            <text:p>114.35</text:p>
          </table:table-cell>
          <table:table-cell table:number-columns-repeated="10"/>
        </table:table-row>
        <table:table-row table:style-name="ro1">
          <table:table-cell office:value-type="float" office:value="219.914" calcext:value-type="float">
            <text:p>219.914</text:p>
          </table:table-cell>
          <table:table-cell office:value-type="float" office:value="114.645" calcext:value-type="float">
            <text:p>114.645</text:p>
          </table:table-cell>
          <table:table-cell table:number-columns-repeated="10"/>
        </table:table-row>
        <table:table-row table:style-name="ro1">
          <table:table-cell office:value-type="float" office:value="220.917" calcext:value-type="float">
            <text:p>220.917</text:p>
          </table:table-cell>
          <table:table-cell office:value-type="float" office:value="114.963" calcext:value-type="float">
            <text:p>114.963</text:p>
          </table:table-cell>
          <table:table-cell table:number-columns-repeated="10"/>
        </table:table-row>
        <table:table-row table:style-name="ro1">
          <table:table-cell office:value-type="float" office:value="221.918" calcext:value-type="float">
            <text:p>221.918</text:p>
          </table:table-cell>
          <table:table-cell office:value-type="float" office:value="116.22" calcext:value-type="float">
            <text:p>116.22</text:p>
          </table:table-cell>
          <table:table-cell table:number-columns-repeated="10"/>
        </table:table-row>
        <table:table-row table:style-name="ro1">
          <table:table-cell office:value-type="float" office:value="222.923" calcext:value-type="float">
            <text:p>222.923</text:p>
          </table:table-cell>
          <table:table-cell office:value-type="float" office:value="116.433" calcext:value-type="float">
            <text:p>116.433</text:p>
          </table:table-cell>
          <table:table-cell table:number-columns-repeated="10"/>
        </table:table-row>
        <table:table-row table:style-name="ro1">
          <table:table-cell office:value-type="float" office:value="223.919" calcext:value-type="float">
            <text:p>223.919</text:p>
          </table:table-cell>
          <table:table-cell office:value-type="float" office:value="116.698" calcext:value-type="float">
            <text:p>116.698</text:p>
          </table:table-cell>
          <table:table-cell table:number-columns-repeated="10"/>
        </table:table-row>
        <table:table-row table:style-name="ro1">
          <table:table-cell office:value-type="float" office:value="224.924" calcext:value-type="float">
            <text:p>224.924</text:p>
          </table:table-cell>
          <table:table-cell office:value-type="float" office:value="117.01" calcext:value-type="float">
            <text:p>117.01</text:p>
          </table:table-cell>
          <table:table-cell table:number-columns-repeated="10"/>
        </table:table-row>
        <table:table-row table:style-name="ro1">
          <table:table-cell office:value-type="float" office:value="225.919" calcext:value-type="float">
            <text:p>225.919</text:p>
          </table:table-cell>
          <table:table-cell office:value-type="float" office:value="117.085" calcext:value-type="float">
            <text:p>117.085</text:p>
          </table:table-cell>
          <table:table-cell table:number-columns-repeated="10"/>
        </table:table-row>
        <table:table-row table:style-name="ro1">
          <table:table-cell office:value-type="float" office:value="226.919" calcext:value-type="float">
            <text:p>226.919</text:p>
          </table:table-cell>
          <table:table-cell office:value-type="float" office:value="117.23" calcext:value-type="float">
            <text:p>117.23</text:p>
          </table:table-cell>
          <table:table-cell table:number-columns-repeated="10"/>
        </table:table-row>
        <table:table-row table:style-name="ro1">
          <table:table-cell office:value-type="float" office:value="227.96" calcext:value-type="float">
            <text:p>227.96</text:p>
          </table:table-cell>
          <table:table-cell office:value-type="float" office:value="117.328" calcext:value-type="float">
            <text:p>117.328</text:p>
          </table:table-cell>
          <table:table-cell table:number-columns-repeated="10"/>
        </table:table-row>
        <table:table-row table:style-name="ro1">
          <table:table-cell office:value-type="float" office:value="228.954" calcext:value-type="float">
            <text:p>228.954</text:p>
          </table:table-cell>
          <table:table-cell office:value-type="float" office:value="117.493" calcext:value-type="float">
            <text:p>117.493</text:p>
          </table:table-cell>
          <table:table-cell table:number-columns-repeated="10"/>
        </table:table-row>
        <table:table-row table:style-name="ro1">
          <table:table-cell office:value-type="float" office:value="229.985" calcext:value-type="float">
            <text:p>229.985</text:p>
          </table:table-cell>
          <table:table-cell office:value-type="float" office:value="117.558" calcext:value-type="float">
            <text:p>117.558</text:p>
          </table:table-cell>
          <table:table-cell table:number-columns-repeated="10"/>
        </table:table-row>
        <table:table-row table:style-name="ro1">
          <table:table-cell office:value-type="float" office:value="230.993" calcext:value-type="float">
            <text:p>230.993</text:p>
          </table:table-cell>
          <table:table-cell office:value-type="float" office:value="117.805" calcext:value-type="float">
            <text:p>117.805</text:p>
          </table:table-cell>
          <table:table-cell table:number-columns-repeated="10"/>
        </table:table-row>
        <table:table-row table:style-name="ro1">
          <table:table-cell office:value-type="float" office:value="232.058" calcext:value-type="float">
            <text:p>232.058</text:p>
          </table:table-cell>
          <table:table-cell office:value-type="float" office:value="118.025" calcext:value-type="float">
            <text:p>118.025</text:p>
          </table:table-cell>
          <table:table-cell table:number-columns-repeated="10"/>
        </table:table-row>
        <table:table-row table:style-name="ro1">
          <table:table-cell office:value-type="float" office:value="233.073" calcext:value-type="float">
            <text:p>233.073</text:p>
          </table:table-cell>
          <table:table-cell office:value-type="float" office:value="118.085" calcext:value-type="float">
            <text:p>118.085</text:p>
          </table:table-cell>
          <table:table-cell table:number-columns-repeated="10"/>
        </table:table-row>
        <table:table-row table:style-name="ro1">
          <table:table-cell office:value-type="float" office:value="234.069" calcext:value-type="float">
            <text:p>234.069</text:p>
          </table:table-cell>
          <table:table-cell office:value-type="float" office:value="118.415" calcext:value-type="float">
            <text:p>118.415</text:p>
          </table:table-cell>
          <table:table-cell table:number-columns-repeated="10"/>
        </table:table-row>
        <table:table-row table:style-name="ro1">
          <table:table-cell office:value-type="float" office:value="235.056" calcext:value-type="float">
            <text:p>235.056</text:p>
          </table:table-cell>
          <table:table-cell office:value-type="float" office:value="118.69" calcext:value-type="float">
            <text:p>118.69</text:p>
          </table:table-cell>
          <table:table-cell table:number-columns-repeated="10"/>
        </table:table-row>
        <table:table-row table:style-name="ro1">
          <table:table-cell office:value-type="float" office:value="236.074" calcext:value-type="float">
            <text:p>236.074</text:p>
          </table:table-cell>
          <table:table-cell office:value-type="float" office:value="118.888" calcext:value-type="float">
            <text:p>118.888</text:p>
          </table:table-cell>
          <table:table-cell table:number-columns-repeated="10"/>
        </table:table-row>
        <table:table-row table:style-name="ro1">
          <table:table-cell office:value-type="float" office:value="237.091" calcext:value-type="float">
            <text:p>237.091</text:p>
          </table:table-cell>
          <table:table-cell office:value-type="float" office:value="119.097" calcext:value-type="float">
            <text:p>119.097</text:p>
          </table:table-cell>
          <table:table-cell table:number-columns-repeated="10"/>
        </table:table-row>
        <table:table-row table:style-name="ro1">
          <table:table-cell office:value-type="float" office:value="238.148" calcext:value-type="float">
            <text:p>238.148</text:p>
          </table:table-cell>
          <table:table-cell office:value-type="float" office:value="120.375" calcext:value-type="float">
            <text:p>120.375</text:p>
          </table:table-cell>
          <table:table-cell table:number-columns-repeated="10"/>
        </table:table-row>
        <table:table-row table:style-name="ro1">
          <table:table-cell office:value-type="float" office:value="239.139" calcext:value-type="float">
            <text:p>239.139</text:p>
          </table:table-cell>
          <table:table-cell office:value-type="float" office:value="121.33" calcext:value-type="float">
            <text:p>121.33</text:p>
          </table:table-cell>
          <table:table-cell table:number-columns-repeated="10"/>
        </table:table-row>
        <table:table-row table:style-name="ro1">
          <table:table-cell office:value-type="float" office:value="240.174" calcext:value-type="float">
            <text:p>240.174</text:p>
          </table:table-cell>
          <table:table-cell office:value-type="float" office:value="122.543" calcext:value-type="float">
            <text:p>122.543</text:p>
          </table:table-cell>
          <table:table-cell table:number-columns-repeated="10"/>
        </table:table-row>
        <table:table-row table:style-name="ro1">
          <table:table-cell office:value-type="float" office:value="241.222" calcext:value-type="float">
            <text:p>241.222</text:p>
          </table:table-cell>
          <table:table-cell office:value-type="float" office:value="123.33" calcext:value-type="float">
            <text:p>123.33</text:p>
          </table:table-cell>
          <table:table-cell table:number-columns-repeated="10"/>
        </table:table-row>
        <table:table-row table:style-name="ro1">
          <table:table-cell office:value-type="float" office:value="242.221" calcext:value-type="float">
            <text:p>242.221</text:p>
          </table:table-cell>
          <table:table-cell office:value-type="float" office:value="123.612" calcext:value-type="float">
            <text:p>123.612</text:p>
          </table:table-cell>
          <table:table-cell table:number-columns-repeated="10"/>
        </table:table-row>
        <table:table-row table:style-name="ro1">
          <table:table-cell office:value-type="float" office:value="243.242" calcext:value-type="float">
            <text:p>243.242</text:p>
          </table:table-cell>
          <table:table-cell office:value-type="float" office:value="123.635" calcext:value-type="float">
            <text:p>123.635</text:p>
          </table:table-cell>
          <table:table-cell table:number-columns-repeated="10"/>
        </table:table-row>
        <table:table-row table:style-name="ro1">
          <table:table-cell office:value-type="float" office:value="244.305" calcext:value-type="float">
            <text:p>244.305</text:p>
          </table:table-cell>
          <table:table-cell office:value-type="float" office:value="123.718" calcext:value-type="float">
            <text:p>123.718</text:p>
          </table:table-cell>
          <table:table-cell table:number-columns-repeated="10"/>
        </table:table-row>
        <table:table-row table:style-name="ro1">
          <table:table-cell office:value-type="float" office:value="245.353" calcext:value-type="float">
            <text:p>245.353</text:p>
          </table:table-cell>
          <table:table-cell office:value-type="float" office:value="123.828" calcext:value-type="float">
            <text:p>123.828</text:p>
          </table:table-cell>
          <table:table-cell table:number-columns-repeated="10"/>
        </table:table-row>
        <table:table-row table:style-name="ro1">
          <table:table-cell office:value-type="float" office:value="246.385" calcext:value-type="float">
            <text:p>246.385</text:p>
          </table:table-cell>
          <table:table-cell office:value-type="float" office:value="123.853" calcext:value-type="float">
            <text:p>123.853</text:p>
          </table:table-cell>
          <table:table-cell table:number-columns-repeated="10"/>
        </table:table-row>
        <table:table-row table:style-name="ro1">
          <table:table-cell office:value-type="float" office:value="247.382" calcext:value-type="float">
            <text:p>247.382</text:p>
          </table:table-cell>
          <table:table-cell office:value-type="float" office:value="124.245" calcext:value-type="float">
            <text:p>124.245</text:p>
          </table:table-cell>
          <table:table-cell table:number-columns-repeated="10"/>
        </table:table-row>
        <table:table-row table:style-name="ro1">
          <table:table-cell office:value-type="float" office:value="248.373" calcext:value-type="float">
            <text:p>248.373</text:p>
          </table:table-cell>
          <table:table-cell office:value-type="float" office:value="124.41" calcext:value-type="float">
            <text:p>124.41</text:p>
          </table:table-cell>
          <table:table-cell table:number-columns-repeated="10"/>
        </table:table-row>
        <table:table-row table:style-name="ro1">
          <table:table-cell office:value-type="float" office:value="249.376" calcext:value-type="float">
            <text:p>249.376</text:p>
          </table:table-cell>
          <table:table-cell office:value-type="float" office:value="124.14" calcext:value-type="float">
            <text:p>124.14</text:p>
          </table:table-cell>
          <table:table-cell table:number-columns-repeated="10"/>
        </table:table-row>
        <table:table-row table:style-name="ro1">
          <table:table-cell office:value-type="float" office:value="250.418" calcext:value-type="float">
            <text:p>250.418</text:p>
          </table:table-cell>
          <table:table-cell office:value-type="float" office:value="124.205" calcext:value-type="float">
            <text:p>124.205</text:p>
          </table:table-cell>
          <table:table-cell table:number-columns-repeated="10"/>
        </table:table-row>
        <table:table-row table:style-name="ro1">
          <table:table-cell office:value-type="float" office:value="251.419" calcext:value-type="float">
            <text:p>251.419</text:p>
          </table:table-cell>
          <table:table-cell office:value-type="float" office:value="124.183" calcext:value-type="float">
            <text:p>124.183</text:p>
          </table:table-cell>
          <table:table-cell table:number-columns-repeated="10"/>
        </table:table-row>
        <table:table-row table:style-name="ro1">
          <table:table-cell office:value-type="float" office:value="252.419" calcext:value-type="float">
            <text:p>252.419</text:p>
          </table:table-cell>
          <table:table-cell office:value-type="float" office:value="124.155" calcext:value-type="float">
            <text:p>124.155</text:p>
          </table:table-cell>
          <table:table-cell table:number-columns-repeated="10"/>
        </table:table-row>
        <table:table-row table:style-name="ro1">
          <table:table-cell office:value-type="float" office:value="253.417" calcext:value-type="float">
            <text:p>253.417</text:p>
          </table:table-cell>
          <table:table-cell office:value-type="float" office:value="124.16" calcext:value-type="float">
            <text:p>124.16</text:p>
          </table:table-cell>
          <table:table-cell table:number-columns-repeated="10"/>
        </table:table-row>
        <table:table-row table:style-name="ro1">
          <table:table-cell office:value-type="float" office:value="254.456" calcext:value-type="float">
            <text:p>254.456</text:p>
          </table:table-cell>
          <table:table-cell office:value-type="float" office:value="124.135" calcext:value-type="float">
            <text:p>124.135</text:p>
          </table:table-cell>
          <table:table-cell table:number-columns-repeated="10"/>
        </table:table-row>
        <table:table-row table:style-name="ro1">
          <table:table-cell office:value-type="float" office:value="255.456" calcext:value-type="float">
            <text:p>255.456</text:p>
          </table:table-cell>
          <table:table-cell office:value-type="float" office:value="124.498" calcext:value-type="float">
            <text:p>124.498</text:p>
          </table:table-cell>
          <table:table-cell table:number-columns-repeated="10"/>
        </table:table-row>
        <table:table-row table:style-name="ro1">
          <table:table-cell office:value-type="float" office:value="256.441" calcext:value-type="float">
            <text:p>256.441</text:p>
          </table:table-cell>
          <table:table-cell office:value-type="float" office:value="126.248" calcext:value-type="float">
            <text:p>126.248</text:p>
          </table:table-cell>
          <table:table-cell table:number-columns-repeated="10"/>
        </table:table-row>
        <table:table-row table:style-name="ro1">
          <table:table-cell office:value-type="float" office:value="257.482" calcext:value-type="float">
            <text:p>257.482</text:p>
          </table:table-cell>
          <table:table-cell office:value-type="float" office:value="127.778" calcext:value-type="float">
            <text:p>127.778</text:p>
          </table:table-cell>
          <table:table-cell table:number-columns-repeated="10"/>
        </table:table-row>
        <table:table-row table:style-name="ro1">
          <table:table-cell office:value-type="float" office:value="258.477" calcext:value-type="float">
            <text:p>258.477</text:p>
          </table:table-cell>
          <table:table-cell office:value-type="float" office:value="127.793" calcext:value-type="float">
            <text:p>127.793</text:p>
          </table:table-cell>
          <table:table-cell table:number-columns-repeated="10"/>
        </table:table-row>
        <table:table-row table:style-name="ro1">
          <table:table-cell office:value-type="float" office:value="259.479" calcext:value-type="float">
            <text:p>259.479</text:p>
          </table:table-cell>
          <table:table-cell office:value-type="float" office:value="127.79" calcext:value-type="float">
            <text:p>127.79</text:p>
          </table:table-cell>
          <table:table-cell table:number-columns-repeated="10"/>
        </table:table-row>
        <table:table-row table:style-name="ro1">
          <table:table-cell office:value-type="float" office:value="260.483" calcext:value-type="float">
            <text:p>260.483</text:p>
          </table:table-cell>
          <table:table-cell office:value-type="float" office:value="127.797" calcext:value-type="float">
            <text:p>127.797</text:p>
          </table:table-cell>
          <table:table-cell table:number-columns-repeated="10"/>
        </table:table-row>
        <table:table-row table:style-name="ro1">
          <table:table-cell office:value-type="float" office:value="261.489" calcext:value-type="float">
            <text:p>261.489</text:p>
          </table:table-cell>
          <table:table-cell office:value-type="float" office:value="127.793" calcext:value-type="float">
            <text:p>127.793</text:p>
          </table:table-cell>
          <table:table-cell table:number-columns-repeated="10"/>
        </table:table-row>
        <table:table-row table:style-name="ro1">
          <table:table-cell office:value-type="float" office:value="262.495" calcext:value-type="float">
            <text:p>262.495</text:p>
          </table:table-cell>
          <table:table-cell office:value-type="float" office:value="127.8" calcext:value-type="float">
            <text:p>127.8</text:p>
          </table:table-cell>
          <table:table-cell table:number-columns-repeated="10"/>
        </table:table-row>
        <table:table-row table:style-name="ro1">
          <table:table-cell office:value-type="float" office:value="263.499" calcext:value-type="float">
            <text:p>263.499</text:p>
          </table:table-cell>
          <table:table-cell office:value-type="float" office:value="130.34" calcext:value-type="float">
            <text:p>130.34</text:p>
          </table:table-cell>
          <table:table-cell table:number-columns-repeated="10"/>
        </table:table-row>
        <table:table-row table:style-name="ro1">
          <table:table-cell office:value-type="float" office:value="264.494" calcext:value-type="float">
            <text:p>264.494</text:p>
          </table:table-cell>
          <table:table-cell office:value-type="float" office:value="127.92" calcext:value-type="float">
            <text:p>127.92</text:p>
          </table:table-cell>
          <table:table-cell table:number-columns-repeated="10"/>
        </table:table-row>
        <table:table-row table:style-name="ro1">
          <table:table-cell office:value-type="float" office:value="265.493" calcext:value-type="float">
            <text:p>265.493</text:p>
          </table:table-cell>
          <table:table-cell office:value-type="float" office:value="127.93" calcext:value-type="float">
            <text:p>127.93</text:p>
          </table:table-cell>
          <table:table-cell table:number-columns-repeated="10"/>
        </table:table-row>
        <table:table-row table:style-name="ro1">
          <table:table-cell office:value-type="float" office:value="266.494" calcext:value-type="float">
            <text:p>266.494</text:p>
          </table:table-cell>
          <table:table-cell office:value-type="float" office:value="127.925" calcext:value-type="float">
            <text:p>127.925</text:p>
          </table:table-cell>
          <table:table-cell table:number-columns-repeated="10"/>
        </table:table-row>
        <table:table-row table:style-name="ro1">
          <table:table-cell office:value-type="float" office:value="267.498" calcext:value-type="float">
            <text:p>267.498</text:p>
          </table:table-cell>
          <table:table-cell office:value-type="float" office:value="127.92" calcext:value-type="float">
            <text:p>127.92</text:p>
          </table:table-cell>
          <table:table-cell table:number-columns-repeated="10"/>
        </table:table-row>
        <table:table-row table:style-name="ro1">
          <table:table-cell office:value-type="float" office:value="268.521" calcext:value-type="float">
            <text:p>268.521</text:p>
          </table:table-cell>
          <table:table-cell office:value-type="float" office:value="127.922" calcext:value-type="float">
            <text:p>127.922</text:p>
          </table:table-cell>
          <table:table-cell table:number-columns-repeated="10"/>
        </table:table-row>
        <table:table-row table:style-name="ro1">
          <table:table-cell office:value-type="float" office:value="269.559" calcext:value-type="float">
            <text:p>269.559</text:p>
          </table:table-cell>
          <table:table-cell office:value-type="float" office:value="127.922" calcext:value-type="float">
            <text:p>127.922</text:p>
          </table:table-cell>
          <table:table-cell table:number-columns-repeated="10"/>
        </table:table-row>
        <table:table-row table:style-name="ro1">
          <table:table-cell office:value-type="float" office:value="270.569" calcext:value-type="float">
            <text:p>270.569</text:p>
          </table:table-cell>
          <table:table-cell office:value-type="float" office:value="127.92" calcext:value-type="float">
            <text:p>127.92</text:p>
          </table:table-cell>
          <table:table-cell table:number-columns-repeated="10"/>
        </table:table-row>
        <table:table-row table:style-name="ro1">
          <table:table-cell office:value-type="float" office:value="271.563" calcext:value-type="float">
            <text:p>271.563</text:p>
          </table:table-cell>
          <table:table-cell office:value-type="float" office:value="127.92" calcext:value-type="float">
            <text:p>127.92</text:p>
          </table:table-cell>
          <table:table-cell table:number-columns-repeated="10"/>
        </table:table-row>
        <table:table-row table:style-name="ro1">
          <table:table-cell office:value-type="float" office:value="272.561" calcext:value-type="float">
            <text:p>272.561</text:p>
          </table:table-cell>
          <table:table-cell office:value-type="float" office:value="127.938" calcext:value-type="float">
            <text:p>127.938</text:p>
          </table:table-cell>
          <table:table-cell table:number-columns-repeated="10"/>
        </table:table-row>
        <table:table-row table:style-name="ro1">
          <table:table-cell office:value-type="float" office:value="273.567" calcext:value-type="float">
            <text:p>273.567</text:p>
          </table:table-cell>
          <table:table-cell office:value-type="float" office:value="127.935" calcext:value-type="float">
            <text:p>127.935</text:p>
          </table:table-cell>
          <table:table-cell table:number-columns-repeated="10"/>
        </table:table-row>
        <table:table-row table:style-name="ro1">
          <table:table-cell office:value-type="float" office:value="274.56" calcext:value-type="float">
            <text:p>274.56</text:p>
          </table:table-cell>
          <table:table-cell office:value-type="float" office:value="127.993" calcext:value-type="float">
            <text:p>127.993</text:p>
          </table:table-cell>
          <table:table-cell table:number-columns-repeated="10"/>
        </table:table-row>
        <table:table-row table:style-name="ro1">
          <table:table-cell office:value-type="float" office:value="275.567" calcext:value-type="float">
            <text:p>275.567</text:p>
          </table:table-cell>
          <table:table-cell office:value-type="float" office:value="133.41" calcext:value-type="float">
            <text:p>133.41</text:p>
          </table:table-cell>
          <table:table-cell table:number-columns-repeated="10"/>
        </table:table-row>
        <table:table-row table:style-name="ro1">
          <table:table-cell office:value-type="float" office:value="276.578" calcext:value-type="float">
            <text:p>276.578</text:p>
          </table:table-cell>
          <table:table-cell office:value-type="float" office:value="128.093" calcext:value-type="float">
            <text:p>128.093</text:p>
          </table:table-cell>
          <table:table-cell table:number-columns-repeated="10"/>
        </table:table-row>
        <table:table-row table:style-name="ro1">
          <table:table-cell office:value-type="float" office:value="277.617" calcext:value-type="float">
            <text:p>277.617</text:p>
          </table:table-cell>
          <table:table-cell office:value-type="float" office:value="128.127" calcext:value-type="float">
            <text:p>128.127</text:p>
          </table:table-cell>
          <table:table-cell table:number-columns-repeated="10"/>
        </table:table-row>
        <table:table-row table:style-name="ro1">
          <table:table-cell office:value-type="float" office:value="278.613" calcext:value-type="float">
            <text:p>278.613</text:p>
          </table:table-cell>
          <table:table-cell office:value-type="float" office:value="128.195" calcext:value-type="float">
            <text:p>128.195</text:p>
          </table:table-cell>
          <table:table-cell table:number-columns-repeated="10"/>
        </table:table-row>
        <table:table-row table:style-name="ro1">
          <table:table-cell office:value-type="float" office:value="279.646" calcext:value-type="float">
            <text:p>279.646</text:p>
          </table:table-cell>
          <table:table-cell office:value-type="float" office:value="128.262" calcext:value-type="float">
            <text:p>128.262</text:p>
          </table:table-cell>
          <table:table-cell table:number-columns-repeated="10"/>
        </table:table-row>
        <table:table-row table:style-name="ro1">
          <table:table-cell office:value-type="float" office:value="280.673" calcext:value-type="float">
            <text:p>280.673</text:p>
          </table:table-cell>
          <table:table-cell office:value-type="float" office:value="128.29" calcext:value-type="float">
            <text:p>128.29</text:p>
          </table:table-cell>
          <table:table-cell table:number-columns-repeated="10"/>
        </table:table-row>
        <table:table-row table:style-name="ro1">
          <table:table-cell office:value-type="float" office:value="281.682" calcext:value-type="float">
            <text:p>281.682</text:p>
          </table:table-cell>
          <table:table-cell office:value-type="float" office:value="128.292" calcext:value-type="float">
            <text:p>128.292</text:p>
          </table:table-cell>
          <table:table-cell table:number-columns-repeated="10"/>
        </table:table-row>
        <table:table-row table:style-name="ro1">
          <table:table-cell office:value-type="float" office:value="282.69" calcext:value-type="float">
            <text:p>282.69</text:p>
          </table:table-cell>
          <table:table-cell office:value-type="float" office:value="128.298" calcext:value-type="float">
            <text:p>128.298</text:p>
          </table:table-cell>
          <table:table-cell table:number-columns-repeated="10"/>
        </table:table-row>
        <table:table-row table:style-name="ro1">
          <table:table-cell office:value-type="float" office:value="283.658" calcext:value-type="float">
            <text:p>283.658</text:p>
          </table:table-cell>
          <table:table-cell office:value-type="float" office:value="128.295" calcext:value-type="float">
            <text:p>128.295</text:p>
          </table:table-cell>
          <table:table-cell table:number-columns-repeated="10"/>
        </table:table-row>
        <table:table-row table:style-name="ro1">
          <table:table-cell office:value-type="float" office:value="284.726" calcext:value-type="float">
            <text:p>284.726</text:p>
          </table:table-cell>
          <table:table-cell office:value-type="float" office:value="128.292" calcext:value-type="float">
            <text:p>128.292</text:p>
          </table:table-cell>
          <table:table-cell table:number-columns-repeated="10"/>
        </table:table-row>
        <table:table-row table:style-name="ro1">
          <table:table-cell office:value-type="float" office:value="285.983" calcext:value-type="float">
            <text:p>285.983</text:p>
          </table:table-cell>
          <table:table-cell office:value-type="float" office:value="128.29" calcext:value-type="float">
            <text:p>128.29</text:p>
          </table:table-cell>
          <table:table-cell table:number-columns-repeated="10"/>
        </table:table-row>
        <table:table-row table:style-name="ro1">
          <table:table-cell office:value-type="float" office:value="286.762" calcext:value-type="float">
            <text:p>286.762</text:p>
          </table:table-cell>
          <table:table-cell office:value-type="float" office:value="128.292" calcext:value-type="float">
            <text:p>128.292</text:p>
          </table:table-cell>
          <table:table-cell table:number-columns-repeated="10"/>
        </table:table-row>
        <table:table-row table:style-name="ro1">
          <table:table-cell office:value-type="float" office:value="287.813" calcext:value-type="float">
            <text:p>287.813</text:p>
          </table:table-cell>
          <table:table-cell office:value-type="float" office:value="128.287" calcext:value-type="float">
            <text:p>128.287</text:p>
          </table:table-cell>
          <table:table-cell table:number-columns-repeated="10"/>
        </table:table-row>
        <table:table-row table:style-name="ro1">
          <table:table-cell office:value-type="float" office:value="288.836" calcext:value-type="float">
            <text:p>288.836</text:p>
          </table:table-cell>
          <table:table-cell office:value-type="float" office:value="128.262" calcext:value-type="float">
            <text:p>128.262</text:p>
          </table:table-cell>
          <table:table-cell table:number-columns-repeated="10"/>
        </table:table-row>
        <table:table-row table:style-name="ro1">
          <table:table-cell office:value-type="float" office:value="289.852" calcext:value-type="float">
            <text:p>289.852</text:p>
          </table:table-cell>
          <table:table-cell office:value-type="float" office:value="128.268" calcext:value-type="float">
            <text:p>128.268</text:p>
          </table:table-cell>
          <table:table-cell table:number-columns-repeated="10"/>
        </table:table-row>
        <table:table-row table:style-name="ro1">
          <table:table-cell office:value-type="float" office:value="290.885" calcext:value-type="float">
            <text:p>290.885</text:p>
          </table:table-cell>
          <table:table-cell office:value-type="float" office:value="128.255" calcext:value-type="float">
            <text:p>128.255</text:p>
          </table:table-cell>
          <table:table-cell table:number-columns-repeated="10"/>
        </table:table-row>
        <table:table-row table:style-name="ro1">
          <table:table-cell office:value-type="float" office:value="291.91" calcext:value-type="float">
            <text:p>291.91</text:p>
          </table:table-cell>
          <table:table-cell office:value-type="float" office:value="128.262" calcext:value-type="float">
            <text:p>128.262</text:p>
          </table:table-cell>
          <table:table-cell table:number-columns-repeated="10"/>
        </table:table-row>
        <table:table-row table:style-name="ro1">
          <table:table-cell office:value-type="float" office:value="292.949" calcext:value-type="float">
            <text:p>292.949</text:p>
          </table:table-cell>
          <table:table-cell office:value-type="float" office:value="128.222" calcext:value-type="float">
            <text:p>128.222</text:p>
          </table:table-cell>
          <table:table-cell table:number-columns-repeated="10"/>
        </table:table-row>
        <table:table-row table:style-name="ro1">
          <table:table-cell office:value-type="float" office:value="293.952" calcext:value-type="float">
            <text:p>293.952</text:p>
          </table:table-cell>
          <table:table-cell office:value-type="float" office:value="128.243" calcext:value-type="float">
            <text:p>128.243</text:p>
          </table:table-cell>
          <table:table-cell table:number-columns-repeated="10"/>
        </table:table-row>
        <table:table-row table:style-name="ro1">
          <table:table-cell office:value-type="float" office:value="294.945" calcext:value-type="float">
            <text:p>294.945</text:p>
          </table:table-cell>
          <table:table-cell office:value-type="float" office:value="128.24" calcext:value-type="float">
            <text:p>128.24</text:p>
          </table:table-cell>
          <table:table-cell table:number-columns-repeated="10"/>
        </table:table-row>
        <table:table-row table:style-name="ro1">
          <table:table-cell office:value-type="float" office:value="295.957" calcext:value-type="float">
            <text:p>295.957</text:p>
          </table:table-cell>
          <table:table-cell office:value-type="float" office:value="128.23" calcext:value-type="float">
            <text:p>128.23</text:p>
          </table:table-cell>
          <table:table-cell table:number-columns-repeated="10"/>
        </table:table-row>
        <table:table-row table:style-name="ro1">
          <table:table-cell office:value-type="float" office:value="297.003" calcext:value-type="float">
            <text:p>297.003</text:p>
          </table:table-cell>
          <table:table-cell office:value-type="float" office:value="128.243" calcext:value-type="float">
            <text:p>128.243</text:p>
          </table:table-cell>
          <table:table-cell table:number-columns-repeated="10"/>
        </table:table-row>
        <table:table-row table:style-name="ro1">
          <table:table-cell office:value-type="float" office:value="297.978" calcext:value-type="float">
            <text:p>297.978</text:p>
          </table:table-cell>
          <table:table-cell office:value-type="float" office:value="128.243" calcext:value-type="float">
            <text:p>128.243</text:p>
          </table:table-cell>
          <table:table-cell table:number-columns-repeated="10"/>
        </table:table-row>
        <table:table-row table:style-name="ro1">
          <table:table-cell office:value-type="float" office:value="298.962" calcext:value-type="float">
            <text:p>298.962</text:p>
          </table:table-cell>
          <table:table-cell office:value-type="float" office:value="128.428" calcext:value-type="float">
            <text:p>128.428</text:p>
          </table:table-cell>
          <table:table-cell table:number-columns-repeated="10"/>
        </table:table-row>
        <table:table-row table:style-name="ro1">
          <table:table-cell office:value-type="float" office:value="299.968" calcext:value-type="float">
            <text:p>299.968</text:p>
          </table:table-cell>
          <table:table-cell office:value-type="float" office:value="128.667" calcext:value-type="float">
            <text:p>128.667</text:p>
          </table:table-cell>
          <table:table-cell table:number-columns-repeated="10"/>
        </table:table-row>
        <table:table-row table:style-name="ro1">
          <table:table-cell office:value-type="float" office:value="300.975" calcext:value-type="float">
            <text:p>300.975</text:p>
          </table:table-cell>
          <table:table-cell office:value-type="float" office:value="128.72" calcext:value-type="float">
            <text:p>128.72</text:p>
          </table:table-cell>
          <table:table-cell table:number-columns-repeated="10"/>
        </table:table-row>
        <table:table-row table:style-name="ro1">
          <table:table-cell office:value-type="float" office:value="301.969" calcext:value-type="float">
            <text:p>301.969</text:p>
          </table:table-cell>
          <table:table-cell office:value-type="float" office:value="128.718" calcext:value-type="float">
            <text:p>128.718</text:p>
          </table:table-cell>
          <table:table-cell table:number-columns-repeated="10"/>
        </table:table-row>
        <table:table-row table:style-name="ro1">
          <table:table-cell office:value-type="float" office:value="303.004" calcext:value-type="float">
            <text:p>303.004</text:p>
          </table:table-cell>
          <table:table-cell office:value-type="float" office:value="128.74" calcext:value-type="float">
            <text:p>128.74</text:p>
          </table:table-cell>
          <table:table-cell table:number-columns-repeated="10"/>
        </table:table-row>
        <table:table-row table:style-name="ro1">
          <table:table-cell office:value-type="float" office:value="303.996" calcext:value-type="float">
            <text:p>303.996</text:p>
          </table:table-cell>
          <table:table-cell office:value-type="float" office:value="128.752" calcext:value-type="float">
            <text:p>128.752</text:p>
          </table:table-cell>
          <table:table-cell table:number-columns-repeated="10"/>
        </table:table-row>
        <table:table-row table:style-name="ro1">
          <table:table-cell office:value-type="float" office:value="304.996" calcext:value-type="float">
            <text:p>304.996</text:p>
          </table:table-cell>
          <table:table-cell office:value-type="float" office:value="128.825" calcext:value-type="float">
            <text:p>128.825</text:p>
          </table:table-cell>
          <table:table-cell table:number-columns-repeated="10"/>
        </table:table-row>
        <table:table-row table:style-name="ro1">
          <table:table-cell office:value-type="float" office:value="306.02" calcext:value-type="float">
            <text:p>306.02</text:p>
          </table:table-cell>
          <table:table-cell office:value-type="float" office:value="128.893" calcext:value-type="float">
            <text:p>128.893</text:p>
          </table:table-cell>
          <table:table-cell table:number-columns-repeated="10"/>
        </table:table-row>
        <table:table-row table:style-name="ro1">
          <table:table-cell office:value-type="float" office:value="307.059" calcext:value-type="float">
            <text:p>307.059</text:p>
          </table:table-cell>
          <table:table-cell office:value-type="float" office:value="128.887" calcext:value-type="float">
            <text:p>128.887</text:p>
          </table:table-cell>
          <table:table-cell table:number-columns-repeated="10"/>
        </table:table-row>
        <table:table-row table:style-name="ro1">
          <table:table-cell office:value-type="float" office:value="308.044" calcext:value-type="float">
            <text:p>308.044</text:p>
          </table:table-cell>
          <table:table-cell office:value-type="float" office:value="128.923" calcext:value-type="float">
            <text:p>128.923</text:p>
          </table:table-cell>
          <table:table-cell table:number-columns-repeated="10"/>
        </table:table-row>
        <table:table-row table:style-name="ro1">
          <table:table-cell office:value-type="float" office:value="309.058" calcext:value-type="float">
            <text:p>309.058</text:p>
          </table:table-cell>
          <table:table-cell office:value-type="float" office:value="128.912" calcext:value-type="float">
            <text:p>128.912</text:p>
          </table:table-cell>
          <table:table-cell table:number-columns-repeated="10"/>
        </table:table-row>
        <table:table-row table:style-name="ro1">
          <table:table-cell office:value-type="float" office:value="310.061" calcext:value-type="float">
            <text:p>310.061</text:p>
          </table:table-cell>
          <table:table-cell office:value-type="float" office:value="128.958" calcext:value-type="float">
            <text:p>128.958</text:p>
          </table:table-cell>
          <table:table-cell table:number-columns-repeated="10"/>
        </table:table-row>
        <table:table-row table:style-name="ro1">
          <table:table-cell office:value-type="float" office:value="311.091" calcext:value-type="float">
            <text:p>311.091</text:p>
          </table:table-cell>
          <table:table-cell office:value-type="float" office:value="128.975" calcext:value-type="float">
            <text:p>128.975</text:p>
          </table:table-cell>
          <table:table-cell table:number-columns-repeated="10"/>
        </table:table-row>
        <table:table-row table:style-name="ro1">
          <table:table-cell office:value-type="float" office:value="312.094" calcext:value-type="float">
            <text:p>312.094</text:p>
          </table:table-cell>
          <table:table-cell office:value-type="float" office:value="129.058" calcext:value-type="float">
            <text:p>129.058</text:p>
          </table:table-cell>
          <table:table-cell table:number-columns-repeated="10"/>
        </table:table-row>
        <table:table-row table:style-name="ro1">
          <table:table-cell office:value-type="float" office:value="313.066" calcext:value-type="float">
            <text:p>313.066</text:p>
          </table:table-cell>
          <table:table-cell office:value-type="float" office:value="129.285" calcext:value-type="float">
            <text:p>129.285</text:p>
          </table:table-cell>
          <table:table-cell table:number-columns-repeated="10"/>
        </table:table-row>
        <table:table-row table:style-name="ro1">
          <table:table-cell office:value-type="float" office:value="314.095" calcext:value-type="float">
            <text:p>314.095</text:p>
          </table:table-cell>
          <table:table-cell office:value-type="float" office:value="129.157" calcext:value-type="float">
            <text:p>129.157</text:p>
          </table:table-cell>
          <table:table-cell table:number-columns-repeated="10"/>
        </table:table-row>
        <table:table-row table:style-name="ro1">
          <table:table-cell office:value-type="float" office:value="315.1" calcext:value-type="float">
            <text:p>315.1</text:p>
          </table:table-cell>
          <table:table-cell office:value-type="float" office:value="129.25" calcext:value-type="float">
            <text:p>129.25</text:p>
          </table:table-cell>
          <table:table-cell table:number-columns-repeated="10"/>
        </table:table-row>
        <table:table-row table:style-name="ro1">
          <table:table-cell office:value-type="float" office:value="316.129" calcext:value-type="float">
            <text:p>316.129</text:p>
          </table:table-cell>
          <table:table-cell office:value-type="float" office:value="129.352" calcext:value-type="float">
            <text:p>129.352</text:p>
          </table:table-cell>
          <table:table-cell table:number-columns-repeated="10"/>
        </table:table-row>
        <table:table-row table:style-name="ro1">
          <table:table-cell office:value-type="float" office:value="317.132" calcext:value-type="float">
            <text:p>317.132</text:p>
          </table:table-cell>
          <table:table-cell office:value-type="float" office:value="129.502" calcext:value-type="float">
            <text:p>129.502</text:p>
          </table:table-cell>
          <table:table-cell table:number-columns-repeated="10"/>
        </table:table-row>
        <table:table-row table:style-name="ro1">
          <table:table-cell office:value-type="float" office:value="318.119" calcext:value-type="float">
            <text:p>318.119</text:p>
          </table:table-cell>
          <table:table-cell office:value-type="float" office:value="129.593" calcext:value-type="float">
            <text:p>129.593</text:p>
          </table:table-cell>
          <table:table-cell table:number-columns-repeated="10"/>
        </table:table-row>
        <table:table-row table:style-name="ro1">
          <table:table-cell office:value-type="float" office:value="319.135" calcext:value-type="float">
            <text:p>319.135</text:p>
          </table:table-cell>
          <table:table-cell office:value-type="float" office:value="130.19" calcext:value-type="float">
            <text:p>130.19</text:p>
          </table:table-cell>
          <table:table-cell table:number-columns-repeated="10"/>
        </table:table-row>
        <table:table-row table:style-name="ro1">
          <table:table-cell office:value-type="float" office:value="320.136" calcext:value-type="float">
            <text:p>320.136</text:p>
          </table:table-cell>
          <table:table-cell office:value-type="float" office:value="130.078" calcext:value-type="float">
            <text:p>130.078</text:p>
          </table:table-cell>
          <table:table-cell table:number-columns-repeated="10"/>
        </table:table-row>
        <table:table-row table:style-name="ro1">
          <table:table-cell office:value-type="float" office:value="321.192" calcext:value-type="float">
            <text:p>321.192</text:p>
          </table:table-cell>
          <table:table-cell office:value-type="float" office:value="130.387" calcext:value-type="float">
            <text:p>130.387</text:p>
          </table:table-cell>
          <table:table-cell table:number-columns-repeated="10"/>
        </table:table-row>
        <table:table-row table:style-name="ro1">
          <table:table-cell office:value-type="float" office:value="322.212" calcext:value-type="float">
            <text:p>322.212</text:p>
          </table:table-cell>
          <table:table-cell office:value-type="float" office:value="130.295" calcext:value-type="float">
            <text:p>130.295</text:p>
          </table:table-cell>
          <table:table-cell table:number-columns-repeated="10"/>
        </table:table-row>
        <table:table-row table:style-name="ro1">
          <table:table-cell office:value-type="float" office:value="323.224" calcext:value-type="float">
            <text:p>323.224</text:p>
          </table:table-cell>
          <table:table-cell office:value-type="float" office:value="130.067" calcext:value-type="float">
            <text:p>130.067</text:p>
          </table:table-cell>
          <table:table-cell table:number-columns-repeated="10"/>
        </table:table-row>
        <table:table-row table:style-name="ro1">
          <table:table-cell office:value-type="float" office:value="324.255" calcext:value-type="float">
            <text:p>324.255</text:p>
          </table:table-cell>
          <table:table-cell office:value-type="float" office:value="130.15" calcext:value-type="float">
            <text:p>130.15</text:p>
          </table:table-cell>
          <table:table-cell table:number-columns-repeated="10"/>
        </table:table-row>
        <table:table-row table:style-name="ro1">
          <table:table-cell office:value-type="float" office:value="325.257" calcext:value-type="float">
            <text:p>325.257</text:p>
          </table:table-cell>
          <table:table-cell office:value-type="float" office:value="130.108" calcext:value-type="float">
            <text:p>130.108</text:p>
          </table:table-cell>
          <table:table-cell table:number-columns-repeated="10"/>
        </table:table-row>
        <table:table-row table:style-name="ro1">
          <table:table-cell office:value-type="float" office:value="326.251" calcext:value-type="float">
            <text:p>326.251</text:p>
          </table:table-cell>
          <table:table-cell office:value-type="float" office:value="130.118" calcext:value-type="float">
            <text:p>130.118</text:p>
          </table:table-cell>
          <table:table-cell table:number-columns-repeated="10"/>
        </table:table-row>
        <table:table-row table:style-name="ro1">
          <table:table-cell office:value-type="float" office:value="327.258" calcext:value-type="float">
            <text:p>327.258</text:p>
          </table:table-cell>
          <table:table-cell office:value-type="float" office:value="130.113" calcext:value-type="float">
            <text:p>130.113</text:p>
          </table:table-cell>
          <table:table-cell table:number-columns-repeated="10"/>
        </table:table-row>
        <table:table-row table:style-name="ro1">
          <table:table-cell office:value-type="float" office:value="328.263" calcext:value-type="float">
            <text:p>328.263</text:p>
          </table:table-cell>
          <table:table-cell office:value-type="float" office:value="130.108" calcext:value-type="float">
            <text:p>130.108</text:p>
          </table:table-cell>
          <table:table-cell table:number-columns-repeated="10"/>
        </table:table-row>
        <table:table-row table:style-name="ro1">
          <table:table-cell office:value-type="float" office:value="329.252" calcext:value-type="float">
            <text:p>329.252</text:p>
          </table:table-cell>
          <table:table-cell office:value-type="float" office:value="130.11" calcext:value-type="float">
            <text:p>130.11</text:p>
          </table:table-cell>
          <table:table-cell table:number-columns-repeated="10"/>
        </table:table-row>
        <table:table-row table:style-name="ro1">
          <table:table-cell office:value-type="float" office:value="330.286" calcext:value-type="float">
            <text:p>330.286</text:p>
          </table:table-cell>
          <table:table-cell office:value-type="float" office:value="130.11" calcext:value-type="float">
            <text:p>130.11</text:p>
          </table:table-cell>
          <table:table-cell table:number-columns-repeated="10"/>
        </table:table-row>
        <table:table-row table:style-name="ro1">
          <table:table-cell office:value-type="float" office:value="331.318" calcext:value-type="float">
            <text:p>331.318</text:p>
          </table:table-cell>
          <table:table-cell office:value-type="float" office:value="130.113" calcext:value-type="float">
            <text:p>130.113</text:p>
          </table:table-cell>
          <table:table-cell table:number-columns-repeated="10"/>
        </table:table-row>
        <table:table-row table:style-name="ro1">
          <table:table-cell office:value-type="float" office:value="332.333" calcext:value-type="float">
            <text:p>332.333</text:p>
          </table:table-cell>
          <table:table-cell office:value-type="float" office:value="131.148" calcext:value-type="float">
            <text:p>131.148</text:p>
          </table:table-cell>
          <table:table-cell table:number-columns-repeated="10"/>
        </table:table-row>
        <table:table-row table:style-name="ro1">
          <table:table-cell office:value-type="float" office:value="333.382" calcext:value-type="float">
            <text:p>333.382</text:p>
          </table:table-cell>
          <table:table-cell office:value-type="float" office:value="142.48" calcext:value-type="float">
            <text:p>142.48</text:p>
          </table:table-cell>
          <table:table-cell table:number-columns-repeated="10"/>
        </table:table-row>
        <table:table-row table:style-name="ro1">
          <table:table-cell office:value-type="float" office:value="334.382" calcext:value-type="float">
            <text:p>334.382</text:p>
          </table:table-cell>
          <table:table-cell office:value-type="float" office:value="143.145" calcext:value-type="float">
            <text:p>143.145</text:p>
          </table:table-cell>
          <table:table-cell table:number-columns-repeated="10"/>
        </table:table-row>
        <table:table-row table:style-name="ro1">
          <table:table-cell office:value-type="float" office:value="335.418" calcext:value-type="float">
            <text:p>335.418</text:p>
          </table:table-cell>
          <table:table-cell office:value-type="float" office:value="143.882" calcext:value-type="float">
            <text:p>143.882</text:p>
          </table:table-cell>
          <table:table-cell table:number-columns-repeated="10"/>
        </table:table-row>
        <table:table-row table:style-name="ro1">
          <table:table-cell office:value-type="float" office:value="336.449" calcext:value-type="float">
            <text:p>336.449</text:p>
          </table:table-cell>
          <table:table-cell office:value-type="float" office:value="144.685" calcext:value-type="float">
            <text:p>144.685</text:p>
          </table:table-cell>
          <table:table-cell table:number-columns-repeated="10"/>
        </table:table-row>
        <table:table-row table:style-name="ro1">
          <table:table-cell office:value-type="float" office:value="337.462" calcext:value-type="float">
            <text:p>337.462</text:p>
          </table:table-cell>
          <table:table-cell office:value-type="float" office:value="145.155" calcext:value-type="float">
            <text:p>145.155</text:p>
          </table:table-cell>
          <table:table-cell table:number-columns-repeated="10"/>
        </table:table-row>
        <table:table-row table:style-name="ro1">
          <table:table-cell office:value-type="float" office:value="338.513" calcext:value-type="float">
            <text:p>338.513</text:p>
          </table:table-cell>
          <table:table-cell office:value-type="float" office:value="145.42" calcext:value-type="float">
            <text:p>145.42</text:p>
          </table:table-cell>
          <table:table-cell table:number-columns-repeated="10"/>
        </table:table-row>
        <table:table-row table:style-name="ro1">
          <table:table-cell office:value-type="float" office:value="339.522" calcext:value-type="float">
            <text:p>339.522</text:p>
          </table:table-cell>
          <table:table-cell office:value-type="float" office:value="145.82" calcext:value-type="float">
            <text:p>145.82</text:p>
          </table:table-cell>
          <table:table-cell table:number-columns-repeated="10"/>
        </table:table-row>
        <table:table-row table:style-name="ro1">
          <table:table-cell office:value-type="float" office:value="340.514" calcext:value-type="float">
            <text:p>340.514</text:p>
          </table:table-cell>
          <table:table-cell office:value-type="float" office:value="146.3" calcext:value-type="float">
            <text:p>146.3</text:p>
          </table:table-cell>
          <table:table-cell table:number-columns-repeated="10"/>
        </table:table-row>
        <table:table-row table:style-name="ro1">
          <table:table-cell office:value-type="float" office:value="341.533" calcext:value-type="float">
            <text:p>341.533</text:p>
          </table:table-cell>
          <table:table-cell office:value-type="float" office:value="146.752" calcext:value-type="float">
            <text:p>146.752</text:p>
          </table:table-cell>
          <table:table-cell table:number-columns-repeated="10"/>
        </table:table-row>
        <table:table-row table:style-name="ro1">
          <table:table-cell office:value-type="float" office:value="342.507" calcext:value-type="float">
            <text:p>342.507</text:p>
          </table:table-cell>
          <table:table-cell office:value-type="float" office:value="147.175" calcext:value-type="float">
            <text:p>147.175</text:p>
          </table:table-cell>
          <table:table-cell table:number-columns-repeated="10"/>
        </table:table-row>
        <table:table-row table:style-name="ro1">
          <table:table-cell office:value-type="float" office:value="343.564" calcext:value-type="float">
            <text:p>343.564</text:p>
          </table:table-cell>
          <table:table-cell office:value-type="float" office:value="147.415" calcext:value-type="float">
            <text:p>147.415</text:p>
          </table:table-cell>
          <table:table-cell table:number-columns-repeated="10"/>
        </table:table-row>
        <table:table-row table:style-name="ro1">
          <table:table-cell office:value-type="float" office:value="344.584" calcext:value-type="float">
            <text:p>344.584</text:p>
          </table:table-cell>
          <table:table-cell office:value-type="float" office:value="148.485" calcext:value-type="float">
            <text:p>148.485</text:p>
          </table:table-cell>
          <table:table-cell table:number-columns-repeated="10"/>
        </table:table-row>
        <table:table-row table:style-name="ro1">
          <table:table-cell office:value-type="float" office:value="345.601" calcext:value-type="float">
            <text:p>345.601</text:p>
          </table:table-cell>
          <table:table-cell office:value-type="float" office:value="148.643" calcext:value-type="float">
            <text:p>148.643</text:p>
          </table:table-cell>
          <table:table-cell table:number-columns-repeated="10"/>
        </table:table-row>
        <table:table-row table:style-name="ro1">
          <table:table-cell office:value-type="float" office:value="346.605" calcext:value-type="float">
            <text:p>346.605</text:p>
          </table:table-cell>
          <table:table-cell office:value-type="float" office:value="148.83" calcext:value-type="float">
            <text:p>148.83</text:p>
          </table:table-cell>
          <table:table-cell table:number-columns-repeated="10"/>
        </table:table-row>
        <table:table-row table:style-name="ro1">
          <table:table-cell office:value-type="float" office:value="347.6" calcext:value-type="float">
            <text:p>347.6</text:p>
          </table:table-cell>
          <table:table-cell office:value-type="float" office:value="149.195" calcext:value-type="float">
            <text:p>149.195</text:p>
          </table:table-cell>
          <table:table-cell table:number-columns-repeated="10"/>
        </table:table-row>
        <table:table-row table:style-name="ro1">
          <table:table-cell office:value-type="float" office:value="348.609" calcext:value-type="float">
            <text:p>348.609</text:p>
          </table:table-cell>
          <table:table-cell office:value-type="float" office:value="149.405" calcext:value-type="float">
            <text:p>149.405</text:p>
          </table:table-cell>
          <table:table-cell table:number-columns-repeated="10"/>
        </table:table-row>
        <table:table-row table:style-name="ro1">
          <table:table-cell office:value-type="float" office:value="349.608" calcext:value-type="float">
            <text:p>349.608</text:p>
          </table:table-cell>
          <table:table-cell office:value-type="float" office:value="149.685" calcext:value-type="float">
            <text:p>149.685</text:p>
          </table:table-cell>
          <table:table-cell table:number-columns-repeated="10"/>
        </table:table-row>
        <table:table-row table:style-name="ro1">
          <table:table-cell office:value-type="float" office:value="350.646" calcext:value-type="float">
            <text:p>350.646</text:p>
          </table:table-cell>
          <table:table-cell office:value-type="float" office:value="150.088" calcext:value-type="float">
            <text:p>150.088</text:p>
          </table:table-cell>
          <table:table-cell table:number-columns-repeated="10"/>
        </table:table-row>
        <table:table-row table:style-name="ro1">
          <table:table-cell office:value-type="float" office:value="351.625" calcext:value-type="float">
            <text:p>351.625</text:p>
          </table:table-cell>
          <table:table-cell office:value-type="float" office:value="150.298" calcext:value-type="float">
            <text:p>150.298</text:p>
          </table:table-cell>
          <table:table-cell table:number-columns-repeated="10"/>
        </table:table-row>
        <table:table-row table:style-name="ro1">
          <table:table-cell office:value-type="float" office:value="352.645" calcext:value-type="float">
            <text:p>352.645</text:p>
          </table:table-cell>
          <table:table-cell office:value-type="float" office:value="150.833" calcext:value-type="float">
            <text:p>150.833</text:p>
          </table:table-cell>
          <table:table-cell table:number-columns-repeated="10"/>
        </table:table-row>
        <table:table-row table:style-name="ro1">
          <table:table-cell office:value-type="float" office:value="353.643" calcext:value-type="float">
            <text:p>353.643</text:p>
          </table:table-cell>
          <table:table-cell office:value-type="float" office:value="151.29" calcext:value-type="float">
            <text:p>151.29</text:p>
          </table:table-cell>
          <table:table-cell table:number-columns-repeated="10"/>
        </table:table-row>
        <table:table-row table:style-name="ro1">
          <table:table-cell office:value-type="float" office:value="354.681" calcext:value-type="float">
            <text:p>354.681</text:p>
          </table:table-cell>
          <table:table-cell office:value-type="float" office:value="151.515" calcext:value-type="float">
            <text:p>151.515</text:p>
          </table:table-cell>
          <table:table-cell table:number-columns-repeated="10"/>
        </table:table-row>
        <table:table-row table:style-name="ro1">
          <table:table-cell office:value-type="float" office:value="355.714" calcext:value-type="float">
            <text:p>355.714</text:p>
          </table:table-cell>
          <table:table-cell office:value-type="float" office:value="151.805" calcext:value-type="float">
            <text:p>151.805</text:p>
          </table:table-cell>
          <table:table-cell table:number-columns-repeated="10"/>
        </table:table-row>
        <table:table-row table:style-name="ro1">
          <table:table-cell office:value-type="float" office:value="356.726" calcext:value-type="float">
            <text:p>356.726</text:p>
          </table:table-cell>
          <table:table-cell office:value-type="float" office:value="152.018" calcext:value-type="float">
            <text:p>152.018</text:p>
          </table:table-cell>
          <table:table-cell table:number-columns-repeated="10"/>
        </table:table-row>
        <table:table-row table:style-name="ro1">
          <table:table-cell office:value-type="float" office:value="357.728" calcext:value-type="float">
            <text:p>357.728</text:p>
          </table:table-cell>
          <table:table-cell office:value-type="float" office:value="152.548" calcext:value-type="float">
            <text:p>152.548</text:p>
          </table:table-cell>
          <table:table-cell table:number-columns-repeated="10"/>
        </table:table-row>
        <table:table-row table:style-name="ro1">
          <table:table-cell office:value-type="float" office:value="358.786" calcext:value-type="float">
            <text:p>358.786</text:p>
          </table:table-cell>
          <table:table-cell office:value-type="float" office:value="152.615" calcext:value-type="float">
            <text:p>152.615</text:p>
          </table:table-cell>
          <table:table-cell table:number-columns-repeated="10"/>
        </table:table-row>
        <table:table-row table:style-name="ro1">
          <table:table-cell office:value-type="float" office:value="359.788" calcext:value-type="float">
            <text:p>359.788</text:p>
          </table:table-cell>
          <table:table-cell office:value-type="float" office:value="152.81" calcext:value-type="float">
            <text:p>152.81</text:p>
          </table:table-cell>
          <table:table-cell table:number-columns-repeated="10"/>
        </table:table-row>
        <table:table-row table:style-name="ro1">
          <table:table-cell office:value-type="float" office:value="360.829" calcext:value-type="float">
            <text:p>360.829</text:p>
          </table:table-cell>
          <table:table-cell office:value-type="float" office:value="153.58" calcext:value-type="float">
            <text:p>153.58</text:p>
          </table:table-cell>
          <table:table-cell table:number-columns-repeated="10"/>
        </table:table-row>
        <table:table-row table:style-name="ro1">
          <table:table-cell office:value-type="float" office:value="361.823" calcext:value-type="float">
            <text:p>361.823</text:p>
          </table:table-cell>
          <table:table-cell office:value-type="float" office:value="153.74" calcext:value-type="float">
            <text:p>153.74</text:p>
          </table:table-cell>
          <table:table-cell table:number-columns-repeated="10"/>
        </table:table-row>
        <table:table-row table:style-name="ro1">
          <table:table-cell office:value-type="float" office:value="362.819" calcext:value-type="float">
            <text:p>362.819</text:p>
          </table:table-cell>
          <table:table-cell office:value-type="float" office:value="153.8" calcext:value-type="float">
            <text:p>153.8</text:p>
          </table:table-cell>
          <table:table-cell table:number-columns-repeated="10"/>
        </table:table-row>
        <table:table-row table:style-name="ro1">
          <table:table-cell office:value-type="float" office:value="363.814" calcext:value-type="float">
            <text:p>363.814</text:p>
          </table:table-cell>
          <table:table-cell office:value-type="float" office:value="154.108" calcext:value-type="float">
            <text:p>154.108</text:p>
          </table:table-cell>
          <table:table-cell table:number-columns-repeated="10"/>
        </table:table-row>
        <table:table-row table:style-name="ro1">
          <table:table-cell office:value-type="float" office:value="364.82" calcext:value-type="float">
            <text:p>364.82</text:p>
          </table:table-cell>
          <table:table-cell office:value-type="float" office:value="152.453" calcext:value-type="float">
            <text:p>152.453</text:p>
          </table:table-cell>
          <table:table-cell table:number-columns-repeated="10"/>
        </table:table-row>
        <table:table-row table:style-name="ro1">
          <table:table-cell office:value-type="float" office:value="365.822" calcext:value-type="float">
            <text:p>365.822</text:p>
          </table:table-cell>
          <table:table-cell office:value-type="float" office:value="154.435" calcext:value-type="float">
            <text:p>154.435</text:p>
          </table:table-cell>
          <table:table-cell table:number-columns-repeated="10"/>
        </table:table-row>
        <table:table-row table:style-name="ro1">
          <table:table-cell office:value-type="float" office:value="366.808" calcext:value-type="float">
            <text:p>366.808</text:p>
          </table:table-cell>
          <table:table-cell office:value-type="float" office:value="155.593" calcext:value-type="float">
            <text:p>155.593</text:p>
          </table:table-cell>
          <table:table-cell table:number-columns-repeated="10"/>
        </table:table-row>
        <table:table-row table:style-name="ro1">
          <table:table-cell office:value-type="float" office:value="367.82" calcext:value-type="float">
            <text:p>367.82</text:p>
          </table:table-cell>
          <table:table-cell office:value-type="float" office:value="156.233" calcext:value-type="float">
            <text:p>156.233</text:p>
          </table:table-cell>
          <table:table-cell table:number-columns-repeated="10"/>
        </table:table-row>
        <table:table-row table:style-name="ro1">
          <table:table-cell office:value-type="float" office:value="368.867" calcext:value-type="float">
            <text:p>368.867</text:p>
          </table:table-cell>
          <table:table-cell office:value-type="float" office:value="156.08" calcext:value-type="float">
            <text:p>156.08</text:p>
          </table:table-cell>
          <table:table-cell table:number-columns-repeated="10"/>
        </table:table-row>
        <table:table-row table:style-name="ro1">
          <table:table-cell office:value-type="float" office:value="369.881" calcext:value-type="float">
            <text:p>369.881</text:p>
          </table:table-cell>
          <table:table-cell office:value-type="float" office:value="156.07" calcext:value-type="float">
            <text:p>156.07</text:p>
          </table:table-cell>
          <table:table-cell table:number-columns-repeated="10"/>
        </table:table-row>
        <table:table-row table:style-name="ro1">
          <table:table-cell office:value-type="float" office:value="370.89" calcext:value-type="float">
            <text:p>370.89</text:p>
          </table:table-cell>
          <table:table-cell office:value-type="float" office:value="156.067" calcext:value-type="float">
            <text:p>156.067</text:p>
          </table:table-cell>
          <table:table-cell table:number-columns-repeated="10"/>
        </table:table-row>
        <table:table-row table:style-name="ro1">
          <table:table-cell office:value-type="float" office:value="371.93" calcext:value-type="float">
            <text:p>371.93</text:p>
          </table:table-cell>
          <table:table-cell office:value-type="float" office:value="156.07" calcext:value-type="float">
            <text:p>156.07</text:p>
          </table:table-cell>
          <table:table-cell table:number-columns-repeated="10"/>
        </table:table-row>
        <table:table-row table:style-name="ro1">
          <table:table-cell office:value-type="float" office:value="372.913" calcext:value-type="float">
            <text:p>372.913</text:p>
          </table:table-cell>
          <table:table-cell office:value-type="float" office:value="156.065" calcext:value-type="float">
            <text:p>156.065</text:p>
          </table:table-cell>
          <table:table-cell table:number-columns-repeated="10"/>
        </table:table-row>
        <table:table-row table:style-name="ro1">
          <table:table-cell office:value-type="float" office:value="373.921" calcext:value-type="float">
            <text:p>373.921</text:p>
          </table:table-cell>
          <table:table-cell office:value-type="float" office:value="156.062" calcext:value-type="float">
            <text:p>156.062</text:p>
          </table:table-cell>
          <table:table-cell table:number-columns-repeated="10"/>
        </table:table-row>
        <table:table-row table:style-name="ro1">
          <table:table-cell office:value-type="float" office:value="374.915" calcext:value-type="float">
            <text:p>374.915</text:p>
          </table:table-cell>
          <table:table-cell office:value-type="float" office:value="158.16" calcext:value-type="float">
            <text:p>158.16</text:p>
          </table:table-cell>
          <table:table-cell table:number-columns-repeated="10"/>
        </table:table-row>
        <table:table-row table:style-name="ro1">
          <table:table-cell office:value-type="float" office:value="375.949" calcext:value-type="float">
            <text:p>375.949</text:p>
          </table:table-cell>
          <table:table-cell office:value-type="float" office:value="158.657" calcext:value-type="float">
            <text:p>158.657</text:p>
          </table:table-cell>
          <table:table-cell table:number-columns-repeated="10"/>
        </table:table-row>
        <table:table-row table:style-name="ro1">
          <table:table-cell office:value-type="float" office:value="376.953" calcext:value-type="float">
            <text:p>376.953</text:p>
          </table:table-cell>
          <table:table-cell office:value-type="float" office:value="158.805" calcext:value-type="float">
            <text:p>158.805</text:p>
          </table:table-cell>
          <table:table-cell table:number-columns-repeated="10"/>
        </table:table-row>
        <table:table-row table:style-name="ro1">
          <table:table-cell office:value-type="float" office:value="377.939" calcext:value-type="float">
            <text:p>377.939</text:p>
          </table:table-cell>
          <table:table-cell office:value-type="float" office:value="158.868" calcext:value-type="float">
            <text:p>158.868</text:p>
          </table:table-cell>
          <table:table-cell table:number-columns-repeated="10"/>
        </table:table-row>
        <table:table-row table:style-name="ro1">
          <table:table-cell office:value-type="float" office:value="378.922" calcext:value-type="float">
            <text:p>378.922</text:p>
          </table:table-cell>
          <table:table-cell office:value-type="float" office:value="159.292" calcext:value-type="float">
            <text:p>159.292</text:p>
          </table:table-cell>
          <table:table-cell table:number-columns-repeated="10"/>
        </table:table-row>
        <table:table-row table:style-name="ro1">
          <table:table-cell office:value-type="float" office:value="379.931" calcext:value-type="float">
            <text:p>379.931</text:p>
          </table:table-cell>
          <table:table-cell office:value-type="float" office:value="159.752" calcext:value-type="float">
            <text:p>159.752</text:p>
          </table:table-cell>
          <table:table-cell table:number-columns-repeated="10"/>
        </table:table-row>
        <table:table-row table:style-name="ro1">
          <table:table-cell office:value-type="float" office:value="380.946" calcext:value-type="float">
            <text:p>380.946</text:p>
          </table:table-cell>
          <table:table-cell office:value-type="float" office:value="159.625" calcext:value-type="float">
            <text:p>159.625</text:p>
          </table:table-cell>
          <table:table-cell table:number-columns-repeated="10"/>
        </table:table-row>
        <table:table-row table:style-name="ro1">
          <table:table-cell office:value-type="float" office:value="381.942" calcext:value-type="float">
            <text:p>381.942</text:p>
          </table:table-cell>
          <table:table-cell office:value-type="float" office:value="159.68" calcext:value-type="float">
            <text:p>159.68</text:p>
          </table:table-cell>
          <table:table-cell table:number-columns-repeated="10"/>
        </table:table-row>
        <table:table-row table:style-name="ro1">
          <table:table-cell office:value-type="float" office:value="382.946" calcext:value-type="float">
            <text:p>382.946</text:p>
          </table:table-cell>
          <table:table-cell office:value-type="float" office:value="160.05" calcext:value-type="float">
            <text:p>160.05</text:p>
          </table:table-cell>
          <table:table-cell table:number-columns-repeated="10"/>
        </table:table-row>
        <table:table-row table:style-name="ro1">
          <table:table-cell office:value-type="float" office:value="383.966" calcext:value-type="float">
            <text:p>383.966</text:p>
          </table:table-cell>
          <table:table-cell office:value-type="float" office:value="159.993" calcext:value-type="float">
            <text:p>159.993</text:p>
          </table:table-cell>
          <table:table-cell table:number-columns-repeated="10"/>
        </table:table-row>
        <table:table-row table:style-name="ro1">
          <table:table-cell office:value-type="float" office:value="384.975" calcext:value-type="float">
            <text:p>384.975</text:p>
          </table:table-cell>
          <table:table-cell office:value-type="float" office:value="160.23" calcext:value-type="float">
            <text:p>160.23</text:p>
          </table:table-cell>
          <table:table-cell table:number-columns-repeated="10"/>
        </table:table-row>
        <table:table-row table:style-name="ro1">
          <table:table-cell office:value-type="float" office:value="385.994" calcext:value-type="float">
            <text:p>385.994</text:p>
          </table:table-cell>
          <table:table-cell office:value-type="float" office:value="160.21" calcext:value-type="float">
            <text:p>160.21</text:p>
          </table:table-cell>
          <table:table-cell table:number-columns-repeated="10"/>
        </table:table-row>
        <table:table-row table:style-name="ro1">
          <table:table-cell office:value-type="float" office:value="386.986" calcext:value-type="float">
            <text:p>386.986</text:p>
          </table:table-cell>
          <table:table-cell office:value-type="float" office:value="160.295" calcext:value-type="float">
            <text:p>160.295</text:p>
          </table:table-cell>
          <table:table-cell table:number-columns-repeated="10"/>
        </table:table-row>
        <table:table-row table:style-name="ro1">
          <table:table-cell office:value-type="float" office:value="388.032" calcext:value-type="float">
            <text:p>388.032</text:p>
          </table:table-cell>
          <table:table-cell office:value-type="float" office:value="160.3" calcext:value-type="float">
            <text:p>160.3</text:p>
          </table:table-cell>
          <table:table-cell table:number-columns-repeated="10"/>
        </table:table-row>
        <table:table-row table:style-name="ro1">
          <table:table-cell office:value-type="float" office:value="389.048" calcext:value-type="float">
            <text:p>389.048</text:p>
          </table:table-cell>
          <table:table-cell office:value-type="float" office:value="160.292" calcext:value-type="float">
            <text:p>160.292</text:p>
          </table:table-cell>
          <table:table-cell table:number-columns-repeated="10"/>
        </table:table-row>
        <table:table-row table:style-name="ro1">
          <table:table-cell office:value-type="float" office:value="390.048" calcext:value-type="float">
            <text:p>390.048</text:p>
          </table:table-cell>
          <table:table-cell office:value-type="float" office:value="160.322" calcext:value-type="float">
            <text:p>160.322</text:p>
          </table:table-cell>
          <table:table-cell table:number-columns-repeated="10"/>
        </table:table-row>
        <table:table-row table:style-name="ro1">
          <table:table-cell office:value-type="float" office:value="391.085" calcext:value-type="float">
            <text:p>391.085</text:p>
          </table:table-cell>
          <table:table-cell office:value-type="float" office:value="160.435" calcext:value-type="float">
            <text:p>160.435</text:p>
          </table:table-cell>
          <table:table-cell table:number-columns-repeated="10"/>
        </table:table-row>
        <table:table-row table:style-name="ro1">
          <table:table-cell office:value-type="float" office:value="392.085" calcext:value-type="float">
            <text:p>392.085</text:p>
          </table:table-cell>
          <table:table-cell office:value-type="float" office:value="160.453" calcext:value-type="float">
            <text:p>160.453</text:p>
          </table:table-cell>
          <table:table-cell table:number-columns-repeated="10"/>
        </table:table-row>
        <table:table-row table:style-name="ro1">
          <table:table-cell office:value-type="float" office:value="393.089" calcext:value-type="float">
            <text:p>393.089</text:p>
          </table:table-cell>
          <table:table-cell office:value-type="float" office:value="160.493" calcext:value-type="float">
            <text:p>160.493</text:p>
          </table:table-cell>
          <table:table-cell table:number-columns-repeated="10"/>
        </table:table-row>
        <table:table-row table:style-name="ro1">
          <table:table-cell office:value-type="float" office:value="394.103" calcext:value-type="float">
            <text:p>394.103</text:p>
          </table:table-cell>
          <table:table-cell office:value-type="float" office:value="160.537" calcext:value-type="float">
            <text:p>160.537</text:p>
          </table:table-cell>
          <table:table-cell table:number-columns-repeated="10"/>
        </table:table-row>
        <table:table-row table:style-name="ro1">
          <table:table-cell office:value-type="float" office:value="395.093" calcext:value-type="float">
            <text:p>395.093</text:p>
          </table:table-cell>
          <table:table-cell office:value-type="float" office:value="160.358" calcext:value-type="float">
            <text:p>160.358</text:p>
          </table:table-cell>
          <table:table-cell table:number-columns-repeated="10"/>
        </table:table-row>
        <table:table-row table:style-name="ro1">
          <table:table-cell office:value-type="float" office:value="396.127" calcext:value-type="float">
            <text:p>396.127</text:p>
          </table:table-cell>
          <table:table-cell office:value-type="float" office:value="160.365" calcext:value-type="float">
            <text:p>160.365</text:p>
          </table:table-cell>
          <table:table-cell table:number-columns-repeated="10"/>
        </table:table-row>
        <table:table-row table:style-name="ro1">
          <table:table-cell office:value-type="float" office:value="397.117" calcext:value-type="float">
            <text:p>397.117</text:p>
          </table:table-cell>
          <table:table-cell office:value-type="float" office:value="160.345" calcext:value-type="float">
            <text:p>160.345</text:p>
          </table:table-cell>
          <table:table-cell table:number-columns-repeated="10"/>
        </table:table-row>
        <table:table-row table:style-name="ro1">
          <table:table-cell office:value-type="float" office:value="398.135" calcext:value-type="float">
            <text:p>398.135</text:p>
          </table:table-cell>
          <table:table-cell office:value-type="float" office:value="160.343" calcext:value-type="float">
            <text:p>160.343</text:p>
          </table:table-cell>
          <table:table-cell table:number-columns-repeated="10"/>
        </table:table-row>
        <table:table-row table:style-name="ro1">
          <table:table-cell office:value-type="float" office:value="399.117" calcext:value-type="float">
            <text:p>399.117</text:p>
          </table:table-cell>
          <table:table-cell office:value-type="float" office:value="160.373" calcext:value-type="float">
            <text:p>160.373</text:p>
          </table:table-cell>
          <table:table-cell table:number-columns-repeated="10"/>
        </table:table-row>
        <table:table-row table:style-name="ro1">
          <table:table-cell office:value-type="float" office:value="400.12" calcext:value-type="float">
            <text:p>400.12</text:p>
          </table:table-cell>
          <table:table-cell office:value-type="float" office:value="160.912" calcext:value-type="float">
            <text:p>160.912</text:p>
          </table:table-cell>
          <table:table-cell table:number-columns-repeated="10"/>
        </table:table-row>
        <table:table-row table:style-name="ro1">
          <table:table-cell office:value-type="float" office:value="401.137" calcext:value-type="float">
            <text:p>401.137</text:p>
          </table:table-cell>
          <table:table-cell office:value-type="float" office:value="160.995" calcext:value-type="float">
            <text:p>160.995</text:p>
          </table:table-cell>
          <table:table-cell table:number-columns-repeated="10"/>
        </table:table-row>
        <table:table-row table:style-name="ro1">
          <table:table-cell office:value-type="float" office:value="402.124" calcext:value-type="float">
            <text:p>402.124</text:p>
          </table:table-cell>
          <table:table-cell office:value-type="float" office:value="161.12" calcext:value-type="float">
            <text:p>161.12</text:p>
          </table:table-cell>
          <table:table-cell table:number-columns-repeated="10"/>
        </table:table-row>
        <table:table-row table:style-name="ro1">
          <table:table-cell office:value-type="float" office:value="403.132" calcext:value-type="float">
            <text:p>403.132</text:p>
          </table:table-cell>
          <table:table-cell office:value-type="float" office:value="161.3" calcext:value-type="float">
            <text:p>161.3</text:p>
          </table:table-cell>
          <table:table-cell table:number-columns-repeated="10"/>
        </table:table-row>
        <table:table-row table:style-name="ro1">
          <table:table-cell office:value-type="float" office:value="404.133" calcext:value-type="float">
            <text:p>404.133</text:p>
          </table:table-cell>
          <table:table-cell office:value-type="float" office:value="161.562" calcext:value-type="float">
            <text:p>161.562</text:p>
          </table:table-cell>
          <table:table-cell table:number-columns-repeated="10"/>
        </table:table-row>
        <table:table-row table:style-name="ro1">
          <table:table-cell office:value-type="float" office:value="405.15" calcext:value-type="float">
            <text:p>405.15</text:p>
          </table:table-cell>
          <table:table-cell office:value-type="float" office:value="161.55" calcext:value-type="float">
            <text:p>161.55</text:p>
          </table:table-cell>
          <table:table-cell table:number-columns-repeated="10"/>
        </table:table-row>
        <table:table-row table:style-name="ro1">
          <table:table-cell office:value-type="float" office:value="406.184" calcext:value-type="float">
            <text:p>406.184</text:p>
          </table:table-cell>
          <table:table-cell office:value-type="float" office:value="161.588" calcext:value-type="float">
            <text:p>161.588</text:p>
          </table:table-cell>
          <table:table-cell table:number-columns-repeated="10"/>
        </table:table-row>
        <table:table-row table:style-name="ro1">
          <table:table-cell office:value-type="float" office:value="407.196" calcext:value-type="float">
            <text:p>407.196</text:p>
          </table:table-cell>
          <table:table-cell office:value-type="float" office:value="161.585" calcext:value-type="float">
            <text:p>161.585</text:p>
          </table:table-cell>
          <table:table-cell table:number-columns-repeated="10"/>
        </table:table-row>
        <table:table-row table:style-name="ro1">
          <table:table-cell office:value-type="float" office:value="408.182" calcext:value-type="float">
            <text:p>408.182</text:p>
          </table:table-cell>
          <table:table-cell office:value-type="float" office:value="161.583" calcext:value-type="float">
            <text:p>161.583</text:p>
          </table:table-cell>
          <table:table-cell table:number-columns-repeated="10"/>
        </table:table-row>
        <table:table-row table:style-name="ro1">
          <table:table-cell office:value-type="float" office:value="409.225" calcext:value-type="float">
            <text:p>409.225</text:p>
          </table:table-cell>
          <table:table-cell office:value-type="float" office:value="165.66" calcext:value-type="float">
            <text:p>165.66</text:p>
          </table:table-cell>
          <table:table-cell table:number-columns-repeated="10"/>
        </table:table-row>
        <table:table-row table:style-name="ro1">
          <table:table-cell office:value-type="float" office:value="410.218" calcext:value-type="float">
            <text:p>410.218</text:p>
          </table:table-cell>
          <table:table-cell office:value-type="float" office:value="169.445" calcext:value-type="float">
            <text:p>169.445</text:p>
          </table:table-cell>
          <table:table-cell table:number-columns-repeated="10"/>
        </table:table-row>
        <table:table-row table:style-name="ro1">
          <table:table-cell office:value-type="float" office:value="411.256" calcext:value-type="float">
            <text:p>411.256</text:p>
          </table:table-cell>
          <table:table-cell office:value-type="float" office:value="175.333" calcext:value-type="float">
            <text:p>175.333</text:p>
          </table:table-cell>
          <table:table-cell table:number-columns-repeated="10"/>
        </table:table-row>
        <table:table-row table:style-name="ro1">
          <table:table-cell office:value-type="float" office:value="412.26" calcext:value-type="float">
            <text:p>412.26</text:p>
          </table:table-cell>
          <table:table-cell office:value-type="float" office:value="177.968" calcext:value-type="float">
            <text:p>177.968</text:p>
          </table:table-cell>
          <table:table-cell table:number-columns-repeated="10"/>
        </table:table-row>
        <table:table-row table:style-name="ro1">
          <table:table-cell office:value-type="float" office:value="413.252" calcext:value-type="float">
            <text:p>413.252</text:p>
          </table:table-cell>
          <table:table-cell office:value-type="float" office:value="177.955" calcext:value-type="float">
            <text:p>177.955</text:p>
          </table:table-cell>
          <table:table-cell table:number-columns-repeated="10"/>
        </table:table-row>
        <table:table-row table:style-name="ro1">
          <table:table-cell office:value-type="float" office:value="414.275" calcext:value-type="float">
            <text:p>414.275</text:p>
          </table:table-cell>
          <table:table-cell office:value-type="float" office:value="177.972" calcext:value-type="float">
            <text:p>177.972</text:p>
          </table:table-cell>
          <table:table-cell table:number-columns-repeated="10"/>
        </table:table-row>
        <table:table-row table:style-name="ro1">
          <table:table-cell office:value-type="float" office:value="415.314" calcext:value-type="float">
            <text:p>415.314</text:p>
          </table:table-cell>
          <table:table-cell office:value-type="float" office:value="177.955" calcext:value-type="float">
            <text:p>177.955</text:p>
          </table:table-cell>
          <table:table-cell table:number-columns-repeated="10"/>
        </table:table-row>
        <table:table-row table:style-name="ro1">
          <table:table-cell office:value-type="float" office:value="416.339" calcext:value-type="float">
            <text:p>416.339</text:p>
          </table:table-cell>
          <table:table-cell office:value-type="float" office:value="177.972" calcext:value-type="float">
            <text:p>177.972</text:p>
          </table:table-cell>
          <table:table-cell table:number-columns-repeated="10"/>
        </table:table-row>
        <table:table-row table:style-name="ro1">
          <table:table-cell office:value-type="float" office:value="417.334" calcext:value-type="float">
            <text:p>417.334</text:p>
          </table:table-cell>
          <table:table-cell office:value-type="float" office:value="177.977" calcext:value-type="float">
            <text:p>177.977</text:p>
          </table:table-cell>
          <table:table-cell table:number-columns-repeated="10"/>
        </table:table-row>
        <table:table-row table:style-name="ro1">
          <table:table-cell office:value-type="float" office:value="418.361" calcext:value-type="float">
            <text:p>418.361</text:p>
          </table:table-cell>
          <table:table-cell office:value-type="float" office:value="177.96" calcext:value-type="float">
            <text:p>177.96</text:p>
          </table:table-cell>
          <table:table-cell table:number-columns-repeated="10"/>
        </table:table-row>
        <table:table-row table:style-name="ro1">
          <table:table-cell office:value-type="float" office:value="419.413" calcext:value-type="float">
            <text:p>419.413</text:p>
          </table:table-cell>
          <table:table-cell office:value-type="float" office:value="177.97" calcext:value-type="float">
            <text:p>177.97</text:p>
          </table:table-cell>
          <table:table-cell table:number-columns-repeated="10"/>
        </table:table-row>
        <table:table-row table:style-name="ro1">
          <table:table-cell office:value-type="float" office:value="420.442" calcext:value-type="float">
            <text:p>420.442</text:p>
          </table:table-cell>
          <table:table-cell office:value-type="float" office:value="177.985" calcext:value-type="float">
            <text:p>177.985</text:p>
          </table:table-cell>
          <table:table-cell table:number-columns-repeated="10"/>
        </table:table-row>
        <table:table-row table:style-name="ro1">
          <table:table-cell office:value-type="float" office:value="421.452" calcext:value-type="float">
            <text:p>421.452</text:p>
          </table:table-cell>
          <table:table-cell office:value-type="float" office:value="177.993" calcext:value-type="float">
            <text:p>177.993</text:p>
          </table:table-cell>
          <table:table-cell table:number-columns-repeated="10"/>
        </table:table-row>
        <table:table-row table:style-name="ro1">
          <table:table-cell office:value-type="float" office:value="422.46" calcext:value-type="float">
            <text:p>422.46</text:p>
          </table:table-cell>
          <table:table-cell office:value-type="float" office:value="177.99" calcext:value-type="float">
            <text:p>177.99</text:p>
          </table:table-cell>
          <table:table-cell table:number-columns-repeated="10"/>
        </table:table-row>
        <table:table-row table:style-name="ro1">
          <table:table-cell office:value-type="float" office:value="423.481" calcext:value-type="float">
            <text:p>423.481</text:p>
          </table:table-cell>
          <table:table-cell office:value-type="float" office:value="177.99" calcext:value-type="float">
            <text:p>177.99</text:p>
          </table:table-cell>
          <table:table-cell table:number-columns-repeated="10"/>
        </table:table-row>
        <table:table-row table:style-name="ro1">
          <table:table-cell office:value-type="float" office:value="424.513" calcext:value-type="float">
            <text:p>424.513</text:p>
          </table:table-cell>
          <table:table-cell office:value-type="float" office:value="177.99" calcext:value-type="float">
            <text:p>177.99</text:p>
          </table:table-cell>
          <table:table-cell table:number-columns-repeated="10"/>
        </table:table-row>
        <table:table-row table:style-name="ro1">
          <table:table-cell office:value-type="float" office:value="425.545" calcext:value-type="float">
            <text:p>425.545</text:p>
          </table:table-cell>
          <table:table-cell office:value-type="float" office:value="177.99" calcext:value-type="float">
            <text:p>177.99</text:p>
          </table:table-cell>
          <table:table-cell table:number-columns-repeated="10"/>
        </table:table-row>
        <table:table-row table:style-name="ro1">
          <table:table-cell office:value-type="float" office:value="426.545" calcext:value-type="float">
            <text:p>426.545</text:p>
          </table:table-cell>
          <table:table-cell office:value-type="float" office:value="177.993" calcext:value-type="float">
            <text:p>177.993</text:p>
          </table:table-cell>
          <table:table-cell table:number-columns-repeated="10"/>
        </table:table-row>
        <table:table-row table:style-name="ro1">
          <table:table-cell office:value-type="float" office:value="427.58" calcext:value-type="float">
            <text:p>427.58</text:p>
          </table:table-cell>
          <table:table-cell office:value-type="float" office:value="177.993" calcext:value-type="float">
            <text:p>177.993</text:p>
          </table:table-cell>
          <table:table-cell table:number-columns-repeated="10"/>
        </table:table-row>
        <table:table-row table:style-name="ro1">
          <table:table-cell office:value-type="float" office:value="428.563" calcext:value-type="float">
            <text:p>428.563</text:p>
          </table:table-cell>
          <table:table-cell office:value-type="float" office:value="177.983" calcext:value-type="float">
            <text:p>177.983</text:p>
          </table:table-cell>
          <table:table-cell table:number-columns-repeated="10"/>
        </table:table-row>
        <table:table-row table:style-name="ro1">
          <table:table-cell office:value-type="float" office:value="429.582" calcext:value-type="float">
            <text:p>429.582</text:p>
          </table:table-cell>
          <table:table-cell office:value-type="float" office:value="177.98" calcext:value-type="float">
            <text:p>177.98</text:p>
          </table:table-cell>
          <table:table-cell table:number-columns-repeated="10"/>
        </table:table-row>
        <table:table-row table:style-name="ro1">
          <table:table-cell office:value-type="float" office:value="430.635" calcext:value-type="float">
            <text:p>430.635</text:p>
          </table:table-cell>
          <table:table-cell office:value-type="float" office:value="177.983" calcext:value-type="float">
            <text:p>177.983</text:p>
          </table:table-cell>
          <table:table-cell table:number-columns-repeated="10"/>
        </table:table-row>
        <table:table-row table:style-name="ro1">
          <table:table-cell office:value-type="float" office:value="431.626" calcext:value-type="float">
            <text:p>431.626</text:p>
          </table:table-cell>
          <table:table-cell office:value-type="float" office:value="177.977" calcext:value-type="float">
            <text:p>177.977</text:p>
          </table:table-cell>
          <table:table-cell table:number-columns-repeated="10"/>
        </table:table-row>
        <table:table-row table:style-name="ro1">
          <table:table-cell office:value-type="float" office:value="432.659" calcext:value-type="float">
            <text:p>432.659</text:p>
          </table:table-cell>
          <table:table-cell office:value-type="float" office:value="177.965" calcext:value-type="float">
            <text:p>177.965</text:p>
          </table:table-cell>
          <table:table-cell table:number-columns-repeated="10"/>
        </table:table-row>
        <table:table-row table:style-name="ro1">
          <table:table-cell office:value-type="float" office:value="433.666" calcext:value-type="float">
            <text:p>433.666</text:p>
          </table:table-cell>
          <table:table-cell office:value-type="float" office:value="177.98" calcext:value-type="float">
            <text:p>177.98</text:p>
          </table:table-cell>
          <table:table-cell table:number-columns-repeated="10"/>
        </table:table-row>
        <table:table-row table:style-name="ro1">
          <table:table-cell office:value-type="float" office:value="434.665" calcext:value-type="float">
            <text:p>434.665</text:p>
          </table:table-cell>
          <table:table-cell office:value-type="float" office:value="177.958" calcext:value-type="float">
            <text:p>177.958</text:p>
          </table:table-cell>
          <table:table-cell table:number-columns-repeated="10"/>
        </table:table-row>
        <table:table-row table:style-name="ro1">
          <table:table-cell office:value-type="float" office:value="435.691" calcext:value-type="float">
            <text:p>435.691</text:p>
          </table:table-cell>
          <table:table-cell office:value-type="float" office:value="177.99" calcext:value-type="float">
            <text:p>177.99</text:p>
          </table:table-cell>
          <table:table-cell table:number-columns-repeated="10"/>
        </table:table-row>
        <table:table-row table:style-name="ro1">
          <table:table-cell office:value-type="float" office:value="436.694" calcext:value-type="float">
            <text:p>436.694</text:p>
          </table:table-cell>
          <table:table-cell office:value-type="float" office:value="177.903" calcext:value-type="float">
            <text:p>177.903</text:p>
          </table:table-cell>
          <table:table-cell table:number-columns-repeated="10"/>
        </table:table-row>
        <table:table-row table:style-name="ro1">
          <table:table-cell office:value-type="float" office:value="437.731" calcext:value-type="float">
            <text:p>437.731</text:p>
          </table:table-cell>
          <table:table-cell office:value-type="float" office:value="181.768" calcext:value-type="float">
            <text:p>181.768</text:p>
          </table:table-cell>
          <table:table-cell table:number-columns-repeated="10"/>
        </table:table-row>
        <table:table-row table:style-name="ro1">
          <table:table-cell office:value-type="float" office:value="438.747" calcext:value-type="float">
            <text:p>438.747</text:p>
          </table:table-cell>
          <table:table-cell office:value-type="float" office:value="181.843" calcext:value-type="float">
            <text:p>181.843</text:p>
          </table:table-cell>
          <table:table-cell table:number-columns-repeated="10"/>
        </table:table-row>
        <table:table-row table:style-name="ro1">
          <table:table-cell office:value-type="float" office:value="439.751" calcext:value-type="float">
            <text:p>439.751</text:p>
          </table:table-cell>
          <table:table-cell office:value-type="float" office:value="181.85" calcext:value-type="float">
            <text:p>181.85</text:p>
          </table:table-cell>
          <table:table-cell table:number-columns-repeated="10"/>
        </table:table-row>
        <table:table-row table:style-name="ro1">
          <table:table-cell office:value-type="float" office:value="440.734" calcext:value-type="float">
            <text:p>440.734</text:p>
          </table:table-cell>
          <table:table-cell office:value-type="float" office:value="181.863" calcext:value-type="float">
            <text:p>181.863</text:p>
          </table:table-cell>
          <table:table-cell table:number-columns-repeated="10"/>
        </table:table-row>
        <table:table-row table:style-name="ro1">
          <table:table-cell office:value-type="float" office:value="441.78" calcext:value-type="float">
            <text:p>441.78</text:p>
          </table:table-cell>
          <table:table-cell office:value-type="float" office:value="181.87" calcext:value-type="float">
            <text:p>181.87</text:p>
          </table:table-cell>
          <table:table-cell table:number-columns-repeated="10"/>
        </table:table-row>
        <table:table-row table:style-name="ro1">
          <table:table-cell office:value-type="float" office:value="442.773" calcext:value-type="float">
            <text:p>442.773</text:p>
          </table:table-cell>
          <table:table-cell office:value-type="float" office:value="181.865" calcext:value-type="float">
            <text:p>181.865</text:p>
          </table:table-cell>
          <table:table-cell table:number-columns-repeated="10"/>
        </table:table-row>
        <table:table-row table:style-name="ro1">
          <table:table-cell office:value-type="float" office:value="443.773" calcext:value-type="float">
            <text:p>443.773</text:p>
          </table:table-cell>
          <table:table-cell office:value-type="float" office:value="181.868" calcext:value-type="float">
            <text:p>181.868</text:p>
          </table:table-cell>
          <table:table-cell table:number-columns-repeated="10"/>
        </table:table-row>
        <table:table-row table:style-name="ro1">
          <table:table-cell office:value-type="float" office:value="444.768" calcext:value-type="float">
            <text:p>444.768</text:p>
          </table:table-cell>
          <table:table-cell office:value-type="float" office:value="181.868" calcext:value-type="float">
            <text:p>181.868</text:p>
          </table:table-cell>
          <table:table-cell table:number-columns-repeated="10"/>
        </table:table-row>
        <table:table-row table:style-name="ro1">
          <table:table-cell office:value-type="float" office:value="445.793" calcext:value-type="float">
            <text:p>445.793</text:p>
          </table:table-cell>
          <table:table-cell office:value-type="float" office:value="182.013" calcext:value-type="float">
            <text:p>182.013</text:p>
          </table:table-cell>
          <table:table-cell table:number-columns-repeated="10"/>
        </table:table-row>
        <table:table-row table:style-name="ro1">
          <table:table-cell office:value-type="float" office:value="446.84" calcext:value-type="float">
            <text:p>446.84</text:p>
          </table:table-cell>
          <table:table-cell office:value-type="float" office:value="181.895" calcext:value-type="float">
            <text:p>181.895</text:p>
          </table:table-cell>
          <table:table-cell table:number-columns-repeated="10"/>
        </table:table-row>
        <table:table-row table:style-name="ro1">
          <table:table-cell office:value-type="float" office:value="447.872" calcext:value-type="float">
            <text:p>447.872</text:p>
          </table:table-cell>
          <table:table-cell office:value-type="float" office:value="181.88" calcext:value-type="float">
            <text:p>181.88</text:p>
          </table:table-cell>
          <table:table-cell table:number-columns-repeated="10"/>
        </table:table-row>
        <table:table-row table:style-name="ro1">
          <table:table-cell office:value-type="float" office:value="448.882" calcext:value-type="float">
            <text:p>448.882</text:p>
          </table:table-cell>
          <table:table-cell office:value-type="float" office:value="181.875" calcext:value-type="float">
            <text:p>181.875</text:p>
          </table:table-cell>
          <table:table-cell table:number-columns-repeated="10"/>
        </table:table-row>
        <table:table-row table:style-name="ro1">
          <table:table-cell office:value-type="float" office:value="449.893" calcext:value-type="float">
            <text:p>449.893</text:p>
          </table:table-cell>
          <table:table-cell office:value-type="float" office:value="181.873" calcext:value-type="float">
            <text:p>181.873</text:p>
          </table:table-cell>
          <table:table-cell table:number-columns-repeated="10"/>
        </table:table-row>
        <table:table-row table:style-name="ro1">
          <table:table-cell office:value-type="float" office:value="450.905" calcext:value-type="float">
            <text:p>450.905</text:p>
          </table:table-cell>
          <table:table-cell office:value-type="float" office:value="181.873" calcext:value-type="float">
            <text:p>181.873</text:p>
          </table:table-cell>
          <table:table-cell table:number-columns-repeated="10"/>
        </table:table-row>
        <table:table-row table:style-name="ro1">
          <table:table-cell office:value-type="float" office:value="451.929" calcext:value-type="float">
            <text:p>451.929</text:p>
          </table:table-cell>
          <table:table-cell office:value-type="float" office:value="182.072" calcext:value-type="float">
            <text:p>182.072</text:p>
          </table:table-cell>
          <table:table-cell table:number-columns-repeated="10"/>
        </table:table-row>
        <table:table-row table:style-name="ro1">
          <table:table-cell office:value-type="float" office:value="452.992" calcext:value-type="float">
            <text:p>452.992</text:p>
          </table:table-cell>
          <table:table-cell office:value-type="float" office:value="181.9" calcext:value-type="float">
            <text:p>181.9</text:p>
          </table:table-cell>
          <table:table-cell table:number-columns-repeated="10"/>
        </table:table-row>
        <table:table-row table:style-name="ro1">
          <table:table-cell office:value-type="float" office:value="453.979" calcext:value-type="float">
            <text:p>453.979</text:p>
          </table:table-cell>
          <table:table-cell office:value-type="float" office:value="181.907" calcext:value-type="float">
            <text:p>181.907</text:p>
          </table:table-cell>
          <table:table-cell table:number-columns-repeated="10"/>
        </table:table-row>
        <table:table-row table:style-name="ro1">
          <table:table-cell office:value-type="float" office:value="454.992" calcext:value-type="float">
            <text:p>454.992</text:p>
          </table:table-cell>
          <table:table-cell office:value-type="float" office:value="181.898" calcext:value-type="float">
            <text:p>181.898</text:p>
          </table:table-cell>
          <table:table-cell table:number-columns-repeated="10"/>
        </table:table-row>
        <table:table-row table:style-name="ro1">
          <table:table-cell office:value-type="float" office:value="455.99" calcext:value-type="float">
            <text:p>455.99</text:p>
          </table:table-cell>
          <table:table-cell office:value-type="float" office:value="181.895" calcext:value-type="float">
            <text:p>181.895</text:p>
          </table:table-cell>
          <table:table-cell table:number-columns-repeated="10"/>
        </table:table-row>
        <table:table-row table:style-name="ro1">
          <table:table-cell office:value-type="float" office:value="457.001" calcext:value-type="float">
            <text:p>457.001</text:p>
          </table:table-cell>
          <table:table-cell office:value-type="float" office:value="181.9" calcext:value-type="float">
            <text:p>181.9</text:p>
          </table:table-cell>
          <table:table-cell table:number-columns-repeated="10"/>
        </table:table-row>
        <table:table-row table:style-name="ro1">
          <table:table-cell office:value-type="float" office:value="458.057" calcext:value-type="float">
            <text:p>458.057</text:p>
          </table:table-cell>
          <table:table-cell office:value-type="float" office:value="181.898" calcext:value-type="float">
            <text:p>181.898</text:p>
          </table:table-cell>
          <table:table-cell table:number-columns-repeated="10"/>
        </table:table-row>
        <table:table-row table:style-name="ro1">
          <table:table-cell office:value-type="float" office:value="459.1" calcext:value-type="float">
            <text:p>459.1</text:p>
          </table:table-cell>
          <table:table-cell office:value-type="float" office:value="181.893" calcext:value-type="float">
            <text:p>181.893</text:p>
          </table:table-cell>
          <table:table-cell table:number-columns-repeated="10"/>
        </table:table-row>
        <table:table-row table:style-name="ro1">
          <table:table-cell office:value-type="float" office:value="460.164" calcext:value-type="float">
            <text:p>460.164</text:p>
          </table:table-cell>
          <table:table-cell office:value-type="float" office:value="181.882" calcext:value-type="float">
            <text:p>181.882</text:p>
          </table:table-cell>
          <table:table-cell table:number-columns-repeated="10"/>
        </table:table-row>
        <table:table-row table:style-name="ro1">
          <table:table-cell office:value-type="float" office:value="461.203" calcext:value-type="float">
            <text:p>461.203</text:p>
          </table:table-cell>
          <table:table-cell office:value-type="float" office:value="181.89" calcext:value-type="float">
            <text:p>181.89</text:p>
          </table:table-cell>
          <table:table-cell table:number-columns-repeated="10"/>
        </table:table-row>
        <table:table-row table:style-name="ro1">
          <table:table-cell office:value-type="float" office:value="462.2" calcext:value-type="float">
            <text:p>462.2</text:p>
          </table:table-cell>
          <table:table-cell office:value-type="float" office:value="181.89" calcext:value-type="float">
            <text:p>181.89</text:p>
          </table:table-cell>
          <table:table-cell table:number-columns-repeated="10"/>
        </table:table-row>
        <table:table-row table:style-name="ro1">
          <table:table-cell office:value-type="float" office:value="463.213" calcext:value-type="float">
            <text:p>463.213</text:p>
          </table:table-cell>
          <table:table-cell office:value-type="float" office:value="181.89" calcext:value-type="float">
            <text:p>181.89</text:p>
          </table:table-cell>
          <table:table-cell table:number-columns-repeated="10"/>
        </table:table-row>
        <table:table-row table:style-name="ro1">
          <table:table-cell office:value-type="float" office:value="464.235" calcext:value-type="float">
            <text:p>464.235</text:p>
          </table:table-cell>
          <table:table-cell office:value-type="float" office:value="182.11" calcext:value-type="float">
            <text:p>182.11</text:p>
          </table:table-cell>
          <table:table-cell table:number-columns-repeated="10"/>
        </table:table-row>
        <table:table-row table:style-name="ro1">
          <table:table-cell office:value-type="float" office:value="465.265" calcext:value-type="float">
            <text:p>465.265</text:p>
          </table:table-cell>
          <table:table-cell office:value-type="float" office:value="182.21" calcext:value-type="float">
            <text:p>182.21</text:p>
          </table:table-cell>
          <table:table-cell table:number-columns-repeated="10"/>
        </table:table-row>
        <table:table-row table:style-name="ro1">
          <table:table-cell office:value-type="float" office:value="466.289" calcext:value-type="float">
            <text:p>466.289</text:p>
          </table:table-cell>
          <table:table-cell office:value-type="float" office:value="181.89" calcext:value-type="float">
            <text:p>181.89</text:p>
          </table:table-cell>
          <table:table-cell table:number-columns-repeated="10"/>
        </table:table-row>
        <table:table-row table:style-name="ro1">
          <table:table-cell office:value-type="float" office:value="467.308" calcext:value-type="float">
            <text:p>467.308</text:p>
          </table:table-cell>
          <table:table-cell office:value-type="float" office:value="181.877" calcext:value-type="float">
            <text:p>181.877</text:p>
          </table:table-cell>
          <table:table-cell table:number-columns-repeated="10"/>
        </table:table-row>
        <table:table-row table:style-name="ro1">
          <table:table-cell office:value-type="float" office:value="468.302" calcext:value-type="float">
            <text:p>468.302</text:p>
          </table:table-cell>
          <table:table-cell office:value-type="float" office:value="181.885" calcext:value-type="float">
            <text:p>181.885</text:p>
          </table:table-cell>
          <table:table-cell table:number-columns-repeated="10"/>
        </table:table-row>
        <table:table-row table:style-name="ro1">
          <table:table-cell office:value-type="float" office:value="469.315" calcext:value-type="float">
            <text:p>469.315</text:p>
          </table:table-cell>
          <table:table-cell office:value-type="float" office:value="181.885" calcext:value-type="float">
            <text:p>181.885</text:p>
          </table:table-cell>
          <table:table-cell table:number-columns-repeated="10"/>
        </table:table-row>
        <table:table-row table:style-name="ro1">
          <table:table-cell office:value-type="float" office:value="470.338" calcext:value-type="float">
            <text:p>470.338</text:p>
          </table:table-cell>
          <table:table-cell office:value-type="float" office:value="181.893" calcext:value-type="float">
            <text:p>181.893</text:p>
          </table:table-cell>
          <table:table-cell table:number-columns-repeated="10"/>
        </table:table-row>
        <table:table-row table:style-name="ro1">
          <table:table-cell office:value-type="float" office:value="471.341" calcext:value-type="float">
            <text:p>471.341</text:p>
          </table:table-cell>
          <table:table-cell office:value-type="float" office:value="181.893" calcext:value-type="float">
            <text:p>181.893</text:p>
          </table:table-cell>
          <table:table-cell table:number-columns-repeated="10"/>
        </table:table-row>
        <table:table-row table:style-name="ro1">
          <table:table-cell office:value-type="float" office:value="472.374" calcext:value-type="float">
            <text:p>472.374</text:p>
          </table:table-cell>
          <table:table-cell office:value-type="float" office:value="181.893" calcext:value-type="float">
            <text:p>181.893</text:p>
          </table:table-cell>
          <table:table-cell table:number-columns-repeated="10"/>
        </table:table-row>
        <table:table-row table:style-name="ro1">
          <table:table-cell office:value-type="float" office:value="473.374" calcext:value-type="float">
            <text:p>473.374</text:p>
          </table:table-cell>
          <table:table-cell office:value-type="float" office:value="181.898" calcext:value-type="float">
            <text:p>181.898</text:p>
          </table:table-cell>
          <table:table-cell table:number-columns-repeated="10"/>
        </table:table-row>
        <table:table-row table:style-name="ro1">
          <table:table-cell office:value-type="float" office:value="474.393" calcext:value-type="float">
            <text:p>474.393</text:p>
          </table:table-cell>
          <table:table-cell office:value-type="float" office:value="181.917" calcext:value-type="float">
            <text:p>181.917</text:p>
          </table:table-cell>
          <table:table-cell table:number-columns-repeated="10"/>
        </table:table-row>
        <table:table-row table:style-name="ro1">
          <table:table-cell office:value-type="float" office:value="475.384" calcext:value-type="float">
            <text:p>475.384</text:p>
          </table:table-cell>
          <table:table-cell office:value-type="float" office:value="181.917" calcext:value-type="float">
            <text:p>181.917</text:p>
          </table:table-cell>
          <table:table-cell table:number-columns-repeated="10"/>
        </table:table-row>
        <table:table-row table:style-name="ro1">
          <table:table-cell office:value-type="float" office:value="476.385" calcext:value-type="float">
            <text:p>476.385</text:p>
          </table:table-cell>
          <table:table-cell office:value-type="float" office:value="181.915" calcext:value-type="float">
            <text:p>181.915</text:p>
          </table:table-cell>
          <table:table-cell table:number-columns-repeated="10"/>
        </table:table-row>
        <table:table-row table:style-name="ro1">
          <table:table-cell office:value-type="float" office:value="477.4" calcext:value-type="float">
            <text:p>477.4</text:p>
          </table:table-cell>
          <table:table-cell office:value-type="float" office:value="181.97" calcext:value-type="float">
            <text:p>181.97</text:p>
          </table:table-cell>
          <table:table-cell table:number-columns-repeated="10"/>
        </table:table-row>
        <table:table-row table:style-name="ro1">
          <table:table-cell office:value-type="float" office:value="478.422" calcext:value-type="float">
            <text:p>478.422</text:p>
          </table:table-cell>
          <table:table-cell office:value-type="float" office:value="182.68" calcext:value-type="float">
            <text:p>182.68</text:p>
          </table:table-cell>
          <table:table-cell table:number-columns-repeated="10"/>
        </table:table-row>
        <table:table-row table:style-name="ro1">
          <table:table-cell office:value-type="float" office:value="479.411" calcext:value-type="float">
            <text:p>479.411</text:p>
          </table:table-cell>
          <table:table-cell office:value-type="float" office:value="182.667" calcext:value-type="float">
            <text:p>182.667</text:p>
          </table:table-cell>
          <table:table-cell table:number-columns-repeated="10"/>
        </table:table-row>
        <table:table-row table:style-name="ro1">
          <table:table-cell office:value-type="float" office:value="480.418" calcext:value-type="float">
            <text:p>480.418</text:p>
          </table:table-cell>
          <table:table-cell office:value-type="float" office:value="182.667" calcext:value-type="float">
            <text:p>182.667</text:p>
          </table:table-cell>
          <table:table-cell table:number-columns-repeated="10"/>
        </table:table-row>
        <table:table-row table:style-name="ro1">
          <table:table-cell office:value-type="float" office:value="481.428" calcext:value-type="float">
            <text:p>481.428</text:p>
          </table:table-cell>
          <table:table-cell office:value-type="float" office:value="184.035" calcext:value-type="float">
            <text:p>184.035</text:p>
          </table:table-cell>
          <table:table-cell table:number-columns-repeated="10"/>
        </table:table-row>
        <table:table-row table:style-name="ro1">
          <table:table-cell office:value-type="float" office:value="482.47" calcext:value-type="float">
            <text:p>482.47</text:p>
          </table:table-cell>
          <table:table-cell office:value-type="float" office:value="183.787" calcext:value-type="float">
            <text:p>183.787</text:p>
          </table:table-cell>
          <table:table-cell table:number-columns-repeated="10"/>
        </table:table-row>
        <table:table-row table:style-name="ro1">
          <table:table-cell office:value-type="float" office:value="483.459" calcext:value-type="float">
            <text:p>483.459</text:p>
          </table:table-cell>
          <table:table-cell office:value-type="float" office:value="183.888" calcext:value-type="float">
            <text:p>183.888</text:p>
          </table:table-cell>
          <table:table-cell table:number-columns-repeated="10"/>
        </table:table-row>
        <table:table-row table:style-name="ro1">
          <table:table-cell office:value-type="float" office:value="484.475" calcext:value-type="float">
            <text:p>484.475</text:p>
          </table:table-cell>
          <table:table-cell office:value-type="float" office:value="183.9" calcext:value-type="float">
            <text:p>183.9</text:p>
          </table:table-cell>
          <table:table-cell table:number-columns-repeated="10"/>
        </table:table-row>
        <table:table-row table:style-name="ro1">
          <table:table-cell office:value-type="float" office:value="485.461" calcext:value-type="float">
            <text:p>485.461</text:p>
          </table:table-cell>
          <table:table-cell office:value-type="float" office:value="183.845" calcext:value-type="float">
            <text:p>183.845</text:p>
          </table:table-cell>
          <table:table-cell table:number-columns-repeated="10"/>
        </table:table-row>
        <table:table-row table:style-name="ro1">
          <table:table-cell office:value-type="float" office:value="486.454" calcext:value-type="float">
            <text:p>486.454</text:p>
          </table:table-cell>
          <table:table-cell office:value-type="float" office:value="183.847" calcext:value-type="float">
            <text:p>183.847</text:p>
          </table:table-cell>
          <table:table-cell table:number-columns-repeated="10"/>
        </table:table-row>
        <table:table-row table:style-name="ro1">
          <table:table-cell office:value-type="float" office:value="487.47" calcext:value-type="float">
            <text:p>487.47</text:p>
          </table:table-cell>
          <table:table-cell office:value-type="float" office:value="183.828" calcext:value-type="float">
            <text:p>183.828</text:p>
          </table:table-cell>
          <table:table-cell table:number-columns-repeated="10"/>
        </table:table-row>
        <table:table-row table:style-name="ro1">
          <table:table-cell office:value-type="float" office:value="488.477" calcext:value-type="float">
            <text:p>488.477</text:p>
          </table:table-cell>
          <table:table-cell office:value-type="float" office:value="183.757" calcext:value-type="float">
            <text:p>183.757</text:p>
          </table:table-cell>
          <table:table-cell table:number-columns-repeated="10"/>
        </table:table-row>
        <table:table-row table:style-name="ro1">
          <table:table-cell office:value-type="float" office:value="489.51" calcext:value-type="float">
            <text:p>489.51</text:p>
          </table:table-cell>
          <table:table-cell office:value-type="float" office:value="183.808" calcext:value-type="float">
            <text:p>183.808</text:p>
          </table:table-cell>
          <table:table-cell table:number-columns-repeated="10"/>
        </table:table-row>
        <table:table-row table:style-name="ro1">
          <table:table-cell office:value-type="float" office:value="490.528" calcext:value-type="float">
            <text:p>490.528</text:p>
          </table:table-cell>
          <table:table-cell office:value-type="float" office:value="183.835" calcext:value-type="float">
            <text:p>183.835</text:p>
          </table:table-cell>
          <table:table-cell table:number-columns-repeated="10"/>
        </table:table-row>
        <table:table-row table:style-name="ro1">
          <table:table-cell office:value-type="float" office:value="491.483" calcext:value-type="float">
            <text:p>491.483</text:p>
          </table:table-cell>
          <table:table-cell office:value-type="float" office:value="183.852" calcext:value-type="float">
            <text:p>183.852</text:p>
          </table:table-cell>
          <table:table-cell table:number-columns-repeated="10"/>
        </table:table-row>
        <table:table-row table:style-name="ro1">
          <table:table-cell office:value-type="float" office:value="492.513" calcext:value-type="float">
            <text:p>492.513</text:p>
          </table:table-cell>
          <table:table-cell office:value-type="float" office:value="183.852" calcext:value-type="float">
            <text:p>183.852</text:p>
          </table:table-cell>
          <table:table-cell table:number-columns-repeated="10"/>
        </table:table-row>
        <table:table-row table:style-name="ro1">
          <table:table-cell office:value-type="float" office:value="493.507" calcext:value-type="float">
            <text:p>493.507</text:p>
          </table:table-cell>
          <table:table-cell office:value-type="float" office:value="183.84" calcext:value-type="float">
            <text:p>183.84</text:p>
          </table:table-cell>
          <table:table-cell table:number-columns-repeated="10"/>
        </table:table-row>
        <table:table-row table:style-name="ro1">
          <table:table-cell office:value-type="float" office:value="494.496" calcext:value-type="float">
            <text:p>494.496</text:p>
          </table:table-cell>
          <table:table-cell office:value-type="float" office:value="183.845" calcext:value-type="float">
            <text:p>183.845</text:p>
          </table:table-cell>
          <table:table-cell table:number-columns-repeated="10"/>
        </table:table-row>
        <table:table-row table:style-name="ro1">
          <table:table-cell office:value-type="float" office:value="495.539" calcext:value-type="float">
            <text:p>495.539</text:p>
          </table:table-cell>
          <table:table-cell office:value-type="float" office:value="183.845" calcext:value-type="float">
            <text:p>183.845</text:p>
          </table:table-cell>
          <table:table-cell table:number-columns-repeated="10"/>
        </table:table-row>
        <table:table-row table:style-name="ro1">
          <table:table-cell office:value-type="float" office:value="496.51" calcext:value-type="float">
            <text:p>496.51</text:p>
          </table:table-cell>
          <table:table-cell office:value-type="float" office:value="183.847" calcext:value-type="float">
            <text:p>183.847</text:p>
          </table:table-cell>
          <table:table-cell table:number-columns-repeated="10"/>
        </table:table-row>
        <table:table-row table:style-name="ro1">
          <table:table-cell office:value-type="float" office:value="497.529" calcext:value-type="float">
            <text:p>497.529</text:p>
          </table:table-cell>
          <table:table-cell office:value-type="float" office:value="183.847" calcext:value-type="float">
            <text:p>183.847</text:p>
          </table:table-cell>
          <table:table-cell table:number-columns-repeated="10"/>
        </table:table-row>
        <table:table-row table:style-name="ro1">
          <table:table-cell office:value-type="float" office:value="498.512" calcext:value-type="float">
            <text:p>498.512</text:p>
          </table:table-cell>
          <table:table-cell office:value-type="float" office:value="183.838" calcext:value-type="float">
            <text:p>183.838</text:p>
          </table:table-cell>
          <table:table-cell table:number-columns-repeated="10"/>
        </table:table-row>
        <table:table-row table:style-name="ro1">
          <table:table-cell office:value-type="float" office:value="499.539" calcext:value-type="float">
            <text:p>499.539</text:p>
          </table:table-cell>
          <table:table-cell office:value-type="float" office:value="183.845" calcext:value-type="float">
            <text:p>183.845</text:p>
          </table:table-cell>
          <table:table-cell table:number-columns-repeated="10"/>
        </table:table-row>
        <table:table-row table:style-name="ro1">
          <table:table-cell office:value-type="float" office:value="500.541" calcext:value-type="float">
            <text:p>500.541</text:p>
          </table:table-cell>
          <table:table-cell office:value-type="float" office:value="183.868" calcext:value-type="float">
            <text:p>183.868</text:p>
          </table:table-cell>
          <table:table-cell table:number-columns-repeated="10"/>
        </table:table-row>
        <table:table-row table:style-name="ro1">
          <table:table-cell office:value-type="float" office:value="501.55" calcext:value-type="float">
            <text:p>501.55</text:p>
          </table:table-cell>
          <table:table-cell office:value-type="float" office:value="183.863" calcext:value-type="float">
            <text:p>183.863</text:p>
          </table:table-cell>
          <table:table-cell table:number-columns-repeated="10"/>
        </table:table-row>
        <table:table-row table:style-name="ro1">
          <table:table-cell office:value-type="float" office:value="502.592" calcext:value-type="float">
            <text:p>502.592</text:p>
          </table:table-cell>
          <table:table-cell office:value-type="float" office:value="183.86" calcext:value-type="float">
            <text:p>183.86</text:p>
          </table:table-cell>
          <table:table-cell table:number-columns-repeated="10"/>
        </table:table-row>
        <table:table-row table:style-name="ro1">
          <table:table-cell office:value-type="float" office:value="503.581" calcext:value-type="float">
            <text:p>503.581</text:p>
          </table:table-cell>
          <table:table-cell office:value-type="float" office:value="183.86" calcext:value-type="float">
            <text:p>183.86</text:p>
          </table:table-cell>
          <table:table-cell table:number-columns-repeated="10"/>
        </table:table-row>
        <table:table-row table:style-name="ro1">
          <table:table-cell office:value-type="float" office:value="504.588" calcext:value-type="float">
            <text:p>504.588</text:p>
          </table:table-cell>
          <table:table-cell office:value-type="float" office:value="183.87" calcext:value-type="float">
            <text:p>183.87</text:p>
          </table:table-cell>
          <table:table-cell table:number-columns-repeated="10"/>
        </table:table-row>
        <table:table-row table:style-name="ro1">
          <table:table-cell office:value-type="float" office:value="505.603" calcext:value-type="float">
            <text:p>505.603</text:p>
          </table:table-cell>
          <table:table-cell office:value-type="float" office:value="183.865" calcext:value-type="float">
            <text:p>183.865</text:p>
          </table:table-cell>
          <table:table-cell table:number-columns-repeated="10"/>
        </table:table-row>
        <table:table-row table:style-name="ro1">
          <table:table-cell office:value-type="float" office:value="506.612" calcext:value-type="float">
            <text:p>506.612</text:p>
          </table:table-cell>
          <table:table-cell office:value-type="float" office:value="183.868" calcext:value-type="float">
            <text:p>183.868</text:p>
          </table:table-cell>
          <table:table-cell table:number-columns-repeated="10"/>
        </table:table-row>
        <table:table-row table:style-name="ro1">
          <table:table-cell office:value-type="float" office:value="507.624" calcext:value-type="float">
            <text:p>507.624</text:p>
          </table:table-cell>
          <table:table-cell office:value-type="float" office:value="183.855" calcext:value-type="float">
            <text:p>183.855</text:p>
          </table:table-cell>
          <table:table-cell table:number-columns-repeated="10"/>
        </table:table-row>
        <table:table-row table:style-name="ro1">
          <table:table-cell office:value-type="float" office:value="508.684" calcext:value-type="float">
            <text:p>508.684</text:p>
          </table:table-cell>
          <table:table-cell office:value-type="float" office:value="183.858" calcext:value-type="float">
            <text:p>183.858</text:p>
          </table:table-cell>
          <table:table-cell table:number-columns-repeated="10"/>
        </table:table-row>
        <table:table-row table:style-name="ro1">
          <table:table-cell office:value-type="float" office:value="509.687" calcext:value-type="float">
            <text:p>509.687</text:p>
          </table:table-cell>
          <table:table-cell office:value-type="float" office:value="183.863" calcext:value-type="float">
            <text:p>183.863</text:p>
          </table:table-cell>
          <table:table-cell table:number-columns-repeated="10"/>
        </table:table-row>
        <table:table-row table:style-name="ro1">
          <table:table-cell office:value-type="float" office:value="510.718" calcext:value-type="float">
            <text:p>510.718</text:p>
          </table:table-cell>
          <table:table-cell office:value-type="float" office:value="183.873" calcext:value-type="float">
            <text:p>183.873</text:p>
          </table:table-cell>
          <table:table-cell table:number-columns-repeated="10"/>
        </table:table-row>
        <table:table-row table:style-name="ro1">
          <table:table-cell office:value-type="float" office:value="511.707" calcext:value-type="float">
            <text:p>511.707</text:p>
          </table:table-cell>
          <table:table-cell office:value-type="float" office:value="183.865" calcext:value-type="float">
            <text:p>183.865</text:p>
          </table:table-cell>
          <table:table-cell table:number-columns-repeated="10"/>
        </table:table-row>
        <table:table-row table:style-name="ro1">
          <table:table-cell office:value-type="float" office:value="512.763" calcext:value-type="float">
            <text:p>512.763</text:p>
          </table:table-cell>
          <table:table-cell office:value-type="float" office:value="183.868" calcext:value-type="float">
            <text:p>183.868</text:p>
          </table:table-cell>
          <table:table-cell table:number-columns-repeated="10"/>
        </table:table-row>
        <table:table-row table:style-name="ro1">
          <table:table-cell office:value-type="float" office:value="513.747" calcext:value-type="float">
            <text:p>513.747</text:p>
          </table:table-cell>
          <table:table-cell office:value-type="float" office:value="183.868" calcext:value-type="float">
            <text:p>183.868</text:p>
          </table:table-cell>
          <table:table-cell table:number-columns-repeated="10"/>
        </table:table-row>
        <table:table-row table:style-name="ro1">
          <table:table-cell office:value-type="float" office:value="514.752" calcext:value-type="float">
            <text:p>514.752</text:p>
          </table:table-cell>
          <table:table-cell office:value-type="float" office:value="183.87" calcext:value-type="float">
            <text:p>183.87</text:p>
          </table:table-cell>
          <table:table-cell table:number-columns-repeated="10"/>
        </table:table-row>
        <table:table-row table:style-name="ro1">
          <table:table-cell office:value-type="float" office:value="515.743" calcext:value-type="float">
            <text:p>515.743</text:p>
          </table:table-cell>
          <table:table-cell office:value-type="float" office:value="183.868" calcext:value-type="float">
            <text:p>183.868</text:p>
          </table:table-cell>
          <table:table-cell table:number-columns-repeated="10"/>
        </table:table-row>
        <table:table-row table:style-name="ro1">
          <table:table-cell office:value-type="float" office:value="516.793" calcext:value-type="float">
            <text:p>516.793</text:p>
          </table:table-cell>
          <table:table-cell office:value-type="float" office:value="183.868" calcext:value-type="float">
            <text:p>183.868</text:p>
          </table:table-cell>
          <table:table-cell table:number-columns-repeated="10"/>
        </table:table-row>
        <table:table-row table:style-name="ro1">
          <table:table-cell office:value-type="float" office:value="517.807" calcext:value-type="float">
            <text:p>517.807</text:p>
          </table:table-cell>
          <table:table-cell office:value-type="float" office:value="183.87" calcext:value-type="float">
            <text:p>183.87</text:p>
          </table:table-cell>
          <table:table-cell table:number-columns-repeated="10"/>
        </table:table-row>
        <table:table-row table:style-name="ro1">
          <table:table-cell office:value-type="float" office:value="518.829" calcext:value-type="float">
            <text:p>518.829</text:p>
          </table:table-cell>
          <table:table-cell office:value-type="float" office:value="183.868" calcext:value-type="float">
            <text:p>183.868</text:p>
          </table:table-cell>
          <table:table-cell table:number-columns-repeated="10"/>
        </table:table-row>
        <table:table-row table:style-name="ro1">
          <table:table-cell office:value-type="float" office:value="519.876" calcext:value-type="float">
            <text:p>519.876</text:p>
          </table:table-cell>
          <table:table-cell office:value-type="float" office:value="183.87" calcext:value-type="float">
            <text:p>183.87</text:p>
          </table:table-cell>
          <table:table-cell table:number-columns-repeated="10"/>
        </table:table-row>
        <table:table-row table:style-name="ro1">
          <table:table-cell office:value-type="float" office:value="520.939" calcext:value-type="float">
            <text:p>520.939</text:p>
          </table:table-cell>
          <table:table-cell office:value-type="float" office:value="183.868" calcext:value-type="float">
            <text:p>183.868</text:p>
          </table:table-cell>
          <table:table-cell table:number-columns-repeated="10"/>
        </table:table-row>
        <table:table-row table:style-name="ro1">
          <table:table-cell office:value-type="float" office:value="521.942" calcext:value-type="float">
            <text:p>521.942</text:p>
          </table:table-cell>
          <table:table-cell office:value-type="float" office:value="183.87" calcext:value-type="float">
            <text:p>183.87</text:p>
          </table:table-cell>
          <table:table-cell table:number-columns-repeated="10"/>
        </table:table-row>
        <table:table-row table:style-name="ro1">
          <table:table-cell office:value-type="float" office:value="522.957" calcext:value-type="float">
            <text:p>522.957</text:p>
          </table:table-cell>
          <table:table-cell office:value-type="float" office:value="183.87" calcext:value-type="float">
            <text:p>183.87</text:p>
          </table:table-cell>
          <table:table-cell table:number-columns-repeated="10"/>
        </table:table-row>
        <table:table-row table:style-name="ro1">
          <table:table-cell office:value-type="float" office:value="524.007" calcext:value-type="float">
            <text:p>524.007</text:p>
          </table:table-cell>
          <table:table-cell office:value-type="float" office:value="183.868" calcext:value-type="float">
            <text:p>183.868</text:p>
          </table:table-cell>
          <table:table-cell table:number-columns-repeated="10"/>
        </table:table-row>
        <table:table-row table:style-name="ro1">
          <table:table-cell office:value-type="float" office:value="525.026" calcext:value-type="float">
            <text:p>525.026</text:p>
          </table:table-cell>
          <table:table-cell office:value-type="float" office:value="183.865" calcext:value-type="float">
            <text:p>183.865</text:p>
          </table:table-cell>
          <table:table-cell table:number-columns-repeated="10"/>
        </table:table-row>
        <table:table-row table:style-name="ro1">
          <table:table-cell office:value-type="float" office:value="526.031" calcext:value-type="float">
            <text:p>526.031</text:p>
          </table:table-cell>
          <table:table-cell office:value-type="float" office:value="183.865" calcext:value-type="float">
            <text:p>183.865</text:p>
          </table:table-cell>
          <table:table-cell table:number-columns-repeated="10"/>
        </table:table-row>
        <table:table-row table:style-name="ro1">
          <table:table-cell office:value-type="float" office:value="527.066" calcext:value-type="float">
            <text:p>527.066</text:p>
          </table:table-cell>
          <table:table-cell office:value-type="float" office:value="183.86" calcext:value-type="float">
            <text:p>183.86</text:p>
          </table:table-cell>
          <table:table-cell table:number-columns-repeated="10"/>
        </table:table-row>
        <table:table-row table:style-name="ro1">
          <table:table-cell office:value-type="float" office:value="528.11" calcext:value-type="float">
            <text:p>528.11</text:p>
          </table:table-cell>
          <table:table-cell office:value-type="float" office:value="184.037" calcext:value-type="float">
            <text:p>184.037</text:p>
          </table:table-cell>
          <table:table-cell table:number-columns-repeated="10"/>
        </table:table-row>
        <table:table-row table:style-name="ro1">
          <table:table-cell office:value-type="float" office:value="529.132" calcext:value-type="float">
            <text:p>529.132</text:p>
          </table:table-cell>
          <table:table-cell office:value-type="float" office:value="184.618" calcext:value-type="float">
            <text:p>184.618</text:p>
          </table:table-cell>
          <table:table-cell table:number-columns-repeated="10"/>
        </table:table-row>
        <table:table-row table:style-name="ro1">
          <table:table-cell office:value-type="float" office:value="530.155" calcext:value-type="float">
            <text:p>530.155</text:p>
          </table:table-cell>
          <table:table-cell office:value-type="float" office:value="184.52" calcext:value-type="float">
            <text:p>184.52</text:p>
          </table:table-cell>
          <table:table-cell table:number-columns-repeated="10"/>
        </table:table-row>
        <table:table-row table:style-name="ro1">
          <table:table-cell office:value-type="float" office:value="531.207" calcext:value-type="float">
            <text:p>531.207</text:p>
          </table:table-cell>
          <table:table-cell office:value-type="float" office:value="184.57" calcext:value-type="float">
            <text:p>184.57</text:p>
          </table:table-cell>
          <table:table-cell table:number-columns-repeated="10"/>
        </table:table-row>
        <table:table-row table:style-name="ro1">
          <table:table-cell office:value-type="float" office:value="532.243" calcext:value-type="float">
            <text:p>532.243</text:p>
          </table:table-cell>
          <table:table-cell office:value-type="float" office:value="184.588" calcext:value-type="float">
            <text:p>184.588</text:p>
          </table:table-cell>
          <table:table-cell table:number-columns-repeated="10"/>
        </table:table-row>
        <table:table-row table:style-name="ro1">
          <table:table-cell office:value-type="float" office:value="533.212" calcext:value-type="float">
            <text:p>533.212</text:p>
          </table:table-cell>
          <table:table-cell office:value-type="float" office:value="184.597" calcext:value-type="float">
            <text:p>184.597</text:p>
          </table:table-cell>
          <table:table-cell table:number-columns-repeated="10"/>
        </table:table-row>
        <table:table-row table:style-name="ro1">
          <table:table-cell office:value-type="float" office:value="534.221" calcext:value-type="float">
            <text:p>534.221</text:p>
          </table:table-cell>
          <table:table-cell office:value-type="float" office:value="184.69" calcext:value-type="float">
            <text:p>184.69</text:p>
          </table:table-cell>
          <table:table-cell table:number-columns-repeated="10"/>
        </table:table-row>
        <table:table-row table:style-name="ro1">
          <table:table-cell office:value-type="float" office:value="535.228" calcext:value-type="float">
            <text:p>535.228</text:p>
          </table:table-cell>
          <table:table-cell office:value-type="float" office:value="184.71" calcext:value-type="float">
            <text:p>184.71</text:p>
          </table:table-cell>
          <table:table-cell table:number-columns-repeated="10"/>
        </table:table-row>
        <table:table-row table:style-name="ro1">
          <table:table-cell office:value-type="float" office:value="536.253" calcext:value-type="float">
            <text:p>536.253</text:p>
          </table:table-cell>
          <table:table-cell office:value-type="float" office:value="184.847" calcext:value-type="float">
            <text:p>184.847</text:p>
          </table:table-cell>
          <table:table-cell table:number-columns-repeated="10"/>
        </table:table-row>
        <table:table-row table:style-name="ro1">
          <table:table-cell office:value-type="float" office:value="537.23" calcext:value-type="float">
            <text:p>537.23</text:p>
          </table:table-cell>
          <table:table-cell office:value-type="float" office:value="184.958" calcext:value-type="float">
            <text:p>184.958</text:p>
          </table:table-cell>
          <table:table-cell table:number-columns-repeated="10"/>
        </table:table-row>
        <table:table-row table:style-name="ro1">
          <table:table-cell office:value-type="float" office:value="538.267" calcext:value-type="float">
            <text:p>538.267</text:p>
          </table:table-cell>
          <table:table-cell office:value-type="float" office:value="184.977" calcext:value-type="float">
            <text:p>184.977</text:p>
          </table:table-cell>
          <table:table-cell table:number-columns-repeated="10"/>
        </table:table-row>
        <table:table-row table:style-name="ro1">
          <table:table-cell office:value-type="float" office:value="539.26" calcext:value-type="float">
            <text:p>539.26</text:p>
          </table:table-cell>
          <table:table-cell office:value-type="float" office:value="185.123" calcext:value-type="float">
            <text:p>185.123</text:p>
          </table:table-cell>
          <table:table-cell table:number-columns-repeated="10"/>
        </table:table-row>
        <table:table-row table:style-name="ro1">
          <table:table-cell office:value-type="float" office:value="540.259" calcext:value-type="float">
            <text:p>540.259</text:p>
          </table:table-cell>
          <table:table-cell office:value-type="float" office:value="185.162" calcext:value-type="float">
            <text:p>185.162</text:p>
          </table:table-cell>
          <table:table-cell table:number-columns-repeated="10"/>
        </table:table-row>
        <table:table-row table:style-name="ro1">
          <table:table-cell office:value-type="float" office:value="541.268" calcext:value-type="float">
            <text:p>541.268</text:p>
          </table:table-cell>
          <table:table-cell office:value-type="float" office:value="185.26" calcext:value-type="float">
            <text:p>185.26</text:p>
          </table:table-cell>
          <table:table-cell table:number-columns-repeated="10"/>
        </table:table-row>
        <table:table-row table:style-name="ro1">
          <table:table-cell office:value-type="float" office:value="542.26" calcext:value-type="float">
            <text:p>542.26</text:p>
          </table:table-cell>
          <table:table-cell office:value-type="float" office:value="185.343" calcext:value-type="float">
            <text:p>185.343</text:p>
          </table:table-cell>
          <table:table-cell table:number-columns-repeated="10"/>
        </table:table-row>
        <table:table-row table:style-name="ro1">
          <table:table-cell office:value-type="float" office:value="543.26" calcext:value-type="float">
            <text:p>543.26</text:p>
          </table:table-cell>
          <table:table-cell office:value-type="float" office:value="185.625" calcext:value-type="float">
            <text:p>185.625</text:p>
          </table:table-cell>
          <table:table-cell table:number-columns-repeated="10"/>
        </table:table-row>
        <table:table-row table:style-name="ro1">
          <table:table-cell office:value-type="float" office:value="544.297" calcext:value-type="float">
            <text:p>544.297</text:p>
          </table:table-cell>
          <table:table-cell office:value-type="float" office:value="185.673" calcext:value-type="float">
            <text:p>185.673</text:p>
          </table:table-cell>
          <table:table-cell table:number-columns-repeated="10"/>
        </table:table-row>
        <table:table-row table:style-name="ro1">
          <table:table-cell office:value-type="float" office:value="545.301" calcext:value-type="float">
            <text:p>545.301</text:p>
          </table:table-cell>
          <table:table-cell office:value-type="float" office:value="186.295" calcext:value-type="float">
            <text:p>186.295</text:p>
          </table:table-cell>
          <table:table-cell table:number-columns-repeated="10"/>
        </table:table-row>
        <table:table-row table:style-name="ro1">
          <table:table-cell office:value-type="float" office:value="546.298" calcext:value-type="float">
            <text:p>546.298</text:p>
          </table:table-cell>
          <table:table-cell office:value-type="float" office:value="186.32" calcext:value-type="float">
            <text:p>186.32</text:p>
          </table:table-cell>
          <table:table-cell table:number-columns-repeated="10"/>
        </table:table-row>
        <table:table-row table:style-name="ro1">
          <table:table-cell office:value-type="float" office:value="547.281" calcext:value-type="float">
            <text:p>547.281</text:p>
          </table:table-cell>
          <table:table-cell office:value-type="float" office:value="185.835" calcext:value-type="float">
            <text:p>185.835</text:p>
          </table:table-cell>
          <table:table-cell table:number-columns-repeated="10"/>
        </table:table-row>
        <table:table-row table:style-name="ro1">
          <table:table-cell office:value-type="float" office:value="548.275" calcext:value-type="float">
            <text:p>548.275</text:p>
          </table:table-cell>
          <table:table-cell office:value-type="float" office:value="185.817" calcext:value-type="float">
            <text:p>185.817</text:p>
          </table:table-cell>
          <table:table-cell table:number-columns-repeated="10"/>
        </table:table-row>
        <table:table-row table:style-name="ro1">
          <table:table-cell office:value-type="float" office:value="549.271" calcext:value-type="float">
            <text:p>549.271</text:p>
          </table:table-cell>
          <table:table-cell office:value-type="float" office:value="185.825" calcext:value-type="float">
            <text:p>185.825</text:p>
          </table:table-cell>
          <table:table-cell table:number-columns-repeated="10"/>
        </table:table-row>
        <table:table-row table:style-name="ro1">
          <table:table-cell office:value-type="float" office:value="550.309" calcext:value-type="float">
            <text:p>550.309</text:p>
          </table:table-cell>
          <table:table-cell office:value-type="float" office:value="185.825" calcext:value-type="float">
            <text:p>185.825</text:p>
          </table:table-cell>
          <table:table-cell table:number-columns-repeated="10"/>
        </table:table-row>
        <table:table-row table:style-name="ro1">
          <table:table-cell office:value-type="float" office:value="551.311" calcext:value-type="float">
            <text:p>551.311</text:p>
          </table:table-cell>
          <table:table-cell office:value-type="float" office:value="185.825" calcext:value-type="float">
            <text:p>185.825</text:p>
          </table:table-cell>
          <table:table-cell table:number-columns-repeated="10"/>
        </table:table-row>
        <table:table-row table:style-name="ro1">
          <table:table-cell office:value-type="float" office:value="552.325" calcext:value-type="float">
            <text:p>552.325</text:p>
          </table:table-cell>
          <table:table-cell office:value-type="float" office:value="185.825" calcext:value-type="float">
            <text:p>185.825</text:p>
          </table:table-cell>
          <table:table-cell table:number-columns-repeated="10"/>
        </table:table-row>
        <table:table-row table:style-name="ro1">
          <table:table-cell office:value-type="float" office:value="553.369" calcext:value-type="float">
            <text:p>553.369</text:p>
          </table:table-cell>
          <table:table-cell office:value-type="float" office:value="185.838" calcext:value-type="float">
            <text:p>185.838</text:p>
          </table:table-cell>
          <table:table-cell table:number-columns-repeated="10"/>
        </table:table-row>
        <table:table-row table:style-name="ro1">
          <table:table-cell office:value-type="float" office:value="554.375" calcext:value-type="float">
            <text:p>554.375</text:p>
          </table:table-cell>
          <table:table-cell office:value-type="float" office:value="186.708" calcext:value-type="float">
            <text:p>186.708</text:p>
          </table:table-cell>
          <table:table-cell table:number-columns-repeated="10"/>
        </table:table-row>
        <table:table-row table:style-name="ro1">
          <table:table-cell office:value-type="float" office:value="555.412" calcext:value-type="float">
            <text:p>555.412</text:p>
          </table:table-cell>
          <table:table-cell office:value-type="float" office:value="186.792" calcext:value-type="float">
            <text:p>186.792</text:p>
          </table:table-cell>
          <table:table-cell table:number-columns-repeated="10"/>
        </table:table-row>
        <table:table-row table:style-name="ro1">
          <table:table-cell office:value-type="float" office:value="556.404" calcext:value-type="float">
            <text:p>556.404</text:p>
          </table:table-cell>
          <table:table-cell office:value-type="float" office:value="187.062" calcext:value-type="float">
            <text:p>187.062</text:p>
          </table:table-cell>
          <table:table-cell table:number-columns-repeated="10"/>
        </table:table-row>
        <table:table-row table:style-name="ro1">
          <table:table-cell office:value-type="float" office:value="557.43" calcext:value-type="float">
            <text:p>557.43</text:p>
          </table:table-cell>
          <table:table-cell office:value-type="float" office:value="187.088" calcext:value-type="float">
            <text:p>187.088</text:p>
          </table:table-cell>
          <table:table-cell table:number-columns-repeated="10"/>
        </table:table-row>
        <table:table-row table:style-name="ro1">
          <table:table-cell office:value-type="float" office:value="558.5" calcext:value-type="float">
            <text:p>558.5</text:p>
          </table:table-cell>
          <table:table-cell office:value-type="float" office:value="187.312" calcext:value-type="float">
            <text:p>187.312</text:p>
          </table:table-cell>
          <table:table-cell table:number-columns-repeated="10"/>
        </table:table-row>
        <table:table-row table:style-name="ro1">
          <table:table-cell office:value-type="float" office:value="559.474" calcext:value-type="float">
            <text:p>559.474</text:p>
          </table:table-cell>
          <table:table-cell office:value-type="float" office:value="187.315" calcext:value-type="float">
            <text:p>187.315</text:p>
          </table:table-cell>
          <table:table-cell table:number-columns-repeated="10"/>
        </table:table-row>
        <table:table-row table:style-name="ro1">
          <table:table-cell office:value-type="float" office:value="560.526" calcext:value-type="float">
            <text:p>560.526</text:p>
          </table:table-cell>
          <table:table-cell office:value-type="float" office:value="188.018" calcext:value-type="float">
            <text:p>188.018</text:p>
          </table:table-cell>
          <table:table-cell table:number-columns-repeated="10"/>
        </table:table-row>
        <table:table-row table:style-name="ro1">
          <table:table-cell office:value-type="float" office:value="561.557" calcext:value-type="float">
            <text:p>561.557</text:p>
          </table:table-cell>
          <table:table-cell office:value-type="float" office:value="188.593" calcext:value-type="float">
            <text:p>188.593</text:p>
          </table:table-cell>
          <table:table-cell table:number-columns-repeated="10"/>
        </table:table-row>
        <table:table-row table:style-name="ro1">
          <table:table-cell office:value-type="float" office:value="562.587" calcext:value-type="float">
            <text:p>562.587</text:p>
          </table:table-cell>
          <table:table-cell office:value-type="float" office:value="188.62" calcext:value-type="float">
            <text:p>188.62</text:p>
          </table:table-cell>
          <table:table-cell table:number-columns-repeated="10"/>
        </table:table-row>
        <table:table-row table:style-name="ro1">
          <table:table-cell office:value-type="float" office:value="563.58" calcext:value-type="float">
            <text:p>563.58</text:p>
          </table:table-cell>
          <table:table-cell office:value-type="float" office:value="188.828" calcext:value-type="float">
            <text:p>188.828</text:p>
          </table:table-cell>
          <table:table-cell table:number-columns-repeated="10"/>
        </table:table-row>
        <table:table-row table:style-name="ro1">
          <table:table-cell office:value-type="float" office:value="564.594" calcext:value-type="float">
            <text:p>564.594</text:p>
          </table:table-cell>
          <table:table-cell office:value-type="float" office:value="188.757" calcext:value-type="float">
            <text:p>188.757</text:p>
          </table:table-cell>
          <table:table-cell table:number-columns-repeated="10"/>
        </table:table-row>
        <table:table-row table:style-name="ro1">
          <table:table-cell office:value-type="float" office:value="565.591" calcext:value-type="float">
            <text:p>565.591</text:p>
          </table:table-cell>
          <table:table-cell office:value-type="float" office:value="188.822" calcext:value-type="float">
            <text:p>188.822</text:p>
          </table:table-cell>
          <table:table-cell table:number-columns-repeated="10"/>
        </table:table-row>
        <table:table-row table:style-name="ro1">
          <table:table-cell office:value-type="float" office:value="566.594" calcext:value-type="float">
            <text:p>566.594</text:p>
          </table:table-cell>
          <table:table-cell office:value-type="float" office:value="188.903" calcext:value-type="float">
            <text:p>188.903</text:p>
          </table:table-cell>
          <table:table-cell table:number-columns-repeated="10"/>
        </table:table-row>
        <table:table-row table:style-name="ro1">
          <table:table-cell office:value-type="float" office:value="567.617" calcext:value-type="float">
            <text:p>567.617</text:p>
          </table:table-cell>
          <table:table-cell office:value-type="float" office:value="189.138" calcext:value-type="float">
            <text:p>189.138</text:p>
          </table:table-cell>
          <table:table-cell table:number-columns-repeated="10"/>
        </table:table-row>
        <table:table-row table:style-name="ro1">
          <table:table-cell office:value-type="float" office:value="568.652" calcext:value-type="float">
            <text:p>568.652</text:p>
          </table:table-cell>
          <table:table-cell office:value-type="float" office:value="189.565" calcext:value-type="float">
            <text:p>189.565</text:p>
          </table:table-cell>
          <table:table-cell table:number-columns-repeated="10"/>
        </table:table-row>
        <table:table-row table:style-name="ro1">
          <table:table-cell office:value-type="float" office:value="569.684" calcext:value-type="float">
            <text:p>569.684</text:p>
          </table:table-cell>
          <table:table-cell office:value-type="float" office:value="189.567" calcext:value-type="float">
            <text:p>189.567</text:p>
          </table:table-cell>
          <table:table-cell table:number-columns-repeated="10"/>
        </table:table-row>
        <table:table-row table:style-name="ro1">
          <table:table-cell office:value-type="float" office:value="570.694" calcext:value-type="float">
            <text:p>570.694</text:p>
          </table:table-cell>
          <table:table-cell office:value-type="float" office:value="189.885" calcext:value-type="float">
            <text:p>189.885</text:p>
          </table:table-cell>
          <table:table-cell table:number-columns-repeated="10"/>
        </table:table-row>
        <table:table-row table:style-name="ro1">
          <table:table-cell office:value-type="float" office:value="571.703" calcext:value-type="float">
            <text:p>571.703</text:p>
          </table:table-cell>
          <table:table-cell office:value-type="float" office:value="190.465" calcext:value-type="float">
            <text:p>190.465</text:p>
          </table:table-cell>
          <table:table-cell table:number-columns-repeated="10"/>
        </table:table-row>
        <table:table-row table:style-name="ro1">
          <table:table-cell office:value-type="float" office:value="572.763" calcext:value-type="float">
            <text:p>572.763</text:p>
          </table:table-cell>
          <table:table-cell office:value-type="float" office:value="190.505" calcext:value-type="float">
            <text:p>190.505</text:p>
          </table:table-cell>
          <table:table-cell table:number-columns-repeated="10"/>
        </table:table-row>
        <table:table-row table:style-name="ro1">
          <table:table-cell office:value-type="float" office:value="573.764" calcext:value-type="float">
            <text:p>573.764</text:p>
          </table:table-cell>
          <table:table-cell office:value-type="float" office:value="190.885" calcext:value-type="float">
            <text:p>190.885</text:p>
          </table:table-cell>
          <table:table-cell table:number-columns-repeated="10"/>
        </table:table-row>
        <table:table-row table:style-name="ro1">
          <table:table-cell office:value-type="float" office:value="574.791" calcext:value-type="float">
            <text:p>574.791</text:p>
          </table:table-cell>
          <table:table-cell office:value-type="float" office:value="190.298" calcext:value-type="float">
            <text:p>190.298</text:p>
          </table:table-cell>
          <table:table-cell table:number-columns-repeated="10"/>
        </table:table-row>
        <table:table-row table:style-name="ro1">
          <table:table-cell office:value-type="float" office:value="575.782" calcext:value-type="float">
            <text:p>575.782</text:p>
          </table:table-cell>
          <table:table-cell office:value-type="float" office:value="195.793" calcext:value-type="float">
            <text:p>195.793</text:p>
          </table:table-cell>
          <table:table-cell table:number-columns-repeated="10"/>
        </table:table-row>
        <table:table-row table:style-name="ro1">
          <table:table-cell office:value-type="float" office:value="576.785" calcext:value-type="float">
            <text:p>576.785</text:p>
          </table:table-cell>
          <table:table-cell office:value-type="float" office:value="196.46" calcext:value-type="float">
            <text:p>196.46</text:p>
          </table:table-cell>
          <table:table-cell table:number-columns-repeated="10"/>
        </table:table-row>
        <table:table-row table:style-name="ro1">
          <table:table-cell office:value-type="float" office:value="577.782" calcext:value-type="float">
            <text:p>577.782</text:p>
          </table:table-cell>
          <table:table-cell office:value-type="float" office:value="197.015" calcext:value-type="float">
            <text:p>197.015</text:p>
          </table:table-cell>
          <table:table-cell table:number-columns-repeated="10"/>
        </table:table-row>
        <table:table-row table:style-name="ro1">
          <table:table-cell office:value-type="float" office:value="578.784" calcext:value-type="float">
            <text:p>578.784</text:p>
          </table:table-cell>
          <table:table-cell office:value-type="float" office:value="197.162" calcext:value-type="float">
            <text:p>197.162</text:p>
          </table:table-cell>
          <table:table-cell table:number-columns-repeated="10"/>
        </table:table-row>
        <table:table-row table:style-name="ro1">
          <table:table-cell office:value-type="float" office:value="579.786" calcext:value-type="float">
            <text:p>579.786</text:p>
          </table:table-cell>
          <table:table-cell office:value-type="float" office:value="197.298" calcext:value-type="float">
            <text:p>197.298</text:p>
          </table:table-cell>
          <table:table-cell table:number-columns-repeated="10"/>
        </table:table-row>
        <table:table-row table:style-name="ro1">
          <table:table-cell office:value-type="float" office:value="580.793" calcext:value-type="float">
            <text:p>580.793</text:p>
          </table:table-cell>
          <table:table-cell office:value-type="float" office:value="197.47" calcext:value-type="float">
            <text:p>197.47</text:p>
          </table:table-cell>
          <table:table-cell table:number-columns-repeated="10"/>
        </table:table-row>
        <table:table-row table:style-name="ro1">
          <table:table-cell office:value-type="float" office:value="581.79" calcext:value-type="float">
            <text:p>581.79</text:p>
          </table:table-cell>
          <table:table-cell office:value-type="float" office:value="197.583" calcext:value-type="float">
            <text:p>197.583</text:p>
          </table:table-cell>
          <table:table-cell table:number-columns-repeated="10"/>
        </table:table-row>
        <table:table-row table:style-name="ro1">
          <table:table-cell office:value-type="float" office:value="582.819" calcext:value-type="float">
            <text:p>582.819</text:p>
          </table:table-cell>
          <table:table-cell office:value-type="float" office:value="197.955" calcext:value-type="float">
            <text:p>197.955</text:p>
          </table:table-cell>
          <table:table-cell table:number-columns-repeated="10"/>
        </table:table-row>
        <table:table-row table:style-name="ro1">
          <table:table-cell office:value-type="float" office:value="583.836" calcext:value-type="float">
            <text:p>583.836</text:p>
          </table:table-cell>
          <table:table-cell office:value-type="float" office:value="198.153" calcext:value-type="float">
            <text:p>198.153</text:p>
          </table:table-cell>
          <table:table-cell table:number-columns-repeated="10"/>
        </table:table-row>
        <table:table-row table:style-name="ro1">
          <table:table-cell office:value-type="float" office:value="584.832" calcext:value-type="float">
            <text:p>584.832</text:p>
          </table:table-cell>
          <table:table-cell office:value-type="float" office:value="198.222" calcext:value-type="float">
            <text:p>198.222</text:p>
          </table:table-cell>
          <table:table-cell table:number-columns-repeated="10"/>
        </table:table-row>
        <table:table-row table:style-name="ro1">
          <table:table-cell office:value-type="float" office:value="585.84" calcext:value-type="float">
            <text:p>585.84</text:p>
          </table:table-cell>
          <table:table-cell office:value-type="float" office:value="198.415" calcext:value-type="float">
            <text:p>198.415</text:p>
          </table:table-cell>
          <table:table-cell table:number-columns-repeated="10"/>
        </table:table-row>
        <table:table-row table:style-name="ro1">
          <table:table-cell office:value-type="float" office:value="586.814" calcext:value-type="float">
            <text:p>586.814</text:p>
          </table:table-cell>
          <table:table-cell office:value-type="float" office:value="198.46" calcext:value-type="float">
            <text:p>198.46</text:p>
          </table:table-cell>
          <table:table-cell table:number-columns-repeated="10"/>
        </table:table-row>
        <table:table-row table:style-name="ro1">
          <table:table-cell office:value-type="float" office:value="587.829" calcext:value-type="float">
            <text:p>587.829</text:p>
          </table:table-cell>
          <table:table-cell office:value-type="float" office:value="198.567" calcext:value-type="float">
            <text:p>198.567</text:p>
          </table:table-cell>
          <table:table-cell table:number-columns-repeated="10"/>
        </table:table-row>
        <table:table-row table:style-name="ro1">
          <table:table-cell office:value-type="float" office:value="588.862" calcext:value-type="float">
            <text:p>588.862</text:p>
          </table:table-cell>
          <table:table-cell office:value-type="float" office:value="198.645" calcext:value-type="float">
            <text:p>198.645</text:p>
          </table:table-cell>
          <table:table-cell table:number-columns-repeated="10"/>
        </table:table-row>
        <table:table-row table:style-name="ro1">
          <table:table-cell office:value-type="float" office:value="589.893" calcext:value-type="float">
            <text:p>589.893</text:p>
          </table:table-cell>
          <table:table-cell office:value-type="float" office:value="198.835" calcext:value-type="float">
            <text:p>198.835</text:p>
          </table:table-cell>
          <table:table-cell table:number-columns-repeated="10"/>
        </table:table-row>
        <table:table-row table:style-name="ro1">
          <table:table-cell office:value-type="float" office:value="590.969" calcext:value-type="float">
            <text:p>590.969</text:p>
          </table:table-cell>
          <table:table-cell office:value-type="float" office:value="198.938" calcext:value-type="float">
            <text:p>198.938</text:p>
          </table:table-cell>
          <table:table-cell table:number-columns-repeated="10"/>
        </table:table-row>
        <table:table-row table:style-name="ro1">
          <table:table-cell office:value-type="float" office:value="592.012" calcext:value-type="float">
            <text:p>592.012</text:p>
          </table:table-cell>
          <table:table-cell office:value-type="float" office:value="199.072" calcext:value-type="float">
            <text:p>199.072</text:p>
          </table:table-cell>
          <table:table-cell table:number-columns-repeated="10"/>
        </table:table-row>
        <table:table-row table:style-name="ro1">
          <table:table-cell office:value-type="float" office:value="592.998" calcext:value-type="float">
            <text:p>592.998</text:p>
          </table:table-cell>
          <table:table-cell office:value-type="float" office:value="197.162" calcext:value-type="float">
            <text:p>197.162</text:p>
          </table:table-cell>
          <table:table-cell table:number-columns-repeated="10"/>
        </table:table-row>
        <table:table-row table:style-name="ro1">
          <table:table-cell office:value-type="float" office:value="594.013" calcext:value-type="float">
            <text:p>594.013</text:p>
          </table:table-cell>
          <table:table-cell office:value-type="float" office:value="197.157" calcext:value-type="float">
            <text:p>197.157</text:p>
          </table:table-cell>
          <table:table-cell table:number-columns-repeated="10"/>
        </table:table-row>
        <table:table-row table:style-name="ro1">
          <table:table-cell office:value-type="float" office:value="595.016" calcext:value-type="float">
            <text:p>595.016</text:p>
          </table:table-cell>
          <table:table-cell office:value-type="float" office:value="197.222" calcext:value-type="float">
            <text:p>197.222</text:p>
          </table:table-cell>
          <table:table-cell table:number-columns-repeated="10"/>
        </table:table-row>
        <table:table-row table:style-name="ro1">
          <table:table-cell office:value-type="float" office:value="596.035" calcext:value-type="float">
            <text:p>596.035</text:p>
          </table:table-cell>
          <table:table-cell office:value-type="float" office:value="197.27" calcext:value-type="float">
            <text:p>197.27</text:p>
          </table:table-cell>
          <table:table-cell table:number-columns-repeated="10"/>
        </table:table-row>
        <table:table-row table:style-name="ro1">
          <table:table-cell office:value-type="float" office:value="597.031" calcext:value-type="float">
            <text:p>597.031</text:p>
          </table:table-cell>
          <table:table-cell office:value-type="float" office:value="197.275" calcext:value-type="float">
            <text:p>197.275</text:p>
          </table:table-cell>
          <table:table-cell table:number-columns-repeated="10"/>
        </table:table-row>
        <table:table-row table:style-name="ro1">
          <table:table-cell office:value-type="float" office:value="598.06" calcext:value-type="float">
            <text:p>598.06</text:p>
          </table:table-cell>
          <table:table-cell office:value-type="float" office:value="197.345" calcext:value-type="float">
            <text:p>197.345</text:p>
          </table:table-cell>
          <table:table-cell table:number-columns-repeated="10"/>
        </table:table-row>
        <table:table-row table:style-name="ro1">
          <table:table-cell office:value-type="float" office:value="599.532" calcext:value-type="float">
            <text:p>599.532</text:p>
          </table:table-cell>
          <table:table-cell office:value-type="float" office:value="197.407" calcext:value-type="float">
            <text:p>197.407</text:p>
          </table:table-cell>
          <table:table-cell table:number-columns-repeated="10"/>
        </table:table-row>
        <table:table-row table:style-name="ro1">
          <table:table-cell office:value-type="float" office:value="600.094" calcext:value-type="float">
            <text:p>600.094</text:p>
          </table:table-cell>
          <table:table-cell office:value-type="float" office:value="197.502" calcext:value-type="float">
            <text:p>197.502</text:p>
          </table:table-cell>
          <table:table-cell table:number-columns-repeated="10"/>
        </table:table-row>
        <table:table-row table:style-name="ro1">
          <table:table-cell office:value-type="float" office:value="601.106" calcext:value-type="float">
            <text:p>601.106</text:p>
          </table:table-cell>
          <table:table-cell office:value-type="float" office:value="197.613" calcext:value-type="float">
            <text:p>197.613</text:p>
          </table:table-cell>
          <table:table-cell table:number-columns-repeated="10"/>
        </table:table-row>
        <table:table-row table:style-name="ro1">
          <table:table-cell office:value-type="float" office:value="602.123" calcext:value-type="float">
            <text:p>602.123</text:p>
          </table:table-cell>
          <table:table-cell office:value-type="float" office:value="198.45" calcext:value-type="float">
            <text:p>198.45</text:p>
          </table:table-cell>
          <table:table-cell table:number-columns-repeated="10"/>
        </table:table-row>
        <table:table-row table:style-name="ro1">
          <table:table-cell office:value-type="float" office:value="603.158" calcext:value-type="float">
            <text:p>603.158</text:p>
          </table:table-cell>
          <table:table-cell office:value-type="float" office:value="199.407" calcext:value-type="float">
            <text:p>199.407</text:p>
          </table:table-cell>
          <table:table-cell table:number-columns-repeated="10"/>
        </table:table-row>
        <table:table-row table:style-name="ro1">
          <table:table-cell office:value-type="float" office:value="604.198" calcext:value-type="float">
            <text:p>604.198</text:p>
          </table:table-cell>
          <table:table-cell office:value-type="float" office:value="200.26" calcext:value-type="float">
            <text:p>200.26</text:p>
          </table:table-cell>
          <table:table-cell table:number-columns-repeated="10"/>
        </table:table-row>
        <table:table-row table:style-name="ro1">
          <table:table-cell office:value-type="float" office:value="605.2" calcext:value-type="float">
            <text:p>605.2</text:p>
          </table:table-cell>
          <table:table-cell office:value-type="float" office:value="201.66" calcext:value-type="float">
            <text:p>201.66</text:p>
          </table:table-cell>
          <table:table-cell table:number-columns-repeated="10"/>
        </table:table-row>
        <table:table-row table:style-name="ro1">
          <table:table-cell office:value-type="float" office:value="606.199" calcext:value-type="float">
            <text:p>606.199</text:p>
          </table:table-cell>
          <table:table-cell office:value-type="float" office:value="201.97" calcext:value-type="float">
            <text:p>201.97</text:p>
          </table:table-cell>
          <table:table-cell table:number-columns-repeated="10"/>
        </table:table-row>
        <table:table-row table:style-name="ro1">
          <table:table-cell office:value-type="float" office:value="607.197" calcext:value-type="float">
            <text:p>607.197</text:p>
          </table:table-cell>
          <table:table-cell office:value-type="float" office:value="202.102" calcext:value-type="float">
            <text:p>202.102</text:p>
          </table:table-cell>
          <table:table-cell table:number-columns-repeated="10"/>
        </table:table-row>
        <table:table-row table:style-name="ro1">
          <table:table-cell office:value-type="float" office:value="608.222" calcext:value-type="float">
            <text:p>608.222</text:p>
          </table:table-cell>
          <table:table-cell office:value-type="float" office:value="202.168" calcext:value-type="float">
            <text:p>202.168</text:p>
          </table:table-cell>
          <table:table-cell table:number-columns-repeated="10"/>
        </table:table-row>
        <table:table-row table:style-name="ro1">
          <table:table-cell office:value-type="float" office:value="609.2" calcext:value-type="float">
            <text:p>609.2</text:p>
          </table:table-cell>
          <table:table-cell office:value-type="float" office:value="202.395" calcext:value-type="float">
            <text:p>202.395</text:p>
          </table:table-cell>
          <table:table-cell table:number-columns-repeated="10"/>
        </table:table-row>
        <table:table-row table:style-name="ro1">
          <table:table-cell office:value-type="float" office:value="610.278" calcext:value-type="float">
            <text:p>610.278</text:p>
          </table:table-cell>
          <table:table-cell office:value-type="float" office:value="202.185" calcext:value-type="float">
            <text:p>202.185</text:p>
          </table:table-cell>
          <table:table-cell table:number-columns-repeated="10"/>
        </table:table-row>
        <table:table-row table:style-name="ro1">
          <table:table-cell office:value-type="float" office:value="611.273" calcext:value-type="float">
            <text:p>611.273</text:p>
          </table:table-cell>
          <table:table-cell office:value-type="float" office:value="202.132" calcext:value-type="float">
            <text:p>202.132</text:p>
          </table:table-cell>
          <table:table-cell table:number-columns-repeated="10"/>
        </table:table-row>
        <table:table-row table:style-name="ro1">
          <table:table-cell office:value-type="float" office:value="612.277" calcext:value-type="float">
            <text:p>612.277</text:p>
          </table:table-cell>
          <table:table-cell office:value-type="float" office:value="202.243" calcext:value-type="float">
            <text:p>202.243</text:p>
          </table:table-cell>
          <table:table-cell table:number-columns-repeated="10"/>
        </table:table-row>
        <table:table-row table:style-name="ro1">
          <table:table-cell office:value-type="float" office:value="613.266" calcext:value-type="float">
            <text:p>613.266</text:p>
          </table:table-cell>
          <table:table-cell office:value-type="float" office:value="202.328" calcext:value-type="float">
            <text:p>202.328</text:p>
          </table:table-cell>
          <table:table-cell table:number-columns-repeated="10"/>
        </table:table-row>
        <table:table-row table:style-name="ro1">
          <table:table-cell office:value-type="float" office:value="614.271" calcext:value-type="float">
            <text:p>614.271</text:p>
          </table:table-cell>
          <table:table-cell office:value-type="float" office:value="202.21" calcext:value-type="float">
            <text:p>202.21</text:p>
          </table:table-cell>
          <table:table-cell table:number-columns-repeated="10"/>
        </table:table-row>
        <table:table-row table:style-name="ro1">
          <table:table-cell office:value-type="float" office:value="615.273" calcext:value-type="float">
            <text:p>615.273</text:p>
          </table:table-cell>
          <table:table-cell office:value-type="float" office:value="202.345" calcext:value-type="float">
            <text:p>202.345</text:p>
          </table:table-cell>
          <table:table-cell table:number-columns-repeated="10"/>
        </table:table-row>
        <table:table-row table:style-name="ro1">
          <table:table-cell office:value-type="float" office:value="616.276" calcext:value-type="float">
            <text:p>616.276</text:p>
          </table:table-cell>
          <table:table-cell office:value-type="float" office:value="202.368" calcext:value-type="float">
            <text:p>202.368</text:p>
          </table:table-cell>
          <table:table-cell table:number-columns-repeated="10"/>
        </table:table-row>
        <table:table-row table:style-name="ro1">
          <table:table-cell office:value-type="float" office:value="617.343" calcext:value-type="float">
            <text:p>617.343</text:p>
          </table:table-cell>
          <table:table-cell office:value-type="float" office:value="202.438" calcext:value-type="float">
            <text:p>202.438</text:p>
          </table:table-cell>
          <table:table-cell table:number-columns-repeated="10"/>
        </table:table-row>
        <table:table-row table:style-name="ro1">
          <table:table-cell office:value-type="float" office:value="618.336" calcext:value-type="float">
            <text:p>618.336</text:p>
          </table:table-cell>
          <table:table-cell office:value-type="float" office:value="202.465" calcext:value-type="float">
            <text:p>202.465</text:p>
          </table:table-cell>
          <table:table-cell table:number-columns-repeated="10"/>
        </table:table-row>
        <table:table-row table:style-name="ro1">
          <table:table-cell office:value-type="float" office:value="619.357" calcext:value-type="float">
            <text:p>619.357</text:p>
          </table:table-cell>
          <table:table-cell office:value-type="float" office:value="202.465" calcext:value-type="float">
            <text:p>202.465</text:p>
          </table:table-cell>
          <table:table-cell table:number-columns-repeated="10"/>
        </table:table-row>
        <table:table-row table:style-name="ro1">
          <table:table-cell office:value-type="float" office:value="620.391" calcext:value-type="float">
            <text:p>620.391</text:p>
          </table:table-cell>
          <table:table-cell office:value-type="float" office:value="202.475" calcext:value-type="float">
            <text:p>202.475</text:p>
          </table:table-cell>
          <table:table-cell table:number-columns-repeated="10"/>
        </table:table-row>
        <table:table-row table:style-name="ro1">
          <table:table-cell office:value-type="float" office:value="621.38" calcext:value-type="float">
            <text:p>621.38</text:p>
          </table:table-cell>
          <table:table-cell office:value-type="float" office:value="202.485" calcext:value-type="float">
            <text:p>202.485</text:p>
          </table:table-cell>
          <table:table-cell table:number-columns-repeated="10"/>
        </table:table-row>
        <table:table-row table:style-name="ro1">
          <table:table-cell office:value-type="float" office:value="622.38" calcext:value-type="float">
            <text:p>622.38</text:p>
          </table:table-cell>
          <table:table-cell office:value-type="float" office:value="202.45" calcext:value-type="float">
            <text:p>202.45</text:p>
          </table:table-cell>
          <table:table-cell table:number-columns-repeated="10"/>
        </table:table-row>
        <table:table-row table:style-name="ro1">
          <table:table-cell office:value-type="float" office:value="623.377" calcext:value-type="float">
            <text:p>623.377</text:p>
          </table:table-cell>
          <table:table-cell office:value-type="float" office:value="202.48" calcext:value-type="float">
            <text:p>202.48</text:p>
          </table:table-cell>
          <table:table-cell table:number-columns-repeated="10"/>
        </table:table-row>
        <table:table-row table:style-name="ro1">
          <table:table-cell office:value-type="float" office:value="624.413" calcext:value-type="float">
            <text:p>624.413</text:p>
          </table:table-cell>
          <table:table-cell office:value-type="float" office:value="202.54" calcext:value-type="float">
            <text:p>202.54</text:p>
          </table:table-cell>
          <table:table-cell table:number-columns-repeated="10"/>
        </table:table-row>
        <table:table-row table:style-name="ro1">
          <table:table-cell office:value-type="float" office:value="625.429" calcext:value-type="float">
            <text:p>625.429</text:p>
          </table:table-cell>
          <table:table-cell office:value-type="float" office:value="202.565" calcext:value-type="float">
            <text:p>202.565</text:p>
          </table:table-cell>
          <table:table-cell table:number-columns-repeated="10"/>
        </table:table-row>
        <table:table-row table:style-name="ro1">
          <table:table-cell office:value-type="float" office:value="626.444" calcext:value-type="float">
            <text:p>626.444</text:p>
          </table:table-cell>
          <table:table-cell office:value-type="float" office:value="202.558" calcext:value-type="float">
            <text:p>202.558</text:p>
          </table:table-cell>
          <table:table-cell table:number-columns-repeated="10"/>
        </table:table-row>
        <table:table-row table:style-name="ro1">
          <table:table-cell office:value-type="float" office:value="627.487" calcext:value-type="float">
            <text:p>627.487</text:p>
          </table:table-cell>
          <table:table-cell office:value-type="float" office:value="202.67" calcext:value-type="float">
            <text:p>202.67</text:p>
          </table:table-cell>
          <table:table-cell table:number-columns-repeated="10"/>
        </table:table-row>
        <table:table-row table:style-name="ro1">
          <table:table-cell office:value-type="float" office:value="628.497" calcext:value-type="float">
            <text:p>628.497</text:p>
          </table:table-cell>
          <table:table-cell office:value-type="float" office:value="202.65" calcext:value-type="float">
            <text:p>202.65</text:p>
          </table:table-cell>
          <table:table-cell table:number-columns-repeated="10"/>
        </table:table-row>
        <table:table-row table:style-name="ro1">
          <table:table-cell office:value-type="float" office:value="629.509" calcext:value-type="float">
            <text:p>629.509</text:p>
          </table:table-cell>
          <table:table-cell office:value-type="float" office:value="202.685" calcext:value-type="float">
            <text:p>202.685</text:p>
          </table:table-cell>
          <table:table-cell table:number-columns-repeated="10"/>
        </table:table-row>
        <table:table-row table:style-name="ro1">
          <table:table-cell office:value-type="float" office:value="630.561" calcext:value-type="float">
            <text:p>630.561</text:p>
          </table:table-cell>
          <table:table-cell office:value-type="float" office:value="202.708" calcext:value-type="float">
            <text:p>202.708</text:p>
          </table:table-cell>
          <table:table-cell table:number-columns-repeated="10"/>
        </table:table-row>
        <table:table-row table:style-name="ro1">
          <table:table-cell office:value-type="float" office:value="631.591" calcext:value-type="float">
            <text:p>631.591</text:p>
          </table:table-cell>
          <table:table-cell office:value-type="float" office:value="202.715" calcext:value-type="float">
            <text:p>202.715</text:p>
          </table:table-cell>
          <table:table-cell table:number-columns-repeated="10"/>
        </table:table-row>
        <table:table-row table:style-name="ro1">
          <table:table-cell office:value-type="float" office:value="632.585" calcext:value-type="float">
            <text:p>632.585</text:p>
          </table:table-cell>
          <table:table-cell office:value-type="float" office:value="202.76" calcext:value-type="float">
            <text:p>202.76</text:p>
          </table:table-cell>
          <table:table-cell table:number-columns-repeated="10"/>
        </table:table-row>
        <table:table-row table:style-name="ro1">
          <table:table-cell office:value-type="float" office:value="633.631" calcext:value-type="float">
            <text:p>633.631</text:p>
          </table:table-cell>
          <table:table-cell office:value-type="float" office:value="202.793" calcext:value-type="float">
            <text:p>202.793</text:p>
          </table:table-cell>
          <table:table-cell table:number-columns-repeated="10"/>
        </table:table-row>
        <table:table-row table:style-name="ro1">
          <table:table-cell office:value-type="float" office:value="634.657" calcext:value-type="float">
            <text:p>634.657</text:p>
          </table:table-cell>
          <table:table-cell office:value-type="float" office:value="202.838" calcext:value-type="float">
            <text:p>202.838</text:p>
          </table:table-cell>
          <table:table-cell table:number-columns-repeated="10"/>
        </table:table-row>
        <table:table-row table:style-name="ro1">
          <table:table-cell office:value-type="float" office:value="635.658" calcext:value-type="float">
            <text:p>635.658</text:p>
          </table:table-cell>
          <table:table-cell office:value-type="float" office:value="202.83" calcext:value-type="float">
            <text:p>202.83</text:p>
          </table:table-cell>
          <table:table-cell table:number-columns-repeated="10"/>
        </table:table-row>
        <table:table-row table:style-name="ro1">
          <table:table-cell office:value-type="float" office:value="636.689" calcext:value-type="float">
            <text:p>636.689</text:p>
          </table:table-cell>
          <table:table-cell office:value-type="float" office:value="202.833" calcext:value-type="float">
            <text:p>202.833</text:p>
          </table:table-cell>
          <table:table-cell table:number-columns-repeated="10"/>
        </table:table-row>
        <table:table-row table:style-name="ro1">
          <table:table-cell office:value-type="float" office:value="637.687" calcext:value-type="float">
            <text:p>637.687</text:p>
          </table:table-cell>
          <table:table-cell office:value-type="float" office:value="202.845" calcext:value-type="float">
            <text:p>202.845</text:p>
          </table:table-cell>
          <table:table-cell table:number-columns-repeated="10"/>
        </table:table-row>
        <table:table-row table:style-name="ro1">
          <table:table-cell office:value-type="float" office:value="638.695" calcext:value-type="float">
            <text:p>638.695</text:p>
          </table:table-cell>
          <table:table-cell office:value-type="float" office:value="202.78" calcext:value-type="float">
            <text:p>202.78</text:p>
          </table:table-cell>
          <table:table-cell table:number-columns-repeated="10"/>
        </table:table-row>
        <table:table-row table:style-name="ro1">
          <table:table-cell office:value-type="float" office:value="639.726" calcext:value-type="float">
            <text:p>639.726</text:p>
          </table:table-cell>
          <table:table-cell office:value-type="float" office:value="202.752" calcext:value-type="float">
            <text:p>202.752</text:p>
          </table:table-cell>
          <table:table-cell table:number-columns-repeated="10"/>
        </table:table-row>
        <table:table-row table:style-name="ro1">
          <table:table-cell office:value-type="float" office:value="640.739" calcext:value-type="float">
            <text:p>640.739</text:p>
          </table:table-cell>
          <table:table-cell office:value-type="float" office:value="202.8" calcext:value-type="float">
            <text:p>202.8</text:p>
          </table:table-cell>
          <table:table-cell table:number-columns-repeated="10"/>
        </table:table-row>
        <table:table-row table:style-name="ro1">
          <table:table-cell office:value-type="float" office:value="641.733" calcext:value-type="float">
            <text:p>641.733</text:p>
          </table:table-cell>
          <table:table-cell office:value-type="float" office:value="202.873" calcext:value-type="float">
            <text:p>202.873</text:p>
          </table:table-cell>
          <table:table-cell table:number-columns-repeated="10"/>
        </table:table-row>
        <table:table-row table:style-name="ro1">
          <table:table-cell office:value-type="float" office:value="642.734" calcext:value-type="float">
            <text:p>642.734</text:p>
          </table:table-cell>
          <table:table-cell office:value-type="float" office:value="202.9" calcext:value-type="float">
            <text:p>202.9</text:p>
          </table:table-cell>
          <table:table-cell table:number-columns-repeated="10"/>
        </table:table-row>
        <table:table-row table:style-name="ro1">
          <table:table-cell office:value-type="float" office:value="643.771" calcext:value-type="float">
            <text:p>643.771</text:p>
          </table:table-cell>
          <table:table-cell office:value-type="float" office:value="202.898" calcext:value-type="float">
            <text:p>202.898</text:p>
          </table:table-cell>
          <table:table-cell table:number-columns-repeated="10"/>
        </table:table-row>
        <table:table-row table:style-name="ro1">
          <table:table-cell office:value-type="float" office:value="644.767" calcext:value-type="float">
            <text:p>644.767</text:p>
          </table:table-cell>
          <table:table-cell office:value-type="float" office:value="202.9" calcext:value-type="float">
            <text:p>202.9</text:p>
          </table:table-cell>
          <table:table-cell table:number-columns-repeated="10"/>
        </table:table-row>
        <table:table-row table:style-name="ro1">
          <table:table-cell office:value-type="float" office:value="645.769" calcext:value-type="float">
            <text:p>645.769</text:p>
          </table:table-cell>
          <table:table-cell office:value-type="float" office:value="202.923" calcext:value-type="float">
            <text:p>202.923</text:p>
          </table:table-cell>
          <table:table-cell table:number-columns-repeated="10"/>
        </table:table-row>
        <table:table-row table:style-name="ro1">
          <table:table-cell office:value-type="float" office:value="646.763" calcext:value-type="float">
            <text:p>646.763</text:p>
          </table:table-cell>
          <table:table-cell office:value-type="float" office:value="202.94" calcext:value-type="float">
            <text:p>202.94</text:p>
          </table:table-cell>
          <table:table-cell table:number-columns-repeated="10"/>
        </table:table-row>
        <table:table-row table:style-name="ro1">
          <table:table-cell office:value-type="float" office:value="647.769" calcext:value-type="float">
            <text:p>647.769</text:p>
          </table:table-cell>
          <table:table-cell office:value-type="float" office:value="202.99" calcext:value-type="float">
            <text:p>202.99</text:p>
          </table:table-cell>
          <table:table-cell table:number-columns-repeated="10"/>
        </table:table-row>
        <table:table-row table:style-name="ro1">
          <table:table-cell office:value-type="float" office:value="648.765" calcext:value-type="float">
            <text:p>648.765</text:p>
          </table:table-cell>
          <table:table-cell office:value-type="float" office:value="202.99" calcext:value-type="float">
            <text:p>202.99</text:p>
          </table:table-cell>
          <table:table-cell table:number-columns-repeated="10"/>
        </table:table-row>
        <table:table-row table:style-name="ro1">
          <table:table-cell office:value-type="float" office:value="649.834" calcext:value-type="float">
            <text:p>649.834</text:p>
          </table:table-cell>
          <table:table-cell office:value-type="float" office:value="202.96" calcext:value-type="float">
            <text:p>202.96</text:p>
          </table:table-cell>
          <table:table-cell table:number-columns-repeated="10"/>
        </table:table-row>
        <table:table-row table:style-name="ro1">
          <table:table-cell office:value-type="float" office:value="650.834" calcext:value-type="float">
            <text:p>650.834</text:p>
          </table:table-cell>
          <table:table-cell office:value-type="float" office:value="202.965" calcext:value-type="float">
            <text:p>202.965</text:p>
          </table:table-cell>
          <table:table-cell table:number-columns-repeated="10"/>
        </table:table-row>
        <table:table-row table:style-name="ro1">
          <table:table-cell office:value-type="float" office:value="651.835" calcext:value-type="float">
            <text:p>651.835</text:p>
          </table:table-cell>
          <table:table-cell office:value-type="float" office:value="202.965" calcext:value-type="float">
            <text:p>202.965</text:p>
          </table:table-cell>
          <table:table-cell table:number-columns-repeated="10"/>
        </table:table-row>
        <table:table-row table:style-name="ro1">
          <table:table-cell office:value-type="float" office:value="652.868" calcext:value-type="float">
            <text:p>652.868</text:p>
          </table:table-cell>
          <table:table-cell office:value-type="float" office:value="202.972" calcext:value-type="float">
            <text:p>202.972</text:p>
          </table:table-cell>
          <table:table-cell table:number-columns-repeated="10"/>
        </table:table-row>
        <table:table-row table:style-name="ro1">
          <table:table-cell office:value-type="float" office:value="653.888" calcext:value-type="float">
            <text:p>653.888</text:p>
          </table:table-cell>
          <table:table-cell office:value-type="float" office:value="202.975" calcext:value-type="float">
            <text:p>202.975</text:p>
          </table:table-cell>
          <table:table-cell table:number-columns-repeated="10"/>
        </table:table-row>
        <table:table-row table:style-name="ro1">
          <table:table-cell office:value-type="float" office:value="654.866" calcext:value-type="float">
            <text:p>654.866</text:p>
          </table:table-cell>
          <table:table-cell office:value-type="float" office:value="202.975" calcext:value-type="float">
            <text:p>202.975</text:p>
          </table:table-cell>
          <table:table-cell table:number-columns-repeated="10"/>
        </table:table-row>
        <table:table-row table:style-name="ro1">
          <table:table-cell office:value-type="float" office:value="655.888" calcext:value-type="float">
            <text:p>655.888</text:p>
          </table:table-cell>
          <table:table-cell office:value-type="float" office:value="202.968" calcext:value-type="float">
            <text:p>202.968</text:p>
          </table:table-cell>
          <table:table-cell table:number-columns-repeated="10"/>
        </table:table-row>
        <table:table-row table:style-name="ro1">
          <table:table-cell office:value-type="float" office:value="656.918" calcext:value-type="float">
            <text:p>656.918</text:p>
          </table:table-cell>
          <table:table-cell office:value-type="float" office:value="202.97" calcext:value-type="float">
            <text:p>202.97</text:p>
          </table:table-cell>
          <table:table-cell table:number-columns-repeated="10"/>
        </table:table-row>
        <table:table-row table:style-name="ro1">
          <table:table-cell office:value-type="float" office:value="657.949" calcext:value-type="float">
            <text:p>657.949</text:p>
          </table:table-cell>
          <table:table-cell office:value-type="float" office:value="202.97" calcext:value-type="float">
            <text:p>202.97</text:p>
          </table:table-cell>
          <table:table-cell table:number-columns-repeated="10"/>
        </table:table-row>
        <table:table-row table:style-name="ro1">
          <table:table-cell office:value-type="float" office:value="658.978" calcext:value-type="float">
            <text:p>658.978</text:p>
          </table:table-cell>
          <table:table-cell office:value-type="float" office:value="202.972" calcext:value-type="float">
            <text:p>202.972</text:p>
          </table:table-cell>
          <table:table-cell table:number-columns-repeated="10"/>
        </table:table-row>
        <table:table-row table:style-name="ro1">
          <table:table-cell office:value-type="float" office:value="659.984" calcext:value-type="float">
            <text:p>659.984</text:p>
          </table:table-cell>
          <table:table-cell office:value-type="float" office:value="202.972" calcext:value-type="float">
            <text:p>202.972</text:p>
          </table:table-cell>
          <table:table-cell table:number-columns-repeated="10"/>
        </table:table-row>
        <table:table-row table:style-name="ro1">
          <table:table-cell office:value-type="float" office:value="660.976" calcext:value-type="float">
            <text:p>660.976</text:p>
          </table:table-cell>
          <table:table-cell office:value-type="float" office:value="202.97" calcext:value-type="float">
            <text:p>202.97</text:p>
          </table:table-cell>
          <table:table-cell table:number-columns-repeated="10"/>
        </table:table-row>
        <table:table-row table:style-name="ro1">
          <table:table-cell office:value-type="float" office:value="661.99" calcext:value-type="float">
            <text:p>661.99</text:p>
          </table:table-cell>
          <table:table-cell office:value-type="float" office:value="202.972" calcext:value-type="float">
            <text:p>202.972</text:p>
          </table:table-cell>
          <table:table-cell table:number-columns-repeated="10"/>
        </table:table-row>
        <table:table-row table:style-name="ro1">
          <table:table-cell office:value-type="float" office:value="662.986" calcext:value-type="float">
            <text:p>662.986</text:p>
          </table:table-cell>
          <table:table-cell office:value-type="float" office:value="202.977" calcext:value-type="float">
            <text:p>202.977</text:p>
          </table:table-cell>
          <table:table-cell table:number-columns-repeated="10"/>
        </table:table-row>
        <table:table-row table:style-name="ro1">
          <table:table-cell office:value-type="float" office:value="663.985" calcext:value-type="float">
            <text:p>663.985</text:p>
          </table:table-cell>
          <table:table-cell office:value-type="float" office:value="202.977" calcext:value-type="float">
            <text:p>202.977</text:p>
          </table:table-cell>
          <table:table-cell table:number-columns-repeated="10"/>
        </table:table-row>
        <table:table-row table:style-name="ro1">
          <table:table-cell office:value-type="float" office:value="664.994" calcext:value-type="float">
            <text:p>664.994</text:p>
          </table:table-cell>
          <table:table-cell office:value-type="float" office:value="202.977" calcext:value-type="float">
            <text:p>202.977</text:p>
          </table:table-cell>
          <table:table-cell table:number-columns-repeated="10"/>
        </table:table-row>
        <table:table-row table:style-name="ro1">
          <table:table-cell office:value-type="float" office:value="665.987" calcext:value-type="float">
            <text:p>665.987</text:p>
          </table:table-cell>
          <table:table-cell office:value-type="float" office:value="202.977" calcext:value-type="float">
            <text:p>202.977</text:p>
          </table:table-cell>
          <table:table-cell table:number-columns-repeated="10"/>
        </table:table-row>
        <table:table-row table:style-name="ro1">
          <table:table-cell office:value-type="float" office:value="666.996" calcext:value-type="float">
            <text:p>666.996</text:p>
          </table:table-cell>
          <table:table-cell office:value-type="float" office:value="202.977" calcext:value-type="float">
            <text:p>202.977</text:p>
          </table:table-cell>
          <table:table-cell table:number-columns-repeated="10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02.977" calcext:value-type="float">
            <text:p>202.977</text:p>
          </table:table-cell>
          <table:table-cell table:number-columns-repeated="10"/>
        </table:table-row>
        <table:table-row table:style-name="ro1">
          <table:table-cell office:value-type="float" office:value="668.98" calcext:value-type="float">
            <text:p>668.98</text:p>
          </table:table-cell>
          <table:table-cell office:value-type="float" office:value="202.977" calcext:value-type="float">
            <text:p>202.977</text:p>
          </table:table-cell>
          <table:table-cell table:number-columns-repeated="10"/>
        </table:table-row>
        <table:table-row table:style-name="ro1">
          <table:table-cell office:value-type="float" office:value="669.989" calcext:value-type="float">
            <text:p>669.989</text:p>
          </table:table-cell>
          <table:table-cell office:value-type="float" office:value="202.975" calcext:value-type="float">
            <text:p>202.975</text:p>
          </table:table-cell>
          <table:table-cell table:number-columns-repeated="10"/>
        </table:table-row>
        <table:table-row table:style-name="ro1">
          <table:table-cell office:value-type="float" office:value="670.992" calcext:value-type="float">
            <text:p>670.992</text:p>
          </table:table-cell>
          <table:table-cell office:value-type="float" office:value="202.975" calcext:value-type="float">
            <text:p>202.975</text:p>
          </table:table-cell>
          <table:table-cell table:number-columns-repeated="10"/>
        </table:table-row>
        <table:table-row table:style-name="ro1">
          <table:table-cell office:value-type="float" office:value="672.048" calcext:value-type="float">
            <text:p>672.048</text:p>
          </table:table-cell>
          <table:table-cell office:value-type="float" office:value="203.868" calcext:value-type="float">
            <text:p>203.868</text:p>
          </table:table-cell>
          <table:table-cell table:number-columns-repeated="10"/>
        </table:table-row>
        <table:table-row table:style-name="ro1">
          <table:table-cell office:value-type="float" office:value="673.036" calcext:value-type="float">
            <text:p>673.036</text:p>
          </table:table-cell>
          <table:table-cell office:value-type="float" office:value="203.953" calcext:value-type="float">
            <text:p>203.953</text:p>
          </table:table-cell>
          <table:table-cell table:number-columns-repeated="10"/>
        </table:table-row>
        <table:table-row table:style-name="ro1">
          <table:table-cell office:value-type="float" office:value="674.027" calcext:value-type="float">
            <text:p>674.027</text:p>
          </table:table-cell>
          <table:table-cell office:value-type="float" office:value="204.84" calcext:value-type="float">
            <text:p>204.84</text:p>
          </table:table-cell>
          <table:table-cell table:number-columns-repeated="10"/>
        </table:table-row>
        <table:table-row table:style-name="ro1">
          <table:table-cell office:value-type="float" office:value="675.081" calcext:value-type="float">
            <text:p>675.081</text:p>
          </table:table-cell>
          <table:table-cell office:value-type="float" office:value="205.407" calcext:value-type="float">
            <text:p>205.407</text:p>
          </table:table-cell>
          <table:table-cell table:number-columns-repeated="10"/>
        </table:table-row>
        <table:table-row table:style-name="ro1">
          <table:table-cell office:value-type="float" office:value="676.098" calcext:value-type="float">
            <text:p>676.098</text:p>
          </table:table-cell>
          <table:table-cell office:value-type="float" office:value="205.597" calcext:value-type="float">
            <text:p>205.597</text:p>
          </table:table-cell>
          <table:table-cell table:number-columns-repeated="10"/>
        </table:table-row>
        <table:table-row table:style-name="ro1">
          <table:table-cell office:value-type="float" office:value="677.145" calcext:value-type="float">
            <text:p>677.145</text:p>
          </table:table-cell>
          <table:table-cell office:value-type="float" office:value="205.595" calcext:value-type="float">
            <text:p>205.595</text:p>
          </table:table-cell>
          <table:table-cell table:number-columns-repeated="10"/>
        </table:table-row>
        <table:table-row table:style-name="ro1">
          <table:table-cell office:value-type="float" office:value="678.127" calcext:value-type="float">
            <text:p>678.127</text:p>
          </table:table-cell>
          <table:table-cell office:value-type="float" office:value="205.618" calcext:value-type="float">
            <text:p>205.618</text:p>
          </table:table-cell>
          <table:table-cell table:number-columns-repeated="10"/>
        </table:table-row>
        <table:table-row table:style-name="ro1">
          <table:table-cell office:value-type="float" office:value="679.154" calcext:value-type="float">
            <text:p>679.154</text:p>
          </table:table-cell>
          <table:table-cell office:value-type="float" office:value="205.618" calcext:value-type="float">
            <text:p>205.618</text:p>
          </table:table-cell>
          <table:table-cell table:number-columns-repeated="10"/>
        </table:table-row>
        <table:table-row table:style-name="ro1">
          <table:table-cell office:value-type="float" office:value="680.164" calcext:value-type="float">
            <text:p>680.164</text:p>
          </table:table-cell>
          <table:table-cell office:value-type="float" office:value="205.618" calcext:value-type="float">
            <text:p>205.618</text:p>
          </table:table-cell>
          <table:table-cell table:number-columns-repeated="10"/>
        </table:table-row>
        <table:table-row table:style-name="ro1">
          <table:table-cell office:value-type="float" office:value="681.149" calcext:value-type="float">
            <text:p>681.149</text:p>
          </table:table-cell>
          <table:table-cell office:value-type="float" office:value="205.618" calcext:value-type="float">
            <text:p>205.618</text:p>
          </table:table-cell>
          <table:table-cell table:number-columns-repeated="10"/>
        </table:table-row>
        <table:table-row table:style-name="ro1">
          <table:table-cell office:value-type="float" office:value="682.19" calcext:value-type="float">
            <text:p>682.19</text:p>
          </table:table-cell>
          <table:table-cell office:value-type="float" office:value="205.613" calcext:value-type="float">
            <text:p>205.613</text:p>
          </table:table-cell>
          <table:table-cell table:number-columns-repeated="10"/>
        </table:table-row>
        <table:table-row table:style-name="ro1">
          <table:table-cell office:value-type="float" office:value="683.221" calcext:value-type="float">
            <text:p>683.221</text:p>
          </table:table-cell>
          <table:table-cell office:value-type="float" office:value="205.618" calcext:value-type="float">
            <text:p>205.618</text:p>
          </table:table-cell>
          <table:table-cell table:number-columns-repeated="10"/>
        </table:table-row>
        <table:table-row table:style-name="ro1">
          <table:table-cell office:value-type="float" office:value="684.219" calcext:value-type="float">
            <text:p>684.219</text:p>
          </table:table-cell>
          <table:table-cell office:value-type="float" office:value="205.623" calcext:value-type="float">
            <text:p>205.623</text:p>
          </table:table-cell>
          <table:table-cell table:number-columns-repeated="10"/>
        </table:table-row>
        <table:table-row table:style-name="ro1">
          <table:table-cell office:value-type="float" office:value="685.281" calcext:value-type="float">
            <text:p>685.281</text:p>
          </table:table-cell>
          <table:table-cell office:value-type="float" office:value="205.623" calcext:value-type="float">
            <text:p>205.623</text:p>
          </table:table-cell>
          <table:table-cell table:number-columns-repeated="10"/>
        </table:table-row>
        <table:table-row table:style-name="ro1">
          <table:table-cell office:value-type="float" office:value="686.321" calcext:value-type="float">
            <text:p>686.321</text:p>
          </table:table-cell>
          <table:table-cell office:value-type="float" office:value="206.395" calcext:value-type="float">
            <text:p>206.395</text:p>
          </table:table-cell>
          <table:table-cell table:number-columns-repeated="10"/>
        </table:table-row>
        <table:table-row table:style-name="ro1">
          <table:table-cell office:value-type="float" office:value="687.367" calcext:value-type="float">
            <text:p>687.367</text:p>
          </table:table-cell>
          <table:table-cell office:value-type="float" office:value="206.32" calcext:value-type="float">
            <text:p>206.32</text:p>
          </table:table-cell>
          <table:table-cell table:number-columns-repeated="10"/>
        </table:table-row>
        <table:table-row table:style-name="ro1">
          <table:table-cell office:value-type="float" office:value="688.373" calcext:value-type="float">
            <text:p>688.373</text:p>
          </table:table-cell>
          <table:table-cell office:value-type="float" office:value="206.39" calcext:value-type="float">
            <text:p>206.39</text:p>
          </table:table-cell>
          <table:table-cell table:number-columns-repeated="10"/>
        </table:table-row>
        <table:table-row table:style-name="ro1">
          <table:table-cell office:value-type="float" office:value="689.47" calcext:value-type="float">
            <text:p>689.47</text:p>
          </table:table-cell>
          <table:table-cell office:value-type="float" office:value="192.817" calcext:value-type="float">
            <text:p>192.817</text:p>
          </table:table-cell>
          <table:table-cell table:number-columns-repeated="10"/>
        </table:table-row>
        <table:table-row table:style-name="ro1">
          <table:table-cell office:value-type="float" office:value="690.496" calcext:value-type="float">
            <text:p>690.496</text:p>
          </table:table-cell>
          <table:table-cell office:value-type="float" office:value="192.798" calcext:value-type="float">
            <text:p>192.798</text:p>
          </table:table-cell>
          <table:table-cell table:number-columns-repeated="10"/>
        </table:table-row>
        <table:table-row table:style-name="ro1">
          <table:table-cell office:value-type="float" office:value="691.504" calcext:value-type="float">
            <text:p>691.504</text:p>
          </table:table-cell>
          <table:table-cell office:value-type="float" office:value="192.765" calcext:value-type="float">
            <text:p>192.765</text:p>
          </table:table-cell>
          <table:table-cell table:number-columns-repeated="10"/>
        </table:table-row>
        <table:table-row table:style-name="ro1">
          <table:table-cell office:value-type="float" office:value="692.492" calcext:value-type="float">
            <text:p>692.492</text:p>
          </table:table-cell>
          <table:table-cell office:value-type="float" office:value="192.83" calcext:value-type="float">
            <text:p>192.83</text:p>
          </table:table-cell>
          <table:table-cell table:number-columns-repeated="10"/>
        </table:table-row>
        <table:table-row table:style-name="ro1">
          <table:table-cell office:value-type="float" office:value="693.505" calcext:value-type="float">
            <text:p>693.505</text:p>
          </table:table-cell>
          <table:table-cell office:value-type="float" office:value="192.89" calcext:value-type="float">
            <text:p>192.89</text:p>
          </table:table-cell>
          <table:table-cell table:number-columns-repeated="10"/>
        </table:table-row>
        <table:table-row table:style-name="ro1">
          <table:table-cell office:value-type="float" office:value="694.553" calcext:value-type="float">
            <text:p>694.553</text:p>
          </table:table-cell>
          <table:table-cell office:value-type="float" office:value="192.847" calcext:value-type="float">
            <text:p>192.847</text:p>
          </table:table-cell>
          <table:table-cell table:number-columns-repeated="10"/>
        </table:table-row>
        <table:table-row table:style-name="ro1">
          <table:table-cell office:value-type="float" office:value="695.531" calcext:value-type="float">
            <text:p>695.531</text:p>
          </table:table-cell>
          <table:table-cell office:value-type="float" office:value="192.578" calcext:value-type="float">
            <text:p>192.578</text:p>
          </table:table-cell>
          <table:table-cell table:number-columns-repeated="10"/>
        </table:table-row>
        <table:table-row table:style-name="ro1">
          <table:table-cell office:value-type="float" office:value="696.527" calcext:value-type="float">
            <text:p>696.527</text:p>
          </table:table-cell>
          <table:table-cell office:value-type="float" office:value="192.678" calcext:value-type="float">
            <text:p>192.678</text:p>
          </table:table-cell>
          <table:table-cell table:number-columns-repeated="10"/>
        </table:table-row>
        <table:table-row table:style-name="ro1">
          <table:table-cell office:value-type="float" office:value="697.505" calcext:value-type="float">
            <text:p>697.505</text:p>
          </table:table-cell>
          <table:table-cell office:value-type="float" office:value="192.345" calcext:value-type="float">
            <text:p>192.345</text:p>
          </table:table-cell>
          <table:table-cell table:number-columns-repeated="10"/>
        </table:table-row>
        <table:table-row table:style-name="ro1">
          <table:table-cell office:value-type="float" office:value="698.553" calcext:value-type="float">
            <text:p>698.553</text:p>
          </table:table-cell>
          <table:table-cell office:value-type="float" office:value="192.79" calcext:value-type="float">
            <text:p>192.79</text:p>
          </table:table-cell>
          <table:table-cell table:number-columns-repeated="10"/>
        </table:table-row>
        <table:table-row table:style-name="ro1">
          <table:table-cell office:value-type="float" office:value="699.533" calcext:value-type="float">
            <text:p>699.533</text:p>
          </table:table-cell>
          <table:table-cell office:value-type="float" office:value="192.78" calcext:value-type="float">
            <text:p>192.78</text:p>
          </table:table-cell>
          <table:table-cell table:number-columns-repeated="10"/>
        </table:table-row>
        <table:table-row table:style-name="ro1">
          <table:table-cell office:value-type="float" office:value="700.523" calcext:value-type="float">
            <text:p>700.523</text:p>
          </table:table-cell>
          <table:table-cell office:value-type="float" office:value="192.77" calcext:value-type="float">
            <text:p>192.77</text:p>
          </table:table-cell>
          <table:table-cell table:number-columns-repeated="10"/>
        </table:table-row>
        <table:table-row table:style-name="ro1">
          <table:table-cell office:value-type="float" office:value="701.553" calcext:value-type="float">
            <text:p>701.553</text:p>
          </table:table-cell>
          <table:table-cell office:value-type="float" office:value="192.907" calcext:value-type="float">
            <text:p>192.907</text:p>
          </table:table-cell>
          <table:table-cell table:number-columns-repeated="10"/>
        </table:table-row>
        <table:table-row table:style-name="ro1">
          <table:table-cell office:value-type="float" office:value="702.57" calcext:value-type="float">
            <text:p>702.57</text:p>
          </table:table-cell>
          <table:table-cell office:value-type="float" office:value="192.95" calcext:value-type="float">
            <text:p>192.95</text:p>
          </table:table-cell>
          <table:table-cell table:number-columns-repeated="10"/>
        </table:table-row>
        <table:table-row table:style-name="ro1">
          <table:table-cell office:value-type="float" office:value="703.658" calcext:value-type="float">
            <text:p>703.658</text:p>
          </table:table-cell>
          <table:table-cell office:value-type="float" office:value="193.04" calcext:value-type="float">
            <text:p>193.04</text:p>
          </table:table-cell>
          <table:table-cell table:number-columns-repeated="10"/>
        </table:table-row>
        <table:table-row table:style-name="ro1">
          <table:table-cell office:value-type="float" office:value="704.596" calcext:value-type="float">
            <text:p>704.596</text:p>
          </table:table-cell>
          <table:table-cell office:value-type="float" office:value="193.007" calcext:value-type="float">
            <text:p>193.007</text:p>
          </table:table-cell>
          <table:table-cell table:number-columns-repeated="10"/>
        </table:table-row>
        <table:table-row table:style-name="ro1">
          <table:table-cell office:value-type="float" office:value="705.565" calcext:value-type="float">
            <text:p>705.565</text:p>
          </table:table-cell>
          <table:table-cell office:value-type="float" office:value="193.25" calcext:value-type="float">
            <text:p>193.25</text:p>
          </table:table-cell>
          <table:table-cell table:number-columns-repeated="10"/>
        </table:table-row>
        <table:table-row table:style-name="ro1">
          <table:table-cell office:value-type="float" office:value="706.557" calcext:value-type="float">
            <text:p>706.557</text:p>
          </table:table-cell>
          <table:table-cell office:value-type="float" office:value="193.235" calcext:value-type="float">
            <text:p>193.235</text:p>
          </table:table-cell>
          <table:table-cell table:number-columns-repeated="10"/>
        </table:table-row>
        <table:table-row table:style-name="ro1">
          <table:table-cell office:value-type="float" office:value="707.561" calcext:value-type="float">
            <text:p>707.561</text:p>
          </table:table-cell>
          <table:table-cell office:value-type="float" office:value="193.27" calcext:value-type="float">
            <text:p>193.27</text:p>
          </table:table-cell>
          <table:table-cell table:number-columns-repeated="10"/>
        </table:table-row>
        <table:table-row table:style-name="ro1">
          <table:table-cell office:value-type="float" office:value="708.565" calcext:value-type="float">
            <text:p>708.565</text:p>
          </table:table-cell>
          <table:table-cell office:value-type="float" office:value="193.287" calcext:value-type="float">
            <text:p>193.287</text:p>
          </table:table-cell>
          <table:table-cell table:number-columns-repeated="10"/>
        </table:table-row>
        <table:table-row table:style-name="ro1">
          <table:table-cell office:value-type="float" office:value="709.602" calcext:value-type="float">
            <text:p>709.602</text:p>
          </table:table-cell>
          <table:table-cell office:value-type="float" office:value="193.315" calcext:value-type="float">
            <text:p>193.315</text:p>
          </table:table-cell>
          <table:table-cell table:number-columns-repeated="10"/>
        </table:table-row>
        <table:table-row table:style-name="ro1">
          <table:table-cell office:value-type="float" office:value="710.571" calcext:value-type="float">
            <text:p>710.571</text:p>
          </table:table-cell>
          <table:table-cell office:value-type="float" office:value="193.363" calcext:value-type="float">
            <text:p>193.363</text:p>
          </table:table-cell>
          <table:table-cell table:number-columns-repeated="10"/>
        </table:table-row>
        <table:table-row table:style-name="ro1">
          <table:table-cell office:value-type="float" office:value="711.632" calcext:value-type="float">
            <text:p>711.632</text:p>
          </table:table-cell>
          <table:table-cell office:value-type="float" office:value="193.37" calcext:value-type="float">
            <text:p>193.37</text:p>
          </table:table-cell>
          <table:table-cell table:number-columns-repeated="10"/>
        </table:table-row>
        <table:table-row table:style-name="ro1">
          <table:table-cell office:value-type="float" office:value="712.632" calcext:value-type="float">
            <text:p>712.632</text:p>
          </table:table-cell>
          <table:table-cell office:value-type="float" office:value="193.365" calcext:value-type="float">
            <text:p>193.365</text:p>
          </table:table-cell>
          <table:table-cell table:number-columns-repeated="10"/>
        </table:table-row>
        <table:table-row table:style-name="ro1">
          <table:table-cell office:value-type="float" office:value="713.664" calcext:value-type="float">
            <text:p>713.664</text:p>
          </table:table-cell>
          <table:table-cell office:value-type="float" office:value="193.363" calcext:value-type="float">
            <text:p>193.363</text:p>
          </table:table-cell>
          <table:table-cell table:number-columns-repeated="10"/>
        </table:table-row>
        <table:table-row table:style-name="ro1">
          <table:table-cell office:value-type="float" office:value="714.707" calcext:value-type="float">
            <text:p>714.707</text:p>
          </table:table-cell>
          <table:table-cell office:value-type="float" office:value="193.358" calcext:value-type="float">
            <text:p>193.358</text:p>
          </table:table-cell>
          <table:table-cell table:number-columns-repeated="10"/>
        </table:table-row>
        <table:table-row table:style-name="ro1">
          <table:table-cell office:value-type="float" office:value="715.73" calcext:value-type="float">
            <text:p>715.73</text:p>
          </table:table-cell>
          <table:table-cell office:value-type="float" office:value="193.67" calcext:value-type="float">
            <text:p>193.67</text:p>
          </table:table-cell>
          <table:table-cell table:number-columns-repeated="10"/>
        </table:table-row>
        <table:table-row table:style-name="ro1">
          <table:table-cell office:value-type="float" office:value="716.74" calcext:value-type="float">
            <text:p>716.74</text:p>
          </table:table-cell>
          <table:table-cell office:value-type="float" office:value="193.57" calcext:value-type="float">
            <text:p>193.57</text:p>
          </table:table-cell>
          <table:table-cell table:number-columns-repeated="10"/>
        </table:table-row>
        <table:table-row table:style-name="ro1">
          <table:table-cell office:value-type="float" office:value="717.749" calcext:value-type="float">
            <text:p>717.749</text:p>
          </table:table-cell>
          <table:table-cell office:value-type="float" office:value="193.515" calcext:value-type="float">
            <text:p>193.515</text:p>
          </table:table-cell>
          <table:table-cell table:number-columns-repeated="10"/>
        </table:table-row>
        <table:table-row table:style-name="ro1">
          <table:table-cell office:value-type="float" office:value="718.77" calcext:value-type="float">
            <text:p>718.77</text:p>
          </table:table-cell>
          <table:table-cell office:value-type="float" office:value="194.505" calcext:value-type="float">
            <text:p>194.505</text:p>
          </table:table-cell>
          <table:table-cell table:number-columns-repeated="10"/>
        </table:table-row>
        <table:table-row table:style-name="ro1">
          <table:table-cell office:value-type="float" office:value="719.773" calcext:value-type="float">
            <text:p>719.773</text:p>
          </table:table-cell>
          <table:table-cell office:value-type="float" office:value="194.525" calcext:value-type="float">
            <text:p>194.525</text:p>
          </table:table-cell>
          <table:table-cell table:number-columns-repeated="10"/>
        </table:table-row>
        <table:table-row table:style-name="ro1">
          <table:table-cell office:value-type="float" office:value="720.799" calcext:value-type="float">
            <text:p>720.799</text:p>
          </table:table-cell>
          <table:table-cell office:value-type="float" office:value="194.463" calcext:value-type="float">
            <text:p>194.463</text:p>
          </table:table-cell>
          <table:table-cell table:number-columns-repeated="10"/>
        </table:table-row>
        <table:table-row table:style-name="ro1">
          <table:table-cell office:value-type="float" office:value="721.804" calcext:value-type="float">
            <text:p>721.804</text:p>
          </table:table-cell>
          <table:table-cell office:value-type="float" office:value="193.513" calcext:value-type="float">
            <text:p>193.513</text:p>
          </table:table-cell>
          <table:table-cell table:number-columns-repeated="10"/>
        </table:table-row>
        <table:table-row table:style-name="ro1">
          <table:table-cell office:value-type="float" office:value="722.827" calcext:value-type="float">
            <text:p>722.827</text:p>
          </table:table-cell>
          <table:table-cell office:value-type="float" office:value="193.562" calcext:value-type="float">
            <text:p>193.562</text:p>
          </table:table-cell>
          <table:table-cell table:number-columns-repeated="10"/>
        </table:table-row>
        <table:table-row table:style-name="ro1">
          <table:table-cell office:value-type="float" office:value="723.864" calcext:value-type="float">
            <text:p>723.864</text:p>
          </table:table-cell>
          <table:table-cell office:value-type="float" office:value="193.585" calcext:value-type="float">
            <text:p>193.585</text:p>
          </table:table-cell>
          <table:table-cell table:number-columns-repeated="10"/>
        </table:table-row>
        <table:table-row table:style-name="ro1">
          <table:table-cell office:value-type="float" office:value="724.952" calcext:value-type="float">
            <text:p>724.952</text:p>
          </table:table-cell>
          <table:table-cell office:value-type="float" office:value="193.585" calcext:value-type="float">
            <text:p>193.585</text:p>
          </table:table-cell>
          <table:table-cell table:number-columns-repeated="10"/>
        </table:table-row>
        <table:table-row table:style-name="ro1">
          <table:table-cell office:value-type="float" office:value="725.976" calcext:value-type="float">
            <text:p>725.976</text:p>
          </table:table-cell>
          <table:table-cell office:value-type="float" office:value="194.192" calcext:value-type="float">
            <text:p>194.192</text:p>
          </table:table-cell>
          <table:table-cell table:number-columns-repeated="10"/>
        </table:table-row>
        <table:table-row table:style-name="ro1">
          <table:table-cell office:value-type="float" office:value="726.972" calcext:value-type="float">
            <text:p>726.972</text:p>
          </table:table-cell>
          <table:table-cell office:value-type="float" office:value="193.912" calcext:value-type="float">
            <text:p>193.912</text:p>
          </table:table-cell>
          <table:table-cell table:number-columns-repeated="10"/>
        </table:table-row>
        <table:table-row table:style-name="ro1">
          <table:table-cell office:value-type="float" office:value="727.897" calcext:value-type="float">
            <text:p>727.897</text:p>
          </table:table-cell>
          <table:table-cell office:value-type="float" office:value="193.918" calcext:value-type="float">
            <text:p>193.918</text:p>
          </table:table-cell>
          <table:table-cell table:number-columns-repeated="10"/>
        </table:table-row>
        <table:table-row table:style-name="ro1">
          <table:table-cell office:value-type="float" office:value="728.933" calcext:value-type="float">
            <text:p>728.933</text:p>
          </table:table-cell>
          <table:table-cell office:value-type="float" office:value="193.915" calcext:value-type="float">
            <text:p>193.915</text:p>
          </table:table-cell>
          <table:table-cell table:number-columns-repeated="10"/>
        </table:table-row>
        <table:table-row table:style-name="ro1">
          <table:table-cell office:value-type="float" office:value="729.933" calcext:value-type="float">
            <text:p>729.933</text:p>
          </table:table-cell>
          <table:table-cell office:value-type="float" office:value="193.953" calcext:value-type="float">
            <text:p>193.953</text:p>
          </table:table-cell>
          <table:table-cell table:number-columns-repeated="10"/>
        </table:table-row>
        <table:table-row table:style-name="ro1">
          <table:table-cell office:value-type="float" office:value="730.939" calcext:value-type="float">
            <text:p>730.939</text:p>
          </table:table-cell>
          <table:table-cell office:value-type="float" office:value="194.113" calcext:value-type="float">
            <text:p>194.113</text:p>
          </table:table-cell>
          <table:table-cell table:number-columns-repeated="10"/>
        </table:table-row>
        <table:table-row table:style-name="ro1">
          <table:table-cell office:value-type="float" office:value="731.943" calcext:value-type="float">
            <text:p>731.943</text:p>
          </table:table-cell>
          <table:table-cell office:value-type="float" office:value="194.138" calcext:value-type="float">
            <text:p>194.138</text:p>
          </table:table-cell>
          <table:table-cell table:number-columns-repeated="10"/>
        </table:table-row>
        <table:table-row table:style-name="ro1">
          <table:table-cell office:value-type="float" office:value="732.948" calcext:value-type="float">
            <text:p>732.948</text:p>
          </table:table-cell>
          <table:table-cell office:value-type="float" office:value="194.105" calcext:value-type="float">
            <text:p>194.105</text:p>
          </table:table-cell>
          <table:table-cell table:number-columns-repeated="10"/>
        </table:table-row>
        <table:table-row table:style-name="ro1">
          <table:table-cell office:value-type="float" office:value="733.966" calcext:value-type="float">
            <text:p>733.966</text:p>
          </table:table-cell>
          <table:table-cell office:value-type="float" office:value="194.12" calcext:value-type="float">
            <text:p>194.12</text:p>
          </table:table-cell>
          <table:table-cell table:number-columns-repeated="10"/>
        </table:table-row>
        <table:table-row table:style-name="ro1">
          <table:table-cell office:value-type="float" office:value="734.962" calcext:value-type="float">
            <text:p>734.962</text:p>
          </table:table-cell>
          <table:table-cell office:value-type="float" office:value="194.095" calcext:value-type="float">
            <text:p>194.095</text:p>
          </table:table-cell>
          <table:table-cell table:number-columns-repeated="10"/>
        </table:table-row>
        <table:table-row table:style-name="ro1">
          <table:table-cell office:value-type="float" office:value="735.96" calcext:value-type="float">
            <text:p>735.96</text:p>
          </table:table-cell>
          <table:table-cell office:value-type="float" office:value="194.09" calcext:value-type="float">
            <text:p>194.09</text:p>
          </table:table-cell>
          <table:table-cell table:number-columns-repeated="10"/>
        </table:table-row>
        <table:table-row table:style-name="ro1">
          <table:table-cell office:value-type="float" office:value="736.971" calcext:value-type="float">
            <text:p>736.971</text:p>
          </table:table-cell>
          <table:table-cell office:value-type="float" office:value="194.062" calcext:value-type="float">
            <text:p>194.062</text:p>
          </table:table-cell>
          <table:table-cell table:number-columns-repeated="10"/>
        </table:table-row>
        <table:table-row table:style-name="ro1">
          <table:table-cell office:value-type="float" office:value="738.004" calcext:value-type="float">
            <text:p>738.004</text:p>
          </table:table-cell>
          <table:table-cell office:value-type="float" office:value="194.075" calcext:value-type="float">
            <text:p>194.075</text:p>
          </table:table-cell>
          <table:table-cell table:number-columns-repeated="10"/>
        </table:table-row>
        <table:table-row table:style-name="ro1">
          <table:table-cell office:value-type="float" office:value="739.113" calcext:value-type="float">
            <text:p>739.113</text:p>
          </table:table-cell>
          <table:table-cell office:value-type="float" office:value="193.815" calcext:value-type="float">
            <text:p>193.815</text:p>
          </table:table-cell>
          <table:table-cell table:number-columns-repeated="10"/>
        </table:table-row>
        <table:table-row table:style-name="ro1">
          <table:table-cell office:value-type="float" office:value="740.12" calcext:value-type="float">
            <text:p>740.12</text:p>
          </table:table-cell>
          <table:table-cell office:value-type="float" office:value="194.145" calcext:value-type="float">
            <text:p>194.145</text:p>
          </table:table-cell>
          <table:table-cell table:number-columns-repeated="10"/>
        </table:table-row>
        <table:table-row table:style-name="ro1">
          <table:table-cell office:value-type="float" office:value="741.125" calcext:value-type="float">
            <text:p>741.125</text:p>
          </table:table-cell>
          <table:table-cell office:value-type="float" office:value="194.213" calcext:value-type="float">
            <text:p>194.213</text:p>
          </table:table-cell>
          <table:table-cell table:number-columns-repeated="10"/>
        </table:table-row>
        <table:table-row table:style-name="ro1">
          <table:table-cell office:value-type="float" office:value="742.132" calcext:value-type="float">
            <text:p>742.132</text:p>
          </table:table-cell>
          <table:table-cell office:value-type="float" office:value="194.322" calcext:value-type="float">
            <text:p>194.322</text:p>
          </table:table-cell>
          <table:table-cell table:number-columns-repeated="10"/>
        </table:table-row>
        <table:table-row table:style-name="ro1">
          <table:table-cell office:value-type="float" office:value="743.064" calcext:value-type="float">
            <text:p>743.064</text:p>
          </table:table-cell>
          <table:table-cell office:value-type="float" office:value="194.285" calcext:value-type="float">
            <text:p>194.285</text:p>
          </table:table-cell>
          <table:table-cell table:number-columns-repeated="10"/>
        </table:table-row>
        <table:table-row table:style-name="ro1">
          <table:table-cell office:value-type="float" office:value="744.163" calcext:value-type="float">
            <text:p>744.163</text:p>
          </table:table-cell>
          <table:table-cell office:value-type="float" office:value="194.64" calcext:value-type="float">
            <text:p>194.64</text:p>
          </table:table-cell>
          <table:table-cell table:number-columns-repeated="10"/>
        </table:table-row>
        <table:table-row table:style-name="ro1">
          <table:table-cell office:value-type="float" office:value="745.142" calcext:value-type="float">
            <text:p>745.142</text:p>
          </table:table-cell>
          <table:table-cell office:value-type="float" office:value="194.855" calcext:value-type="float">
            <text:p>194.855</text:p>
          </table:table-cell>
          <table:table-cell table:number-columns-repeated="10"/>
        </table:table-row>
        <table:table-row table:style-name="ro1">
          <table:table-cell office:value-type="float" office:value="746.176" calcext:value-type="float">
            <text:p>746.176</text:p>
          </table:table-cell>
          <table:table-cell office:value-type="float" office:value="194.815" calcext:value-type="float">
            <text:p>194.815</text:p>
          </table:table-cell>
          <table:table-cell table:number-columns-repeated="10"/>
        </table:table-row>
        <table:table-row table:style-name="ro1">
          <table:table-cell office:value-type="float" office:value="747.174" calcext:value-type="float">
            <text:p>747.174</text:p>
          </table:table-cell>
          <table:table-cell office:value-type="float" office:value="194.743" calcext:value-type="float">
            <text:p>194.743</text:p>
          </table:table-cell>
          <table:table-cell table:number-columns-repeated="10"/>
        </table:table-row>
        <table:table-row table:style-name="ro1">
          <table:table-cell office:value-type="float" office:value="748.234" calcext:value-type="float">
            <text:p>748.234</text:p>
          </table:table-cell>
          <table:table-cell office:value-type="float" office:value="194.338" calcext:value-type="float">
            <text:p>194.338</text:p>
          </table:table-cell>
          <table:table-cell table:number-columns-repeated="10"/>
        </table:table-row>
        <table:table-row table:style-name="ro1">
          <table:table-cell office:value-type="float" office:value="749.224" calcext:value-type="float">
            <text:p>749.224</text:p>
          </table:table-cell>
          <table:table-cell office:value-type="float" office:value="194.368" calcext:value-type="float">
            <text:p>194.368</text:p>
          </table:table-cell>
          <table:table-cell table:number-columns-repeated="10"/>
        </table:table-row>
        <table:table-row table:style-name="ro1">
          <table:table-cell office:value-type="float" office:value="750.131" calcext:value-type="float">
            <text:p>750.131</text:p>
          </table:table-cell>
          <table:table-cell office:value-type="float" office:value="194.4" calcext:value-type="float">
            <text:p>194.4</text:p>
          </table:table-cell>
          <table:table-cell table:number-columns-repeated="10"/>
        </table:table-row>
        <table:table-row table:style-name="ro1">
          <table:table-cell office:value-type="float" office:value="751.21" calcext:value-type="float">
            <text:p>751.21</text:p>
          </table:table-cell>
          <table:table-cell office:value-type="float" office:value="194.793" calcext:value-type="float">
            <text:p>194.793</text:p>
          </table:table-cell>
          <table:table-cell table:number-columns-repeated="10"/>
        </table:table-row>
        <table:table-row table:style-name="ro1">
          <table:table-cell office:value-type="float" office:value="752.135" calcext:value-type="float">
            <text:p>752.135</text:p>
          </table:table-cell>
          <table:table-cell office:value-type="float" office:value="194.798" calcext:value-type="float">
            <text:p>194.798</text:p>
          </table:table-cell>
          <table:table-cell table:number-columns-repeated="10"/>
        </table:table-row>
        <table:table-row table:style-name="ro1">
          <table:table-cell office:value-type="float" office:value="753.211" calcext:value-type="float">
            <text:p>753.211</text:p>
          </table:table-cell>
          <table:table-cell office:value-type="float" office:value="194.71" calcext:value-type="float">
            <text:p>194.71</text:p>
          </table:table-cell>
          <table:table-cell table:number-columns-repeated="10"/>
        </table:table-row>
        <table:table-row table:style-name="ro1">
          <table:table-cell office:value-type="float" office:value="754.272" calcext:value-type="float">
            <text:p>754.272</text:p>
          </table:table-cell>
          <table:table-cell office:value-type="float" office:value="194.575" calcext:value-type="float">
            <text:p>194.575</text:p>
          </table:table-cell>
          <table:table-cell table:number-columns-repeated="10"/>
        </table:table-row>
        <table:table-row table:style-name="ro1">
          <table:table-cell office:value-type="float" office:value="755.241" calcext:value-type="float">
            <text:p>755.241</text:p>
          </table:table-cell>
          <table:table-cell office:value-type="float" office:value="194.575" calcext:value-type="float">
            <text:p>194.575</text:p>
          </table:table-cell>
          <table:table-cell table:number-columns-repeated="10"/>
        </table:table-row>
        <table:table-row table:style-name="ro1">
          <table:table-cell office:value-type="float" office:value="756.28" calcext:value-type="float">
            <text:p>756.28</text:p>
          </table:table-cell>
          <table:table-cell office:value-type="float" office:value="194.595" calcext:value-type="float">
            <text:p>194.595</text:p>
          </table:table-cell>
          <table:table-cell table:number-columns-repeated="10"/>
        </table:table-row>
        <table:table-row table:style-name="ro1">
          <table:table-cell office:value-type="float" office:value="757.283" calcext:value-type="float">
            <text:p>757.283</text:p>
          </table:table-cell>
          <table:table-cell office:value-type="float" office:value="194.64" calcext:value-type="float">
            <text:p>194.64</text:p>
          </table:table-cell>
          <table:table-cell table:number-columns-repeated="10"/>
        </table:table-row>
        <table:table-row table:style-name="ro1">
          <table:table-cell office:value-type="float" office:value="758.277" calcext:value-type="float">
            <text:p>758.277</text:p>
          </table:table-cell>
          <table:table-cell office:value-type="float" office:value="194.605" calcext:value-type="float">
            <text:p>194.605</text:p>
          </table:table-cell>
          <table:table-cell table:number-columns-repeated="10"/>
        </table:table-row>
        <table:table-row table:style-name="ro1">
          <table:table-cell office:value-type="float" office:value="759.297" calcext:value-type="float">
            <text:p>759.297</text:p>
          </table:table-cell>
          <table:table-cell office:value-type="float" office:value="194.653" calcext:value-type="float">
            <text:p>194.653</text:p>
          </table:table-cell>
          <table:table-cell table:number-columns-repeated="10"/>
        </table:table-row>
        <table:table-row table:style-name="ro1">
          <table:table-cell office:value-type="float" office:value="760.313" calcext:value-type="float">
            <text:p>760.313</text:p>
          </table:table-cell>
          <table:table-cell office:value-type="float" office:value="194.67" calcext:value-type="float">
            <text:p>194.67</text:p>
          </table:table-cell>
          <table:table-cell table:number-columns-repeated="10"/>
        </table:table-row>
        <table:table-row table:style-name="ro1">
          <table:table-cell office:value-type="float" office:value="761.315" calcext:value-type="float">
            <text:p>761.315</text:p>
          </table:table-cell>
          <table:table-cell office:value-type="float" office:value="194.688" calcext:value-type="float">
            <text:p>194.688</text:p>
          </table:table-cell>
          <table:table-cell table:number-columns-repeated="10"/>
        </table:table-row>
        <table:table-row table:style-name="ro1">
          <table:table-cell office:value-type="float" office:value="762.422" calcext:value-type="float">
            <text:p>762.422</text:p>
          </table:table-cell>
          <table:table-cell office:value-type="float" office:value="196.51" calcext:value-type="float">
            <text:p>196.51</text:p>
          </table:table-cell>
          <table:table-cell table:number-columns-repeated="10"/>
        </table:table-row>
        <table:table-row table:style-name="ro1">
          <table:table-cell office:value-type="float" office:value="763.456" calcext:value-type="float">
            <text:p>763.456</text:p>
          </table:table-cell>
          <table:table-cell office:value-type="float" office:value="196.575" calcext:value-type="float">
            <text:p>196.575</text:p>
          </table:table-cell>
          <table:table-cell table:number-columns-repeated="10"/>
        </table:table-row>
        <table:table-row table:style-name="ro1">
          <table:table-cell office:value-type="float" office:value="764.497" calcext:value-type="float">
            <text:p>764.497</text:p>
          </table:table-cell>
          <table:table-cell office:value-type="float" office:value="196.572" calcext:value-type="float">
            <text:p>196.572</text:p>
          </table:table-cell>
          <table:table-cell table:number-columns-repeated="10"/>
        </table:table-row>
        <table:table-row table:style-name="ro1">
          <table:table-cell office:value-type="float" office:value="765.494" calcext:value-type="float">
            <text:p>765.494</text:p>
          </table:table-cell>
          <table:table-cell office:value-type="float" office:value="196.828" calcext:value-type="float">
            <text:p>196.828</text:p>
          </table:table-cell>
          <table:table-cell table:number-columns-repeated="10"/>
        </table:table-row>
        <table:table-row table:style-name="ro1">
          <table:table-cell office:value-type="float" office:value="766.502" calcext:value-type="float">
            <text:p>766.502</text:p>
          </table:table-cell>
          <table:table-cell office:value-type="float" office:value="196.803" calcext:value-type="float">
            <text:p>196.803</text:p>
          </table:table-cell>
          <table:table-cell table:number-columns-repeated="10"/>
        </table:table-row>
        <table:table-row table:style-name="ro1">
          <table:table-cell office:value-type="float" office:value="767.413" calcext:value-type="float">
            <text:p>767.413</text:p>
          </table:table-cell>
          <table:table-cell office:value-type="float" office:value="196.815" calcext:value-type="float">
            <text:p>196.815</text:p>
          </table:table-cell>
          <table:table-cell table:number-columns-repeated="10"/>
        </table:table-row>
        <table:table-row table:style-name="ro1">
          <table:table-cell office:value-type="float" office:value="768.577" calcext:value-type="float">
            <text:p>768.577</text:p>
          </table:table-cell>
          <table:table-cell office:value-type="float" office:value="196.75" calcext:value-type="float">
            <text:p>196.75</text:p>
          </table:table-cell>
          <table:table-cell table:number-columns-repeated="10"/>
        </table:table-row>
        <table:table-row table:style-name="ro1">
          <table:table-cell office:value-type="float" office:value="769.562" calcext:value-type="float">
            <text:p>769.562</text:p>
          </table:table-cell>
          <table:table-cell office:value-type="float" office:value="197.058" calcext:value-type="float">
            <text:p>197.058</text:p>
          </table:table-cell>
          <table:table-cell table:number-columns-repeated="10"/>
        </table:table-row>
        <table:table-row table:style-name="ro1">
          <table:table-cell office:value-type="float" office:value="770.611" calcext:value-type="float">
            <text:p>770.611</text:p>
          </table:table-cell>
          <table:table-cell office:value-type="float" office:value="196.683" calcext:value-type="float">
            <text:p>196.683</text:p>
          </table:table-cell>
          <table:table-cell table:number-columns-repeated="10"/>
        </table:table-row>
        <table:table-row table:style-name="ro1">
          <table:table-cell office:value-type="float" office:value="771.615" calcext:value-type="float">
            <text:p>771.615</text:p>
          </table:table-cell>
          <table:table-cell office:value-type="float" office:value="196.595" calcext:value-type="float">
            <text:p>196.595</text:p>
          </table:table-cell>
          <table:table-cell table:number-columns-repeated="10"/>
        </table:table-row>
        <table:table-row table:style-name="ro1">
          <table:table-cell office:value-type="float" office:value="772.65" calcext:value-type="float">
            <text:p>772.65</text:p>
          </table:table-cell>
          <table:table-cell office:value-type="float" office:value="196.82" calcext:value-type="float">
            <text:p>196.82</text:p>
          </table:table-cell>
          <table:table-cell table:number-columns-repeated="10"/>
        </table:table-row>
        <table:table-row table:style-name="ro1">
          <table:table-cell office:value-type="float" office:value="773.556" calcext:value-type="float">
            <text:p>773.556</text:p>
          </table:table-cell>
          <table:table-cell office:value-type="float" office:value="196.865" calcext:value-type="float">
            <text:p>196.865</text:p>
          </table:table-cell>
          <table:table-cell table:number-columns-repeated="10"/>
        </table:table-row>
        <table:table-row table:style-name="ro1">
          <table:table-cell office:value-type="float" office:value="774.695" calcext:value-type="float">
            <text:p>774.695</text:p>
          </table:table-cell>
          <table:table-cell office:value-type="float" office:value="197.155" calcext:value-type="float">
            <text:p>197.155</text:p>
          </table:table-cell>
          <table:table-cell table:number-columns-repeated="10"/>
        </table:table-row>
        <table:table-row table:style-name="ro1">
          <table:table-cell office:value-type="float" office:value="775.723" calcext:value-type="float">
            <text:p>775.723</text:p>
          </table:table-cell>
          <table:table-cell office:value-type="float" office:value="196.86" calcext:value-type="float">
            <text:p>196.86</text:p>
          </table:table-cell>
          <table:table-cell table:number-columns-repeated="10"/>
        </table:table-row>
        <table:table-row table:style-name="ro1">
          <table:table-cell office:value-type="float" office:value="776.725" calcext:value-type="float">
            <text:p>776.725</text:p>
          </table:table-cell>
          <table:table-cell office:value-type="float" office:value="197.27" calcext:value-type="float">
            <text:p>197.27</text:p>
          </table:table-cell>
          <table:table-cell table:number-columns-repeated="10"/>
        </table:table-row>
        <table:table-row table:style-name="ro1">
          <table:table-cell office:value-type="float" office:value="777.766" calcext:value-type="float">
            <text:p>777.766</text:p>
          </table:table-cell>
          <table:table-cell office:value-type="float" office:value="196.405" calcext:value-type="float">
            <text:p>196.405</text:p>
          </table:table-cell>
          <table:table-cell table:number-columns-repeated="10"/>
        </table:table-row>
        <table:table-row table:style-name="ro1">
          <table:table-cell office:value-type="float" office:value="778.798" calcext:value-type="float">
            <text:p>778.798</text:p>
          </table:table-cell>
          <table:table-cell office:value-type="float" office:value="196.907" calcext:value-type="float">
            <text:p>196.907</text:p>
          </table:table-cell>
          <table:table-cell table:number-columns-repeated="10"/>
        </table:table-row>
        <table:table-row table:style-name="ro1">
          <table:table-cell office:value-type="float" office:value="779.774" calcext:value-type="float">
            <text:p>779.774</text:p>
          </table:table-cell>
          <table:table-cell office:value-type="float" office:value="197.197" calcext:value-type="float">
            <text:p>197.197</text:p>
          </table:table-cell>
          <table:table-cell table:number-columns-repeated="10"/>
        </table:table-row>
        <table:table-row table:style-name="ro1">
          <table:table-cell office:value-type="float" office:value="780.917" calcext:value-type="float">
            <text:p>780.917</text:p>
          </table:table-cell>
          <table:table-cell office:value-type="float" office:value="197.145" calcext:value-type="float">
            <text:p>197.145</text:p>
          </table:table-cell>
          <table:table-cell table:number-columns-repeated="10"/>
        </table:table-row>
        <table:table-row table:style-name="ro1">
          <table:table-cell office:value-type="float" office:value="781.822" calcext:value-type="float">
            <text:p>781.822</text:p>
          </table:table-cell>
          <table:table-cell office:value-type="float" office:value="196.912" calcext:value-type="float">
            <text:p>196.912</text:p>
          </table:table-cell>
          <table:table-cell table:number-columns-repeated="10"/>
        </table:table-row>
        <table:table-row table:style-name="ro1">
          <table:table-cell office:value-type="float" office:value="782.864" calcext:value-type="float">
            <text:p>782.864</text:p>
          </table:table-cell>
          <table:table-cell office:value-type="float" office:value="196.715" calcext:value-type="float">
            <text:p>196.715</text:p>
          </table:table-cell>
          <table:table-cell table:number-columns-repeated="10"/>
        </table:table-row>
        <table:table-row table:style-name="ro1">
          <table:table-cell office:value-type="float" office:value="783.897" calcext:value-type="float">
            <text:p>783.897</text:p>
          </table:table-cell>
          <table:table-cell office:value-type="float" office:value="196.8" calcext:value-type="float">
            <text:p>196.8</text:p>
          </table:table-cell>
          <table:table-cell table:number-columns-repeated="10"/>
        </table:table-row>
        <table:table-row table:style-name="ro1">
          <table:table-cell office:value-type="float" office:value="784.902" calcext:value-type="float">
            <text:p>784.902</text:p>
          </table:table-cell>
          <table:table-cell office:value-type="float" office:value="196.903" calcext:value-type="float">
            <text:p>196.903</text:p>
          </table:table-cell>
          <table:table-cell table:number-columns-repeated="10"/>
        </table:table-row>
        <table:table-row table:style-name="ro1">
          <table:table-cell office:value-type="float" office:value="785.811" calcext:value-type="float">
            <text:p>785.811</text:p>
          </table:table-cell>
          <table:table-cell office:value-type="float" office:value="196.97" calcext:value-type="float">
            <text:p>196.97</text:p>
          </table:table-cell>
          <table:table-cell table:number-columns-repeated="10"/>
        </table:table-row>
        <table:table-row table:style-name="ro1">
          <table:table-cell office:value-type="float" office:value="786.907" calcext:value-type="float">
            <text:p>786.907</text:p>
          </table:table-cell>
          <table:table-cell office:value-type="float" office:value="197.19" calcext:value-type="float">
            <text:p>197.19</text:p>
          </table:table-cell>
          <table:table-cell table:number-columns-repeated="10"/>
        </table:table-row>
        <table:table-row table:style-name="ro1">
          <table:table-cell office:value-type="float" office:value="787.92" calcext:value-type="float">
            <text:p>787.92</text:p>
          </table:table-cell>
          <table:table-cell office:value-type="float" office:value="197.585" calcext:value-type="float">
            <text:p>197.585</text:p>
          </table:table-cell>
          <table:table-cell table:number-columns-repeated="10"/>
        </table:table-row>
        <table:table-row table:style-name="ro1">
          <table:table-cell office:value-type="float" office:value="788.914" calcext:value-type="float">
            <text:p>788.914</text:p>
          </table:table-cell>
          <table:table-cell office:value-type="float" office:value="197.743" calcext:value-type="float">
            <text:p>197.743</text:p>
          </table:table-cell>
          <table:table-cell table:number-columns-repeated="10"/>
        </table:table-row>
        <table:table-row table:style-name="ro1">
          <table:table-cell office:value-type="float" office:value="789.924" calcext:value-type="float">
            <text:p>789.924</text:p>
          </table:table-cell>
          <table:table-cell office:value-type="float" office:value="197.852" calcext:value-type="float">
            <text:p>197.852</text:p>
          </table:table-cell>
          <table:table-cell table:number-columns-repeated="10"/>
        </table:table-row>
        <table:table-row table:style-name="ro1">
          <table:table-cell office:value-type="float" office:value="790.918" calcext:value-type="float">
            <text:p>790.918</text:p>
          </table:table-cell>
          <table:table-cell office:value-type="float" office:value="198.613" calcext:value-type="float">
            <text:p>198.613</text:p>
          </table:table-cell>
          <table:table-cell table:number-columns-repeated="10"/>
        </table:table-row>
        <table:table-row table:style-name="ro1">
          <table:table-cell office:value-type="float" office:value="791.95" calcext:value-type="float">
            <text:p>791.95</text:p>
          </table:table-cell>
          <table:table-cell office:value-type="float" office:value="198.597" calcext:value-type="float">
            <text:p>198.597</text:p>
          </table:table-cell>
          <table:table-cell table:number-columns-repeated="10"/>
        </table:table-row>
        <table:table-row table:style-name="ro1">
          <table:table-cell office:value-type="float" office:value="792.964" calcext:value-type="float">
            <text:p>792.964</text:p>
          </table:table-cell>
          <table:table-cell office:value-type="float" office:value="198.45" calcext:value-type="float">
            <text:p>198.45</text:p>
          </table:table-cell>
          <table:table-cell table:number-columns-repeated="10"/>
        </table:table-row>
        <table:table-row table:style-name="ro1">
          <table:table-cell office:value-type="float" office:value="793.984" calcext:value-type="float">
            <text:p>793.984</text:p>
          </table:table-cell>
          <table:table-cell office:value-type="float" office:value="198.525" calcext:value-type="float">
            <text:p>198.525</text:p>
          </table:table-cell>
          <table:table-cell table:number-columns-repeated="10"/>
        </table:table-row>
        <table:table-row table:style-name="ro1">
          <table:table-cell office:value-type="float" office:value="794.973" calcext:value-type="float">
            <text:p>794.973</text:p>
          </table:table-cell>
          <table:table-cell office:value-type="float" office:value="198.782" calcext:value-type="float">
            <text:p>198.782</text:p>
          </table:table-cell>
          <table:table-cell table:number-columns-repeated="10"/>
        </table:table-row>
        <table:table-row table:style-name="ro1">
          <table:table-cell office:value-type="float" office:value="795.987" calcext:value-type="float">
            <text:p>795.987</text:p>
          </table:table-cell>
          <table:table-cell office:value-type="float" office:value="199.26" calcext:value-type="float">
            <text:p>199.26</text:p>
          </table:table-cell>
          <table:table-cell table:number-columns-repeated="10"/>
        </table:table-row>
        <table:table-row table:style-name="ro1">
          <table:table-cell office:value-type="float" office:value="797.032" calcext:value-type="float">
            <text:p>797.032</text:p>
          </table:table-cell>
          <table:table-cell office:value-type="float" office:value="199.25" calcext:value-type="float">
            <text:p>199.25</text:p>
          </table:table-cell>
          <table:table-cell table:number-columns-repeated="10"/>
        </table:table-row>
        <table:table-row table:style-name="ro1">
          <table:table-cell office:value-type="float" office:value="798.048" calcext:value-type="float">
            <text:p>798.048</text:p>
          </table:table-cell>
          <table:table-cell office:value-type="float" office:value="199.675" calcext:value-type="float">
            <text:p>199.675</text:p>
          </table:table-cell>
          <table:table-cell table:number-columns-repeated="10"/>
        </table:table-row>
        <table:table-row table:style-name="ro1">
          <table:table-cell office:value-type="float" office:value="799.043" calcext:value-type="float">
            <text:p>799.043</text:p>
          </table:table-cell>
          <table:table-cell office:value-type="float" office:value="200.188" calcext:value-type="float">
            <text:p>200.188</text:p>
          </table:table-cell>
          <table:table-cell table:number-columns-repeated="10"/>
        </table:table-row>
        <table:table-row table:style-name="ro1">
          <table:table-cell office:value-type="float" office:value="800.064" calcext:value-type="float">
            <text:p>800.064</text:p>
          </table:table-cell>
          <table:table-cell office:value-type="float" office:value="200.465" calcext:value-type="float">
            <text:p>200.465</text:p>
          </table:table-cell>
          <table:table-cell table:number-columns-repeated="10"/>
        </table:table-row>
        <table:table-row table:style-name="ro1">
          <table:table-cell office:value-type="float" office:value="801.072" calcext:value-type="float">
            <text:p>801.072</text:p>
          </table:table-cell>
          <table:table-cell office:value-type="float" office:value="200.975" calcext:value-type="float">
            <text:p>200.975</text:p>
          </table:table-cell>
          <table:table-cell table:number-columns-repeated="10"/>
        </table:table-row>
        <table:table-row table:style-name="ro1">
          <table:table-cell office:value-type="float" office:value="801.964" calcext:value-type="float">
            <text:p>801.964</text:p>
          </table:table-cell>
          <table:table-cell office:value-type="float" office:value="201.27" calcext:value-type="float">
            <text:p>201.27</text:p>
          </table:table-cell>
          <table:table-cell table:number-columns-repeated="10"/>
        </table:table-row>
        <table:table-row table:style-name="ro1">
          <table:table-cell office:value-type="float" office:value="802.978" calcext:value-type="float">
            <text:p>802.978</text:p>
          </table:table-cell>
          <table:table-cell office:value-type="float" office:value="201.523" calcext:value-type="float">
            <text:p>201.523</text:p>
          </table:table-cell>
          <table:table-cell table:number-columns-repeated="10"/>
        </table:table-row>
        <table:table-row table:style-name="ro1">
          <table:table-cell office:value-type="float" office:value="803.99" calcext:value-type="float">
            <text:p>803.99</text:p>
          </table:table-cell>
          <table:table-cell office:value-type="float" office:value="201.613" calcext:value-type="float">
            <text:p>201.613</text:p>
          </table:table-cell>
          <table:table-cell table:number-columns-repeated="10"/>
        </table:table-row>
        <table:table-row table:style-name="ro1">
          <table:table-cell office:value-type="float" office:value="805.005" calcext:value-type="float">
            <text:p>805.005</text:p>
          </table:table-cell>
          <table:table-cell office:value-type="float" office:value="202.513" calcext:value-type="float">
            <text:p>202.513</text:p>
          </table:table-cell>
          <table:table-cell table:number-columns-repeated="10"/>
        </table:table-row>
        <table:table-row table:style-name="ro1">
          <table:table-cell office:value-type="float" office:value="806.029" calcext:value-type="float">
            <text:p>806.029</text:p>
          </table:table-cell>
          <table:table-cell office:value-type="float" office:value="202.615" calcext:value-type="float">
            <text:p>202.615</text:p>
          </table:table-cell>
          <table:table-cell table:number-columns-repeated="10"/>
        </table:table-row>
        <table:table-row table:style-name="ro1">
          <table:table-cell office:value-type="float" office:value="807.042" calcext:value-type="float">
            <text:p>807.042</text:p>
          </table:table-cell>
          <table:table-cell office:value-type="float" office:value="203.245" calcext:value-type="float">
            <text:p>203.245</text:p>
          </table:table-cell>
          <table:table-cell table:number-columns-repeated="10"/>
        </table:table-row>
        <table:table-row table:style-name="ro1">
          <table:table-cell office:value-type="float" office:value="808.058" calcext:value-type="float">
            <text:p>808.058</text:p>
          </table:table-cell>
          <table:table-cell office:value-type="float" office:value="203.32" calcext:value-type="float">
            <text:p>203.32</text:p>
          </table:table-cell>
          <table:table-cell table:number-columns-repeated="10"/>
        </table:table-row>
        <table:table-row table:style-name="ro1">
          <table:table-cell office:value-type="float" office:value="809.104" calcext:value-type="float">
            <text:p>809.104</text:p>
          </table:table-cell>
          <table:table-cell office:value-type="float" office:value="203.35" calcext:value-type="float">
            <text:p>203.35</text:p>
          </table:table-cell>
          <table:table-cell table:number-columns-repeated="10"/>
        </table:table-row>
        <table:table-row table:style-name="ro1">
          <table:table-cell office:value-type="float" office:value="810.148" calcext:value-type="float">
            <text:p>810.148</text:p>
          </table:table-cell>
          <table:table-cell office:value-type="float" office:value="204.472" calcext:value-type="float">
            <text:p>204.472</text:p>
          </table:table-cell>
          <table:table-cell table:number-columns-repeated="10"/>
        </table:table-row>
        <table:table-row table:style-name="ro1">
          <table:table-cell office:value-type="float" office:value="811.223" calcext:value-type="float">
            <text:p>811.223</text:p>
          </table:table-cell>
          <table:table-cell office:value-type="float" office:value="204.72" calcext:value-type="float">
            <text:p>204.72</text:p>
          </table:table-cell>
          <table:table-cell table:number-columns-repeated="10"/>
        </table:table-row>
        <table:table-row table:style-name="ro1">
          <table:table-cell office:value-type="float" office:value="812.215" calcext:value-type="float">
            <text:p>812.215</text:p>
          </table:table-cell>
          <table:table-cell office:value-type="float" office:value="207.018" calcext:value-type="float">
            <text:p>207.018</text:p>
          </table:table-cell>
          <table:table-cell table:number-columns-repeated="10"/>
        </table:table-row>
        <table:table-row table:style-name="ro1">
          <table:table-cell office:value-type="float" office:value="813.212" calcext:value-type="float">
            <text:p>813.212</text:p>
          </table:table-cell>
          <table:table-cell office:value-type="float" office:value="206.33" calcext:value-type="float">
            <text:p>206.33</text:p>
          </table:table-cell>
          <table:table-cell table:number-columns-repeated="10"/>
        </table:table-row>
        <table:table-row table:style-name="ro1">
          <table:table-cell office:value-type="float" office:value="814.222" calcext:value-type="float">
            <text:p>814.222</text:p>
          </table:table-cell>
          <table:table-cell office:value-type="float" office:value="207.32" calcext:value-type="float">
            <text:p>207.32</text:p>
          </table:table-cell>
          <table:table-cell table:number-columns-repeated="10"/>
        </table:table-row>
        <table:table-row table:style-name="ro1">
          <table:table-cell office:value-type="float" office:value="815.247" calcext:value-type="float">
            <text:p>815.247</text:p>
          </table:table-cell>
          <table:table-cell office:value-type="float" office:value="207.188" calcext:value-type="float">
            <text:p>207.188</text:p>
          </table:table-cell>
          <table:table-cell table:number-columns-repeated="10"/>
        </table:table-row>
        <table:table-row table:style-name="ro1">
          <table:table-cell office:value-type="float" office:value="816.249" calcext:value-type="float">
            <text:p>816.249</text:p>
          </table:table-cell>
          <table:table-cell office:value-type="float" office:value="207.498" calcext:value-type="float">
            <text:p>207.498</text:p>
          </table:table-cell>
          <table:table-cell table:number-columns-repeated="10"/>
        </table:table-row>
        <table:table-row table:style-name="ro1">
          <table:table-cell office:value-type="float" office:value="817.225" calcext:value-type="float">
            <text:p>817.225</text:p>
          </table:table-cell>
          <table:table-cell office:value-type="float" office:value="207.833" calcext:value-type="float">
            <text:p>207.833</text:p>
          </table:table-cell>
          <table:table-cell table:number-columns-repeated="10"/>
        </table:table-row>
        <table:table-row table:style-name="ro1">
          <table:table-cell office:value-type="float" office:value="818.251" calcext:value-type="float">
            <text:p>818.251</text:p>
          </table:table-cell>
          <table:table-cell office:value-type="float" office:value="208.328" calcext:value-type="float">
            <text:p>208.328</text:p>
          </table:table-cell>
          <table:table-cell table:number-columns-repeated="10"/>
        </table:table-row>
        <table:table-row table:style-name="ro1">
          <table:table-cell office:value-type="float" office:value="819.237" calcext:value-type="float">
            <text:p>819.237</text:p>
          </table:table-cell>
          <table:table-cell office:value-type="float" office:value="208.41" calcext:value-type="float">
            <text:p>208.41</text:p>
          </table:table-cell>
          <table:table-cell table:number-columns-repeated="10"/>
        </table:table-row>
        <table:table-row table:style-name="ro1">
          <table:table-cell office:value-type="float" office:value="820.304" calcext:value-type="float">
            <text:p>820.304</text:p>
          </table:table-cell>
          <table:table-cell office:value-type="float" office:value="209.215" calcext:value-type="float">
            <text:p>209.215</text:p>
          </table:table-cell>
          <table:table-cell table:number-columns-repeated="10"/>
        </table:table-row>
        <table:table-row table:style-name="ro1">
          <table:table-cell office:value-type="float" office:value="821.297" calcext:value-type="float">
            <text:p>821.297</text:p>
          </table:table-cell>
          <table:table-cell office:value-type="float" office:value="209.293" calcext:value-type="float">
            <text:p>209.293</text:p>
          </table:table-cell>
          <table:table-cell table:number-columns-repeated="10"/>
        </table:table-row>
        <table:table-row table:style-name="ro1">
          <table:table-cell office:value-type="float" office:value="822.338" calcext:value-type="float">
            <text:p>822.338</text:p>
          </table:table-cell>
          <table:table-cell office:value-type="float" office:value="209.47" calcext:value-type="float">
            <text:p>209.47</text:p>
          </table:table-cell>
          <table:table-cell table:number-columns-repeated="10"/>
        </table:table-row>
        <table:table-row table:style-name="ro1">
          <table:table-cell office:value-type="float" office:value="823.373" calcext:value-type="float">
            <text:p>823.373</text:p>
          </table:table-cell>
          <table:table-cell office:value-type="float" office:value="209.808" calcext:value-type="float">
            <text:p>209.808</text:p>
          </table:table-cell>
          <table:table-cell table:number-columns-repeated="10"/>
        </table:table-row>
        <table:table-row table:style-name="ro1">
          <table:table-cell office:value-type="float" office:value="824.368" calcext:value-type="float">
            <text:p>824.368</text:p>
          </table:table-cell>
          <table:table-cell office:value-type="float" office:value="210.268" calcext:value-type="float">
            <text:p>210.268</text:p>
          </table:table-cell>
          <table:table-cell table:number-columns-repeated="10"/>
        </table:table-row>
        <table:table-row table:style-name="ro1">
          <table:table-cell office:value-type="float" office:value="825.433" calcext:value-type="float">
            <text:p>825.433</text:p>
          </table:table-cell>
          <table:table-cell office:value-type="float" office:value="210.472" calcext:value-type="float">
            <text:p>210.472</text:p>
          </table:table-cell>
          <table:table-cell table:number-columns-repeated="10"/>
        </table:table-row>
        <table:table-row table:style-name="ro1">
          <table:table-cell office:value-type="float" office:value="826.434" calcext:value-type="float">
            <text:p>826.434</text:p>
          </table:table-cell>
          <table:table-cell office:value-type="float" office:value="210.958" calcext:value-type="float">
            <text:p>210.958</text:p>
          </table:table-cell>
          <table:table-cell table:number-columns-repeated="10"/>
        </table:table-row>
        <table:table-row table:style-name="ro1">
          <table:table-cell office:value-type="float" office:value="827.46" calcext:value-type="float">
            <text:p>827.46</text:p>
          </table:table-cell>
          <table:table-cell office:value-type="float" office:value="208.347" calcext:value-type="float">
            <text:p>208.347</text:p>
          </table:table-cell>
          <table:table-cell table:number-columns-repeated="10"/>
        </table:table-row>
        <table:table-row table:style-name="ro1">
          <table:table-cell office:value-type="float" office:value="828.461" calcext:value-type="float">
            <text:p>828.461</text:p>
          </table:table-cell>
          <table:table-cell office:value-type="float" office:value="208.363" calcext:value-type="float">
            <text:p>208.363</text:p>
          </table:table-cell>
          <table:table-cell table:number-columns-repeated="10"/>
        </table:table-row>
        <table:table-row table:style-name="ro1">
          <table:table-cell office:value-type="float" office:value="829.527" calcext:value-type="float">
            <text:p>829.527</text:p>
          </table:table-cell>
          <table:table-cell office:value-type="float" office:value="208.403" calcext:value-type="float">
            <text:p>208.403</text:p>
          </table:table-cell>
          <table:table-cell table:number-columns-repeated="10"/>
        </table:table-row>
        <table:table-row table:style-name="ro1">
          <table:table-cell office:value-type="float" office:value="830.535" calcext:value-type="float">
            <text:p>830.535</text:p>
          </table:table-cell>
          <table:table-cell office:value-type="float" office:value="208.415" calcext:value-type="float">
            <text:p>208.415</text:p>
          </table:table-cell>
          <table:table-cell table:number-columns-repeated="10"/>
        </table:table-row>
        <table:table-row table:style-name="ro1">
          <table:table-cell office:value-type="float" office:value="831.527" calcext:value-type="float">
            <text:p>831.527</text:p>
          </table:table-cell>
          <table:table-cell office:value-type="float" office:value="208.418" calcext:value-type="float">
            <text:p>208.418</text:p>
          </table:table-cell>
          <table:table-cell table:number-columns-repeated="10"/>
        </table:table-row>
        <table:table-row table:style-name="ro1">
          <table:table-cell office:value-type="float" office:value="832.523" calcext:value-type="float">
            <text:p>832.523</text:p>
          </table:table-cell>
          <table:table-cell office:value-type="float" office:value="208.423" calcext:value-type="float">
            <text:p>208.423</text:p>
          </table:table-cell>
          <table:table-cell table:number-columns-repeated="10"/>
        </table:table-row>
        <table:table-row table:style-name="ro1">
          <table:table-cell office:value-type="float" office:value="833.509" calcext:value-type="float">
            <text:p>833.509</text:p>
          </table:table-cell>
          <table:table-cell office:value-type="float" office:value="208.442" calcext:value-type="float">
            <text:p>208.442</text:p>
          </table:table-cell>
          <table:table-cell table:number-columns-repeated="10"/>
        </table:table-row>
        <table:table-row table:style-name="ro1">
          <table:table-cell office:value-type="float" office:value="834.565" calcext:value-type="float">
            <text:p>834.565</text:p>
          </table:table-cell>
          <table:table-cell office:value-type="float" office:value="211.532" calcext:value-type="float">
            <text:p>211.532</text:p>
          </table:table-cell>
          <table:table-cell table:number-columns-repeated="10"/>
        </table:table-row>
        <table:table-row table:style-name="ro1">
          <table:table-cell office:value-type="float" office:value="835.572" calcext:value-type="float">
            <text:p>835.572</text:p>
          </table:table-cell>
          <table:table-cell office:value-type="float" office:value="212.733" calcext:value-type="float">
            <text:p>212.733</text:p>
          </table:table-cell>
          <table:table-cell table:number-columns-repeated="10"/>
        </table:table-row>
        <table:table-row table:style-name="ro1">
          <table:table-cell office:value-type="float" office:value="836.578" calcext:value-type="float">
            <text:p>836.578</text:p>
          </table:table-cell>
          <table:table-cell office:value-type="float" office:value="212.373" calcext:value-type="float">
            <text:p>212.373</text:p>
          </table:table-cell>
          <table:table-cell table:number-columns-repeated="10"/>
        </table:table-row>
        <table:table-row table:style-name="ro1">
          <table:table-cell office:value-type="float" office:value="837.57" calcext:value-type="float">
            <text:p>837.57</text:p>
          </table:table-cell>
          <table:table-cell office:value-type="float" office:value="212.205" calcext:value-type="float">
            <text:p>212.205</text:p>
          </table:table-cell>
          <table:table-cell table:number-columns-repeated="10"/>
        </table:table-row>
        <table:table-row table:style-name="ro1">
          <table:table-cell office:value-type="float" office:value="838.61" calcext:value-type="float">
            <text:p>838.61</text:p>
          </table:table-cell>
          <table:table-cell office:value-type="float" office:value="212.22" calcext:value-type="float">
            <text:p>212.22</text:p>
          </table:table-cell>
          <table:table-cell table:number-columns-repeated="10"/>
        </table:table-row>
        <table:table-row table:style-name="ro1">
          <table:table-cell office:value-type="float" office:value="839.634" calcext:value-type="float">
            <text:p>839.634</text:p>
          </table:table-cell>
          <table:table-cell office:value-type="float" office:value="212.268" calcext:value-type="float">
            <text:p>212.268</text:p>
          </table:table-cell>
          <table:table-cell table:number-columns-repeated="10"/>
        </table:table-row>
        <table:table-row table:style-name="ro1">
          <table:table-cell office:value-type="float" office:value="840.652" calcext:value-type="float">
            <text:p>840.652</text:p>
          </table:table-cell>
          <table:table-cell office:value-type="float" office:value="212.25" calcext:value-type="float">
            <text:p>212.25</text:p>
          </table:table-cell>
          <table:table-cell table:number-columns-repeated="10"/>
        </table:table-row>
        <table:table-row table:style-name="ro1">
          <table:table-cell office:value-type="float" office:value="841.674" calcext:value-type="float">
            <text:p>841.674</text:p>
          </table:table-cell>
          <table:table-cell office:value-type="float" office:value="212.293" calcext:value-type="float">
            <text:p>212.293</text:p>
          </table:table-cell>
          <table:table-cell table:number-columns-repeated="10"/>
        </table:table-row>
        <table:table-row table:style-name="ro1">
          <table:table-cell office:value-type="float" office:value="842.665" calcext:value-type="float">
            <text:p>842.665</text:p>
          </table:table-cell>
          <table:table-cell office:value-type="float" office:value="212.423" calcext:value-type="float">
            <text:p>212.423</text:p>
          </table:table-cell>
          <table:table-cell table:number-columns-repeated="10"/>
        </table:table-row>
        <table:table-row table:style-name="ro1">
          <table:table-cell office:value-type="float" office:value="843.659" calcext:value-type="float">
            <text:p>843.659</text:p>
          </table:table-cell>
          <table:table-cell office:value-type="float" office:value="212.405" calcext:value-type="float">
            <text:p>212.405</text:p>
          </table:table-cell>
          <table:table-cell table:number-columns-repeated="10"/>
        </table:table-row>
        <table:table-row table:style-name="ro1">
          <table:table-cell office:value-type="float" office:value="844.664" calcext:value-type="float">
            <text:p>844.664</text:p>
          </table:table-cell>
          <table:table-cell office:value-type="float" office:value="212.328" calcext:value-type="float">
            <text:p>212.328</text:p>
          </table:table-cell>
          <table:table-cell table:number-columns-repeated="10"/>
        </table:table-row>
        <table:table-row table:style-name="ro1">
          <table:table-cell office:value-type="float" office:value="845.661" calcext:value-type="float">
            <text:p>845.661</text:p>
          </table:table-cell>
          <table:table-cell office:value-type="float" office:value="212.635" calcext:value-type="float">
            <text:p>212.635</text:p>
          </table:table-cell>
          <table:table-cell table:number-columns-repeated="10"/>
        </table:table-row>
        <table:table-row table:style-name="ro1">
          <table:table-cell office:value-type="float" office:value="846.702" calcext:value-type="float">
            <text:p>846.702</text:p>
          </table:table-cell>
          <table:table-cell office:value-type="float" office:value="212.562" calcext:value-type="float">
            <text:p>212.562</text:p>
          </table:table-cell>
          <table:table-cell table:number-columns-repeated="10"/>
        </table:table-row>
        <table:table-row table:style-name="ro1">
          <table:table-cell office:value-type="float" office:value="847.729" calcext:value-type="float">
            <text:p>847.729</text:p>
          </table:table-cell>
          <table:table-cell office:value-type="float" office:value="212.583" calcext:value-type="float">
            <text:p>212.583</text:p>
          </table:table-cell>
          <table:table-cell table:number-columns-repeated="10"/>
        </table:table-row>
        <table:table-row table:style-name="ro1">
          <table:table-cell office:value-type="float" office:value="848.767" calcext:value-type="float">
            <text:p>848.767</text:p>
          </table:table-cell>
          <table:table-cell office:value-type="float" office:value="212.638" calcext:value-type="float">
            <text:p>212.638</text:p>
          </table:table-cell>
          <table:table-cell table:number-columns-repeated="10"/>
        </table:table-row>
        <table:table-row table:style-name="ro1">
          <table:table-cell office:value-type="float" office:value="849.769" calcext:value-type="float">
            <text:p>849.769</text:p>
          </table:table-cell>
          <table:table-cell office:value-type="float" office:value="212.715" calcext:value-type="float">
            <text:p>212.715</text:p>
          </table:table-cell>
          <table:table-cell table:number-columns-repeated="10"/>
        </table:table-row>
        <table:table-row table:style-name="ro1">
          <table:table-cell office:value-type="float" office:value="850.795" calcext:value-type="float">
            <text:p>850.795</text:p>
          </table:table-cell>
          <table:table-cell office:value-type="float" office:value="212.727" calcext:value-type="float">
            <text:p>212.727</text:p>
          </table:table-cell>
          <table:table-cell table:number-columns-repeated="10"/>
        </table:table-row>
        <table:table-row table:style-name="ro1">
          <table:table-cell office:value-type="float" office:value="851.807" calcext:value-type="float">
            <text:p>851.807</text:p>
          </table:table-cell>
          <table:table-cell office:value-type="float" office:value="212.96" calcext:value-type="float">
            <text:p>212.96</text:p>
          </table:table-cell>
          <table:table-cell table:number-columns-repeated="10"/>
        </table:table-row>
        <table:table-row table:style-name="ro1">
          <table:table-cell office:value-type="float" office:value="852.837" calcext:value-type="float">
            <text:p>852.837</text:p>
          </table:table-cell>
          <table:table-cell office:value-type="float" office:value="213.23" calcext:value-type="float">
            <text:p>213.23</text:p>
          </table:table-cell>
          <table:table-cell table:number-columns-repeated="10"/>
        </table:table-row>
        <table:table-row table:style-name="ro1">
          <table:table-cell office:value-type="float" office:value="853.862" calcext:value-type="float">
            <text:p>853.862</text:p>
          </table:table-cell>
          <table:table-cell office:value-type="float" office:value="213.235" calcext:value-type="float">
            <text:p>213.235</text:p>
          </table:table-cell>
          <table:table-cell table:number-columns-repeated="10"/>
        </table:table-row>
        <table:table-row table:style-name="ro1">
          <table:table-cell office:value-type="float" office:value="854.92" calcext:value-type="float">
            <text:p>854.92</text:p>
          </table:table-cell>
          <table:table-cell office:value-type="float" office:value="213.222" calcext:value-type="float">
            <text:p>213.222</text:p>
          </table:table-cell>
          <table:table-cell table:number-columns-repeated="10"/>
        </table:table-row>
        <table:table-row table:style-name="ro1">
          <table:table-cell office:value-type="float" office:value="855.932" calcext:value-type="float">
            <text:p>855.932</text:p>
          </table:table-cell>
          <table:table-cell office:value-type="float" office:value="213.295" calcext:value-type="float">
            <text:p>213.295</text:p>
          </table:table-cell>
          <table:table-cell table:number-columns-repeated="10"/>
        </table:table-row>
        <table:table-row table:style-name="ro1">
          <table:table-cell office:value-type="float" office:value="856.933" calcext:value-type="float">
            <text:p>856.933</text:p>
          </table:table-cell>
          <table:table-cell office:value-type="float" office:value="213.3" calcext:value-type="float">
            <text:p>213.3</text:p>
          </table:table-cell>
          <table:table-cell table:number-columns-repeated="10"/>
        </table:table-row>
        <table:table-row table:style-name="ro1">
          <table:table-cell office:value-type="float" office:value="857.939" calcext:value-type="float">
            <text:p>857.939</text:p>
          </table:table-cell>
          <table:table-cell office:value-type="float" office:value="213.347" calcext:value-type="float">
            <text:p>213.347</text:p>
          </table:table-cell>
          <table:table-cell table:number-columns-repeated="10"/>
        </table:table-row>
        <table:table-row table:style-name="ro1">
          <table:table-cell office:value-type="float" office:value="858.934" calcext:value-type="float">
            <text:p>858.934</text:p>
          </table:table-cell>
          <table:table-cell office:value-type="float" office:value="213.388" calcext:value-type="float">
            <text:p>213.388</text:p>
          </table:table-cell>
          <table:table-cell table:number-columns-repeated="10"/>
        </table:table-row>
        <table:table-row table:style-name="ro1">
          <table:table-cell office:value-type="float" office:value="859.969" calcext:value-type="float">
            <text:p>859.969</text:p>
          </table:table-cell>
          <table:table-cell office:value-type="float" office:value="213.377" calcext:value-type="float">
            <text:p>213.377</text:p>
          </table:table-cell>
          <table:table-cell table:number-columns-repeated="10"/>
        </table:table-row>
        <table:table-row table:style-name="ro1">
          <table:table-cell office:value-type="float" office:value="860.969" calcext:value-type="float">
            <text:p>860.969</text:p>
          </table:table-cell>
          <table:table-cell office:value-type="float" office:value="213.39" calcext:value-type="float">
            <text:p>213.39</text:p>
          </table:table-cell>
          <table:table-cell table:number-columns-repeated="10"/>
        </table:table-row>
        <table:table-row table:style-name="ro1">
          <table:table-cell office:value-type="float" office:value="861.986" calcext:value-type="float">
            <text:p>861.986</text:p>
          </table:table-cell>
          <table:table-cell office:value-type="float" office:value="218.423" calcext:value-type="float">
            <text:p>218.423</text:p>
          </table:table-cell>
          <table:table-cell table:number-columns-repeated="10"/>
        </table:table-row>
        <table:table-row table:style-name="ro1">
          <table:table-cell office:value-type="float" office:value="863.024" calcext:value-type="float">
            <text:p>863.024</text:p>
          </table:table-cell>
          <table:table-cell office:value-type="float" office:value="224.295" calcext:value-type="float">
            <text:p>224.295</text:p>
          </table:table-cell>
          <table:table-cell table:number-columns-repeated="10"/>
        </table:table-row>
        <table:table-row table:style-name="ro1">
          <table:table-cell office:value-type="float" office:value="864.037" calcext:value-type="float">
            <text:p>864.037</text:p>
          </table:table-cell>
          <table:table-cell office:value-type="float" office:value="222.575" calcext:value-type="float">
            <text:p>222.575</text:p>
          </table:table-cell>
          <table:table-cell table:number-columns-repeated="10"/>
        </table:table-row>
        <table:table-row table:style-name="ro1">
          <table:table-cell office:value-type="float" office:value="865.03" calcext:value-type="float">
            <text:p>865.03</text:p>
          </table:table-cell>
          <table:table-cell office:value-type="float" office:value="222.685" calcext:value-type="float">
            <text:p>222.685</text:p>
          </table:table-cell>
          <table:table-cell table:number-columns-repeated="10"/>
        </table:table-row>
        <table:table-row table:style-name="ro1">
          <table:table-cell office:value-type="float" office:value="866.062" calcext:value-type="float">
            <text:p>866.062</text:p>
          </table:table-cell>
          <table:table-cell office:value-type="float" office:value="223.03" calcext:value-type="float">
            <text:p>223.03</text:p>
          </table:table-cell>
          <table:table-cell table:number-columns-repeated="10"/>
        </table:table-row>
        <table:table-row table:style-name="ro1">
          <table:table-cell office:value-type="float" office:value="867.071" calcext:value-type="float">
            <text:p>867.071</text:p>
          </table:table-cell>
          <table:table-cell office:value-type="float" office:value="223.572" calcext:value-type="float">
            <text:p>223.572</text:p>
          </table:table-cell>
          <table:table-cell table:number-columns-repeated="10"/>
        </table:table-row>
        <table:table-row table:style-name="ro1">
          <table:table-cell office:value-type="float" office:value="868.069" calcext:value-type="float">
            <text:p>868.069</text:p>
          </table:table-cell>
          <table:table-cell office:value-type="float" office:value="223.71" calcext:value-type="float">
            <text:p>223.71</text:p>
          </table:table-cell>
          <table:table-cell table:number-columns-repeated="10"/>
        </table:table-row>
        <table:table-row table:style-name="ro1">
          <table:table-cell office:value-type="float" office:value="869.103" calcext:value-type="float">
            <text:p>869.103</text:p>
          </table:table-cell>
          <table:table-cell office:value-type="float" office:value="224.192" calcext:value-type="float">
            <text:p>224.192</text:p>
          </table:table-cell>
          <table:table-cell table:number-columns-repeated="10"/>
        </table:table-row>
        <table:table-row table:style-name="ro1">
          <table:table-cell office:value-type="float" office:value="870.134" calcext:value-type="float">
            <text:p>870.134</text:p>
          </table:table-cell>
          <table:table-cell office:value-type="float" office:value="224.333" calcext:value-type="float">
            <text:p>224.333</text:p>
          </table:table-cell>
          <table:table-cell table:number-columns-repeated="10"/>
        </table:table-row>
        <table:table-row table:style-name="ro1">
          <table:table-cell office:value-type="float" office:value="871.124" calcext:value-type="float">
            <text:p>871.124</text:p>
          </table:table-cell>
          <table:table-cell office:value-type="float" office:value="224.55" calcext:value-type="float">
            <text:p>224.55</text:p>
          </table:table-cell>
          <table:table-cell table:number-columns-repeated="10"/>
        </table:table-row>
        <table:table-row table:style-name="ro1">
          <table:table-cell office:value-type="float" office:value="872.16" calcext:value-type="float">
            <text:p>872.16</text:p>
          </table:table-cell>
          <table:table-cell office:value-type="float" office:value="225.36" calcext:value-type="float">
            <text:p>225.36</text:p>
          </table:table-cell>
          <table:table-cell table:number-columns-repeated="10"/>
        </table:table-row>
        <table:table-row table:style-name="ro1">
          <table:table-cell office:value-type="float" office:value="873.144" calcext:value-type="float">
            <text:p>873.144</text:p>
          </table:table-cell>
          <table:table-cell office:value-type="float" office:value="222.472" calcext:value-type="float">
            <text:p>222.472</text:p>
          </table:table-cell>
          <table:table-cell table:number-columns-repeated="10"/>
        </table:table-row>
        <table:table-row table:style-name="ro1">
          <table:table-cell office:value-type="float" office:value="874.149" calcext:value-type="float">
            <text:p>874.149</text:p>
          </table:table-cell>
          <table:table-cell office:value-type="float" office:value="222.47" calcext:value-type="float">
            <text:p>222.47</text:p>
          </table:table-cell>
          <table:table-cell table:number-columns-repeated="10"/>
        </table:table-row>
        <table:table-row table:style-name="ro1">
          <table:table-cell office:value-type="float" office:value="875.202" calcext:value-type="float">
            <text:p>875.202</text:p>
          </table:table-cell>
          <table:table-cell office:value-type="float" office:value="222.488" calcext:value-type="float">
            <text:p>222.488</text:p>
          </table:table-cell>
          <table:table-cell table:number-columns-repeated="10"/>
        </table:table-row>
        <table:table-row table:style-name="ro1">
          <table:table-cell office:value-type="float" office:value="876.231" calcext:value-type="float">
            <text:p>876.231</text:p>
          </table:table-cell>
          <table:table-cell office:value-type="float" office:value="225.92" calcext:value-type="float">
            <text:p>225.92</text:p>
          </table:table-cell>
          <table:table-cell table:number-columns-repeated="10"/>
        </table:table-row>
        <table:table-row table:style-name="ro1">
          <table:table-cell office:value-type="float" office:value="877.249" calcext:value-type="float">
            <text:p>877.249</text:p>
          </table:table-cell>
          <table:table-cell office:value-type="float" office:value="226.28" calcext:value-type="float">
            <text:p>226.28</text:p>
          </table:table-cell>
          <table:table-cell table:number-columns-repeated="10"/>
        </table:table-row>
        <table:table-row table:style-name="ro1">
          <table:table-cell office:value-type="float" office:value="878.296" calcext:value-type="float">
            <text:p>878.296</text:p>
          </table:table-cell>
          <table:table-cell office:value-type="float" office:value="226.382" calcext:value-type="float">
            <text:p>226.382</text:p>
          </table:table-cell>
          <table:table-cell table:number-columns-repeated="10"/>
        </table:table-row>
        <table:table-row table:style-name="ro1">
          <table:table-cell office:value-type="float" office:value="879.285" calcext:value-type="float">
            <text:p>879.285</text:p>
          </table:table-cell>
          <table:table-cell office:value-type="float" office:value="226.525" calcext:value-type="float">
            <text:p>226.525</text:p>
          </table:table-cell>
          <table:table-cell table:number-columns-repeated="10"/>
        </table:table-row>
        <table:table-row table:style-name="ro1">
          <table:table-cell office:value-type="float" office:value="880.3" calcext:value-type="float">
            <text:p>880.3</text:p>
          </table:table-cell>
          <table:table-cell office:value-type="float" office:value="226.485" calcext:value-type="float">
            <text:p>226.485</text:p>
          </table:table-cell>
          <table:table-cell table:number-columns-repeated="10"/>
        </table:table-row>
        <table:table-row table:style-name="ro1">
          <table:table-cell office:value-type="float" office:value="881.337" calcext:value-type="float">
            <text:p>881.337</text:p>
          </table:table-cell>
          <table:table-cell office:value-type="float" office:value="226.593" calcext:value-type="float">
            <text:p>226.593</text:p>
          </table:table-cell>
          <table:table-cell table:number-columns-repeated="10"/>
        </table:table-row>
        <table:table-row table:style-name="ro1">
          <table:table-cell office:value-type="float" office:value="882.395" calcext:value-type="float">
            <text:p>882.395</text:p>
          </table:table-cell>
          <table:table-cell office:value-type="float" office:value="226.785" calcext:value-type="float">
            <text:p>226.785</text:p>
          </table:table-cell>
          <table:table-cell table:number-columns-repeated="10"/>
        </table:table-row>
        <table:table-row table:style-name="ro1">
          <table:table-cell office:value-type="float" office:value="883.363" calcext:value-type="float">
            <text:p>883.363</text:p>
          </table:table-cell>
          <table:table-cell office:value-type="float" office:value="227.078" calcext:value-type="float">
            <text:p>227.078</text:p>
          </table:table-cell>
          <table:table-cell table:number-columns-repeated="10"/>
        </table:table-row>
        <table:table-row table:style-name="ro1">
          <table:table-cell office:value-type="float" office:value="884.347" calcext:value-type="float">
            <text:p>884.347</text:p>
          </table:table-cell>
          <table:table-cell office:value-type="float" office:value="227.3" calcext:value-type="float">
            <text:p>227.3</text:p>
          </table:table-cell>
          <table:table-cell table:number-columns-repeated="10"/>
        </table:table-row>
        <table:table-row table:style-name="ro1">
          <table:table-cell office:value-type="float" office:value="885.366" calcext:value-type="float">
            <text:p>885.366</text:p>
          </table:table-cell>
          <table:table-cell office:value-type="float" office:value="227.808" calcext:value-type="float">
            <text:p>227.808</text:p>
          </table:table-cell>
          <table:table-cell table:number-columns-repeated="10"/>
        </table:table-row>
        <table:table-row table:style-name="ro1">
          <table:table-cell office:value-type="float" office:value="886.368" calcext:value-type="float">
            <text:p>886.368</text:p>
          </table:table-cell>
          <table:table-cell office:value-type="float" office:value="228.475" calcext:value-type="float">
            <text:p>228.475</text:p>
          </table:table-cell>
          <table:table-cell table:number-columns-repeated="10"/>
        </table:table-row>
        <table:table-row table:style-name="ro1">
          <table:table-cell office:value-type="float" office:value="887.374" calcext:value-type="float">
            <text:p>887.374</text:p>
          </table:table-cell>
          <table:table-cell office:value-type="float" office:value="231.495" calcext:value-type="float">
            <text:p>231.495</text:p>
          </table:table-cell>
          <table:table-cell table:number-columns-repeated="10"/>
        </table:table-row>
        <table:table-row table:style-name="ro1">
          <table:table-cell office:value-type="float" office:value="888.369" calcext:value-type="float">
            <text:p>888.369</text:p>
          </table:table-cell>
          <table:table-cell office:value-type="float" office:value="235.113" calcext:value-type="float">
            <text:p>235.113</text:p>
          </table:table-cell>
          <table:table-cell table:number-columns-repeated="10"/>
        </table:table-row>
        <table:table-row table:style-name="ro1">
          <table:table-cell office:value-type="float" office:value="889.404" calcext:value-type="float">
            <text:p>889.404</text:p>
          </table:table-cell>
          <table:table-cell office:value-type="float" office:value="235.77" calcext:value-type="float">
            <text:p>235.77</text:p>
          </table:table-cell>
          <table:table-cell table:number-columns-repeated="10"/>
        </table:table-row>
        <table:table-row table:style-name="ro1">
          <table:table-cell office:value-type="float" office:value="890.397" calcext:value-type="float">
            <text:p>890.397</text:p>
          </table:table-cell>
          <table:table-cell office:value-type="float" office:value="236.015" calcext:value-type="float">
            <text:p>236.015</text:p>
          </table:table-cell>
          <table:table-cell table:number-columns-repeated="10"/>
        </table:table-row>
        <table:table-row table:style-name="ro1">
          <table:table-cell office:value-type="float" office:value="891.398" calcext:value-type="float">
            <text:p>891.398</text:p>
          </table:table-cell>
          <table:table-cell office:value-type="float" office:value="236.053" calcext:value-type="float">
            <text:p>236.053</text:p>
          </table:table-cell>
          <table:table-cell table:number-columns-repeated="10"/>
        </table:table-row>
        <table:table-row table:style-name="ro1">
          <table:table-cell office:value-type="float" office:value="892.404" calcext:value-type="float">
            <text:p>892.404</text:p>
          </table:table-cell>
          <table:table-cell office:value-type="float" office:value="235.993" calcext:value-type="float">
            <text:p>235.993</text:p>
          </table:table-cell>
          <table:table-cell table:number-columns-repeated="10"/>
        </table:table-row>
        <table:table-row table:style-name="ro1">
          <table:table-cell office:value-type="float" office:value="893.427" calcext:value-type="float">
            <text:p>893.427</text:p>
          </table:table-cell>
          <table:table-cell office:value-type="float" office:value="236.303" calcext:value-type="float">
            <text:p>236.303</text:p>
          </table:table-cell>
          <table:table-cell table:number-columns-repeated="10"/>
        </table:table-row>
        <table:table-row table:style-name="ro1">
          <table:table-cell office:value-type="float" office:value="894.483" calcext:value-type="float">
            <text:p>894.483</text:p>
          </table:table-cell>
          <table:table-cell office:value-type="float" office:value="236.373" calcext:value-type="float">
            <text:p>236.373</text:p>
          </table:table-cell>
          <table:table-cell table:number-columns-repeated="10"/>
        </table:table-row>
        <table:table-row table:style-name="ro1">
          <table:table-cell office:value-type="float" office:value="895.499" calcext:value-type="float">
            <text:p>895.499</text:p>
          </table:table-cell>
          <table:table-cell office:value-type="float" office:value="236.368" calcext:value-type="float">
            <text:p>236.368</text:p>
          </table:table-cell>
          <table:table-cell table:number-columns-repeated="10"/>
        </table:table-row>
        <table:table-row table:style-name="ro1">
          <table:table-cell office:value-type="float" office:value="896.495" calcext:value-type="float">
            <text:p>896.495</text:p>
          </table:table-cell>
          <table:table-cell office:value-type="float" office:value="236.355" calcext:value-type="float">
            <text:p>236.355</text:p>
          </table:table-cell>
          <table:table-cell table:number-columns-repeated="10"/>
        </table:table-row>
        <table:table-row table:style-name="ro1">
          <table:table-cell office:value-type="float" office:value="897.489" calcext:value-type="float">
            <text:p>897.489</text:p>
          </table:table-cell>
          <table:table-cell office:value-type="float" office:value="236.415" calcext:value-type="float">
            <text:p>236.415</text:p>
          </table:table-cell>
          <table:table-cell table:number-columns-repeated="10"/>
        </table:table-row>
        <table:table-row table:style-name="ro1">
          <table:table-cell office:value-type="float" office:value="898.475" calcext:value-type="float">
            <text:p>898.475</text:p>
          </table:table-cell>
          <table:table-cell office:value-type="float" office:value="236.588" calcext:value-type="float">
            <text:p>236.588</text:p>
          </table:table-cell>
          <table:table-cell table:number-columns-repeated="10"/>
        </table:table-row>
        <table:table-row table:style-name="ro1">
          <table:table-cell office:value-type="float" office:value="899.525" calcext:value-type="float">
            <text:p>899.525</text:p>
          </table:table-cell>
          <table:table-cell office:value-type="float" office:value="236.673" calcext:value-type="float">
            <text:p>236.673</text:p>
          </table:table-cell>
          <table:table-cell table:number-columns-repeated="10"/>
        </table:table-row>
        <table:table-row table:style-name="ro1">
          <table:table-cell office:value-type="float" office:value="900.546" calcext:value-type="float">
            <text:p>900.546</text:p>
          </table:table-cell>
          <table:table-cell office:value-type="float" office:value="236.692" calcext:value-type="float">
            <text:p>236.692</text:p>
          </table:table-cell>
          <table:table-cell table:number-columns-repeated="10"/>
        </table:table-row>
        <table:table-row table:style-name="ro1">
          <table:table-cell office:value-type="float" office:value="901.558" calcext:value-type="float">
            <text:p>901.558</text:p>
          </table:table-cell>
          <table:table-cell office:value-type="float" office:value="236.748" calcext:value-type="float">
            <text:p>236.748</text:p>
          </table:table-cell>
          <table:table-cell table:number-columns-repeated="10"/>
        </table:table-row>
        <table:table-row table:style-name="ro1">
          <table:table-cell office:value-type="float" office:value="902.557" calcext:value-type="float">
            <text:p>902.557</text:p>
          </table:table-cell>
          <table:table-cell office:value-type="float" office:value="236.715" calcext:value-type="float">
            <text:p>236.715</text:p>
          </table:table-cell>
          <table:table-cell table:number-columns-repeated="10"/>
        </table:table-row>
        <table:table-row table:style-name="ro1">
          <table:table-cell office:value-type="float" office:value="903.583" calcext:value-type="float">
            <text:p>903.583</text:p>
          </table:table-cell>
          <table:table-cell office:value-type="float" office:value="237.02" calcext:value-type="float">
            <text:p>237.02</text:p>
          </table:table-cell>
          <table:table-cell table:number-columns-repeated="10"/>
        </table:table-row>
        <table:table-row table:style-name="ro1">
          <table:table-cell office:value-type="float" office:value="904.579" calcext:value-type="float">
            <text:p>904.579</text:p>
          </table:table-cell>
          <table:table-cell office:value-type="float" office:value="237.007" calcext:value-type="float">
            <text:p>237.007</text:p>
          </table:table-cell>
          <table:table-cell table:number-columns-repeated="10"/>
        </table:table-row>
        <table:table-row table:style-name="ro1">
          <table:table-cell office:value-type="float" office:value="905.584" calcext:value-type="float">
            <text:p>905.584</text:p>
          </table:table-cell>
          <table:table-cell office:value-type="float" office:value="238.088" calcext:value-type="float">
            <text:p>238.088</text:p>
          </table:table-cell>
          <table:table-cell table:number-columns-repeated="10"/>
        </table:table-row>
        <table:table-row table:style-name="ro1">
          <table:table-cell office:value-type="float" office:value="906.583" calcext:value-type="float">
            <text:p>906.583</text:p>
          </table:table-cell>
          <table:table-cell office:value-type="float" office:value="237.588" calcext:value-type="float">
            <text:p>237.588</text:p>
          </table:table-cell>
          <table:table-cell table:number-columns-repeated="10"/>
        </table:table-row>
        <table:table-row table:style-name="ro1">
          <table:table-cell office:value-type="float" office:value="907.605" calcext:value-type="float">
            <text:p>907.605</text:p>
          </table:table-cell>
          <table:table-cell office:value-type="float" office:value="237.61" calcext:value-type="float">
            <text:p>237.61</text:p>
          </table:table-cell>
          <table:table-cell table:number-columns-repeated="10"/>
        </table:table-row>
        <table:table-row table:style-name="ro1">
          <table:table-cell office:value-type="float" office:value="908.672" calcext:value-type="float">
            <text:p>908.672</text:p>
          </table:table-cell>
          <table:table-cell office:value-type="float" office:value="237.66" calcext:value-type="float">
            <text:p>237.66</text:p>
          </table:table-cell>
          <table:table-cell table:number-columns-repeated="10"/>
        </table:table-row>
        <table:table-row table:style-name="ro1">
          <table:table-cell office:value-type="float" office:value="909.651" calcext:value-type="float">
            <text:p>909.651</text:p>
          </table:table-cell>
          <table:table-cell office:value-type="float" office:value="237.665" calcext:value-type="float">
            <text:p>237.665</text:p>
          </table:table-cell>
          <table:table-cell table:number-columns-repeated="10"/>
        </table:table-row>
        <table:table-row table:style-name="ro1">
          <table:table-cell office:value-type="float" office:value="910.654" calcext:value-type="float">
            <text:p>910.654</text:p>
          </table:table-cell>
          <table:table-cell office:value-type="float" office:value="237.657" calcext:value-type="float">
            <text:p>237.657</text:p>
          </table:table-cell>
          <table:table-cell table:number-columns-repeated="10"/>
        </table:table-row>
        <table:table-row table:style-name="ro1">
          <table:table-cell office:value-type="float" office:value="911.66" calcext:value-type="float">
            <text:p>911.66</text:p>
          </table:table-cell>
          <table:table-cell office:value-type="float" office:value="237.675" calcext:value-type="float">
            <text:p>237.675</text:p>
          </table:table-cell>
          <table:table-cell table:number-columns-repeated="10"/>
        </table:table-row>
        <table:table-row table:style-name="ro1">
          <table:table-cell office:value-type="float" office:value="912.662" calcext:value-type="float">
            <text:p>912.662</text:p>
          </table:table-cell>
          <table:table-cell office:value-type="float" office:value="237.668" calcext:value-type="float">
            <text:p>237.668</text:p>
          </table:table-cell>
          <table:table-cell table:number-columns-repeated="10"/>
        </table:table-row>
        <table:table-row table:style-name="ro1">
          <table:table-cell office:value-type="float" office:value="913.661" calcext:value-type="float">
            <text:p>913.661</text:p>
          </table:table-cell>
          <table:table-cell office:value-type="float" office:value="237.668" calcext:value-type="float">
            <text:p>237.668</text:p>
          </table:table-cell>
          <table:table-cell table:number-columns-repeated="10"/>
        </table:table-row>
        <table:table-row table:style-name="ro1">
          <table:table-cell office:value-type="float" office:value="914.683" calcext:value-type="float">
            <text:p>914.683</text:p>
          </table:table-cell>
          <table:table-cell office:value-type="float" office:value="237.65" calcext:value-type="float">
            <text:p>237.65</text:p>
          </table:table-cell>
          <table:table-cell table:number-columns-repeated="10"/>
        </table:table-row>
        <table:table-row table:style-name="ro1">
          <table:table-cell office:value-type="float" office:value="915.665" calcext:value-type="float">
            <text:p>915.665</text:p>
          </table:table-cell>
          <table:table-cell office:value-type="float" office:value="237.673" calcext:value-type="float">
            <text:p>237.673</text:p>
          </table:table-cell>
          <table:table-cell table:number-columns-repeated="10"/>
        </table:table-row>
        <table:table-row table:style-name="ro1">
          <table:table-cell office:value-type="float" office:value="916.675" calcext:value-type="float">
            <text:p>916.675</text:p>
          </table:table-cell>
          <table:table-cell office:value-type="float" office:value="237.657" calcext:value-type="float">
            <text:p>237.657</text:p>
          </table:table-cell>
          <table:table-cell table:number-columns-repeated="10"/>
        </table:table-row>
        <table:table-row table:style-name="ro1">
          <table:table-cell office:value-type="float" office:value="917.666" calcext:value-type="float">
            <text:p>917.666</text:p>
          </table:table-cell>
          <table:table-cell office:value-type="float" office:value="237.67" calcext:value-type="float">
            <text:p>237.67</text:p>
          </table:table-cell>
          <table:table-cell table:number-columns-repeated="10"/>
        </table:table-row>
        <table:table-row table:style-name="ro1">
          <table:table-cell office:value-type="float" office:value="918.716" calcext:value-type="float">
            <text:p>918.716</text:p>
          </table:table-cell>
          <table:table-cell office:value-type="float" office:value="237.657" calcext:value-type="float">
            <text:p>237.657</text:p>
          </table:table-cell>
          <table:table-cell table:number-columns-repeated="10"/>
        </table:table-row>
        <table:table-row table:style-name="ro1">
          <table:table-cell office:value-type="float" office:value="919.773" calcext:value-type="float">
            <text:p>919.773</text:p>
          </table:table-cell>
          <table:table-cell office:value-type="float" office:value="237.668" calcext:value-type="float">
            <text:p>237.668</text:p>
          </table:table-cell>
          <table:table-cell table:number-columns-repeated="10"/>
        </table:table-row>
        <table:table-row table:style-name="ro1">
          <table:table-cell office:value-type="float" office:value="920.772" calcext:value-type="float">
            <text:p>920.772</text:p>
          </table:table-cell>
          <table:table-cell office:value-type="float" office:value="237.665" calcext:value-type="float">
            <text:p>237.665</text:p>
          </table:table-cell>
          <table:table-cell table:number-columns-repeated="10"/>
        </table:table-row>
        <table:table-row table:style-name="ro1">
          <table:table-cell office:value-type="float" office:value="921.816" calcext:value-type="float">
            <text:p>921.816</text:p>
          </table:table-cell>
          <table:table-cell office:value-type="float" office:value="237.662" calcext:value-type="float">
            <text:p>237.662</text:p>
          </table:table-cell>
          <table:table-cell table:number-columns-repeated="10"/>
        </table:table-row>
        <table:table-row table:style-name="ro1">
          <table:table-cell office:value-type="float" office:value="922.845" calcext:value-type="float">
            <text:p>922.845</text:p>
          </table:table-cell>
          <table:table-cell office:value-type="float" office:value="237.567" calcext:value-type="float">
            <text:p>237.567</text:p>
          </table:table-cell>
          <table:table-cell table:number-columns-repeated="10"/>
        </table:table-row>
        <table:table-row table:style-name="ro1">
          <table:table-cell office:value-type="float" office:value="923.841" calcext:value-type="float">
            <text:p>923.841</text:p>
          </table:table-cell>
          <table:table-cell office:value-type="float" office:value="237.555" calcext:value-type="float">
            <text:p>237.555</text:p>
          </table:table-cell>
          <table:table-cell table:number-columns-repeated="10"/>
        </table:table-row>
        <table:table-row table:style-name="ro1">
          <table:table-cell office:value-type="float" office:value="924.83" calcext:value-type="float">
            <text:p>924.83</text:p>
          </table:table-cell>
          <table:table-cell office:value-type="float" office:value="237.56" calcext:value-type="float">
            <text:p>237.56</text:p>
          </table:table-cell>
          <table:table-cell table:number-columns-repeated="10"/>
        </table:table-row>
        <table:table-row table:style-name="ro1">
          <table:table-cell office:value-type="float" office:value="925.84" calcext:value-type="float">
            <text:p>925.84</text:p>
          </table:table-cell>
          <table:table-cell office:value-type="float" office:value="237.57" calcext:value-type="float">
            <text:p>237.57</text:p>
          </table:table-cell>
          <table:table-cell table:number-columns-repeated="10"/>
        </table:table-row>
        <table:table-row table:style-name="ro1">
          <table:table-cell office:value-type="float" office:value="926.867" calcext:value-type="float">
            <text:p>926.867</text:p>
          </table:table-cell>
          <table:table-cell office:value-type="float" office:value="237.565" calcext:value-type="float">
            <text:p>237.565</text:p>
          </table:table-cell>
          <table:table-cell table:number-columns-repeated="10"/>
        </table:table-row>
        <table:table-row table:style-name="ro1">
          <table:table-cell office:value-type="float" office:value="927.93" calcext:value-type="float">
            <text:p>927.93</text:p>
          </table:table-cell>
          <table:table-cell office:value-type="float" office:value="237.572" calcext:value-type="float">
            <text:p>237.572</text:p>
          </table:table-cell>
          <table:table-cell table:number-columns-repeated="10"/>
        </table:table-row>
        <table:table-row table:style-name="ro1">
          <table:table-cell office:value-type="float" office:value="928.923" calcext:value-type="float">
            <text:p>928.923</text:p>
          </table:table-cell>
          <table:table-cell office:value-type="float" office:value="237.583" calcext:value-type="float">
            <text:p>237.583</text:p>
          </table:table-cell>
          <table:table-cell table:number-columns-repeated="10"/>
        </table:table-row>
        <table:table-row table:style-name="ro1">
          <table:table-cell office:value-type="float" office:value="929.948" calcext:value-type="float">
            <text:p>929.948</text:p>
          </table:table-cell>
          <table:table-cell office:value-type="float" office:value="237.58" calcext:value-type="float">
            <text:p>237.58</text:p>
          </table:table-cell>
          <table:table-cell table:number-columns-repeated="10"/>
        </table:table-row>
        <table:table-row table:style-name="ro1">
          <table:table-cell office:value-type="float" office:value="930.984" calcext:value-type="float">
            <text:p>930.984</text:p>
          </table:table-cell>
          <table:table-cell office:value-type="float" office:value="237.588" calcext:value-type="float">
            <text:p>237.588</text:p>
          </table:table-cell>
          <table:table-cell table:number-columns-repeated="10"/>
        </table:table-row>
        <table:table-row table:style-name="ro1">
          <table:table-cell office:value-type="float" office:value="931.985" calcext:value-type="float">
            <text:p>931.985</text:p>
          </table:table-cell>
          <table:table-cell office:value-type="float" office:value="237.6" calcext:value-type="float">
            <text:p>237.6</text:p>
          </table:table-cell>
          <table:table-cell table:number-columns-repeated="10"/>
        </table:table-row>
        <table:table-row table:style-name="ro1">
          <table:table-cell office:value-type="float" office:value="932.99" calcext:value-type="float">
            <text:p>932.99</text:p>
          </table:table-cell>
          <table:table-cell office:value-type="float" office:value="237.6" calcext:value-type="float">
            <text:p>237.6</text:p>
          </table:table-cell>
          <table:table-cell table:number-columns-repeated="10"/>
        </table:table-row>
        <table:table-row table:style-name="ro1">
          <table:table-cell office:value-type="float" office:value="933.978" calcext:value-type="float">
            <text:p>933.978</text:p>
          </table:table-cell>
          <table:table-cell office:value-type="float" office:value="237.718" calcext:value-type="float">
            <text:p>237.718</text:p>
          </table:table-cell>
          <table:table-cell table:number-columns-repeated="10"/>
        </table:table-row>
        <table:table-row table:style-name="ro1">
          <table:table-cell office:value-type="float" office:value="935.028" calcext:value-type="float">
            <text:p>935.028</text:p>
          </table:table-cell>
          <table:table-cell office:value-type="float" office:value="237.77" calcext:value-type="float">
            <text:p>237.77</text:p>
          </table:table-cell>
          <table:table-cell table:number-columns-repeated="10"/>
        </table:table-row>
        <table:table-row table:style-name="ro1">
          <table:table-cell office:value-type="float" office:value="936.015" calcext:value-type="float">
            <text:p>936.015</text:p>
          </table:table-cell>
          <table:table-cell office:value-type="float" office:value="237.765" calcext:value-type="float">
            <text:p>237.765</text:p>
          </table:table-cell>
          <table:table-cell table:number-columns-repeated="10"/>
        </table:table-row>
        <table:table-row table:style-name="ro1">
          <table:table-cell office:value-type="float" office:value="937.026" calcext:value-type="float">
            <text:p>937.026</text:p>
          </table:table-cell>
          <table:table-cell office:value-type="float" office:value="237.778" calcext:value-type="float">
            <text:p>237.778</text:p>
          </table:table-cell>
          <table:table-cell table:number-columns-repeated="10"/>
        </table:table-row>
        <table:table-row table:style-name="ro1">
          <table:table-cell office:value-type="float" office:value="938.06" calcext:value-type="float">
            <text:p>938.06</text:p>
          </table:table-cell>
          <table:table-cell office:value-type="float" office:value="237.82" calcext:value-type="float">
            <text:p>237.82</text:p>
          </table:table-cell>
          <table:table-cell table:number-columns-repeated="10"/>
        </table:table-row>
        <table:table-row table:style-name="ro1">
          <table:table-cell office:value-type="float" office:value="939.056" calcext:value-type="float">
            <text:p>939.056</text:p>
          </table:table-cell>
          <table:table-cell office:value-type="float" office:value="237.822" calcext:value-type="float">
            <text:p>237.822</text:p>
          </table:table-cell>
          <table:table-cell table:number-columns-repeated="10"/>
        </table:table-row>
        <table:table-row table:style-name="ro1">
          <table:table-cell office:value-type="float" office:value="940.081" calcext:value-type="float">
            <text:p>940.081</text:p>
          </table:table-cell>
          <table:table-cell office:value-type="float" office:value="237.885" calcext:value-type="float">
            <text:p>237.885</text:p>
          </table:table-cell>
          <table:table-cell table:number-columns-repeated="10"/>
        </table:table-row>
        <table:table-row table:style-name="ro1">
          <table:table-cell office:value-type="float" office:value="941.079" calcext:value-type="float">
            <text:p>941.079</text:p>
          </table:table-cell>
          <table:table-cell office:value-type="float" office:value="237.923" calcext:value-type="float">
            <text:p>237.923</text:p>
          </table:table-cell>
          <table:table-cell table:number-columns-repeated="10"/>
        </table:table-row>
        <table:table-row table:style-name="ro1">
          <table:table-cell office:value-type="float" office:value="942.116" calcext:value-type="float">
            <text:p>942.116</text:p>
          </table:table-cell>
          <table:table-cell office:value-type="float" office:value="237.958" calcext:value-type="float">
            <text:p>237.958</text:p>
          </table:table-cell>
          <table:table-cell table:number-columns-repeated="10"/>
        </table:table-row>
        <table:table-row table:style-name="ro1">
          <table:table-cell office:value-type="float" office:value="943.159" calcext:value-type="float">
            <text:p>943.159</text:p>
          </table:table-cell>
          <table:table-cell office:value-type="float" office:value="238.155" calcext:value-type="float">
            <text:p>238.155</text:p>
          </table:table-cell>
          <table:table-cell table:number-columns-repeated="10"/>
        </table:table-row>
        <table:table-row table:style-name="ro1">
          <table:table-cell office:value-type="float" office:value="944.156" calcext:value-type="float">
            <text:p>944.156</text:p>
          </table:table-cell>
          <table:table-cell office:value-type="float" office:value="237.945" calcext:value-type="float">
            <text:p>237.945</text:p>
          </table:table-cell>
          <table:table-cell table:number-columns-repeated="10"/>
        </table:table-row>
        <table:table-row table:style-name="ro1">
          <table:table-cell office:value-type="float" office:value="945.143" calcext:value-type="float">
            <text:p>945.143</text:p>
          </table:table-cell>
          <table:table-cell office:value-type="float" office:value="238.023" calcext:value-type="float">
            <text:p>238.023</text:p>
          </table:table-cell>
          <table:table-cell table:number-columns-repeated="10"/>
        </table:table-row>
        <table:table-row table:style-name="ro1">
          <table:table-cell office:value-type="float" office:value="946.158" calcext:value-type="float">
            <text:p>946.158</text:p>
          </table:table-cell>
          <table:table-cell office:value-type="float" office:value="238.093" calcext:value-type="float">
            <text:p>238.093</text:p>
          </table:table-cell>
          <table:table-cell table:number-columns-repeated="10"/>
        </table:table-row>
        <table:table-row table:style-name="ro1">
          <table:table-cell office:value-type="float" office:value="947.16" calcext:value-type="float">
            <text:p>947.16</text:p>
          </table:table-cell>
          <table:table-cell office:value-type="float" office:value="238.135" calcext:value-type="float">
            <text:p>238.135</text:p>
          </table:table-cell>
          <table:table-cell table:number-columns-repeated="10"/>
        </table:table-row>
        <table:table-row table:style-name="ro1">
          <table:table-cell office:value-type="float" office:value="948.177" calcext:value-type="float">
            <text:p>948.177</text:p>
          </table:table-cell>
          <table:table-cell office:value-type="float" office:value="238.21" calcext:value-type="float">
            <text:p>238.21</text:p>
          </table:table-cell>
          <table:table-cell table:number-columns-repeated="10"/>
        </table:table-row>
        <table:table-row table:style-name="ro1">
          <table:table-cell office:value-type="float" office:value="949.192" calcext:value-type="float">
            <text:p>949.192</text:p>
          </table:table-cell>
          <table:table-cell office:value-type="float" office:value="238.393" calcext:value-type="float">
            <text:p>238.393</text:p>
          </table:table-cell>
          <table:table-cell table:number-columns-repeated="10"/>
        </table:table-row>
        <table:table-row table:style-name="ro1">
          <table:table-cell office:value-type="float" office:value="950.258" calcext:value-type="float">
            <text:p>950.258</text:p>
          </table:table-cell>
          <table:table-cell office:value-type="float" office:value="238.347" calcext:value-type="float">
            <text:p>238.347</text:p>
          </table:table-cell>
          <table:table-cell table:number-columns-repeated="10"/>
        </table:table-row>
        <table:table-row table:style-name="ro1">
          <table:table-cell office:value-type="float" office:value="951.266" calcext:value-type="float">
            <text:p>951.266</text:p>
          </table:table-cell>
          <table:table-cell office:value-type="float" office:value="238.35" calcext:value-type="float">
            <text:p>238.35</text:p>
          </table:table-cell>
          <table:table-cell table:number-columns-repeated="10"/>
        </table:table-row>
        <table:table-row table:style-name="ro1">
          <table:table-cell office:value-type="float" office:value="952.271" calcext:value-type="float">
            <text:p>952.271</text:p>
          </table:table-cell>
          <table:table-cell office:value-type="float" office:value="238.35" calcext:value-type="float">
            <text:p>238.35</text:p>
          </table:table-cell>
          <table:table-cell table:number-columns-repeated="10"/>
        </table:table-row>
        <table:table-row table:style-name="ro1">
          <table:table-cell office:value-type="float" office:value="953.266" calcext:value-type="float">
            <text:p>953.266</text:p>
          </table:table-cell>
          <table:table-cell office:value-type="float" office:value="238.345" calcext:value-type="float">
            <text:p>238.345</text:p>
          </table:table-cell>
          <table:table-cell table:number-columns-repeated="10"/>
        </table:table-row>
        <table:table-row table:style-name="ro1">
          <table:table-cell office:value-type="float" office:value="954.28" calcext:value-type="float">
            <text:p>954.28</text:p>
          </table:table-cell>
          <table:table-cell office:value-type="float" office:value="238.347" calcext:value-type="float">
            <text:p>238.347</text:p>
          </table:table-cell>
          <table:table-cell table:number-columns-repeated="10"/>
        </table:table-row>
        <table:table-row table:style-name="ro1">
          <table:table-cell office:value-type="float" office:value="955.254" calcext:value-type="float">
            <text:p>955.254</text:p>
          </table:table-cell>
          <table:table-cell office:value-type="float" office:value="238.347" calcext:value-type="float">
            <text:p>238.347</text:p>
          </table:table-cell>
          <table:table-cell table:number-columns-repeated="10"/>
        </table:table-row>
        <table:table-row table:style-name="ro1">
          <table:table-cell office:value-type="float" office:value="956.264" calcext:value-type="float">
            <text:p>956.264</text:p>
          </table:table-cell>
          <table:table-cell office:value-type="float" office:value="238.347" calcext:value-type="float">
            <text:p>238.347</text:p>
          </table:table-cell>
          <table:table-cell table:number-columns-repeated="10"/>
        </table:table-row>
        <table:table-row table:style-name="ro1">
          <table:table-cell office:value-type="float" office:value="957.268" calcext:value-type="float">
            <text:p>957.268</text:p>
          </table:table-cell>
          <table:table-cell office:value-type="float" office:value="238.345" calcext:value-type="float">
            <text:p>238.345</text:p>
          </table:table-cell>
          <table:table-cell table:number-columns-repeated="10"/>
        </table:table-row>
        <table:table-row table:style-name="ro1">
          <table:table-cell office:value-type="float" office:value="958.289" calcext:value-type="float">
            <text:p>958.289</text:p>
          </table:table-cell>
          <table:table-cell office:value-type="float" office:value="238.345" calcext:value-type="float">
            <text:p>238.345</text:p>
          </table:table-cell>
          <table:table-cell table:number-columns-repeated="10"/>
        </table:table-row>
        <table:table-row table:style-name="ro1">
          <table:table-cell office:value-type="float" office:value="959.306" calcext:value-type="float">
            <text:p>959.306</text:p>
          </table:table-cell>
          <table:table-cell office:value-type="float" office:value="238.343" calcext:value-type="float">
            <text:p>238.343</text:p>
          </table:table-cell>
          <table:table-cell table:number-columns-repeated="10"/>
        </table:table-row>
        <table:table-row table:style-name="ro1">
          <table:table-cell office:value-type="float" office:value="960.29" calcext:value-type="float">
            <text:p>960.29</text:p>
          </table:table-cell>
          <table:table-cell office:value-type="float" office:value="238.345" calcext:value-type="float">
            <text:p>238.345</text:p>
          </table:table-cell>
          <table:table-cell table:number-columns-repeated="10"/>
        </table:table-row>
        <table:table-row table:style-name="ro1">
          <table:table-cell office:value-type="float" office:value="961.293" calcext:value-type="float">
            <text:p>961.293</text:p>
          </table:table-cell>
          <table:table-cell office:value-type="float" office:value="238.343" calcext:value-type="float">
            <text:p>238.343</text:p>
          </table:table-cell>
          <table:table-cell table:number-columns-repeated="10"/>
        </table:table-row>
        <table:table-row table:style-name="ro1">
          <table:table-cell office:value-type="float" office:value="962.299" calcext:value-type="float">
            <text:p>962.299</text:p>
          </table:table-cell>
          <table:table-cell office:value-type="float" office:value="239.9" calcext:value-type="float">
            <text:p>239.9</text:p>
          </table:table-cell>
          <table:table-cell table:number-columns-repeated="10"/>
        </table:table-row>
        <table:table-row table:style-name="ro1">
          <table:table-cell office:value-type="float" office:value="963.309" calcext:value-type="float">
            <text:p>963.309</text:p>
          </table:table-cell>
          <table:table-cell office:value-type="float" office:value="244.293" calcext:value-type="float">
            <text:p>244.293</text:p>
          </table:table-cell>
          <table:table-cell table:number-columns-repeated="10"/>
        </table:table-row>
        <table:table-row table:style-name="ro1">
          <table:table-cell office:value-type="float" office:value="964.333" calcext:value-type="float">
            <text:p>964.333</text:p>
          </table:table-cell>
          <table:table-cell office:value-type="float" office:value="244.405" calcext:value-type="float">
            <text:p>244.405</text:p>
          </table:table-cell>
          <table:table-cell table:number-columns-repeated="10"/>
        </table:table-row>
        <table:table-row table:style-name="ro1">
          <table:table-cell office:value-type="float" office:value="965.339" calcext:value-type="float">
            <text:p>965.339</text:p>
          </table:table-cell>
          <table:table-cell office:value-type="float" office:value="244.525" calcext:value-type="float">
            <text:p>244.525</text:p>
          </table:table-cell>
          <table:table-cell table:number-columns-repeated="10"/>
        </table:table-row>
        <table:table-row table:style-name="ro1">
          <table:table-cell office:value-type="float" office:value="966.332" calcext:value-type="float">
            <text:p>966.332</text:p>
          </table:table-cell>
          <table:table-cell office:value-type="float" office:value="245.66" calcext:value-type="float">
            <text:p>245.66</text:p>
          </table:table-cell>
          <table:table-cell table:number-columns-repeated="10"/>
        </table:table-row>
        <table:table-row table:style-name="ro1">
          <table:table-cell office:value-type="float" office:value="967.381" calcext:value-type="float">
            <text:p>967.381</text:p>
          </table:table-cell>
          <table:table-cell office:value-type="float" office:value="246.793" calcext:value-type="float">
            <text:p>246.793</text:p>
          </table:table-cell>
          <table:table-cell table:number-columns-repeated="10"/>
        </table:table-row>
        <table:table-row table:style-name="ro1">
          <table:table-cell office:value-type="float" office:value="968.374" calcext:value-type="float">
            <text:p>968.374</text:p>
          </table:table-cell>
          <table:table-cell office:value-type="float" office:value="248.61" calcext:value-type="float">
            <text:p>248.61</text:p>
          </table:table-cell>
          <table:table-cell table:number-columns-repeated="10"/>
        </table:table-row>
        <table:table-row table:style-name="ro1">
          <table:table-cell office:value-type="float" office:value="969.408" calcext:value-type="float">
            <text:p>969.408</text:p>
          </table:table-cell>
          <table:table-cell office:value-type="float" office:value="249.352" calcext:value-type="float">
            <text:p>249.352</text:p>
          </table:table-cell>
          <table:table-cell table:number-columns-repeated="10"/>
        </table:table-row>
        <table:table-row table:style-name="ro1">
          <table:table-cell office:value-type="float" office:value="970.447" calcext:value-type="float">
            <text:p>970.447</text:p>
          </table:table-cell>
          <table:table-cell office:value-type="float" office:value="249.988" calcext:value-type="float">
            <text:p>249.988</text:p>
          </table:table-cell>
          <table:table-cell table:number-columns-repeated="10"/>
        </table:table-row>
        <table:table-row table:style-name="ro1">
          <table:table-cell office:value-type="float" office:value="971.478" calcext:value-type="float">
            <text:p>971.478</text:p>
          </table:table-cell>
          <table:table-cell office:value-type="float" office:value="250.088" calcext:value-type="float">
            <text:p>250.088</text:p>
          </table:table-cell>
          <table:table-cell table:number-columns-repeated="10"/>
        </table:table-row>
        <table:table-row table:style-name="ro1">
          <table:table-cell office:value-type="float" office:value="972.474" calcext:value-type="float">
            <text:p>972.474</text:p>
          </table:table-cell>
          <table:table-cell office:value-type="float" office:value="250.255" calcext:value-type="float">
            <text:p>250.255</text:p>
          </table:table-cell>
          <table:table-cell table:number-columns-repeated="10"/>
        </table:table-row>
        <table:table-row table:style-name="ro1">
          <table:table-cell office:value-type="float" office:value="973.48" calcext:value-type="float">
            <text:p>973.48</text:p>
          </table:table-cell>
          <table:table-cell office:value-type="float" office:value="250.708" calcext:value-type="float">
            <text:p>250.708</text:p>
          </table:table-cell>
          <table:table-cell table:number-columns-repeated="10"/>
        </table:table-row>
        <table:table-row table:style-name="ro1">
          <table:table-cell office:value-type="float" office:value="974.49" calcext:value-type="float">
            <text:p>974.49</text:p>
          </table:table-cell>
          <table:table-cell office:value-type="float" office:value="250.91" calcext:value-type="float">
            <text:p>250.91</text:p>
          </table:table-cell>
          <table:table-cell table:number-columns-repeated="10"/>
        </table:table-row>
        <table:table-row table:style-name="ro1">
          <table:table-cell office:value-type="float" office:value="975.489" calcext:value-type="float">
            <text:p>975.489</text:p>
          </table:table-cell>
          <table:table-cell office:value-type="float" office:value="251.15" calcext:value-type="float">
            <text:p>251.15</text:p>
          </table:table-cell>
          <table:table-cell table:number-columns-repeated="10"/>
        </table:table-row>
        <table:table-row table:style-name="ro1">
          <table:table-cell office:value-type="float" office:value="976.473" calcext:value-type="float">
            <text:p>976.473</text:p>
          </table:table-cell>
          <table:table-cell office:value-type="float" office:value="251.6" calcext:value-type="float">
            <text:p>251.6</text:p>
          </table:table-cell>
          <table:table-cell table:number-columns-repeated="10"/>
        </table:table-row>
        <table:table-row table:style-name="ro1">
          <table:table-cell office:value-type="float" office:value="977.515" calcext:value-type="float">
            <text:p>977.515</text:p>
          </table:table-cell>
          <table:table-cell office:value-type="float" office:value="251.863" calcext:value-type="float">
            <text:p>251.863</text:p>
          </table:table-cell>
          <table:table-cell table:number-columns-repeated="10"/>
        </table:table-row>
        <table:table-row table:style-name="ro1">
          <table:table-cell office:value-type="float" office:value="978.489" calcext:value-type="float">
            <text:p>978.489</text:p>
          </table:table-cell>
          <table:table-cell office:value-type="float" office:value="251.912" calcext:value-type="float">
            <text:p>251.912</text:p>
          </table:table-cell>
          <table:table-cell table:number-columns-repeated="10"/>
        </table:table-row>
        <table:table-row table:style-name="ro1">
          <table:table-cell office:value-type="float" office:value="979.498" calcext:value-type="float">
            <text:p>979.498</text:p>
          </table:table-cell>
          <table:table-cell office:value-type="float" office:value="252.015" calcext:value-type="float">
            <text:p>252.015</text:p>
          </table:table-cell>
          <table:table-cell table:number-columns-repeated="10"/>
        </table:table-row>
        <table:table-row table:style-name="ro1">
          <table:table-cell office:value-type="float" office:value="980.51" calcext:value-type="float">
            <text:p>980.51</text:p>
          </table:table-cell>
          <table:table-cell office:value-type="float" office:value="252.16" calcext:value-type="float">
            <text:p>252.16</text:p>
          </table:table-cell>
          <table:table-cell table:number-columns-repeated="10"/>
        </table:table-row>
        <table:table-row table:style-name="ro1">
          <table:table-cell office:value-type="float" office:value="981.494" calcext:value-type="float">
            <text:p>981.494</text:p>
          </table:table-cell>
          <table:table-cell office:value-type="float" office:value="252.263" calcext:value-type="float">
            <text:p>252.263</text:p>
          </table:table-cell>
          <table:table-cell table:number-columns-repeated="10"/>
        </table:table-row>
        <table:table-row table:style-name="ro1">
          <table:table-cell office:value-type="float" office:value="982.534" calcext:value-type="float">
            <text:p>982.534</text:p>
          </table:table-cell>
          <table:table-cell office:value-type="float" office:value="252.445" calcext:value-type="float">
            <text:p>252.445</text:p>
          </table:table-cell>
          <table:table-cell table:number-columns-repeated="10"/>
        </table:table-row>
        <table:table-row table:style-name="ro1">
          <table:table-cell office:value-type="float" office:value="983.544" calcext:value-type="float">
            <text:p>983.544</text:p>
          </table:table-cell>
          <table:table-cell office:value-type="float" office:value="252.745" calcext:value-type="float">
            <text:p>252.745</text:p>
          </table:table-cell>
          <table:table-cell table:number-columns-repeated="10"/>
        </table:table-row>
        <table:table-row table:style-name="ro1">
          <table:table-cell office:value-type="float" office:value="984.587" calcext:value-type="float">
            <text:p>984.587</text:p>
          </table:table-cell>
          <table:table-cell office:value-type="float" office:value="252.895" calcext:value-type="float">
            <text:p>252.895</text:p>
          </table:table-cell>
          <table:table-cell table:number-columns-repeated="10"/>
        </table:table-row>
        <table:table-row table:style-name="ro1">
          <table:table-cell office:value-type="float" office:value="985.606" calcext:value-type="float">
            <text:p>985.606</text:p>
          </table:table-cell>
          <table:table-cell office:value-type="float" office:value="253.535" calcext:value-type="float">
            <text:p>253.535</text:p>
          </table:table-cell>
          <table:table-cell table:number-columns-repeated="10"/>
        </table:table-row>
        <table:table-row table:style-name="ro1">
          <table:table-cell office:value-type="float" office:value="986.635" calcext:value-type="float">
            <text:p>986.635</text:p>
          </table:table-cell>
          <table:table-cell office:value-type="float" office:value="253.57" calcext:value-type="float">
            <text:p>253.57</text:p>
          </table:table-cell>
          <table:table-cell table:number-columns-repeated="10"/>
        </table:table-row>
        <table:table-row table:style-name="ro1">
          <table:table-cell office:value-type="float" office:value="987.646" calcext:value-type="float">
            <text:p>987.646</text:p>
          </table:table-cell>
          <table:table-cell office:value-type="float" office:value="253.668" calcext:value-type="float">
            <text:p>253.668</text:p>
          </table:table-cell>
          <table:table-cell table:number-columns-repeated="10"/>
        </table:table-row>
        <table:table-row table:style-name="ro1">
          <table:table-cell office:value-type="float" office:value="988.66" calcext:value-type="float">
            <text:p>988.66</text:p>
          </table:table-cell>
          <table:table-cell office:value-type="float" office:value="253.893" calcext:value-type="float">
            <text:p>253.893</text:p>
          </table:table-cell>
          <table:table-cell table:number-columns-repeated="10"/>
        </table:table-row>
        <table:table-row table:style-name="ro1">
          <table:table-cell office:value-type="float" office:value="989.66" calcext:value-type="float">
            <text:p>989.66</text:p>
          </table:table-cell>
          <table:table-cell office:value-type="float" office:value="254.007" calcext:value-type="float">
            <text:p>254.007</text:p>
          </table:table-cell>
          <table:table-cell table:number-columns-repeated="10"/>
        </table:table-row>
        <table:table-row table:style-name="ro1">
          <table:table-cell office:value-type="float" office:value="990.682" calcext:value-type="float">
            <text:p>990.682</text:p>
          </table:table-cell>
          <table:table-cell office:value-type="float" office:value="254.472" calcext:value-type="float">
            <text:p>254.472</text:p>
          </table:table-cell>
          <table:table-cell table:number-columns-repeated="10"/>
        </table:table-row>
        <table:table-row table:style-name="ro1">
          <table:table-cell office:value-type="float" office:value="991.673" calcext:value-type="float">
            <text:p>991.673</text:p>
          </table:table-cell>
          <table:table-cell office:value-type="float" office:value="254.5" calcext:value-type="float">
            <text:p>254.5</text:p>
          </table:table-cell>
          <table:table-cell table:number-columns-repeated="10"/>
        </table:table-row>
        <table:table-row table:style-name="ro1">
          <table:table-cell office:value-type="float" office:value="992.691" calcext:value-type="float">
            <text:p>992.691</text:p>
          </table:table-cell>
          <table:table-cell office:value-type="float" office:value="254.578" calcext:value-type="float">
            <text:p>254.578</text:p>
          </table:table-cell>
          <table:table-cell table:number-columns-repeated="10"/>
        </table:table-row>
        <table:table-row table:style-name="ro1">
          <table:table-cell office:value-type="float" office:value="993.702" calcext:value-type="float">
            <text:p>993.702</text:p>
          </table:table-cell>
          <table:table-cell office:value-type="float" office:value="254.942" calcext:value-type="float">
            <text:p>254.942</text:p>
          </table:table-cell>
          <table:table-cell table:number-columns-repeated="10"/>
        </table:table-row>
        <table:table-row table:style-name="ro1">
          <table:table-cell office:value-type="float" office:value="994.702" calcext:value-type="float">
            <text:p>994.702</text:p>
          </table:table-cell>
          <table:table-cell office:value-type="float" office:value="255.132" calcext:value-type="float">
            <text:p>255.132</text:p>
          </table:table-cell>
          <table:table-cell table:number-columns-repeated="10"/>
        </table:table-row>
        <table:table-row table:style-name="ro1">
          <table:table-cell office:value-type="float" office:value="995.707" calcext:value-type="float">
            <text:p>995.707</text:p>
          </table:table-cell>
          <table:table-cell office:value-type="float" office:value="255.74" calcext:value-type="float">
            <text:p>255.74</text:p>
          </table:table-cell>
          <table:table-cell table:number-columns-repeated="10"/>
        </table:table-row>
        <table:table-row table:style-name="ro1">
          <table:table-cell office:value-type="float" office:value="996.72" calcext:value-type="float">
            <text:p>996.72</text:p>
          </table:table-cell>
          <table:table-cell office:value-type="float" office:value="259.14" calcext:value-type="float">
            <text:p>259.14</text:p>
          </table:table-cell>
          <table:table-cell table:number-columns-repeated="10"/>
        </table:table-row>
        <table:table-row table:style-name="ro1">
          <table:table-cell office:value-type="float" office:value="997.78" calcext:value-type="float">
            <text:p>997.78</text:p>
          </table:table-cell>
          <table:table-cell office:value-type="float" office:value="261.5" calcext:value-type="float">
            <text:p>261.5</text:p>
          </table:table-cell>
          <table:table-cell table:number-columns-repeated="10"/>
        </table:table-row>
        <table:table-row table:style-name="ro1">
          <table:table-cell office:value-type="float" office:value="998.782" calcext:value-type="float">
            <text:p>998.782</text:p>
          </table:table-cell>
          <table:table-cell office:value-type="float" office:value="261.623" calcext:value-type="float">
            <text:p>261.623</text:p>
          </table:table-cell>
          <table:table-cell table:number-columns-repeated="10"/>
        </table:table-row>
        <table:table-row table:style-name="ro1">
          <table:table-cell office:value-type="float" office:value="999.788" calcext:value-type="float">
            <text:p>999.788</text:p>
          </table:table-cell>
          <table:table-cell office:value-type="float" office:value="261.882" calcext:value-type="float">
            <text:p>261.882</text:p>
          </table:table-cell>
          <table:table-cell table:number-columns-repeated="10"/>
        </table:table-row>
        <table:table-row table:style-name="ro1">
          <table:table-cell office:value-type="float" office:value="1000.79" calcext:value-type="float">
            <text:p>1000.79</text:p>
          </table:table-cell>
          <table:table-cell office:value-type="float" office:value="261.897" calcext:value-type="float">
            <text:p>261.897</text:p>
          </table:table-cell>
          <table:table-cell table:number-columns-repeated="10"/>
        </table:table-row>
        <table:table-row table:style-name="ro1">
          <table:table-cell office:value-type="float" office:value="1001.78" calcext:value-type="float">
            <text:p>1001.78</text:p>
          </table:table-cell>
          <table:table-cell office:value-type="float" office:value="261.697" calcext:value-type="float">
            <text:p>261.697</text:p>
          </table:table-cell>
          <table:table-cell table:number-columns-repeated="10"/>
        </table:table-row>
        <table:table-row table:style-name="ro1">
          <table:table-cell office:value-type="float" office:value="1002.76" calcext:value-type="float">
            <text:p>1002.76</text:p>
          </table:table-cell>
          <table:table-cell office:value-type="float" office:value="261.7" calcext:value-type="float">
            <text:p>261.7</text:p>
          </table:table-cell>
          <table:table-cell table:number-columns-repeated="10"/>
        </table:table-row>
        <table:table-row table:style-name="ro1">
          <table:table-cell office:value-type="float" office:value="1003.78" calcext:value-type="float">
            <text:p>1003.78</text:p>
          </table:table-cell>
          <table:table-cell office:value-type="float" office:value="261.767" calcext:value-type="float">
            <text:p>261.767</text:p>
          </table:table-cell>
          <table:table-cell table:number-columns-repeated="10"/>
        </table:table-row>
        <table:table-row table:style-name="ro1">
          <table:table-cell office:value-type="float" office:value="1004.78" calcext:value-type="float">
            <text:p>1004.78</text:p>
          </table:table-cell>
          <table:table-cell office:value-type="float" office:value="261.707" calcext:value-type="float">
            <text:p>261.707</text:p>
          </table:table-cell>
          <table:table-cell table:number-columns-repeated="10"/>
        </table:table-row>
        <table:table-row table:style-name="ro1">
          <table:table-cell office:value-type="float" office:value="1005.79" calcext:value-type="float">
            <text:p>1005.79</text:p>
          </table:table-cell>
          <table:table-cell office:value-type="float" office:value="261.765" calcext:value-type="float">
            <text:p>261.765</text:p>
          </table:table-cell>
          <table:table-cell table:number-columns-repeated="10"/>
        </table:table-row>
        <table:table-row table:style-name="ro1">
          <table:table-cell office:value-type="float" office:value="1006.81" calcext:value-type="float">
            <text:p>1006.81</text:p>
          </table:table-cell>
          <table:table-cell office:value-type="float" office:value="261.775" calcext:value-type="float">
            <text:p>261.775</text:p>
          </table:table-cell>
          <table:table-cell table:number-columns-repeated="10"/>
        </table:table-row>
        <table:table-row table:style-name="ro1">
          <table:table-cell office:value-type="float" office:value="1007.81" calcext:value-type="float">
            <text:p>1007.81</text:p>
          </table:table-cell>
          <table:table-cell office:value-type="float" office:value="262.03" calcext:value-type="float">
            <text:p>262.03</text:p>
          </table:table-cell>
          <table:table-cell table:number-columns-repeated="10"/>
        </table:table-row>
        <table:table-row table:style-name="ro1">
          <table:table-cell office:value-type="float" office:value="1008.85" calcext:value-type="float">
            <text:p>1008.85</text:p>
          </table:table-cell>
          <table:table-cell office:value-type="float" office:value="262.022" calcext:value-type="float">
            <text:p>262.022</text:p>
          </table:table-cell>
          <table:table-cell table:number-columns-repeated="10"/>
        </table:table-row>
        <table:table-row table:style-name="ro1">
          <table:table-cell office:value-type="float" office:value="1009.85" calcext:value-type="float">
            <text:p>1009.85</text:p>
          </table:table-cell>
          <table:table-cell office:value-type="float" office:value="262.04" calcext:value-type="float">
            <text:p>262.04</text:p>
          </table:table-cell>
          <table:table-cell table:number-columns-repeated="10"/>
        </table:table-row>
        <table:table-row table:style-name="ro1">
          <table:table-cell office:value-type="float" office:value="1010.88" calcext:value-type="float">
            <text:p>1010.88</text:p>
          </table:table-cell>
          <table:table-cell office:value-type="float" office:value="262.035" calcext:value-type="float">
            <text:p>262.035</text:p>
          </table:table-cell>
          <table:table-cell table:number-columns-repeated="10"/>
        </table:table-row>
        <table:table-row table:style-name="ro1">
          <table:table-cell office:value-type="float" office:value="1011.92" calcext:value-type="float">
            <text:p>1011.92</text:p>
          </table:table-cell>
          <table:table-cell office:value-type="float" office:value="262.14" calcext:value-type="float">
            <text:p>262.14</text:p>
          </table:table-cell>
          <table:table-cell table:number-columns-repeated="10"/>
        </table:table-row>
        <table:table-row table:style-name="ro1">
          <table:table-cell office:value-type="float" office:value="1012.94" calcext:value-type="float">
            <text:p>1012.94</text:p>
          </table:table-cell>
          <table:table-cell office:value-type="float" office:value="262.028" calcext:value-type="float">
            <text:p>262.028</text:p>
          </table:table-cell>
          <table:table-cell table:number-columns-repeated="10"/>
        </table:table-row>
        <table:table-row table:style-name="ro1">
          <table:table-cell office:value-type="float" office:value="1013.93" calcext:value-type="float">
            <text:p>1013.93</text:p>
          </table:table-cell>
          <table:table-cell office:value-type="float" office:value="262.058" calcext:value-type="float">
            <text:p>262.058</text:p>
          </table:table-cell>
          <table:table-cell table:number-columns-repeated="10"/>
        </table:table-row>
        <table:table-row table:style-name="ro1">
          <table:table-cell office:value-type="float" office:value="1014.94" calcext:value-type="float">
            <text:p>1014.94</text:p>
          </table:table-cell>
          <table:table-cell office:value-type="float" office:value="262.05" calcext:value-type="float">
            <text:p>262.05</text:p>
          </table:table-cell>
          <table:table-cell table:number-columns-repeated="10"/>
        </table:table-row>
        <table:table-row table:style-name="ro1">
          <table:table-cell office:value-type="float" office:value="1015.92" calcext:value-type="float">
            <text:p>1015.92</text:p>
          </table:table-cell>
          <table:table-cell office:value-type="float" office:value="262.025" calcext:value-type="float">
            <text:p>262.025</text:p>
          </table:table-cell>
          <table:table-cell table:number-columns-repeated="10"/>
        </table:table-row>
        <table:table-row table:style-name="ro1">
          <table:table-cell office:value-type="float" office:value="1016.94" calcext:value-type="float">
            <text:p>1016.94</text:p>
          </table:table-cell>
          <table:table-cell office:value-type="float" office:value="262.012" calcext:value-type="float">
            <text:p>262.012</text:p>
          </table:table-cell>
          <table:table-cell table:number-columns-repeated="10"/>
        </table:table-row>
        <table:table-row table:style-name="ro1">
          <table:table-cell office:value-type="float" office:value="1017.98" calcext:value-type="float">
            <text:p>1017.98</text:p>
          </table:table-cell>
          <table:table-cell office:value-type="float" office:value="262.03" calcext:value-type="float">
            <text:p>262.03</text:p>
          </table:table-cell>
          <table:table-cell table:number-columns-repeated="10"/>
        </table:table-row>
        <table:table-row table:style-name="ro1">
          <table:table-cell office:value-type="float" office:value="1018.97" calcext:value-type="float">
            <text:p>1018.97</text:p>
          </table:table-cell>
          <table:table-cell office:value-type="float" office:value="262.087" calcext:value-type="float">
            <text:p>262.087</text:p>
          </table:table-cell>
          <table:table-cell table:number-columns-repeated="10"/>
        </table:table-row>
        <table:table-row table:style-name="ro1">
          <table:table-cell office:value-type="float" office:value="1019.98" calcext:value-type="float">
            <text:p>1019.98</text:p>
          </table:table-cell>
          <table:table-cell office:value-type="float" office:value="262.085" calcext:value-type="float">
            <text:p>262.085</text:p>
          </table:table-cell>
          <table:table-cell table:number-columns-repeated="10"/>
        </table:table-row>
        <table:table-row table:style-name="ro1">
          <table:table-cell office:value-type="float" office:value="1020.99" calcext:value-type="float">
            <text:p>1020.99</text:p>
          </table:table-cell>
          <table:table-cell office:value-type="float" office:value="262.132" calcext:value-type="float">
            <text:p>262.132</text:p>
          </table:table-cell>
          <table:table-cell table:number-columns-repeated="10"/>
        </table:table-row>
        <table:table-row table:style-name="ro1">
          <table:table-cell office:value-type="float" office:value="1022.04" calcext:value-type="float">
            <text:p>1022.04</text:p>
          </table:table-cell>
          <table:table-cell office:value-type="float" office:value="262.087" calcext:value-type="float">
            <text:p>262.087</text:p>
          </table:table-cell>
          <table:table-cell table:number-columns-repeated="10"/>
        </table:table-row>
        <table:table-row table:style-name="ro1">
          <table:table-cell office:value-type="float" office:value="1023.04" calcext:value-type="float">
            <text:p>1023.04</text:p>
          </table:table-cell>
          <table:table-cell office:value-type="float" office:value="262.082" calcext:value-type="float">
            <text:p>262.082</text:p>
          </table:table-cell>
          <table:table-cell table:number-columns-repeated="10"/>
        </table:table-row>
        <table:table-row table:style-name="ro1">
          <table:table-cell office:value-type="float" office:value="1024.04" calcext:value-type="float">
            <text:p>1024.04</text:p>
          </table:table-cell>
          <table:table-cell office:value-type="float" office:value="262.043" calcext:value-type="float">
            <text:p>262.043</text:p>
          </table:table-cell>
          <table:table-cell table:number-columns-repeated="10"/>
        </table:table-row>
        <table:table-row table:style-name="ro1">
          <table:table-cell office:value-type="float" office:value="1025.09" calcext:value-type="float">
            <text:p>1025.09</text:p>
          </table:table-cell>
          <table:table-cell office:value-type="float" office:value="262.095" calcext:value-type="float">
            <text:p>262.095</text:p>
          </table:table-cell>
          <table:table-cell table:number-columns-repeated="10"/>
        </table:table-row>
        <table:table-row table:style-name="ro1">
          <table:table-cell office:value-type="float" office:value="1026.15" calcext:value-type="float">
            <text:p>1026.15</text:p>
          </table:table-cell>
          <table:table-cell office:value-type="float" office:value="262.105" calcext:value-type="float">
            <text:p>262.105</text:p>
          </table:table-cell>
          <table:table-cell table:number-columns-repeated="10"/>
        </table:table-row>
        <table:table-row table:style-name="ro1">
          <table:table-cell office:value-type="float" office:value="1027.2" calcext:value-type="float">
            <text:p>1027.2</text:p>
          </table:table-cell>
          <table:table-cell office:value-type="float" office:value="262.153" calcext:value-type="float">
            <text:p>262.153</text:p>
          </table:table-cell>
          <table:table-cell table:number-columns-repeated="10"/>
        </table:table-row>
        <table:table-row table:style-name="ro1">
          <table:table-cell office:value-type="float" office:value="1028.18" calcext:value-type="float">
            <text:p>1028.18</text:p>
          </table:table-cell>
          <table:table-cell office:value-type="float" office:value="262.135" calcext:value-type="float">
            <text:p>262.135</text:p>
          </table:table-cell>
          <table:table-cell table:number-columns-repeated="10"/>
        </table:table-row>
        <table:table-row table:style-name="ro1">
          <table:table-cell office:value-type="float" office:value="1029.2" calcext:value-type="float">
            <text:p>1029.2</text:p>
          </table:table-cell>
          <table:table-cell office:value-type="float" office:value="262.17" calcext:value-type="float">
            <text:p>262.17</text:p>
          </table:table-cell>
          <table:table-cell table:number-columns-repeated="10"/>
        </table:table-row>
        <table:table-row table:style-name="ro1">
          <table:table-cell office:value-type="float" office:value="1030.2" calcext:value-type="float">
            <text:p>1030.2</text:p>
          </table:table-cell>
          <table:table-cell office:value-type="float" office:value="262.07" calcext:value-type="float">
            <text:p>262.07</text:p>
          </table:table-cell>
          <table:table-cell table:number-columns-repeated="10"/>
        </table:table-row>
        <table:table-row table:style-name="ro1">
          <table:table-cell office:value-type="float" office:value="1031.24" calcext:value-type="float">
            <text:p>1031.24</text:p>
          </table:table-cell>
          <table:table-cell office:value-type="float" office:value="262.295" calcext:value-type="float">
            <text:p>262.295</text:p>
          </table:table-cell>
          <table:table-cell table:number-columns-repeated="10"/>
        </table:table-row>
        <table:table-row table:style-name="ro1">
          <table:table-cell office:value-type="float" office:value="1032.27" calcext:value-type="float">
            <text:p>1032.27</text:p>
          </table:table-cell>
          <table:table-cell office:value-type="float" office:value="262.27" calcext:value-type="float">
            <text:p>262.27</text:p>
          </table:table-cell>
          <table:table-cell table:number-columns-repeated="10"/>
        </table:table-row>
        <table:table-row table:style-name="ro1">
          <table:table-cell office:value-type="float" office:value="1033.24" calcext:value-type="float">
            <text:p>1033.24</text:p>
          </table:table-cell>
          <table:table-cell office:value-type="float" office:value="262.29" calcext:value-type="float">
            <text:p>262.29</text:p>
          </table:table-cell>
          <table:table-cell table:number-columns-repeated="10"/>
        </table:table-row>
        <table:table-row table:style-name="ro1">
          <table:table-cell office:value-type="float" office:value="1034.27" calcext:value-type="float">
            <text:p>1034.27</text:p>
          </table:table-cell>
          <table:table-cell office:value-type="float" office:value="262.322" calcext:value-type="float">
            <text:p>262.322</text:p>
          </table:table-cell>
          <table:table-cell table:number-columns-repeated="10"/>
        </table:table-row>
        <table:table-row table:style-name="ro1">
          <table:table-cell office:value-type="float" office:value="1035.25" calcext:value-type="float">
            <text:p>1035.25</text:p>
          </table:table-cell>
          <table:table-cell office:value-type="float" office:value="262.35" calcext:value-type="float">
            <text:p>262.35</text:p>
          </table:table-cell>
          <table:table-cell table:number-columns-repeated="10"/>
        </table:table-row>
        <table:table-row table:style-name="ro1">
          <table:table-cell office:value-type="float" office:value="1036.29" calcext:value-type="float">
            <text:p>1036.29</text:p>
          </table:table-cell>
          <table:table-cell office:value-type="float" office:value="262.348" calcext:value-type="float">
            <text:p>262.348</text:p>
          </table:table-cell>
          <table:table-cell table:number-columns-repeated="10"/>
        </table:table-row>
        <table:table-row table:style-name="ro1">
          <table:table-cell office:value-type="float" office:value="1037.28" calcext:value-type="float">
            <text:p>1037.28</text:p>
          </table:table-cell>
          <table:table-cell office:value-type="float" office:value="262.368" calcext:value-type="float">
            <text:p>262.368</text:p>
          </table:table-cell>
          <table:table-cell table:number-columns-repeated="10"/>
        </table:table-row>
        <table:table-row table:style-name="ro1">
          <table:table-cell office:value-type="float" office:value="1038.3" calcext:value-type="float">
            <text:p>1038.3</text:p>
          </table:table-cell>
          <table:table-cell office:value-type="float" office:value="262.423" calcext:value-type="float">
            <text:p>262.423</text:p>
          </table:table-cell>
          <table:table-cell table:number-columns-repeated="10"/>
        </table:table-row>
        <table:table-row table:style-name="ro1">
          <table:table-cell office:value-type="float" office:value="1039.29" calcext:value-type="float">
            <text:p>1039.29</text:p>
          </table:table-cell>
          <table:table-cell office:value-type="float" office:value="262.42" calcext:value-type="float">
            <text:p>262.42</text:p>
          </table:table-cell>
          <table:table-cell table:number-columns-repeated="10"/>
        </table:table-row>
        <table:table-row table:style-name="ro1">
          <table:table-cell office:value-type="float" office:value="1040.29" calcext:value-type="float">
            <text:p>1040.29</text:p>
          </table:table-cell>
          <table:table-cell office:value-type="float" office:value="262.413" calcext:value-type="float">
            <text:p>262.413</text:p>
          </table:table-cell>
          <table:table-cell table:number-columns-repeated="10"/>
        </table:table-row>
        <table:table-row table:style-name="ro1">
          <table:table-cell office:value-type="float" office:value="1041.29" calcext:value-type="float">
            <text:p>1041.29</text:p>
          </table:table-cell>
          <table:table-cell office:value-type="float" office:value="262.5" calcext:value-type="float">
            <text:p>262.5</text:p>
          </table:table-cell>
          <table:table-cell table:number-columns-repeated="10"/>
        </table:table-row>
        <table:table-row table:style-name="ro1">
          <table:table-cell office:value-type="float" office:value="1042.32" calcext:value-type="float">
            <text:p>1042.32</text:p>
          </table:table-cell>
          <table:table-cell office:value-type="float" office:value="262.585" calcext:value-type="float">
            <text:p>262.585</text:p>
          </table:table-cell>
          <table:table-cell table:number-columns-repeated="10"/>
        </table:table-row>
        <table:table-row table:style-name="ro1">
          <table:table-cell office:value-type="float" office:value="1043.39" calcext:value-type="float">
            <text:p>1043.39</text:p>
          </table:table-cell>
          <table:table-cell office:value-type="float" office:value="262.59" calcext:value-type="float">
            <text:p>262.59</text:p>
          </table:table-cell>
          <table:table-cell table:number-columns-repeated="10"/>
        </table:table-row>
        <table:table-row table:style-name="ro1">
          <table:table-cell office:value-type="float" office:value="1044.37" calcext:value-type="float">
            <text:p>1044.37</text:p>
          </table:table-cell>
          <table:table-cell office:value-type="float" office:value="262.97" calcext:value-type="float">
            <text:p>262.97</text:p>
          </table:table-cell>
          <table:table-cell table:number-columns-repeated="10"/>
        </table:table-row>
        <table:table-row table:style-name="ro1">
          <table:table-cell office:value-type="float" office:value="1045.42" calcext:value-type="float">
            <text:p>1045.42</text:p>
          </table:table-cell>
          <table:table-cell office:value-type="float" office:value="262.998" calcext:value-type="float">
            <text:p>262.998</text:p>
          </table:table-cell>
          <table:table-cell table:number-columns-repeated="10"/>
        </table:table-row>
        <table:table-row table:style-name="ro1">
          <table:table-cell office:value-type="float" office:value="1046.42" calcext:value-type="float">
            <text:p>1046.42</text:p>
          </table:table-cell>
          <table:table-cell office:value-type="float" office:value="263.053" calcext:value-type="float">
            <text:p>263.053</text:p>
          </table:table-cell>
          <table:table-cell table:number-columns-repeated="10"/>
        </table:table-row>
        <table:table-row table:style-name="ro1">
          <table:table-cell office:value-type="float" office:value="1047.41" calcext:value-type="float">
            <text:p>1047.41</text:p>
          </table:table-cell>
          <table:table-cell office:value-type="float" office:value="263.085" calcext:value-type="float">
            <text:p>263.085</text:p>
          </table:table-cell>
          <table:table-cell table:number-columns-repeated="10"/>
        </table:table-row>
        <table:table-row table:style-name="ro1">
          <table:table-cell office:value-type="float" office:value="1048.46" calcext:value-type="float">
            <text:p>1048.46</text:p>
          </table:table-cell>
          <table:table-cell office:value-type="float" office:value="263.012" calcext:value-type="float">
            <text:p>263.012</text:p>
          </table:table-cell>
          <table:table-cell table:number-columns-repeated="10"/>
        </table:table-row>
        <table:table-row table:style-name="ro1">
          <table:table-cell office:value-type="float" office:value="1049.49" calcext:value-type="float">
            <text:p>1049.49</text:p>
          </table:table-cell>
          <table:table-cell office:value-type="float" office:value="263.012" calcext:value-type="float">
            <text:p>263.012</text:p>
          </table:table-cell>
          <table:table-cell table:number-columns-repeated="10"/>
        </table:table-row>
        <table:table-row table:style-name="ro1">
          <table:table-cell office:value-type="float" office:value="1050.49" calcext:value-type="float">
            <text:p>1050.49</text:p>
          </table:table-cell>
          <table:table-cell office:value-type="float" office:value="263.015" calcext:value-type="float">
            <text:p>263.015</text:p>
          </table:table-cell>
          <table:table-cell table:number-columns-repeated="10"/>
        </table:table-row>
        <table:table-row table:style-name="ro1">
          <table:table-cell office:value-type="float" office:value="1051.56" calcext:value-type="float">
            <text:p>1051.56</text:p>
          </table:table-cell>
          <table:table-cell office:value-type="float" office:value="263.012" calcext:value-type="float">
            <text:p>263.012</text:p>
          </table:table-cell>
          <table:table-cell table:number-columns-repeated="10"/>
        </table:table-row>
        <table:table-row table:style-name="ro1">
          <table:table-cell office:value-type="float" office:value="1052.55" calcext:value-type="float">
            <text:p>1052.55</text:p>
          </table:table-cell>
          <table:table-cell office:value-type="float" office:value="263.017" calcext:value-type="float">
            <text:p>263.017</text:p>
          </table:table-cell>
          <table:table-cell table:number-columns-repeated="10"/>
        </table:table-row>
        <table:table-row table:style-name="ro1">
          <table:table-cell office:value-type="float" office:value="1053.59" calcext:value-type="float">
            <text:p>1053.59</text:p>
          </table:table-cell>
          <table:table-cell office:value-type="float" office:value="263.017" calcext:value-type="float">
            <text:p>263.017</text:p>
          </table:table-cell>
          <table:table-cell table:number-columns-repeated="10"/>
        </table:table-row>
        <table:table-row table:style-name="ro1">
          <table:table-cell office:value-type="float" office:value="1054.6" calcext:value-type="float">
            <text:p>1054.6</text:p>
          </table:table-cell>
          <table:table-cell office:value-type="float" office:value="263.017" calcext:value-type="float">
            <text:p>263.017</text:p>
          </table:table-cell>
          <table:table-cell table:number-columns-repeated="10"/>
        </table:table-row>
        <table:table-row table:style-name="ro1">
          <table:table-cell office:value-type="float" office:value="1055.63" calcext:value-type="float">
            <text:p>1055.63</text:p>
          </table:table-cell>
          <table:table-cell office:value-type="float" office:value="263.017" calcext:value-type="float">
            <text:p>263.017</text:p>
          </table:table-cell>
          <table:table-cell table:number-columns-repeated="10"/>
        </table:table-row>
        <table:table-row table:style-name="ro1">
          <table:table-cell office:value-type="float" office:value="1056.64" calcext:value-type="float">
            <text:p>1056.64</text:p>
          </table:table-cell>
          <table:table-cell office:value-type="float" office:value="263.017" calcext:value-type="float">
            <text:p>263.017</text:p>
          </table:table-cell>
          <table:table-cell table:number-columns-repeated="10"/>
        </table:table-row>
        <table:table-row table:style-name="ro1">
          <table:table-cell office:value-type="float" office:value="1057.64" calcext:value-type="float">
            <text:p>1057.64</text:p>
          </table:table-cell>
          <table:table-cell office:value-type="float" office:value="263.125" calcext:value-type="float">
            <text:p>263.125</text:p>
          </table:table-cell>
          <table:table-cell table:number-columns-repeated="10"/>
        </table:table-row>
        <table:table-row table:style-name="ro1">
          <table:table-cell office:value-type="float" office:value="1058.62" calcext:value-type="float">
            <text:p>1058.62</text:p>
          </table:table-cell>
          <table:table-cell office:value-type="float" office:value="269.07" calcext:value-type="float">
            <text:p>269.07</text:p>
          </table:table-cell>
          <table:table-cell table:number-columns-repeated="10"/>
        </table:table-row>
        <table:table-row table:style-name="ro1">
          <table:table-cell office:value-type="float" office:value="1059.67" calcext:value-type="float">
            <text:p>1059.67</text:p>
          </table:table-cell>
          <table:table-cell office:value-type="float" office:value="275" calcext:value-type="float">
            <text:p>275</text:p>
          </table:table-cell>
          <table:table-cell table:number-columns-repeated="10"/>
        </table:table-row>
        <table:table-row table:style-name="ro1">
          <table:table-cell office:value-type="float" office:value="1060.69" calcext:value-type="float">
            <text:p>1060.69</text:p>
          </table:table-cell>
          <table:table-cell office:value-type="float" office:value="275.305" calcext:value-type="float">
            <text:p>275.305</text:p>
          </table:table-cell>
          <table:table-cell table:number-columns-repeated="10"/>
        </table:table-row>
        <table:table-row table:style-name="ro1">
          <table:table-cell office:value-type="float" office:value="1061.65" calcext:value-type="float">
            <text:p>1061.65</text:p>
          </table:table-cell>
          <table:table-cell office:value-type="float" office:value="275.65" calcext:value-type="float">
            <text:p>275.65</text:p>
          </table:table-cell>
          <table:table-cell table:number-columns-repeated="10"/>
        </table:table-row>
        <table:table-row table:style-name="ro1">
          <table:table-cell office:value-type="float" office:value="1062.66" calcext:value-type="float">
            <text:p>1062.66</text:p>
          </table:table-cell>
          <table:table-cell office:value-type="float" office:value="275.765" calcext:value-type="float">
            <text:p>275.765</text:p>
          </table:table-cell>
          <table:table-cell table:number-columns-repeated="10"/>
        </table:table-row>
        <table:table-row table:style-name="ro1">
          <table:table-cell office:value-type="float" office:value="1063.71" calcext:value-type="float">
            <text:p>1063.71</text:p>
          </table:table-cell>
          <table:table-cell office:value-type="float" office:value="275.96" calcext:value-type="float">
            <text:p>275.96</text:p>
          </table:table-cell>
          <table:table-cell table:number-columns-repeated="10"/>
        </table:table-row>
        <table:table-row table:style-name="ro1">
          <table:table-cell office:value-type="float" office:value="1064.76" calcext:value-type="float">
            <text:p>1064.76</text:p>
          </table:table-cell>
          <table:table-cell office:value-type="float" office:value="276.298" calcext:value-type="float">
            <text:p>276.298</text:p>
          </table:table-cell>
          <table:table-cell table:number-columns-repeated="10"/>
        </table:table-row>
        <table:table-row table:style-name="ro1">
          <table:table-cell office:value-type="float" office:value="1065.77" calcext:value-type="float">
            <text:p>1065.77</text:p>
          </table:table-cell>
          <table:table-cell office:value-type="float" office:value="276.913" calcext:value-type="float">
            <text:p>276.913</text:p>
          </table:table-cell>
          <table:table-cell table:number-columns-repeated="10"/>
        </table:table-row>
        <table:table-row table:style-name="ro1">
          <table:table-cell office:value-type="float" office:value="1066.77" calcext:value-type="float">
            <text:p>1066.77</text:p>
          </table:table-cell>
          <table:table-cell office:value-type="float" office:value="277.49" calcext:value-type="float">
            <text:p>277.49</text:p>
          </table:table-cell>
          <table:table-cell table:number-columns-repeated="10"/>
        </table:table-row>
        <table:table-row table:style-name="ro1">
          <table:table-cell office:value-type="float" office:value="1067.78" calcext:value-type="float">
            <text:p>1067.78</text:p>
          </table:table-cell>
          <table:table-cell office:value-type="float" office:value="277.373" calcext:value-type="float">
            <text:p>277.373</text:p>
          </table:table-cell>
          <table:table-cell table:number-columns-repeated="10"/>
        </table:table-row>
        <table:table-row table:style-name="ro1">
          <table:table-cell office:value-type="float" office:value="1068.76" calcext:value-type="float">
            <text:p>1068.76</text:p>
          </table:table-cell>
          <table:table-cell office:value-type="float" office:value="277.892" calcext:value-type="float">
            <text:p>277.892</text:p>
          </table:table-cell>
          <table:table-cell table:number-columns-repeated="10"/>
        </table:table-row>
        <table:table-row table:style-name="ro1">
          <table:table-cell office:value-type="float" office:value="1069.76" calcext:value-type="float">
            <text:p>1069.76</text:p>
          </table:table-cell>
          <table:table-cell office:value-type="float" office:value="278.205" calcext:value-type="float">
            <text:p>278.205</text:p>
          </table:table-cell>
          <table:table-cell table:number-columns-repeated="10"/>
        </table:table-row>
        <table:table-row table:style-name="ro1">
          <table:table-cell office:value-type="float" office:value="1070.78" calcext:value-type="float">
            <text:p>1070.78</text:p>
          </table:table-cell>
          <table:table-cell office:value-type="float" office:value="278.452" calcext:value-type="float">
            <text:p>278.452</text:p>
          </table:table-cell>
          <table:table-cell table:number-columns-repeated="10"/>
        </table:table-row>
        <table:table-row table:style-name="ro1">
          <table:table-cell office:value-type="float" office:value="1071.84" calcext:value-type="float">
            <text:p>1071.84</text:p>
          </table:table-cell>
          <table:table-cell office:value-type="float" office:value="278.702" calcext:value-type="float">
            <text:p>278.702</text:p>
          </table:table-cell>
          <table:table-cell table:number-columns-repeated="10"/>
        </table:table-row>
        <table:table-row table:style-name="ro1">
          <table:table-cell office:value-type="float" office:value="1072.81" calcext:value-type="float">
            <text:p>1072.81</text:p>
          </table:table-cell>
          <table:table-cell office:value-type="float" office:value="278.895" calcext:value-type="float">
            <text:p>278.895</text:p>
          </table:table-cell>
          <table:table-cell table:number-columns-repeated="10"/>
        </table:table-row>
        <table:table-row table:style-name="ro1">
          <table:table-cell office:value-type="float" office:value="1073.79" calcext:value-type="float">
            <text:p>1073.79</text:p>
          </table:table-cell>
          <table:table-cell office:value-type="float" office:value="279.235" calcext:value-type="float">
            <text:p>279.235</text:p>
          </table:table-cell>
          <table:table-cell table:number-columns-repeated="10"/>
        </table:table-row>
        <table:table-row table:style-name="ro1">
          <table:table-cell office:value-type="float" office:value="1074.8" calcext:value-type="float">
            <text:p>1074.8</text:p>
          </table:table-cell>
          <table:table-cell office:value-type="float" office:value="279.715" calcext:value-type="float">
            <text:p>279.715</text:p>
          </table:table-cell>
          <table:table-cell table:number-columns-repeated="10"/>
        </table:table-row>
        <table:table-row table:style-name="ro1">
          <table:table-cell office:value-type="float" office:value="1075.87" calcext:value-type="float">
            <text:p>1075.87</text:p>
          </table:table-cell>
          <table:table-cell office:value-type="float" office:value="279.863" calcext:value-type="float">
            <text:p>279.863</text:p>
          </table:table-cell>
          <table:table-cell table:number-columns-repeated="10"/>
        </table:table-row>
        <table:table-row table:style-name="ro1">
          <table:table-cell office:value-type="float" office:value="1076.9" calcext:value-type="float">
            <text:p>1076.9</text:p>
          </table:table-cell>
          <table:table-cell office:value-type="float" office:value="280.05" calcext:value-type="float">
            <text:p>280.05</text:p>
          </table:table-cell>
          <table:table-cell table:number-columns-repeated="10"/>
        </table:table-row>
        <table:table-row table:style-name="ro1">
          <table:table-cell office:value-type="float" office:value="1077.95" calcext:value-type="float">
            <text:p>1077.95</text:p>
          </table:table-cell>
          <table:table-cell office:value-type="float" office:value="280.28" calcext:value-type="float">
            <text:p>280.28</text:p>
          </table:table-cell>
          <table:table-cell table:number-columns-repeated="10"/>
        </table:table-row>
        <table:table-row table:style-name="ro1">
          <table:table-cell office:value-type="float" office:value="1078.95" calcext:value-type="float">
            <text:p>1078.95</text:p>
          </table:table-cell>
          <table:table-cell office:value-type="float" office:value="280.86" calcext:value-type="float">
            <text:p>280.86</text:p>
          </table:table-cell>
          <table:table-cell table:number-columns-repeated="10"/>
        </table:table-row>
        <table:table-row table:style-name="ro1">
          <table:table-cell office:value-type="float" office:value="1079.94" calcext:value-type="float">
            <text:p>1079.94</text:p>
          </table:table-cell>
          <table:table-cell office:value-type="float" office:value="280.91" calcext:value-type="float">
            <text:p>280.91</text:p>
          </table:table-cell>
          <table:table-cell table:number-columns-repeated="10"/>
        </table:table-row>
        <table:table-row table:style-name="ro1">
          <table:table-cell office:value-type="float" office:value="1080.93" calcext:value-type="float">
            <text:p>1080.93</text:p>
          </table:table-cell>
          <table:table-cell office:value-type="float" office:value="281.262" calcext:value-type="float">
            <text:p>281.262</text:p>
          </table:table-cell>
          <table:table-cell table:number-columns-repeated="10"/>
        </table:table-row>
        <table:table-row table:style-name="ro1">
          <table:table-cell office:value-type="float" office:value="1081.97" calcext:value-type="float">
            <text:p>1081.97</text:p>
          </table:table-cell>
          <table:table-cell office:value-type="float" office:value="281.385" calcext:value-type="float">
            <text:p>281.385</text:p>
          </table:table-cell>
          <table:table-cell table:number-columns-repeated="10"/>
        </table:table-row>
        <table:table-row table:style-name="ro1">
          <table:table-cell office:value-type="float" office:value="1082.97" calcext:value-type="float">
            <text:p>1082.97</text:p>
          </table:table-cell>
          <table:table-cell office:value-type="float" office:value="281.582" calcext:value-type="float">
            <text:p>281.582</text:p>
          </table:table-cell>
          <table:table-cell table:number-columns-repeated="10"/>
        </table:table-row>
        <table:table-row table:style-name="ro1">
          <table:table-cell office:value-type="float" office:value="1084.02" calcext:value-type="float">
            <text:p>1084.02</text:p>
          </table:table-cell>
          <table:table-cell office:value-type="float" office:value="282.015" calcext:value-type="float">
            <text:p>282.015</text:p>
          </table:table-cell>
          <table:table-cell table:number-columns-repeated="10"/>
        </table:table-row>
        <table:table-row table:style-name="ro1">
          <table:table-cell office:value-type="float" office:value="1085.01" calcext:value-type="float">
            <text:p>1085.01</text:p>
          </table:table-cell>
          <table:table-cell office:value-type="float" office:value="282.015" calcext:value-type="float">
            <text:p>282.015</text:p>
          </table:table-cell>
          <table:table-cell table:number-columns-repeated="10"/>
        </table:table-row>
        <table:table-row table:style-name="ro1">
          <table:table-cell office:value-type="float" office:value="1086.02" calcext:value-type="float">
            <text:p>1086.02</text:p>
          </table:table-cell>
          <table:table-cell office:value-type="float" office:value="282.265" calcext:value-type="float">
            <text:p>282.265</text:p>
          </table:table-cell>
          <table:table-cell table:number-columns-repeated="10"/>
        </table:table-row>
        <table:table-row table:style-name="ro1">
          <table:table-cell office:value-type="float" office:value="1087.02" calcext:value-type="float">
            <text:p>1087.02</text:p>
          </table:table-cell>
          <table:table-cell office:value-type="float" office:value="282.317" calcext:value-type="float">
            <text:p>282.317</text:p>
          </table:table-cell>
          <table:table-cell table:number-columns-repeated="10"/>
        </table:table-row>
        <table:table-row table:style-name="ro1">
          <table:table-cell office:value-type="float" office:value="1088.06" calcext:value-type="float">
            <text:p>1088.06</text:p>
          </table:table-cell>
          <table:table-cell office:value-type="float" office:value="282.517" calcext:value-type="float">
            <text:p>282.517</text:p>
          </table:table-cell>
          <table:table-cell table:number-columns-repeated="10"/>
        </table:table-row>
        <table:table-row table:style-name="ro1">
          <table:table-cell office:value-type="float" office:value="1089.06" calcext:value-type="float">
            <text:p>1089.06</text:p>
          </table:table-cell>
          <table:table-cell office:value-type="float" office:value="282.61" calcext:value-type="float">
            <text:p>282.61</text:p>
          </table:table-cell>
          <table:table-cell table:number-columns-repeated="10"/>
        </table:table-row>
        <table:table-row table:style-name="ro1">
          <table:table-cell office:value-type="float" office:value="1090.05" calcext:value-type="float">
            <text:p>1090.05</text:p>
          </table:table-cell>
          <table:table-cell office:value-type="float" office:value="282.9" calcext:value-type="float">
            <text:p>282.9</text:p>
          </table:table-cell>
          <table:table-cell table:number-columns-repeated="10"/>
        </table:table-row>
        <table:table-row table:style-name="ro1">
          <table:table-cell office:value-type="float" office:value="1091.1" calcext:value-type="float">
            <text:p>1091.1</text:p>
          </table:table-cell>
          <table:table-cell office:value-type="float" office:value="283.062" calcext:value-type="float">
            <text:p>283.062</text:p>
          </table:table-cell>
          <table:table-cell table:number-columns-repeated="10"/>
        </table:table-row>
        <table:table-row table:style-name="ro1">
          <table:table-cell office:value-type="float" office:value="1092.13" calcext:value-type="float">
            <text:p>1092.13</text:p>
          </table:table-cell>
          <table:table-cell office:value-type="float" office:value="283.31" calcext:value-type="float">
            <text:p>283.31</text:p>
          </table:table-cell>
          <table:table-cell table:number-columns-repeated="10"/>
        </table:table-row>
        <table:table-row table:style-name="ro1">
          <table:table-cell office:value-type="float" office:value="1093.14" calcext:value-type="float">
            <text:p>1093.14</text:p>
          </table:table-cell>
          <table:table-cell office:value-type="float" office:value="283.588" calcext:value-type="float">
            <text:p>283.588</text:p>
          </table:table-cell>
          <table:table-cell table:number-columns-repeated="10"/>
        </table:table-row>
        <table:table-row table:style-name="ro1">
          <table:table-cell office:value-type="float" office:value="1094.12" calcext:value-type="float">
            <text:p>1094.12</text:p>
          </table:table-cell>
          <table:table-cell office:value-type="float" office:value="283.85" calcext:value-type="float">
            <text:p>283.85</text:p>
          </table:table-cell>
          <table:table-cell table:number-columns-repeated="10"/>
        </table:table-row>
        <table:table-row table:style-name="ro1">
          <table:table-cell office:value-type="float" office:value="1095.14" calcext:value-type="float">
            <text:p>1095.14</text:p>
          </table:table-cell>
          <table:table-cell office:value-type="float" office:value="284.02" calcext:value-type="float">
            <text:p>284.02</text:p>
          </table:table-cell>
          <table:table-cell table:number-columns-repeated="10"/>
        </table:table-row>
        <table:table-row table:style-name="ro1">
          <table:table-cell office:value-type="float" office:value="1096.14" calcext:value-type="float">
            <text:p>1096.14</text:p>
          </table:table-cell>
          <table:table-cell office:value-type="float" office:value="284.173" calcext:value-type="float">
            <text:p>284.173</text:p>
          </table:table-cell>
          <table:table-cell table:number-columns-repeated="10"/>
        </table:table-row>
        <table:table-row table:style-name="ro1">
          <table:table-cell office:value-type="float" office:value="1097.14" calcext:value-type="float">
            <text:p>1097.14</text:p>
          </table:table-cell>
          <table:table-cell office:value-type="float" office:value="284.755" calcext:value-type="float">
            <text:p>284.755</text:p>
          </table:table-cell>
          <table:table-cell table:number-columns-repeated="10"/>
        </table:table-row>
        <table:table-row table:style-name="ro1">
          <table:table-cell office:value-type="float" office:value="1098.16" calcext:value-type="float">
            <text:p>1098.16</text:p>
          </table:table-cell>
          <table:table-cell office:value-type="float" office:value="285.098" calcext:value-type="float">
            <text:p>285.098</text:p>
          </table:table-cell>
          <table:table-cell table:number-columns-repeated="10"/>
        </table:table-row>
        <table:table-row table:style-name="ro1">
          <table:table-cell office:value-type="float" office:value="1099.15" calcext:value-type="float">
            <text:p>1099.15</text:p>
          </table:table-cell>
          <table:table-cell office:value-type="float" office:value="285.373" calcext:value-type="float">
            <text:p>285.373</text:p>
          </table:table-cell>
          <table:table-cell table:number-columns-repeated="10"/>
        </table:table-row>
        <table:table-row table:style-name="ro1">
          <table:table-cell office:value-type="float" office:value="1100.15" calcext:value-type="float">
            <text:p>1100.15</text:p>
          </table:table-cell>
          <table:table-cell office:value-type="float" office:value="285.908" calcext:value-type="float">
            <text:p>285.908</text:p>
          </table:table-cell>
          <table:table-cell table:number-columns-repeated="10"/>
        </table:table-row>
        <table:table-row table:style-name="ro1">
          <table:table-cell office:value-type="float" office:value="1101.15" calcext:value-type="float">
            <text:p>1101.15</text:p>
          </table:table-cell>
          <table:table-cell office:value-type="float" office:value="286.055" calcext:value-type="float">
            <text:p>286.055</text:p>
          </table:table-cell>
          <table:table-cell table:number-columns-repeated="10"/>
        </table:table-row>
        <table:table-row table:style-name="ro1">
          <table:table-cell office:value-type="float" office:value="1102.16" calcext:value-type="float">
            <text:p>1102.16</text:p>
          </table:table-cell>
          <table:table-cell office:value-type="float" office:value="286.478" calcext:value-type="float">
            <text:p>286.478</text:p>
          </table:table-cell>
          <table:table-cell table:number-columns-repeated="10"/>
        </table:table-row>
        <table:table-row table:style-name="ro1">
          <table:table-cell office:value-type="float" office:value="1103.19" calcext:value-type="float">
            <text:p>1103.19</text:p>
          </table:table-cell>
          <table:table-cell office:value-type="float" office:value="286.9" calcext:value-type="float">
            <text:p>286.9</text:p>
          </table:table-cell>
          <table:table-cell table:number-columns-repeated="10"/>
        </table:table-row>
        <table:table-row table:style-name="ro1">
          <table:table-cell office:value-type="float" office:value="1104.2" calcext:value-type="float">
            <text:p>1104.2</text:p>
          </table:table-cell>
          <table:table-cell office:value-type="float" office:value="287.305" calcext:value-type="float">
            <text:p>287.305</text:p>
          </table:table-cell>
          <table:table-cell table:number-columns-repeated="10"/>
        </table:table-row>
        <table:table-row table:style-name="ro1">
          <table:table-cell office:value-type="float" office:value="1105.19" calcext:value-type="float">
            <text:p>1105.19</text:p>
          </table:table-cell>
          <table:table-cell office:value-type="float" office:value="287.55" calcext:value-type="float">
            <text:p>287.55</text:p>
          </table:table-cell>
          <table:table-cell table:number-columns-repeated="10"/>
        </table:table-row>
        <table:table-row table:style-name="ro1">
          <table:table-cell office:value-type="float" office:value="1106.19" calcext:value-type="float">
            <text:p>1106.19</text:p>
          </table:table-cell>
          <table:table-cell office:value-type="float" office:value="287.945" calcext:value-type="float">
            <text:p>287.945</text:p>
          </table:table-cell>
          <table:table-cell table:number-columns-repeated="10"/>
        </table:table-row>
        <table:table-row table:style-name="ro1">
          <table:table-cell office:value-type="float" office:value="1107.17" calcext:value-type="float">
            <text:p>1107.17</text:p>
          </table:table-cell>
          <table:table-cell office:value-type="float" office:value="288.213" calcext:value-type="float">
            <text:p>288.213</text:p>
          </table:table-cell>
          <table:table-cell table:number-columns-repeated="10"/>
        </table:table-row>
        <table:table-row table:style-name="ro1">
          <table:table-cell office:value-type="float" office:value="1108.2" calcext:value-type="float">
            <text:p>1108.2</text:p>
          </table:table-cell>
          <table:table-cell office:value-type="float" office:value="288.613" calcext:value-type="float">
            <text:p>288.613</text:p>
          </table:table-cell>
          <table:table-cell table:number-columns-repeated="10"/>
        </table:table-row>
        <table:table-row table:style-name="ro1">
          <table:table-cell office:value-type="float" office:value="1109.2" calcext:value-type="float">
            <text:p>1109.2</text:p>
          </table:table-cell>
          <table:table-cell office:value-type="float" office:value="289.033" calcext:value-type="float">
            <text:p>289.033</text:p>
          </table:table-cell>
          <table:table-cell table:number-columns-repeated="10"/>
        </table:table-row>
        <table:table-row table:style-name="ro1">
          <table:table-cell office:value-type="float" office:value="1110.2" calcext:value-type="float">
            <text:p>1110.2</text:p>
          </table:table-cell>
          <table:table-cell office:value-type="float" office:value="289.688" calcext:value-type="float">
            <text:p>289.688</text:p>
          </table:table-cell>
          <table:table-cell table:number-columns-repeated="10"/>
        </table:table-row>
        <table:table-row table:style-name="ro1">
          <table:table-cell office:value-type="float" office:value="1111.2" calcext:value-type="float">
            <text:p>1111.2</text:p>
          </table:table-cell>
          <table:table-cell office:value-type="float" office:value="290.095" calcext:value-type="float">
            <text:p>290.095</text:p>
          </table:table-cell>
          <table:table-cell table:number-columns-repeated="10"/>
        </table:table-row>
        <table:table-row table:style-name="ro1">
          <table:table-cell office:value-type="float" office:value="1112.19" calcext:value-type="float">
            <text:p>1112.19</text:p>
          </table:table-cell>
          <table:table-cell office:value-type="float" office:value="290.218" calcext:value-type="float">
            <text:p>290.218</text:p>
          </table:table-cell>
          <table:table-cell table:number-columns-repeated="10"/>
        </table:table-row>
        <table:table-row table:style-name="ro1">
          <table:table-cell office:value-type="float" office:value="1113.2" calcext:value-type="float">
            <text:p>1113.2</text:p>
          </table:table-cell>
          <table:table-cell office:value-type="float" office:value="290.66" calcext:value-type="float">
            <text:p>290.66</text:p>
          </table:table-cell>
          <table:table-cell table:number-columns-repeated="10"/>
        </table:table-row>
        <table:table-row table:style-name="ro1">
          <table:table-cell office:value-type="float" office:value="1114.2" calcext:value-type="float">
            <text:p>1114.2</text:p>
          </table:table-cell>
          <table:table-cell office:value-type="float" office:value="291.165" calcext:value-type="float">
            <text:p>291.165</text:p>
          </table:table-cell>
          <table:table-cell table:number-columns-repeated="10"/>
        </table:table-row>
        <table:table-row table:style-name="ro1">
          <table:table-cell office:value-type="float" office:value="1115.24" calcext:value-type="float">
            <text:p>1115.24</text:p>
          </table:table-cell>
          <table:table-cell office:value-type="float" office:value="291.39" calcext:value-type="float">
            <text:p>291.39</text:p>
          </table:table-cell>
          <table:table-cell table:number-columns-repeated="10"/>
        </table:table-row>
        <table:table-row table:style-name="ro1">
          <table:table-cell office:value-type="float" office:value="1116.23" calcext:value-type="float">
            <text:p>1116.23</text:p>
          </table:table-cell>
          <table:table-cell office:value-type="float" office:value="291.678" calcext:value-type="float">
            <text:p>291.678</text:p>
          </table:table-cell>
          <table:table-cell table:number-columns-repeated="10"/>
        </table:table-row>
        <table:table-row table:style-name="ro1">
          <table:table-cell office:value-type="float" office:value="1117.27" calcext:value-type="float">
            <text:p>1117.27</text:p>
          </table:table-cell>
          <table:table-cell office:value-type="float" office:value="292.49" calcext:value-type="float">
            <text:p>292.49</text:p>
          </table:table-cell>
          <table:table-cell table:number-columns-repeated="10"/>
        </table:table-row>
        <table:table-row table:style-name="ro1">
          <table:table-cell office:value-type="float" office:value="1118.3" calcext:value-type="float">
            <text:p>1118.3</text:p>
          </table:table-cell>
          <table:table-cell office:value-type="float" office:value="293.228" calcext:value-type="float">
            <text:p>293.228</text:p>
          </table:table-cell>
          <table:table-cell table:number-columns-repeated="10"/>
        </table:table-row>
        <table:table-row table:style-name="ro1">
          <table:table-cell office:value-type="float" office:value="1119.3" calcext:value-type="float">
            <text:p>1119.3</text:p>
          </table:table-cell>
          <table:table-cell office:value-type="float" office:value="293.95" calcext:value-type="float">
            <text:p>293.95</text:p>
          </table:table-cell>
          <table:table-cell table:number-columns-repeated="10"/>
        </table:table-row>
        <table:table-row table:style-name="ro1">
          <table:table-cell office:value-type="float" office:value="1120.31" calcext:value-type="float">
            <text:p>1120.31</text:p>
          </table:table-cell>
          <table:table-cell office:value-type="float" office:value="294.225" calcext:value-type="float">
            <text:p>294.225</text:p>
          </table:table-cell>
          <table:table-cell table:number-columns-repeated="10"/>
        </table:table-row>
        <table:table-row table:style-name="ro1">
          <table:table-cell office:value-type="float" office:value="1121.31" calcext:value-type="float">
            <text:p>1121.31</text:p>
          </table:table-cell>
          <table:table-cell office:value-type="float" office:value="294.41" calcext:value-type="float">
            <text:p>294.41</text:p>
          </table:table-cell>
          <table:table-cell table:number-columns-repeated="10"/>
        </table:table-row>
        <table:table-row table:style-name="ro1">
          <table:table-cell office:value-type="float" office:value="1122.33" calcext:value-type="float">
            <text:p>1122.33</text:p>
          </table:table-cell>
          <table:table-cell office:value-type="float" office:value="294.755" calcext:value-type="float">
            <text:p>294.755</text:p>
          </table:table-cell>
          <table:table-cell table:number-columns-repeated="10"/>
        </table:table-row>
        <table:table-row table:style-name="ro1">
          <table:table-cell office:value-type="float" office:value="1123.34" calcext:value-type="float">
            <text:p>1123.34</text:p>
          </table:table-cell>
          <table:table-cell office:value-type="float" office:value="295.135" calcext:value-type="float">
            <text:p>295.135</text:p>
          </table:table-cell>
          <table:table-cell table:number-columns-repeated="10"/>
        </table:table-row>
        <table:table-row table:style-name="ro1">
          <table:table-cell office:value-type="float" office:value="1124.34" calcext:value-type="float">
            <text:p>1124.34</text:p>
          </table:table-cell>
          <table:table-cell office:value-type="float" office:value="295.28" calcext:value-type="float">
            <text:p>295.28</text:p>
          </table:table-cell>
          <table:table-cell table:number-columns-repeated="10"/>
        </table:table-row>
        <table:table-row table:style-name="ro1">
          <table:table-cell office:value-type="float" office:value="1125.34" calcext:value-type="float">
            <text:p>1125.34</text:p>
          </table:table-cell>
          <table:table-cell office:value-type="float" office:value="295.642" calcext:value-type="float">
            <text:p>295.642</text:p>
          </table:table-cell>
          <table:table-cell table:number-columns-repeated="10"/>
        </table:table-row>
        <table:table-row table:style-name="ro1">
          <table:table-cell office:value-type="float" office:value="1126.33" calcext:value-type="float">
            <text:p>1126.33</text:p>
          </table:table-cell>
          <table:table-cell office:value-type="float" office:value="296.135" calcext:value-type="float">
            <text:p>296.135</text:p>
          </table:table-cell>
          <table:table-cell table:number-columns-repeated="10"/>
        </table:table-row>
        <table:table-row table:style-name="ro1">
          <table:table-cell office:value-type="float" office:value="1127.34" calcext:value-type="float">
            <text:p>1127.34</text:p>
          </table:table-cell>
          <table:table-cell office:value-type="float" office:value="296.403" calcext:value-type="float">
            <text:p>296.403</text:p>
          </table:table-cell>
          <table:table-cell table:number-columns-repeated="10"/>
        </table:table-row>
        <table:table-row table:style-name="ro1">
          <table:table-cell office:value-type="float" office:value="1128.36" calcext:value-type="float">
            <text:p>1128.36</text:p>
          </table:table-cell>
          <table:table-cell office:value-type="float" office:value="296.67" calcext:value-type="float">
            <text:p>296.67</text:p>
          </table:table-cell>
          <table:table-cell table:number-columns-repeated="10"/>
        </table:table-row>
        <table:table-row table:style-name="ro1">
          <table:table-cell office:value-type="float" office:value="1129.36" calcext:value-type="float">
            <text:p>1129.36</text:p>
          </table:table-cell>
          <table:table-cell office:value-type="float" office:value="297.08" calcext:value-type="float">
            <text:p>297.08</text:p>
          </table:table-cell>
          <table:table-cell table:number-columns-repeated="10"/>
        </table:table-row>
        <table:table-row table:style-name="ro1">
          <table:table-cell office:value-type="float" office:value="1130.39" calcext:value-type="float">
            <text:p>1130.39</text:p>
          </table:table-cell>
          <table:table-cell office:value-type="float" office:value="297.24" calcext:value-type="float">
            <text:p>297.24</text:p>
          </table:table-cell>
          <table:table-cell table:number-columns-repeated="10"/>
        </table:table-row>
        <table:table-row table:style-name="ro1">
          <table:table-cell office:value-type="float" office:value="1131.37" calcext:value-type="float">
            <text:p>1131.37</text:p>
          </table:table-cell>
          <table:table-cell office:value-type="float" office:value="297.488" calcext:value-type="float">
            <text:p>297.488</text:p>
          </table:table-cell>
          <table:table-cell table:number-columns-repeated="10"/>
        </table:table-row>
        <table:table-row table:style-name="ro1">
          <table:table-cell office:value-type="float" office:value="1132.4" calcext:value-type="float">
            <text:p>1132.4</text:p>
          </table:table-cell>
          <table:table-cell office:value-type="float" office:value="297.655" calcext:value-type="float">
            <text:p>297.655</text:p>
          </table:table-cell>
          <table:table-cell table:number-columns-repeated="10"/>
        </table:table-row>
        <table:table-row table:style-name="ro1">
          <table:table-cell office:value-type="float" office:value="1133.37" calcext:value-type="float">
            <text:p>1133.37</text:p>
          </table:table-cell>
          <table:table-cell office:value-type="float" office:value="298.045" calcext:value-type="float">
            <text:p>298.045</text:p>
          </table:table-cell>
          <table:table-cell table:number-columns-repeated="10"/>
        </table:table-row>
        <table:table-row table:style-name="ro1">
          <table:table-cell office:value-type="float" office:value="1134.39" calcext:value-type="float">
            <text:p>1134.39</text:p>
          </table:table-cell>
          <table:table-cell office:value-type="float" office:value="298.252" calcext:value-type="float">
            <text:p>298.252</text:p>
          </table:table-cell>
          <table:table-cell table:number-columns-repeated="10"/>
        </table:table-row>
        <table:table-row table:style-name="ro1">
          <table:table-cell office:value-type="float" office:value="1135.4" calcext:value-type="float">
            <text:p>1135.4</text:p>
          </table:table-cell>
          <table:table-cell office:value-type="float" office:value="299.08" calcext:value-type="float">
            <text:p>299.08</text:p>
          </table:table-cell>
          <table:table-cell table:number-columns-repeated="10"/>
        </table:table-row>
        <table:table-row table:style-name="ro1">
          <table:table-cell office:value-type="float" office:value="1136.42" calcext:value-type="float">
            <text:p>1136.42</text:p>
          </table:table-cell>
          <table:table-cell office:value-type="float" office:value="299.08" calcext:value-type="float">
            <text:p>299.08</text:p>
          </table:table-cell>
          <table:table-cell table:number-columns-repeated="10"/>
        </table:table-row>
        <table:table-row table:style-name="ro1">
          <table:table-cell office:value-type="float" office:value="1137.45" calcext:value-type="float">
            <text:p>1137.45</text:p>
          </table:table-cell>
          <table:table-cell office:value-type="float" office:value="311.71" calcext:value-type="float">
            <text:p>311.71</text:p>
          </table:table-cell>
          <table:table-cell table:number-columns-repeated="10"/>
        </table:table-row>
        <table:table-row table:style-name="ro1">
          <table:table-cell office:value-type="float" office:value="1138.47" calcext:value-type="float">
            <text:p>1138.47</text:p>
          </table:table-cell>
          <table:table-cell office:value-type="float" office:value="313.947" calcext:value-type="float">
            <text:p>313.947</text:p>
          </table:table-cell>
          <table:table-cell table:number-columns-repeated="10"/>
        </table:table-row>
        <table:table-row table:style-name="ro1">
          <table:table-cell office:value-type="float" office:value="1139.47" calcext:value-type="float">
            <text:p>1139.47</text:p>
          </table:table-cell>
          <table:table-cell office:value-type="float" office:value="314.525" calcext:value-type="float">
            <text:p>314.525</text:p>
          </table:table-cell>
          <table:table-cell table:number-columns-repeated="10"/>
        </table:table-row>
        <table:table-row table:style-name="ro1">
          <table:table-cell office:value-type="float" office:value="1140.47" calcext:value-type="float">
            <text:p>1140.47</text:p>
          </table:table-cell>
          <table:table-cell office:value-type="float" office:value="314.963" calcext:value-type="float">
            <text:p>314.963</text:p>
          </table:table-cell>
          <table:table-cell table:number-columns-repeated="10"/>
        </table:table-row>
        <table:table-row table:style-name="ro1">
          <table:table-cell office:value-type="float" office:value="1141.5" calcext:value-type="float">
            <text:p>1141.5</text:p>
          </table:table-cell>
          <table:table-cell office:value-type="float" office:value="315.093" calcext:value-type="float">
            <text:p>315.093</text:p>
          </table:table-cell>
          <table:table-cell table:number-columns-repeated="10"/>
        </table:table-row>
        <table:table-row table:style-name="ro1">
          <table:table-cell office:value-type="float" office:value="1142.51" calcext:value-type="float">
            <text:p>1142.51</text:p>
          </table:table-cell>
          <table:table-cell office:value-type="float" office:value="315.512" calcext:value-type="float">
            <text:p>315.512</text:p>
          </table:table-cell>
          <table:table-cell table:number-columns-repeated="10"/>
        </table:table-row>
        <table:table-row table:style-name="ro1">
          <table:table-cell office:value-type="float" office:value="1143.5" calcext:value-type="float">
            <text:p>1143.5</text:p>
          </table:table-cell>
          <table:table-cell office:value-type="float" office:value="316.082" calcext:value-type="float">
            <text:p>316.082</text:p>
          </table:table-cell>
          <table:table-cell table:number-columns-repeated="10"/>
        </table:table-row>
        <table:table-row table:style-name="ro1">
          <table:table-cell office:value-type="float" office:value="1144.5" calcext:value-type="float">
            <text:p>1144.5</text:p>
          </table:table-cell>
          <table:table-cell office:value-type="float" office:value="315.788" calcext:value-type="float">
            <text:p>315.788</text:p>
          </table:table-cell>
          <table:table-cell table:number-columns-repeated="10"/>
        </table:table-row>
        <table:table-row table:style-name="ro1">
          <table:table-cell office:value-type="float" office:value="1145.55" calcext:value-type="float">
            <text:p>1145.55</text:p>
          </table:table-cell>
          <table:table-cell office:value-type="float" office:value="316.028" calcext:value-type="float">
            <text:p>316.028</text:p>
          </table:table-cell>
          <table:table-cell table:number-columns-repeated="10"/>
        </table:table-row>
        <table:table-row table:style-name="ro1">
          <table:table-cell office:value-type="float" office:value="1146.54" calcext:value-type="float">
            <text:p>1146.54</text:p>
          </table:table-cell>
          <table:table-cell office:value-type="float" office:value="316.185" calcext:value-type="float">
            <text:p>316.185</text:p>
          </table:table-cell>
          <table:table-cell table:number-columns-repeated="10"/>
        </table:table-row>
        <table:table-row table:style-name="ro1">
          <table:table-cell office:value-type="float" office:value="1147.55" calcext:value-type="float">
            <text:p>1147.55</text:p>
          </table:table-cell>
          <table:table-cell office:value-type="float" office:value="316.903" calcext:value-type="float">
            <text:p>316.903</text:p>
          </table:table-cell>
          <table:table-cell table:number-columns-repeated="10"/>
        </table:table-row>
        <table:table-row table:style-name="ro1">
          <table:table-cell office:value-type="float" office:value="1148.54" calcext:value-type="float">
            <text:p>1148.54</text:p>
          </table:table-cell>
          <table:table-cell office:value-type="float" office:value="317.175" calcext:value-type="float">
            <text:p>317.175</text:p>
          </table:table-cell>
          <table:table-cell table:number-columns-repeated="10"/>
        </table:table-row>
        <table:table-row table:style-name="ro1">
          <table:table-cell office:value-type="float" office:value="1149.58" calcext:value-type="float">
            <text:p>1149.58</text:p>
          </table:table-cell>
          <table:table-cell office:value-type="float" office:value="317.165" calcext:value-type="float">
            <text:p>317.165</text:p>
          </table:table-cell>
          <table:table-cell table:number-columns-repeated="10"/>
        </table:table-row>
        <table:table-row table:style-name="ro1">
          <table:table-cell office:value-type="float" office:value="1150.62" calcext:value-type="float">
            <text:p>1150.62</text:p>
          </table:table-cell>
          <table:table-cell office:value-type="float" office:value="317.713" calcext:value-type="float">
            <text:p>317.713</text:p>
          </table:table-cell>
          <table:table-cell table:number-columns-repeated="10"/>
        </table:table-row>
        <table:table-row table:style-name="ro1">
          <table:table-cell office:value-type="float" office:value="1151.62" calcext:value-type="float">
            <text:p>1151.62</text:p>
          </table:table-cell>
          <table:table-cell office:value-type="float" office:value="317.923" calcext:value-type="float">
            <text:p>317.923</text:p>
          </table:table-cell>
          <table:table-cell table:number-columns-repeated="10"/>
        </table:table-row>
        <table:table-row table:style-name="ro1">
          <table:table-cell office:value-type="float" office:value="1152.64" calcext:value-type="float">
            <text:p>1152.64</text:p>
          </table:table-cell>
          <table:table-cell office:value-type="float" office:value="318.233" calcext:value-type="float">
            <text:p>318.233</text:p>
          </table:table-cell>
          <table:table-cell table:number-columns-repeated="10"/>
        </table:table-row>
        <table:table-row table:style-name="ro1">
          <table:table-cell office:value-type="float" office:value="1153.65" calcext:value-type="float">
            <text:p>1153.65</text:p>
          </table:table-cell>
          <table:table-cell office:value-type="float" office:value="318.71" calcext:value-type="float">
            <text:p>318.71</text:p>
          </table:table-cell>
          <table:table-cell table:number-columns-repeated="10"/>
        </table:table-row>
        <table:table-row table:style-name="ro1">
          <table:table-cell office:value-type="float" office:value="1154.64" calcext:value-type="float">
            <text:p>1154.64</text:p>
          </table:table-cell>
          <table:table-cell office:value-type="float" office:value="318.825" calcext:value-type="float">
            <text:p>318.825</text:p>
          </table:table-cell>
          <table:table-cell table:number-columns-repeated="10"/>
        </table:table-row>
        <table:table-row table:style-name="ro1">
          <table:table-cell office:value-type="float" office:value="1155.68" calcext:value-type="float">
            <text:p>1155.68</text:p>
          </table:table-cell>
          <table:table-cell office:value-type="float" office:value="319.233" calcext:value-type="float">
            <text:p>319.233</text:p>
          </table:table-cell>
          <table:table-cell table:number-columns-repeated="10"/>
        </table:table-row>
        <table:table-row table:style-name="ro1">
          <table:table-cell office:value-type="float" office:value="1156.74" calcext:value-type="float">
            <text:p>1156.74</text:p>
          </table:table-cell>
          <table:table-cell office:value-type="float" office:value="319.343" calcext:value-type="float">
            <text:p>319.343</text:p>
          </table:table-cell>
          <table:table-cell table:number-columns-repeated="10"/>
        </table:table-row>
        <table:table-row table:style-name="ro1">
          <table:table-cell office:value-type="float" office:value="1157.79" calcext:value-type="float">
            <text:p>1157.79</text:p>
          </table:table-cell>
          <table:table-cell office:value-type="float" office:value="319.618" calcext:value-type="float">
            <text:p>319.618</text:p>
          </table:table-cell>
          <table:table-cell table:number-columns-repeated="10"/>
        </table:table-row>
        <table:table-row table:style-name="ro1">
          <table:table-cell office:value-type="float" office:value="1158.82" calcext:value-type="float">
            <text:p>1158.82</text:p>
          </table:table-cell>
          <table:table-cell office:value-type="float" office:value="319.942" calcext:value-type="float">
            <text:p>319.942</text:p>
          </table:table-cell>
          <table:table-cell table:number-columns-repeated="10"/>
        </table:table-row>
        <table:table-row table:style-name="ro1">
          <table:table-cell office:value-type="float" office:value="1159.81" calcext:value-type="float">
            <text:p>1159.81</text:p>
          </table:table-cell>
          <table:table-cell office:value-type="float" office:value="320.163" calcext:value-type="float">
            <text:p>320.163</text:p>
          </table:table-cell>
          <table:table-cell table:number-columns-repeated="10"/>
        </table:table-row>
        <table:table-row table:style-name="ro1">
          <table:table-cell office:value-type="float" office:value="1160.87" calcext:value-type="float">
            <text:p>1160.87</text:p>
          </table:table-cell>
          <table:table-cell office:value-type="float" office:value="320.528" calcext:value-type="float">
            <text:p>320.528</text:p>
          </table:table-cell>
          <table:table-cell table:number-columns-repeated="10"/>
        </table:table-row>
        <table:table-row table:style-name="ro1">
          <table:table-cell office:value-type="float" office:value="1161.9" calcext:value-type="float">
            <text:p>1161.9</text:p>
          </table:table-cell>
          <table:table-cell office:value-type="float" office:value="321.355" calcext:value-type="float">
            <text:p>321.355</text:p>
          </table:table-cell>
          <table:table-cell table:number-columns-repeated="10"/>
        </table:table-row>
        <table:table-row table:style-name="ro1">
          <table:table-cell office:value-type="float" office:value="1162.91" calcext:value-type="float">
            <text:p>1162.91</text:p>
          </table:table-cell>
          <table:table-cell office:value-type="float" office:value="322.075" calcext:value-type="float">
            <text:p>322.075</text:p>
          </table:table-cell>
          <table:table-cell table:number-columns-repeated="10"/>
        </table:table-row>
        <table:table-row table:style-name="ro1">
          <table:table-cell office:value-type="float" office:value="1163.94" calcext:value-type="float">
            <text:p>1163.94</text:p>
          </table:table-cell>
          <table:table-cell office:value-type="float" office:value="323.002" calcext:value-type="float">
            <text:p>323.002</text:p>
          </table:table-cell>
          <table:table-cell table:number-columns-repeated="10"/>
        </table:table-row>
        <table:table-row table:style-name="ro1">
          <table:table-cell office:value-type="float" office:value="1164.95" calcext:value-type="float">
            <text:p>1164.95</text:p>
          </table:table-cell>
          <table:table-cell office:value-type="float" office:value="324.022" calcext:value-type="float">
            <text:p>324.022</text:p>
          </table:table-cell>
          <table:table-cell table:number-columns-repeated="10"/>
        </table:table-row>
        <table:table-row table:style-name="ro1">
          <table:table-cell office:value-type="float" office:value="1165.96" calcext:value-type="float">
            <text:p>1165.96</text:p>
          </table:table-cell>
          <table:table-cell office:value-type="float" office:value="324.74" calcext:value-type="float">
            <text:p>324.74</text:p>
          </table:table-cell>
          <table:table-cell table:number-columns-repeated="10"/>
        </table:table-row>
        <table:table-row table:style-name="ro1">
          <table:table-cell office:value-type="float" office:value="1166.96" calcext:value-type="float">
            <text:p>1166.96</text:p>
          </table:table-cell>
          <table:table-cell office:value-type="float" office:value="325.2" calcext:value-type="float">
            <text:p>325.2</text:p>
          </table:table-cell>
          <table:table-cell table:number-columns-repeated="10"/>
        </table:table-row>
        <table:table-row table:style-name="ro1">
          <table:table-cell office:value-type="float" office:value="1167.98" calcext:value-type="float">
            <text:p>1167.98</text:p>
          </table:table-cell>
          <table:table-cell office:value-type="float" office:value="326.11" calcext:value-type="float">
            <text:p>326.11</text:p>
          </table:table-cell>
          <table:table-cell table:number-columns-repeated="10"/>
        </table:table-row>
        <table:table-row table:style-name="ro1">
          <table:table-cell office:value-type="float" office:value="1168.97" calcext:value-type="float">
            <text:p>1168.97</text:p>
          </table:table-cell>
          <table:table-cell office:value-type="float" office:value="326.245" calcext:value-type="float">
            <text:p>326.245</text:p>
          </table:table-cell>
          <table:table-cell table:number-columns-repeated="10"/>
        </table:table-row>
        <table:table-row table:style-name="ro1">
          <table:table-cell office:value-type="float" office:value="1169.99" calcext:value-type="float">
            <text:p>1169.99</text:p>
          </table:table-cell>
          <table:table-cell office:value-type="float" office:value="326.118" calcext:value-type="float">
            <text:p>326.118</text:p>
          </table:table-cell>
          <table:table-cell table:number-columns-repeated="10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326.438" calcext:value-type="float">
            <text:p>326.438</text:p>
          </table:table-cell>
          <table:table-cell table:number-columns-repeated="10"/>
        </table:table-row>
        <table:table-row table:style-name="ro1">
          <table:table-cell office:value-type="float" office:value="1172.05" calcext:value-type="float">
            <text:p>1172.05</text:p>
          </table:table-cell>
          <table:table-cell office:value-type="float" office:value="326.637" calcext:value-type="float">
            <text:p>326.637</text:p>
          </table:table-cell>
          <table:table-cell table:number-columns-repeated="10"/>
        </table:table-row>
        <table:table-row table:style-name="ro1">
          <table:table-cell office:value-type="float" office:value="1173.04" calcext:value-type="float">
            <text:p>1173.04</text:p>
          </table:table-cell>
          <table:table-cell office:value-type="float" office:value="326.68" calcext:value-type="float">
            <text:p>326.68</text:p>
          </table:table-cell>
          <table:table-cell table:number-columns-repeated="10"/>
        </table:table-row>
        <table:table-row table:style-name="ro1">
          <table:table-cell office:value-type="float" office:value="1174.04" calcext:value-type="float">
            <text:p>1174.04</text:p>
          </table:table-cell>
          <table:table-cell office:value-type="float" office:value="326.995" calcext:value-type="float">
            <text:p>326.995</text:p>
          </table:table-cell>
          <table:table-cell table:number-columns-repeated="10"/>
        </table:table-row>
        <table:table-row table:style-name="ro1">
          <table:table-cell office:value-type="float" office:value="1175.01" calcext:value-type="float">
            <text:p>1175.01</text:p>
          </table:table-cell>
          <table:table-cell office:value-type="float" office:value="327.403" calcext:value-type="float">
            <text:p>327.403</text:p>
          </table:table-cell>
          <table:table-cell table:number-columns-repeated="10"/>
        </table:table-row>
        <table:table-row table:style-name="ro1">
          <table:table-cell office:value-type="float" office:value="1176.04" calcext:value-type="float">
            <text:p>1176.04</text:p>
          </table:table-cell>
          <table:table-cell office:value-type="float" office:value="328.11" calcext:value-type="float">
            <text:p>328.11</text:p>
          </table:table-cell>
          <table:table-cell table:number-columns-repeated="10"/>
        </table:table-row>
        <table:table-row table:style-name="ro1">
          <table:table-cell office:value-type="float" office:value="1177.05" calcext:value-type="float">
            <text:p>1177.05</text:p>
          </table:table-cell>
          <table:table-cell office:value-type="float" office:value="327.01" calcext:value-type="float">
            <text:p>327.01</text:p>
          </table:table-cell>
          <table:table-cell table:number-columns-repeated="10"/>
        </table:table-row>
        <table:table-row table:style-name="ro1">
          <table:table-cell office:value-type="float" office:value="1178.06" calcext:value-type="float">
            <text:p>1178.06</text:p>
          </table:table-cell>
          <table:table-cell office:value-type="float" office:value="327.308" calcext:value-type="float">
            <text:p>327.308</text:p>
          </table:table-cell>
          <table:table-cell table:number-columns-repeated="10"/>
        </table:table-row>
        <table:table-row table:style-name="ro1">
          <table:table-cell office:value-type="float" office:value="1179.08" calcext:value-type="float">
            <text:p>1179.08</text:p>
          </table:table-cell>
          <table:table-cell office:value-type="float" office:value="327.735" calcext:value-type="float">
            <text:p>327.735</text:p>
          </table:table-cell>
          <table:table-cell table:number-columns-repeated="10"/>
        </table:table-row>
        <table:table-row table:style-name="ro1">
          <table:table-cell office:value-type="float" office:value="1180.09" calcext:value-type="float">
            <text:p>1180.09</text:p>
          </table:table-cell>
          <table:table-cell office:value-type="float" office:value="327.455" calcext:value-type="float">
            <text:p>327.455</text:p>
          </table:table-cell>
          <table:table-cell table:number-columns-repeated="10"/>
        </table:table-row>
        <table:table-row table:style-name="ro1">
          <table:table-cell office:value-type="float" office:value="1181.12" calcext:value-type="float">
            <text:p>1181.12</text:p>
          </table:table-cell>
          <table:table-cell office:value-type="float" office:value="328.002" calcext:value-type="float">
            <text:p>328.002</text:p>
          </table:table-cell>
          <table:table-cell table:number-columns-repeated="10"/>
        </table:table-row>
        <table:table-row table:style-name="ro1">
          <table:table-cell office:value-type="float" office:value="1182.17" calcext:value-type="float">
            <text:p>1182.17</text:p>
          </table:table-cell>
          <table:table-cell office:value-type="float" office:value="327.517" calcext:value-type="float">
            <text:p>327.517</text:p>
          </table:table-cell>
          <table:table-cell table:number-columns-repeated="10"/>
        </table:table-row>
        <table:table-row table:style-name="ro1">
          <table:table-cell office:value-type="float" office:value="1183.18" calcext:value-type="float">
            <text:p>1183.18</text:p>
          </table:table-cell>
          <table:table-cell office:value-type="float" office:value="327.512" calcext:value-type="float">
            <text:p>327.512</text:p>
          </table:table-cell>
          <table:table-cell table:number-columns-repeated="10"/>
        </table:table-row>
        <table:table-row table:style-name="ro1">
          <table:table-cell office:value-type="float" office:value="1184.18" calcext:value-type="float">
            <text:p>1184.18</text:p>
          </table:table-cell>
          <table:table-cell office:value-type="float" office:value="326.72" calcext:value-type="float">
            <text:p>326.72</text:p>
          </table:table-cell>
          <table:table-cell table:number-columns-repeated="10"/>
        </table:table-row>
        <table:table-row table:style-name="ro1">
          <table:table-cell office:value-type="float" office:value="1185.19" calcext:value-type="float">
            <text:p>1185.19</text:p>
          </table:table-cell>
          <table:table-cell office:value-type="float" office:value="326.805" calcext:value-type="float">
            <text:p>326.805</text:p>
          </table:table-cell>
          <table:table-cell table:number-columns-repeated="10"/>
        </table:table-row>
        <table:table-row table:style-name="ro1">
          <table:table-cell office:value-type="float" office:value="1186.17" calcext:value-type="float">
            <text:p>1186.17</text:p>
          </table:table-cell>
          <table:table-cell office:value-type="float" office:value="327.963" calcext:value-type="float">
            <text:p>327.963</text:p>
          </table:table-cell>
          <table:table-cell table:number-columns-repeated="10"/>
        </table:table-row>
        <table:table-row table:style-name="ro1">
          <table:table-cell office:value-type="float" office:value="1187.22" calcext:value-type="float">
            <text:p>1187.22</text:p>
          </table:table-cell>
          <table:table-cell office:value-type="float" office:value="328.923" calcext:value-type="float">
            <text:p>328.923</text:p>
          </table:table-cell>
          <table:table-cell table:number-columns-repeated="10"/>
        </table:table-row>
        <table:table-row table:style-name="ro1">
          <table:table-cell office:value-type="float" office:value="1188.19" calcext:value-type="float">
            <text:p>1188.19</text:p>
          </table:table-cell>
          <table:table-cell office:value-type="float" office:value="327.158" calcext:value-type="float">
            <text:p>327.158</text:p>
          </table:table-cell>
          <table:table-cell table:number-columns-repeated="10"/>
        </table:table-row>
        <table:table-row table:style-name="ro1">
          <table:table-cell office:value-type="float" office:value="1189.17" calcext:value-type="float">
            <text:p>1189.17</text:p>
          </table:table-cell>
          <table:table-cell office:value-type="float" office:value="327.235" calcext:value-type="float">
            <text:p>327.235</text:p>
          </table:table-cell>
          <table:table-cell table:number-columns-repeated="10"/>
        </table:table-row>
        <table:table-row table:style-name="ro1">
          <table:table-cell office:value-type="float" office:value="1190.18" calcext:value-type="float">
            <text:p>1190.18</text:p>
          </table:table-cell>
          <table:table-cell office:value-type="float" office:value="328.752" calcext:value-type="float">
            <text:p>328.752</text:p>
          </table:table-cell>
          <table:table-cell table:number-columns-repeated="10"/>
        </table:table-row>
        <table:table-row table:style-name="ro1">
          <table:table-cell office:value-type="float" office:value="1191.18" calcext:value-type="float">
            <text:p>1191.18</text:p>
          </table:table-cell>
          <table:table-cell office:value-type="float" office:value="328.625" calcext:value-type="float">
            <text:p>328.625</text:p>
          </table:table-cell>
          <table:table-cell table:number-columns-repeated="10"/>
        </table:table-row>
        <table:table-row table:style-name="ro1">
          <table:table-cell office:value-type="float" office:value="1192.19" calcext:value-type="float">
            <text:p>1192.19</text:p>
          </table:table-cell>
          <table:table-cell office:value-type="float" office:value="326.105" calcext:value-type="float">
            <text:p>326.105</text:p>
          </table:table-cell>
          <table:table-cell table:number-columns-repeated="10"/>
        </table:table-row>
        <table:table-row table:style-name="ro1">
          <table:table-cell office:value-type="float" office:value="1193.18" calcext:value-type="float">
            <text:p>1193.18</text:p>
          </table:table-cell>
          <table:table-cell office:value-type="float" office:value="328.598" calcext:value-type="float">
            <text:p>328.598</text:p>
          </table:table-cell>
          <table:table-cell table:number-columns-repeated="10"/>
        </table:table-row>
        <table:table-row table:style-name="ro1">
          <table:table-cell office:value-type="float" office:value="1194.21" calcext:value-type="float">
            <text:p>1194.21</text:p>
          </table:table-cell>
          <table:table-cell office:value-type="float" office:value="331.145" calcext:value-type="float">
            <text:p>331.145</text:p>
          </table:table-cell>
          <table:table-cell table:number-columns-repeated="10"/>
        </table:table-row>
        <table:table-row table:style-name="ro1">
          <table:table-cell office:value-type="float" office:value="1195.25" calcext:value-type="float">
            <text:p>1195.25</text:p>
          </table:table-cell>
          <table:table-cell office:value-type="float" office:value="331.48" calcext:value-type="float">
            <text:p>331.48</text:p>
          </table:table-cell>
          <table:table-cell table:number-columns-repeated="10"/>
        </table:table-row>
        <table:table-row table:style-name="ro1">
          <table:table-cell office:value-type="float" office:value="1196.19" calcext:value-type="float">
            <text:p>1196.19</text:p>
          </table:table-cell>
          <table:table-cell office:value-type="float" office:value="331.288" calcext:value-type="float">
            <text:p>331.288</text:p>
          </table:table-cell>
          <table:table-cell table:number-columns-repeated="10"/>
        </table:table-row>
        <table:table-row table:style-name="ro1">
          <table:table-cell office:value-type="float" office:value="1197.21" calcext:value-type="float">
            <text:p>1197.21</text:p>
          </table:table-cell>
          <table:table-cell office:value-type="float" office:value="330.935" calcext:value-type="float">
            <text:p>330.935</text:p>
          </table:table-cell>
          <table:table-cell table:number-columns-repeated="10"/>
        </table:table-row>
        <table:table-row table:style-name="ro1">
          <table:table-cell office:value-type="float" office:value="1198.23" calcext:value-type="float">
            <text:p>1198.23</text:p>
          </table:table-cell>
          <table:table-cell office:value-type="float" office:value="331.235" calcext:value-type="float">
            <text:p>331.235</text:p>
          </table:table-cell>
          <table:table-cell table:number-columns-repeated="10"/>
        </table:table-row>
        <table:table-row table:style-name="ro1">
          <table:table-cell office:value-type="float" office:value="1199.27" calcext:value-type="float">
            <text:p>1199.27</text:p>
          </table:table-cell>
          <table:table-cell office:value-type="float" office:value="331.3" calcext:value-type="float">
            <text:p>331.3</text:p>
          </table:table-cell>
          <table:table-cell table:number-columns-repeated="10"/>
        </table:table-row>
        <table:table-row table:style-name="ro1">
          <table:table-cell office:value-type="float" office:value="1200.27" calcext:value-type="float">
            <text:p>1200.27</text:p>
          </table:table-cell>
          <table:table-cell office:value-type="float" office:value="330.968" calcext:value-type="float">
            <text:p>330.968</text:p>
          </table:table-cell>
          <table:table-cell table:number-columns-repeated="10"/>
        </table:table-row>
        <table:table-row table:style-name="ro1">
          <table:table-cell office:value-type="float" office:value="1201.26" calcext:value-type="float">
            <text:p>1201.26</text:p>
          </table:table-cell>
          <table:table-cell office:value-type="float" office:value="331.233" calcext:value-type="float">
            <text:p>331.233</text:p>
          </table:table-cell>
          <table:table-cell table:number-columns-repeated="10"/>
        </table:table-row>
        <table:table-row table:style-name="ro1">
          <table:table-cell office:value-type="float" office:value="1202.27" calcext:value-type="float">
            <text:p>1202.27</text:p>
          </table:table-cell>
          <table:table-cell office:value-type="float" office:value="331.445" calcext:value-type="float">
            <text:p>331.445</text:p>
          </table:table-cell>
          <table:table-cell table:number-columns-repeated="10"/>
        </table:table-row>
        <table:table-row table:style-name="ro1">
          <table:table-cell office:value-type="float" office:value="1203.29" calcext:value-type="float">
            <text:p>1203.29</text:p>
          </table:table-cell>
          <table:table-cell office:value-type="float" office:value="331.507" calcext:value-type="float">
            <text:p>331.507</text:p>
          </table:table-cell>
          <table:table-cell table:number-columns-repeated="10"/>
        </table:table-row>
        <table:table-row table:style-name="ro1">
          <table:table-cell office:value-type="float" office:value="1204.26" calcext:value-type="float">
            <text:p>1204.26</text:p>
          </table:table-cell>
          <table:table-cell office:value-type="float" office:value="331.36" calcext:value-type="float">
            <text:p>331.36</text:p>
          </table:table-cell>
          <table:table-cell table:number-columns-repeated="10"/>
        </table:table-row>
        <table:table-row table:style-name="ro1">
          <table:table-cell office:value-type="float" office:value="1205.27" calcext:value-type="float">
            <text:p>1205.27</text:p>
          </table:table-cell>
          <table:table-cell office:value-type="float" office:value="331.303" calcext:value-type="float">
            <text:p>331.303</text:p>
          </table:table-cell>
          <table:table-cell table:number-columns-repeated="10"/>
        </table:table-row>
        <table:table-row table:style-name="ro1">
          <table:table-cell office:value-type="float" office:value="1206.26" calcext:value-type="float">
            <text:p>1206.26</text:p>
          </table:table-cell>
          <table:table-cell office:value-type="float" office:value="331.03" calcext:value-type="float">
            <text:p>331.03</text:p>
          </table:table-cell>
          <table:table-cell table:number-columns-repeated="10"/>
        </table:table-row>
        <table:table-row table:style-name="ro1">
          <table:table-cell office:value-type="float" office:value="1207.32" calcext:value-type="float">
            <text:p>1207.32</text:p>
          </table:table-cell>
          <table:table-cell office:value-type="float" office:value="331.26" calcext:value-type="float">
            <text:p>331.26</text:p>
          </table:table-cell>
          <table:table-cell table:number-columns-repeated="10"/>
        </table:table-row>
        <table:table-row table:style-name="ro1">
          <table:table-cell office:value-type="float" office:value="1208.31" calcext:value-type="float">
            <text:p>1208.31</text:p>
          </table:table-cell>
          <table:table-cell office:value-type="float" office:value="330.942" calcext:value-type="float">
            <text:p>330.942</text:p>
          </table:table-cell>
          <table:table-cell table:number-columns-repeated="10"/>
        </table:table-row>
        <table:table-row table:style-name="ro1">
          <table:table-cell office:value-type="float" office:value="1209.31" calcext:value-type="float">
            <text:p>1209.31</text:p>
          </table:table-cell>
          <table:table-cell office:value-type="float" office:value="330.788" calcext:value-type="float">
            <text:p>330.788</text:p>
          </table:table-cell>
          <table:table-cell table:number-columns-repeated="10"/>
        </table:table-row>
        <table:table-row table:style-name="ro1">
          <table:table-cell office:value-type="float" office:value="1210.3" calcext:value-type="float">
            <text:p>1210.3</text:p>
          </table:table-cell>
          <table:table-cell office:value-type="float" office:value="331.325" calcext:value-type="float">
            <text:p>331.325</text:p>
          </table:table-cell>
          <table:table-cell table:number-columns-repeated="10"/>
        </table:table-row>
        <table:table-row table:style-name="ro1">
          <table:table-cell office:value-type="float" office:value="1211.32" calcext:value-type="float">
            <text:p>1211.32</text:p>
          </table:table-cell>
          <table:table-cell office:value-type="float" office:value="331.395" calcext:value-type="float">
            <text:p>331.395</text:p>
          </table:table-cell>
          <table:table-cell table:number-columns-repeated="10"/>
        </table:table-row>
        <table:table-row table:style-name="ro1">
          <table:table-cell office:value-type="float" office:value="1212.31" calcext:value-type="float">
            <text:p>1212.31</text:p>
          </table:table-cell>
          <table:table-cell office:value-type="float" office:value="331.137" calcext:value-type="float">
            <text:p>331.137</text:p>
          </table:table-cell>
          <table:table-cell table:number-columns-repeated="10"/>
        </table:table-row>
        <table:table-row table:style-name="ro1">
          <table:table-cell office:value-type="float" office:value="1213.31" calcext:value-type="float">
            <text:p>1213.31</text:p>
          </table:table-cell>
          <table:table-cell office:value-type="float" office:value="331.065" calcext:value-type="float">
            <text:p>331.065</text:p>
          </table:table-cell>
          <table:table-cell table:number-columns-repeated="10"/>
        </table:table-row>
        <table:table-row table:style-name="ro1">
          <table:table-cell office:value-type="float" office:value="1214.31" calcext:value-type="float">
            <text:p>1214.31</text:p>
          </table:table-cell>
          <table:table-cell office:value-type="float" office:value="331.66" calcext:value-type="float">
            <text:p>331.66</text:p>
          </table:table-cell>
          <table:table-cell table:number-columns-repeated="10"/>
        </table:table-row>
        <table:table-row table:style-name="ro1">
          <table:table-cell office:value-type="float" office:value="1215.31" calcext:value-type="float">
            <text:p>1215.31</text:p>
          </table:table-cell>
          <table:table-cell office:value-type="float" office:value="331.127" calcext:value-type="float">
            <text:p>331.127</text:p>
          </table:table-cell>
          <table:table-cell table:number-columns-repeated="10"/>
        </table:table-row>
        <table:table-row table:style-name="ro1">
          <table:table-cell office:value-type="float" office:value="1216.33" calcext:value-type="float">
            <text:p>1216.33</text:p>
          </table:table-cell>
          <table:table-cell office:value-type="float" office:value="331.21" calcext:value-type="float">
            <text:p>331.21</text:p>
          </table:table-cell>
          <table:table-cell table:number-columns-repeated="10"/>
        </table:table-row>
        <table:table-row table:style-name="ro1">
          <table:table-cell office:value-type="float" office:value="1217.38" calcext:value-type="float">
            <text:p>1217.38</text:p>
          </table:table-cell>
          <table:table-cell office:value-type="float" office:value="330.93" calcext:value-type="float">
            <text:p>330.93</text:p>
          </table:table-cell>
          <table:table-cell table:number-columns-repeated="10"/>
        </table:table-row>
        <table:table-row table:style-name="ro1">
          <table:table-cell office:value-type="float" office:value="1218.42" calcext:value-type="float">
            <text:p>1218.42</text:p>
          </table:table-cell>
          <table:table-cell office:value-type="float" office:value="330.67" calcext:value-type="float">
            <text:p>330.67</text:p>
          </table:table-cell>
          <table:table-cell table:number-columns-repeated="10"/>
        </table:table-row>
        <table:table-row table:style-name="ro1">
          <table:table-cell office:value-type="float" office:value="1219.42" calcext:value-type="float">
            <text:p>1219.42</text:p>
          </table:table-cell>
          <table:table-cell office:value-type="float" office:value="330.668" calcext:value-type="float">
            <text:p>330.668</text:p>
          </table:table-cell>
          <table:table-cell table:number-columns-repeated="10"/>
        </table:table-row>
        <table:table-row table:style-name="ro1">
          <table:table-cell office:value-type="float" office:value="1220.44" calcext:value-type="float">
            <text:p>1220.44</text:p>
          </table:table-cell>
          <table:table-cell office:value-type="float" office:value="330.67" calcext:value-type="float">
            <text:p>330.67</text:p>
          </table:table-cell>
          <table:table-cell table:number-columns-repeated="10"/>
        </table:table-row>
        <table:table-row table:style-name="ro1">
          <table:table-cell office:value-type="float" office:value="1221.46" calcext:value-type="float">
            <text:p>1221.46</text:p>
          </table:table-cell>
          <table:table-cell office:value-type="float" office:value="330.67" calcext:value-type="float">
            <text:p>330.67</text:p>
          </table:table-cell>
          <table:table-cell table:number-columns-repeated="10"/>
        </table:table-row>
        <table:table-row table:style-name="ro1">
          <table:table-cell office:value-type="float" office:value="1222.49" calcext:value-type="float">
            <text:p>1222.49</text:p>
          </table:table-cell>
          <table:table-cell office:value-type="float" office:value="330.673" calcext:value-type="float">
            <text:p>330.673</text:p>
          </table:table-cell>
          <table:table-cell table:number-columns-repeated="10"/>
        </table:table-row>
        <table:table-row table:style-name="ro1">
          <table:table-cell office:value-type="float" office:value="1223.53" calcext:value-type="float">
            <text:p>1223.53</text:p>
          </table:table-cell>
          <table:table-cell office:value-type="float" office:value="330.67" calcext:value-type="float">
            <text:p>330.67</text:p>
          </table:table-cell>
          <table:table-cell table:number-columns-repeated="10"/>
        </table:table-row>
        <table:table-row table:style-name="ro1">
          <table:table-cell office:value-type="float" office:value="1224.55" calcext:value-type="float">
            <text:p>1224.55</text:p>
          </table:table-cell>
          <table:table-cell office:value-type="float" office:value="330.67" calcext:value-type="float">
            <text:p>330.67</text:p>
          </table:table-cell>
          <table:table-cell table:number-columns-repeated="10"/>
        </table:table-row>
        <table:table-row table:style-name="ro1">
          <table:table-cell office:value-type="float" office:value="1225.53" calcext:value-type="float">
            <text:p>1225.53</text:p>
          </table:table-cell>
          <table:table-cell office:value-type="float" office:value="330.673" calcext:value-type="float">
            <text:p>330.673</text:p>
          </table:table-cell>
          <table:table-cell table:number-columns-repeated="10"/>
        </table:table-row>
        <table:table-row table:style-name="ro1">
          <table:table-cell office:value-type="float" office:value="1226.53" calcext:value-type="float">
            <text:p>1226.53</text:p>
          </table:table-cell>
          <table:table-cell office:value-type="float" office:value="330.67" calcext:value-type="float">
            <text:p>330.67</text:p>
          </table:table-cell>
          <table:table-cell table:number-columns-repeated="10"/>
        </table:table-row>
        <table:table-row table:style-name="ro1">
          <table:table-cell office:value-type="float" office:value="1227.56" calcext:value-type="float">
            <text:p>1227.56</text:p>
          </table:table-cell>
          <table:table-cell office:value-type="float" office:value="339.438" calcext:value-type="float">
            <text:p>339.438</text:p>
          </table:table-cell>
          <table:table-cell table:number-columns-repeated="10"/>
        </table:table-row>
        <table:table-row table:style-name="ro1">
          <table:table-cell office:value-type="float" office:value="1228.56" calcext:value-type="float">
            <text:p>1228.56</text:p>
          </table:table-cell>
          <table:table-cell office:value-type="float" office:value="330.658" calcext:value-type="float">
            <text:p>330.658</text:p>
          </table:table-cell>
          <table:table-cell table:number-columns-repeated="10"/>
        </table:table-row>
        <table:table-row table:style-name="ro1">
          <table:table-cell office:value-type="float" office:value="1229.57" calcext:value-type="float">
            <text:p>1229.57</text:p>
          </table:table-cell>
          <table:table-cell office:value-type="float" office:value="330.658" calcext:value-type="float">
            <text:p>330.658</text:p>
          </table:table-cell>
          <table:table-cell table:number-columns-repeated="10"/>
        </table:table-row>
        <table:table-row table:style-name="ro1">
          <table:table-cell office:value-type="float" office:value="1230.55" calcext:value-type="float">
            <text:p>1230.55</text:p>
          </table:table-cell>
          <table:table-cell office:value-type="float" office:value="330.658" calcext:value-type="float">
            <text:p>330.658</text:p>
          </table:table-cell>
          <table:table-cell table:number-columns-repeated="10"/>
        </table:table-row>
        <table:table-row table:style-name="ro1">
          <table:table-cell office:value-type="float" office:value="1231.55" calcext:value-type="float">
            <text:p>1231.55</text:p>
          </table:table-cell>
          <table:table-cell office:value-type="float" office:value="330.663" calcext:value-type="float">
            <text:p>330.663</text:p>
          </table:table-cell>
          <table:table-cell table:number-columns-repeated="10"/>
        </table:table-row>
        <table:table-row table:style-name="ro1">
          <table:table-cell office:value-type="float" office:value="1232.56" calcext:value-type="float">
            <text:p>1232.56</text:p>
          </table:table-cell>
          <table:table-cell office:value-type="float" office:value="330.658" calcext:value-type="float">
            <text:p>330.658</text:p>
          </table:table-cell>
          <table:table-cell table:number-columns-repeated="10"/>
        </table:table-row>
        <table:table-row table:style-name="ro1">
          <table:table-cell office:value-type="float" office:value="1233.57" calcext:value-type="float">
            <text:p>1233.57</text:p>
          </table:table-cell>
          <table:table-cell office:value-type="float" office:value="330.658" calcext:value-type="float">
            <text:p>330.658</text:p>
          </table:table-cell>
          <table:table-cell table:number-columns-repeated="10"/>
        </table:table-row>
        <table:table-row table:style-name="ro1">
          <table:table-cell office:value-type="float" office:value="1234.59" calcext:value-type="float">
            <text:p>1234.59</text:p>
          </table:table-cell>
          <table:table-cell office:value-type="float" office:value="330.66" calcext:value-type="float">
            <text:p>330.66</text:p>
          </table:table-cell>
          <table:table-cell table:number-columns-repeated="10"/>
        </table:table-row>
        <table:table-row table:style-name="ro1">
          <table:table-cell office:value-type="float" office:value="1235.62" calcext:value-type="float">
            <text:p>1235.62</text:p>
          </table:table-cell>
          <table:table-cell office:value-type="float" office:value="332.938" calcext:value-type="float">
            <text:p>332.938</text:p>
          </table:table-cell>
          <table:table-cell table:number-columns-repeated="10"/>
        </table:table-row>
        <table:table-row table:style-name="ro1">
          <table:table-cell office:value-type="float" office:value="1236.61" calcext:value-type="float">
            <text:p>1236.61</text:p>
          </table:table-cell>
          <table:table-cell office:value-type="float" office:value="330.675" calcext:value-type="float">
            <text:p>330.675</text:p>
          </table:table-cell>
          <table:table-cell table:number-columns-repeated="10"/>
        </table:table-row>
        <table:table-row table:style-name="ro1">
          <table:table-cell office:value-type="float" office:value="1237.81" calcext:value-type="float">
            <text:p>1237.81</text:p>
          </table:table-cell>
          <table:table-cell office:value-type="float" office:value="332.095" calcext:value-type="float">
            <text:p>332.095</text:p>
          </table:table-cell>
          <table:table-cell table:number-columns-repeated="10"/>
        </table:table-row>
        <table:table-row table:style-name="ro1">
          <table:table-cell office:value-type="float" office:value="1238.69" calcext:value-type="float">
            <text:p>1238.69</text:p>
          </table:table-cell>
          <table:table-cell office:value-type="float" office:value="332.555" calcext:value-type="float">
            <text:p>332.555</text:p>
          </table:table-cell>
          <table:table-cell table:number-columns-repeated="10"/>
        </table:table-row>
        <table:table-row table:style-name="ro1">
          <table:table-cell office:value-type="float" office:value="1239.85" calcext:value-type="float">
            <text:p>1239.85</text:p>
          </table:table-cell>
          <table:table-cell office:value-type="float" office:value="333.413" calcext:value-type="float">
            <text:p>333.413</text:p>
          </table:table-cell>
          <table:table-cell table:number-columns-repeated="10"/>
        </table:table-row>
        <table:table-row table:style-name="ro1">
          <table:table-cell office:value-type="float" office:value="1240.95" calcext:value-type="float">
            <text:p>1240.95</text:p>
          </table:table-cell>
          <table:table-cell office:value-type="float" office:value="333.202" calcext:value-type="float">
            <text:p>333.202</text:p>
          </table:table-cell>
          <table:table-cell table:number-columns-repeated="10"/>
        </table:table-row>
        <table:table-row table:style-name="ro1">
          <table:table-cell office:value-type="float" office:value="1241.68" calcext:value-type="float">
            <text:p>1241.68</text:p>
          </table:table-cell>
          <table:table-cell office:value-type="float" office:value="333.238" calcext:value-type="float">
            <text:p>333.238</text:p>
          </table:table-cell>
          <table:table-cell table:number-columns-repeated="10"/>
        </table:table-row>
        <table:table-row table:style-name="ro1">
          <table:table-cell office:value-type="float" office:value="1242.89" calcext:value-type="float">
            <text:p>1242.89</text:p>
          </table:table-cell>
          <table:table-cell office:value-type="float" office:value="333.243" calcext:value-type="float">
            <text:p>333.243</text:p>
          </table:table-cell>
          <table:table-cell table:number-columns-repeated="10"/>
        </table:table-row>
        <table:table-row table:style-name="ro1">
          <table:table-cell office:value-type="float" office:value="1243.8" calcext:value-type="float">
            <text:p>1243.8</text:p>
          </table:table-cell>
          <table:table-cell office:value-type="float" office:value="333.085" calcext:value-type="float">
            <text:p>333.085</text:p>
          </table:table-cell>
          <table:table-cell table:number-columns-repeated="10"/>
        </table:table-row>
        <table:table-row table:style-name="ro1">
          <table:table-cell office:value-type="float" office:value="1244.8" calcext:value-type="float">
            <text:p>1244.8</text:p>
          </table:table-cell>
          <table:table-cell office:value-type="float" office:value="332.445" calcext:value-type="float">
            <text:p>332.445</text:p>
          </table:table-cell>
          <table:table-cell table:number-columns-repeated="10"/>
        </table:table-row>
        <table:table-row table:style-name="ro1">
          <table:table-cell office:value-type="float" office:value="1245.82" calcext:value-type="float">
            <text:p>1245.82</text:p>
          </table:table-cell>
          <table:table-cell office:value-type="float" office:value="332.022" calcext:value-type="float">
            <text:p>332.022</text:p>
          </table:table-cell>
          <table:table-cell table:number-columns-repeated="10"/>
        </table:table-row>
        <table:table-row table:style-name="ro1">
          <table:table-cell office:value-type="float" office:value="1246.83" calcext:value-type="float">
            <text:p>1246.83</text:p>
          </table:table-cell>
          <table:table-cell office:value-type="float" office:value="331.952" calcext:value-type="float">
            <text:p>331.952</text:p>
          </table:table-cell>
          <table:table-cell table:number-columns-repeated="10"/>
        </table:table-row>
        <table:table-row table:style-name="ro1">
          <table:table-cell office:value-type="float" office:value="1247.84" calcext:value-type="float">
            <text:p>1247.84</text:p>
          </table:table-cell>
          <table:table-cell office:value-type="float" office:value="332.915" calcext:value-type="float">
            <text:p>332.915</text:p>
          </table:table-cell>
          <table:table-cell table:number-columns-repeated="10"/>
        </table:table-row>
        <table:table-row table:style-name="ro1">
          <table:table-cell office:value-type="float" office:value="1248.88" calcext:value-type="float">
            <text:p>1248.88</text:p>
          </table:table-cell>
          <table:table-cell office:value-type="float" office:value="332.99" calcext:value-type="float">
            <text:p>332.99</text:p>
          </table:table-cell>
          <table:table-cell table:number-columns-repeated="10"/>
        </table:table-row>
        <table:table-row table:style-name="ro1">
          <table:table-cell office:value-type="float" office:value="1249.97" calcext:value-type="float">
            <text:p>1249.97</text:p>
          </table:table-cell>
          <table:table-cell office:value-type="float" office:value="332.95" calcext:value-type="float">
            <text:p>332.95</text:p>
          </table:table-cell>
          <table:table-cell table:number-columns-repeated="10"/>
        </table:table-row>
        <table:table-row table:style-name="ro1">
          <table:table-cell office:value-type="float" office:value="1250.96" calcext:value-type="float">
            <text:p>1250.96</text:p>
          </table:table-cell>
          <table:table-cell office:value-type="float" office:value="332.723" calcext:value-type="float">
            <text:p>332.723</text:p>
          </table:table-cell>
          <table:table-cell table:number-columns-repeated="10"/>
        </table:table-row>
        <table:table-row table:style-name="ro1">
          <table:table-cell office:value-type="float" office:value="1251.97" calcext:value-type="float">
            <text:p>1251.97</text:p>
          </table:table-cell>
          <table:table-cell office:value-type="float" office:value="332.692" calcext:value-type="float">
            <text:p>332.692</text:p>
          </table:table-cell>
          <table:table-cell table:number-columns-repeated="10"/>
        </table:table-row>
        <table:table-row table:style-name="ro1">
          <table:table-cell office:value-type="float" office:value="1252.95" calcext:value-type="float">
            <text:p>1252.95</text:p>
          </table:table-cell>
          <table:table-cell office:value-type="float" office:value="332.925" calcext:value-type="float">
            <text:p>332.925</text:p>
          </table:table-cell>
          <table:table-cell table:number-columns-repeated="10"/>
        </table:table-row>
        <table:table-row table:style-name="ro1">
          <table:table-cell office:value-type="float" office:value="1253.99" calcext:value-type="float">
            <text:p>1253.99</text:p>
          </table:table-cell>
          <table:table-cell office:value-type="float" office:value="335.935" calcext:value-type="float">
            <text:p>335.935</text:p>
          </table:table-cell>
          <table:table-cell table:number-columns-repeated="10"/>
        </table:table-row>
        <table:table-row table:style-name="ro1">
          <table:table-cell office:value-type="float" office:value="1255.02" calcext:value-type="float">
            <text:p>1255.02</text:p>
          </table:table-cell>
          <table:table-cell office:value-type="float" office:value="335.993" calcext:value-type="float">
            <text:p>335.993</text:p>
          </table:table-cell>
          <table:table-cell table:number-columns-repeated="10"/>
        </table:table-row>
        <table:table-row table:style-name="ro1">
          <table:table-cell office:value-type="float" office:value="1256.09" calcext:value-type="float">
            <text:p>1256.09</text:p>
          </table:table-cell>
          <table:table-cell office:value-type="float" office:value="339.452" calcext:value-type="float">
            <text:p>339.452</text:p>
          </table:table-cell>
          <table:table-cell table:number-columns-repeated="10"/>
        </table:table-row>
        <table:table-row table:style-name="ro1">
          <table:table-cell office:value-type="float" office:value="1257.09" calcext:value-type="float">
            <text:p>1257.09</text:p>
          </table:table-cell>
          <table:table-cell office:value-type="float" office:value="336.805" calcext:value-type="float">
            <text:p>336.805</text:p>
          </table:table-cell>
          <table:table-cell table:number-columns-repeated="10"/>
        </table:table-row>
        <table:table-row table:style-name="ro1">
          <table:table-cell office:value-type="float" office:value="1258.13" calcext:value-type="float">
            <text:p>1258.13</text:p>
          </table:table-cell>
          <table:table-cell office:value-type="float" office:value="339.257" calcext:value-type="float">
            <text:p>339.257</text:p>
          </table:table-cell>
          <table:table-cell table:number-columns-repeated="10"/>
        </table:table-row>
        <table:table-row table:style-name="ro1">
          <table:table-cell office:value-type="float" office:value="1259.12" calcext:value-type="float">
            <text:p>1259.12</text:p>
          </table:table-cell>
          <table:table-cell office:value-type="float" office:value="339.495" calcext:value-type="float">
            <text:p>339.495</text:p>
          </table:table-cell>
          <table:table-cell table:number-columns-repeated="10"/>
        </table:table-row>
        <table:table-row table:style-name="ro1">
          <table:table-cell office:value-type="float" office:value="1260.14" calcext:value-type="float">
            <text:p>1260.14</text:p>
          </table:table-cell>
          <table:table-cell office:value-type="float" office:value="339.645" calcext:value-type="float">
            <text:p>339.645</text:p>
          </table:table-cell>
          <table:table-cell table:number-columns-repeated="10"/>
        </table:table-row>
        <table:table-row table:style-name="ro1">
          <table:table-cell office:value-type="float" office:value="1261.28" calcext:value-type="float">
            <text:p>1261.28</text:p>
          </table:table-cell>
          <table:table-cell office:value-type="float" office:value="339.525" calcext:value-type="float">
            <text:p>339.525</text:p>
          </table:table-cell>
          <table:table-cell table:number-columns-repeated="10"/>
        </table:table-row>
        <table:table-row table:style-name="ro1">
          <table:table-cell office:value-type="float" office:value="1262.01" calcext:value-type="float">
            <text:p>1262.01</text:p>
          </table:table-cell>
          <table:table-cell office:value-type="float" office:value="339.613" calcext:value-type="float">
            <text:p>339.613</text:p>
          </table:table-cell>
          <table:table-cell table:number-columns-repeated="10"/>
        </table:table-row>
        <table:table-row table:style-name="ro1">
          <table:table-cell office:value-type="float" office:value="1263.07" calcext:value-type="float">
            <text:p>1263.07</text:p>
          </table:table-cell>
          <table:table-cell office:value-type="float" office:value="339.63" calcext:value-type="float">
            <text:p>339.63</text:p>
          </table:table-cell>
          <table:table-cell table:number-columns-repeated="10"/>
        </table:table-row>
        <table:table-row table:style-name="ro1">
          <table:table-cell office:value-type="float" office:value="1264.04" calcext:value-type="float">
            <text:p>1264.04</text:p>
          </table:table-cell>
          <table:table-cell office:value-type="float" office:value="340.675" calcext:value-type="float">
            <text:p>340.675</text:p>
          </table:table-cell>
          <table:table-cell table:number-columns-repeated="10"/>
        </table:table-row>
        <table:table-row table:style-name="ro1">
          <table:table-cell office:value-type="float" office:value="1265.07" calcext:value-type="float">
            <text:p>1265.07</text:p>
          </table:table-cell>
          <table:table-cell office:value-type="float" office:value="340.647" calcext:value-type="float">
            <text:p>340.647</text:p>
          </table:table-cell>
          <table:table-cell table:number-columns-repeated="10"/>
        </table:table-row>
        <table:table-row table:style-name="ro1">
          <table:table-cell office:value-type="float" office:value="1266.1" calcext:value-type="float">
            <text:p>1266.1</text:p>
          </table:table-cell>
          <table:table-cell office:value-type="float" office:value="340.65" calcext:value-type="float">
            <text:p>340.65</text:p>
          </table:table-cell>
          <table:table-cell table:number-columns-repeated="10"/>
        </table:table-row>
        <table:table-row table:style-name="ro1">
          <table:table-cell office:value-type="float" office:value="1267.12" calcext:value-type="float">
            <text:p>1267.12</text:p>
          </table:table-cell>
          <table:table-cell office:value-type="float" office:value="340.65" calcext:value-type="float">
            <text:p>340.65</text:p>
          </table:table-cell>
          <table:table-cell table:number-columns-repeated="10"/>
        </table:table-row>
        <table:table-row table:style-name="ro1">
          <table:table-cell office:value-type="float" office:value="1268.15" calcext:value-type="float">
            <text:p>1268.15</text:p>
          </table:table-cell>
          <table:table-cell office:value-type="float" office:value="340.65" calcext:value-type="float">
            <text:p>340.65</text:p>
          </table:table-cell>
          <table:table-cell table:number-columns-repeated="10"/>
        </table:table-row>
        <table:table-row table:style-name="ro1">
          <table:table-cell office:value-type="float" office:value="1269.14" calcext:value-type="float">
            <text:p>1269.14</text:p>
          </table:table-cell>
          <table:table-cell office:value-type="float" office:value="340.645" calcext:value-type="float">
            <text:p>340.645</text:p>
          </table:table-cell>
          <table:table-cell table:number-columns-repeated="10"/>
        </table:table-row>
        <table:table-row table:style-name="ro1">
          <table:table-cell office:value-type="float" office:value="1270.19" calcext:value-type="float">
            <text:p>1270.19</text:p>
          </table:table-cell>
          <table:table-cell office:value-type="float" office:value="340.647" calcext:value-type="float">
            <text:p>340.647</text:p>
          </table:table-cell>
          <table:table-cell table:number-columns-repeated="10"/>
        </table:table-row>
        <table:table-row table:style-name="ro1">
          <table:table-cell office:value-type="float" office:value="1271.17" calcext:value-type="float">
            <text:p>1271.17</text:p>
          </table:table-cell>
          <table:table-cell office:value-type="float" office:value="340.635" calcext:value-type="float">
            <text:p>340.635</text:p>
          </table:table-cell>
          <table:table-cell table:number-columns-repeated="10"/>
        </table:table-row>
        <table:table-row table:style-name="ro1">
          <table:table-cell office:value-type="float" office:value="1272.18" calcext:value-type="float">
            <text:p>1272.18</text:p>
          </table:table-cell>
          <table:table-cell office:value-type="float" office:value="340.645" calcext:value-type="float">
            <text:p>340.645</text:p>
          </table:table-cell>
          <table:table-cell table:number-columns-repeated="10"/>
        </table:table-row>
        <table:table-row table:style-name="ro1">
          <table:table-cell office:value-type="float" office:value="1273.16" calcext:value-type="float">
            <text:p>1273.16</text:p>
          </table:table-cell>
          <table:table-cell office:value-type="float" office:value="340.615" calcext:value-type="float">
            <text:p>340.615</text:p>
          </table:table-cell>
          <table:table-cell table:number-columns-repeated="10"/>
        </table:table-row>
        <table:table-row table:style-name="ro1">
          <table:table-cell office:value-type="float" office:value="1274.22" calcext:value-type="float">
            <text:p>1274.22</text:p>
          </table:table-cell>
          <table:table-cell office:value-type="float" office:value="340.6" calcext:value-type="float">
            <text:p>340.6</text:p>
          </table:table-cell>
          <table:table-cell table:number-columns-repeated="10"/>
        </table:table-row>
        <table:table-row table:style-name="ro1">
          <table:table-cell office:value-type="float" office:value="1275.23" calcext:value-type="float">
            <text:p>1275.23</text:p>
          </table:table-cell>
          <table:table-cell office:value-type="float" office:value="340.595" calcext:value-type="float">
            <text:p>340.595</text:p>
          </table:table-cell>
          <table:table-cell table:number-columns-repeated="10"/>
        </table:table-row>
        <table:table-row table:style-name="ro1">
          <table:table-cell office:value-type="float" office:value="1276.25" calcext:value-type="float">
            <text:p>1276.25</text:p>
          </table:table-cell>
          <table:table-cell office:value-type="float" office:value="341.965" calcext:value-type="float">
            <text:p>341.965</text:p>
          </table:table-cell>
          <table:table-cell table:number-columns-repeated="10"/>
        </table:table-row>
        <table:table-row table:style-name="ro1">
          <table:table-cell office:value-type="float" office:value="1277.3" calcext:value-type="float">
            <text:p>1277.3</text:p>
          </table:table-cell>
          <table:table-cell office:value-type="float" office:value="340.755" calcext:value-type="float">
            <text:p>340.755</text:p>
          </table:table-cell>
          <table:table-cell table:number-columns-repeated="10"/>
        </table:table-row>
        <table:table-row table:style-name="ro1">
          <table:table-cell office:value-type="float" office:value="1278.35" calcext:value-type="float">
            <text:p>1278.35</text:p>
          </table:table-cell>
          <table:table-cell office:value-type="float" office:value="340.74" calcext:value-type="float">
            <text:p>340.74</text:p>
          </table:table-cell>
          <table:table-cell table:number-columns-repeated="10"/>
        </table:table-row>
        <table:table-row table:style-name="ro1">
          <table:table-cell office:value-type="float" office:value="1279.33" calcext:value-type="float">
            <text:p>1279.33</text:p>
          </table:table-cell>
          <table:table-cell office:value-type="float" office:value="340.72" calcext:value-type="float">
            <text:p>340.72</text:p>
          </table:table-cell>
          <table:table-cell table:number-columns-repeated="10"/>
        </table:table-row>
        <table:table-row table:style-name="ro1">
          <table:table-cell office:value-type="float" office:value="1280.5" calcext:value-type="float">
            <text:p>1280.5</text:p>
          </table:table-cell>
          <table:table-cell office:value-type="float" office:value="340.933" calcext:value-type="float">
            <text:p>340.933</text:p>
          </table:table-cell>
          <table:table-cell table:number-columns-repeated="10"/>
        </table:table-row>
        <table:table-row table:style-name="ro1">
          <table:table-cell office:value-type="float" office:value="1281.49" calcext:value-type="float">
            <text:p>1281.49</text:p>
          </table:table-cell>
          <table:table-cell office:value-type="float" office:value="340.99" calcext:value-type="float">
            <text:p>340.99</text:p>
          </table:table-cell>
          <table:table-cell table:number-columns-repeated="10"/>
        </table:table-row>
        <table:table-row table:style-name="ro1">
          <table:table-cell office:value-type="float" office:value="1282.37" calcext:value-type="float">
            <text:p>1282.37</text:p>
          </table:table-cell>
          <table:table-cell office:value-type="float" office:value="340.86" calcext:value-type="float">
            <text:p>340.86</text:p>
          </table:table-cell>
          <table:table-cell table:number-columns-repeated="10"/>
        </table:table-row>
        <table:table-row table:style-name="ro1">
          <table:table-cell office:value-type="float" office:value="1283.55" calcext:value-type="float">
            <text:p>1283.55</text:p>
          </table:table-cell>
          <table:table-cell office:value-type="float" office:value="341.288" calcext:value-type="float">
            <text:p>341.288</text:p>
          </table:table-cell>
          <table:table-cell table:number-columns-repeated="10"/>
        </table:table-row>
        <table:table-row table:style-name="ro1">
          <table:table-cell office:value-type="float" office:value="1284.42" calcext:value-type="float">
            <text:p>1284.42</text:p>
          </table:table-cell>
          <table:table-cell office:value-type="float" office:value="341.608" calcext:value-type="float">
            <text:p>341.608</text:p>
          </table:table-cell>
          <table:table-cell table:number-columns-repeated="10"/>
        </table:table-row>
        <table:table-row table:style-name="ro1">
          <table:table-cell office:value-type="float" office:value="1285.4" calcext:value-type="float">
            <text:p>1285.4</text:p>
          </table:table-cell>
          <table:table-cell office:value-type="float" office:value="341.945" calcext:value-type="float">
            <text:p>341.945</text:p>
          </table:table-cell>
          <table:table-cell table:number-columns-repeated="10"/>
        </table:table-row>
        <table:table-row table:style-name="ro1">
          <table:table-cell office:value-type="float" office:value="1286.55" calcext:value-type="float">
            <text:p>1286.55</text:p>
          </table:table-cell>
          <table:table-cell office:value-type="float" office:value="341.312" calcext:value-type="float">
            <text:p>341.312</text:p>
          </table:table-cell>
          <table:table-cell table:number-columns-repeated="10"/>
        </table:table-row>
        <table:table-row table:style-name="ro1">
          <table:table-cell office:value-type="float" office:value="1287.6" calcext:value-type="float">
            <text:p>1287.6</text:p>
          </table:table-cell>
          <table:table-cell office:value-type="float" office:value="341.115" calcext:value-type="float">
            <text:p>341.115</text:p>
          </table:table-cell>
          <table:table-cell table:number-columns-repeated="10"/>
        </table:table-row>
        <table:table-row table:style-name="ro1">
          <table:table-cell office:value-type="float" office:value="1288.57" calcext:value-type="float">
            <text:p>1288.57</text:p>
          </table:table-cell>
          <table:table-cell office:value-type="float" office:value="340.895" calcext:value-type="float">
            <text:p>340.895</text:p>
          </table:table-cell>
          <table:table-cell table:number-columns-repeated="10"/>
        </table:table-row>
        <table:table-row table:style-name="ro1">
          <table:table-cell office:value-type="float" office:value="1289.57" calcext:value-type="float">
            <text:p>1289.57</text:p>
          </table:table-cell>
          <table:table-cell office:value-type="float" office:value="341.365" calcext:value-type="float">
            <text:p>341.365</text:p>
          </table:table-cell>
          <table:table-cell table:number-columns-repeated="10"/>
        </table:table-row>
        <table:table-row table:style-name="ro1">
          <table:table-cell office:value-type="float" office:value="1290.64" calcext:value-type="float">
            <text:p>1290.64</text:p>
          </table:table-cell>
          <table:table-cell office:value-type="float" office:value="340.832" calcext:value-type="float">
            <text:p>340.832</text:p>
          </table:table-cell>
          <table:table-cell table:number-columns-repeated="10"/>
        </table:table-row>
        <table:table-row table:style-name="ro1">
          <table:table-cell office:value-type="float" office:value="1291.56" calcext:value-type="float">
            <text:p>1291.56</text:p>
          </table:table-cell>
          <table:table-cell office:value-type="float" office:value="340.778" calcext:value-type="float">
            <text:p>340.778</text:p>
          </table:table-cell>
          <table:table-cell table:number-columns-repeated="10"/>
        </table:table-row>
        <table:table-row table:style-name="ro1">
          <table:table-cell office:value-type="float" office:value="1292.53" calcext:value-type="float">
            <text:p>1292.53</text:p>
          </table:table-cell>
          <table:table-cell office:value-type="float" office:value="340.785" calcext:value-type="float">
            <text:p>340.785</text:p>
          </table:table-cell>
          <table:table-cell table:number-columns-repeated="10"/>
        </table:table-row>
        <table:table-row table:style-name="ro1">
          <table:table-cell office:value-type="float" office:value="1293.53" calcext:value-type="float">
            <text:p>1293.53</text:p>
          </table:table-cell>
          <table:table-cell office:value-type="float" office:value="340.778" calcext:value-type="float">
            <text:p>340.778</text:p>
          </table:table-cell>
          <table:table-cell table:number-columns-repeated="10"/>
        </table:table-row>
        <table:table-row table:style-name="ro1">
          <table:table-cell office:value-type="float" office:value="1294.54" calcext:value-type="float">
            <text:p>1294.54</text:p>
          </table:table-cell>
          <table:table-cell office:value-type="float" office:value="340.785" calcext:value-type="float">
            <text:p>340.785</text:p>
          </table:table-cell>
          <table:table-cell table:number-columns-repeated="10"/>
        </table:table-row>
        <table:table-row table:style-name="ro1">
          <table:table-cell office:value-type="float" office:value="1295.54" calcext:value-type="float">
            <text:p>1295.54</text:p>
          </table:table-cell>
          <table:table-cell office:value-type="float" office:value="340.783" calcext:value-type="float">
            <text:p>340.783</text:p>
          </table:table-cell>
          <table:table-cell table:number-columns-repeated="10"/>
        </table:table-row>
        <table:table-row table:style-name="ro1">
          <table:table-cell office:value-type="float" office:value="1296.57" calcext:value-type="float">
            <text:p>1296.57</text:p>
          </table:table-cell>
          <table:table-cell office:value-type="float" office:value="340.785" calcext:value-type="float">
            <text:p>340.785</text:p>
          </table:table-cell>
          <table:table-cell table:number-columns-repeated="10"/>
        </table:table-row>
        <table:table-row table:style-name="ro1">
          <table:table-cell office:value-type="float" office:value="1297.72" calcext:value-type="float">
            <text:p>1297.72</text:p>
          </table:table-cell>
          <table:table-cell office:value-type="float" office:value="340.93" calcext:value-type="float">
            <text:p>340.93</text:p>
          </table:table-cell>
          <table:table-cell table:number-columns-repeated="10"/>
        </table:table-row>
        <table:table-row table:style-name="ro1">
          <table:table-cell office:value-type="float" office:value="1298.57" calcext:value-type="float">
            <text:p>1298.57</text:p>
          </table:table-cell>
          <table:table-cell office:value-type="float" office:value="340.963" calcext:value-type="float">
            <text:p>340.963</text:p>
          </table:table-cell>
          <table:table-cell table:number-columns-repeated="10"/>
        </table:table-row>
        <table:table-row table:style-name="ro1">
          <table:table-cell office:value-type="float" office:value="1299.59" calcext:value-type="float">
            <text:p>1299.59</text:p>
          </table:table-cell>
          <table:table-cell office:value-type="float" office:value="340.94" calcext:value-type="float">
            <text:p>340.94</text:p>
          </table:table-cell>
          <table:table-cell table:number-columns-repeated="10"/>
        </table:table-row>
        <table:table-row table:style-name="ro1">
          <table:table-cell office:value-type="float" office:value="1300.62" calcext:value-type="float">
            <text:p>1300.62</text:p>
          </table:table-cell>
          <table:table-cell office:value-type="float" office:value="340.928" calcext:value-type="float">
            <text:p>340.928</text:p>
          </table:table-cell>
          <table:table-cell table:number-columns-repeated="10"/>
        </table:table-row>
        <table:table-row table:style-name="ro1">
          <table:table-cell office:value-type="float" office:value="1301.63" calcext:value-type="float">
            <text:p>1301.63</text:p>
          </table:table-cell>
          <table:table-cell office:value-type="float" office:value="340.935" calcext:value-type="float">
            <text:p>340.935</text:p>
          </table:table-cell>
          <table:table-cell table:number-columns-repeated="10"/>
        </table:table-row>
        <table:table-row table:style-name="ro1">
          <table:table-cell office:value-type="float" office:value="1302.66" calcext:value-type="float">
            <text:p>1302.66</text:p>
          </table:table-cell>
          <table:table-cell office:value-type="float" office:value="340.93" calcext:value-type="float">
            <text:p>340.93</text:p>
          </table:table-cell>
          <table:table-cell table:number-columns-repeated="10"/>
        </table:table-row>
        <table:table-row table:style-name="ro1">
          <table:table-cell office:value-type="float" office:value="1303.69" calcext:value-type="float">
            <text:p>1303.69</text:p>
          </table:table-cell>
          <table:table-cell office:value-type="float" office:value="340.94" calcext:value-type="float">
            <text:p>340.94</text:p>
          </table:table-cell>
          <table:table-cell table:number-columns-repeated="10"/>
        </table:table-row>
        <table:table-row table:style-name="ro1">
          <table:table-cell office:value-type="float" office:value="1304.73" calcext:value-type="float">
            <text:p>1304.73</text:p>
          </table:table-cell>
          <table:table-cell office:value-type="float" office:value="340.933" calcext:value-type="float">
            <text:p>340.933</text:p>
          </table:table-cell>
          <table:table-cell table:number-columns-repeated="10"/>
        </table:table-row>
        <table:table-row table:style-name="ro1">
          <table:table-cell office:value-type="float" office:value="1305.93" calcext:value-type="float">
            <text:p>1305.93</text:p>
          </table:table-cell>
          <table:table-cell office:value-type="float" office:value="340.868" calcext:value-type="float">
            <text:p>340.868</text:p>
          </table:table-cell>
          <table:table-cell table:number-columns-repeated="10"/>
        </table:table-row>
        <table:table-row table:style-name="ro1">
          <table:table-cell office:value-type="float" office:value="1306.92" calcext:value-type="float">
            <text:p>1306.92</text:p>
          </table:table-cell>
          <table:table-cell office:value-type="float" office:value="341.142" calcext:value-type="float">
            <text:p>341.142</text:p>
          </table:table-cell>
          <table:table-cell table:number-columns-repeated="10"/>
        </table:table-row>
        <table:table-row table:style-name="ro1">
          <table:table-cell office:value-type="float" office:value="1307.99" calcext:value-type="float">
            <text:p>1307.99</text:p>
          </table:table-cell>
          <table:table-cell office:value-type="float" office:value="343.798" calcext:value-type="float">
            <text:p>343.798</text:p>
          </table:table-cell>
          <table:table-cell table:number-columns-repeated="10"/>
        </table:table-row>
        <table:table-row table:style-name="ro1">
          <table:table-cell office:value-type="float" office:value="1308.82" calcext:value-type="float">
            <text:p>1308.82</text:p>
          </table:table-cell>
          <table:table-cell office:value-type="float" office:value="346.265" calcext:value-type="float">
            <text:p>346.265</text:p>
          </table:table-cell>
          <table:table-cell table:number-columns-repeated="10"/>
        </table:table-row>
        <table:table-row table:style-name="ro1">
          <table:table-cell office:value-type="float" office:value="1309.97" calcext:value-type="float">
            <text:p>1309.97</text:p>
          </table:table-cell>
          <table:table-cell office:value-type="float" office:value="343.04" calcext:value-type="float">
            <text:p>343.04</text:p>
          </table:table-cell>
          <table:table-cell table:number-columns-repeated="10"/>
        </table:table-row>
        <table:table-row table:style-name="ro1">
          <table:table-cell office:value-type="float" office:value="1310.98" calcext:value-type="float">
            <text:p>1310.98</text:p>
          </table:table-cell>
          <table:table-cell office:value-type="float" office:value="343.065" calcext:value-type="float">
            <text:p>343.065</text:p>
          </table:table-cell>
          <table:table-cell table:number-columns-repeated="10"/>
        </table:table-row>
        <table:table-row table:style-name="ro1">
          <table:table-cell office:value-type="float" office:value="1311.94" calcext:value-type="float">
            <text:p>1311.94</text:p>
          </table:table-cell>
          <table:table-cell office:value-type="float" office:value="343.968" calcext:value-type="float">
            <text:p>343.968</text:p>
          </table:table-cell>
          <table:table-cell table:number-columns-repeated="10"/>
        </table:table-row>
        <table:table-row table:style-name="ro1">
          <table:table-cell office:value-type="float" office:value="1313.03" calcext:value-type="float">
            <text:p>1313.03</text:p>
          </table:table-cell>
          <table:table-cell office:value-type="float" office:value="344.163" calcext:value-type="float">
            <text:p>344.163</text:p>
          </table:table-cell>
          <table:table-cell table:number-columns-repeated="10"/>
        </table:table-row>
        <table:table-row table:style-name="ro1">
          <table:table-cell office:value-type="float" office:value="1313.85" calcext:value-type="float">
            <text:p>1313.85</text:p>
          </table:table-cell>
          <table:table-cell office:value-type="float" office:value="344.17" calcext:value-type="float">
            <text:p>344.17</text:p>
          </table:table-cell>
          <table:table-cell table:number-columns-repeated="10"/>
        </table:table-row>
        <table:table-row table:style-name="ro1">
          <table:table-cell office:value-type="float" office:value="1315.04" calcext:value-type="float">
            <text:p>1315.04</text:p>
          </table:table-cell>
          <table:table-cell office:value-type="float" office:value="343.965" calcext:value-type="float">
            <text:p>343.965</text:p>
          </table:table-cell>
          <table:table-cell table:number-columns-repeated="10"/>
        </table:table-row>
        <table:table-row table:style-name="ro1">
          <table:table-cell office:value-type="float" office:value="1316.02" calcext:value-type="float">
            <text:p>1316.02</text:p>
          </table:table-cell>
          <table:table-cell office:value-type="float" office:value="344.757" calcext:value-type="float">
            <text:p>344.757</text:p>
          </table:table-cell>
          <table:table-cell table:number-columns-repeated="10"/>
        </table:table-row>
        <table:table-row table:style-name="ro1">
          <table:table-cell office:value-type="float" office:value="1317.07" calcext:value-type="float">
            <text:p>1317.07</text:p>
          </table:table-cell>
          <table:table-cell office:value-type="float" office:value="344.865" calcext:value-type="float">
            <text:p>344.865</text:p>
          </table:table-cell>
          <table:table-cell table:number-columns-repeated="10"/>
        </table:table-row>
        <table:table-row table:style-name="ro1">
          <table:table-cell office:value-type="float" office:value="1317.94" calcext:value-type="float">
            <text:p>1317.94</text:p>
          </table:table-cell>
          <table:table-cell office:value-type="float" office:value="345.413" calcext:value-type="float">
            <text:p>345.413</text:p>
          </table:table-cell>
          <table:table-cell table:number-columns-repeated="10"/>
        </table:table-row>
        <table:table-row table:style-name="ro1">
          <table:table-cell office:value-type="float" office:value="1319.05" calcext:value-type="float">
            <text:p>1319.05</text:p>
          </table:table-cell>
          <table:table-cell office:value-type="float" office:value="343.955" calcext:value-type="float">
            <text:p>343.955</text:p>
          </table:table-cell>
          <table:table-cell table:number-columns-repeated="10"/>
        </table:table-row>
        <table:table-row table:style-name="ro1">
          <table:table-cell office:value-type="float" office:value="1320.04" calcext:value-type="float">
            <text:p>1320.04</text:p>
          </table:table-cell>
          <table:table-cell office:value-type="float" office:value="344.075" calcext:value-type="float">
            <text:p>344.075</text:p>
          </table:table-cell>
          <table:table-cell table:number-columns-repeated="10"/>
        </table:table-row>
        <table:table-row table:style-name="ro1">
          <table:table-cell office:value-type="float" office:value="1321.02" calcext:value-type="float">
            <text:p>1321.02</text:p>
          </table:table-cell>
          <table:table-cell office:value-type="float" office:value="344.485" calcext:value-type="float">
            <text:p>344.485</text:p>
          </table:table-cell>
          <table:table-cell table:number-columns-repeated="10"/>
        </table:table-row>
        <table:table-row table:style-name="ro1">
          <table:table-cell office:value-type="float" office:value="1322.09" calcext:value-type="float">
            <text:p>1322.09</text:p>
          </table:table-cell>
          <table:table-cell office:value-type="float" office:value="344.033" calcext:value-type="float">
            <text:p>344.033</text:p>
          </table:table-cell>
          <table:table-cell table:number-columns-repeated="10"/>
        </table:table-row>
        <table:table-row table:style-name="ro1">
          <table:table-cell office:value-type="float" office:value="1323.05" calcext:value-type="float">
            <text:p>1323.05</text:p>
          </table:table-cell>
          <table:table-cell office:value-type="float" office:value="343.998" calcext:value-type="float">
            <text:p>343.998</text:p>
          </table:table-cell>
          <table:table-cell table:number-columns-repeated="10"/>
        </table:table-row>
        <table:table-row table:style-name="ro1">
          <table:table-cell office:value-type="float" office:value="1324.01" calcext:value-type="float">
            <text:p>1324.01</text:p>
          </table:table-cell>
          <table:table-cell office:value-type="float" office:value="343.995" calcext:value-type="float">
            <text:p>343.995</text:p>
          </table:table-cell>
          <table:table-cell table:number-columns-repeated="10"/>
        </table:table-row>
        <table:table-row table:style-name="ro1">
          <table:table-cell office:value-type="float" office:value="1325.05" calcext:value-type="float">
            <text:p>1325.05</text:p>
          </table:table-cell>
          <table:table-cell office:value-type="float" office:value="343.995" calcext:value-type="float">
            <text:p>343.995</text:p>
          </table:table-cell>
          <table:table-cell table:number-columns-repeated="10"/>
        </table:table-row>
        <table:table-row table:style-name="ro1">
          <table:table-cell office:value-type="float" office:value="1326.21" calcext:value-type="float">
            <text:p>1326.21</text:p>
          </table:table-cell>
          <table:table-cell office:value-type="float" office:value="344.103" calcext:value-type="float">
            <text:p>344.103</text:p>
          </table:table-cell>
          <table:table-cell table:number-columns-repeated="10"/>
        </table:table-row>
        <table:table-row table:style-name="ro1">
          <table:table-cell office:value-type="float" office:value="1327.04" calcext:value-type="float">
            <text:p>1327.04</text:p>
          </table:table-cell>
          <table:table-cell office:value-type="float" office:value="344.108" calcext:value-type="float">
            <text:p>344.108</text:p>
          </table:table-cell>
          <table:table-cell table:number-columns-repeated="10"/>
        </table:table-row>
        <table:table-row table:style-name="ro1">
          <table:table-cell office:value-type="float" office:value="1328.18" calcext:value-type="float">
            <text:p>1328.18</text:p>
          </table:table-cell>
          <table:table-cell office:value-type="float" office:value="344.28" calcext:value-type="float">
            <text:p>344.28</text:p>
          </table:table-cell>
          <table:table-cell table:number-columns-repeated="10"/>
        </table:table-row>
        <table:table-row table:style-name="ro1">
          <table:table-cell office:value-type="float" office:value="1329.23" calcext:value-type="float">
            <text:p>1329.23</text:p>
          </table:table-cell>
          <table:table-cell office:value-type="float" office:value="344.553" calcext:value-type="float">
            <text:p>344.553</text:p>
          </table:table-cell>
          <table:table-cell table:number-columns-repeated="10"/>
        </table:table-row>
        <table:table-row table:style-name="ro1">
          <table:table-cell office:value-type="float" office:value="1330.27" calcext:value-type="float">
            <text:p>1330.27</text:p>
          </table:table-cell>
          <table:table-cell office:value-type="float" office:value="345.4" calcext:value-type="float">
            <text:p>345.4</text:p>
          </table:table-cell>
          <table:table-cell table:number-columns-repeated="10"/>
        </table:table-row>
        <table:table-row table:style-name="ro1">
          <table:table-cell office:value-type="float" office:value="1331.29" calcext:value-type="float">
            <text:p>1331.29</text:p>
          </table:table-cell>
          <table:table-cell office:value-type="float" office:value="344.11" calcext:value-type="float">
            <text:p>344.11</text:p>
          </table:table-cell>
          <table:table-cell table:number-columns-repeated="10"/>
        </table:table-row>
        <table:table-row table:style-name="ro1">
          <table:table-cell office:value-type="float" office:value="1332.27" calcext:value-type="float">
            <text:p>1332.27</text:p>
          </table:table-cell>
          <table:table-cell office:value-type="float" office:value="344.053" calcext:value-type="float">
            <text:p>344.053</text:p>
          </table:table-cell>
          <table:table-cell table:number-columns-repeated="10"/>
        </table:table-row>
        <table:table-row table:style-name="ro1">
          <table:table-cell office:value-type="float" office:value="1333.26" calcext:value-type="float">
            <text:p>1333.26</text:p>
          </table:table-cell>
          <table:table-cell office:value-type="float" office:value="343.915" calcext:value-type="float">
            <text:p>343.915</text:p>
          </table:table-cell>
          <table:table-cell table:number-columns-repeated="10"/>
        </table:table-row>
        <table:table-row table:style-name="ro1">
          <table:table-cell office:value-type="float" office:value="1334.23" calcext:value-type="float">
            <text:p>1334.23</text:p>
          </table:table-cell>
          <table:table-cell office:value-type="float" office:value="343.817" calcext:value-type="float">
            <text:p>343.817</text:p>
          </table:table-cell>
          <table:table-cell table:number-columns-repeated="10"/>
        </table:table-row>
        <table:table-row table:style-name="ro1">
          <table:table-cell office:value-type="float" office:value="1335.1" calcext:value-type="float">
            <text:p>1335.1</text:p>
          </table:table-cell>
          <table:table-cell office:value-type="float" office:value="343.805" calcext:value-type="float">
            <text:p>343.805</text:p>
          </table:table-cell>
          <table:table-cell table:number-columns-repeated="10"/>
        </table:table-row>
        <table:table-row table:style-name="ro1">
          <table:table-cell office:value-type="float" office:value="1336.26" calcext:value-type="float">
            <text:p>1336.26</text:p>
          </table:table-cell>
          <table:table-cell office:value-type="float" office:value="344.335" calcext:value-type="float">
            <text:p>344.335</text:p>
          </table:table-cell>
          <table:table-cell table:number-columns-repeated="10"/>
        </table:table-row>
        <table:table-row table:style-name="ro1">
          <table:table-cell office:value-type="float" office:value="1337.36" calcext:value-type="float">
            <text:p>1337.36</text:p>
          </table:table-cell>
          <table:table-cell office:value-type="float" office:value="347.522" calcext:value-type="float">
            <text:p>347.522</text:p>
          </table:table-cell>
          <table:table-cell table:number-columns-repeated="10"/>
        </table:table-row>
        <table:table-row table:style-name="ro1">
          <table:table-cell office:value-type="float" office:value="1338.22" calcext:value-type="float">
            <text:p>1338.22</text:p>
          </table:table-cell>
          <table:table-cell office:value-type="float" office:value="347.002" calcext:value-type="float">
            <text:p>347.002</text:p>
          </table:table-cell>
          <table:table-cell table:number-columns-repeated="10"/>
        </table:table-row>
        <table:table-row table:style-name="ro1">
          <table:table-cell office:value-type="float" office:value="1339.25" calcext:value-type="float">
            <text:p>1339.25</text:p>
          </table:table-cell>
          <table:table-cell office:value-type="float" office:value="347.01" calcext:value-type="float">
            <text:p>347.01</text:p>
          </table:table-cell>
          <table:table-cell table:number-columns-repeated="10"/>
        </table:table-row>
        <table:table-row table:style-name="ro1">
          <table:table-cell office:value-type="float" office:value="1340.24" calcext:value-type="float">
            <text:p>1340.24</text:p>
          </table:table-cell>
          <table:table-cell office:value-type="float" office:value="347.058" calcext:value-type="float">
            <text:p>347.058</text:p>
          </table:table-cell>
          <table:table-cell table:number-columns-repeated="10"/>
        </table:table-row>
        <table:table-row table:style-name="ro1">
          <table:table-cell office:value-type="float" office:value="1341.26" calcext:value-type="float">
            <text:p>1341.26</text:p>
          </table:table-cell>
          <table:table-cell office:value-type="float" office:value="346.98" calcext:value-type="float">
            <text:p>346.98</text:p>
          </table:table-cell>
          <table:table-cell table:number-columns-repeated="10"/>
        </table:table-row>
        <table:table-row table:style-name="ro1">
          <table:table-cell office:value-type="float" office:value="1342.25" calcext:value-type="float">
            <text:p>1342.25</text:p>
          </table:table-cell>
          <table:table-cell office:value-type="float" office:value="346.978" calcext:value-type="float">
            <text:p>346.978</text:p>
          </table:table-cell>
          <table:table-cell table:number-columns-repeated="10"/>
        </table:table-row>
        <table:table-row table:style-name="ro1">
          <table:table-cell office:value-type="float" office:value="1343.35" calcext:value-type="float">
            <text:p>1343.35</text:p>
          </table:table-cell>
          <table:table-cell office:value-type="float" office:value="346.985" calcext:value-type="float">
            <text:p>346.985</text:p>
          </table:table-cell>
          <table:table-cell table:number-columns-repeated="10"/>
        </table:table-row>
        <table:table-row table:style-name="ro1">
          <table:table-cell office:value-type="float" office:value="1344.28" calcext:value-type="float">
            <text:p>1344.28</text:p>
          </table:table-cell>
          <table:table-cell office:value-type="float" office:value="346.97" calcext:value-type="float">
            <text:p>346.97</text:p>
          </table:table-cell>
          <table:table-cell table:number-columns-repeated="10"/>
        </table:table-row>
        <table:table-row table:style-name="ro1">
          <table:table-cell office:value-type="float" office:value="1345.46" calcext:value-type="float">
            <text:p>1345.46</text:p>
          </table:table-cell>
          <table:table-cell office:value-type="float" office:value="347.105" calcext:value-type="float">
            <text:p>347.105</text:p>
          </table:table-cell>
          <table:table-cell table:number-columns-repeated="10"/>
        </table:table-row>
        <table:table-row table:style-name="ro1">
          <table:table-cell office:value-type="float" office:value="1346.41" calcext:value-type="float">
            <text:p>1346.41</text:p>
          </table:table-cell>
          <table:table-cell office:value-type="float" office:value="346.887" calcext:value-type="float">
            <text:p>346.887</text:p>
          </table:table-cell>
          <table:table-cell table:number-columns-repeated="10"/>
        </table:table-row>
        <table:table-row table:style-name="ro1">
          <table:table-cell office:value-type="float" office:value="1347.3" calcext:value-type="float">
            <text:p>1347.3</text:p>
          </table:table-cell>
          <table:table-cell office:value-type="float" office:value="346.908" calcext:value-type="float">
            <text:p>346.908</text:p>
          </table:table-cell>
          <table:table-cell table:number-columns-repeated="10"/>
        </table:table-row>
        <table:table-row table:style-name="ro1">
          <table:table-cell office:value-type="float" office:value="1348.47" calcext:value-type="float">
            <text:p>1348.47</text:p>
          </table:table-cell>
          <table:table-cell office:value-type="float" office:value="347.135" calcext:value-type="float">
            <text:p>347.135</text:p>
          </table:table-cell>
          <table:table-cell table:number-columns-repeated="10"/>
        </table:table-row>
        <table:table-row table:style-name="ro1">
          <table:table-cell office:value-type="float" office:value="1349.5" calcext:value-type="float">
            <text:p>1349.5</text:p>
          </table:table-cell>
          <table:table-cell office:value-type="float" office:value="347.125" calcext:value-type="float">
            <text:p>347.125</text:p>
          </table:table-cell>
          <table:table-cell table:number-columns-repeated="10"/>
        </table:table-row>
        <table:table-row table:style-name="ro1">
          <table:table-cell office:value-type="float" office:value="1350.55" calcext:value-type="float">
            <text:p>1350.55</text:p>
          </table:table-cell>
          <table:table-cell office:value-type="float" office:value="347.115" calcext:value-type="float">
            <text:p>347.115</text:p>
          </table:table-cell>
          <table:table-cell table:number-columns-repeated="10"/>
        </table:table-row>
        <table:table-row table:style-name="ro1">
          <table:table-cell office:value-type="float" office:value="1351.45" calcext:value-type="float">
            <text:p>1351.45</text:p>
          </table:table-cell>
          <table:table-cell office:value-type="float" office:value="347.095" calcext:value-type="float">
            <text:p>347.095</text:p>
          </table:table-cell>
          <table:table-cell table:number-columns-repeated="10"/>
        </table:table-row>
        <table:table-row table:style-name="ro1">
          <table:table-cell office:value-type="float" office:value="1352.44" calcext:value-type="float">
            <text:p>1352.44</text:p>
          </table:table-cell>
          <table:table-cell office:value-type="float" office:value="347.125" calcext:value-type="float">
            <text:p>347.125</text:p>
          </table:table-cell>
          <table:table-cell table:number-columns-repeated="10"/>
        </table:table-row>
        <table:table-row table:style-name="ro1">
          <table:table-cell office:value-type="float" office:value="1353.57" calcext:value-type="float">
            <text:p>1353.57</text:p>
          </table:table-cell>
          <table:table-cell office:value-type="float" office:value="346.96" calcext:value-type="float">
            <text:p>346.96</text:p>
          </table:table-cell>
          <table:table-cell table:number-columns-repeated="10"/>
        </table:table-row>
        <table:table-row table:style-name="ro1">
          <table:table-cell office:value-type="float" office:value="1354.56" calcext:value-type="float">
            <text:p>1354.56</text:p>
          </table:table-cell>
          <table:table-cell office:value-type="float" office:value="346.952" calcext:value-type="float">
            <text:p>346.952</text:p>
          </table:table-cell>
          <table:table-cell table:number-columns-repeated="10"/>
        </table:table-row>
        <table:table-row table:style-name="ro1">
          <table:table-cell office:value-type="float" office:value="1355.59" calcext:value-type="float">
            <text:p>1355.59</text:p>
          </table:table-cell>
          <table:table-cell office:value-type="float" office:value="346.882" calcext:value-type="float">
            <text:p>346.882</text:p>
          </table:table-cell>
          <table:table-cell table:number-columns-repeated="10"/>
        </table:table-row>
        <table:table-row table:style-name="ro1">
          <table:table-cell office:value-type="float" office:value="1356.4" calcext:value-type="float">
            <text:p>1356.4</text:p>
          </table:table-cell>
          <table:table-cell office:value-type="float" office:value="346.88" calcext:value-type="float">
            <text:p>346.88</text:p>
          </table:table-cell>
          <table:table-cell table:number-columns-repeated="10"/>
        </table:table-row>
        <table:table-row table:style-name="ro1">
          <table:table-cell office:value-type="float" office:value="1357.43" calcext:value-type="float">
            <text:p>1357.43</text:p>
          </table:table-cell>
          <table:table-cell office:value-type="float" office:value="346.882" calcext:value-type="float">
            <text:p>346.882</text:p>
          </table:table-cell>
          <table:table-cell table:number-columns-repeated="10"/>
        </table:table-row>
        <table:table-row table:style-name="ro1">
          <table:table-cell office:value-type="float" office:value="1358.44" calcext:value-type="float">
            <text:p>1358.44</text:p>
          </table:table-cell>
          <table:table-cell office:value-type="float" office:value="346.88" calcext:value-type="float">
            <text:p>346.88</text:p>
          </table:table-cell>
          <table:table-cell table:number-columns-repeated="10"/>
        </table:table-row>
        <table:table-row table:style-name="ro1">
          <table:table-cell office:value-type="float" office:value="1359.46" calcext:value-type="float">
            <text:p>1359.46</text:p>
          </table:table-cell>
          <table:table-cell office:value-type="float" office:value="346.882" calcext:value-type="float">
            <text:p>346.882</text:p>
          </table:table-cell>
          <table:table-cell table:number-columns-repeated="10"/>
        </table:table-row>
        <table:table-row table:style-name="ro1">
          <table:table-cell office:value-type="float" office:value="1360.49" calcext:value-type="float">
            <text:p>1360.49</text:p>
          </table:table-cell>
          <table:table-cell office:value-type="float" office:value="346.882" calcext:value-type="float">
            <text:p>346.882</text:p>
          </table:table-cell>
          <table:table-cell table:number-columns-repeated="10"/>
        </table:table-row>
        <table:table-row table:style-name="ro1">
          <table:table-cell office:value-type="float" office:value="1361.48" calcext:value-type="float">
            <text:p>1361.48</text:p>
          </table:table-cell>
          <table:table-cell office:value-type="float" office:value="346.882" calcext:value-type="float">
            <text:p>346.882</text:p>
          </table:table-cell>
          <table:table-cell table:number-columns-repeated="10"/>
        </table:table-row>
        <table:table-row table:style-name="ro1">
          <table:table-cell office:value-type="float" office:value="1362.47" calcext:value-type="float">
            <text:p>1362.47</text:p>
          </table:table-cell>
          <table:table-cell office:value-type="float" office:value="346.882" calcext:value-type="float">
            <text:p>346.882</text:p>
          </table:table-cell>
          <table:table-cell table:number-columns-repeated="10"/>
        </table:table-row>
        <table:table-row table:style-name="ro1">
          <table:table-cell office:value-type="float" office:value="1363.7" calcext:value-type="float">
            <text:p>1363.7</text:p>
          </table:table-cell>
          <table:table-cell office:value-type="float" office:value="346.923" calcext:value-type="float">
            <text:p>346.923</text:p>
          </table:table-cell>
          <table:table-cell table:number-columns-repeated="10"/>
        </table:table-row>
        <table:table-row table:style-name="ro1">
          <table:table-cell office:value-type="float" office:value="1364.75" calcext:value-type="float">
            <text:p>1364.75</text:p>
          </table:table-cell>
          <table:table-cell office:value-type="float" office:value="347.07" calcext:value-type="float">
            <text:p>347.07</text:p>
          </table:table-cell>
          <table:table-cell table:number-columns-repeated="10"/>
        </table:table-row>
        <table:table-row table:style-name="ro1">
          <table:table-cell office:value-type="float" office:value="1365.78" calcext:value-type="float">
            <text:p>1365.78</text:p>
          </table:table-cell>
          <table:table-cell office:value-type="float" office:value="346.84" calcext:value-type="float">
            <text:p>346.84</text:p>
          </table:table-cell>
          <table:table-cell table:number-columns-repeated="10"/>
        </table:table-row>
        <table:table-row table:style-name="ro1">
          <table:table-cell office:value-type="float" office:value="1366.75" calcext:value-type="float">
            <text:p>1366.75</text:p>
          </table:table-cell>
          <table:table-cell office:value-type="float" office:value="346.692" calcext:value-type="float">
            <text:p>346.692</text:p>
          </table:table-cell>
          <table:table-cell table:number-columns-repeated="10"/>
        </table:table-row>
        <table:table-row table:style-name="ro1">
          <table:table-cell office:value-type="float" office:value="1367.81" calcext:value-type="float">
            <text:p>1367.81</text:p>
          </table:table-cell>
          <table:table-cell office:value-type="float" office:value="348.887" calcext:value-type="float">
            <text:p>348.887</text:p>
          </table:table-cell>
          <table:table-cell table:number-columns-repeated="10"/>
        </table:table-row>
        <table:table-row table:style-name="ro1">
          <table:table-cell office:value-type="float" office:value="1368.8" calcext:value-type="float">
            <text:p>1368.8</text:p>
          </table:table-cell>
          <table:table-cell office:value-type="float" office:value="346.817" calcext:value-type="float">
            <text:p>346.817</text:p>
          </table:table-cell>
          <table:table-cell table:number-columns-repeated="10"/>
        </table:table-row>
        <table:table-row table:style-name="ro1">
          <table:table-cell office:value-type="float" office:value="1369.83" calcext:value-type="float">
            <text:p>1369.83</text:p>
          </table:table-cell>
          <table:table-cell office:value-type="float" office:value="347.223" calcext:value-type="float">
            <text:p>347.223</text:p>
          </table:table-cell>
          <table:table-cell table:number-columns-repeated="10"/>
        </table:table-row>
        <table:table-row table:style-name="ro1">
          <table:table-cell office:value-type="float" office:value="1371.67" calcext:value-type="float">
            <text:p>1371.67</text:p>
          </table:table-cell>
          <table:table-cell office:value-type="float" office:value="347.125" calcext:value-type="float">
            <text:p>347.125</text:p>
          </table:table-cell>
          <table:table-cell table:number-columns-repeated="10"/>
        </table:table-row>
        <table:table-row table:style-name="ro1">
          <table:table-cell office:value-type="float" office:value="1371.99" calcext:value-type="float">
            <text:p>1371.99</text:p>
          </table:table-cell>
          <table:table-cell office:value-type="float" office:value="343.952" calcext:value-type="float">
            <text:p>343.952</text:p>
          </table:table-cell>
          <table:table-cell table:number-columns-repeated="10"/>
        </table:table-row>
        <table:table-row table:style-name="ro1">
          <table:table-cell office:value-type="float" office:value="1372.82" calcext:value-type="float">
            <text:p>1372.82</text:p>
          </table:table-cell>
          <table:table-cell office:value-type="float" office:value="343.952" calcext:value-type="float">
            <text:p>343.952</text:p>
          </table:table-cell>
          <table:table-cell table:number-columns-repeated="10"/>
        </table:table-row>
        <table:table-row table:style-name="ro1">
          <table:table-cell office:value-type="float" office:value="1373.94" calcext:value-type="float">
            <text:p>1373.94</text:p>
          </table:table-cell>
          <table:table-cell office:value-type="float" office:value="343.762" calcext:value-type="float">
            <text:p>343.762</text:p>
          </table:table-cell>
          <table:table-cell table:number-columns-repeated="10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343.74" calcext:value-type="float">
            <text:p>343.74</text:p>
          </table:table-cell>
          <table:table-cell table:number-columns-repeated="10"/>
        </table:table-row>
        <table:table-row table:style-name="ro1">
          <table:table-cell office:value-type="float" office:value="1376.03" calcext:value-type="float">
            <text:p>1376.03</text:p>
          </table:table-cell>
          <table:table-cell office:value-type="float" office:value="344.315" calcext:value-type="float">
            <text:p>344.315</text:p>
          </table:table-cell>
          <table:table-cell table:number-columns-repeated="10"/>
        </table:table-row>
        <table:table-row table:style-name="ro1">
          <table:table-cell office:value-type="float" office:value="1376.99" calcext:value-type="float">
            <text:p>1376.99</text:p>
          </table:table-cell>
          <table:table-cell office:value-type="float" office:value="344.115" calcext:value-type="float">
            <text:p>344.115</text:p>
          </table:table-cell>
          <table:table-cell table:number-columns-repeated="10"/>
        </table:table-row>
        <table:table-row table:style-name="ro1">
          <table:table-cell office:value-type="float" office:value="1377.96" calcext:value-type="float">
            <text:p>1377.96</text:p>
          </table:table-cell>
          <table:table-cell office:value-type="float" office:value="344.838" calcext:value-type="float">
            <text:p>344.838</text:p>
          </table:table-cell>
          <table:table-cell table:number-columns-repeated="10"/>
        </table:table-row>
        <table:table-row table:style-name="ro1">
          <table:table-cell office:value-type="float" office:value="1378.97" calcext:value-type="float">
            <text:p>1378.97</text:p>
          </table:table-cell>
          <table:table-cell office:value-type="float" office:value="344.415" calcext:value-type="float">
            <text:p>344.415</text:p>
          </table:table-cell>
          <table:table-cell table:number-columns-repeated="10"/>
        </table:table-row>
        <table:table-row table:style-name="ro1">
          <table:table-cell office:value-type="float" office:value="1380.11" calcext:value-type="float">
            <text:p>1380.11</text:p>
          </table:table-cell>
          <table:table-cell office:value-type="float" office:value="343.845" calcext:value-type="float">
            <text:p>343.845</text:p>
          </table:table-cell>
          <table:table-cell table:number-columns-repeated="10"/>
        </table:table-row>
        <table:table-row table:style-name="ro1">
          <table:table-cell office:value-type="float" office:value="1381.13" calcext:value-type="float">
            <text:p>1381.13</text:p>
          </table:table-cell>
          <table:table-cell office:value-type="float" office:value="343.913" calcext:value-type="float">
            <text:p>343.913</text:p>
          </table:table-cell>
          <table:table-cell table:number-columns-repeated="10"/>
        </table:table-row>
        <table:table-row table:style-name="ro1">
          <table:table-cell office:value-type="float" office:value="1381.97" calcext:value-type="float">
            <text:p>1381.97</text:p>
          </table:table-cell>
          <table:table-cell office:value-type="float" office:value="343.905" calcext:value-type="float">
            <text:p>343.905</text:p>
          </table:table-cell>
          <table:table-cell table:number-columns-repeated="10"/>
        </table:table-row>
        <table:table-row table:style-name="ro1">
          <table:table-cell office:value-type="float" office:value="1382.99" calcext:value-type="float">
            <text:p>1382.99</text:p>
          </table:table-cell>
          <table:table-cell office:value-type="float" office:value="343.89" calcext:value-type="float">
            <text:p>343.89</text:p>
          </table:table-cell>
          <table:table-cell table:number-columns-repeated="10"/>
        </table:table-row>
        <table:table-row table:style-name="ro1">
          <table:table-cell office:value-type="float" office:value="1384.02" calcext:value-type="float">
            <text:p>1384.02</text:p>
          </table:table-cell>
          <table:table-cell office:value-type="float" office:value="343.895" calcext:value-type="float">
            <text:p>343.895</text:p>
          </table:table-cell>
          <table:table-cell table:number-columns-repeated="10"/>
        </table:table-row>
        <table:table-row table:style-name="ro1">
          <table:table-cell office:value-type="float" office:value="1385.16" calcext:value-type="float">
            <text:p>1385.16</text:p>
          </table:table-cell>
          <table:table-cell office:value-type="float" office:value="344.515" calcext:value-type="float">
            <text:p>344.515</text:p>
          </table:table-cell>
          <table:table-cell table:number-columns-repeated="10"/>
        </table:table-row>
        <table:table-row table:style-name="ro1">
          <table:table-cell office:value-type="float" office:value="1385.95" calcext:value-type="float">
            <text:p>1385.95</text:p>
          </table:table-cell>
          <table:table-cell office:value-type="float" office:value="344.507" calcext:value-type="float">
            <text:p>344.507</text:p>
          </table:table-cell>
          <table:table-cell table:number-columns-repeated="10"/>
        </table:table-row>
        <table:table-row table:style-name="ro1">
          <table:table-cell office:value-type="float" office:value="1387.15" calcext:value-type="float">
            <text:p>1387.15</text:p>
          </table:table-cell>
          <table:table-cell office:value-type="float" office:value="344.57" calcext:value-type="float">
            <text:p>344.57</text:p>
          </table:table-cell>
          <table:table-cell table:number-columns-repeated="10"/>
        </table:table-row>
        <table:table-row table:style-name="ro1">
          <table:table-cell office:value-type="float" office:value="1388.16" calcext:value-type="float">
            <text:p>1388.16</text:p>
          </table:table-cell>
          <table:table-cell office:value-type="float" office:value="343.827" calcext:value-type="float">
            <text:p>343.827</text:p>
          </table:table-cell>
          <table:table-cell table:number-columns-repeated="10"/>
        </table:table-row>
        <table:table-row table:style-name="ro1">
          <table:table-cell office:value-type="float" office:value="1389.16" calcext:value-type="float">
            <text:p>1389.16</text:p>
          </table:table-cell>
          <table:table-cell office:value-type="float" office:value="344.778" calcext:value-type="float">
            <text:p>344.778</text:p>
          </table:table-cell>
          <table:table-cell table:number-columns-repeated="10"/>
        </table:table-row>
        <table:table-row table:style-name="ro1">
          <table:table-cell office:value-type="float" office:value="1390.03" calcext:value-type="float">
            <text:p>1390.03</text:p>
          </table:table-cell>
          <table:table-cell office:value-type="float" office:value="344.728" calcext:value-type="float">
            <text:p>344.728</text:p>
          </table:table-cell>
          <table:table-cell table:number-columns-repeated="10"/>
        </table:table-row>
        <table:table-row table:style-name="ro1">
          <table:table-cell office:value-type="float" office:value="1391.03" calcext:value-type="float">
            <text:p>1391.03</text:p>
          </table:table-cell>
          <table:table-cell office:value-type="float" office:value="345.683" calcext:value-type="float">
            <text:p>345.683</text:p>
          </table:table-cell>
          <table:table-cell table:number-columns-repeated="10"/>
        </table:table-row>
        <table:table-row table:style-name="ro1">
          <table:table-cell office:value-type="float" office:value="1392.24" calcext:value-type="float">
            <text:p>1392.24</text:p>
          </table:table-cell>
          <table:table-cell office:value-type="float" office:value="344.762" calcext:value-type="float">
            <text:p>344.762</text:p>
          </table:table-cell>
          <table:table-cell table:number-columns-repeated="10"/>
        </table:table-row>
        <table:table-row table:style-name="ro1">
          <table:table-cell office:value-type="float" office:value="1393.21" calcext:value-type="float">
            <text:p>1393.21</text:p>
          </table:table-cell>
          <table:table-cell office:value-type="float" office:value="344.473" calcext:value-type="float">
            <text:p>344.473</text:p>
          </table:table-cell>
          <table:table-cell table:number-columns-repeated="10"/>
        </table:table-row>
        <table:table-row table:style-name="ro1">
          <table:table-cell office:value-type="float" office:value="1394.18" calcext:value-type="float">
            <text:p>1394.18</text:p>
          </table:table-cell>
          <table:table-cell office:value-type="float" office:value="344.598" calcext:value-type="float">
            <text:p>344.598</text:p>
          </table:table-cell>
          <table:table-cell table:number-columns-repeated="10"/>
        </table:table-row>
        <table:table-row table:style-name="ro1">
          <table:table-cell office:value-type="float" office:value="1395.19" calcext:value-type="float">
            <text:p>1395.19</text:p>
          </table:table-cell>
          <table:table-cell office:value-type="float" office:value="344.317" calcext:value-type="float">
            <text:p>344.317</text:p>
          </table:table-cell>
          <table:table-cell table:number-columns-repeated="10"/>
        </table:table-row>
        <table:table-row table:style-name="ro1">
          <table:table-cell office:value-type="float" office:value="1396.04" calcext:value-type="float">
            <text:p>1396.04</text:p>
          </table:table-cell>
          <table:table-cell office:value-type="float" office:value="344.325" calcext:value-type="float">
            <text:p>344.325</text:p>
          </table:table-cell>
          <table:table-cell table:number-columns-repeated="10"/>
        </table:table-row>
        <table:table-row table:style-name="ro1">
          <table:table-cell office:value-type="float" office:value="1397.05" calcext:value-type="float">
            <text:p>1397.05</text:p>
          </table:table-cell>
          <table:table-cell office:value-type="float" office:value="344.317" calcext:value-type="float">
            <text:p>344.317</text:p>
          </table:table-cell>
          <table:table-cell table:number-columns-repeated="10"/>
        </table:table-row>
        <table:table-row table:style-name="ro1">
          <table:table-cell office:value-type="float" office:value="1398.04" calcext:value-type="float">
            <text:p>1398.04</text:p>
          </table:table-cell>
          <table:table-cell office:value-type="float" office:value="344.312" calcext:value-type="float">
            <text:p>344.312</text:p>
          </table:table-cell>
          <table:table-cell table:number-columns-repeated="10"/>
        </table:table-row>
        <table:table-row table:style-name="ro1">
          <table:table-cell office:value-type="float" office:value="1399.03" calcext:value-type="float">
            <text:p>1399.03</text:p>
          </table:table-cell>
          <table:table-cell office:value-type="float" office:value="344.31" calcext:value-type="float">
            <text:p>344.31</text:p>
          </table:table-cell>
          <table:table-cell table:number-columns-repeated="10"/>
        </table:table-row>
        <table:table-row table:style-name="ro1">
          <table:table-cell office:value-type="float" office:value="1400.04" calcext:value-type="float">
            <text:p>1400.04</text:p>
          </table:table-cell>
          <table:table-cell office:value-type="float" office:value="344.298" calcext:value-type="float">
            <text:p>344.298</text:p>
          </table:table-cell>
          <table:table-cell table:number-columns-repeated="10"/>
        </table:table-row>
        <table:table-row table:style-name="ro1">
          <table:table-cell office:value-type="float" office:value="1401.05" calcext:value-type="float">
            <text:p>1401.05</text:p>
          </table:table-cell>
          <table:table-cell office:value-type="float" office:value="344.303" calcext:value-type="float">
            <text:p>344.303</text:p>
          </table:table-cell>
          <table:table-cell table:number-columns-repeated="10"/>
        </table:table-row>
        <table:table-row table:style-name="ro1">
          <table:table-cell office:value-type="float" office:value="1402.08" calcext:value-type="float">
            <text:p>1402.08</text:p>
          </table:table-cell>
          <table:table-cell office:value-type="float" office:value="344.332" calcext:value-type="float">
            <text:p>344.332</text:p>
          </table:table-cell>
          <table:table-cell table:number-columns-repeated="10"/>
        </table:table-row>
        <table:table-row table:style-name="ro1">
          <table:table-cell office:value-type="float" office:value="1403.24" calcext:value-type="float">
            <text:p>1403.24</text:p>
          </table:table-cell>
          <table:table-cell office:value-type="float" office:value="344.68" calcext:value-type="float">
            <text:p>344.68</text:p>
          </table:table-cell>
          <table:table-cell table:number-columns-repeated="10"/>
        </table:table-row>
        <table:table-row table:style-name="ro1">
          <table:table-cell office:value-type="float" office:value="1404.32" calcext:value-type="float">
            <text:p>1404.32</text:p>
          </table:table-cell>
          <table:table-cell office:value-type="float" office:value="344.745" calcext:value-type="float">
            <text:p>344.745</text:p>
          </table:table-cell>
          <table:table-cell table:number-columns-repeated="10"/>
        </table:table-row>
        <table:table-row table:style-name="ro1">
          <table:table-cell office:value-type="float" office:value="1405.3" calcext:value-type="float">
            <text:p>1405.3</text:p>
          </table:table-cell>
          <table:table-cell office:value-type="float" office:value="344.613" calcext:value-type="float">
            <text:p>344.613</text:p>
          </table:table-cell>
          <table:table-cell table:number-columns-repeated="10"/>
        </table:table-row>
        <table:table-row table:style-name="ro1">
          <table:table-cell office:value-type="float" office:value="1406.23" calcext:value-type="float">
            <text:p>1406.23</text:p>
          </table:table-cell>
          <table:table-cell office:value-type="float" office:value="345.012" calcext:value-type="float">
            <text:p>345.012</text:p>
          </table:table-cell>
          <table:table-cell table:number-columns-repeated="10"/>
        </table:table-row>
        <table:table-row table:style-name="ro1">
          <table:table-cell office:value-type="float" office:value="1407.41" calcext:value-type="float">
            <text:p>1407.41</text:p>
          </table:table-cell>
          <table:table-cell office:value-type="float" office:value="344.543" calcext:value-type="float">
            <text:p>344.543</text:p>
          </table:table-cell>
          <table:table-cell table:number-columns-repeated="10"/>
        </table:table-row>
        <table:table-row table:style-name="ro1">
          <table:table-cell office:value-type="float" office:value="1408.4" calcext:value-type="float">
            <text:p>1408.4</text:p>
          </table:table-cell>
          <table:table-cell office:value-type="float" office:value="344.425" calcext:value-type="float">
            <text:p>344.425</text:p>
          </table:table-cell>
          <table:table-cell table:number-columns-repeated="10"/>
        </table:table-row>
        <table:table-row table:style-name="ro1">
          <table:table-cell office:value-type="float" office:value="1409.39" calcext:value-type="float">
            <text:p>1409.39</text:p>
          </table:table-cell>
          <table:table-cell office:value-type="float" office:value="344.5" calcext:value-type="float">
            <text:p>344.5</text:p>
          </table:table-cell>
          <table:table-cell table:number-columns-repeated="10"/>
        </table:table-row>
        <table:table-row table:style-name="ro1">
          <table:table-cell office:value-type="float" office:value="1410.37" calcext:value-type="float">
            <text:p>1410.37</text:p>
          </table:table-cell>
          <table:table-cell office:value-type="float" office:value="344.455" calcext:value-type="float">
            <text:p>344.455</text:p>
          </table:table-cell>
          <table:table-cell table:number-columns-repeated="10"/>
        </table:table-row>
        <table:table-row table:style-name="ro1">
          <table:table-cell office:value-type="float" office:value="1411.45" calcext:value-type="float">
            <text:p>1411.45</text:p>
          </table:table-cell>
          <table:table-cell office:value-type="float" office:value="344.673" calcext:value-type="float">
            <text:p>344.673</text:p>
          </table:table-cell>
          <table:table-cell table:number-columns-repeated="10"/>
        </table:table-row>
        <table:table-row table:style-name="ro1">
          <table:table-cell office:value-type="float" office:value="1412.28" calcext:value-type="float">
            <text:p>1412.28</text:p>
          </table:table-cell>
          <table:table-cell office:value-type="float" office:value="344.663" calcext:value-type="float">
            <text:p>344.663</text:p>
          </table:table-cell>
          <table:table-cell table:number-columns-repeated="10"/>
        </table:table-row>
        <table:table-row table:style-name="ro1">
          <table:table-cell office:value-type="float" office:value="1413.34" calcext:value-type="float">
            <text:p>1413.34</text:p>
          </table:table-cell>
          <table:table-cell office:value-type="float" office:value="344.653" calcext:value-type="float">
            <text:p>344.653</text:p>
          </table:table-cell>
          <table:table-cell table:number-columns-repeated="10"/>
        </table:table-row>
        <table:table-row table:style-name="ro1">
          <table:table-cell office:value-type="float" office:value="1414.43" calcext:value-type="float">
            <text:p>1414.43</text:p>
          </table:table-cell>
          <table:table-cell office:value-type="float" office:value="344.65" calcext:value-type="float">
            <text:p>344.65</text:p>
          </table:table-cell>
          <table:table-cell table:number-columns-repeated="10"/>
        </table:table-row>
        <table:table-row table:style-name="ro1">
          <table:table-cell office:value-type="float" office:value="1415.57" calcext:value-type="float">
            <text:p>1415.57</text:p>
          </table:table-cell>
          <table:table-cell office:value-type="float" office:value="344.72" calcext:value-type="float">
            <text:p>344.72</text:p>
          </table:table-cell>
          <table:table-cell table:number-columns-repeated="10"/>
        </table:table-row>
        <table:table-row table:style-name="ro1">
          <table:table-cell office:value-type="float" office:value="1416.47" calcext:value-type="float">
            <text:p>1416.47</text:p>
          </table:table-cell>
          <table:table-cell office:value-type="float" office:value="344.885" calcext:value-type="float">
            <text:p>344.885</text:p>
          </table:table-cell>
          <table:table-cell table:number-columns-repeated="10"/>
        </table:table-row>
        <table:table-row table:style-name="ro1">
          <table:table-cell office:value-type="float" office:value="1417.63" calcext:value-type="float">
            <text:p>1417.63</text:p>
          </table:table-cell>
          <table:table-cell office:value-type="float" office:value="344.528" calcext:value-type="float">
            <text:p>344.528</text:p>
          </table:table-cell>
          <table:table-cell table:number-columns-repeated="10"/>
        </table:table-row>
        <table:table-row table:style-name="ro1">
          <table:table-cell office:value-type="float" office:value="1418.66" calcext:value-type="float">
            <text:p>1418.66</text:p>
          </table:table-cell>
          <table:table-cell office:value-type="float" office:value="344.988" calcext:value-type="float">
            <text:p>344.988</text:p>
          </table:table-cell>
          <table:table-cell table:number-columns-repeated="10"/>
        </table:table-row>
        <table:table-row table:style-name="ro1">
          <table:table-cell office:value-type="float" office:value="1419.61" calcext:value-type="float">
            <text:p>1419.61</text:p>
          </table:table-cell>
          <table:table-cell office:value-type="float" office:value="344.618" calcext:value-type="float">
            <text:p>344.618</text:p>
          </table:table-cell>
          <table:table-cell table:number-columns-repeated="10"/>
        </table:table-row>
        <table:table-row table:style-name="ro1">
          <table:table-cell office:value-type="float" office:value="1420.47" calcext:value-type="float">
            <text:p>1420.47</text:p>
          </table:table-cell>
          <table:table-cell office:value-type="float" office:value="344.702" calcext:value-type="float">
            <text:p>344.702</text:p>
          </table:table-cell>
          <table:table-cell table:number-columns-repeated="10"/>
        </table:table-row>
        <table:table-row table:style-name="ro1">
          <table:table-cell office:value-type="float" office:value="1421.72" calcext:value-type="float">
            <text:p>1421.72</text:p>
          </table:table-cell>
          <table:table-cell office:value-type="float" office:value="344.882" calcext:value-type="float">
            <text:p>344.882</text:p>
          </table:table-cell>
          <table:table-cell table:number-columns-repeated="10"/>
        </table:table-row>
        <table:table-row table:style-name="ro1">
          <table:table-cell office:value-type="float" office:value="1422.78" calcext:value-type="float">
            <text:p>1422.78</text:p>
          </table:table-cell>
          <table:table-cell office:value-type="float" office:value="344.79" calcext:value-type="float">
            <text:p>344.79</text:p>
          </table:table-cell>
          <table:table-cell table:number-columns-repeated="10"/>
        </table:table-row>
        <table:table-row table:style-name="ro1">
          <table:table-cell office:value-type="float" office:value="1423.5" calcext:value-type="float">
            <text:p>1423.5</text:p>
          </table:table-cell>
          <table:table-cell office:value-type="float" office:value="344.795" calcext:value-type="float">
            <text:p>344.795</text:p>
          </table:table-cell>
          <table:table-cell table:number-columns-repeated="10"/>
        </table:table-row>
        <table:table-row table:style-name="ro1">
          <table:table-cell office:value-type="float" office:value="1424.78" calcext:value-type="float">
            <text:p>1424.78</text:p>
          </table:table-cell>
          <table:table-cell office:value-type="float" office:value="344.403" calcext:value-type="float">
            <text:p>344.403</text:p>
          </table:table-cell>
          <table:table-cell table:number-columns-repeated="10"/>
        </table:table-row>
        <table:table-row table:style-name="ro1">
          <table:table-cell office:value-type="float" office:value="1425.59" calcext:value-type="float">
            <text:p>1425.59</text:p>
          </table:table-cell>
          <table:table-cell office:value-type="float" office:value="344.553" calcext:value-type="float">
            <text:p>344.553</text:p>
          </table:table-cell>
          <table:table-cell table:number-columns-repeated="10"/>
        </table:table-row>
        <table:table-row table:style-name="ro1">
          <table:table-cell office:value-type="float" office:value="1426.67" calcext:value-type="float">
            <text:p>1426.67</text:p>
          </table:table-cell>
          <table:table-cell office:value-type="float" office:value="345.363" calcext:value-type="float">
            <text:p>345.363</text:p>
          </table:table-cell>
          <table:table-cell table:number-columns-repeated="10"/>
        </table:table-row>
        <table:table-row table:style-name="ro1">
          <table:table-cell office:value-type="float" office:value="1427.76" calcext:value-type="float">
            <text:p>1427.76</text:p>
          </table:table-cell>
          <table:table-cell office:value-type="float" office:value="344.433" calcext:value-type="float">
            <text:p>344.433</text:p>
          </table:table-cell>
          <table:table-cell table:number-columns-repeated="10"/>
        </table:table-row>
        <table:table-row table:style-name="ro1">
          <table:table-cell office:value-type="float" office:value="1428.86" calcext:value-type="float">
            <text:p>1428.86</text:p>
          </table:table-cell>
          <table:table-cell office:value-type="float" office:value="344.733" calcext:value-type="float">
            <text:p>344.733</text:p>
          </table:table-cell>
          <table:table-cell table:number-columns-repeated="10"/>
        </table:table-row>
        <table:table-row table:style-name="ro1">
          <table:table-cell office:value-type="float" office:value="1429.68" calcext:value-type="float">
            <text:p>1429.68</text:p>
          </table:table-cell>
          <table:table-cell office:value-type="float" office:value="344.683" calcext:value-type="float">
            <text:p>344.683</text:p>
          </table:table-cell>
          <table:table-cell table:number-columns-repeated="10"/>
        </table:table-row>
        <table:table-row table:style-name="ro1">
          <table:table-cell office:value-type="float" office:value="1430.69" calcext:value-type="float">
            <text:p>1430.69</text:p>
          </table:table-cell>
          <table:table-cell office:value-type="float" office:value="344.68" calcext:value-type="float">
            <text:p>344.68</text:p>
          </table:table-cell>
          <table:table-cell table:number-columns-repeated="10"/>
        </table:table-row>
        <table:table-row table:style-name="ro1">
          <table:table-cell office:value-type="float" office:value="1431.88" calcext:value-type="float">
            <text:p>1431.88</text:p>
          </table:table-cell>
          <table:table-cell office:value-type="float" office:value="345.098" calcext:value-type="float">
            <text:p>345.098</text:p>
          </table:table-cell>
          <table:table-cell table:number-columns-repeated="10"/>
        </table:table-row>
        <table:table-row table:style-name="ro1">
          <table:table-cell office:value-type="float" office:value="1432.86" calcext:value-type="float">
            <text:p>1432.86</text:p>
          </table:table-cell>
          <table:table-cell office:value-type="float" office:value="343.772" calcext:value-type="float">
            <text:p>343.772</text:p>
          </table:table-cell>
          <table:table-cell table:number-columns-repeated="10"/>
        </table:table-row>
        <table:table-row table:style-name="ro1">
          <table:table-cell office:value-type="float" office:value="1433.72" calcext:value-type="float">
            <text:p>1433.72</text:p>
          </table:table-cell>
          <table:table-cell office:value-type="float" office:value="343.772" calcext:value-type="float">
            <text:p>343.772</text:p>
          </table:table-cell>
          <table:table-cell table:number-columns-repeated="10"/>
        </table:table-row>
        <table:table-row table:style-name="ro1">
          <table:table-cell office:value-type="float" office:value="1434.76" calcext:value-type="float">
            <text:p>1434.76</text:p>
          </table:table-cell>
          <table:table-cell office:value-type="float" office:value="343.772" calcext:value-type="float">
            <text:p>343.772</text:p>
          </table:table-cell>
          <table:table-cell table:number-columns-repeated="10"/>
        </table:table-row>
        <table:table-row table:style-name="ro1">
          <table:table-cell office:value-type="float" office:value="1435.79" calcext:value-type="float">
            <text:p>1435.79</text:p>
          </table:table-cell>
          <table:table-cell office:value-type="float" office:value="343.778" calcext:value-type="float">
            <text:p>343.778</text:p>
          </table:table-cell>
          <table:table-cell table:number-columns-repeated="10"/>
        </table:table-row>
        <table:table-row table:style-name="ro1">
          <table:table-cell office:value-type="float" office:value="1436.82" calcext:value-type="float">
            <text:p>1436.82</text:p>
          </table:table-cell>
          <table:table-cell office:value-type="float" office:value="343.775" calcext:value-type="float">
            <text:p>343.775</text:p>
          </table:table-cell>
          <table:table-cell table:number-columns-repeated="10"/>
        </table:table-row>
        <table:table-row table:style-name="ro1">
          <table:table-cell office:value-type="float" office:value="1437.83" calcext:value-type="float">
            <text:p>1437.83</text:p>
          </table:table-cell>
          <table:table-cell office:value-type="float" office:value="343.78" calcext:value-type="float">
            <text:p>343.78</text:p>
          </table:table-cell>
          <table:table-cell table:number-columns-repeated="10"/>
        </table:table-row>
        <table:table-row table:style-name="ro1">
          <table:table-cell office:value-type="float" office:value="1438.82" calcext:value-type="float">
            <text:p>1438.82</text:p>
          </table:table-cell>
          <table:table-cell office:value-type="float" office:value="343.78" calcext:value-type="float">
            <text:p>343.78</text:p>
          </table:table-cell>
          <table:table-cell table:number-columns-repeated="10"/>
        </table:table-row>
        <table:table-row table:style-name="ro1">
          <table:table-cell office:value-type="float" office:value="1439.86" calcext:value-type="float">
            <text:p>1439.86</text:p>
          </table:table-cell>
          <table:table-cell office:value-type="float" office:value="343.785" calcext:value-type="float">
            <text:p>343.785</text:p>
          </table:table-cell>
          <table:table-cell table:number-columns-repeated="10"/>
        </table:table-row>
        <table:table-row table:style-name="ro1">
          <table:table-cell office:value-type="float" office:value="1441.07" calcext:value-type="float">
            <text:p>1441.07</text:p>
          </table:table-cell>
          <table:table-cell office:value-type="float" office:value="344.175" calcext:value-type="float">
            <text:p>344.175</text:p>
          </table:table-cell>
          <table:table-cell table:number-columns-repeated="10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344.16" calcext:value-type="float">
            <text:p>344.16</text:p>
          </table:table-cell>
          <table:table-cell table:number-columns-repeated="10"/>
        </table:table-row>
        <table:table-row table:style-name="ro1">
          <table:table-cell office:value-type="float" office:value="1442.99" calcext:value-type="float">
            <text:p>1442.99</text:p>
          </table:table-cell>
          <table:table-cell office:value-type="float" office:value="345.213" calcext:value-type="float">
            <text:p>345.213</text:p>
          </table:table-cell>
          <table:table-cell table:number-columns-repeated="10"/>
        </table:table-row>
        <table:table-row table:style-name="ro1">
          <table:table-cell office:value-type="float" office:value="1444.22" calcext:value-type="float">
            <text:p>1444.22</text:p>
          </table:table-cell>
          <table:table-cell office:value-type="float" office:value="343.478" calcext:value-type="float">
            <text:p>343.478</text:p>
          </table:table-cell>
          <table:table-cell table:number-columns-repeated="10"/>
        </table:table-row>
        <table:table-row table:style-name="ro1">
          <table:table-cell office:value-type="float" office:value="1445.17" calcext:value-type="float">
            <text:p>1445.17</text:p>
          </table:table-cell>
          <table:table-cell office:value-type="float" office:value="343.947" calcext:value-type="float">
            <text:p>343.947</text:p>
          </table:table-cell>
          <table:table-cell table:number-columns-repeated="10"/>
        </table:table-row>
        <table:table-row table:style-name="ro1">
          <table:table-cell office:value-type="float" office:value="1445.96" calcext:value-type="float">
            <text:p>1445.96</text:p>
          </table:table-cell>
          <table:table-cell office:value-type="float" office:value="343.91" calcext:value-type="float">
            <text:p>343.91</text:p>
          </table:table-cell>
          <table:table-cell table:number-columns-repeated="10"/>
        </table:table-row>
        <table:table-row table:style-name="ro1">
          <table:table-cell office:value-type="float" office:value="1447.16" calcext:value-type="float">
            <text:p>1447.16</text:p>
          </table:table-cell>
          <table:table-cell office:value-type="float" office:value="343.715" calcext:value-type="float">
            <text:p>343.715</text:p>
          </table:table-cell>
          <table:table-cell table:number-columns-repeated="10"/>
        </table:table-row>
        <table:table-row table:style-name="ro1">
          <table:table-cell office:value-type="float" office:value="1448.17" calcext:value-type="float">
            <text:p>1448.17</text:p>
          </table:table-cell>
          <table:table-cell office:value-type="float" office:value="344.37" calcext:value-type="float">
            <text:p>344.37</text:p>
          </table:table-cell>
          <table:table-cell table:number-columns-repeated="10"/>
        </table:table-row>
        <table:table-row table:style-name="ro1">
          <table:table-cell office:value-type="float" office:value="1449.26" calcext:value-type="float">
            <text:p>1449.26</text:p>
          </table:table-cell>
          <table:table-cell office:value-type="float" office:value="344.188" calcext:value-type="float">
            <text:p>344.188</text:p>
          </table:table-cell>
          <table:table-cell table:number-columns-repeated="10"/>
        </table:table-row>
        <table:table-row table:style-name="ro1">
          <table:table-cell office:value-type="float" office:value="1450.01" calcext:value-type="float">
            <text:p>1450.01</text:p>
          </table:table-cell>
          <table:table-cell office:value-type="float" office:value="344.535" calcext:value-type="float">
            <text:p>344.535</text:p>
          </table:table-cell>
          <table:table-cell table:number-columns-repeated="10"/>
        </table:table-row>
        <table:table-row table:style-name="ro1">
          <table:table-cell office:value-type="float" office:value="1451.26" calcext:value-type="float">
            <text:p>1451.26</text:p>
          </table:table-cell>
          <table:table-cell office:value-type="float" office:value="343.025" calcext:value-type="float">
            <text:p>343.025</text:p>
          </table:table-cell>
          <table:table-cell table:number-columns-repeated="10"/>
        </table:table-row>
        <table:table-row table:style-name="ro1">
          <table:table-cell office:value-type="float" office:value="1452.29" calcext:value-type="float">
            <text:p>1452.29</text:p>
          </table:table-cell>
          <table:table-cell office:value-type="float" office:value="345.58" calcext:value-type="float">
            <text:p>345.58</text:p>
          </table:table-cell>
          <table:table-cell table:number-columns-repeated="10"/>
        </table:table-row>
        <table:table-row table:style-name="ro1">
          <table:table-cell office:value-type="float" office:value="1453.17" calcext:value-type="float">
            <text:p>1453.17</text:p>
          </table:table-cell>
          <table:table-cell office:value-type="float" office:value="344.108" calcext:value-type="float">
            <text:p>344.108</text:p>
          </table:table-cell>
          <table:table-cell table:number-columns-repeated="10"/>
        </table:table-row>
        <table:table-row table:style-name="ro1">
          <table:table-cell office:value-type="float" office:value="1454.33" calcext:value-type="float">
            <text:p>1454.33</text:p>
          </table:table-cell>
          <table:table-cell office:value-type="float" office:value="344.73" calcext:value-type="float">
            <text:p>344.73</text:p>
          </table:table-cell>
          <table:table-cell table:number-columns-repeated="10"/>
        </table:table-row>
        <table:table-row table:style-name="ro1">
          <table:table-cell office:value-type="float" office:value="1455.3" calcext:value-type="float">
            <text:p>1455.3</text:p>
          </table:table-cell>
          <table:table-cell office:value-type="float" office:value="343.808" calcext:value-type="float">
            <text:p>343.808</text:p>
          </table:table-cell>
          <table:table-cell table:number-columns-repeated="10"/>
        </table:table-row>
        <table:table-row table:style-name="ro1">
          <table:table-cell office:value-type="float" office:value="1456.27" calcext:value-type="float">
            <text:p>1456.27</text:p>
          </table:table-cell>
          <table:table-cell office:value-type="float" office:value="343.45" calcext:value-type="float">
            <text:p>343.45</text:p>
          </table:table-cell>
          <table:table-cell table:number-columns-repeated="10"/>
        </table:table-row>
        <table:table-row table:style-name="ro1">
          <table:table-cell office:value-type="float" office:value="1457.32" calcext:value-type="float">
            <text:p>1457.32</text:p>
          </table:table-cell>
          <table:table-cell office:value-type="float" office:value="342.915" calcext:value-type="float">
            <text:p>342.915</text:p>
          </table:table-cell>
          <table:table-cell table:number-columns-repeated="10"/>
        </table:table-row>
        <table:table-row table:style-name="ro1">
          <table:table-cell office:value-type="float" office:value="1458.34" calcext:value-type="float">
            <text:p>1458.34</text:p>
          </table:table-cell>
          <table:table-cell office:value-type="float" office:value="345.158" calcext:value-type="float">
            <text:p>345.158</text:p>
          </table:table-cell>
          <table:table-cell table:number-columns-repeated="10"/>
        </table:table-row>
        <table:table-row table:style-name="ro1">
          <table:table-cell office:value-type="float" office:value="1459.33" calcext:value-type="float">
            <text:p>1459.33</text:p>
          </table:table-cell>
          <table:table-cell office:value-type="float" office:value="345.125" calcext:value-type="float">
            <text:p>345.125</text:p>
          </table:table-cell>
          <table:table-cell table:number-columns-repeated="10"/>
        </table:table-row>
        <table:table-row table:style-name="ro1">
          <table:table-cell office:value-type="float" office:value="1460.12" calcext:value-type="float">
            <text:p>1460.12</text:p>
          </table:table-cell>
          <table:table-cell office:value-type="float" office:value="345.13" calcext:value-type="float">
            <text:p>345.13</text:p>
          </table:table-cell>
          <table:table-cell table:number-columns-repeated="10"/>
        </table:table-row>
        <table:table-row table:style-name="ro1">
          <table:table-cell office:value-type="float" office:value="1461.12" calcext:value-type="float">
            <text:p>1461.12</text:p>
          </table:table-cell>
          <table:table-cell office:value-type="float" office:value="345.127" calcext:value-type="float">
            <text:p>345.127</text:p>
          </table:table-cell>
          <table:table-cell table:number-columns-repeated="10"/>
        </table:table-row>
        <table:table-row table:style-name="ro1">
          <table:table-cell office:value-type="float" office:value="1462.15" calcext:value-type="float">
            <text:p>1462.15</text:p>
          </table:table-cell>
          <table:table-cell office:value-type="float" office:value="345.132" calcext:value-type="float">
            <text:p>345.132</text:p>
          </table:table-cell>
          <table:table-cell table:number-columns-repeated="10"/>
        </table:table-row>
        <table:table-row table:style-name="ro1">
          <table:table-cell office:value-type="float" office:value="1463.36" calcext:value-type="float">
            <text:p>1463.36</text:p>
          </table:table-cell>
          <table:table-cell office:value-type="float" office:value="344.08" calcext:value-type="float">
            <text:p>344.08</text:p>
          </table:table-cell>
          <table:table-cell table:number-columns-repeated="10"/>
        </table:table-row>
        <table:table-row table:style-name="ro1">
          <table:table-cell office:value-type="float" office:value="1464.41" calcext:value-type="float">
            <text:p>1464.41</text:p>
          </table:table-cell>
          <table:table-cell office:value-type="float" office:value="347.135" calcext:value-type="float">
            <text:p>347.135</text:p>
          </table:table-cell>
          <table:table-cell table:number-columns-repeated="10"/>
        </table:table-row>
        <table:table-row table:style-name="ro1">
          <table:table-cell office:value-type="float" office:value="1465.27" calcext:value-type="float">
            <text:p>1465.27</text:p>
          </table:table-cell>
          <table:table-cell office:value-type="float" office:value="345.678" calcext:value-type="float">
            <text:p>345.678</text:p>
          </table:table-cell>
          <table:table-cell table:number-columns-repeated="10"/>
        </table:table-row>
        <table:table-row table:style-name="ro1">
          <table:table-cell office:value-type="float" office:value="1466.47" calcext:value-type="float">
            <text:p>1466.47</text:p>
          </table:table-cell>
          <table:table-cell office:value-type="float" office:value="344.54" calcext:value-type="float">
            <text:p>344.54</text:p>
          </table:table-cell>
          <table:table-cell table:number-columns-repeated="10"/>
        </table:table-row>
        <table:table-row table:style-name="ro1">
          <table:table-cell office:value-type="float" office:value="1467.43" calcext:value-type="float">
            <text:p>1467.43</text:p>
          </table:table-cell>
          <table:table-cell office:value-type="float" office:value="345.618" calcext:value-type="float">
            <text:p>345.618</text:p>
          </table:table-cell>
          <table:table-cell table:number-columns-repeated="10"/>
        </table:table-row>
        <table:table-row table:style-name="ro1">
          <table:table-cell office:value-type="float" office:value="1468.42" calcext:value-type="float">
            <text:p>1468.42</text:p>
          </table:table-cell>
          <table:table-cell office:value-type="float" office:value="344.558" calcext:value-type="float">
            <text:p>344.558</text:p>
          </table:table-cell>
          <table:table-cell table:number-columns-repeated="10"/>
        </table:table-row>
        <table:table-row table:style-name="ro1">
          <table:table-cell office:value-type="float" office:value="1469.29" calcext:value-type="float">
            <text:p>1469.29</text:p>
          </table:table-cell>
          <table:table-cell office:value-type="float" office:value="344.535" calcext:value-type="float">
            <text:p>344.535</text:p>
          </table:table-cell>
          <table:table-cell table:number-columns-repeated="10"/>
        </table:table-row>
        <table:table-row table:style-name="ro1">
          <table:table-cell office:value-type="float" office:value="1470.55" calcext:value-type="float">
            <text:p>1470.55</text:p>
          </table:table-cell>
          <table:table-cell office:value-type="float" office:value="345.58" calcext:value-type="float">
            <text:p>345.58</text:p>
          </table:table-cell>
          <table:table-cell table:number-columns-repeated="10"/>
        </table:table-row>
        <table:table-row table:style-name="ro1">
          <table:table-cell office:value-type="float" office:value="1471.55" calcext:value-type="float">
            <text:p>1471.55</text:p>
          </table:table-cell>
          <table:table-cell office:value-type="float" office:value="345.42" calcext:value-type="float">
            <text:p>345.42</text:p>
          </table:table-cell>
          <table:table-cell table:number-columns-repeated="10"/>
        </table:table-row>
        <table:table-row table:style-name="ro1">
          <table:table-cell office:value-type="float" office:value="1472.29" calcext:value-type="float">
            <text:p>1472.29</text:p>
          </table:table-cell>
          <table:table-cell office:value-type="float" office:value="345.207" calcext:value-type="float">
            <text:p>345.207</text:p>
          </table:table-cell>
          <table:table-cell table:number-columns-repeated="10"/>
        </table:table-row>
        <table:table-row table:style-name="ro1">
          <table:table-cell office:value-type="float" office:value="1473.54" calcext:value-type="float">
            <text:p>1473.54</text:p>
          </table:table-cell>
          <table:table-cell office:value-type="float" office:value="345.19" calcext:value-type="float">
            <text:p>345.19</text:p>
          </table:table-cell>
          <table:table-cell table:number-columns-repeated="10"/>
        </table:table-row>
        <table:table-row table:style-name="ro1">
          <table:table-cell office:value-type="float" office:value="1474.43" calcext:value-type="float">
            <text:p>1474.43</text:p>
          </table:table-cell>
          <table:table-cell office:value-type="float" office:value="344.447" calcext:value-type="float">
            <text:p>344.447</text:p>
          </table:table-cell>
          <table:table-cell table:number-columns-repeated="10"/>
        </table:table-row>
        <table:table-row table:style-name="ro1">
          <table:table-cell office:value-type="float" office:value="1475.6" calcext:value-type="float">
            <text:p>1475.6</text:p>
          </table:table-cell>
          <table:table-cell office:value-type="float" office:value="344.248" calcext:value-type="float">
            <text:p>344.248</text:p>
          </table:table-cell>
          <table:table-cell table:number-columns-repeated="10"/>
        </table:table-row>
        <table:table-row table:style-name="ro1">
          <table:table-cell office:value-type="float" office:value="1476.52" calcext:value-type="float">
            <text:p>1476.52</text:p>
          </table:table-cell>
          <table:table-cell office:value-type="float" office:value="345.635" calcext:value-type="float">
            <text:p>345.635</text:p>
          </table:table-cell>
          <table:table-cell table:number-columns-repeated="10"/>
        </table:table-row>
        <table:table-row table:style-name="ro1">
          <table:table-cell office:value-type="float" office:value="1477.58" calcext:value-type="float">
            <text:p>1477.58</text:p>
          </table:table-cell>
          <table:table-cell office:value-type="float" office:value="345.108" calcext:value-type="float">
            <text:p>345.108</text:p>
          </table:table-cell>
          <table:table-cell table:number-columns-repeated="10"/>
        </table:table-row>
        <table:table-row table:style-name="ro1">
          <table:table-cell office:value-type="float" office:value="1478.42" calcext:value-type="float">
            <text:p>1478.42</text:p>
          </table:table-cell>
          <table:table-cell office:value-type="float" office:value="345.1" calcext:value-type="float">
            <text:p>345.1</text:p>
          </table:table-cell>
          <table:table-cell table:number-columns-repeated="10"/>
        </table:table-row>
        <table:table-row table:style-name="ro1">
          <table:table-cell office:value-type="float" office:value="1479.68" calcext:value-type="float">
            <text:p>1479.68</text:p>
          </table:table-cell>
          <table:table-cell office:value-type="float" office:value="344.738" calcext:value-type="float">
            <text:p>344.738</text:p>
          </table:table-cell>
          <table:table-cell table:number-columns-repeated="10"/>
        </table:table-row>
        <table:table-row table:style-name="ro1">
          <table:table-cell office:value-type="float" office:value="1480.62" calcext:value-type="float">
            <text:p>1480.62</text:p>
          </table:table-cell>
          <table:table-cell office:value-type="float" office:value="344.853" calcext:value-type="float">
            <text:p>344.853</text:p>
          </table:table-cell>
          <table:table-cell table:number-columns-repeated="10"/>
        </table:table-row>
        <table:table-row table:style-name="ro1">
          <table:table-cell office:value-type="float" office:value="1481.7" calcext:value-type="float">
            <text:p>1481.7</text:p>
          </table:table-cell>
          <table:table-cell office:value-type="float" office:value="345.865" calcext:value-type="float">
            <text:p>345.865</text:p>
          </table:table-cell>
          <table:table-cell table:number-columns-repeated="10"/>
        </table:table-row>
        <table:table-row table:style-name="ro1">
          <table:table-cell office:value-type="float" office:value="1482.66" calcext:value-type="float">
            <text:p>1482.66</text:p>
          </table:table-cell>
          <table:table-cell office:value-type="float" office:value="345.49" calcext:value-type="float">
            <text:p>345.49</text:p>
          </table:table-cell>
          <table:table-cell table:number-columns-repeated="10"/>
        </table:table-row>
        <table:table-row table:style-name="ro1">
          <table:table-cell office:value-type="float" office:value="1483.44" calcext:value-type="float">
            <text:p>1483.44</text:p>
          </table:table-cell>
          <table:table-cell office:value-type="float" office:value="345.488" calcext:value-type="float">
            <text:p>345.488</text:p>
          </table:table-cell>
          <table:table-cell table:number-columns-repeated="10"/>
        </table:table-row>
        <table:table-row table:style-name="ro1">
          <table:table-cell office:value-type="float" office:value="1484.43" calcext:value-type="float">
            <text:p>1484.43</text:p>
          </table:table-cell>
          <table:table-cell office:value-type="float" office:value="345.488" calcext:value-type="float">
            <text:p>345.488</text:p>
          </table:table-cell>
          <table:table-cell table:number-columns-repeated="10"/>
        </table:table-row>
        <table:table-row table:style-name="ro1">
          <table:table-cell office:value-type="float" office:value="1485.45" calcext:value-type="float">
            <text:p>1485.45</text:p>
          </table:table-cell>
          <table:table-cell office:value-type="float" office:value="345.485" calcext:value-type="float">
            <text:p>345.485</text:p>
          </table:table-cell>
          <table:table-cell table:number-columns-repeated="10"/>
        </table:table-row>
        <table:table-row table:style-name="ro1">
          <table:table-cell office:value-type="float" office:value="1486.47" calcext:value-type="float">
            <text:p>1486.47</text:p>
          </table:table-cell>
          <table:table-cell office:value-type="float" office:value="345.48" calcext:value-type="float">
            <text:p>345.48</text:p>
          </table:table-cell>
          <table:table-cell table:number-columns-repeated="10"/>
        </table:table-row>
        <table:table-row table:style-name="ro1">
          <table:table-cell office:value-type="float" office:value="1487.52" calcext:value-type="float">
            <text:p>1487.52</text:p>
          </table:table-cell>
          <table:table-cell office:value-type="float" office:value="345.48" calcext:value-type="float">
            <text:p>345.48</text:p>
          </table:table-cell>
          <table:table-cell table:number-columns-repeated="10"/>
        </table:table-row>
        <table:table-row table:style-name="ro1">
          <table:table-cell office:value-type="float" office:value="1488.55" calcext:value-type="float">
            <text:p>1488.55</text:p>
          </table:table-cell>
          <table:table-cell office:value-type="float" office:value="345.49" calcext:value-type="float">
            <text:p>345.49</text:p>
          </table:table-cell>
          <table:table-cell table:number-columns-repeated="10"/>
        </table:table-row>
        <table:table-row table:style-name="ro1">
          <table:table-cell office:value-type="float" office:value="1489.58" calcext:value-type="float">
            <text:p>1489.58</text:p>
          </table:table-cell>
          <table:table-cell office:value-type="float" office:value="345.488" calcext:value-type="float">
            <text:p>345.488</text:p>
          </table:table-cell>
          <table:table-cell table:number-columns-repeated="10"/>
        </table:table-row>
        <table:table-row table:style-name="ro1">
          <table:table-cell office:value-type="float" office:value="1490.61" calcext:value-type="float">
            <text:p>1490.61</text:p>
          </table:table-cell>
          <table:table-cell office:value-type="float" office:value="345.278" calcext:value-type="float">
            <text:p>345.278</text:p>
          </table:table-cell>
          <table:table-cell table:number-columns-repeated="10"/>
        </table:table-row>
        <table:table-row table:style-name="ro1">
          <table:table-cell office:value-type="float" office:value="1491.8" calcext:value-type="float">
            <text:p>1491.8</text:p>
          </table:table-cell>
          <table:table-cell office:value-type="float" office:value="345.27" calcext:value-type="float">
            <text:p>345.27</text:p>
          </table:table-cell>
          <table:table-cell table:number-columns-repeated="10"/>
        </table:table-row>
        <table:table-row table:style-name="ro1">
          <table:table-cell office:value-type="float" office:value="1492.71" calcext:value-type="float">
            <text:p>1492.71</text:p>
          </table:table-cell>
          <table:table-cell office:value-type="float" office:value="344.498" calcext:value-type="float">
            <text:p>344.498</text:p>
          </table:table-cell>
          <table:table-cell table:number-columns-repeated="10"/>
        </table:table-row>
        <table:table-row table:style-name="ro1">
          <table:table-cell office:value-type="float" office:value="1493.93" calcext:value-type="float">
            <text:p>1493.93</text:p>
          </table:table-cell>
          <table:table-cell office:value-type="float" office:value="344.688" calcext:value-type="float">
            <text:p>344.688</text:p>
          </table:table-cell>
          <table:table-cell table:number-columns-repeated="10"/>
        </table:table-row>
        <table:table-row table:style-name="ro1">
          <table:table-cell office:value-type="float" office:value="1494.95" calcext:value-type="float">
            <text:p>1494.95</text:p>
          </table:table-cell>
          <table:table-cell office:value-type="float" office:value="344.36" calcext:value-type="float">
            <text:p>344.36</text:p>
          </table:table-cell>
          <table:table-cell table:number-columns-repeated="10"/>
        </table:table-row>
        <table:table-row table:style-name="ro1">
          <table:table-cell office:value-type="float" office:value="1495.91" calcext:value-type="float">
            <text:p>1495.91</text:p>
          </table:table-cell>
          <table:table-cell office:value-type="float" office:value="344.223" calcext:value-type="float">
            <text:p>344.223</text:p>
          </table:table-cell>
          <table:table-cell table:number-columns-repeated="10"/>
        </table:table-row>
        <table:table-row table:style-name="ro1">
          <table:table-cell office:value-type="float" office:value="1496.87" calcext:value-type="float">
            <text:p>1496.87</text:p>
          </table:table-cell>
          <table:table-cell office:value-type="float" office:value="346.223" calcext:value-type="float">
            <text:p>346.223</text:p>
          </table:table-cell>
          <table:table-cell table:number-columns-repeated="10"/>
        </table:table-row>
        <table:table-row table:style-name="ro1">
          <table:table-cell office:value-type="float" office:value="1497.97" calcext:value-type="float">
            <text:p>1497.97</text:p>
          </table:table-cell>
          <table:table-cell office:value-type="float" office:value="345.228" calcext:value-type="float">
            <text:p>345.228</text:p>
          </table:table-cell>
          <table:table-cell table:number-columns-repeated="10"/>
        </table:table-row>
        <table:table-row table:style-name="ro1">
          <table:table-cell office:value-type="float" office:value="1499.03" calcext:value-type="float">
            <text:p>1499.03</text:p>
          </table:table-cell>
          <table:table-cell office:value-type="float" office:value="346.188" calcext:value-type="float">
            <text:p>346.188</text:p>
          </table:table-cell>
          <table:table-cell table:number-columns-repeated="10"/>
        </table:table-row>
        <table:table-row table:style-name="ro1">
          <table:table-cell office:value-type="float" office:value="1500.11" calcext:value-type="float">
            <text:p>1500.11</text:p>
          </table:table-cell>
          <table:table-cell office:value-type="float" office:value="345.692" calcext:value-type="float">
            <text:p>345.692</text:p>
          </table:table-cell>
          <table:table-cell table:number-columns-repeated="10"/>
        </table:table-row>
        <table:table-row table:style-name="ro1">
          <table:table-cell office:value-type="float" office:value="1501.07" calcext:value-type="float">
            <text:p>1501.07</text:p>
          </table:table-cell>
          <table:table-cell office:value-type="float" office:value="344.945" calcext:value-type="float">
            <text:p>344.945</text:p>
          </table:table-cell>
          <table:table-cell table:number-columns-repeated="10"/>
        </table:table-row>
        <table:table-row table:style-name="ro1">
          <table:table-cell office:value-type="float" office:value="1502.06" calcext:value-type="float">
            <text:p>1502.06</text:p>
          </table:table-cell>
          <table:table-cell office:value-type="float" office:value="345.173" calcext:value-type="float">
            <text:p>345.173</text:p>
          </table:table-cell>
          <table:table-cell table:number-columns-repeated="10"/>
        </table:table-row>
        <table:table-row table:style-name="ro1">
          <table:table-cell office:value-type="float" office:value="1502.89" calcext:value-type="float">
            <text:p>1502.89</text:p>
          </table:table-cell>
          <table:table-cell office:value-type="float" office:value="345.103" calcext:value-type="float">
            <text:p>345.103</text:p>
          </table:table-cell>
          <table:table-cell table:number-columns-repeated="10"/>
        </table:table-row>
        <table:table-row table:style-name="ro1">
          <table:table-cell office:value-type="float" office:value="1504.01" calcext:value-type="float">
            <text:p>1504.01</text:p>
          </table:table-cell>
          <table:table-cell office:value-type="float" office:value="344.005" calcext:value-type="float">
            <text:p>344.005</text:p>
          </table:table-cell>
          <table:table-cell table:number-columns-repeated="10"/>
        </table:table-row>
        <table:table-row table:style-name="ro1">
          <table:table-cell office:value-type="float" office:value="1505.05" calcext:value-type="float">
            <text:p>1505.05</text:p>
          </table:table-cell>
          <table:table-cell office:value-type="float" office:value="346.33" calcext:value-type="float">
            <text:p>346.33</text:p>
          </table:table-cell>
          <table:table-cell table:number-columns-repeated="10"/>
        </table:table-row>
        <table:table-row table:style-name="ro1">
          <table:table-cell office:value-type="float" office:value="1506.11" calcext:value-type="float">
            <text:p>1506.11</text:p>
          </table:table-cell>
          <table:table-cell office:value-type="float" office:value="345.395" calcext:value-type="float">
            <text:p>345.395</text:p>
          </table:table-cell>
          <table:table-cell table:number-columns-repeated="10"/>
        </table:table-row>
        <table:table-row table:style-name="ro1">
          <table:table-cell office:value-type="float" office:value="1507.08" calcext:value-type="float">
            <text:p>1507.08</text:p>
          </table:table-cell>
          <table:table-cell office:value-type="float" office:value="343.965" calcext:value-type="float">
            <text:p>343.965</text:p>
          </table:table-cell>
          <table:table-cell table:number-columns-repeated="10"/>
        </table:table-row>
        <table:table-row table:style-name="ro1">
          <table:table-cell office:value-type="float" office:value="1508.11" calcext:value-type="float">
            <text:p>1508.11</text:p>
          </table:table-cell>
          <table:table-cell office:value-type="float" office:value="345.215" calcext:value-type="float">
            <text:p>345.215</text:p>
          </table:table-cell>
          <table:table-cell table:number-columns-repeated="10"/>
        </table:table-row>
        <table:table-row table:style-name="ro1">
          <table:table-cell office:value-type="float" office:value="1508.98" calcext:value-type="float">
            <text:p>1508.98</text:p>
          </table:table-cell>
          <table:table-cell office:value-type="float" office:value="345.955" calcext:value-type="float">
            <text:p>345.955</text:p>
          </table:table-cell>
          <table:table-cell table:number-columns-repeated="10"/>
        </table:table-row>
        <table:table-row table:style-name="ro1">
          <table:table-cell office:value-type="float" office:value="1509.99" calcext:value-type="float">
            <text:p>1509.99</text:p>
          </table:table-cell>
          <table:table-cell office:value-type="float" office:value="345.995" calcext:value-type="float">
            <text:p>345.995</text:p>
          </table:table-cell>
          <table:table-cell table:number-columns-repeated="10"/>
        </table:table-row>
        <table:table-row table:style-name="ro1">
          <table:table-cell office:value-type="float" office:value="1511.1" calcext:value-type="float">
            <text:p>1511.1</text:p>
          </table:table-cell>
          <table:table-cell office:value-type="float" office:value="346.065" calcext:value-type="float">
            <text:p>346.065</text:p>
          </table:table-cell>
          <table:table-cell table:number-columns-repeated="10"/>
        </table:table-row>
        <table:table-row table:style-name="ro1">
          <table:table-cell office:value-type="float" office:value="1511.84" calcext:value-type="float">
            <text:p>1511.84</text:p>
          </table:table-cell>
          <table:table-cell office:value-type="float" office:value="346.093" calcext:value-type="float">
            <text:p>346.093</text:p>
          </table:table-cell>
          <table:table-cell table:number-columns-repeated="10"/>
        </table:table-row>
        <table:table-row table:style-name="ro1">
          <table:table-cell office:value-type="float" office:value="1512.84" calcext:value-type="float">
            <text:p>1512.84</text:p>
          </table:table-cell>
          <table:table-cell office:value-type="float" office:value="346.243" calcext:value-type="float">
            <text:p>346.243</text:p>
          </table:table-cell>
          <table:table-cell table:number-columns-repeated="10"/>
        </table:table-row>
        <table:table-row table:style-name="ro1">
          <table:table-cell office:value-type="float" office:value="1513.88" calcext:value-type="float">
            <text:p>1513.88</text:p>
          </table:table-cell>
          <table:table-cell office:value-type="float" office:value="346.21" calcext:value-type="float">
            <text:p>346.21</text:p>
          </table:table-cell>
          <table:table-cell table:number-columns-repeated="10"/>
        </table:table-row>
        <table:table-row table:style-name="ro1">
          <table:table-cell office:value-type="float" office:value="1514.88" calcext:value-type="float">
            <text:p>1514.88</text:p>
          </table:table-cell>
          <table:table-cell office:value-type="float" office:value="346.363" calcext:value-type="float">
            <text:p>346.363</text:p>
          </table:table-cell>
          <table:table-cell table:number-columns-repeated="10"/>
        </table:table-row>
        <table:table-row table:style-name="ro1">
          <table:table-cell office:value-type="float" office:value="1515.91" calcext:value-type="float">
            <text:p>1515.91</text:p>
          </table:table-cell>
          <table:table-cell office:value-type="float" office:value="346.163" calcext:value-type="float">
            <text:p>346.163</text:p>
          </table:table-cell>
          <table:table-cell table:number-columns-repeated="10"/>
        </table:table-row>
        <table:table-row table:style-name="ro1">
          <table:table-cell office:value-type="float" office:value="1516.96" calcext:value-type="float">
            <text:p>1516.96</text:p>
          </table:table-cell>
          <table:table-cell office:value-type="float" office:value="346.345" calcext:value-type="float">
            <text:p>346.345</text:p>
          </table:table-cell>
          <table:table-cell table:number-columns-repeated="10"/>
        </table:table-row>
        <table:table-row table:style-name="ro1">
          <table:table-cell office:value-type="float" office:value="1517.95" calcext:value-type="float">
            <text:p>1517.95</text:p>
          </table:table-cell>
          <table:table-cell office:value-type="float" office:value="346.445" calcext:value-type="float">
            <text:p>346.445</text:p>
          </table:table-cell>
          <table:table-cell table:number-columns-repeated="10"/>
        </table:table-row>
        <table:table-row table:style-name="ro1">
          <table:table-cell office:value-type="float" office:value="1518.95" calcext:value-type="float">
            <text:p>1518.95</text:p>
          </table:table-cell>
          <table:table-cell office:value-type="float" office:value="346.373" calcext:value-type="float">
            <text:p>346.373</text:p>
          </table:table-cell>
          <table:table-cell table:number-columns-repeated="10"/>
        </table:table-row>
        <table:table-row table:style-name="ro1">
          <table:table-cell office:value-type="float" office:value="1519.99" calcext:value-type="float">
            <text:p>1519.99</text:p>
          </table:table-cell>
          <table:table-cell office:value-type="float" office:value="346.265" calcext:value-type="float">
            <text:p>346.265</text:p>
          </table:table-cell>
          <table:table-cell table:number-columns-repeated="10"/>
        </table:table-row>
        <table:table-row table:style-name="ro1">
          <table:table-cell office:value-type="float" office:value="1520.98" calcext:value-type="float">
            <text:p>1520.98</text:p>
          </table:table-cell>
          <table:table-cell office:value-type="float" office:value="346.15" calcext:value-type="float">
            <text:p>346.15</text:p>
          </table:table-cell>
          <table:table-cell table:number-columns-repeated="10"/>
        </table:table-row>
        <table:table-row table:style-name="ro1">
          <table:table-cell office:value-type="float" office:value="1522.01" calcext:value-type="float">
            <text:p>1522.01</text:p>
          </table:table-cell>
          <table:table-cell office:value-type="float" office:value="346.44" calcext:value-type="float">
            <text:p>346.44</text:p>
          </table:table-cell>
          <table:table-cell table:number-columns-repeated="10"/>
        </table:table-row>
        <table:table-row table:style-name="ro1">
          <table:table-cell office:value-type="float" office:value="1523.04" calcext:value-type="float">
            <text:p>1523.04</text:p>
          </table:table-cell>
          <table:table-cell office:value-type="float" office:value="346.44" calcext:value-type="float">
            <text:p>346.44</text:p>
          </table:table-cell>
          <table:table-cell table:number-columns-repeated="10"/>
        </table:table-row>
        <table:table-row table:style-name="ro1">
          <table:table-cell office:value-type="float" office:value="1524.31" calcext:value-type="float">
            <text:p>1524.31</text:p>
          </table:table-cell>
          <table:table-cell office:value-type="float" office:value="346.017" calcext:value-type="float">
            <text:p>346.017</text:p>
          </table:table-cell>
          <table:table-cell table:number-columns-repeated="10"/>
        </table:table-row>
        <table:table-row table:style-name="ro1">
          <table:table-cell office:value-type="float" office:value="1525.18" calcext:value-type="float">
            <text:p>1525.18</text:p>
          </table:table-cell>
          <table:table-cell office:value-type="float" office:value="344.785" calcext:value-type="float">
            <text:p>344.785</text:p>
          </table:table-cell>
          <table:table-cell table:number-columns-repeated="10"/>
        </table:table-row>
        <table:table-row table:style-name="ro1">
          <table:table-cell office:value-type="float" office:value="1526.34" calcext:value-type="float">
            <text:p>1526.34</text:p>
          </table:table-cell>
          <table:table-cell office:value-type="float" office:value="345.043" calcext:value-type="float">
            <text:p>345.043</text:p>
          </table:table-cell>
          <table:table-cell table:number-columns-repeated="10"/>
        </table:table-row>
        <table:table-row table:style-name="ro1">
          <table:table-cell office:value-type="float" office:value="1527.1" calcext:value-type="float">
            <text:p>1527.1</text:p>
          </table:table-cell>
          <table:table-cell office:value-type="float" office:value="344.985" calcext:value-type="float">
            <text:p>344.985</text:p>
          </table:table-cell>
          <table:table-cell table:number-columns-repeated="10"/>
        </table:table-row>
        <table:table-row table:style-name="ro1">
          <table:table-cell office:value-type="float" office:value="1528.34" calcext:value-type="float">
            <text:p>1528.34</text:p>
          </table:table-cell>
          <table:table-cell office:value-type="float" office:value="344.845" calcext:value-type="float">
            <text:p>344.845</text:p>
          </table:table-cell>
          <table:table-cell table:number-columns-repeated="10"/>
        </table:table-row>
        <table:table-row table:style-name="ro1">
          <table:table-cell office:value-type="float" office:value="1529.35" calcext:value-type="float">
            <text:p>1529.35</text:p>
          </table:table-cell>
          <table:table-cell office:value-type="float" office:value="345.875" calcext:value-type="float">
            <text:p>345.875</text:p>
          </table:table-cell>
          <table:table-cell table:number-columns-repeated="10"/>
        </table:table-row>
        <table:table-row table:style-name="ro1">
          <table:table-cell office:value-type="float" office:value="1530.41" calcext:value-type="float">
            <text:p>1530.41</text:p>
          </table:table-cell>
          <table:table-cell office:value-type="float" office:value="345.16" calcext:value-type="float">
            <text:p>345.16</text:p>
          </table:table-cell>
          <table:table-cell table:number-columns-repeated="10"/>
        </table:table-row>
        <table:table-row table:style-name="ro1">
          <table:table-cell office:value-type="float" office:value="1531.34" calcext:value-type="float">
            <text:p>1531.34</text:p>
          </table:table-cell>
          <table:table-cell office:value-type="float" office:value="345.415" calcext:value-type="float">
            <text:p>345.415</text:p>
          </table:table-cell>
          <table:table-cell table:number-columns-repeated="10"/>
        </table:table-row>
        <table:table-row table:style-name="ro1">
          <table:table-cell office:value-type="float" office:value="1532.22" calcext:value-type="float">
            <text:p>1532.22</text:p>
          </table:table-cell>
          <table:table-cell office:value-type="float" office:value="346.053" calcext:value-type="float">
            <text:p>346.053</text:p>
          </table:table-cell>
          <table:table-cell table:number-columns-repeated="10"/>
        </table:table-row>
        <table:table-row table:style-name="ro1">
          <table:table-cell office:value-type="float" office:value="1533.23" calcext:value-type="float">
            <text:p>1533.23</text:p>
          </table:table-cell>
          <table:table-cell office:value-type="float" office:value="345.505" calcext:value-type="float">
            <text:p>345.505</text:p>
          </table:table-cell>
          <table:table-cell table:number-columns-repeated="10"/>
        </table:table-row>
        <table:table-row table:style-name="ro1">
          <table:table-cell office:value-type="float" office:value="1534.41" calcext:value-type="float">
            <text:p>1534.41</text:p>
          </table:table-cell>
          <table:table-cell office:value-type="float" office:value="345.822" calcext:value-type="float">
            <text:p>345.822</text:p>
          </table:table-cell>
          <table:table-cell table:number-columns-repeated="10"/>
        </table:table-row>
        <table:table-row table:style-name="ro1">
          <table:table-cell office:value-type="float" office:value="1535.23" calcext:value-type="float">
            <text:p>1535.23</text:p>
          </table:table-cell>
          <table:table-cell office:value-type="float" office:value="345.725" calcext:value-type="float">
            <text:p>345.725</text:p>
          </table:table-cell>
          <table:table-cell table:number-columns-repeated="10"/>
        </table:table-row>
        <table:table-row table:style-name="ro1">
          <table:table-cell office:value-type="float" office:value="1536.27" calcext:value-type="float">
            <text:p>1536.27</text:p>
          </table:table-cell>
          <table:table-cell office:value-type="float" office:value="345.76" calcext:value-type="float">
            <text:p>345.76</text:p>
          </table:table-cell>
          <table:table-cell table:number-columns-repeated="10"/>
        </table:table-row>
        <table:table-row table:style-name="ro1">
          <table:table-cell office:value-type="float" office:value="1537.44" calcext:value-type="float">
            <text:p>1537.44</text:p>
          </table:table-cell>
          <table:table-cell office:value-type="float" office:value="345.72" calcext:value-type="float">
            <text:p>345.72</text:p>
          </table:table-cell>
          <table:table-cell table:number-columns-repeated="10"/>
        </table:table-row>
        <table:table-row table:style-name="ro1">
          <table:table-cell office:value-type="float" office:value="1538.57" calcext:value-type="float">
            <text:p>1538.57</text:p>
          </table:table-cell>
          <table:table-cell office:value-type="float" office:value="345.368" calcext:value-type="float">
            <text:p>345.368</text:p>
          </table:table-cell>
          <table:table-cell table:number-columns-repeated="10"/>
        </table:table-row>
        <table:table-row table:style-name="ro1">
          <table:table-cell office:value-type="float" office:value="1539.46" calcext:value-type="float">
            <text:p>1539.46</text:p>
          </table:table-cell>
          <table:table-cell office:value-type="float" office:value="344.235" calcext:value-type="float">
            <text:p>344.235</text:p>
          </table:table-cell>
          <table:table-cell table:number-columns-repeated="10"/>
        </table:table-row>
        <table:table-row table:style-name="ro1">
          <table:table-cell office:value-type="float" office:value="1540.53" calcext:value-type="float">
            <text:p>1540.53</text:p>
          </table:table-cell>
          <table:table-cell office:value-type="float" office:value="346.278" calcext:value-type="float">
            <text:p>346.278</text:p>
          </table:table-cell>
          <table:table-cell table:number-columns-repeated="10"/>
        </table:table-row>
        <table:table-row table:style-name="ro1">
          <table:table-cell office:value-type="float" office:value="1541.37" calcext:value-type="float">
            <text:p>1541.37</text:p>
          </table:table-cell>
          <table:table-cell office:value-type="float" office:value="345.312" calcext:value-type="float">
            <text:p>345.312</text:p>
          </table:table-cell>
          <table:table-cell table:number-columns-repeated="10"/>
        </table:table-row>
        <table:table-row table:style-name="ro1">
          <table:table-cell office:value-type="float" office:value="1542.42" calcext:value-type="float">
            <text:p>1542.42</text:p>
          </table:table-cell>
          <table:table-cell office:value-type="float" office:value="345.29" calcext:value-type="float">
            <text:p>345.29</text:p>
          </table:table-cell>
          <table:table-cell table:number-columns-repeated="10"/>
        </table:table-row>
        <table:table-row table:style-name="ro1">
          <table:table-cell office:value-type="float" office:value="1543.39" calcext:value-type="float">
            <text:p>1543.39</text:p>
          </table:table-cell>
          <table:table-cell office:value-type="float" office:value="345.298" calcext:value-type="float">
            <text:p>345.298</text:p>
          </table:table-cell>
          <table:table-cell table:number-columns-repeated="10"/>
        </table:table-row>
        <table:table-row table:style-name="ro1">
          <table:table-cell office:value-type="float" office:value="1544.41" calcext:value-type="float">
            <text:p>1544.41</text:p>
          </table:table-cell>
          <table:table-cell office:value-type="float" office:value="345.278" calcext:value-type="float">
            <text:p>345.278</text:p>
          </table:table-cell>
          <table:table-cell table:number-columns-repeated="10"/>
        </table:table-row>
        <table:table-row table:style-name="ro1">
          <table:table-cell office:value-type="float" office:value="1545.43" calcext:value-type="float">
            <text:p>1545.43</text:p>
          </table:table-cell>
          <table:table-cell office:value-type="float" office:value="345.27" calcext:value-type="float">
            <text:p>345.27</text:p>
          </table:table-cell>
          <table:table-cell table:number-columns-repeated="10"/>
        </table:table-row>
        <table:table-row table:style-name="ro1">
          <table:table-cell office:value-type="float" office:value="1546.43" calcext:value-type="float">
            <text:p>1546.43</text:p>
          </table:table-cell>
          <table:table-cell office:value-type="float" office:value="345.265" calcext:value-type="float">
            <text:p>345.265</text:p>
          </table:table-cell>
          <table:table-cell table:number-columns-repeated="10"/>
        </table:table-row>
        <table:table-row table:style-name="ro1">
          <table:table-cell office:value-type="float" office:value="1547.51" calcext:value-type="float">
            <text:p>1547.51</text:p>
          </table:table-cell>
          <table:table-cell office:value-type="float" office:value="345.545" calcext:value-type="float">
            <text:p>345.545</text:p>
          </table:table-cell>
          <table:table-cell table:number-columns-repeated="10"/>
        </table:table-row>
        <table:table-row table:style-name="ro1">
          <table:table-cell office:value-type="float" office:value="1548.49" calcext:value-type="float">
            <text:p>1548.49</text:p>
          </table:table-cell>
          <table:table-cell office:value-type="float" office:value="345.215" calcext:value-type="float">
            <text:p>345.215</text:p>
          </table:table-cell>
          <table:table-cell table:number-columns-repeated="10"/>
        </table:table-row>
        <table:table-row table:style-name="ro1">
          <table:table-cell office:value-type="float" office:value="1549.68" calcext:value-type="float">
            <text:p>1549.68</text:p>
          </table:table-cell>
          <table:table-cell office:value-type="float" office:value="345.805" calcext:value-type="float">
            <text:p>345.805</text:p>
          </table:table-cell>
          <table:table-cell table:number-columns-repeated="10"/>
        </table:table-row>
        <table:table-row table:style-name="ro1">
          <table:table-cell office:value-type="float" office:value="1550.71" calcext:value-type="float">
            <text:p>1550.71</text:p>
          </table:table-cell>
          <table:table-cell office:value-type="float" office:value="345.228" calcext:value-type="float">
            <text:p>345.228</text:p>
          </table:table-cell>
          <table:table-cell table:number-columns-repeated="10"/>
        </table:table-row>
        <table:table-row table:style-name="ro1">
          <table:table-cell office:value-type="float" office:value="1551.52" calcext:value-type="float">
            <text:p>1551.52</text:p>
          </table:table-cell>
          <table:table-cell office:value-type="float" office:value="345.305" calcext:value-type="float">
            <text:p>345.305</text:p>
          </table:table-cell>
          <table:table-cell table:number-columns-repeated="10"/>
        </table:table-row>
        <table:table-row table:style-name="ro1">
          <table:table-cell office:value-type="float" office:value="1552.76" calcext:value-type="float">
            <text:p>1552.76</text:p>
          </table:table-cell>
          <table:table-cell office:value-type="float" office:value="345.433" calcext:value-type="float">
            <text:p>345.433</text:p>
          </table:table-cell>
          <table:table-cell table:number-columns-repeated="10"/>
        </table:table-row>
        <table:table-row table:style-name="ro1">
          <table:table-cell office:value-type="float" office:value="1553.72" calcext:value-type="float">
            <text:p>1553.72</text:p>
          </table:table-cell>
          <table:table-cell office:value-type="float" office:value="346.125" calcext:value-type="float">
            <text:p>346.125</text:p>
          </table:table-cell>
          <table:table-cell table:number-columns-repeated="10"/>
        </table:table-row>
        <table:table-row table:style-name="ro1">
          <table:table-cell office:value-type="float" office:value="1554.5" calcext:value-type="float">
            <text:p>1554.5</text:p>
          </table:table-cell>
          <table:table-cell office:value-type="float" office:value="347.308" calcext:value-type="float">
            <text:p>347.308</text:p>
          </table:table-cell>
          <table:table-cell table:number-columns-repeated="10"/>
        </table:table-row>
        <table:table-row table:style-name="ro1">
          <table:table-cell office:value-type="float" office:value="1555.77" calcext:value-type="float">
            <text:p>1555.77</text:p>
          </table:table-cell>
          <table:table-cell office:value-type="float" office:value="345.55" calcext:value-type="float">
            <text:p>345.55</text:p>
          </table:table-cell>
          <table:table-cell table:number-columns-repeated="10"/>
        </table:table-row>
        <table:table-row table:style-name="ro1">
          <table:table-cell office:value-type="float" office:value="1556.82" calcext:value-type="float">
            <text:p>1556.82</text:p>
          </table:table-cell>
          <table:table-cell office:value-type="float" office:value="344.46" calcext:value-type="float">
            <text:p>344.46</text:p>
          </table:table-cell>
          <table:table-cell table:number-columns-repeated="10"/>
        </table:table-row>
        <table:table-row table:style-name="ro1">
          <table:table-cell office:value-type="float" office:value="1557.8" calcext:value-type="float">
            <text:p>1557.8</text:p>
          </table:table-cell>
          <table:table-cell office:value-type="float" office:value="346.173" calcext:value-type="float">
            <text:p>346.173</text:p>
          </table:table-cell>
          <table:table-cell table:number-columns-repeated="10"/>
        </table:table-row>
        <table:table-row table:style-name="ro1">
          <table:table-cell office:value-type="float" office:value="1558.77" calcext:value-type="float">
            <text:p>1558.77</text:p>
          </table:table-cell>
          <table:table-cell office:value-type="float" office:value="346.213" calcext:value-type="float">
            <text:p>346.213</text:p>
          </table:table-cell>
          <table:table-cell table:number-columns-repeated="10"/>
        </table:table-row>
        <table:table-row table:style-name="ro1">
          <table:table-cell office:value-type="float" office:value="1559.89" calcext:value-type="float">
            <text:p>1559.89</text:p>
          </table:table-cell>
          <table:table-cell office:value-type="float" office:value="346.577" calcext:value-type="float">
            <text:p>346.577</text:p>
          </table:table-cell>
          <table:table-cell table:number-columns-repeated="10"/>
        </table:table-row>
        <table:table-row table:style-name="ro1">
          <table:table-cell office:value-type="float" office:value="1560.85" calcext:value-type="float">
            <text:p>1560.85</text:p>
          </table:table-cell>
          <table:table-cell office:value-type="float" office:value="345.585" calcext:value-type="float">
            <text:p>345.585</text:p>
          </table:table-cell>
          <table:table-cell table:number-columns-repeated="10"/>
        </table:table-row>
        <table:table-row table:style-name="ro1">
          <table:table-cell office:value-type="float" office:value="1561.89" calcext:value-type="float">
            <text:p>1561.89</text:p>
          </table:table-cell>
          <table:table-cell office:value-type="float" office:value="345.707" calcext:value-type="float">
            <text:p>345.707</text:p>
          </table:table-cell>
          <table:table-cell table:number-columns-repeated="10"/>
        </table:table-row>
        <table:table-row table:style-name="ro1">
          <table:table-cell office:value-type="float" office:value="1562.87" calcext:value-type="float">
            <text:p>1562.87</text:p>
          </table:table-cell>
          <table:table-cell office:value-type="float" office:value="345.772" calcext:value-type="float">
            <text:p>345.772</text:p>
          </table:table-cell>
          <table:table-cell table:number-columns-repeated="10"/>
        </table:table-row>
        <table:table-row table:style-name="ro1">
          <table:table-cell office:value-type="float" office:value="1563.78" calcext:value-type="float">
            <text:p>1563.78</text:p>
          </table:table-cell>
          <table:table-cell office:value-type="float" office:value="346.368" calcext:value-type="float">
            <text:p>346.368</text:p>
          </table:table-cell>
          <table:table-cell table:number-columns-repeated="10"/>
        </table:table-row>
        <table:table-row table:style-name="ro1">
          <table:table-cell office:value-type="float" office:value="1564.67" calcext:value-type="float">
            <text:p>1564.67</text:p>
          </table:table-cell>
          <table:table-cell office:value-type="float" office:value="348.06" calcext:value-type="float">
            <text:p>348.06</text:p>
          </table:table-cell>
          <table:table-cell table:number-columns-repeated="10"/>
        </table:table-row>
        <table:table-row table:style-name="ro1">
          <table:table-cell office:value-type="float" office:value="1565.68" calcext:value-type="float">
            <text:p>1565.68</text:p>
          </table:table-cell>
          <table:table-cell office:value-type="float" office:value="346.5" calcext:value-type="float">
            <text:p>346.5</text:p>
          </table:table-cell>
          <table:table-cell table:number-columns-repeated="10"/>
        </table:table-row>
        <table:table-row table:style-name="ro1">
          <table:table-cell office:value-type="float" office:value="1566.91" calcext:value-type="float">
            <text:p>1566.91</text:p>
          </table:table-cell>
          <table:table-cell office:value-type="float" office:value="346.375" calcext:value-type="float">
            <text:p>346.375</text:p>
          </table:table-cell>
          <table:table-cell table:number-columns-repeated="10"/>
        </table:table-row>
        <table:table-row table:style-name="ro1">
          <table:table-cell office:value-type="float" office:value="1567.64" calcext:value-type="float">
            <text:p>1567.64</text:p>
          </table:table-cell>
          <table:table-cell office:value-type="float" office:value="346.41" calcext:value-type="float">
            <text:p>346.41</text:p>
          </table:table-cell>
          <table:table-cell table:number-columns-repeated="10"/>
        </table:table-row>
        <table:table-row table:style-name="ro1">
          <table:table-cell office:value-type="float" office:value="1568.67" calcext:value-type="float">
            <text:p>1568.67</text:p>
          </table:table-cell>
          <table:table-cell office:value-type="float" office:value="346.433" calcext:value-type="float">
            <text:p>346.433</text:p>
          </table:table-cell>
          <table:table-cell table:number-columns-repeated="10"/>
        </table:table-row>
        <table:table-row table:style-name="ro1">
          <table:table-cell office:value-type="float" office:value="1569.65" calcext:value-type="float">
            <text:p>1569.65</text:p>
          </table:table-cell>
          <table:table-cell office:value-type="float" office:value="346.413" calcext:value-type="float">
            <text:p>346.413</text:p>
          </table:table-cell>
          <table:table-cell table:number-columns-repeated="10"/>
        </table:table-row>
        <table:table-row table:style-name="ro1">
          <table:table-cell office:value-type="float" office:value="1570.67" calcext:value-type="float">
            <text:p>1570.67</text:p>
          </table:table-cell>
          <table:table-cell office:value-type="float" office:value="346.397" calcext:value-type="float">
            <text:p>346.397</text:p>
          </table:table-cell>
          <table:table-cell table:number-columns-repeated="10"/>
        </table:table-row>
        <table:table-row table:style-name="ro1">
          <table:table-cell office:value-type="float" office:value="1571.67" calcext:value-type="float">
            <text:p>1571.67</text:p>
          </table:table-cell>
          <table:table-cell office:value-type="float" office:value="346.42" calcext:value-type="float">
            <text:p>346.42</text:p>
          </table:table-cell>
          <table:table-cell table:number-columns-repeated="10"/>
        </table:table-row>
        <table:table-row table:style-name="ro1">
          <table:table-cell office:value-type="float" office:value="1572.67" calcext:value-type="float">
            <text:p>1572.67</text:p>
          </table:table-cell>
          <table:table-cell office:value-type="float" office:value="346.413" calcext:value-type="float">
            <text:p>346.413</text:p>
          </table:table-cell>
          <table:table-cell table:number-columns-repeated="10"/>
        </table:table-row>
        <table:table-row table:style-name="ro1">
          <table:table-cell office:value-type="float" office:value="1573.97" calcext:value-type="float">
            <text:p>1573.97</text:p>
          </table:table-cell>
          <table:table-cell office:value-type="float" office:value="345.887" calcext:value-type="float">
            <text:p>345.887</text:p>
          </table:table-cell>
          <table:table-cell table:number-columns-repeated="10"/>
        </table:table-row>
        <table:table-row table:style-name="ro1">
          <table:table-cell office:value-type="float" office:value="1574.93" calcext:value-type="float">
            <text:p>1574.93</text:p>
          </table:table-cell>
          <table:table-cell office:value-type="float" office:value="345.812" calcext:value-type="float">
            <text:p>345.812</text:p>
          </table:table-cell>
          <table:table-cell table:number-columns-repeated="10"/>
        </table:table-row>
        <table:table-row table:style-name="ro1">
          <table:table-cell office:value-type="float" office:value="1575.9" calcext:value-type="float">
            <text:p>1575.9</text:p>
          </table:table-cell>
          <table:table-cell office:value-type="float" office:value="345.988" calcext:value-type="float">
            <text:p>345.988</text:p>
          </table:table-cell>
          <table:table-cell table:number-columns-repeated="10"/>
        </table:table-row>
        <table:table-row table:style-name="ro1">
          <table:table-cell office:value-type="float" office:value="1576.76" calcext:value-type="float">
            <text:p>1576.76</text:p>
          </table:table-cell>
          <table:table-cell office:value-type="float" office:value="345.975" calcext:value-type="float">
            <text:p>345.975</text:p>
          </table:table-cell>
          <table:table-cell table:number-columns-repeated="10"/>
        </table:table-row>
        <table:table-row table:style-name="ro1">
          <table:table-cell office:value-type="float" office:value="1577.95" calcext:value-type="float">
            <text:p>1577.95</text:p>
          </table:table-cell>
          <table:table-cell office:value-type="float" office:value="345.697" calcext:value-type="float">
            <text:p>345.697</text:p>
          </table:table-cell>
          <table:table-cell table:number-columns-repeated="10"/>
        </table:table-row>
        <table:table-row table:style-name="ro1">
          <table:table-cell office:value-type="float" office:value="1578.81" calcext:value-type="float">
            <text:p>1578.81</text:p>
          </table:table-cell>
          <table:table-cell office:value-type="float" office:value="345.678" calcext:value-type="float">
            <text:p>345.678</text:p>
          </table:table-cell>
          <table:table-cell table:number-columns-repeated="10"/>
        </table:table-row>
        <table:table-row table:style-name="ro1">
          <table:table-cell office:value-type="float" office:value="1579.82" calcext:value-type="float">
            <text:p>1579.82</text:p>
          </table:table-cell>
          <table:table-cell office:value-type="float" office:value="345.85" calcext:value-type="float">
            <text:p>345.85</text:p>
          </table:table-cell>
          <table:table-cell table:number-columns-repeated="10"/>
        </table:table-row>
        <table:table-row table:style-name="ro1">
          <table:table-cell office:value-type="float" office:value="1580.83" calcext:value-type="float">
            <text:p>1580.83</text:p>
          </table:table-cell>
          <table:table-cell office:value-type="float" office:value="346.028" calcext:value-type="float">
            <text:p>346.028</text:p>
          </table:table-cell>
          <table:table-cell table:number-columns-repeated="10"/>
        </table:table-row>
        <table:table-row table:style-name="ro1">
          <table:table-cell office:value-type="float" office:value="1582.01" calcext:value-type="float">
            <text:p>1582.01</text:p>
          </table:table-cell>
          <table:table-cell office:value-type="float" office:value="346.6" calcext:value-type="float">
            <text:p>346.6</text:p>
          </table:table-cell>
          <table:table-cell table:number-columns-repeated="10"/>
        </table:table-row>
        <table:table-row table:style-name="ro1">
          <table:table-cell office:value-type="float" office:value="1582.78" calcext:value-type="float">
            <text:p>1582.78</text:p>
          </table:table-cell>
          <table:table-cell office:value-type="float" office:value="346.56" calcext:value-type="float">
            <text:p>346.56</text:p>
          </table:table-cell>
          <table:table-cell table:number-columns-repeated="10"/>
        </table:table-row>
        <table:table-row table:style-name="ro1">
          <table:table-cell office:value-type="float" office:value="1583.81" calcext:value-type="float">
            <text:p>1583.81</text:p>
          </table:table-cell>
          <table:table-cell office:value-type="float" office:value="346.56" calcext:value-type="float">
            <text:p>346.56</text:p>
          </table:table-cell>
          <table:table-cell table:number-columns-repeated="10"/>
        </table:table-row>
        <table:table-row table:style-name="ro1">
          <table:table-cell office:value-type="float" office:value="1584.81" calcext:value-type="float">
            <text:p>1584.81</text:p>
          </table:table-cell>
          <table:table-cell office:value-type="float" office:value="346.56" calcext:value-type="float">
            <text:p>346.56</text:p>
          </table:table-cell>
          <table:table-cell table:number-columns-repeated="10"/>
        </table:table-row>
        <table:table-row table:style-name="ro1">
          <table:table-cell office:value-type="float" office:value="1585.87" calcext:value-type="float">
            <text:p>1585.87</text:p>
          </table:table-cell>
          <table:table-cell office:value-type="float" office:value="346.56" calcext:value-type="float">
            <text:p>346.56</text:p>
          </table:table-cell>
          <table:table-cell table:number-columns-repeated="10"/>
        </table:table-row>
        <table:table-row table:style-name="ro1">
          <table:table-cell office:value-type="float" office:value="1586.87" calcext:value-type="float">
            <text:p>1586.87</text:p>
          </table:table-cell>
          <table:table-cell office:value-type="float" office:value="346.56" calcext:value-type="float">
            <text:p>346.56</text:p>
          </table:table-cell>
          <table:table-cell table:number-columns-repeated="10"/>
        </table:table-row>
        <table:table-row table:style-name="ro1">
          <table:table-cell office:value-type="float" office:value="1587.9" calcext:value-type="float">
            <text:p>1587.9</text:p>
          </table:table-cell>
          <table:table-cell office:value-type="float" office:value="346.603" calcext:value-type="float">
            <text:p>346.603</text:p>
          </table:table-cell>
          <table:table-cell table:number-columns-repeated="10"/>
        </table:table-row>
        <table:table-row table:style-name="ro1">
          <table:table-cell office:value-type="float" office:value="1588.9" calcext:value-type="float">
            <text:p>1588.9</text:p>
          </table:table-cell>
          <table:table-cell office:value-type="float" office:value="346.56" calcext:value-type="float">
            <text:p>346.56</text:p>
          </table:table-cell>
          <table:table-cell table:number-columns-repeated="10"/>
        </table:table-row>
        <table:table-row table:style-name="ro1">
          <table:table-cell office:value-type="float" office:value="1589.94" calcext:value-type="float">
            <text:p>1589.94</text:p>
          </table:table-cell>
          <table:table-cell office:value-type="float" office:value="346.56" calcext:value-type="float">
            <text:p>346.56</text:p>
          </table:table-cell>
          <table:table-cell table:number-columns-repeated="10"/>
        </table:table-row>
        <table:table-row table:style-name="ro1">
          <table:table-cell office:value-type="float" office:value="1590.94" calcext:value-type="float">
            <text:p>1590.94</text:p>
          </table:table-cell>
          <table:table-cell office:value-type="float" office:value="346.56" calcext:value-type="float">
            <text:p>346.56</text:p>
          </table:table-cell>
          <table:table-cell table:number-columns-repeated="10"/>
        </table:table-row>
        <table:table-row table:style-name="ro1">
          <table:table-cell office:value-type="float" office:value="1591.94" calcext:value-type="float">
            <text:p>1591.94</text:p>
          </table:table-cell>
          <table:table-cell office:value-type="float" office:value="346.56" calcext:value-type="float">
            <text:p>346.56</text:p>
          </table:table-cell>
          <table:table-cell table:number-columns-repeated="10"/>
        </table:table-row>
        <table:table-row table:style-name="ro1">
          <table:table-cell office:value-type="float" office:value="1592.97" calcext:value-type="float">
            <text:p>1592.97</text:p>
          </table:table-cell>
          <table:table-cell office:value-type="float" office:value="346.56" calcext:value-type="float">
            <text:p>346.56</text:p>
          </table:table-cell>
          <table:table-cell table:number-columns-repeated="10"/>
        </table:table-row>
        <table:table-row table:style-name="ro1">
          <table:table-cell office:value-type="float" office:value="1594.01" calcext:value-type="float">
            <text:p>1594.01</text:p>
          </table:table-cell>
          <table:table-cell office:value-type="float" office:value="346.56" calcext:value-type="float">
            <text:p>346.56</text:p>
          </table:table-cell>
          <table:table-cell table:number-columns-repeated="10"/>
        </table:table-row>
        <table:table-row table:style-name="ro1">
          <table:table-cell office:value-type="float" office:value="1595.02" calcext:value-type="float">
            <text:p>1595.02</text:p>
          </table:table-cell>
          <table:table-cell office:value-type="float" office:value="346.56" calcext:value-type="float">
            <text:p>346.56</text:p>
          </table:table-cell>
          <table:table-cell table:number-columns-repeated="10"/>
        </table:table-row>
        <table:table-row table:style-name="ro1">
          <table:table-cell office:value-type="float" office:value="1596.02" calcext:value-type="float">
            <text:p>1596.02</text:p>
          </table:table-cell>
          <table:table-cell office:value-type="float" office:value="346.56" calcext:value-type="float">
            <text:p>346.56</text:p>
          </table:table-cell>
          <table:table-cell table:number-columns-repeated="10"/>
        </table:table-row>
        <table:table-row table:style-name="ro1">
          <table:table-cell office:value-type="float" office:value="1597.39" calcext:value-type="float">
            <text:p>1597.39</text:p>
          </table:table-cell>
          <table:table-cell office:value-type="float" office:value="346.132" calcext:value-type="float">
            <text:p>346.132</text:p>
          </table:table-cell>
          <table:table-cell table:number-columns-repeated="10"/>
        </table:table-row>
        <table:table-row table:style-name="ro1">
          <table:table-cell office:value-type="float" office:value="1598.31" calcext:value-type="float">
            <text:p>1598.31</text:p>
          </table:table-cell>
          <table:table-cell office:value-type="float" office:value="345.713" calcext:value-type="float">
            <text:p>345.713</text:p>
          </table:table-cell>
          <table:table-cell table:number-columns-repeated="10"/>
        </table:table-row>
        <table:table-row table:style-name="ro1">
          <table:table-cell office:value-type="float" office:value="1599.11" calcext:value-type="float">
            <text:p>1599.11</text:p>
          </table:table-cell>
          <table:table-cell office:value-type="float" office:value="345.678" calcext:value-type="float">
            <text:p>345.678</text:p>
          </table:table-cell>
          <table:table-cell table:number-columns-repeated="10"/>
        </table:table-row>
        <table:table-row table:style-name="ro1">
          <table:table-cell office:value-type="float" office:value="1600.33" calcext:value-type="float">
            <text:p>1600.33</text:p>
          </table:table-cell>
          <table:table-cell office:value-type="float" office:value="346.44" calcext:value-type="float">
            <text:p>346.44</text:p>
          </table:table-cell>
          <table:table-cell table:number-columns-repeated="10"/>
        </table:table-row>
        <table:table-row table:style-name="ro1">
          <table:table-cell office:value-type="float" office:value="1601.4" calcext:value-type="float">
            <text:p>1601.4</text:p>
          </table:table-cell>
          <table:table-cell office:value-type="float" office:value="345.863" calcext:value-type="float">
            <text:p>345.863</text:p>
          </table:table-cell>
          <table:table-cell table:number-columns-repeated="10"/>
        </table:table-row>
        <table:table-row table:style-name="ro1">
          <table:table-cell office:value-type="float" office:value="1602.13" calcext:value-type="float">
            <text:p>1602.13</text:p>
          </table:table-cell>
          <table:table-cell office:value-type="float" office:value="346.618" calcext:value-type="float">
            <text:p>346.618</text:p>
          </table:table-cell>
          <table:table-cell table:number-columns-repeated="10"/>
        </table:table-row>
        <table:table-row table:style-name="ro1">
          <table:table-cell office:value-type="float" office:value="1603.3" calcext:value-type="float">
            <text:p>1603.3</text:p>
          </table:table-cell>
          <table:table-cell office:value-type="float" office:value="346.005" calcext:value-type="float">
            <text:p>346.005</text:p>
          </table:table-cell>
          <table:table-cell table:number-columns-repeated="10"/>
        </table:table-row>
        <table:table-row table:style-name="ro1">
          <table:table-cell office:value-type="float" office:value="1604.32" calcext:value-type="float">
            <text:p>1604.32</text:p>
          </table:table-cell>
          <table:table-cell office:value-type="float" office:value="346.627" calcext:value-type="float">
            <text:p>346.627</text:p>
          </table:table-cell>
          <table:table-cell table:number-columns-repeated="10"/>
        </table:table-row>
        <table:table-row table:style-name="ro1">
          <table:table-cell office:value-type="float" office:value="1605.31" calcext:value-type="float">
            <text:p>1605.31</text:p>
          </table:table-cell>
          <table:table-cell office:value-type="float" office:value="346.197" calcext:value-type="float">
            <text:p>346.197</text:p>
          </table:table-cell>
          <table:table-cell table:number-columns-repeated="10"/>
        </table:table-row>
        <table:table-row table:style-name="ro1">
          <table:table-cell office:value-type="float" office:value="1606.07" calcext:value-type="float">
            <text:p>1606.07</text:p>
          </table:table-cell>
          <table:table-cell office:value-type="float" office:value="346.197" calcext:value-type="float">
            <text:p>346.197</text:p>
          </table:table-cell>
          <table:table-cell table:number-columns-repeated="10"/>
        </table:table-row>
        <table:table-row table:style-name="ro1">
          <table:table-cell office:value-type="float" office:value="1607.41" calcext:value-type="float">
            <text:p>1607.41</text:p>
          </table:table-cell>
          <table:table-cell office:value-type="float" office:value="347.315" calcext:value-type="float">
            <text:p>347.315</text:p>
          </table:table-cell>
          <table:table-cell table:number-columns-repeated="10"/>
        </table:table-row>
        <table:table-row table:style-name="ro1">
          <table:table-cell office:value-type="float" office:value="1608.48" calcext:value-type="float">
            <text:p>1608.48</text:p>
          </table:table-cell>
          <table:table-cell office:value-type="float" office:value="346.695" calcext:value-type="float">
            <text:p>346.695</text:p>
          </table:table-cell>
          <table:table-cell table:number-columns-repeated="10"/>
        </table:table-row>
        <table:table-row table:style-name="ro1">
          <table:table-cell office:value-type="float" office:value="1609.48" calcext:value-type="float">
            <text:p>1609.48</text:p>
          </table:table-cell>
          <table:table-cell office:value-type="float" office:value="347.08" calcext:value-type="float">
            <text:p>347.08</text:p>
          </table:table-cell>
          <table:table-cell table:number-columns-repeated="10"/>
        </table:table-row>
        <table:table-row table:style-name="ro1">
          <table:table-cell office:value-type="float" office:value="1610.49" calcext:value-type="float">
            <text:p>1610.49</text:p>
          </table:table-cell>
          <table:table-cell office:value-type="float" office:value="346.95" calcext:value-type="float">
            <text:p>346.95</text:p>
          </table:table-cell>
          <table:table-cell table:number-columns-repeated="10"/>
        </table:table-row>
        <table:table-row table:style-name="ro1">
          <table:table-cell office:value-type="float" office:value="1611.51" calcext:value-type="float">
            <text:p>1611.51</text:p>
          </table:table-cell>
          <table:table-cell office:value-type="float" office:value="346.295" calcext:value-type="float">
            <text:p>346.295</text:p>
          </table:table-cell>
          <table:table-cell table:number-columns-repeated="10"/>
        </table:table-row>
        <table:table-row table:style-name="ro1">
          <table:table-cell office:value-type="float" office:value="1612.3" calcext:value-type="float">
            <text:p>1612.3</text:p>
          </table:table-cell>
          <table:table-cell office:value-type="float" office:value="346.452" calcext:value-type="float">
            <text:p>346.452</text:p>
          </table:table-cell>
          <table:table-cell table:number-columns-repeated="10"/>
        </table:table-row>
        <table:table-row table:style-name="ro1">
          <table:table-cell office:value-type="float" office:value="1613.37" calcext:value-type="float">
            <text:p>1613.37</text:p>
          </table:table-cell>
          <table:table-cell office:value-type="float" office:value="346.8" calcext:value-type="float">
            <text:p>346.8</text:p>
          </table:table-cell>
          <table:table-cell table:number-columns-repeated="10"/>
        </table:table-row>
        <table:table-row table:style-name="ro1">
          <table:table-cell office:value-type="float" office:value="1614.53" calcext:value-type="float">
            <text:p>1614.53</text:p>
          </table:table-cell>
          <table:table-cell office:value-type="float" office:value="347.442" calcext:value-type="float">
            <text:p>347.442</text:p>
          </table:table-cell>
          <table:table-cell table:number-columns-repeated="10"/>
        </table:table-row>
        <table:table-row table:style-name="ro1">
          <table:table-cell office:value-type="float" office:value="1615.53" calcext:value-type="float">
            <text:p>1615.53</text:p>
          </table:table-cell>
          <table:table-cell office:value-type="float" office:value="347.668" calcext:value-type="float">
            <text:p>347.668</text:p>
          </table:table-cell>
          <table:table-cell table:number-columns-repeated="10"/>
        </table:table-row>
        <table:table-row table:style-name="ro1">
          <table:table-cell office:value-type="float" office:value="1616.28" calcext:value-type="float">
            <text:p>1616.28</text:p>
          </table:table-cell>
          <table:table-cell office:value-type="float" office:value="347.668" calcext:value-type="float">
            <text:p>347.668</text:p>
          </table:table-cell>
          <table:table-cell table:number-columns-repeated="10"/>
        </table:table-row>
        <table:table-row table:style-name="ro1">
          <table:table-cell office:value-type="float" office:value="1617.28" calcext:value-type="float">
            <text:p>1617.28</text:p>
          </table:table-cell>
          <table:table-cell office:value-type="float" office:value="347.673" calcext:value-type="float">
            <text:p>347.673</text:p>
          </table:table-cell>
          <table:table-cell table:number-columns-repeated="10"/>
        </table:table-row>
        <table:table-row table:style-name="ro1">
          <table:table-cell office:value-type="float" office:value="1618.3" calcext:value-type="float">
            <text:p>1618.3</text:p>
          </table:table-cell>
          <table:table-cell office:value-type="float" office:value="347.668" calcext:value-type="float">
            <text:p>347.668</text:p>
          </table:table-cell>
          <table:table-cell table:number-columns-repeated="10"/>
        </table:table-row>
        <table:table-row table:style-name="ro1">
          <table:table-cell office:value-type="float" office:value="1619.63" calcext:value-type="float">
            <text:p>1619.63</text:p>
          </table:table-cell>
          <table:table-cell office:value-type="float" office:value="346.723" calcext:value-type="float">
            <text:p>346.723</text:p>
          </table:table-cell>
          <table:table-cell table:number-columns-repeated="10"/>
        </table:table-row>
        <table:table-row table:style-name="ro1">
          <table:table-cell office:value-type="float" office:value="1620.63" calcext:value-type="float">
            <text:p>1620.63</text:p>
          </table:table-cell>
          <table:table-cell office:value-type="float" office:value="347.085" calcext:value-type="float">
            <text:p>347.085</text:p>
          </table:table-cell>
          <table:table-cell table:number-columns-repeated="10"/>
        </table:table-row>
        <table:table-row table:style-name="ro1">
          <table:table-cell office:value-type="float" office:value="1621.69" calcext:value-type="float">
            <text:p>1621.69</text:p>
          </table:table-cell>
          <table:table-cell office:value-type="float" office:value="346.762" calcext:value-type="float">
            <text:p>346.762</text:p>
          </table:table-cell>
          <table:table-cell table:number-columns-repeated="10"/>
        </table:table-row>
        <table:table-row table:style-name="ro1">
          <table:table-cell office:value-type="float" office:value="1622.67" calcext:value-type="float">
            <text:p>1622.67</text:p>
          </table:table-cell>
          <table:table-cell office:value-type="float" office:value="346.865" calcext:value-type="float">
            <text:p>346.865</text:p>
          </table:table-cell>
          <table:table-cell table:number-columns-repeated="10"/>
        </table:table-row>
        <table:table-row table:style-name="ro1">
          <table:table-cell office:value-type="float" office:value="1623.39" calcext:value-type="float">
            <text:p>1623.39</text:p>
          </table:table-cell>
          <table:table-cell office:value-type="float" office:value="347.017" calcext:value-type="float">
            <text:p>347.017</text:p>
          </table:table-cell>
          <table:table-cell table:number-columns-repeated="10"/>
        </table:table-row>
        <table:table-row table:style-name="ro1">
          <table:table-cell office:value-type="float" office:value="1624.44" calcext:value-type="float">
            <text:p>1624.44</text:p>
          </table:table-cell>
          <table:table-cell office:value-type="float" office:value="346.983" calcext:value-type="float">
            <text:p>346.983</text:p>
          </table:table-cell>
          <table:table-cell table:number-columns-repeated="10"/>
        </table:table-row>
        <table:table-row table:style-name="ro1">
          <table:table-cell office:value-type="float" office:value="1625.42" calcext:value-type="float">
            <text:p>1625.42</text:p>
          </table:table-cell>
          <table:table-cell office:value-type="float" office:value="346.942" calcext:value-type="float">
            <text:p>346.942</text:p>
          </table:table-cell>
          <table:table-cell table:number-columns-repeated="10"/>
        </table:table-row>
        <table:table-row table:style-name="ro1">
          <table:table-cell office:value-type="float" office:value="1626.42" calcext:value-type="float">
            <text:p>1626.42</text:p>
          </table:table-cell>
          <table:table-cell office:value-type="float" office:value="346.935" calcext:value-type="float">
            <text:p>346.935</text:p>
          </table:table-cell>
          <table:table-cell table:number-columns-repeated="10"/>
        </table:table-row>
        <table:table-row table:style-name="ro1">
          <table:table-cell office:value-type="float" office:value="1627.44" calcext:value-type="float">
            <text:p>1627.44</text:p>
          </table:table-cell>
          <table:table-cell office:value-type="float" office:value="346.988" calcext:value-type="float">
            <text:p>346.988</text:p>
          </table:table-cell>
          <table:table-cell table:number-columns-repeated="10"/>
        </table:table-row>
        <table:table-row table:style-name="ro1">
          <table:table-cell office:value-type="float" office:value="1628.51" calcext:value-type="float">
            <text:p>1628.51</text:p>
          </table:table-cell>
          <table:table-cell office:value-type="float" office:value="346.998" calcext:value-type="float">
            <text:p>346.998</text:p>
          </table:table-cell>
          <table:table-cell table:number-columns-repeated="10"/>
        </table:table-row>
        <table:table-row table:style-name="ro1">
          <table:table-cell office:value-type="float" office:value="1629.55" calcext:value-type="float">
            <text:p>1629.55</text:p>
          </table:table-cell>
          <table:table-cell office:value-type="float" office:value="346.975" calcext:value-type="float">
            <text:p>346.975</text:p>
          </table:table-cell>
          <table:table-cell table:number-columns-repeated="10"/>
        </table:table-row>
        <table:table-row table:style-name="ro1">
          <table:table-cell office:value-type="float" office:value="1630.55" calcext:value-type="float">
            <text:p>1630.55</text:p>
          </table:table-cell>
          <table:table-cell office:value-type="float" office:value="347.007" calcext:value-type="float">
            <text:p>347.007</text:p>
          </table:table-cell>
          <table:table-cell table:number-columns-repeated="10"/>
        </table:table-row>
        <table:table-row table:style-name="ro1">
          <table:table-cell office:value-type="float" office:value="1631.56" calcext:value-type="float">
            <text:p>1631.56</text:p>
          </table:table-cell>
          <table:table-cell office:value-type="float" office:value="347.022" calcext:value-type="float">
            <text:p>347.022</text:p>
          </table:table-cell>
          <table:table-cell table:number-columns-repeated="10"/>
        </table:table-row>
        <table:table-row table:style-name="ro1">
          <table:table-cell office:value-type="float" office:value="1632.58" calcext:value-type="float">
            <text:p>1632.58</text:p>
          </table:table-cell>
          <table:table-cell office:value-type="float" office:value="347.088" calcext:value-type="float">
            <text:p>347.088</text:p>
          </table:table-cell>
          <table:table-cell table:number-columns-repeated="10"/>
        </table:table-row>
        <table:table-row table:style-name="ro1">
          <table:table-cell office:value-type="float" office:value="1633.57" calcext:value-type="float">
            <text:p>1633.57</text:p>
          </table:table-cell>
          <table:table-cell office:value-type="float" office:value="347.145" calcext:value-type="float">
            <text:p>347.145</text:p>
          </table:table-cell>
          <table:table-cell table:number-columns-repeated="10"/>
        </table:table-row>
        <table:table-row table:style-name="ro1">
          <table:table-cell office:value-type="float" office:value="1634.61" calcext:value-type="float">
            <text:p>1634.61</text:p>
          </table:table-cell>
          <table:table-cell office:value-type="float" office:value="347.23" calcext:value-type="float">
            <text:p>347.23</text:p>
          </table:table-cell>
          <table:table-cell table:number-columns-repeated="10"/>
        </table:table-row>
        <table:table-row table:style-name="ro1">
          <table:table-cell office:value-type="float" office:value="1635.59" calcext:value-type="float">
            <text:p>1635.59</text:p>
          </table:table-cell>
          <table:table-cell office:value-type="float" office:value="347.375" calcext:value-type="float">
            <text:p>347.375</text:p>
          </table:table-cell>
          <table:table-cell table:number-columns-repeated="10"/>
        </table:table-row>
        <table:table-row table:style-name="ro1">
          <table:table-cell office:value-type="float" office:value="1636.59" calcext:value-type="float">
            <text:p>1636.59</text:p>
          </table:table-cell>
          <table:table-cell office:value-type="float" office:value="347.778" calcext:value-type="float">
            <text:p>347.778</text:p>
          </table:table-cell>
          <table:table-cell table:number-columns-repeated="10"/>
        </table:table-row>
        <table:table-row table:style-name="ro1">
          <table:table-cell office:value-type="float" office:value="1637.59" calcext:value-type="float">
            <text:p>1637.59</text:p>
          </table:table-cell>
          <table:table-cell office:value-type="float" office:value="348.75" calcext:value-type="float">
            <text:p>348.75</text:p>
          </table:table-cell>
          <table:table-cell table:number-columns-repeated="10"/>
        </table:table-row>
        <table:table-row table:style-name="ro1">
          <table:table-cell office:value-type="float" office:value="1638.58" calcext:value-type="float">
            <text:p>1638.58</text:p>
          </table:table-cell>
          <table:table-cell office:value-type="float" office:value="352.178" calcext:value-type="float">
            <text:p>352.178</text:p>
          </table:table-cell>
          <table:table-cell table:number-columns-repeated="10"/>
        </table:table-row>
        <table:table-row table:style-name="ro1">
          <table:table-cell office:value-type="float" office:value="1639.55" calcext:value-type="float">
            <text:p>1639.55</text:p>
          </table:table-cell>
          <table:table-cell office:value-type="float" office:value="353.392" calcext:value-type="float">
            <text:p>353.392</text:p>
          </table:table-cell>
          <table:table-cell table:number-columns-repeated="10"/>
        </table:table-row>
        <table:table-row table:style-name="ro1">
          <table:table-cell office:value-type="float" office:value="1640.55" calcext:value-type="float">
            <text:p>1640.55</text:p>
          </table:table-cell>
          <table:table-cell office:value-type="float" office:value="354.365" calcext:value-type="float">
            <text:p>354.365</text:p>
          </table:table-cell>
          <table:table-cell table:number-columns-repeated="10"/>
        </table:table-row>
        <table:table-row table:style-name="ro1">
          <table:table-cell office:value-type="float" office:value="1641.61" calcext:value-type="float">
            <text:p>1641.61</text:p>
          </table:table-cell>
          <table:table-cell office:value-type="float" office:value="355.505" calcext:value-type="float">
            <text:p>355.505</text:p>
          </table:table-cell>
          <table:table-cell table:number-columns-repeated="10"/>
        </table:table-row>
        <table:table-row table:style-name="ro1">
          <table:table-cell office:value-type="float" office:value="1642.52" calcext:value-type="float">
            <text:p>1642.52</text:p>
          </table:table-cell>
          <table:table-cell office:value-type="float" office:value="355.963" calcext:value-type="float">
            <text:p>355.963</text:p>
          </table:table-cell>
          <table:table-cell table:number-columns-repeated="10"/>
        </table:table-row>
        <table:table-row table:style-name="ro1">
          <table:table-cell office:value-type="float" office:value="1643.56" calcext:value-type="float">
            <text:p>1643.56</text:p>
          </table:table-cell>
          <table:table-cell office:value-type="float" office:value="357.385" calcext:value-type="float">
            <text:p>357.385</text:p>
          </table:table-cell>
          <table:table-cell table:number-columns-repeated="10"/>
        </table:table-row>
        <table:table-row table:style-name="ro1">
          <table:table-cell office:value-type="float" office:value="1644.59" calcext:value-type="float">
            <text:p>1644.59</text:p>
          </table:table-cell>
          <table:table-cell office:value-type="float" office:value="358.075" calcext:value-type="float">
            <text:p>358.075</text:p>
          </table:table-cell>
          <table:table-cell table:number-columns-repeated="10"/>
        </table:table-row>
        <table:table-row table:style-name="ro1">
          <table:table-cell office:value-type="float" office:value="1645.63" calcext:value-type="float">
            <text:p>1645.63</text:p>
          </table:table-cell>
          <table:table-cell office:value-type="float" office:value="359.2" calcext:value-type="float">
            <text:p>359.2</text:p>
          </table:table-cell>
          <table:table-cell table:number-columns-repeated="10"/>
        </table:table-row>
        <table:table-row table:style-name="ro1">
          <table:table-cell office:value-type="float" office:value="1646.72" calcext:value-type="float">
            <text:p>1646.72</text:p>
          </table:table-cell>
          <table:table-cell office:value-type="float" office:value="359.78" calcext:value-type="float">
            <text:p>359.78</text:p>
          </table:table-cell>
          <table:table-cell table:number-columns-repeated="10"/>
        </table:table-row>
        <table:table-row table:style-name="ro1">
          <table:table-cell office:value-type="float" office:value="1647.69" calcext:value-type="float">
            <text:p>1647.69</text:p>
          </table:table-cell>
          <table:table-cell office:value-type="float" office:value="357.153" calcext:value-type="float">
            <text:p>357.153</text:p>
          </table:table-cell>
          <table:table-cell table:number-columns-repeated="10"/>
        </table:table-row>
        <table:table-row table:style-name="ro1">
          <table:table-cell office:value-type="float" office:value="1648.62" calcext:value-type="float">
            <text:p>1648.62</text:p>
          </table:table-cell>
          <table:table-cell office:value-type="float" office:value="357.15" calcext:value-type="float">
            <text:p>357.15</text:p>
          </table:table-cell>
          <table:table-cell table:number-columns-repeated="10"/>
        </table:table-row>
        <table:table-row table:style-name="ro1">
          <table:table-cell office:value-type="float" office:value="1649.67" calcext:value-type="float">
            <text:p>1649.67</text:p>
          </table:table-cell>
          <table:table-cell office:value-type="float" office:value="357.145" calcext:value-type="float">
            <text:p>357.145</text:p>
          </table:table-cell>
          <table:table-cell table:number-columns-repeated="10"/>
        </table:table-row>
        <table:table-row table:style-name="ro1">
          <table:table-cell office:value-type="float" office:value="1650.63" calcext:value-type="float">
            <text:p>1650.63</text:p>
          </table:table-cell>
          <table:table-cell office:value-type="float" office:value="357.142" calcext:value-type="float">
            <text:p>357.142</text:p>
          </table:table-cell>
          <table:table-cell table:number-columns-repeated="10"/>
        </table:table-row>
        <table:table-row table:style-name="ro1">
          <table:table-cell office:value-type="float" office:value="1651.63" calcext:value-type="float">
            <text:p>1651.63</text:p>
          </table:table-cell>
          <table:table-cell office:value-type="float" office:value="357.17" calcext:value-type="float">
            <text:p>357.17</text:p>
          </table:table-cell>
          <table:table-cell table:number-columns-repeated="10"/>
        </table:table-row>
        <table:table-row table:style-name="ro1">
          <table:table-cell office:value-type="float" office:value="1652.66" calcext:value-type="float">
            <text:p>1652.66</text:p>
          </table:table-cell>
          <table:table-cell office:value-type="float" office:value="357.197" calcext:value-type="float">
            <text:p>357.197</text:p>
          </table:table-cell>
          <table:table-cell table:number-columns-repeated="10"/>
        </table:table-row>
        <table:table-row table:style-name="ro1">
          <table:table-cell office:value-type="float" office:value="1653.66" calcext:value-type="float">
            <text:p>1653.66</text:p>
          </table:table-cell>
          <table:table-cell office:value-type="float" office:value="357.195" calcext:value-type="float">
            <text:p>357.195</text:p>
          </table:table-cell>
          <table:table-cell table:number-columns-repeated="10"/>
        </table:table-row>
        <table:table-row table:style-name="ro1">
          <table:table-cell office:value-type="float" office:value="1654.65" calcext:value-type="float">
            <text:p>1654.65</text:p>
          </table:table-cell>
          <table:table-cell office:value-type="float" office:value="357.2" calcext:value-type="float">
            <text:p>357.2</text:p>
          </table:table-cell>
          <table:table-cell table:number-columns-repeated="10"/>
        </table:table-row>
        <table:table-row table:style-name="ro1">
          <table:table-cell office:value-type="float" office:value="1655.71" calcext:value-type="float">
            <text:p>1655.71</text:p>
          </table:table-cell>
          <table:table-cell office:value-type="float" office:value="357.2" calcext:value-type="float">
            <text:p>357.2</text:p>
          </table:table-cell>
          <table:table-cell table:number-columns-repeated="10"/>
        </table:table-row>
        <table:table-row table:style-name="ro1">
          <table:table-cell office:value-type="float" office:value="1656.69" calcext:value-type="float">
            <text:p>1656.69</text:p>
          </table:table-cell>
          <table:table-cell office:value-type="float" office:value="357.202" calcext:value-type="float">
            <text:p>357.202</text:p>
          </table:table-cell>
          <table:table-cell table:number-columns-repeated="10"/>
        </table:table-row>
        <table:table-row table:style-name="ro1">
          <table:table-cell office:value-type="float" office:value="1657.69" calcext:value-type="float">
            <text:p>1657.69</text:p>
          </table:table-cell>
          <table:table-cell office:value-type="float" office:value="357.2" calcext:value-type="float">
            <text:p>357.2</text:p>
          </table:table-cell>
          <table:table-cell table:number-columns-repeated="10"/>
        </table:table-row>
        <table:table-row table:style-name="ro1">
          <table:table-cell office:value-type="float" office:value="1658.73" calcext:value-type="float">
            <text:p>1658.73</text:p>
          </table:table-cell>
          <table:table-cell office:value-type="float" office:value="357.2" calcext:value-type="float">
            <text:p>357.2</text:p>
          </table:table-cell>
          <table:table-cell table:number-columns-repeated="10"/>
        </table:table-row>
        <table:table-row table:style-name="ro1">
          <table:table-cell office:value-type="float" office:value="1659.73" calcext:value-type="float">
            <text:p>1659.73</text:p>
          </table:table-cell>
          <table:table-cell office:value-type="float" office:value="357.2" calcext:value-type="float">
            <text:p>357.2</text:p>
          </table:table-cell>
          <table:table-cell table:number-columns-repeated="10"/>
        </table:table-row>
        <table:table-row table:style-name="ro1">
          <table:table-cell office:value-type="float" office:value="1660.8" calcext:value-type="float">
            <text:p>1660.8</text:p>
          </table:table-cell>
          <table:table-cell office:value-type="float" office:value="358.608" calcext:value-type="float">
            <text:p>358.608</text:p>
          </table:table-cell>
          <table:table-cell table:number-columns-repeated="10"/>
        </table:table-row>
        <table:table-row table:style-name="ro1">
          <table:table-cell office:value-type="float" office:value="1661.87" calcext:value-type="float">
            <text:p>1661.87</text:p>
          </table:table-cell>
          <table:table-cell office:value-type="float" office:value="361.303" calcext:value-type="float">
            <text:p>361.303</text:p>
          </table:table-cell>
          <table:table-cell table:number-columns-repeated="10"/>
        </table:table-row>
        <table:table-row table:style-name="ro1">
          <table:table-cell office:value-type="float" office:value="1663.08" calcext:value-type="float">
            <text:p>1663.08</text:p>
          </table:table-cell>
          <table:table-cell office:value-type="float" office:value="358.892" calcext:value-type="float">
            <text:p>358.892</text:p>
          </table:table-cell>
          <table:table-cell table:number-columns-repeated="10"/>
        </table:table-row>
        <table:table-row table:style-name="ro1">
          <table:table-cell office:value-type="float" office:value="1664.14" calcext:value-type="float">
            <text:p>1664.14</text:p>
          </table:table-cell>
          <table:table-cell office:value-type="float" office:value="358.892" calcext:value-type="float">
            <text:p>358.892</text:p>
          </table:table-cell>
          <table:table-cell table:number-columns-repeated="10"/>
        </table:table-row>
        <table:table-row table:style-name="ro1">
          <table:table-cell office:value-type="float" office:value="1665.16" calcext:value-type="float">
            <text:p>1665.16</text:p>
          </table:table-cell>
          <table:table-cell office:value-type="float" office:value="359.188" calcext:value-type="float">
            <text:p>359.188</text:p>
          </table:table-cell>
          <table:table-cell table:number-columns-repeated="10"/>
        </table:table-row>
        <table:table-row table:style-name="ro1">
          <table:table-cell office:value-type="float" office:value="1666.23" calcext:value-type="float">
            <text:p>1666.23</text:p>
          </table:table-cell>
          <table:table-cell office:value-type="float" office:value="359.168" calcext:value-type="float">
            <text:p>359.168</text:p>
          </table:table-cell>
          <table:table-cell table:number-columns-repeated="10"/>
        </table:table-row>
        <table:table-row table:style-name="ro1">
          <table:table-cell office:value-type="float" office:value="1667.25" calcext:value-type="float">
            <text:p>1667.25</text:p>
          </table:table-cell>
          <table:table-cell office:value-type="float" office:value="359.077" calcext:value-type="float">
            <text:p>359.077</text:p>
          </table:table-cell>
          <table:table-cell table:number-columns-repeated="10"/>
        </table:table-row>
        <table:table-row table:style-name="ro1">
          <table:table-cell office:value-type="float" office:value="1668.25" calcext:value-type="float">
            <text:p>1668.25</text:p>
          </table:table-cell>
          <table:table-cell office:value-type="float" office:value="359.072" calcext:value-type="float">
            <text:p>359.072</text:p>
          </table:table-cell>
          <table:table-cell table:number-columns-repeated="10"/>
        </table:table-row>
        <table:table-row table:style-name="ro1">
          <table:table-cell office:value-type="float" office:value="1669.3" calcext:value-type="float">
            <text:p>1669.3</text:p>
          </table:table-cell>
          <table:table-cell office:value-type="float" office:value="359.385" calcext:value-type="float">
            <text:p>359.385</text:p>
          </table:table-cell>
          <table:table-cell table:number-columns-repeated="10"/>
        </table:table-row>
        <table:table-row table:style-name="ro1">
          <table:table-cell office:value-type="float" office:value="1670.08" calcext:value-type="float">
            <text:p>1670.08</text:p>
          </table:table-cell>
          <table:table-cell office:value-type="float" office:value="359.39" calcext:value-type="float">
            <text:p>359.39</text:p>
          </table:table-cell>
          <table:table-cell table:number-columns-repeated="10"/>
        </table:table-row>
        <table:table-row table:style-name="ro1">
          <table:table-cell office:value-type="float" office:value="1671.1" calcext:value-type="float">
            <text:p>1671.1</text:p>
          </table:table-cell>
          <table:table-cell office:value-type="float" office:value="359.392" calcext:value-type="float">
            <text:p>359.392</text:p>
          </table:table-cell>
          <table:table-cell table:number-columns-repeated="10"/>
        </table:table-row>
        <table:table-row table:style-name="ro1">
          <table:table-cell office:value-type="float" office:value="1672.36" calcext:value-type="float">
            <text:p>1672.36</text:p>
          </table:table-cell>
          <table:table-cell office:value-type="float" office:value="359.425" calcext:value-type="float">
            <text:p>359.425</text:p>
          </table:table-cell>
          <table:table-cell table:number-columns-repeated="10"/>
        </table:table-row>
        <table:table-row table:style-name="ro1">
          <table:table-cell office:value-type="float" office:value="1673.14" calcext:value-type="float">
            <text:p>1673.14</text:p>
          </table:table-cell>
          <table:table-cell office:value-type="float" office:value="359.43" calcext:value-type="float">
            <text:p>359.43</text:p>
          </table:table-cell>
          <table:table-cell table:number-columns-repeated="10"/>
        </table:table-row>
        <table:table-row table:style-name="ro1">
          <table:table-cell office:value-type="float" office:value="1674.44" calcext:value-type="float">
            <text:p>1674.44</text:p>
          </table:table-cell>
          <table:table-cell office:value-type="float" office:value="361.685" calcext:value-type="float">
            <text:p>361.685</text:p>
          </table:table-cell>
          <table:table-cell table:number-columns-repeated="10"/>
        </table:table-row>
        <table:table-row table:style-name="ro1">
          <table:table-cell office:value-type="float" office:value="1675.4" calcext:value-type="float">
            <text:p>1675.4</text:p>
          </table:table-cell>
          <table:table-cell office:value-type="float" office:value="361.685" calcext:value-type="float">
            <text:p>361.685</text:p>
          </table:table-cell>
          <table:table-cell table:number-columns-repeated="10"/>
        </table:table-row>
        <table:table-row table:style-name="ro1">
          <table:table-cell office:value-type="float" office:value="1676.25" calcext:value-type="float">
            <text:p>1676.25</text:p>
          </table:table-cell>
          <table:table-cell office:value-type="float" office:value="359.173" calcext:value-type="float">
            <text:p>359.173</text:p>
          </table:table-cell>
          <table:table-cell table:number-columns-repeated="10"/>
        </table:table-row>
        <table:table-row table:style-name="ro1">
          <table:table-cell office:value-type="float" office:value="1677.39" calcext:value-type="float">
            <text:p>1677.39</text:p>
          </table:table-cell>
          <table:table-cell office:value-type="float" office:value="360.123" calcext:value-type="float">
            <text:p>360.123</text:p>
          </table:table-cell>
          <table:table-cell table:number-columns-repeated="10"/>
        </table:table-row>
        <table:table-row table:style-name="ro1">
          <table:table-cell office:value-type="float" office:value="1678.43" calcext:value-type="float">
            <text:p>1678.43</text:p>
          </table:table-cell>
          <table:table-cell office:value-type="float" office:value="359.413" calcext:value-type="float">
            <text:p>359.413</text:p>
          </table:table-cell>
          <table:table-cell table:number-columns-repeated="10"/>
        </table:table-row>
        <table:table-row table:style-name="ro1">
          <table:table-cell office:value-type="float" office:value="1679.43" calcext:value-type="float">
            <text:p>1679.43</text:p>
          </table:table-cell>
          <table:table-cell office:value-type="float" office:value="359.322" calcext:value-type="float">
            <text:p>359.322</text:p>
          </table:table-cell>
          <table:table-cell table:number-columns-repeated="10"/>
        </table:table-row>
        <table:table-row table:style-name="ro1">
          <table:table-cell office:value-type="float" office:value="1680.44" calcext:value-type="float">
            <text:p>1680.44</text:p>
          </table:table-cell>
          <table:table-cell office:value-type="float" office:value="359.213" calcext:value-type="float">
            <text:p>359.213</text:p>
          </table:table-cell>
          <table:table-cell table:number-columns-repeated="10"/>
        </table:table-row>
        <table:table-row table:style-name="ro1">
          <table:table-cell office:value-type="float" office:value="1681.44" calcext:value-type="float">
            <text:p>1681.44</text:p>
          </table:table-cell>
          <table:table-cell office:value-type="float" office:value="359.207" calcext:value-type="float">
            <text:p>359.207</text:p>
          </table:table-cell>
          <table:table-cell table:number-columns-repeated="10"/>
        </table:table-row>
        <table:table-row table:style-name="ro1">
          <table:table-cell office:value-type="float" office:value="1682.42" calcext:value-type="float">
            <text:p>1682.42</text:p>
          </table:table-cell>
          <table:table-cell office:value-type="float" office:value="358.53" calcext:value-type="float">
            <text:p>358.53</text:p>
          </table:table-cell>
          <table:table-cell table:number-columns-repeated="10"/>
        </table:table-row>
        <table:table-row table:style-name="ro1">
          <table:table-cell office:value-type="float" office:value="1683.43" calcext:value-type="float">
            <text:p>1683.43</text:p>
          </table:table-cell>
          <table:table-cell office:value-type="float" office:value="362.045" calcext:value-type="float">
            <text:p>362.045</text:p>
          </table:table-cell>
          <table:table-cell table:number-columns-repeated="10"/>
        </table:table-row>
        <table:table-row table:style-name="ro1">
          <table:table-cell office:value-type="float" office:value="1684.5" calcext:value-type="float">
            <text:p>1684.5</text:p>
          </table:table-cell>
          <table:table-cell office:value-type="float" office:value="359.29" calcext:value-type="float">
            <text:p>359.29</text:p>
          </table:table-cell>
          <table:table-cell table:number-columns-repeated="10"/>
        </table:table-row>
        <table:table-row table:style-name="ro1">
          <table:table-cell office:value-type="float" office:value="1685.67" calcext:value-type="float">
            <text:p>1685.67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686.22" calcext:value-type="float">
            <text:p>1686.22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687.25" calcext:value-type="float">
            <text:p>1687.25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688.24" calcext:value-type="float">
            <text:p>1688.24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689.22" calcext:value-type="float">
            <text:p>1689.22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690.23" calcext:value-type="float">
            <text:p>1690.23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691.28" calcext:value-type="float">
            <text:p>1691.28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692.29" calcext:value-type="float">
            <text:p>1692.29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693.3" calcext:value-type="float">
            <text:p>1693.3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694.33" calcext:value-type="float">
            <text:p>1694.33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695.35" calcext:value-type="float">
            <text:p>1695.35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696.38" calcext:value-type="float">
            <text:p>1696.38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697.39" calcext:value-type="float">
            <text:p>1697.39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698.45" calcext:value-type="float">
            <text:p>1698.45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699.45" calcext:value-type="float">
            <text:p>1699.45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00.44" calcext:value-type="float">
            <text:p>1700.44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01.47" calcext:value-type="float">
            <text:p>1701.47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02.48" calcext:value-type="float">
            <text:p>1702.48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03.47" calcext:value-type="float">
            <text:p>1703.47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04.51" calcext:value-type="float">
            <text:p>1704.51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05.53" calcext:value-type="float">
            <text:p>1705.53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06.52" calcext:value-type="float">
            <text:p>1706.52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07.56" calcext:value-type="float">
            <text:p>1707.56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08.58" calcext:value-type="float">
            <text:p>1708.58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09.58" calcext:value-type="float">
            <text:p>1709.58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10.59" calcext:value-type="float">
            <text:p>1710.59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11.58" calcext:value-type="float">
            <text:p>1711.58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12.57" calcext:value-type="float">
            <text:p>1712.57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13.62" calcext:value-type="float">
            <text:p>1713.62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14.59" calcext:value-type="float">
            <text:p>1714.59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15.61" calcext:value-type="float">
            <text:p>1715.61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16.64" calcext:value-type="float">
            <text:p>1716.64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17.71" calcext:value-type="float">
            <text:p>1717.71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18.73" calcext:value-type="float">
            <text:p>1718.73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19.72" calcext:value-type="float">
            <text:p>1719.72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20.75" calcext:value-type="float">
            <text:p>1720.75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21.77" calcext:value-type="float">
            <text:p>1721.77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22.77" calcext:value-type="float">
            <text:p>1722.77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23.75" calcext:value-type="float">
            <text:p>1723.75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24.76" calcext:value-type="float">
            <text:p>1724.76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25.76" calcext:value-type="float">
            <text:p>1725.76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26.76" calcext:value-type="float">
            <text:p>1726.76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27.76" calcext:value-type="float">
            <text:p>1727.76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28.77" calcext:value-type="float">
            <text:p>1728.77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29.76" calcext:value-type="float">
            <text:p>1729.76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30.76" calcext:value-type="float">
            <text:p>1730.76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31.77" calcext:value-type="float">
            <text:p>1731.77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32.8" calcext:value-type="float">
            <text:p>1732.8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33.79" calcext:value-type="float">
            <text:p>1733.79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34.85" calcext:value-type="float">
            <text:p>1734.85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35.84" calcext:value-type="float">
            <text:p>1735.84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36.85" calcext:value-type="float">
            <text:p>1736.85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37.85" calcext:value-type="float">
            <text:p>1737.85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38.87" calcext:value-type="float">
            <text:p>1738.87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39.89" calcext:value-type="float">
            <text:p>1739.89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40.93" calcext:value-type="float">
            <text:p>1740.93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41.95" calcext:value-type="float">
            <text:p>1741.95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42.99" calcext:value-type="float">
            <text:p>1742.99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43.99" calcext:value-type="float">
            <text:p>1743.99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45.03" calcext:value-type="float">
            <text:p>1745.03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46.02" calcext:value-type="float">
            <text:p>1746.02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47.06" calcext:value-type="float">
            <text:p>1747.06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48.1" calcext:value-type="float">
            <text:p>1748.1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49.09" calcext:value-type="float">
            <text:p>1749.09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50.1" calcext:value-type="float">
            <text:p>1750.1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51.1" calcext:value-type="float">
            <text:p>1751.1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52.09" calcext:value-type="float">
            <text:p>1752.09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53.1" calcext:value-type="float">
            <text:p>1753.1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54.12" calcext:value-type="float">
            <text:p>1754.12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55.13" calcext:value-type="float">
            <text:p>1755.13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56.17" calcext:value-type="float">
            <text:p>1756.17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57.16" calcext:value-type="float">
            <text:p>1757.16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58.16" calcext:value-type="float">
            <text:p>1758.16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59.2" calcext:value-type="float">
            <text:p>1759.2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60.2" calcext:value-type="float">
            <text:p>1760.2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61.21" calcext:value-type="float">
            <text:p>1761.21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62.21" calcext:value-type="float">
            <text:p>1762.21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63.19" calcext:value-type="float">
            <text:p>1763.19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64.2" calcext:value-type="float">
            <text:p>1764.2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65.2" calcext:value-type="float">
            <text:p>1765.2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66.19" calcext:value-type="float">
            <text:p>1766.19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67.23" calcext:value-type="float">
            <text:p>1767.23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68.25" calcext:value-type="float">
            <text:p>1768.25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69.31" calcext:value-type="float">
            <text:p>1769.31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70.28" calcext:value-type="float">
            <text:p>1770.28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71.28" calcext:value-type="float">
            <text:p>1771.28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72.32" calcext:value-type="float">
            <text:p>1772.32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73.32" calcext:value-type="float">
            <text:p>1773.32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74.36" calcext:value-type="float">
            <text:p>1774.36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75.36" calcext:value-type="float">
            <text:p>1775.36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76.36" calcext:value-type="float">
            <text:p>1776.36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77.38" calcext:value-type="float">
            <text:p>1777.38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78.39" calcext:value-type="float">
            <text:p>1778.39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79.4" calcext:value-type="float">
            <text:p>1779.4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80.39" calcext:value-type="float">
            <text:p>1780.39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81.39" calcext:value-type="float">
            <text:p>1781.39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82.39" calcext:value-type="float">
            <text:p>1782.39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83.43" calcext:value-type="float">
            <text:p>1783.43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84.43" calcext:value-type="float">
            <text:p>1784.43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85.4" calcext:value-type="float">
            <text:p>1785.4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86.43" calcext:value-type="float">
            <text:p>1786.43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87.48" calcext:value-type="float">
            <text:p>1787.48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88.47" calcext:value-type="float">
            <text:p>1788.47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89.46" calcext:value-type="float">
            <text:p>1789.46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90.46" calcext:value-type="float">
            <text:p>1790.46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91.47" calcext:value-type="float">
            <text:p>1791.47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92.51" calcext:value-type="float">
            <text:p>1792.51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93.51" calcext:value-type="float">
            <text:p>1793.51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94.54" calcext:value-type="float">
            <text:p>1794.54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95.53" calcext:value-type="float">
            <text:p>1795.53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96.57" calcext:value-type="float">
            <text:p>1796.57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97.57" calcext:value-type="float">
            <text:p>1797.57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98.56" calcext:value-type="float">
            <text:p>1798.56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799.6" calcext:value-type="float">
            <text:p>1799.6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00.64" calcext:value-type="float">
            <text:p>1800.64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01.68" calcext:value-type="float">
            <text:p>1801.68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02.68" calcext:value-type="float">
            <text:p>1802.68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03.68" calcext:value-type="float">
            <text:p>1803.68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04.68" calcext:value-type="float">
            <text:p>1804.68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05.68" calcext:value-type="float">
            <text:p>1805.68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06.73" calcext:value-type="float">
            <text:p>1806.73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07.72" calcext:value-type="float">
            <text:p>1807.72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08.72" calcext:value-type="float">
            <text:p>1808.72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09.72" calcext:value-type="float">
            <text:p>1809.72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10.72" calcext:value-type="float">
            <text:p>1810.72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11.73" calcext:value-type="float">
            <text:p>1811.73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12.73" calcext:value-type="float">
            <text:p>1812.73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13.73" calcext:value-type="float">
            <text:p>1813.73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14.77" calcext:value-type="float">
            <text:p>1814.77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15.8" calcext:value-type="float">
            <text:p>1815.8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16.82" calcext:value-type="float">
            <text:p>1816.82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17.84" calcext:value-type="float">
            <text:p>1817.84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18.86" calcext:value-type="float">
            <text:p>1818.86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19.87" calcext:value-type="float">
            <text:p>1819.87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20.89" calcext:value-type="float">
            <text:p>1820.89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21.9" calcext:value-type="float">
            <text:p>1821.9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22.91" calcext:value-type="float">
            <text:p>1822.91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23.91" calcext:value-type="float">
            <text:p>1823.91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24.9" calcext:value-type="float">
            <text:p>1824.9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25.91" calcext:value-type="float">
            <text:p>1825.91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26.94" calcext:value-type="float">
            <text:p>1826.94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27.94" calcext:value-type="float">
            <text:p>1827.94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28.95" calcext:value-type="float">
            <text:p>1828.95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29.98" calcext:value-type="float">
            <text:p>1829.98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30.99" calcext:value-type="float">
            <text:p>1830.99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32.01" calcext:value-type="float">
            <text:p>1832.01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34.03" calcext:value-type="float">
            <text:p>1834.03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35.01" calcext:value-type="float">
            <text:p>1835.01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36.08" calcext:value-type="float">
            <text:p>1836.08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37.07" calcext:value-type="float">
            <text:p>1837.07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38.09" calcext:value-type="float">
            <text:p>1838.09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39.07" calcext:value-type="float">
            <text:p>1839.07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40.09" calcext:value-type="float">
            <text:p>1840.09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41.08" calcext:value-type="float">
            <text:p>1841.08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42.09" calcext:value-type="float">
            <text:p>1842.09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43.14" calcext:value-type="float">
            <text:p>1843.14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44.16" calcext:value-type="float">
            <text:p>1844.16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45.17" calcext:value-type="float">
            <text:p>1845.17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46.2" calcext:value-type="float">
            <text:p>1846.2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47.21" calcext:value-type="float">
            <text:p>1847.21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48.23" calcext:value-type="float">
            <text:p>1848.23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49.24" calcext:value-type="float">
            <text:p>1849.24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50.3" calcext:value-type="float">
            <text:p>1850.3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51.32" calcext:value-type="float">
            <text:p>1851.32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52.34" calcext:value-type="float">
            <text:p>1852.34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53.38" calcext:value-type="float">
            <text:p>1853.38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54.43" calcext:value-type="float">
            <text:p>1854.43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55.46" calcext:value-type="float">
            <text:p>1855.46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56.48" calcext:value-type="float">
            <text:p>1856.48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57.48" calcext:value-type="float">
            <text:p>1857.48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58.47" calcext:value-type="float">
            <text:p>1858.47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59.48" calcext:value-type="float">
            <text:p>1859.48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60.48" calcext:value-type="float">
            <text:p>1860.48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  <table:table-row table:style-name="ro1">
          <table:table-cell office:value-type="float" office:value="1861.48" calcext:value-type="float">
            <text:p>1861.48</text:p>
          </table:table-cell>
          <table:table-cell office:value-type="float" office:value="360.22" calcext:value-type="float">
            <text:p>360.22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24pt" style:language-asian="ja" style:country-asian="JP" style:font-name-complex="TakaoPGothic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0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4:15:09.997683479</meta:creation-date>
    <dc:date>2017-10-30T04:23:10.797955230</dc:date>
    <meta:editing-duration>P0D</meta:editing-duration>
    <meta:editing-cycles>1</meta:editing-cycles>
    <meta:document-statistic meta:table-count="1" meta:cell-count="3754" meta:object-count="2"/>
    <meta:generator>LibreOffice/4.2.8.2$Linux_X86_64 LibreOffice_project/420m0$Build-2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94cm" svg:y="3.703cm" style:legend-expansion="high" chart:style-name="ch2"/>
        <chart:plot-area chart:style-name="ch3" table:cell-range-address="Sheet1.I1:Sheet1.L10" svg:x="0.32cm" svg:y="0.18cm" svg:width="13.254cm" svg:height="8.64cm">
          <chartooo:coordinate-region svg:x="1.153cm" svg:y="0.379cm" svg:width="12.049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1:Sheet1.J10" chart:class="chart:scatter">
            <chart:domain table:cell-range-address="Sheet1.I1:Sheet1.I10"/>
            <chart:data-point chart:repeated="10"/>
          </chart:series>
          <chart:series chart:style-name="ch7" chart:values-cell-range-address="Sheet1.K1:Sheet1.K10" chart:class="chart:scatter">
            <chart:data-point chart:repeated="10"/>
          </chart:series>
          <chart:series chart:style-name="ch8" chart:values-cell-range-address="Sheet1.L1:Sheet1.L10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2">
                <text:p>302</text:p>
                <draw:g>
                  <svg:desc>Sheet1.I1:Sheet1.I10</svg:desc>
                </draw:g>
              </table:table-cell>
              <table:table-cell office:value-type="float" office:value="0.367841720581055">
                <text:p>0.367841720581055</text:p>
                <draw:g>
                  <svg:desc>Sheet1.J1:Sheet1.J10</svg:desc>
                </draw:g>
              </table:table-cell>
              <table:table-cell office:value-type="float" office:value="0.0335884094238281">
                <text:p>0.0335884094238281</text:p>
                <draw:g>
                  <svg:desc>Sheet1.K1:Sheet1.K10</svg:desc>
                </draw:g>
              </table:table-cell>
              <table:table-cell office:value-type="float" office:value="0.00731981019012661">
                <text:p>0.00731981019012661</text:p>
                <draw:g>
                  <svg:desc>Sheet1.L1:Sheet1.L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6">
                <text:p>686</text:p>
              </table:table-cell>
              <table:table-cell office:value-type="float" office:value="0.0124788284301758">
                <text:p>0.0124788284301758</text:p>
              </table:table-cell>
              <table:table-cell office:value-type="float" office:value="-1.16377925872803">
                <text:p>-1.16377925872803</text:p>
              </table:table-cell>
              <table:table-cell office:value-type="float" office:value="0.0137532765964528">
                <text:p>0.01375327659645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1">
                <text:p>691</text:p>
              </table:table-cell>
              <table:table-cell office:value-type="float" office:value="-0.0191850662231445">
                <text:p>-0.0191850662231445</text:p>
              </table:table-cell>
              <table:table-cell office:value-type="float" office:value="-1.19585609436035">
                <text:p>-1.19585609436035</text:p>
              </table:table-cell>
              <table:table-cell office:value-type="float" office:value="0.012413666673655">
                <text:p>0.0124136666736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7">
                <text:p>697</text:p>
              </table:table-cell>
              <table:table-cell office:value-type="float" office:value="0.0598955154418945">
                <text:p>0.0598955154418945</text:p>
              </table:table-cell>
              <table:table-cell office:value-type="float" office:value="-1.14361476898193">
                <text:p>-1.14361476898193</text:p>
              </table:table-cell>
              <table:table-cell office:value-type="float" office:value="0.0141318391847051">
                <text:p>0.01413183918470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0">
                <text:p>700</text:p>
              </table:table-cell>
              <table:table-cell office:value-type="float" office:value="-0.0835781097412109">
                <text:p>-0.0835781097412109</text:p>
              </table:table-cell>
              <table:table-cell office:value-type="float" office:value="-1.26558494567871">
                <text:p>-1.26558494567871</text:p>
              </table:table-cell>
              <table:table-cell office:value-type="float" office:value="0.00975730502331472">
                <text:p>0.009757305023314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8">
                <text:p>708</text:p>
              </table:table-cell>
              <table:table-cell office:value-type="float" office:value="-0.144859313964844">
                <text:p>-0.144859313964844</text:p>
              </table:table-cell>
              <table:table-cell office:value-type="float" office:value="-1.28805637359619">
                <text:p>-1.28805637359619</text:p>
              </table:table-cell>
              <table:table-cell office:value-type="float" office:value="0.00825385181049429">
                <text:p>0.00825385181049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0">
                <text:p>750</text:p>
              </table:table-cell>
              <table:table-cell office:value-type="float" office:value="0.188657760620117">
                <text:p>0.188657760620117</text:p>
              </table:table-cell>
              <table:table-cell office:value-type="float" office:value="-0.965829849243164">
                <text:p>-0.965829849243164</text:p>
              </table:table-cell>
              <table:table-cell office:value-type="float" office:value="0.0204779084751717">
                <text:p>0.02047790847517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3">
                <text:p>793</text:p>
              </table:table-cell>
              <table:table-cell office:value-type="float" office:value="0.793412208557129">
                <text:p>0.793412208557129</text:p>
              </table:table-cell>
              <table:table-cell office:value-type="float" office:value="-0.860660552978516">
                <text:p>-0.860660552978516</text:p>
              </table:table-cell>
              <table:table-cell office:value-type="float" office:value="0.0362731732642483">
                <text:p>0.03627317326424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98">
                <text:p>798</text:p>
              </table:table-cell>
              <table:table-cell office:value-type="float" office:value="0.867177963256836">
                <text:p>0.867177963256836</text:p>
              </table:table-cell>
              <table:table-cell office:value-type="float" office:value="-0.797002792358398">
                <text:p>-0.797002792358398</text:p>
              </table:table-cell>
              <table:table-cell office:value-type="float" office:value="0.0385851752607587">
                <text:p>0.03858517526075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38">
                <text:p>1238</text:p>
              </table:table-cell>
              <table:table-cell office:value-type="float" office:value="1.24366855621338">
                <text:p>1.24366855621338</text:p>
              </table:table-cell>
              <table:table-cell office:value-type="float" office:value="-0.742893218994141">
                <text:p>-0.742893218994141</text:p>
              </table:table-cell>
              <table:table-cell office:value-type="float" office:value="0.0438353820013801">
                <text:p>0.04383538200138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6cm" svg:height="14.424cm" xlink:href=".." xlink:type="simple" chart:class="chart:scatter" chart:style-name="ch1">
        <chart:legend chart:legend-position="end" svg:x="9.9cm" svg:y="6.913cm" style:legend-expansion="high" chart:style-name="ch2"/>
        <chart:plot-area chart:style-name="ch3" table:cell-range-address="Sheet1.A1:Sheet1.B1837" svg:x="0.24cm" svg:y="0.288cm" svg:width="9.42cm" svg:height="13.848cm">
          <chartooo:coordinate-region svg:x="1.047cm" svg:y="0.487cm" svg:width="8.241cm" svg:height="13.0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837" chart:class="chart:scatter">
            <chart:domain table:cell-range-address="Sheet1.A1:Sheet1.A1837"/>
            <chart:data-point chart:repeated="18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74233">
                <text:p>0.274233</text:p>
                <draw:g>
                  <svg:desc>Sheet1.A1:Sheet1.A1837</svg:desc>
                </draw:g>
              </table:table-cell>
              <table:table-cell office:value-type="float" office:value="11.97">
                <text:p>11.97</text:p>
                <draw:g>
                  <svg:desc>Sheet1.B1:Sheet1.B18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91033">
                <text:p>0.791033</text:p>
              </table:table-cell>
              <table:table-cell office:value-type="float" office:value="11.89">
                <text:p>11.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2411">
                <text:p>1.82411</text:p>
              </table:table-cell>
              <table:table-cell office:value-type="float" office:value="11.6975">
                <text:p>11.6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329">
                <text:p>2.8329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85547">
                <text:p>3.85547</text:p>
              </table:table-cell>
              <table:table-cell office:value-type="float" office:value="11.855">
                <text:p>11.8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85809">
                <text:p>4.85809</text:p>
              </table:table-cell>
              <table:table-cell office:value-type="float" office:value="11.68">
                <text:p>11.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85623">
                <text:p>5.85623</text:p>
              </table:table-cell>
              <table:table-cell office:value-type="float" office:value="12.085">
                <text:p>12.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85574">
                <text:p>6.85574</text:p>
              </table:table-cell>
              <table:table-cell office:value-type="float" office:value="11.91">
                <text:p>11.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85776">
                <text:p>7.85776</text:p>
              </table:table-cell>
              <table:table-cell office:value-type="float" office:value="12.0525">
                <text:p>12.05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88949">
                <text:p>8.88949</text:p>
              </table:table-cell>
              <table:table-cell office:value-type="float" office:value="12.31">
                <text:p>12.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89205">
                <text:p>9.89205</text:p>
              </table:table-cell>
              <table:table-cell office:value-type="float" office:value="13.1275">
                <text:p>13.12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8898">
                <text:p>10.8898</text:p>
              </table:table-cell>
              <table:table-cell office:value-type="float" office:value="13.4925">
                <text:p>13.49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9039">
                <text:p>11.9039</text:p>
              </table:table-cell>
              <table:table-cell office:value-type="float" office:value="13.9625">
                <text:p>13.9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8942">
                <text:p>12.8942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9312">
                <text:p>13.9312</text:p>
              </table:table-cell>
              <table:table-cell office:value-type="float" office:value="14.7925">
                <text:p>14.79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9425">
                <text:p>14.9425</text:p>
              </table:table-cell>
              <table:table-cell office:value-type="float" office:value="14.9925">
                <text:p>14.99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9223">
                <text:p>15.9223</text:p>
              </table:table-cell>
              <table:table-cell office:value-type="float" office:value="15.465">
                <text:p>15.4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9735">
                <text:p>16.9735</text:p>
              </table:table-cell>
              <table:table-cell office:value-type="float" office:value="15.685">
                <text:p>15.6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.9945">
                <text:p>17.9945</text:p>
              </table:table-cell>
              <table:table-cell office:value-type="float" office:value="15.98">
                <text:p>15.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0123">
                <text:p>19.0123</text:p>
              </table:table-cell>
              <table:table-cell office:value-type="float" office:value="16.73">
                <text:p>16.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0545">
                <text:p>20.0545</text:p>
              </table:table-cell>
              <table:table-cell office:value-type="float" office:value="17.41">
                <text:p>17.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0793">
                <text:p>21.0793</text:p>
              </table:table-cell>
              <table:table-cell office:value-type="float" office:value="17.7575">
                <text:p>17.75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0822">
                <text:p>22.0822</text:p>
              </table:table-cell>
              <table:table-cell office:value-type="float" office:value="18.1825">
                <text:p>18.18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0948">
                <text:p>23.0948</text:p>
              </table:table-cell>
              <table:table-cell office:value-type="float" office:value="18.5125">
                <text:p>18.5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0972">
                <text:p>24.0972</text:p>
              </table:table-cell>
              <table:table-cell office:value-type="float" office:value="18.95">
                <text:p>18.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1215">
                <text:p>25.1215</text:p>
              </table:table-cell>
              <table:table-cell office:value-type="float" office:value="19.175">
                <text:p>19.1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1372">
                <text:p>26.1372</text:p>
              </table:table-cell>
              <table:table-cell office:value-type="float" office:value="19.4775">
                <text:p>19.47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1572">
                <text:p>27.1572</text:p>
              </table:table-cell>
              <table:table-cell office:value-type="float" office:value="19.6675">
                <text:p>19.66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1632">
                <text:p>28.1632</text:p>
              </table:table-cell>
              <table:table-cell office:value-type="float" office:value="20.1775">
                <text:p>20.17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.1667">
                <text:p>29.1667</text:p>
              </table:table-cell>
              <table:table-cell office:value-type="float" office:value="20.4225">
                <text:p>20.42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.1966">
                <text:p>30.1966</text:p>
              </table:table-cell>
              <table:table-cell office:value-type="float" office:value="20.8775">
                <text:p>20.87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.1945">
                <text:p>31.1945</text:p>
              </table:table-cell>
              <table:table-cell office:value-type="float" office:value="21.3925">
                <text:p>21.39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.2123">
                <text:p>32.2123</text:p>
              </table:table-cell>
              <table:table-cell office:value-type="float" office:value="21.8225">
                <text:p>21.82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.2745">
                <text:p>33.2745</text:p>
              </table:table-cell>
              <table:table-cell office:value-type="float" office:value="22.63">
                <text:p>22.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.2671">
                <text:p>34.2671</text:p>
              </table:table-cell>
              <table:table-cell office:value-type="float" office:value="22.945">
                <text:p>22.9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.3113">
                <text:p>35.3113</text:p>
              </table:table-cell>
              <table:table-cell office:value-type="float" office:value="23.3175">
                <text:p>23.31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.343">
                <text:p>36.343</text:p>
              </table:table-cell>
              <table:table-cell office:value-type="float" office:value="24.105">
                <text:p>24.1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.3178">
                <text:p>37.3178</text:p>
              </table:table-cell>
              <table:table-cell office:value-type="float" office:value="24.3525">
                <text:p>24.35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.3546">
                <text:p>38.3546</text:p>
              </table:table-cell>
              <table:table-cell office:value-type="float" office:value="25.4225">
                <text:p>25.42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.3711">
                <text:p>39.3711</text:p>
              </table:table-cell>
              <table:table-cell office:value-type="float" office:value="25.715">
                <text:p>25.7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.3711">
                <text:p>40.3711</text:p>
              </table:table-cell>
              <table:table-cell office:value-type="float" office:value="26.0875">
                <text:p>26.08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.413">
                <text:p>41.413</text:p>
              </table:table-cell>
              <table:table-cell office:value-type="float" office:value="26.5125">
                <text:p>26.5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.4112">
                <text:p>42.4112</text:p>
              </table:table-cell>
              <table:table-cell office:value-type="float" office:value="26.65">
                <text:p>26.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.4807">
                <text:p>43.4807</text:p>
              </table:table-cell>
              <table:table-cell office:value-type="float" office:value="26.9825">
                <text:p>26.98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.4757">
                <text:p>44.4757</text:p>
              </table:table-cell>
              <table:table-cell office:value-type="float" office:value="27.2125">
                <text:p>27.21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.4783">
                <text:p>45.4783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.5082">
                <text:p>46.5082</text:p>
              </table:table-cell>
              <table:table-cell office:value-type="float" office:value="28.4525">
                <text:p>28.45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.5061">
                <text:p>47.5061</text:p>
              </table:table-cell>
              <table:table-cell office:value-type="float" office:value="28.0475">
                <text:p>28.04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.5354">
                <text:p>48.5354</text:p>
              </table:table-cell>
              <table:table-cell office:value-type="float" office:value="37.285">
                <text:p>37.2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.5711">
                <text:p>49.5711</text:p>
              </table:table-cell>
              <table:table-cell office:value-type="float" office:value="38.055">
                <text:p>38.0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.5631">
                <text:p>50.5631</text:p>
              </table:table-cell>
              <table:table-cell office:value-type="float" office:value="38.6925">
                <text:p>38.69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.5637">
                <text:p>51.5637</text:p>
              </table:table-cell>
              <table:table-cell office:value-type="float" office:value="39.245">
                <text:p>39.2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.5958">
                <text:p>52.5958</text:p>
              </table:table-cell>
              <table:table-cell office:value-type="float" office:value="39.58">
                <text:p>39.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.6377">
                <text:p>53.6377</text:p>
              </table:table-cell>
              <table:table-cell office:value-type="float" office:value="40.4025">
                <text:p>40.40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.6444">
                <text:p>54.6444</text:p>
              </table:table-cell>
              <table:table-cell office:value-type="float" office:value="41.2625">
                <text:p>41.26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.6663">
                <text:p>55.6663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.6994">
                <text:p>56.6994</text:p>
              </table:table-cell>
              <table:table-cell office:value-type="float" office:value="42.14">
                <text:p>42.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.7052">
                <text:p>57.7052</text:p>
              </table:table-cell>
              <table:table-cell office:value-type="float" office:value="42.5775">
                <text:p>42.57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.769">
                <text:p>58.769</text:p>
              </table:table-cell>
              <table:table-cell office:value-type="float" office:value="42.9825">
                <text:p>42.98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.7592">
                <text:p>59.7592</text:p>
              </table:table-cell>
              <table:table-cell office:value-type="float" office:value="43.535">
                <text:p>43.5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.7685">
                <text:p>60.7685</text:p>
              </table:table-cell>
              <table:table-cell office:value-type="float" office:value="43.96">
                <text:p>43.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.7534">
                <text:p>61.7534</text:p>
              </table:table-cell>
              <table:table-cell office:value-type="float" office:value="44.3125">
                <text:p>44.31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.7985">
                <text:p>62.7985</text:p>
              </table:table-cell>
              <table:table-cell office:value-type="float" office:value="44.605">
                <text:p>44.6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.8357">
                <text:p>63.8357</text:p>
              </table:table-cell>
              <table:table-cell office:value-type="float" office:value="45.18">
                <text:p>45.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.9004">
                <text:p>64.9004</text:p>
              </table:table-cell>
              <table:table-cell office:value-type="float" office:value="46.145">
                <text:p>46.1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.8998">
                <text:p>65.8998</text:p>
              </table:table-cell>
              <table:table-cell office:value-type="float" office:value="47.67">
                <text:p>47.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.9024">
                <text:p>66.9024</text:p>
              </table:table-cell>
              <table:table-cell office:value-type="float" office:value="49.57">
                <text:p>49.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.9065">
                <text:p>67.9065</text:p>
              </table:table-cell>
              <table:table-cell office:value-type="float" office:value="53.435">
                <text:p>53.4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.9511">
                <text:p>68.9511</text:p>
              </table:table-cell>
              <table:table-cell office:value-type="float" office:value="56.5425">
                <text:p>56.54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.9759">
                <text:p>69.9759</text:p>
              </table:table-cell>
              <table:table-cell office:value-type="float" office:value="57.2275">
                <text:p>57.22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.9741">
                <text:p>70.9741</text:p>
              </table:table-cell>
              <table:table-cell office:value-type="float" office:value="57.4525">
                <text:p>57.45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.0102">
                <text:p>72.0102</text:p>
              </table:table-cell>
              <table:table-cell office:value-type="float" office:value="57.5325">
                <text:p>57.53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.0283">
                <text:p>73.0283</text:p>
              </table:table-cell>
              <table:table-cell office:value-type="float" office:value="57.5025">
                <text:p>57.50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.0535">
                <text:p>74.0535</text:p>
              </table:table-cell>
              <table:table-cell office:value-type="float" office:value="57.665">
                <text:p>57.6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.049">
                <text:p>75.049</text:p>
              </table:table-cell>
              <table:table-cell office:value-type="float" office:value="57.7625">
                <text:p>57.76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.0479">
                <text:p>76.0479</text:p>
              </table:table-cell>
              <table:table-cell office:value-type="float" office:value="57.785">
                <text:p>57.7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.0579">
                <text:p>77.0579</text:p>
              </table:table-cell>
              <table:table-cell office:value-type="float" office:value="57.8475">
                <text:p>57.84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.0531">
                <text:p>78.0531</text:p>
              </table:table-cell>
              <table:table-cell office:value-type="float" office:value="57.91">
                <text:p>57.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.1202">
                <text:p>79.1202</text:p>
              </table:table-cell>
              <table:table-cell office:value-type="float" office:value="57.9625">
                <text:p>57.96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.0832">
                <text:p>80.0832</text:p>
              </table:table-cell>
              <table:table-cell office:value-type="float" office:value="57.945">
                <text:p>57.9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.107">
                <text:p>81.107</text:p>
              </table:table-cell>
              <table:table-cell office:value-type="float" office:value="58.1575">
                <text:p>58.15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.1057">
                <text:p>82.1057</text:p>
              </table:table-cell>
              <table:table-cell office:value-type="float" office:value="58.2575">
                <text:p>58.25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.1084">
                <text:p>83.1084</text:p>
              </table:table-cell>
              <table:table-cell office:value-type="float" office:value="58.235">
                <text:p>58.2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.1057">
                <text:p>84.1057</text:p>
              </table:table-cell>
              <table:table-cell office:value-type="float" office:value="58.3225">
                <text:p>58.32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.151">
                <text:p>85.151</text:p>
              </table:table-cell>
              <table:table-cell office:value-type="float" office:value="58.4375">
                <text:p>58.43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.1774">
                <text:p>86.1774</text:p>
              </table:table-cell>
              <table:table-cell office:value-type="float" office:value="58.5075">
                <text:p>58.50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.1758">
                <text:p>87.1758</text:p>
              </table:table-cell>
              <table:table-cell office:value-type="float" office:value="58.62">
                <text:p>58.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.1733">
                <text:p>88.1733</text:p>
              </table:table-cell>
              <table:table-cell office:value-type="float" office:value="58.7525">
                <text:p>58.75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.1803">
                <text:p>89.1803</text:p>
              </table:table-cell>
              <table:table-cell office:value-type="float" office:value="58.87">
                <text:p>58.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.172">
                <text:p>90.172</text:p>
              </table:table-cell>
              <table:table-cell office:value-type="float" office:value="58.935">
                <text:p>58.9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.1897">
                <text:p>91.1897</text:p>
              </table:table-cell>
              <table:table-cell office:value-type="float" office:value="58.9725">
                <text:p>58.97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.247">
                <text:p>92.247</text:p>
              </table:table-cell>
              <table:table-cell office:value-type="float" office:value="59.0675">
                <text:p>59.06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.2608">
                <text:p>93.2608</text:p>
              </table:table-cell>
              <table:table-cell office:value-type="float" office:value="59.19">
                <text:p>59.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.2824">
                <text:p>94.2824</text:p>
              </table:table-cell>
              <table:table-cell office:value-type="float" office:value="59.25">
                <text:p>59.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.2973">
                <text:p>95.2973</text:p>
              </table:table-cell>
              <table:table-cell office:value-type="float" office:value="59.265">
                <text:p>59.2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.2801">
                <text:p>96.2801</text:p>
              </table:table-cell>
              <table:table-cell office:value-type="float" office:value="59.3525">
                <text:p>59.35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.2948">
                <text:p>97.2948</text:p>
              </table:table-cell>
              <table:table-cell office:value-type="float" office:value="59.5175">
                <text:p>59.51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.2999">
                <text:p>98.2999</text:p>
              </table:table-cell>
              <table:table-cell office:value-type="float" office:value="59.6775">
                <text:p>59.67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.3002">
                <text:p>99.3002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.333">
                <text:p>100.333</text:p>
              </table:table-cell>
              <table:table-cell office:value-type="float" office:value="59.6625">
                <text:p>59.66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.345">
                <text:p>101.345</text:p>
              </table:table-cell>
              <table:table-cell office:value-type="float" office:value="59.685">
                <text:p>59.6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.354">
                <text:p>102.354</text:p>
              </table:table-cell>
              <table:table-cell office:value-type="float" office:value="60.145">
                <text:p>60.1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.366">
                <text:p>103.366</text:p>
              </table:table-cell>
              <table:table-cell office:value-type="float" office:value="59.885">
                <text:p>59.8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.411">
                <text:p>104.411</text:p>
              </table:table-cell>
              <table:table-cell office:value-type="float" office:value="60.1075">
                <text:p>60.10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.411">
                <text:p>105.411</text:p>
              </table:table-cell>
              <table:table-cell office:value-type="float" office:value="60.545">
                <text:p>60.5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.406">
                <text:p>106.406</text:p>
              </table:table-cell>
              <table:table-cell office:value-type="float" office:value="60.7075">
                <text:p>60.70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.419">
                <text:p>107.419</text:p>
              </table:table-cell>
              <table:table-cell office:value-type="float" office:value="60.705">
                <text:p>60.7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.449">
                <text:p>108.449</text:p>
              </table:table-cell>
              <table:table-cell office:value-type="float" office:value="60.7125">
                <text:p>60.71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.459">
                <text:p>109.459</text:p>
              </table:table-cell>
              <table:table-cell office:value-type="float" office:value="60.71">
                <text:p>60.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.449">
                <text:p>110.449</text:p>
              </table:table-cell>
              <table:table-cell office:value-type="float" office:value="60.71">
                <text:p>60.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.484">
                <text:p>111.484</text:p>
              </table:table-cell>
              <table:table-cell office:value-type="float" office:value="60.71">
                <text:p>60.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.484">
                <text:p>112.484</text:p>
              </table:table-cell>
              <table:table-cell office:value-type="float" office:value="60.7075">
                <text:p>60.70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.482">
                <text:p>113.482</text:p>
              </table:table-cell>
              <table:table-cell office:value-type="float" office:value="60.71">
                <text:p>60.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.526">
                <text:p>114.526</text:p>
              </table:table-cell>
              <table:table-cell office:value-type="float" office:value="60.7025">
                <text:p>60.70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.516">
                <text:p>115.516</text:p>
              </table:table-cell>
              <table:table-cell office:value-type="float" office:value="60.71">
                <text:p>60.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.516">
                <text:p>116.516</text:p>
              </table:table-cell>
              <table:table-cell office:value-type="float" office:value="60.7075">
                <text:p>60.70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.524">
                <text:p>117.524</text:p>
              </table:table-cell>
              <table:table-cell office:value-type="float" office:value="63.545">
                <text:p>63.5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.527">
                <text:p>118.527</text:p>
              </table:table-cell>
              <table:table-cell office:value-type="float" office:value="71.7425">
                <text:p>71.74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.532">
                <text:p>119.532</text:p>
              </table:table-cell>
              <table:table-cell office:value-type="float" office:value="72.7325">
                <text:p>72.73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.53">
                <text:p>120.53</text:p>
              </table:table-cell>
              <table:table-cell office:value-type="float" office:value="73.3425">
                <text:p>73.34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.523">
                <text:p>121.523</text:p>
              </table:table-cell>
              <table:table-cell office:value-type="float" office:value="73.6075">
                <text:p>73.60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.533">
                <text:p>122.533</text:p>
              </table:table-cell>
              <table:table-cell office:value-type="float" office:value="74.05">
                <text:p>74.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.541">
                <text:p>123.541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.603">
                <text:p>124.603</text:p>
              </table:table-cell>
              <table:table-cell office:value-type="float" office:value="75.32">
                <text:p>75.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.534">
                <text:p>125.534</text:p>
              </table:table-cell>
              <table:table-cell office:value-type="float" office:value="75.95">
                <text:p>75.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.546">
                <text:p>126.546</text:p>
              </table:table-cell>
              <table:table-cell office:value-type="float" office:value="76.505">
                <text:p>76.5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.576">
                <text:p>127.576</text:p>
              </table:table-cell>
              <table:table-cell office:value-type="float" office:value="76.8625">
                <text:p>76.86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.617">
                <text:p>128.617</text:p>
              </table:table-cell>
              <table:table-cell office:value-type="float" office:value="77.265">
                <text:p>77.2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.619">
                <text:p>129.619</text:p>
              </table:table-cell>
              <table:table-cell office:value-type="float" office:value="77.6425">
                <text:p>77.64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.616">
                <text:p>130.616</text:p>
              </table:table-cell>
              <table:table-cell office:value-type="float" office:value="77.835">
                <text:p>77.8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.674">
                <text:p>131.674</text:p>
              </table:table-cell>
              <table:table-cell office:value-type="float" office:value="74.5975">
                <text:p>74.59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.687">
                <text:p>132.687</text:p>
              </table:table-cell>
              <table:table-cell office:value-type="float" office:value="74.6075">
                <text:p>74.60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.736">
                <text:p>133.736</text:p>
              </table:table-cell>
              <table:table-cell office:value-type="float" office:value="74.635">
                <text:p>74.6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.754">
                <text:p>134.754</text:p>
              </table:table-cell>
              <table:table-cell office:value-type="float" office:value="79.4275">
                <text:p>79.42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.75">
                <text:p>135.75</text:p>
              </table:table-cell>
              <table:table-cell office:value-type="float" office:value="82.5275">
                <text:p>82.52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.783">
                <text:p>136.783</text:p>
              </table:table-cell>
              <table:table-cell office:value-type="float" office:value="80.835">
                <text:p>80.8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.807">
                <text:p>137.807</text:p>
              </table:table-cell>
              <table:table-cell office:value-type="float" office:value="80.9975">
                <text:p>80.99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.828">
                <text:p>138.828</text:p>
              </table:table-cell>
              <table:table-cell office:value-type="float" office:value="81.155">
                <text:p>81.1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.856">
                <text:p>139.856</text:p>
              </table:table-cell>
              <table:table-cell office:value-type="float" office:value="81.18">
                <text:p>81.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.863">
                <text:p>140.863</text:p>
              </table:table-cell>
              <table:table-cell office:value-type="float" office:value="81.175">
                <text:p>81.1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.879">
                <text:p>141.879</text:p>
              </table:table-cell>
              <table:table-cell office:value-type="float" office:value="81.1825">
                <text:p>81.18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.896">
                <text:p>142.896</text:p>
              </table:table-cell>
              <table:table-cell office:value-type="float" office:value="81.2625">
                <text:p>81.26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.922">
                <text:p>143.922</text:p>
              </table:table-cell>
              <table:table-cell office:value-type="float" office:value="81.2525">
                <text:p>81.25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.931">
                <text:p>144.931</text:p>
              </table:table-cell>
              <table:table-cell office:value-type="float" office:value="81.4525">
                <text:p>81.45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.965">
                <text:p>145.965</text:p>
              </table:table-cell>
              <table:table-cell office:value-type="float" office:value="81.3725">
                <text:p>81.37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.966">
                <text:p>146.966</text:p>
              </table:table-cell>
              <table:table-cell office:value-type="float" office:value="81.3725">
                <text:p>81.37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81.3675">
                <text:p>81.36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9.061">
                <text:p>149.061</text:p>
              </table:table-cell>
              <table:table-cell office:value-type="float" office:value="81.775">
                <text:p>81.7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0.06">
                <text:p>150.06</text:p>
              </table:table-cell>
              <table:table-cell office:value-type="float" office:value="87.0325">
                <text:p>87.03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1.062">
                <text:p>151.062</text:p>
              </table:table-cell>
              <table:table-cell office:value-type="float" office:value="87.3875">
                <text:p>87.38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2.095">
                <text:p>152.095</text:p>
              </table:table-cell>
              <table:table-cell office:value-type="float" office:value="87.76">
                <text:p>87.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3.139">
                <text:p>153.139</text:p>
              </table:table-cell>
              <table:table-cell office:value-type="float" office:value="87.9425">
                <text:p>87.94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4.145">
                <text:p>154.145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5.13">
                <text:p>155.13</text:p>
              </table:table-cell>
              <table:table-cell office:value-type="float" office:value="88.615">
                <text:p>88.6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6.139">
                <text:p>156.139</text:p>
              </table:table-cell>
              <table:table-cell office:value-type="float" office:value="88.95">
                <text:p>88.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7.134">
                <text:p>157.134</text:p>
              </table:table-cell>
              <table:table-cell office:value-type="float" office:value="89.6375">
                <text:p>89.63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8.138">
                <text:p>158.138</text:p>
              </table:table-cell>
              <table:table-cell office:value-type="float" office:value="89.755">
                <text:p>89.7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9.176">
                <text:p>159.176</text:p>
              </table:table-cell>
              <table:table-cell office:value-type="float" office:value="90.3125">
                <text:p>90.31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0.171">
                <text:p>160.171</text:p>
              </table:table-cell>
              <table:table-cell office:value-type="float" office:value="90.855">
                <text:p>90.8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1.216">
                <text:p>161.216</text:p>
              </table:table-cell>
              <table:table-cell office:value-type="float" office:value="91.46">
                <text:p>91.4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2.251">
                <text:p>162.251</text:p>
              </table:table-cell>
              <table:table-cell office:value-type="float" office:value="91.9575">
                <text:p>91.95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3.27">
                <text:p>163.27</text:p>
              </table:table-cell>
              <table:table-cell office:value-type="float" office:value="92.105">
                <text:p>92.1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4.293">
                <text:p>164.293</text:p>
              </table:table-cell>
              <table:table-cell office:value-type="float" office:value="92.6625">
                <text:p>92.66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5.384">
                <text:p>165.384</text:p>
              </table:table-cell>
              <table:table-cell office:value-type="float" office:value="92.7825">
                <text:p>92.78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6.318">
                <text:p>166.318</text:p>
              </table:table-cell>
              <table:table-cell office:value-type="float" office:value="93.1225">
                <text:p>93.12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7.359">
                <text:p>167.359</text:p>
              </table:table-cell>
              <table:table-cell office:value-type="float" office:value="93.4525">
                <text:p>93.45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8.362">
                <text:p>168.362</text:p>
              </table:table-cell>
              <table:table-cell office:value-type="float" office:value="93.6025">
                <text:p>93.60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9.365">
                <text:p>169.365</text:p>
              </table:table-cell>
              <table:table-cell office:value-type="float" office:value="93.9075">
                <text:p>93.90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0.369">
                <text:p>170.369</text:p>
              </table:table-cell>
              <table:table-cell office:value-type="float" office:value="94.2675">
                <text:p>94.26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1.369">
                <text:p>171.369</text:p>
              </table:table-cell>
              <table:table-cell office:value-type="float" office:value="94.5575">
                <text:p>94.55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2.372">
                <text:p>172.372</text:p>
              </table:table-cell>
              <table:table-cell office:value-type="float" office:value="94.6925">
                <text:p>94.69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3.369">
                <text:p>173.369</text:p>
              </table:table-cell>
              <table:table-cell office:value-type="float" office:value="95.01">
                <text:p>95.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4.369">
                <text:p>174.369</text:p>
              </table:table-cell>
              <table:table-cell office:value-type="float" office:value="95.3375">
                <text:p>95.33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5.365">
                <text:p>175.365</text:p>
              </table:table-cell>
              <table:table-cell office:value-type="float" office:value="95.84">
                <text:p>95.8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6.343">
                <text:p>176.343</text:p>
              </table:table-cell>
              <table:table-cell office:value-type="float" office:value="92.54">
                <text:p>92.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7.355">
                <text:p>177.355</text:p>
              </table:table-cell>
              <table:table-cell office:value-type="float" office:value="92.5375">
                <text:p>92.53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8.365">
                <text:p>178.365</text:p>
              </table:table-cell>
              <table:table-cell office:value-type="float" office:value="92.5375">
                <text:p>92.53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9.355">
                <text:p>179.355</text:p>
              </table:table-cell>
              <table:table-cell office:value-type="float" office:value="92.5375">
                <text:p>92.53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0.359">
                <text:p>180.359</text:p>
              </table:table-cell>
              <table:table-cell office:value-type="float" office:value="92.5375">
                <text:p>92.53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1.4">
                <text:p>181.4</text:p>
              </table:table-cell>
              <table:table-cell office:value-type="float" office:value="92.665">
                <text:p>92.6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2.401">
                <text:p>182.401</text:p>
              </table:table-cell>
              <table:table-cell office:value-type="float" office:value="95.2025">
                <text:p>95.20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3.45">
                <text:p>183.45</text:p>
              </table:table-cell>
              <table:table-cell office:value-type="float" office:value="95.2775">
                <text:p>95.27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4.48">
                <text:p>184.48</text:p>
              </table:table-cell>
              <table:table-cell office:value-type="float" office:value="95.3">
                <text:p>95.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5.484">
                <text:p>185.484</text:p>
              </table:table-cell>
              <table:table-cell office:value-type="float" office:value="95.31">
                <text:p>95.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6.487">
                <text:p>186.487</text:p>
              </table:table-cell>
              <table:table-cell office:value-type="float" office:value="95.3125">
                <text:p>95.31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7.483">
                <text:p>187.483</text:p>
              </table:table-cell>
              <table:table-cell office:value-type="float" office:value="95.315">
                <text:p>95.3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8.514">
                <text:p>188.514</text:p>
              </table:table-cell>
              <table:table-cell office:value-type="float" office:value="95.3175">
                <text:p>95.31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9.547">
                <text:p>189.547</text:p>
              </table:table-cell>
              <table:table-cell office:value-type="float" office:value="95.315">
                <text:p>95.3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0.565">
                <text:p>190.565</text:p>
              </table:table-cell>
              <table:table-cell office:value-type="float" office:value="95.3175">
                <text:p>95.31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1.575">
                <text:p>191.575</text:p>
              </table:table-cell>
              <table:table-cell office:value-type="float" office:value="95.32">
                <text:p>95.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2.57">
                <text:p>192.57</text:p>
              </table:table-cell>
              <table:table-cell office:value-type="float" office:value="95.315">
                <text:p>95.3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3.591">
                <text:p>193.591</text:p>
              </table:table-cell>
              <table:table-cell office:value-type="float" office:value="101.433">
                <text:p>101.4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4.592">
                <text:p>194.592</text:p>
              </table:table-cell>
              <table:table-cell office:value-type="float" office:value="101.905">
                <text:p>101.9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5.647">
                <text:p>195.647</text:p>
              </table:table-cell>
              <table:table-cell office:value-type="float" office:value="102.255">
                <text:p>102.2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6.645">
                <text:p>196.645</text:p>
              </table:table-cell>
              <table:table-cell office:value-type="float" office:value="102.657">
                <text:p>102.65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7.662">
                <text:p>197.662</text:p>
              </table:table-cell>
              <table:table-cell office:value-type="float" office:value="102.815">
                <text:p>102.8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8.654">
                <text:p>198.654</text:p>
              </table:table-cell>
              <table:table-cell office:value-type="float" office:value="103.165">
                <text:p>103.1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9.675">
                <text:p>199.675</text:p>
              </table:table-cell>
              <table:table-cell office:value-type="float" office:value="103.573">
                <text:p>103.57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0.671">
                <text:p>200.671</text:p>
              </table:table-cell>
              <table:table-cell office:value-type="float" office:value="104.12">
                <text:p>104.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1.702">
                <text:p>201.702</text:p>
              </table:table-cell>
              <table:table-cell office:value-type="float" office:value="104.653">
                <text:p>104.65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2.687">
                <text:p>202.687</text:p>
              </table:table-cell>
              <table:table-cell office:value-type="float" office:value="104.99">
                <text:p>104.9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3.703">
                <text:p>203.703</text:p>
              </table:table-cell>
              <table:table-cell office:value-type="float" office:value="105.83">
                <text:p>105.8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4.744">
                <text:p>204.744</text:p>
              </table:table-cell>
              <table:table-cell office:value-type="float" office:value="106.37">
                <text:p>106.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5.742">
                <text:p>205.742</text:p>
              </table:table-cell>
              <table:table-cell office:value-type="float" office:value="106.785">
                <text:p>106.7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6.736">
                <text:p>206.736</text:p>
              </table:table-cell>
              <table:table-cell office:value-type="float" office:value="107.1">
                <text:p>107.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7.773">
                <text:p>207.773</text:p>
              </table:table-cell>
              <table:table-cell office:value-type="float" office:value="107.6">
                <text:p>107.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8.773">
                <text:p>208.773</text:p>
              </table:table-cell>
              <table:table-cell office:value-type="float" office:value="108.168">
                <text:p>108.16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9.81">
                <text:p>209.81</text:p>
              </table:table-cell>
              <table:table-cell office:value-type="float" office:value="108.317">
                <text:p>108.3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0.811">
                <text:p>210.811</text:p>
              </table:table-cell>
              <table:table-cell office:value-type="float" office:value="108.985">
                <text:p>108.98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1.811">
                <text:p>211.811</text:p>
              </table:table-cell>
              <table:table-cell office:value-type="float" office:value="109.178">
                <text:p>109.17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2.812">
                <text:p>212.812</text:p>
              </table:table-cell>
              <table:table-cell office:value-type="float" office:value="109.618">
                <text:p>109.6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3.793">
                <text:p>213.793</text:p>
              </table:table-cell>
              <table:table-cell office:value-type="float" office:value="109.905">
                <text:p>109.9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4.852">
                <text:p>214.852</text:p>
              </table:table-cell>
              <table:table-cell office:value-type="float" office:value="110.715">
                <text:p>110.7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5.831">
                <text:p>215.831</text:p>
              </table:table-cell>
              <table:table-cell office:value-type="float" office:value="110.957">
                <text:p>110.9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6.879">
                <text:p>216.879</text:p>
              </table:table-cell>
              <table:table-cell office:value-type="float" office:value="107.855">
                <text:p>107.8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7.878">
                <text:p>217.878</text:p>
              </table:table-cell>
              <table:table-cell office:value-type="float" office:value="114.153">
                <text:p>114.1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8.878">
                <text:p>218.878</text:p>
              </table:table-cell>
              <table:table-cell office:value-type="float" office:value="114.35">
                <text:p>114.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9.914">
                <text:p>219.914</text:p>
              </table:table-cell>
              <table:table-cell office:value-type="float" office:value="114.645">
                <text:p>114.6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0.917">
                <text:p>220.917</text:p>
              </table:table-cell>
              <table:table-cell office:value-type="float" office:value="114.963">
                <text:p>114.96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1.918">
                <text:p>221.918</text:p>
              </table:table-cell>
              <table:table-cell office:value-type="float" office:value="116.22">
                <text:p>116.2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2.923">
                <text:p>222.923</text:p>
              </table:table-cell>
              <table:table-cell office:value-type="float" office:value="116.433">
                <text:p>116.4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3.919">
                <text:p>223.919</text:p>
              </table:table-cell>
              <table:table-cell office:value-type="float" office:value="116.698">
                <text:p>116.69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4.924">
                <text:p>224.924</text:p>
              </table:table-cell>
              <table:table-cell office:value-type="float" office:value="117.01">
                <text:p>117.0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5.919">
                <text:p>225.919</text:p>
              </table:table-cell>
              <table:table-cell office:value-type="float" office:value="117.085">
                <text:p>117.08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6.919">
                <text:p>226.919</text:p>
              </table:table-cell>
              <table:table-cell office:value-type="float" office:value="117.23">
                <text:p>117.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7.96">
                <text:p>227.96</text:p>
              </table:table-cell>
              <table:table-cell office:value-type="float" office:value="117.328">
                <text:p>117.3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8.954">
                <text:p>228.954</text:p>
              </table:table-cell>
              <table:table-cell office:value-type="float" office:value="117.493">
                <text:p>117.49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9.985">
                <text:p>229.985</text:p>
              </table:table-cell>
              <table:table-cell office:value-type="float" office:value="117.558">
                <text:p>117.55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0.993">
                <text:p>230.993</text:p>
              </table:table-cell>
              <table:table-cell office:value-type="float" office:value="117.805">
                <text:p>117.8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2.058">
                <text:p>232.058</text:p>
              </table:table-cell>
              <table:table-cell office:value-type="float" office:value="118.025">
                <text:p>118.0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3.073">
                <text:p>233.073</text:p>
              </table:table-cell>
              <table:table-cell office:value-type="float" office:value="118.085">
                <text:p>118.08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4.069">
                <text:p>234.069</text:p>
              </table:table-cell>
              <table:table-cell office:value-type="float" office:value="118.415">
                <text:p>118.4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5.056">
                <text:p>235.056</text:p>
              </table:table-cell>
              <table:table-cell office:value-type="float" office:value="118.69">
                <text:p>118.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6.074">
                <text:p>236.074</text:p>
              </table:table-cell>
              <table:table-cell office:value-type="float" office:value="118.888">
                <text:p>118.88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7.091">
                <text:p>237.091</text:p>
              </table:table-cell>
              <table:table-cell office:value-type="float" office:value="119.097">
                <text:p>119.09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8.148">
                <text:p>238.148</text:p>
              </table:table-cell>
              <table:table-cell office:value-type="float" office:value="120.375">
                <text:p>120.3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9.139">
                <text:p>239.139</text:p>
              </table:table-cell>
              <table:table-cell office:value-type="float" office:value="121.33">
                <text:p>121.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0.174">
                <text:p>240.174</text:p>
              </table:table-cell>
              <table:table-cell office:value-type="float" office:value="122.543">
                <text:p>122.54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1.222">
                <text:p>241.222</text:p>
              </table:table-cell>
              <table:table-cell office:value-type="float" office:value="123.33">
                <text:p>123.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2.221">
                <text:p>242.221</text:p>
              </table:table-cell>
              <table:table-cell office:value-type="float" office:value="123.612">
                <text:p>123.6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3.242">
                <text:p>243.242</text:p>
              </table:table-cell>
              <table:table-cell office:value-type="float" office:value="123.635">
                <text:p>123.63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4.305">
                <text:p>244.305</text:p>
              </table:table-cell>
              <table:table-cell office:value-type="float" office:value="123.718">
                <text:p>123.71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5.353">
                <text:p>245.353</text:p>
              </table:table-cell>
              <table:table-cell office:value-type="float" office:value="123.828">
                <text:p>123.8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6.385">
                <text:p>246.385</text:p>
              </table:table-cell>
              <table:table-cell office:value-type="float" office:value="123.853">
                <text:p>123.85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7.382">
                <text:p>247.382</text:p>
              </table:table-cell>
              <table:table-cell office:value-type="float" office:value="124.245">
                <text:p>124.24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8.373">
                <text:p>248.373</text:p>
              </table:table-cell>
              <table:table-cell office:value-type="float" office:value="124.41">
                <text:p>124.4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9.376">
                <text:p>249.376</text:p>
              </table:table-cell>
              <table:table-cell office:value-type="float" office:value="124.14">
                <text:p>124.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0.418">
                <text:p>250.418</text:p>
              </table:table-cell>
              <table:table-cell office:value-type="float" office:value="124.205">
                <text:p>124.2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1.419">
                <text:p>251.419</text:p>
              </table:table-cell>
              <table:table-cell office:value-type="float" office:value="124.183">
                <text:p>124.18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2.419">
                <text:p>252.419</text:p>
              </table:table-cell>
              <table:table-cell office:value-type="float" office:value="124.155">
                <text:p>124.15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3.417">
                <text:p>253.417</text:p>
              </table:table-cell>
              <table:table-cell office:value-type="float" office:value="124.16">
                <text:p>124.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4.456">
                <text:p>254.456</text:p>
              </table:table-cell>
              <table:table-cell office:value-type="float" office:value="124.135">
                <text:p>124.13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5.456">
                <text:p>255.456</text:p>
              </table:table-cell>
              <table:table-cell office:value-type="float" office:value="124.498">
                <text:p>124.49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6.441">
                <text:p>256.441</text:p>
              </table:table-cell>
              <table:table-cell office:value-type="float" office:value="126.248">
                <text:p>126.24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7.482">
                <text:p>257.482</text:p>
              </table:table-cell>
              <table:table-cell office:value-type="float" office:value="127.778">
                <text:p>127.77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8.477">
                <text:p>258.477</text:p>
              </table:table-cell>
              <table:table-cell office:value-type="float" office:value="127.793">
                <text:p>127.79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9.479">
                <text:p>259.479</text:p>
              </table:table-cell>
              <table:table-cell office:value-type="float" office:value="127.79">
                <text:p>127.7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0.483">
                <text:p>260.483</text:p>
              </table:table-cell>
              <table:table-cell office:value-type="float" office:value="127.797">
                <text:p>127.79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1.489">
                <text:p>261.489</text:p>
              </table:table-cell>
              <table:table-cell office:value-type="float" office:value="127.793">
                <text:p>127.79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2.495">
                <text:p>262.495</text:p>
              </table:table-cell>
              <table:table-cell office:value-type="float" office:value="127.8">
                <text:p>127.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3.499">
                <text:p>263.499</text:p>
              </table:table-cell>
              <table:table-cell office:value-type="float" office:value="130.34">
                <text:p>130.3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4.494">
                <text:p>264.494</text:p>
              </table:table-cell>
              <table:table-cell office:value-type="float" office:value="127.92">
                <text:p>127.9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5.493">
                <text:p>265.493</text:p>
              </table:table-cell>
              <table:table-cell office:value-type="float" office:value="127.93">
                <text:p>127.9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6.494">
                <text:p>266.494</text:p>
              </table:table-cell>
              <table:table-cell office:value-type="float" office:value="127.925">
                <text:p>127.9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7.498">
                <text:p>267.498</text:p>
              </table:table-cell>
              <table:table-cell office:value-type="float" office:value="127.92">
                <text:p>127.9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8.521">
                <text:p>268.521</text:p>
              </table:table-cell>
              <table:table-cell office:value-type="float" office:value="127.922">
                <text:p>127.92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9.559">
                <text:p>269.559</text:p>
              </table:table-cell>
              <table:table-cell office:value-type="float" office:value="127.922">
                <text:p>127.92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0.569">
                <text:p>270.569</text:p>
              </table:table-cell>
              <table:table-cell office:value-type="float" office:value="127.92">
                <text:p>127.9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1.563">
                <text:p>271.563</text:p>
              </table:table-cell>
              <table:table-cell office:value-type="float" office:value="127.92">
                <text:p>127.9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2.561">
                <text:p>272.561</text:p>
              </table:table-cell>
              <table:table-cell office:value-type="float" office:value="127.938">
                <text:p>127.93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3.567">
                <text:p>273.567</text:p>
              </table:table-cell>
              <table:table-cell office:value-type="float" office:value="127.935">
                <text:p>127.93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4.56">
                <text:p>274.56</text:p>
              </table:table-cell>
              <table:table-cell office:value-type="float" office:value="127.993">
                <text:p>127.99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5.567">
                <text:p>275.567</text:p>
              </table:table-cell>
              <table:table-cell office:value-type="float" office:value="133.41">
                <text:p>133.4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6.578">
                <text:p>276.578</text:p>
              </table:table-cell>
              <table:table-cell office:value-type="float" office:value="128.093">
                <text:p>128.09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7.617">
                <text:p>277.617</text:p>
              </table:table-cell>
              <table:table-cell office:value-type="float" office:value="128.127">
                <text:p>128.12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8.613">
                <text:p>278.613</text:p>
              </table:table-cell>
              <table:table-cell office:value-type="float" office:value="128.195">
                <text:p>128.19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9.646">
                <text:p>279.646</text:p>
              </table:table-cell>
              <table:table-cell office:value-type="float" office:value="128.262">
                <text:p>128.26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0.673">
                <text:p>280.673</text:p>
              </table:table-cell>
              <table:table-cell office:value-type="float" office:value="128.29">
                <text:p>128.2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1.682">
                <text:p>281.682</text:p>
              </table:table-cell>
              <table:table-cell office:value-type="float" office:value="128.292">
                <text:p>128.29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2.69">
                <text:p>282.69</text:p>
              </table:table-cell>
              <table:table-cell office:value-type="float" office:value="128.298">
                <text:p>128.29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3.658">
                <text:p>283.658</text:p>
              </table:table-cell>
              <table:table-cell office:value-type="float" office:value="128.295">
                <text:p>128.29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4.726">
                <text:p>284.726</text:p>
              </table:table-cell>
              <table:table-cell office:value-type="float" office:value="128.292">
                <text:p>128.29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5.983">
                <text:p>285.983</text:p>
              </table:table-cell>
              <table:table-cell office:value-type="float" office:value="128.29">
                <text:p>128.2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6.762">
                <text:p>286.762</text:p>
              </table:table-cell>
              <table:table-cell office:value-type="float" office:value="128.292">
                <text:p>128.29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7.813">
                <text:p>287.813</text:p>
              </table:table-cell>
              <table:table-cell office:value-type="float" office:value="128.287">
                <text:p>128.28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8.836">
                <text:p>288.836</text:p>
              </table:table-cell>
              <table:table-cell office:value-type="float" office:value="128.262">
                <text:p>128.26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9.852">
                <text:p>289.852</text:p>
              </table:table-cell>
              <table:table-cell office:value-type="float" office:value="128.268">
                <text:p>128.26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0.885">
                <text:p>290.885</text:p>
              </table:table-cell>
              <table:table-cell office:value-type="float" office:value="128.255">
                <text:p>128.25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1.91">
                <text:p>291.91</text:p>
              </table:table-cell>
              <table:table-cell office:value-type="float" office:value="128.262">
                <text:p>128.26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2.949">
                <text:p>292.949</text:p>
              </table:table-cell>
              <table:table-cell office:value-type="float" office:value="128.222">
                <text:p>128.22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3.952">
                <text:p>293.952</text:p>
              </table:table-cell>
              <table:table-cell office:value-type="float" office:value="128.243">
                <text:p>128.24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4.945">
                <text:p>294.945</text:p>
              </table:table-cell>
              <table:table-cell office:value-type="float" office:value="128.24">
                <text:p>128.2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5.957">
                <text:p>295.957</text:p>
              </table:table-cell>
              <table:table-cell office:value-type="float" office:value="128.23">
                <text:p>128.2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7.003">
                <text:p>297.003</text:p>
              </table:table-cell>
              <table:table-cell office:value-type="float" office:value="128.243">
                <text:p>128.24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7.978">
                <text:p>297.978</text:p>
              </table:table-cell>
              <table:table-cell office:value-type="float" office:value="128.243">
                <text:p>128.24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8.962">
                <text:p>298.962</text:p>
              </table:table-cell>
              <table:table-cell office:value-type="float" office:value="128.428">
                <text:p>128.42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9.968">
                <text:p>299.968</text:p>
              </table:table-cell>
              <table:table-cell office:value-type="float" office:value="128.667">
                <text:p>128.6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0.975">
                <text:p>300.975</text:p>
              </table:table-cell>
              <table:table-cell office:value-type="float" office:value="128.72">
                <text:p>128.7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1.969">
                <text:p>301.969</text:p>
              </table:table-cell>
              <table:table-cell office:value-type="float" office:value="128.718">
                <text:p>128.71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3.004">
                <text:p>303.004</text:p>
              </table:table-cell>
              <table:table-cell office:value-type="float" office:value="128.74">
                <text:p>128.7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3.996">
                <text:p>303.996</text:p>
              </table:table-cell>
              <table:table-cell office:value-type="float" office:value="128.752">
                <text:p>128.75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4.996">
                <text:p>304.996</text:p>
              </table:table-cell>
              <table:table-cell office:value-type="float" office:value="128.825">
                <text:p>128.8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6.02">
                <text:p>306.02</text:p>
              </table:table-cell>
              <table:table-cell office:value-type="float" office:value="128.893">
                <text:p>128.89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7.059">
                <text:p>307.059</text:p>
              </table:table-cell>
              <table:table-cell office:value-type="float" office:value="128.887">
                <text:p>128.88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8.044">
                <text:p>308.044</text:p>
              </table:table-cell>
              <table:table-cell office:value-type="float" office:value="128.923">
                <text:p>128.92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9.058">
                <text:p>309.058</text:p>
              </table:table-cell>
              <table:table-cell office:value-type="float" office:value="128.912">
                <text:p>128.91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10.061">
                <text:p>310.061</text:p>
              </table:table-cell>
              <table:table-cell office:value-type="float" office:value="128.958">
                <text:p>128.95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1.091">
                <text:p>311.091</text:p>
              </table:table-cell>
              <table:table-cell office:value-type="float" office:value="128.975">
                <text:p>128.97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2.094">
                <text:p>312.094</text:p>
              </table:table-cell>
              <table:table-cell office:value-type="float" office:value="129.058">
                <text:p>129.05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3.066">
                <text:p>313.066</text:p>
              </table:table-cell>
              <table:table-cell office:value-type="float" office:value="129.285">
                <text:p>129.28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4.095">
                <text:p>314.095</text:p>
              </table:table-cell>
              <table:table-cell office:value-type="float" office:value="129.157">
                <text:p>129.15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5.1">
                <text:p>315.1</text:p>
              </table:table-cell>
              <table:table-cell office:value-type="float" office:value="129.25">
                <text:p>129.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6.129">
                <text:p>316.129</text:p>
              </table:table-cell>
              <table:table-cell office:value-type="float" office:value="129.352">
                <text:p>129.35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7.132">
                <text:p>317.132</text:p>
              </table:table-cell>
              <table:table-cell office:value-type="float" office:value="129.502">
                <text:p>129.50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8.119">
                <text:p>318.119</text:p>
              </table:table-cell>
              <table:table-cell office:value-type="float" office:value="129.593">
                <text:p>129.59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9.135">
                <text:p>319.135</text:p>
              </table:table-cell>
              <table:table-cell office:value-type="float" office:value="130.19">
                <text:p>130.1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20.136">
                <text:p>320.136</text:p>
              </table:table-cell>
              <table:table-cell office:value-type="float" office:value="130.078">
                <text:p>130.07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21.192">
                <text:p>321.192</text:p>
              </table:table-cell>
              <table:table-cell office:value-type="float" office:value="130.387">
                <text:p>130.38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2.212">
                <text:p>322.212</text:p>
              </table:table-cell>
              <table:table-cell office:value-type="float" office:value="130.295">
                <text:p>130.2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3.224">
                <text:p>323.224</text:p>
              </table:table-cell>
              <table:table-cell office:value-type="float" office:value="130.067">
                <text:p>130.0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4.255">
                <text:p>324.255</text:p>
              </table:table-cell>
              <table:table-cell office:value-type="float" office:value="130.15">
                <text:p>130.1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5.257">
                <text:p>325.257</text:p>
              </table:table-cell>
              <table:table-cell office:value-type="float" office:value="130.108">
                <text:p>130.10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6.251">
                <text:p>326.251</text:p>
              </table:table-cell>
              <table:table-cell office:value-type="float" office:value="130.118">
                <text:p>130.11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7.258">
                <text:p>327.258</text:p>
              </table:table-cell>
              <table:table-cell office:value-type="float" office:value="130.113">
                <text:p>130.11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8.263">
                <text:p>328.263</text:p>
              </table:table-cell>
              <table:table-cell office:value-type="float" office:value="130.108">
                <text:p>130.10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9.252">
                <text:p>329.252</text:p>
              </table:table-cell>
              <table:table-cell office:value-type="float" office:value="130.11">
                <text:p>130.1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30.286">
                <text:p>330.286</text:p>
              </table:table-cell>
              <table:table-cell office:value-type="float" office:value="130.11">
                <text:p>130.1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31.318">
                <text:p>331.318</text:p>
              </table:table-cell>
              <table:table-cell office:value-type="float" office:value="130.113">
                <text:p>130.1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2.333">
                <text:p>332.333</text:p>
              </table:table-cell>
              <table:table-cell office:value-type="float" office:value="131.148">
                <text:p>131.14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3.382">
                <text:p>333.382</text:p>
              </table:table-cell>
              <table:table-cell office:value-type="float" office:value="142.48">
                <text:p>142.4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4.382">
                <text:p>334.382</text:p>
              </table:table-cell>
              <table:table-cell office:value-type="float" office:value="143.145">
                <text:p>143.14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5.418">
                <text:p>335.418</text:p>
              </table:table-cell>
              <table:table-cell office:value-type="float" office:value="143.882">
                <text:p>143.88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6.449">
                <text:p>336.449</text:p>
              </table:table-cell>
              <table:table-cell office:value-type="float" office:value="144.685">
                <text:p>144.68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7.462">
                <text:p>337.462</text:p>
              </table:table-cell>
              <table:table-cell office:value-type="float" office:value="145.155">
                <text:p>145.15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8.513">
                <text:p>338.513</text:p>
              </table:table-cell>
              <table:table-cell office:value-type="float" office:value="145.42">
                <text:p>145.4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9.522">
                <text:p>339.522</text:p>
              </table:table-cell>
              <table:table-cell office:value-type="float" office:value="145.82">
                <text:p>145.8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40.514">
                <text:p>340.514</text:p>
              </table:table-cell>
              <table:table-cell office:value-type="float" office:value="146.3">
                <text:p>146.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41.533">
                <text:p>341.533</text:p>
              </table:table-cell>
              <table:table-cell office:value-type="float" office:value="146.752">
                <text:p>146.75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2.507">
                <text:p>342.507</text:p>
              </table:table-cell>
              <table:table-cell office:value-type="float" office:value="147.175">
                <text:p>147.1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3.564">
                <text:p>343.564</text:p>
              </table:table-cell>
              <table:table-cell office:value-type="float" office:value="147.415">
                <text:p>147.41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4.584">
                <text:p>344.584</text:p>
              </table:table-cell>
              <table:table-cell office:value-type="float" office:value="148.485">
                <text:p>148.48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5.601">
                <text:p>345.601</text:p>
              </table:table-cell>
              <table:table-cell office:value-type="float" office:value="148.643">
                <text:p>148.64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6.605">
                <text:p>346.605</text:p>
              </table:table-cell>
              <table:table-cell office:value-type="float" office:value="148.83">
                <text:p>148.8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7.6">
                <text:p>347.6</text:p>
              </table:table-cell>
              <table:table-cell office:value-type="float" office:value="149.195">
                <text:p>149.19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8.609">
                <text:p>348.609</text:p>
              </table:table-cell>
              <table:table-cell office:value-type="float" office:value="149.405">
                <text:p>149.40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9.608">
                <text:p>349.608</text:p>
              </table:table-cell>
              <table:table-cell office:value-type="float" office:value="149.685">
                <text:p>149.68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50.646">
                <text:p>350.646</text:p>
              </table:table-cell>
              <table:table-cell office:value-type="float" office:value="150.088">
                <text:p>150.08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51.625">
                <text:p>351.625</text:p>
              </table:table-cell>
              <table:table-cell office:value-type="float" office:value="150.298">
                <text:p>150.29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2.645">
                <text:p>352.645</text:p>
              </table:table-cell>
              <table:table-cell office:value-type="float" office:value="150.833">
                <text:p>150.8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3.643">
                <text:p>353.643</text:p>
              </table:table-cell>
              <table:table-cell office:value-type="float" office:value="151.29">
                <text:p>151.2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4.681">
                <text:p>354.681</text:p>
              </table:table-cell>
              <table:table-cell office:value-type="float" office:value="151.515">
                <text:p>151.51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5.714">
                <text:p>355.714</text:p>
              </table:table-cell>
              <table:table-cell office:value-type="float" office:value="151.805">
                <text:p>151.80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6.726">
                <text:p>356.726</text:p>
              </table:table-cell>
              <table:table-cell office:value-type="float" office:value="152.018">
                <text:p>152.01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7.728">
                <text:p>357.728</text:p>
              </table:table-cell>
              <table:table-cell office:value-type="float" office:value="152.548">
                <text:p>152.54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8.786">
                <text:p>358.786</text:p>
              </table:table-cell>
              <table:table-cell office:value-type="float" office:value="152.615">
                <text:p>152.6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9.788">
                <text:p>359.788</text:p>
              </table:table-cell>
              <table:table-cell office:value-type="float" office:value="152.81">
                <text:p>152.8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60.829">
                <text:p>360.829</text:p>
              </table:table-cell>
              <table:table-cell office:value-type="float" office:value="153.58">
                <text:p>153.5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61.823">
                <text:p>361.823</text:p>
              </table:table-cell>
              <table:table-cell office:value-type="float" office:value="153.74">
                <text:p>153.7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2.819">
                <text:p>362.819</text:p>
              </table:table-cell>
              <table:table-cell office:value-type="float" office:value="153.8">
                <text:p>153.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3.814">
                <text:p>363.814</text:p>
              </table:table-cell>
              <table:table-cell office:value-type="float" office:value="154.108">
                <text:p>154.10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4.82">
                <text:p>364.82</text:p>
              </table:table-cell>
              <table:table-cell office:value-type="float" office:value="152.453">
                <text:p>152.45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5.822">
                <text:p>365.822</text:p>
              </table:table-cell>
              <table:table-cell office:value-type="float" office:value="154.435">
                <text:p>154.43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6.808">
                <text:p>366.808</text:p>
              </table:table-cell>
              <table:table-cell office:value-type="float" office:value="155.593">
                <text:p>155.59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7.82">
                <text:p>367.82</text:p>
              </table:table-cell>
              <table:table-cell office:value-type="float" office:value="156.233">
                <text:p>156.23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8.867">
                <text:p>368.867</text:p>
              </table:table-cell>
              <table:table-cell office:value-type="float" office:value="156.08">
                <text:p>156.0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9.881">
                <text:p>369.881</text:p>
              </table:table-cell>
              <table:table-cell office:value-type="float" office:value="156.07">
                <text:p>156.0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70.89">
                <text:p>370.89</text:p>
              </table:table-cell>
              <table:table-cell office:value-type="float" office:value="156.067">
                <text:p>156.06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71.93">
                <text:p>371.93</text:p>
              </table:table-cell>
              <table:table-cell office:value-type="float" office:value="156.07">
                <text:p>156.0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2.913">
                <text:p>372.913</text:p>
              </table:table-cell>
              <table:table-cell office:value-type="float" office:value="156.065">
                <text:p>156.06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3.921">
                <text:p>373.921</text:p>
              </table:table-cell>
              <table:table-cell office:value-type="float" office:value="156.062">
                <text:p>156.06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4.915">
                <text:p>374.915</text:p>
              </table:table-cell>
              <table:table-cell office:value-type="float" office:value="158.16">
                <text:p>158.1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5.949">
                <text:p>375.949</text:p>
              </table:table-cell>
              <table:table-cell office:value-type="float" office:value="158.657">
                <text:p>158.65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6.953">
                <text:p>376.953</text:p>
              </table:table-cell>
              <table:table-cell office:value-type="float" office:value="158.805">
                <text:p>158.80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7.939">
                <text:p>377.939</text:p>
              </table:table-cell>
              <table:table-cell office:value-type="float" office:value="158.868">
                <text:p>158.86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8.922">
                <text:p>378.922</text:p>
              </table:table-cell>
              <table:table-cell office:value-type="float" office:value="159.292">
                <text:p>159.29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9.931">
                <text:p>379.931</text:p>
              </table:table-cell>
              <table:table-cell office:value-type="float" office:value="159.752">
                <text:p>159.75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80.946">
                <text:p>380.946</text:p>
              </table:table-cell>
              <table:table-cell office:value-type="float" office:value="159.625">
                <text:p>159.6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81.942">
                <text:p>381.942</text:p>
              </table:table-cell>
              <table:table-cell office:value-type="float" office:value="159.68">
                <text:p>159.6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2.946">
                <text:p>382.946</text:p>
              </table:table-cell>
              <table:table-cell office:value-type="float" office:value="160.05">
                <text:p>160.0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3.966">
                <text:p>383.966</text:p>
              </table:table-cell>
              <table:table-cell office:value-type="float" office:value="159.993">
                <text:p>159.99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4.975">
                <text:p>384.975</text:p>
              </table:table-cell>
              <table:table-cell office:value-type="float" office:value="160.23">
                <text:p>160.2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5.994">
                <text:p>385.994</text:p>
              </table:table-cell>
              <table:table-cell office:value-type="float" office:value="160.21">
                <text:p>160.2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6.986">
                <text:p>386.986</text:p>
              </table:table-cell>
              <table:table-cell office:value-type="float" office:value="160.295">
                <text:p>160.29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8.032">
                <text:p>388.032</text:p>
              </table:table-cell>
              <table:table-cell office:value-type="float" office:value="160.3">
                <text:p>160.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9.048">
                <text:p>389.048</text:p>
              </table:table-cell>
              <table:table-cell office:value-type="float" office:value="160.292">
                <text:p>160.29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90.048">
                <text:p>390.048</text:p>
              </table:table-cell>
              <table:table-cell office:value-type="float" office:value="160.322">
                <text:p>160.32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91.085">
                <text:p>391.085</text:p>
              </table:table-cell>
              <table:table-cell office:value-type="float" office:value="160.435">
                <text:p>160.43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92.085">
                <text:p>392.085</text:p>
              </table:table-cell>
              <table:table-cell office:value-type="float" office:value="160.453">
                <text:p>160.45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3.089">
                <text:p>393.089</text:p>
              </table:table-cell>
              <table:table-cell office:value-type="float" office:value="160.493">
                <text:p>160.49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4.103">
                <text:p>394.103</text:p>
              </table:table-cell>
              <table:table-cell office:value-type="float" office:value="160.537">
                <text:p>160.53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5.093">
                <text:p>395.093</text:p>
              </table:table-cell>
              <table:table-cell office:value-type="float" office:value="160.358">
                <text:p>160.35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6.127">
                <text:p>396.127</text:p>
              </table:table-cell>
              <table:table-cell office:value-type="float" office:value="160.365">
                <text:p>160.36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7.117">
                <text:p>397.117</text:p>
              </table:table-cell>
              <table:table-cell office:value-type="float" office:value="160.345">
                <text:p>160.3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8.135">
                <text:p>398.135</text:p>
              </table:table-cell>
              <table:table-cell office:value-type="float" office:value="160.343">
                <text:p>160.34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9.117">
                <text:p>399.117</text:p>
              </table:table-cell>
              <table:table-cell office:value-type="float" office:value="160.373">
                <text:p>160.37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00.12">
                <text:p>400.12</text:p>
              </table:table-cell>
              <table:table-cell office:value-type="float" office:value="160.912">
                <text:p>160.91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01.137">
                <text:p>401.137</text:p>
              </table:table-cell>
              <table:table-cell office:value-type="float" office:value="160.995">
                <text:p>160.99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02.124">
                <text:p>402.124</text:p>
              </table:table-cell>
              <table:table-cell office:value-type="float" office:value="161.12">
                <text:p>161.1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3.132">
                <text:p>403.132</text:p>
              </table:table-cell>
              <table:table-cell office:value-type="float" office:value="161.3">
                <text:p>161.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4.133">
                <text:p>404.133</text:p>
              </table:table-cell>
              <table:table-cell office:value-type="float" office:value="161.562">
                <text:p>161.56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5.15">
                <text:p>405.15</text:p>
              </table:table-cell>
              <table:table-cell office:value-type="float" office:value="161.55">
                <text:p>161.5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6.184">
                <text:p>406.184</text:p>
              </table:table-cell>
              <table:table-cell office:value-type="float" office:value="161.588">
                <text:p>161.58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7.196">
                <text:p>407.196</text:p>
              </table:table-cell>
              <table:table-cell office:value-type="float" office:value="161.585">
                <text:p>161.58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8.182">
                <text:p>408.182</text:p>
              </table:table-cell>
              <table:table-cell office:value-type="float" office:value="161.583">
                <text:p>161.58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9.225">
                <text:p>409.225</text:p>
              </table:table-cell>
              <table:table-cell office:value-type="float" office:value="165.66">
                <text:p>165.6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10.218">
                <text:p>410.218</text:p>
              </table:table-cell>
              <table:table-cell office:value-type="float" office:value="169.445">
                <text:p>169.44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11.256">
                <text:p>411.256</text:p>
              </table:table-cell>
              <table:table-cell office:value-type="float" office:value="175.333">
                <text:p>175.33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12.26">
                <text:p>412.26</text:p>
              </table:table-cell>
              <table:table-cell office:value-type="float" office:value="177.968">
                <text:p>177.96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3.252">
                <text:p>413.252</text:p>
              </table:table-cell>
              <table:table-cell office:value-type="float" office:value="177.955">
                <text:p>177.95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4.275">
                <text:p>414.275</text:p>
              </table:table-cell>
              <table:table-cell office:value-type="float" office:value="177.972">
                <text:p>177.97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5.314">
                <text:p>415.314</text:p>
              </table:table-cell>
              <table:table-cell office:value-type="float" office:value="177.955">
                <text:p>177.95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6.339">
                <text:p>416.339</text:p>
              </table:table-cell>
              <table:table-cell office:value-type="float" office:value="177.972">
                <text:p>177.97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7.334">
                <text:p>417.334</text:p>
              </table:table-cell>
              <table:table-cell office:value-type="float" office:value="177.977">
                <text:p>177.97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8.361">
                <text:p>418.361</text:p>
              </table:table-cell>
              <table:table-cell office:value-type="float" office:value="177.96">
                <text:p>177.9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9.413">
                <text:p>419.413</text:p>
              </table:table-cell>
              <table:table-cell office:value-type="float" office:value="177.97">
                <text:p>177.9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20.442">
                <text:p>420.442</text:p>
              </table:table-cell>
              <table:table-cell office:value-type="float" office:value="177.985">
                <text:p>177.98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21.452">
                <text:p>421.452</text:p>
              </table:table-cell>
              <table:table-cell office:value-type="float" office:value="177.993">
                <text:p>177.99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22.46">
                <text:p>422.46</text:p>
              </table:table-cell>
              <table:table-cell office:value-type="float" office:value="177.99">
                <text:p>177.9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3.481">
                <text:p>423.481</text:p>
              </table:table-cell>
              <table:table-cell office:value-type="float" office:value="177.99">
                <text:p>177.9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4.513">
                <text:p>424.513</text:p>
              </table:table-cell>
              <table:table-cell office:value-type="float" office:value="177.99">
                <text:p>177.9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5.545">
                <text:p>425.545</text:p>
              </table:table-cell>
              <table:table-cell office:value-type="float" office:value="177.99">
                <text:p>177.9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6.545">
                <text:p>426.545</text:p>
              </table:table-cell>
              <table:table-cell office:value-type="float" office:value="177.993">
                <text:p>177.99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7.58">
                <text:p>427.58</text:p>
              </table:table-cell>
              <table:table-cell office:value-type="float" office:value="177.993">
                <text:p>177.99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8.563">
                <text:p>428.563</text:p>
              </table:table-cell>
              <table:table-cell office:value-type="float" office:value="177.983">
                <text:p>177.98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9.582">
                <text:p>429.582</text:p>
              </table:table-cell>
              <table:table-cell office:value-type="float" office:value="177.98">
                <text:p>177.9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30.635">
                <text:p>430.635</text:p>
              </table:table-cell>
              <table:table-cell office:value-type="float" office:value="177.983">
                <text:p>177.98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31.626">
                <text:p>431.626</text:p>
              </table:table-cell>
              <table:table-cell office:value-type="float" office:value="177.977">
                <text:p>177.97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32.659">
                <text:p>432.659</text:p>
              </table:table-cell>
              <table:table-cell office:value-type="float" office:value="177.965">
                <text:p>177.96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3.666">
                <text:p>433.666</text:p>
              </table:table-cell>
              <table:table-cell office:value-type="float" office:value="177.98">
                <text:p>177.9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4.665">
                <text:p>434.665</text:p>
              </table:table-cell>
              <table:table-cell office:value-type="float" office:value="177.958">
                <text:p>177.95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5.691">
                <text:p>435.691</text:p>
              </table:table-cell>
              <table:table-cell office:value-type="float" office:value="177.99">
                <text:p>177.9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6.694">
                <text:p>436.694</text:p>
              </table:table-cell>
              <table:table-cell office:value-type="float" office:value="177.903">
                <text:p>177.90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7.731">
                <text:p>437.731</text:p>
              </table:table-cell>
              <table:table-cell office:value-type="float" office:value="181.768">
                <text:p>181.76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8.747">
                <text:p>438.747</text:p>
              </table:table-cell>
              <table:table-cell office:value-type="float" office:value="181.843">
                <text:p>181.84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9.751">
                <text:p>439.751</text:p>
              </table:table-cell>
              <table:table-cell office:value-type="float" office:value="181.85">
                <text:p>181.8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40.734">
                <text:p>440.734</text:p>
              </table:table-cell>
              <table:table-cell office:value-type="float" office:value="181.863">
                <text:p>181.86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41.78">
                <text:p>441.78</text:p>
              </table:table-cell>
              <table:table-cell office:value-type="float" office:value="181.87">
                <text:p>181.8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42.773">
                <text:p>442.773</text:p>
              </table:table-cell>
              <table:table-cell office:value-type="float" office:value="181.865">
                <text:p>181.86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3.773">
                <text:p>443.773</text:p>
              </table:table-cell>
              <table:table-cell office:value-type="float" office:value="181.868">
                <text:p>181.86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4.768">
                <text:p>444.768</text:p>
              </table:table-cell>
              <table:table-cell office:value-type="float" office:value="181.868">
                <text:p>181.86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5.793">
                <text:p>445.793</text:p>
              </table:table-cell>
              <table:table-cell office:value-type="float" office:value="182.013">
                <text:p>182.01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6.84">
                <text:p>446.84</text:p>
              </table:table-cell>
              <table:table-cell office:value-type="float" office:value="181.895">
                <text:p>181.89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7.872">
                <text:p>447.872</text:p>
              </table:table-cell>
              <table:table-cell office:value-type="float" office:value="181.88">
                <text:p>181.8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8.882">
                <text:p>448.882</text:p>
              </table:table-cell>
              <table:table-cell office:value-type="float" office:value="181.875">
                <text:p>181.87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9.893">
                <text:p>449.893</text:p>
              </table:table-cell>
              <table:table-cell office:value-type="float" office:value="181.873">
                <text:p>181.87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50.905">
                <text:p>450.905</text:p>
              </table:table-cell>
              <table:table-cell office:value-type="float" office:value="181.873">
                <text:p>181.87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51.929">
                <text:p>451.929</text:p>
              </table:table-cell>
              <table:table-cell office:value-type="float" office:value="182.072">
                <text:p>182.07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52.992">
                <text:p>452.992</text:p>
              </table:table-cell>
              <table:table-cell office:value-type="float" office:value="181.9">
                <text:p>181.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3.979">
                <text:p>453.979</text:p>
              </table:table-cell>
              <table:table-cell office:value-type="float" office:value="181.907">
                <text:p>181.90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4.992">
                <text:p>454.992</text:p>
              </table:table-cell>
              <table:table-cell office:value-type="float" office:value="181.898">
                <text:p>181.89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5.99">
                <text:p>455.99</text:p>
              </table:table-cell>
              <table:table-cell office:value-type="float" office:value="181.895">
                <text:p>181.89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7.001">
                <text:p>457.001</text:p>
              </table:table-cell>
              <table:table-cell office:value-type="float" office:value="181.9">
                <text:p>181.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8.057">
                <text:p>458.057</text:p>
              </table:table-cell>
              <table:table-cell office:value-type="float" office:value="181.898">
                <text:p>181.89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9.1">
                <text:p>459.1</text:p>
              </table:table-cell>
              <table:table-cell office:value-type="float" office:value="181.893">
                <text:p>181.89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60.164">
                <text:p>460.164</text:p>
              </table:table-cell>
              <table:table-cell office:value-type="float" office:value="181.882">
                <text:p>181.88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61.203">
                <text:p>461.203</text:p>
              </table:table-cell>
              <table:table-cell office:value-type="float" office:value="181.89">
                <text:p>181.8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62.2">
                <text:p>462.2</text:p>
              </table:table-cell>
              <table:table-cell office:value-type="float" office:value="181.89">
                <text:p>181.8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63.213">
                <text:p>463.213</text:p>
              </table:table-cell>
              <table:table-cell office:value-type="float" office:value="181.89">
                <text:p>181.8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4.235">
                <text:p>464.235</text:p>
              </table:table-cell>
              <table:table-cell office:value-type="float" office:value="182.11">
                <text:p>182.1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5.265">
                <text:p>465.265</text:p>
              </table:table-cell>
              <table:table-cell office:value-type="float" office:value="182.21">
                <text:p>182.2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6.289">
                <text:p>466.289</text:p>
              </table:table-cell>
              <table:table-cell office:value-type="float" office:value="181.89">
                <text:p>181.8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7.308">
                <text:p>467.308</text:p>
              </table:table-cell>
              <table:table-cell office:value-type="float" office:value="181.877">
                <text:p>181.87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8.302">
                <text:p>468.302</text:p>
              </table:table-cell>
              <table:table-cell office:value-type="float" office:value="181.885">
                <text:p>181.88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9.315">
                <text:p>469.315</text:p>
              </table:table-cell>
              <table:table-cell office:value-type="float" office:value="181.885">
                <text:p>181.88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70.338">
                <text:p>470.338</text:p>
              </table:table-cell>
              <table:table-cell office:value-type="float" office:value="181.893">
                <text:p>181.89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71.341">
                <text:p>471.341</text:p>
              </table:table-cell>
              <table:table-cell office:value-type="float" office:value="181.893">
                <text:p>181.89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72.374">
                <text:p>472.374</text:p>
              </table:table-cell>
              <table:table-cell office:value-type="float" office:value="181.893">
                <text:p>181.89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73.374">
                <text:p>473.374</text:p>
              </table:table-cell>
              <table:table-cell office:value-type="float" office:value="181.898">
                <text:p>181.89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74.393">
                <text:p>474.393</text:p>
              </table:table-cell>
              <table:table-cell office:value-type="float" office:value="181.917">
                <text:p>181.91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5.384">
                <text:p>475.384</text:p>
              </table:table-cell>
              <table:table-cell office:value-type="float" office:value="181.917">
                <text:p>181.91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6.385">
                <text:p>476.385</text:p>
              </table:table-cell>
              <table:table-cell office:value-type="float" office:value="181.915">
                <text:p>181.91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7.4">
                <text:p>477.4</text:p>
              </table:table-cell>
              <table:table-cell office:value-type="float" office:value="181.97">
                <text:p>181.9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8.422">
                <text:p>478.422</text:p>
              </table:table-cell>
              <table:table-cell office:value-type="float" office:value="182.68">
                <text:p>182.6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9.411">
                <text:p>479.411</text:p>
              </table:table-cell>
              <table:table-cell office:value-type="float" office:value="182.667">
                <text:p>182.66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80.418">
                <text:p>480.418</text:p>
              </table:table-cell>
              <table:table-cell office:value-type="float" office:value="182.667">
                <text:p>182.66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81.428">
                <text:p>481.428</text:p>
              </table:table-cell>
              <table:table-cell office:value-type="float" office:value="184.035">
                <text:p>184.03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82.47">
                <text:p>482.47</text:p>
              </table:table-cell>
              <table:table-cell office:value-type="float" office:value="183.787">
                <text:p>183.78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83.459">
                <text:p>483.459</text:p>
              </table:table-cell>
              <table:table-cell office:value-type="float" office:value="183.888">
                <text:p>183.88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84.475">
                <text:p>484.475</text:p>
              </table:table-cell>
              <table:table-cell office:value-type="float" office:value="183.9">
                <text:p>183.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5.461">
                <text:p>485.461</text:p>
              </table:table-cell>
              <table:table-cell office:value-type="float" office:value="183.845">
                <text:p>183.84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6.454">
                <text:p>486.454</text:p>
              </table:table-cell>
              <table:table-cell office:value-type="float" office:value="183.847">
                <text:p>183.84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7.47">
                <text:p>487.47</text:p>
              </table:table-cell>
              <table:table-cell office:value-type="float" office:value="183.828">
                <text:p>183.82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8.477">
                <text:p>488.477</text:p>
              </table:table-cell>
              <table:table-cell office:value-type="float" office:value="183.757">
                <text:p>183.75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9.51">
                <text:p>489.51</text:p>
              </table:table-cell>
              <table:table-cell office:value-type="float" office:value="183.808">
                <text:p>183.80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90.528">
                <text:p>490.528</text:p>
              </table:table-cell>
              <table:table-cell office:value-type="float" office:value="183.835">
                <text:p>183.83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91.483">
                <text:p>491.483</text:p>
              </table:table-cell>
              <table:table-cell office:value-type="float" office:value="183.852">
                <text:p>183.85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92.513">
                <text:p>492.513</text:p>
              </table:table-cell>
              <table:table-cell office:value-type="float" office:value="183.852">
                <text:p>183.85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93.507">
                <text:p>493.507</text:p>
              </table:table-cell>
              <table:table-cell office:value-type="float" office:value="183.84">
                <text:p>183.8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94.496">
                <text:p>494.496</text:p>
              </table:table-cell>
              <table:table-cell office:value-type="float" office:value="183.845">
                <text:p>183.84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5.539">
                <text:p>495.539</text:p>
              </table:table-cell>
              <table:table-cell office:value-type="float" office:value="183.845">
                <text:p>183.84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6.51">
                <text:p>496.51</text:p>
              </table:table-cell>
              <table:table-cell office:value-type="float" office:value="183.847">
                <text:p>183.84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7.529">
                <text:p>497.529</text:p>
              </table:table-cell>
              <table:table-cell office:value-type="float" office:value="183.847">
                <text:p>183.84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8.512">
                <text:p>498.512</text:p>
              </table:table-cell>
              <table:table-cell office:value-type="float" office:value="183.838">
                <text:p>183.83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9.539">
                <text:p>499.539</text:p>
              </table:table-cell>
              <table:table-cell office:value-type="float" office:value="183.845">
                <text:p>183.84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00.541">
                <text:p>500.541</text:p>
              </table:table-cell>
              <table:table-cell office:value-type="float" office:value="183.868">
                <text:p>183.86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01.55">
                <text:p>501.55</text:p>
              </table:table-cell>
              <table:table-cell office:value-type="float" office:value="183.863">
                <text:p>183.86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02.592">
                <text:p>502.592</text:p>
              </table:table-cell>
              <table:table-cell office:value-type="float" office:value="183.86">
                <text:p>183.8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03.581">
                <text:p>503.581</text:p>
              </table:table-cell>
              <table:table-cell office:value-type="float" office:value="183.86">
                <text:p>183.8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04.588">
                <text:p>504.588</text:p>
              </table:table-cell>
              <table:table-cell office:value-type="float" office:value="183.87">
                <text:p>183.8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5.603">
                <text:p>505.603</text:p>
              </table:table-cell>
              <table:table-cell office:value-type="float" office:value="183.865">
                <text:p>183.86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6.612">
                <text:p>506.612</text:p>
              </table:table-cell>
              <table:table-cell office:value-type="float" office:value="183.868">
                <text:p>183.86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7.624">
                <text:p>507.624</text:p>
              </table:table-cell>
              <table:table-cell office:value-type="float" office:value="183.855">
                <text:p>183.85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8.684">
                <text:p>508.684</text:p>
              </table:table-cell>
              <table:table-cell office:value-type="float" office:value="183.858">
                <text:p>183.85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9.687">
                <text:p>509.687</text:p>
              </table:table-cell>
              <table:table-cell office:value-type="float" office:value="183.863">
                <text:p>183.86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10.718">
                <text:p>510.718</text:p>
              </table:table-cell>
              <table:table-cell office:value-type="float" office:value="183.873">
                <text:p>183.87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11.707">
                <text:p>511.707</text:p>
              </table:table-cell>
              <table:table-cell office:value-type="float" office:value="183.865">
                <text:p>183.86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12.763">
                <text:p>512.763</text:p>
              </table:table-cell>
              <table:table-cell office:value-type="float" office:value="183.868">
                <text:p>183.86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13.747">
                <text:p>513.747</text:p>
              </table:table-cell>
              <table:table-cell office:value-type="float" office:value="183.868">
                <text:p>183.86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14.752">
                <text:p>514.752</text:p>
              </table:table-cell>
              <table:table-cell office:value-type="float" office:value="183.87">
                <text:p>183.8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5.743">
                <text:p>515.743</text:p>
              </table:table-cell>
              <table:table-cell office:value-type="float" office:value="183.868">
                <text:p>183.86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6.793">
                <text:p>516.793</text:p>
              </table:table-cell>
              <table:table-cell office:value-type="float" office:value="183.868">
                <text:p>183.86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7.807">
                <text:p>517.807</text:p>
              </table:table-cell>
              <table:table-cell office:value-type="float" office:value="183.87">
                <text:p>183.8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8.829">
                <text:p>518.829</text:p>
              </table:table-cell>
              <table:table-cell office:value-type="float" office:value="183.868">
                <text:p>183.86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9.876">
                <text:p>519.876</text:p>
              </table:table-cell>
              <table:table-cell office:value-type="float" office:value="183.87">
                <text:p>183.8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20.939">
                <text:p>520.939</text:p>
              </table:table-cell>
              <table:table-cell office:value-type="float" office:value="183.868">
                <text:p>183.86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21.942">
                <text:p>521.942</text:p>
              </table:table-cell>
              <table:table-cell office:value-type="float" office:value="183.87">
                <text:p>183.8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22.957">
                <text:p>522.957</text:p>
              </table:table-cell>
              <table:table-cell office:value-type="float" office:value="183.87">
                <text:p>183.8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24.007">
                <text:p>524.007</text:p>
              </table:table-cell>
              <table:table-cell office:value-type="float" office:value="183.868">
                <text:p>183.86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25.026">
                <text:p>525.026</text:p>
              </table:table-cell>
              <table:table-cell office:value-type="float" office:value="183.865">
                <text:p>183.86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6.031">
                <text:p>526.031</text:p>
              </table:table-cell>
              <table:table-cell office:value-type="float" office:value="183.865">
                <text:p>183.86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7.066">
                <text:p>527.066</text:p>
              </table:table-cell>
              <table:table-cell office:value-type="float" office:value="183.86">
                <text:p>183.8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8.11">
                <text:p>528.11</text:p>
              </table:table-cell>
              <table:table-cell office:value-type="float" office:value="184.037">
                <text:p>184.03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9.132">
                <text:p>529.132</text:p>
              </table:table-cell>
              <table:table-cell office:value-type="float" office:value="184.618">
                <text:p>184.61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30.155">
                <text:p>530.155</text:p>
              </table:table-cell>
              <table:table-cell office:value-type="float" office:value="184.52">
                <text:p>184.5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31.207">
                <text:p>531.207</text:p>
              </table:table-cell>
              <table:table-cell office:value-type="float" office:value="184.57">
                <text:p>184.5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32.243">
                <text:p>532.243</text:p>
              </table:table-cell>
              <table:table-cell office:value-type="float" office:value="184.588">
                <text:p>184.58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33.212">
                <text:p>533.212</text:p>
              </table:table-cell>
              <table:table-cell office:value-type="float" office:value="184.597">
                <text:p>184.59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34.221">
                <text:p>534.221</text:p>
              </table:table-cell>
              <table:table-cell office:value-type="float" office:value="184.69">
                <text:p>184.6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35.228">
                <text:p>535.228</text:p>
              </table:table-cell>
              <table:table-cell office:value-type="float" office:value="184.71">
                <text:p>184.7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6.253">
                <text:p>536.253</text:p>
              </table:table-cell>
              <table:table-cell office:value-type="float" office:value="184.847">
                <text:p>184.84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7.23">
                <text:p>537.23</text:p>
              </table:table-cell>
              <table:table-cell office:value-type="float" office:value="184.958">
                <text:p>184.95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8.267">
                <text:p>538.267</text:p>
              </table:table-cell>
              <table:table-cell office:value-type="float" office:value="184.977">
                <text:p>184.97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9.26">
                <text:p>539.26</text:p>
              </table:table-cell>
              <table:table-cell office:value-type="float" office:value="185.123">
                <text:p>185.12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40.259">
                <text:p>540.259</text:p>
              </table:table-cell>
              <table:table-cell office:value-type="float" office:value="185.162">
                <text:p>185.16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41.268">
                <text:p>541.268</text:p>
              </table:table-cell>
              <table:table-cell office:value-type="float" office:value="185.26">
                <text:p>185.2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42.26">
                <text:p>542.26</text:p>
              </table:table-cell>
              <table:table-cell office:value-type="float" office:value="185.343">
                <text:p>185.34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43.26">
                <text:p>543.26</text:p>
              </table:table-cell>
              <table:table-cell office:value-type="float" office:value="185.625">
                <text:p>185.62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44.297">
                <text:p>544.297</text:p>
              </table:table-cell>
              <table:table-cell office:value-type="float" office:value="185.673">
                <text:p>185.67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45.301">
                <text:p>545.301</text:p>
              </table:table-cell>
              <table:table-cell office:value-type="float" office:value="186.295">
                <text:p>186.29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6.298">
                <text:p>546.298</text:p>
              </table:table-cell>
              <table:table-cell office:value-type="float" office:value="186.32">
                <text:p>186.3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7.281">
                <text:p>547.281</text:p>
              </table:table-cell>
              <table:table-cell office:value-type="float" office:value="185.835">
                <text:p>185.83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8.275">
                <text:p>548.275</text:p>
              </table:table-cell>
              <table:table-cell office:value-type="float" office:value="185.817">
                <text:p>185.81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9.271">
                <text:p>549.271</text:p>
              </table:table-cell>
              <table:table-cell office:value-type="float" office:value="185.825">
                <text:p>185.82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50.309">
                <text:p>550.309</text:p>
              </table:table-cell>
              <table:table-cell office:value-type="float" office:value="185.825">
                <text:p>185.82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51.311">
                <text:p>551.311</text:p>
              </table:table-cell>
              <table:table-cell office:value-type="float" office:value="185.825">
                <text:p>185.82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52.325">
                <text:p>552.325</text:p>
              </table:table-cell>
              <table:table-cell office:value-type="float" office:value="185.825">
                <text:p>185.82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53.369">
                <text:p>553.369</text:p>
              </table:table-cell>
              <table:table-cell office:value-type="float" office:value="185.838">
                <text:p>185.83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54.375">
                <text:p>554.375</text:p>
              </table:table-cell>
              <table:table-cell office:value-type="float" office:value="186.708">
                <text:p>186.70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55.412">
                <text:p>555.412</text:p>
              </table:table-cell>
              <table:table-cell office:value-type="float" office:value="186.792">
                <text:p>186.79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6.404">
                <text:p>556.404</text:p>
              </table:table-cell>
              <table:table-cell office:value-type="float" office:value="187.062">
                <text:p>187.06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7.43">
                <text:p>557.43</text:p>
              </table:table-cell>
              <table:table-cell office:value-type="float" office:value="187.088">
                <text:p>187.08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8.5">
                <text:p>558.5</text:p>
              </table:table-cell>
              <table:table-cell office:value-type="float" office:value="187.312">
                <text:p>187.31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9.474">
                <text:p>559.474</text:p>
              </table:table-cell>
              <table:table-cell office:value-type="float" office:value="187.315">
                <text:p>187.31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60.526">
                <text:p>560.526</text:p>
              </table:table-cell>
              <table:table-cell office:value-type="float" office:value="188.018">
                <text:p>188.01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61.557">
                <text:p>561.557</text:p>
              </table:table-cell>
              <table:table-cell office:value-type="float" office:value="188.593">
                <text:p>188.59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62.587">
                <text:p>562.587</text:p>
              </table:table-cell>
              <table:table-cell office:value-type="float" office:value="188.62">
                <text:p>188.6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63.58">
                <text:p>563.58</text:p>
              </table:table-cell>
              <table:table-cell office:value-type="float" office:value="188.828">
                <text:p>188.82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64.594">
                <text:p>564.594</text:p>
              </table:table-cell>
              <table:table-cell office:value-type="float" office:value="188.757">
                <text:p>188.75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65.591">
                <text:p>565.591</text:p>
              </table:table-cell>
              <table:table-cell office:value-type="float" office:value="188.822">
                <text:p>188.82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6.594">
                <text:p>566.594</text:p>
              </table:table-cell>
              <table:table-cell office:value-type="float" office:value="188.903">
                <text:p>188.90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7.617">
                <text:p>567.617</text:p>
              </table:table-cell>
              <table:table-cell office:value-type="float" office:value="189.138">
                <text:p>189.13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8.652">
                <text:p>568.652</text:p>
              </table:table-cell>
              <table:table-cell office:value-type="float" office:value="189.565">
                <text:p>189.56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9.684">
                <text:p>569.684</text:p>
              </table:table-cell>
              <table:table-cell office:value-type="float" office:value="189.567">
                <text:p>189.56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70.694">
                <text:p>570.694</text:p>
              </table:table-cell>
              <table:table-cell office:value-type="float" office:value="189.885">
                <text:p>189.88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71.703">
                <text:p>571.703</text:p>
              </table:table-cell>
              <table:table-cell office:value-type="float" office:value="190.465">
                <text:p>190.46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72.763">
                <text:p>572.763</text:p>
              </table:table-cell>
              <table:table-cell office:value-type="float" office:value="190.505">
                <text:p>190.50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73.764">
                <text:p>573.764</text:p>
              </table:table-cell>
              <table:table-cell office:value-type="float" office:value="190.885">
                <text:p>190.88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74.791">
                <text:p>574.791</text:p>
              </table:table-cell>
              <table:table-cell office:value-type="float" office:value="190.298">
                <text:p>190.29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75.782">
                <text:p>575.782</text:p>
              </table:table-cell>
              <table:table-cell office:value-type="float" office:value="195.793">
                <text:p>195.79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6.785">
                <text:p>576.785</text:p>
              </table:table-cell>
              <table:table-cell office:value-type="float" office:value="196.46">
                <text:p>196.4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7.782">
                <text:p>577.782</text:p>
              </table:table-cell>
              <table:table-cell office:value-type="float" office:value="197.015">
                <text:p>197.01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8.784">
                <text:p>578.784</text:p>
              </table:table-cell>
              <table:table-cell office:value-type="float" office:value="197.162">
                <text:p>197.16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9.786">
                <text:p>579.786</text:p>
              </table:table-cell>
              <table:table-cell office:value-type="float" office:value="197.298">
                <text:p>197.29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80.793">
                <text:p>580.793</text:p>
              </table:table-cell>
              <table:table-cell office:value-type="float" office:value="197.47">
                <text:p>197.4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81.79">
                <text:p>581.79</text:p>
              </table:table-cell>
              <table:table-cell office:value-type="float" office:value="197.583">
                <text:p>197.58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82.819">
                <text:p>582.819</text:p>
              </table:table-cell>
              <table:table-cell office:value-type="float" office:value="197.955">
                <text:p>197.95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83.836">
                <text:p>583.836</text:p>
              </table:table-cell>
              <table:table-cell office:value-type="float" office:value="198.153">
                <text:p>198.15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84.832">
                <text:p>584.832</text:p>
              </table:table-cell>
              <table:table-cell office:value-type="float" office:value="198.222">
                <text:p>198.22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85.84">
                <text:p>585.84</text:p>
              </table:table-cell>
              <table:table-cell office:value-type="float" office:value="198.415">
                <text:p>198.41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6.814">
                <text:p>586.814</text:p>
              </table:table-cell>
              <table:table-cell office:value-type="float" office:value="198.46">
                <text:p>198.4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7.829">
                <text:p>587.829</text:p>
              </table:table-cell>
              <table:table-cell office:value-type="float" office:value="198.567">
                <text:p>198.56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8.862">
                <text:p>588.862</text:p>
              </table:table-cell>
              <table:table-cell office:value-type="float" office:value="198.645">
                <text:p>198.64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9.893">
                <text:p>589.893</text:p>
              </table:table-cell>
              <table:table-cell office:value-type="float" office:value="198.835">
                <text:p>198.83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90.969">
                <text:p>590.969</text:p>
              </table:table-cell>
              <table:table-cell office:value-type="float" office:value="198.938">
                <text:p>198.93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92.012">
                <text:p>592.012</text:p>
              </table:table-cell>
              <table:table-cell office:value-type="float" office:value="199.072">
                <text:p>199.07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92.998">
                <text:p>592.998</text:p>
              </table:table-cell>
              <table:table-cell office:value-type="float" office:value="197.162">
                <text:p>197.16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94.013">
                <text:p>594.013</text:p>
              </table:table-cell>
              <table:table-cell office:value-type="float" office:value="197.157">
                <text:p>197.15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95.016">
                <text:p>595.016</text:p>
              </table:table-cell>
              <table:table-cell office:value-type="float" office:value="197.222">
                <text:p>197.22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96.035">
                <text:p>596.035</text:p>
              </table:table-cell>
              <table:table-cell office:value-type="float" office:value="197.27">
                <text:p>197.2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7.031">
                <text:p>597.031</text:p>
              </table:table-cell>
              <table:table-cell office:value-type="float" office:value="197.275">
                <text:p>197.27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8.06">
                <text:p>598.06</text:p>
              </table:table-cell>
              <table:table-cell office:value-type="float" office:value="197.345">
                <text:p>197.34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9.532">
                <text:p>599.532</text:p>
              </table:table-cell>
              <table:table-cell office:value-type="float" office:value="197.407">
                <text:p>197.40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00.094">
                <text:p>600.094</text:p>
              </table:table-cell>
              <table:table-cell office:value-type="float" office:value="197.502">
                <text:p>197.50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01.106">
                <text:p>601.106</text:p>
              </table:table-cell>
              <table:table-cell office:value-type="float" office:value="197.613">
                <text:p>197.61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02.123">
                <text:p>602.123</text:p>
              </table:table-cell>
              <table:table-cell office:value-type="float" office:value="198.45">
                <text:p>198.4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03.158">
                <text:p>603.158</text:p>
              </table:table-cell>
              <table:table-cell office:value-type="float" office:value="199.407">
                <text:p>199.40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04.198">
                <text:p>604.198</text:p>
              </table:table-cell>
              <table:table-cell office:value-type="float" office:value="200.26">
                <text:p>200.2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05.2">
                <text:p>605.2</text:p>
              </table:table-cell>
              <table:table-cell office:value-type="float" office:value="201.66">
                <text:p>201.6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06.199">
                <text:p>606.199</text:p>
              </table:table-cell>
              <table:table-cell office:value-type="float" office:value="201.97">
                <text:p>201.9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7.197">
                <text:p>607.197</text:p>
              </table:table-cell>
              <table:table-cell office:value-type="float" office:value="202.102">
                <text:p>202.10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8.222">
                <text:p>608.222</text:p>
              </table:table-cell>
              <table:table-cell office:value-type="float" office:value="202.168">
                <text:p>202.16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9.2">
                <text:p>609.2</text:p>
              </table:table-cell>
              <table:table-cell office:value-type="float" office:value="202.395">
                <text:p>202.39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10.278">
                <text:p>610.278</text:p>
              </table:table-cell>
              <table:table-cell office:value-type="float" office:value="202.185">
                <text:p>202.18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11.273">
                <text:p>611.273</text:p>
              </table:table-cell>
              <table:table-cell office:value-type="float" office:value="202.132">
                <text:p>202.13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12.277">
                <text:p>612.277</text:p>
              </table:table-cell>
              <table:table-cell office:value-type="float" office:value="202.243">
                <text:p>202.24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13.266">
                <text:p>613.266</text:p>
              </table:table-cell>
              <table:table-cell office:value-type="float" office:value="202.328">
                <text:p>202.32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14.271">
                <text:p>614.271</text:p>
              </table:table-cell>
              <table:table-cell office:value-type="float" office:value="202.21">
                <text:p>202.2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15.273">
                <text:p>615.273</text:p>
              </table:table-cell>
              <table:table-cell office:value-type="float" office:value="202.345">
                <text:p>202.34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16.276">
                <text:p>616.276</text:p>
              </table:table-cell>
              <table:table-cell office:value-type="float" office:value="202.368">
                <text:p>202.36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7.343">
                <text:p>617.343</text:p>
              </table:table-cell>
              <table:table-cell office:value-type="float" office:value="202.438">
                <text:p>202.43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8.336">
                <text:p>618.336</text:p>
              </table:table-cell>
              <table:table-cell office:value-type="float" office:value="202.465">
                <text:p>202.46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9.357">
                <text:p>619.357</text:p>
              </table:table-cell>
              <table:table-cell office:value-type="float" office:value="202.465">
                <text:p>202.46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20.391">
                <text:p>620.391</text:p>
              </table:table-cell>
              <table:table-cell office:value-type="float" office:value="202.475">
                <text:p>202.47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21.38">
                <text:p>621.38</text:p>
              </table:table-cell>
              <table:table-cell office:value-type="float" office:value="202.485">
                <text:p>202.48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22.38">
                <text:p>622.38</text:p>
              </table:table-cell>
              <table:table-cell office:value-type="float" office:value="202.45">
                <text:p>202.4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23.377">
                <text:p>623.377</text:p>
              </table:table-cell>
              <table:table-cell office:value-type="float" office:value="202.48">
                <text:p>202.4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24.413">
                <text:p>624.413</text:p>
              </table:table-cell>
              <table:table-cell office:value-type="float" office:value="202.54">
                <text:p>202.5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25.429">
                <text:p>625.429</text:p>
              </table:table-cell>
              <table:table-cell office:value-type="float" office:value="202.565">
                <text:p>202.56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26.444">
                <text:p>626.444</text:p>
              </table:table-cell>
              <table:table-cell office:value-type="float" office:value="202.558">
                <text:p>202.55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7.487">
                <text:p>627.487</text:p>
              </table:table-cell>
              <table:table-cell office:value-type="float" office:value="202.67">
                <text:p>202.6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8.497">
                <text:p>628.497</text:p>
              </table:table-cell>
              <table:table-cell office:value-type="float" office:value="202.65">
                <text:p>202.6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9.509">
                <text:p>629.509</text:p>
              </table:table-cell>
              <table:table-cell office:value-type="float" office:value="202.685">
                <text:p>202.68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30.561">
                <text:p>630.561</text:p>
              </table:table-cell>
              <table:table-cell office:value-type="float" office:value="202.708">
                <text:p>202.70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31.591">
                <text:p>631.591</text:p>
              </table:table-cell>
              <table:table-cell office:value-type="float" office:value="202.715">
                <text:p>202.71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32.585">
                <text:p>632.585</text:p>
              </table:table-cell>
              <table:table-cell office:value-type="float" office:value="202.76">
                <text:p>202.7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33.631">
                <text:p>633.631</text:p>
              </table:table-cell>
              <table:table-cell office:value-type="float" office:value="202.793">
                <text:p>202.79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34.657">
                <text:p>634.657</text:p>
              </table:table-cell>
              <table:table-cell office:value-type="float" office:value="202.838">
                <text:p>202.83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35.658">
                <text:p>635.658</text:p>
              </table:table-cell>
              <table:table-cell office:value-type="float" office:value="202.83">
                <text:p>202.8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36.689">
                <text:p>636.689</text:p>
              </table:table-cell>
              <table:table-cell office:value-type="float" office:value="202.833">
                <text:p>202.83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7.687">
                <text:p>637.687</text:p>
              </table:table-cell>
              <table:table-cell office:value-type="float" office:value="202.845">
                <text:p>202.84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8.695">
                <text:p>638.695</text:p>
              </table:table-cell>
              <table:table-cell office:value-type="float" office:value="202.78">
                <text:p>202.7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9.726">
                <text:p>639.726</text:p>
              </table:table-cell>
              <table:table-cell office:value-type="float" office:value="202.752">
                <text:p>202.75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40.739">
                <text:p>640.739</text:p>
              </table:table-cell>
              <table:table-cell office:value-type="float" office:value="202.8">
                <text:p>202.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41.733">
                <text:p>641.733</text:p>
              </table:table-cell>
              <table:table-cell office:value-type="float" office:value="202.873">
                <text:p>202.87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42.734">
                <text:p>642.734</text:p>
              </table:table-cell>
              <table:table-cell office:value-type="float" office:value="202.9">
                <text:p>202.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43.771">
                <text:p>643.771</text:p>
              </table:table-cell>
              <table:table-cell office:value-type="float" office:value="202.898">
                <text:p>202.89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44.767">
                <text:p>644.767</text:p>
              </table:table-cell>
              <table:table-cell office:value-type="float" office:value="202.9">
                <text:p>202.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45.769">
                <text:p>645.769</text:p>
              </table:table-cell>
              <table:table-cell office:value-type="float" office:value="202.923">
                <text:p>202.92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46.763">
                <text:p>646.763</text:p>
              </table:table-cell>
              <table:table-cell office:value-type="float" office:value="202.94">
                <text:p>202.9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7.769">
                <text:p>647.769</text:p>
              </table:table-cell>
              <table:table-cell office:value-type="float" office:value="202.99">
                <text:p>202.9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8.765">
                <text:p>648.765</text:p>
              </table:table-cell>
              <table:table-cell office:value-type="float" office:value="202.99">
                <text:p>202.9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9.834">
                <text:p>649.834</text:p>
              </table:table-cell>
              <table:table-cell office:value-type="float" office:value="202.96">
                <text:p>202.9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50.834">
                <text:p>650.834</text:p>
              </table:table-cell>
              <table:table-cell office:value-type="float" office:value="202.965">
                <text:p>202.96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51.835">
                <text:p>651.835</text:p>
              </table:table-cell>
              <table:table-cell office:value-type="float" office:value="202.965">
                <text:p>202.96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52.868">
                <text:p>652.868</text:p>
              </table:table-cell>
              <table:table-cell office:value-type="float" office:value="202.972">
                <text:p>202.97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53.888">
                <text:p>653.888</text:p>
              </table:table-cell>
              <table:table-cell office:value-type="float" office:value="202.975">
                <text:p>202.97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54.866">
                <text:p>654.866</text:p>
              </table:table-cell>
              <table:table-cell office:value-type="float" office:value="202.975">
                <text:p>202.97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55.888">
                <text:p>655.888</text:p>
              </table:table-cell>
              <table:table-cell office:value-type="float" office:value="202.968">
                <text:p>202.96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56.918">
                <text:p>656.918</text:p>
              </table:table-cell>
              <table:table-cell office:value-type="float" office:value="202.97">
                <text:p>202.9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7.949">
                <text:p>657.949</text:p>
              </table:table-cell>
              <table:table-cell office:value-type="float" office:value="202.97">
                <text:p>202.9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8.978">
                <text:p>658.978</text:p>
              </table:table-cell>
              <table:table-cell office:value-type="float" office:value="202.972">
                <text:p>202.97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9.984">
                <text:p>659.984</text:p>
              </table:table-cell>
              <table:table-cell office:value-type="float" office:value="202.972">
                <text:p>202.97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60.976">
                <text:p>660.976</text:p>
              </table:table-cell>
              <table:table-cell office:value-type="float" office:value="202.97">
                <text:p>202.9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61.99">
                <text:p>661.99</text:p>
              </table:table-cell>
              <table:table-cell office:value-type="float" office:value="202.972">
                <text:p>202.97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62.986">
                <text:p>662.986</text:p>
              </table:table-cell>
              <table:table-cell office:value-type="float" office:value="202.977">
                <text:p>202.97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63.985">
                <text:p>663.985</text:p>
              </table:table-cell>
              <table:table-cell office:value-type="float" office:value="202.977">
                <text:p>202.97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64.994">
                <text:p>664.994</text:p>
              </table:table-cell>
              <table:table-cell office:value-type="float" office:value="202.977">
                <text:p>202.97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65.987">
                <text:p>665.987</text:p>
              </table:table-cell>
              <table:table-cell office:value-type="float" office:value="202.977">
                <text:p>202.97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66.996">
                <text:p>666.996</text:p>
              </table:table-cell>
              <table:table-cell office:value-type="float" office:value="202.977">
                <text:p>202.97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8">
                <text:p>668</text:p>
              </table:table-cell>
              <table:table-cell office:value-type="float" office:value="202.977">
                <text:p>202.97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8.98">
                <text:p>668.98</text:p>
              </table:table-cell>
              <table:table-cell office:value-type="float" office:value="202.977">
                <text:p>202.97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9.989">
                <text:p>669.989</text:p>
              </table:table-cell>
              <table:table-cell office:value-type="float" office:value="202.975">
                <text:p>202.97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70.992">
                <text:p>670.992</text:p>
              </table:table-cell>
              <table:table-cell office:value-type="float" office:value="202.975">
                <text:p>202.97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72.048">
                <text:p>672.048</text:p>
              </table:table-cell>
              <table:table-cell office:value-type="float" office:value="203.868">
                <text:p>203.86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73.036">
                <text:p>673.036</text:p>
              </table:table-cell>
              <table:table-cell office:value-type="float" office:value="203.953">
                <text:p>203.95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74.027">
                <text:p>674.027</text:p>
              </table:table-cell>
              <table:table-cell office:value-type="float" office:value="204.84">
                <text:p>204.8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75.081">
                <text:p>675.081</text:p>
              </table:table-cell>
              <table:table-cell office:value-type="float" office:value="205.407">
                <text:p>205.40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76.098">
                <text:p>676.098</text:p>
              </table:table-cell>
              <table:table-cell office:value-type="float" office:value="205.597">
                <text:p>205.59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77.145">
                <text:p>677.145</text:p>
              </table:table-cell>
              <table:table-cell office:value-type="float" office:value="205.595">
                <text:p>205.59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8.127">
                <text:p>678.127</text:p>
              </table:table-cell>
              <table:table-cell office:value-type="float" office:value="205.618">
                <text:p>205.61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9.154">
                <text:p>679.154</text:p>
              </table:table-cell>
              <table:table-cell office:value-type="float" office:value="205.618">
                <text:p>205.61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80.164">
                <text:p>680.164</text:p>
              </table:table-cell>
              <table:table-cell office:value-type="float" office:value="205.618">
                <text:p>205.61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81.149">
                <text:p>681.149</text:p>
              </table:table-cell>
              <table:table-cell office:value-type="float" office:value="205.618">
                <text:p>205.61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82.19">
                <text:p>682.19</text:p>
              </table:table-cell>
              <table:table-cell office:value-type="float" office:value="205.613">
                <text:p>205.61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83.221">
                <text:p>683.221</text:p>
              </table:table-cell>
              <table:table-cell office:value-type="float" office:value="205.618">
                <text:p>205.61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84.219">
                <text:p>684.219</text:p>
              </table:table-cell>
              <table:table-cell office:value-type="float" office:value="205.623">
                <text:p>205.62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85.281">
                <text:p>685.281</text:p>
              </table:table-cell>
              <table:table-cell office:value-type="float" office:value="205.623">
                <text:p>205.62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86.321">
                <text:p>686.321</text:p>
              </table:table-cell>
              <table:table-cell office:value-type="float" office:value="206.395">
                <text:p>206.39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87.367">
                <text:p>687.367</text:p>
              </table:table-cell>
              <table:table-cell office:value-type="float" office:value="206.32">
                <text:p>206.3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8.373">
                <text:p>688.373</text:p>
              </table:table-cell>
              <table:table-cell office:value-type="float" office:value="206.39">
                <text:p>206.3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9.47">
                <text:p>689.47</text:p>
              </table:table-cell>
              <table:table-cell office:value-type="float" office:value="192.817">
                <text:p>192.81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90.496">
                <text:p>690.496</text:p>
              </table:table-cell>
              <table:table-cell office:value-type="float" office:value="192.798">
                <text:p>192.79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91.504">
                <text:p>691.504</text:p>
              </table:table-cell>
              <table:table-cell office:value-type="float" office:value="192.765">
                <text:p>192.76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92.492">
                <text:p>692.492</text:p>
              </table:table-cell>
              <table:table-cell office:value-type="float" office:value="192.83">
                <text:p>192.8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93.505">
                <text:p>693.505</text:p>
              </table:table-cell>
              <table:table-cell office:value-type="float" office:value="192.89">
                <text:p>192.8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94.553">
                <text:p>694.553</text:p>
              </table:table-cell>
              <table:table-cell office:value-type="float" office:value="192.847">
                <text:p>192.84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95.531">
                <text:p>695.531</text:p>
              </table:table-cell>
              <table:table-cell office:value-type="float" office:value="192.578">
                <text:p>192.57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96.527">
                <text:p>696.527</text:p>
              </table:table-cell>
              <table:table-cell office:value-type="float" office:value="192.678">
                <text:p>192.67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97.505">
                <text:p>697.505</text:p>
              </table:table-cell>
              <table:table-cell office:value-type="float" office:value="192.345">
                <text:p>192.34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8.553">
                <text:p>698.553</text:p>
              </table:table-cell>
              <table:table-cell office:value-type="float" office:value="192.79">
                <text:p>192.7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9.533">
                <text:p>699.533</text:p>
              </table:table-cell>
              <table:table-cell office:value-type="float" office:value="192.78">
                <text:p>192.7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00.523">
                <text:p>700.523</text:p>
              </table:table-cell>
              <table:table-cell office:value-type="float" office:value="192.77">
                <text:p>192.7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01.553">
                <text:p>701.553</text:p>
              </table:table-cell>
              <table:table-cell office:value-type="float" office:value="192.907">
                <text:p>192.90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02.57">
                <text:p>702.57</text:p>
              </table:table-cell>
              <table:table-cell office:value-type="float" office:value="192.95">
                <text:p>192.9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03.658">
                <text:p>703.658</text:p>
              </table:table-cell>
              <table:table-cell office:value-type="float" office:value="193.04">
                <text:p>193.0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04.596">
                <text:p>704.596</text:p>
              </table:table-cell>
              <table:table-cell office:value-type="float" office:value="193.007">
                <text:p>193.00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05.565">
                <text:p>705.565</text:p>
              </table:table-cell>
              <table:table-cell office:value-type="float" office:value="193.25">
                <text:p>193.2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06.557">
                <text:p>706.557</text:p>
              </table:table-cell>
              <table:table-cell office:value-type="float" office:value="193.235">
                <text:p>193.23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07.561">
                <text:p>707.561</text:p>
              </table:table-cell>
              <table:table-cell office:value-type="float" office:value="193.27">
                <text:p>193.2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8.565">
                <text:p>708.565</text:p>
              </table:table-cell>
              <table:table-cell office:value-type="float" office:value="193.287">
                <text:p>193.28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9.602">
                <text:p>709.602</text:p>
              </table:table-cell>
              <table:table-cell office:value-type="float" office:value="193.315">
                <text:p>193.31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10.571">
                <text:p>710.571</text:p>
              </table:table-cell>
              <table:table-cell office:value-type="float" office:value="193.363">
                <text:p>193.36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11.632">
                <text:p>711.632</text:p>
              </table:table-cell>
              <table:table-cell office:value-type="float" office:value="193.37">
                <text:p>193.3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12.632">
                <text:p>712.632</text:p>
              </table:table-cell>
              <table:table-cell office:value-type="float" office:value="193.365">
                <text:p>193.36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13.664">
                <text:p>713.664</text:p>
              </table:table-cell>
              <table:table-cell office:value-type="float" office:value="193.363">
                <text:p>193.36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14.707">
                <text:p>714.707</text:p>
              </table:table-cell>
              <table:table-cell office:value-type="float" office:value="193.358">
                <text:p>193.35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15.73">
                <text:p>715.73</text:p>
              </table:table-cell>
              <table:table-cell office:value-type="float" office:value="193.67">
                <text:p>193.6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16.74">
                <text:p>716.74</text:p>
              </table:table-cell>
              <table:table-cell office:value-type="float" office:value="193.57">
                <text:p>193.5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17.749">
                <text:p>717.749</text:p>
              </table:table-cell>
              <table:table-cell office:value-type="float" office:value="193.515">
                <text:p>193.51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8.77">
                <text:p>718.77</text:p>
              </table:table-cell>
              <table:table-cell office:value-type="float" office:value="194.505">
                <text:p>194.50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9.773">
                <text:p>719.773</text:p>
              </table:table-cell>
              <table:table-cell office:value-type="float" office:value="194.525">
                <text:p>194.52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20.799">
                <text:p>720.799</text:p>
              </table:table-cell>
              <table:table-cell office:value-type="float" office:value="194.463">
                <text:p>194.46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21.804">
                <text:p>721.804</text:p>
              </table:table-cell>
              <table:table-cell office:value-type="float" office:value="193.513">
                <text:p>193.51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22.827">
                <text:p>722.827</text:p>
              </table:table-cell>
              <table:table-cell office:value-type="float" office:value="193.562">
                <text:p>193.56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23.864">
                <text:p>723.864</text:p>
              </table:table-cell>
              <table:table-cell office:value-type="float" office:value="193.585">
                <text:p>193.58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24.952">
                <text:p>724.952</text:p>
              </table:table-cell>
              <table:table-cell office:value-type="float" office:value="193.585">
                <text:p>193.58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25.976">
                <text:p>725.976</text:p>
              </table:table-cell>
              <table:table-cell office:value-type="float" office:value="194.192">
                <text:p>194.19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26.972">
                <text:p>726.972</text:p>
              </table:table-cell>
              <table:table-cell office:value-type="float" office:value="193.912">
                <text:p>193.91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27.897">
                <text:p>727.897</text:p>
              </table:table-cell>
              <table:table-cell office:value-type="float" office:value="193.918">
                <text:p>193.91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8.933">
                <text:p>728.933</text:p>
              </table:table-cell>
              <table:table-cell office:value-type="float" office:value="193.915">
                <text:p>193.91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9.933">
                <text:p>729.933</text:p>
              </table:table-cell>
              <table:table-cell office:value-type="float" office:value="193.953">
                <text:p>193.95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30.939">
                <text:p>730.939</text:p>
              </table:table-cell>
              <table:table-cell office:value-type="float" office:value="194.113">
                <text:p>194.11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31.943">
                <text:p>731.943</text:p>
              </table:table-cell>
              <table:table-cell office:value-type="float" office:value="194.138">
                <text:p>194.13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32.948">
                <text:p>732.948</text:p>
              </table:table-cell>
              <table:table-cell office:value-type="float" office:value="194.105">
                <text:p>194.10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33.966">
                <text:p>733.966</text:p>
              </table:table-cell>
              <table:table-cell office:value-type="float" office:value="194.12">
                <text:p>194.1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34.962">
                <text:p>734.962</text:p>
              </table:table-cell>
              <table:table-cell office:value-type="float" office:value="194.095">
                <text:p>194.09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35.96">
                <text:p>735.96</text:p>
              </table:table-cell>
              <table:table-cell office:value-type="float" office:value="194.09">
                <text:p>194.0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36.971">
                <text:p>736.971</text:p>
              </table:table-cell>
              <table:table-cell office:value-type="float" office:value="194.062">
                <text:p>194.06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38.004">
                <text:p>738.004</text:p>
              </table:table-cell>
              <table:table-cell office:value-type="float" office:value="194.075">
                <text:p>194.07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9.113">
                <text:p>739.113</text:p>
              </table:table-cell>
              <table:table-cell office:value-type="float" office:value="193.815">
                <text:p>193.81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40.12">
                <text:p>740.12</text:p>
              </table:table-cell>
              <table:table-cell office:value-type="float" office:value="194.145">
                <text:p>194.14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41.125">
                <text:p>741.125</text:p>
              </table:table-cell>
              <table:table-cell office:value-type="float" office:value="194.213">
                <text:p>194.21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42.132">
                <text:p>742.132</text:p>
              </table:table-cell>
              <table:table-cell office:value-type="float" office:value="194.322">
                <text:p>194.32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43.064">
                <text:p>743.064</text:p>
              </table:table-cell>
              <table:table-cell office:value-type="float" office:value="194.285">
                <text:p>194.28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44.163">
                <text:p>744.163</text:p>
              </table:table-cell>
              <table:table-cell office:value-type="float" office:value="194.64">
                <text:p>194.6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45.142">
                <text:p>745.142</text:p>
              </table:table-cell>
              <table:table-cell office:value-type="float" office:value="194.855">
                <text:p>194.85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46.176">
                <text:p>746.176</text:p>
              </table:table-cell>
              <table:table-cell office:value-type="float" office:value="194.815">
                <text:p>194.81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47.174">
                <text:p>747.174</text:p>
              </table:table-cell>
              <table:table-cell office:value-type="float" office:value="194.743">
                <text:p>194.74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48.234">
                <text:p>748.234</text:p>
              </table:table-cell>
              <table:table-cell office:value-type="float" office:value="194.338">
                <text:p>194.33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9.224">
                <text:p>749.224</text:p>
              </table:table-cell>
              <table:table-cell office:value-type="float" office:value="194.368">
                <text:p>194.36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50.131">
                <text:p>750.131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51.21">
                <text:p>751.21</text:p>
              </table:table-cell>
              <table:table-cell office:value-type="float" office:value="194.793">
                <text:p>194.79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52.135">
                <text:p>752.135</text:p>
              </table:table-cell>
              <table:table-cell office:value-type="float" office:value="194.798">
                <text:p>194.79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53.211">
                <text:p>753.211</text:p>
              </table:table-cell>
              <table:table-cell office:value-type="float" office:value="194.71">
                <text:p>194.7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54.272">
                <text:p>754.272</text:p>
              </table:table-cell>
              <table:table-cell office:value-type="float" office:value="194.575">
                <text:p>194.57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55.241">
                <text:p>755.241</text:p>
              </table:table-cell>
              <table:table-cell office:value-type="float" office:value="194.575">
                <text:p>194.57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56.28">
                <text:p>756.28</text:p>
              </table:table-cell>
              <table:table-cell office:value-type="float" office:value="194.595">
                <text:p>194.59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57.283">
                <text:p>757.283</text:p>
              </table:table-cell>
              <table:table-cell office:value-type="float" office:value="194.64">
                <text:p>194.6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58.277">
                <text:p>758.277</text:p>
              </table:table-cell>
              <table:table-cell office:value-type="float" office:value="194.605">
                <text:p>194.60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9.297">
                <text:p>759.297</text:p>
              </table:table-cell>
              <table:table-cell office:value-type="float" office:value="194.653">
                <text:p>194.65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60.313">
                <text:p>760.313</text:p>
              </table:table-cell>
              <table:table-cell office:value-type="float" office:value="194.67">
                <text:p>194.6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61.315">
                <text:p>761.315</text:p>
              </table:table-cell>
              <table:table-cell office:value-type="float" office:value="194.688">
                <text:p>194.68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62.422">
                <text:p>762.422</text:p>
              </table:table-cell>
              <table:table-cell office:value-type="float" office:value="196.51">
                <text:p>196.5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63.456">
                <text:p>763.456</text:p>
              </table:table-cell>
              <table:table-cell office:value-type="float" office:value="196.575">
                <text:p>196.57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64.497">
                <text:p>764.497</text:p>
              </table:table-cell>
              <table:table-cell office:value-type="float" office:value="196.572">
                <text:p>196.57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65.494">
                <text:p>765.494</text:p>
              </table:table-cell>
              <table:table-cell office:value-type="float" office:value="196.828">
                <text:p>196.82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66.502">
                <text:p>766.502</text:p>
              </table:table-cell>
              <table:table-cell office:value-type="float" office:value="196.803">
                <text:p>196.80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67.413">
                <text:p>767.413</text:p>
              </table:table-cell>
              <table:table-cell office:value-type="float" office:value="196.815">
                <text:p>196.81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68.577">
                <text:p>768.577</text:p>
              </table:table-cell>
              <table:table-cell office:value-type="float" office:value="196.75">
                <text:p>196.7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9.562">
                <text:p>769.562</text:p>
              </table:table-cell>
              <table:table-cell office:value-type="float" office:value="197.058">
                <text:p>197.05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70.611">
                <text:p>770.611</text:p>
              </table:table-cell>
              <table:table-cell office:value-type="float" office:value="196.683">
                <text:p>196.68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71.615">
                <text:p>771.615</text:p>
              </table:table-cell>
              <table:table-cell office:value-type="float" office:value="196.595">
                <text:p>196.59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72.65">
                <text:p>772.65</text:p>
              </table:table-cell>
              <table:table-cell office:value-type="float" office:value="196.82">
                <text:p>196.8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73.556">
                <text:p>773.556</text:p>
              </table:table-cell>
              <table:table-cell office:value-type="float" office:value="196.865">
                <text:p>196.86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74.695">
                <text:p>774.695</text:p>
              </table:table-cell>
              <table:table-cell office:value-type="float" office:value="197.155">
                <text:p>197.15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75.723">
                <text:p>775.723</text:p>
              </table:table-cell>
              <table:table-cell office:value-type="float" office:value="196.86">
                <text:p>196.8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76.725">
                <text:p>776.725</text:p>
              </table:table-cell>
              <table:table-cell office:value-type="float" office:value="197.27">
                <text:p>197.2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77.766">
                <text:p>777.766</text:p>
              </table:table-cell>
              <table:table-cell office:value-type="float" office:value="196.405">
                <text:p>196.40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78.798">
                <text:p>778.798</text:p>
              </table:table-cell>
              <table:table-cell office:value-type="float" office:value="196.907">
                <text:p>196.90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9.774">
                <text:p>779.774</text:p>
              </table:table-cell>
              <table:table-cell office:value-type="float" office:value="197.197">
                <text:p>197.19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80.917">
                <text:p>780.917</text:p>
              </table:table-cell>
              <table:table-cell office:value-type="float" office:value="197.145">
                <text:p>197.14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81.822">
                <text:p>781.822</text:p>
              </table:table-cell>
              <table:table-cell office:value-type="float" office:value="196.912">
                <text:p>196.91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82.864">
                <text:p>782.864</text:p>
              </table:table-cell>
              <table:table-cell office:value-type="float" office:value="196.715">
                <text:p>196.71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83.897">
                <text:p>783.897</text:p>
              </table:table-cell>
              <table:table-cell office:value-type="float" office:value="196.8">
                <text:p>196.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84.902">
                <text:p>784.902</text:p>
              </table:table-cell>
              <table:table-cell office:value-type="float" office:value="196.903">
                <text:p>196.90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85.811">
                <text:p>785.811</text:p>
              </table:table-cell>
              <table:table-cell office:value-type="float" office:value="196.97">
                <text:p>196.9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86.907">
                <text:p>786.907</text:p>
              </table:table-cell>
              <table:table-cell office:value-type="float" office:value="197.19">
                <text:p>197.1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87.92">
                <text:p>787.92</text:p>
              </table:table-cell>
              <table:table-cell office:value-type="float" office:value="197.585">
                <text:p>197.58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88.914">
                <text:p>788.914</text:p>
              </table:table-cell>
              <table:table-cell office:value-type="float" office:value="197.743">
                <text:p>197.74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9.924">
                <text:p>789.924</text:p>
              </table:table-cell>
              <table:table-cell office:value-type="float" office:value="197.852">
                <text:p>197.85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90.918">
                <text:p>790.918</text:p>
              </table:table-cell>
              <table:table-cell office:value-type="float" office:value="198.613">
                <text:p>198.61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91.95">
                <text:p>791.95</text:p>
              </table:table-cell>
              <table:table-cell office:value-type="float" office:value="198.597">
                <text:p>198.59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92.964">
                <text:p>792.964</text:p>
              </table:table-cell>
              <table:table-cell office:value-type="float" office:value="198.45">
                <text:p>198.4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93.984">
                <text:p>793.984</text:p>
              </table:table-cell>
              <table:table-cell office:value-type="float" office:value="198.525">
                <text:p>198.52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94.973">
                <text:p>794.973</text:p>
              </table:table-cell>
              <table:table-cell office:value-type="float" office:value="198.782">
                <text:p>198.78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95.987">
                <text:p>795.987</text:p>
              </table:table-cell>
              <table:table-cell office:value-type="float" office:value="199.26">
                <text:p>199.2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97.032">
                <text:p>797.032</text:p>
              </table:table-cell>
              <table:table-cell office:value-type="float" office:value="199.25">
                <text:p>199.2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98.048">
                <text:p>798.048</text:p>
              </table:table-cell>
              <table:table-cell office:value-type="float" office:value="199.675">
                <text:p>199.67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99.043">
                <text:p>799.043</text:p>
              </table:table-cell>
              <table:table-cell office:value-type="float" office:value="200.188">
                <text:p>200.18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800.064">
                <text:p>800.064</text:p>
              </table:table-cell>
              <table:table-cell office:value-type="float" office:value="200.465">
                <text:p>200.46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01.072">
                <text:p>801.072</text:p>
              </table:table-cell>
              <table:table-cell office:value-type="float" office:value="200.975">
                <text:p>200.97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01.964">
                <text:p>801.964</text:p>
              </table:table-cell>
              <table:table-cell office:value-type="float" office:value="201.27">
                <text:p>201.2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02.978">
                <text:p>802.978</text:p>
              </table:table-cell>
              <table:table-cell office:value-type="float" office:value="201.523">
                <text:p>201.52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03.99">
                <text:p>803.99</text:p>
              </table:table-cell>
              <table:table-cell office:value-type="float" office:value="201.613">
                <text:p>201.61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05.005">
                <text:p>805.005</text:p>
              </table:table-cell>
              <table:table-cell office:value-type="float" office:value="202.513">
                <text:p>202.51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06.029">
                <text:p>806.029</text:p>
              </table:table-cell>
              <table:table-cell office:value-type="float" office:value="202.615">
                <text:p>202.61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07.042">
                <text:p>807.042</text:p>
              </table:table-cell>
              <table:table-cell office:value-type="float" office:value="203.245">
                <text:p>203.24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08.058">
                <text:p>808.058</text:p>
              </table:table-cell>
              <table:table-cell office:value-type="float" office:value="203.32">
                <text:p>203.3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09.104">
                <text:p>809.104</text:p>
              </table:table-cell>
              <table:table-cell office:value-type="float" office:value="203.35">
                <text:p>203.3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10.148">
                <text:p>810.148</text:p>
              </table:table-cell>
              <table:table-cell office:value-type="float" office:value="204.472">
                <text:p>204.47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11.223">
                <text:p>811.223</text:p>
              </table:table-cell>
              <table:table-cell office:value-type="float" office:value="204.72">
                <text:p>204.7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12.215">
                <text:p>812.215</text:p>
              </table:table-cell>
              <table:table-cell office:value-type="float" office:value="207.018">
                <text:p>207.01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13.212">
                <text:p>813.212</text:p>
              </table:table-cell>
              <table:table-cell office:value-type="float" office:value="206.33">
                <text:p>206.3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14.222">
                <text:p>814.222</text:p>
              </table:table-cell>
              <table:table-cell office:value-type="float" office:value="207.32">
                <text:p>207.3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15.247">
                <text:p>815.247</text:p>
              </table:table-cell>
              <table:table-cell office:value-type="float" office:value="207.188">
                <text:p>207.18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16.249">
                <text:p>816.249</text:p>
              </table:table-cell>
              <table:table-cell office:value-type="float" office:value="207.498">
                <text:p>207.49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17.225">
                <text:p>817.225</text:p>
              </table:table-cell>
              <table:table-cell office:value-type="float" office:value="207.833">
                <text:p>207.83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18.251">
                <text:p>818.251</text:p>
              </table:table-cell>
              <table:table-cell office:value-type="float" office:value="208.328">
                <text:p>208.32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19.237">
                <text:p>819.237</text:p>
              </table:table-cell>
              <table:table-cell office:value-type="float" office:value="208.41">
                <text:p>208.4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20.304">
                <text:p>820.304</text:p>
              </table:table-cell>
              <table:table-cell office:value-type="float" office:value="209.215">
                <text:p>209.21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21.297">
                <text:p>821.297</text:p>
              </table:table-cell>
              <table:table-cell office:value-type="float" office:value="209.293">
                <text:p>209.29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22.338">
                <text:p>822.338</text:p>
              </table:table-cell>
              <table:table-cell office:value-type="float" office:value="209.47">
                <text:p>209.4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23.373">
                <text:p>823.373</text:p>
              </table:table-cell>
              <table:table-cell office:value-type="float" office:value="209.808">
                <text:p>209.80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24.368">
                <text:p>824.368</text:p>
              </table:table-cell>
              <table:table-cell office:value-type="float" office:value="210.268">
                <text:p>210.26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25.433">
                <text:p>825.433</text:p>
              </table:table-cell>
              <table:table-cell office:value-type="float" office:value="210.472">
                <text:p>210.47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26.434">
                <text:p>826.434</text:p>
              </table:table-cell>
              <table:table-cell office:value-type="float" office:value="210.958">
                <text:p>210.95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27.46">
                <text:p>827.46</text:p>
              </table:table-cell>
              <table:table-cell office:value-type="float" office:value="208.347">
                <text:p>208.34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28.461">
                <text:p>828.461</text:p>
              </table:table-cell>
              <table:table-cell office:value-type="float" office:value="208.363">
                <text:p>208.36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29.527">
                <text:p>829.527</text:p>
              </table:table-cell>
              <table:table-cell office:value-type="float" office:value="208.403">
                <text:p>208.40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30.535">
                <text:p>830.535</text:p>
              </table:table-cell>
              <table:table-cell office:value-type="float" office:value="208.415">
                <text:p>208.41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31.527">
                <text:p>831.527</text:p>
              </table:table-cell>
              <table:table-cell office:value-type="float" office:value="208.418">
                <text:p>208.41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32.523">
                <text:p>832.523</text:p>
              </table:table-cell>
              <table:table-cell office:value-type="float" office:value="208.423">
                <text:p>208.42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33.509">
                <text:p>833.509</text:p>
              </table:table-cell>
              <table:table-cell office:value-type="float" office:value="208.442">
                <text:p>208.44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34.565">
                <text:p>834.565</text:p>
              </table:table-cell>
              <table:table-cell office:value-type="float" office:value="211.532">
                <text:p>211.53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35.572">
                <text:p>835.572</text:p>
              </table:table-cell>
              <table:table-cell office:value-type="float" office:value="212.733">
                <text:p>212.73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36.578">
                <text:p>836.578</text:p>
              </table:table-cell>
              <table:table-cell office:value-type="float" office:value="212.373">
                <text:p>212.37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37.57">
                <text:p>837.57</text:p>
              </table:table-cell>
              <table:table-cell office:value-type="float" office:value="212.205">
                <text:p>212.20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38.61">
                <text:p>838.61</text:p>
              </table:table-cell>
              <table:table-cell office:value-type="float" office:value="212.22">
                <text:p>212.2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39.634">
                <text:p>839.634</text:p>
              </table:table-cell>
              <table:table-cell office:value-type="float" office:value="212.268">
                <text:p>212.26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40.652">
                <text:p>840.652</text:p>
              </table:table-cell>
              <table:table-cell office:value-type="float" office:value="212.25">
                <text:p>212.2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41.674">
                <text:p>841.674</text:p>
              </table:table-cell>
              <table:table-cell office:value-type="float" office:value="212.293">
                <text:p>212.29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42.665">
                <text:p>842.665</text:p>
              </table:table-cell>
              <table:table-cell office:value-type="float" office:value="212.423">
                <text:p>212.42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43.659">
                <text:p>843.659</text:p>
              </table:table-cell>
              <table:table-cell office:value-type="float" office:value="212.405">
                <text:p>212.40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44.664">
                <text:p>844.664</text:p>
              </table:table-cell>
              <table:table-cell office:value-type="float" office:value="212.328">
                <text:p>212.32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45.661">
                <text:p>845.661</text:p>
              </table:table-cell>
              <table:table-cell office:value-type="float" office:value="212.635">
                <text:p>212.63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46.702">
                <text:p>846.702</text:p>
              </table:table-cell>
              <table:table-cell office:value-type="float" office:value="212.562">
                <text:p>212.56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47.729">
                <text:p>847.729</text:p>
              </table:table-cell>
              <table:table-cell office:value-type="float" office:value="212.583">
                <text:p>212.58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48.767">
                <text:p>848.767</text:p>
              </table:table-cell>
              <table:table-cell office:value-type="float" office:value="212.638">
                <text:p>212.63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49.769">
                <text:p>849.769</text:p>
              </table:table-cell>
              <table:table-cell office:value-type="float" office:value="212.715">
                <text:p>212.71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50.795">
                <text:p>850.795</text:p>
              </table:table-cell>
              <table:table-cell office:value-type="float" office:value="212.727">
                <text:p>212.72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51.807">
                <text:p>851.807</text:p>
              </table:table-cell>
              <table:table-cell office:value-type="float" office:value="212.96">
                <text:p>212.9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52.837">
                <text:p>852.837</text:p>
              </table:table-cell>
              <table:table-cell office:value-type="float" office:value="213.23">
                <text:p>213.2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53.862">
                <text:p>853.862</text:p>
              </table:table-cell>
              <table:table-cell office:value-type="float" office:value="213.235">
                <text:p>213.23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54.92">
                <text:p>854.92</text:p>
              </table:table-cell>
              <table:table-cell office:value-type="float" office:value="213.222">
                <text:p>213.22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55.932">
                <text:p>855.932</text:p>
              </table:table-cell>
              <table:table-cell office:value-type="float" office:value="213.295">
                <text:p>213.29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56.933">
                <text:p>856.933</text:p>
              </table:table-cell>
              <table:table-cell office:value-type="float" office:value="213.3">
                <text:p>213.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57.939">
                <text:p>857.939</text:p>
              </table:table-cell>
              <table:table-cell office:value-type="float" office:value="213.347">
                <text:p>213.34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58.934">
                <text:p>858.934</text:p>
              </table:table-cell>
              <table:table-cell office:value-type="float" office:value="213.388">
                <text:p>213.38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59.969">
                <text:p>859.969</text:p>
              </table:table-cell>
              <table:table-cell office:value-type="float" office:value="213.377">
                <text:p>213.37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60.969">
                <text:p>860.969</text:p>
              </table:table-cell>
              <table:table-cell office:value-type="float" office:value="213.39">
                <text:p>213.3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61.986">
                <text:p>861.986</text:p>
              </table:table-cell>
              <table:table-cell office:value-type="float" office:value="218.423">
                <text:p>218.42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63.024">
                <text:p>863.024</text:p>
              </table:table-cell>
              <table:table-cell office:value-type="float" office:value="224.295">
                <text:p>224.29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64.037">
                <text:p>864.037</text:p>
              </table:table-cell>
              <table:table-cell office:value-type="float" office:value="222.575">
                <text:p>222.57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65.03">
                <text:p>865.03</text:p>
              </table:table-cell>
              <table:table-cell office:value-type="float" office:value="222.685">
                <text:p>222.68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66.062">
                <text:p>866.062</text:p>
              </table:table-cell>
              <table:table-cell office:value-type="float" office:value="223.03">
                <text:p>223.0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67.071">
                <text:p>867.071</text:p>
              </table:table-cell>
              <table:table-cell office:value-type="float" office:value="223.572">
                <text:p>223.57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68.069">
                <text:p>868.069</text:p>
              </table:table-cell>
              <table:table-cell office:value-type="float" office:value="223.71">
                <text:p>223.7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69.103">
                <text:p>869.103</text:p>
              </table:table-cell>
              <table:table-cell office:value-type="float" office:value="224.192">
                <text:p>224.19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70.134">
                <text:p>870.134</text:p>
              </table:table-cell>
              <table:table-cell office:value-type="float" office:value="224.333">
                <text:p>224.33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71.124">
                <text:p>871.124</text:p>
              </table:table-cell>
              <table:table-cell office:value-type="float" office:value="224.55">
                <text:p>224.5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72.16">
                <text:p>872.16</text:p>
              </table:table-cell>
              <table:table-cell office:value-type="float" office:value="225.36">
                <text:p>225.3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73.144">
                <text:p>873.144</text:p>
              </table:table-cell>
              <table:table-cell office:value-type="float" office:value="222.472">
                <text:p>222.47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74.149">
                <text:p>874.149</text:p>
              </table:table-cell>
              <table:table-cell office:value-type="float" office:value="222.47">
                <text:p>222.4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75.202">
                <text:p>875.202</text:p>
              </table:table-cell>
              <table:table-cell office:value-type="float" office:value="222.488">
                <text:p>222.48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76.231">
                <text:p>876.231</text:p>
              </table:table-cell>
              <table:table-cell office:value-type="float" office:value="225.92">
                <text:p>225.9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77.249">
                <text:p>877.249</text:p>
              </table:table-cell>
              <table:table-cell office:value-type="float" office:value="226.28">
                <text:p>226.2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78.296">
                <text:p>878.296</text:p>
              </table:table-cell>
              <table:table-cell office:value-type="float" office:value="226.382">
                <text:p>226.38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79.285">
                <text:p>879.285</text:p>
              </table:table-cell>
              <table:table-cell office:value-type="float" office:value="226.525">
                <text:p>226.52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80.3">
                <text:p>880.3</text:p>
              </table:table-cell>
              <table:table-cell office:value-type="float" office:value="226.485">
                <text:p>226.48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81.337">
                <text:p>881.337</text:p>
              </table:table-cell>
              <table:table-cell office:value-type="float" office:value="226.593">
                <text:p>226.59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82.395">
                <text:p>882.395</text:p>
              </table:table-cell>
              <table:table-cell office:value-type="float" office:value="226.785">
                <text:p>226.78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83.363">
                <text:p>883.363</text:p>
              </table:table-cell>
              <table:table-cell office:value-type="float" office:value="227.078">
                <text:p>227.07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84.347">
                <text:p>884.347</text:p>
              </table:table-cell>
              <table:table-cell office:value-type="float" office:value="227.3">
                <text:p>227.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85.366">
                <text:p>885.366</text:p>
              </table:table-cell>
              <table:table-cell office:value-type="float" office:value="227.808">
                <text:p>227.80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86.368">
                <text:p>886.368</text:p>
              </table:table-cell>
              <table:table-cell office:value-type="float" office:value="228.475">
                <text:p>228.47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87.374">
                <text:p>887.374</text:p>
              </table:table-cell>
              <table:table-cell office:value-type="float" office:value="231.495">
                <text:p>231.49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88.369">
                <text:p>888.369</text:p>
              </table:table-cell>
              <table:table-cell office:value-type="float" office:value="235.113">
                <text:p>235.11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89.404">
                <text:p>889.404</text:p>
              </table:table-cell>
              <table:table-cell office:value-type="float" office:value="235.77">
                <text:p>235.7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90.397">
                <text:p>890.397</text:p>
              </table:table-cell>
              <table:table-cell office:value-type="float" office:value="236.015">
                <text:p>236.01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91.398">
                <text:p>891.398</text:p>
              </table:table-cell>
              <table:table-cell office:value-type="float" office:value="236.053">
                <text:p>236.05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92.404">
                <text:p>892.404</text:p>
              </table:table-cell>
              <table:table-cell office:value-type="float" office:value="235.993">
                <text:p>235.99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93.427">
                <text:p>893.427</text:p>
              </table:table-cell>
              <table:table-cell office:value-type="float" office:value="236.303">
                <text:p>236.30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94.483">
                <text:p>894.483</text:p>
              </table:table-cell>
              <table:table-cell office:value-type="float" office:value="236.373">
                <text:p>236.37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95.499">
                <text:p>895.499</text:p>
              </table:table-cell>
              <table:table-cell office:value-type="float" office:value="236.368">
                <text:p>236.36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96.495">
                <text:p>896.495</text:p>
              </table:table-cell>
              <table:table-cell office:value-type="float" office:value="236.355">
                <text:p>236.35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97.489">
                <text:p>897.489</text:p>
              </table:table-cell>
              <table:table-cell office:value-type="float" office:value="236.415">
                <text:p>236.41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98.475">
                <text:p>898.475</text:p>
              </table:table-cell>
              <table:table-cell office:value-type="float" office:value="236.588">
                <text:p>236.58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99.525">
                <text:p>899.525</text:p>
              </table:table-cell>
              <table:table-cell office:value-type="float" office:value="236.673">
                <text:p>236.67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900.546">
                <text:p>900.546</text:p>
              </table:table-cell>
              <table:table-cell office:value-type="float" office:value="236.692">
                <text:p>236.69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901.558">
                <text:p>901.558</text:p>
              </table:table-cell>
              <table:table-cell office:value-type="float" office:value="236.748">
                <text:p>236.74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02.557">
                <text:p>902.557</text:p>
              </table:table-cell>
              <table:table-cell office:value-type="float" office:value="236.715">
                <text:p>236.71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03.583">
                <text:p>903.583</text:p>
              </table:table-cell>
              <table:table-cell office:value-type="float" office:value="237.02">
                <text:p>237.0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04.579">
                <text:p>904.579</text:p>
              </table:table-cell>
              <table:table-cell office:value-type="float" office:value="237.007">
                <text:p>237.00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05.584">
                <text:p>905.584</text:p>
              </table:table-cell>
              <table:table-cell office:value-type="float" office:value="238.088">
                <text:p>238.08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06.583">
                <text:p>906.583</text:p>
              </table:table-cell>
              <table:table-cell office:value-type="float" office:value="237.588">
                <text:p>237.58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07.605">
                <text:p>907.605</text:p>
              </table:table-cell>
              <table:table-cell office:value-type="float" office:value="237.61">
                <text:p>237.6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08.672">
                <text:p>908.672</text:p>
              </table:table-cell>
              <table:table-cell office:value-type="float" office:value="237.66">
                <text:p>237.6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09.651">
                <text:p>909.651</text:p>
              </table:table-cell>
              <table:table-cell office:value-type="float" office:value="237.665">
                <text:p>237.66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10.654">
                <text:p>910.654</text:p>
              </table:table-cell>
              <table:table-cell office:value-type="float" office:value="237.657">
                <text:p>237.65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11.66">
                <text:p>911.66</text:p>
              </table:table-cell>
              <table:table-cell office:value-type="float" office:value="237.675">
                <text:p>237.67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12.662">
                <text:p>912.662</text:p>
              </table:table-cell>
              <table:table-cell office:value-type="float" office:value="237.668">
                <text:p>237.66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13.661">
                <text:p>913.661</text:p>
              </table:table-cell>
              <table:table-cell office:value-type="float" office:value="237.668">
                <text:p>237.66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14.683">
                <text:p>914.683</text:p>
              </table:table-cell>
              <table:table-cell office:value-type="float" office:value="237.65">
                <text:p>237.6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15.665">
                <text:p>915.665</text:p>
              </table:table-cell>
              <table:table-cell office:value-type="float" office:value="237.673">
                <text:p>237.67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16.675">
                <text:p>916.675</text:p>
              </table:table-cell>
              <table:table-cell office:value-type="float" office:value="237.657">
                <text:p>237.65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17.666">
                <text:p>917.666</text:p>
              </table:table-cell>
              <table:table-cell office:value-type="float" office:value="237.67">
                <text:p>237.6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18.716">
                <text:p>918.716</text:p>
              </table:table-cell>
              <table:table-cell office:value-type="float" office:value="237.657">
                <text:p>237.65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19.773">
                <text:p>919.773</text:p>
              </table:table-cell>
              <table:table-cell office:value-type="float" office:value="237.668">
                <text:p>237.66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20.772">
                <text:p>920.772</text:p>
              </table:table-cell>
              <table:table-cell office:value-type="float" office:value="237.665">
                <text:p>237.66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21.816">
                <text:p>921.816</text:p>
              </table:table-cell>
              <table:table-cell office:value-type="float" office:value="237.662">
                <text:p>237.66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22.845">
                <text:p>922.845</text:p>
              </table:table-cell>
              <table:table-cell office:value-type="float" office:value="237.567">
                <text:p>237.56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23.841">
                <text:p>923.841</text:p>
              </table:table-cell>
              <table:table-cell office:value-type="float" office:value="237.555">
                <text:p>237.55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24.83">
                <text:p>924.83</text:p>
              </table:table-cell>
              <table:table-cell office:value-type="float" office:value="237.56">
                <text:p>237.5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25.84">
                <text:p>925.84</text:p>
              </table:table-cell>
              <table:table-cell office:value-type="float" office:value="237.57">
                <text:p>237.5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26.867">
                <text:p>926.867</text:p>
              </table:table-cell>
              <table:table-cell office:value-type="float" office:value="237.565">
                <text:p>237.56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27.93">
                <text:p>927.93</text:p>
              </table:table-cell>
              <table:table-cell office:value-type="float" office:value="237.572">
                <text:p>237.57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28.923">
                <text:p>928.923</text:p>
              </table:table-cell>
              <table:table-cell office:value-type="float" office:value="237.583">
                <text:p>237.58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29.948">
                <text:p>929.948</text:p>
              </table:table-cell>
              <table:table-cell office:value-type="float" office:value="237.58">
                <text:p>237.5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30.984">
                <text:p>930.984</text:p>
              </table:table-cell>
              <table:table-cell office:value-type="float" office:value="237.588">
                <text:p>237.58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31.985">
                <text:p>931.985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32.99">
                <text:p>932.99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33.978">
                <text:p>933.978</text:p>
              </table:table-cell>
              <table:table-cell office:value-type="float" office:value="237.718">
                <text:p>237.71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35.028">
                <text:p>935.028</text:p>
              </table:table-cell>
              <table:table-cell office:value-type="float" office:value="237.77">
                <text:p>237.7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36.015">
                <text:p>936.015</text:p>
              </table:table-cell>
              <table:table-cell office:value-type="float" office:value="237.765">
                <text:p>237.76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37.026">
                <text:p>937.026</text:p>
              </table:table-cell>
              <table:table-cell office:value-type="float" office:value="237.778">
                <text:p>237.77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38.06">
                <text:p>938.06</text:p>
              </table:table-cell>
              <table:table-cell office:value-type="float" office:value="237.82">
                <text:p>237.8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39.056">
                <text:p>939.056</text:p>
              </table:table-cell>
              <table:table-cell office:value-type="float" office:value="237.822">
                <text:p>237.82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40.081">
                <text:p>940.081</text:p>
              </table:table-cell>
              <table:table-cell office:value-type="float" office:value="237.885">
                <text:p>237.88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41.079">
                <text:p>941.079</text:p>
              </table:table-cell>
              <table:table-cell office:value-type="float" office:value="237.923">
                <text:p>237.92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42.116">
                <text:p>942.116</text:p>
              </table:table-cell>
              <table:table-cell office:value-type="float" office:value="237.958">
                <text:p>237.95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43.159">
                <text:p>943.159</text:p>
              </table:table-cell>
              <table:table-cell office:value-type="float" office:value="238.155">
                <text:p>238.15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44.156">
                <text:p>944.156</text:p>
              </table:table-cell>
              <table:table-cell office:value-type="float" office:value="237.945">
                <text:p>237.94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45.143">
                <text:p>945.143</text:p>
              </table:table-cell>
              <table:table-cell office:value-type="float" office:value="238.023">
                <text:p>238.02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46.158">
                <text:p>946.158</text:p>
              </table:table-cell>
              <table:table-cell office:value-type="float" office:value="238.093">
                <text:p>238.09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47.16">
                <text:p>947.16</text:p>
              </table:table-cell>
              <table:table-cell office:value-type="float" office:value="238.135">
                <text:p>238.13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48.177">
                <text:p>948.177</text:p>
              </table:table-cell>
              <table:table-cell office:value-type="float" office:value="238.21">
                <text:p>238.2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49.192">
                <text:p>949.192</text:p>
              </table:table-cell>
              <table:table-cell office:value-type="float" office:value="238.393">
                <text:p>238.39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50.258">
                <text:p>950.258</text:p>
              </table:table-cell>
              <table:table-cell office:value-type="float" office:value="238.347">
                <text:p>238.34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51.266">
                <text:p>951.266</text:p>
              </table:table-cell>
              <table:table-cell office:value-type="float" office:value="238.35">
                <text:p>238.3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52.271">
                <text:p>952.271</text:p>
              </table:table-cell>
              <table:table-cell office:value-type="float" office:value="238.35">
                <text:p>238.3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53.266">
                <text:p>953.266</text:p>
              </table:table-cell>
              <table:table-cell office:value-type="float" office:value="238.345">
                <text:p>238.34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54.28">
                <text:p>954.28</text:p>
              </table:table-cell>
              <table:table-cell office:value-type="float" office:value="238.347">
                <text:p>238.34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55.254">
                <text:p>955.254</text:p>
              </table:table-cell>
              <table:table-cell office:value-type="float" office:value="238.347">
                <text:p>238.34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56.264">
                <text:p>956.264</text:p>
              </table:table-cell>
              <table:table-cell office:value-type="float" office:value="238.347">
                <text:p>238.34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57.268">
                <text:p>957.268</text:p>
              </table:table-cell>
              <table:table-cell office:value-type="float" office:value="238.345">
                <text:p>238.34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58.289">
                <text:p>958.289</text:p>
              </table:table-cell>
              <table:table-cell office:value-type="float" office:value="238.345">
                <text:p>238.34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59.306">
                <text:p>959.306</text:p>
              </table:table-cell>
              <table:table-cell office:value-type="float" office:value="238.343">
                <text:p>238.34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60.29">
                <text:p>960.29</text:p>
              </table:table-cell>
              <table:table-cell office:value-type="float" office:value="238.345">
                <text:p>238.34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61.293">
                <text:p>961.293</text:p>
              </table:table-cell>
              <table:table-cell office:value-type="float" office:value="238.343">
                <text:p>238.34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62.299">
                <text:p>962.299</text:p>
              </table:table-cell>
              <table:table-cell office:value-type="float" office:value="239.9">
                <text:p>239.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63.309">
                <text:p>963.309</text:p>
              </table:table-cell>
              <table:table-cell office:value-type="float" office:value="244.293">
                <text:p>244.29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64.333">
                <text:p>964.333</text:p>
              </table:table-cell>
              <table:table-cell office:value-type="float" office:value="244.405">
                <text:p>244.40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65.339">
                <text:p>965.339</text:p>
              </table:table-cell>
              <table:table-cell office:value-type="float" office:value="244.525">
                <text:p>244.52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66.332">
                <text:p>966.332</text:p>
              </table:table-cell>
              <table:table-cell office:value-type="float" office:value="245.66">
                <text:p>245.6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67.381">
                <text:p>967.381</text:p>
              </table:table-cell>
              <table:table-cell office:value-type="float" office:value="246.793">
                <text:p>246.79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68.374">
                <text:p>968.374</text:p>
              </table:table-cell>
              <table:table-cell office:value-type="float" office:value="248.61">
                <text:p>248.6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69.408">
                <text:p>969.408</text:p>
              </table:table-cell>
              <table:table-cell office:value-type="float" office:value="249.352">
                <text:p>249.35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70.447">
                <text:p>970.447</text:p>
              </table:table-cell>
              <table:table-cell office:value-type="float" office:value="249.988">
                <text:p>249.98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71.478">
                <text:p>971.478</text:p>
              </table:table-cell>
              <table:table-cell office:value-type="float" office:value="250.088">
                <text:p>250.08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72.474">
                <text:p>972.474</text:p>
              </table:table-cell>
              <table:table-cell office:value-type="float" office:value="250.255">
                <text:p>250.25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73.48">
                <text:p>973.48</text:p>
              </table:table-cell>
              <table:table-cell office:value-type="float" office:value="250.708">
                <text:p>250.70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74.49">
                <text:p>974.49</text:p>
              </table:table-cell>
              <table:table-cell office:value-type="float" office:value="250.91">
                <text:p>250.9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75.489">
                <text:p>975.489</text:p>
              </table:table-cell>
              <table:table-cell office:value-type="float" office:value="251.15">
                <text:p>251.1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76.473">
                <text:p>976.473</text:p>
              </table:table-cell>
              <table:table-cell office:value-type="float" office:value="251.6">
                <text:p>251.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77.515">
                <text:p>977.515</text:p>
              </table:table-cell>
              <table:table-cell office:value-type="float" office:value="251.863">
                <text:p>251.86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78.489">
                <text:p>978.489</text:p>
              </table:table-cell>
              <table:table-cell office:value-type="float" office:value="251.912">
                <text:p>251.91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79.498">
                <text:p>979.498</text:p>
              </table:table-cell>
              <table:table-cell office:value-type="float" office:value="252.015">
                <text:p>252.01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80.51">
                <text:p>980.51</text:p>
              </table:table-cell>
              <table:table-cell office:value-type="float" office:value="252.16">
                <text:p>252.1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81.494">
                <text:p>981.494</text:p>
              </table:table-cell>
              <table:table-cell office:value-type="float" office:value="252.263">
                <text:p>252.26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82.534">
                <text:p>982.534</text:p>
              </table:table-cell>
              <table:table-cell office:value-type="float" office:value="252.445">
                <text:p>252.44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83.544">
                <text:p>983.544</text:p>
              </table:table-cell>
              <table:table-cell office:value-type="float" office:value="252.745">
                <text:p>252.74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84.587">
                <text:p>984.587</text:p>
              </table:table-cell>
              <table:table-cell office:value-type="float" office:value="252.895">
                <text:p>252.89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85.606">
                <text:p>985.606</text:p>
              </table:table-cell>
              <table:table-cell office:value-type="float" office:value="253.535">
                <text:p>253.53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86.635">
                <text:p>986.635</text:p>
              </table:table-cell>
              <table:table-cell office:value-type="float" office:value="253.57">
                <text:p>253.5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87.646">
                <text:p>987.646</text:p>
              </table:table-cell>
              <table:table-cell office:value-type="float" office:value="253.668">
                <text:p>253.66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88.66">
                <text:p>988.66</text:p>
              </table:table-cell>
              <table:table-cell office:value-type="float" office:value="253.893">
                <text:p>253.89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89.66">
                <text:p>989.66</text:p>
              </table:table-cell>
              <table:table-cell office:value-type="float" office:value="254.007">
                <text:p>254.00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90.682">
                <text:p>990.682</text:p>
              </table:table-cell>
              <table:table-cell office:value-type="float" office:value="254.472">
                <text:p>254.47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91.673">
                <text:p>991.673</text:p>
              </table:table-cell>
              <table:table-cell office:value-type="float" office:value="254.5">
                <text:p>254.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92.691">
                <text:p>992.691</text:p>
              </table:table-cell>
              <table:table-cell office:value-type="float" office:value="254.578">
                <text:p>254.57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93.702">
                <text:p>993.702</text:p>
              </table:table-cell>
              <table:table-cell office:value-type="float" office:value="254.942">
                <text:p>254.94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94.702">
                <text:p>994.702</text:p>
              </table:table-cell>
              <table:table-cell office:value-type="float" office:value="255.132">
                <text:p>255.13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95.707">
                <text:p>995.707</text:p>
              </table:table-cell>
              <table:table-cell office:value-type="float" office:value="255.74">
                <text:p>255.7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96.72">
                <text:p>996.72</text:p>
              </table:table-cell>
              <table:table-cell office:value-type="float" office:value="259.14">
                <text:p>259.1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97.78">
                <text:p>997.78</text:p>
              </table:table-cell>
              <table:table-cell office:value-type="float" office:value="261.5">
                <text:p>261.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98.782">
                <text:p>998.782</text:p>
              </table:table-cell>
              <table:table-cell office:value-type="float" office:value="261.623">
                <text:p>261.62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99.788">
                <text:p>999.788</text:p>
              </table:table-cell>
              <table:table-cell office:value-type="float" office:value="261.882">
                <text:p>261.88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000.79">
                <text:p>1000.79</text:p>
              </table:table-cell>
              <table:table-cell office:value-type="float" office:value="261.897">
                <text:p>261.89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001.78">
                <text:p>1001.78</text:p>
              </table:table-cell>
              <table:table-cell office:value-type="float" office:value="261.697">
                <text:p>261.69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002.76">
                <text:p>1002.76</text:p>
              </table:table-cell>
              <table:table-cell office:value-type="float" office:value="261.7">
                <text:p>261.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003.78">
                <text:p>1003.78</text:p>
              </table:table-cell>
              <table:table-cell office:value-type="float" office:value="261.767">
                <text:p>261.76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004.78">
                <text:p>1004.78</text:p>
              </table:table-cell>
              <table:table-cell office:value-type="float" office:value="261.707">
                <text:p>261.70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005.79">
                <text:p>1005.79</text:p>
              </table:table-cell>
              <table:table-cell office:value-type="float" office:value="261.765">
                <text:p>261.76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006.81">
                <text:p>1006.81</text:p>
              </table:table-cell>
              <table:table-cell office:value-type="float" office:value="261.775">
                <text:p>261.77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007.81">
                <text:p>1007.81</text:p>
              </table:table-cell>
              <table:table-cell office:value-type="float" office:value="262.03">
                <text:p>262.0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008.85">
                <text:p>1008.85</text:p>
              </table:table-cell>
              <table:table-cell office:value-type="float" office:value="262.022">
                <text:p>262.02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009.85">
                <text:p>1009.85</text:p>
              </table:table-cell>
              <table:table-cell office:value-type="float" office:value="262.04">
                <text:p>262.0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010.88">
                <text:p>1010.88</text:p>
              </table:table-cell>
              <table:table-cell office:value-type="float" office:value="262.035">
                <text:p>262.03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011.92">
                <text:p>1011.92</text:p>
              </table:table-cell>
              <table:table-cell office:value-type="float" office:value="262.14">
                <text:p>262.1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12.94">
                <text:p>1012.94</text:p>
              </table:table-cell>
              <table:table-cell office:value-type="float" office:value="262.028">
                <text:p>262.02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13.93">
                <text:p>1013.93</text:p>
              </table:table-cell>
              <table:table-cell office:value-type="float" office:value="262.058">
                <text:p>262.05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14.94">
                <text:p>1014.94</text:p>
              </table:table-cell>
              <table:table-cell office:value-type="float" office:value="262.05">
                <text:p>262.0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15.92">
                <text:p>1015.92</text:p>
              </table:table-cell>
              <table:table-cell office:value-type="float" office:value="262.025">
                <text:p>262.02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16.94">
                <text:p>1016.94</text:p>
              </table:table-cell>
              <table:table-cell office:value-type="float" office:value="262.012">
                <text:p>262.01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17.98">
                <text:p>1017.98</text:p>
              </table:table-cell>
              <table:table-cell office:value-type="float" office:value="262.03">
                <text:p>262.0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18.97">
                <text:p>1018.97</text:p>
              </table:table-cell>
              <table:table-cell office:value-type="float" office:value="262.087">
                <text:p>262.08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19.98">
                <text:p>1019.98</text:p>
              </table:table-cell>
              <table:table-cell office:value-type="float" office:value="262.085">
                <text:p>262.08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20.99">
                <text:p>1020.99</text:p>
              </table:table-cell>
              <table:table-cell office:value-type="float" office:value="262.132">
                <text:p>262.13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22.04">
                <text:p>1022.04</text:p>
              </table:table-cell>
              <table:table-cell office:value-type="float" office:value="262.087">
                <text:p>262.08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23.04">
                <text:p>1023.04</text:p>
              </table:table-cell>
              <table:table-cell office:value-type="float" office:value="262.082">
                <text:p>262.08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24.04">
                <text:p>1024.04</text:p>
              </table:table-cell>
              <table:table-cell office:value-type="float" office:value="262.043">
                <text:p>262.04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25.09">
                <text:p>1025.09</text:p>
              </table:table-cell>
              <table:table-cell office:value-type="float" office:value="262.095">
                <text:p>262.09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26.15">
                <text:p>1026.15</text:p>
              </table:table-cell>
              <table:table-cell office:value-type="float" office:value="262.105">
                <text:p>262.10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27.2">
                <text:p>1027.2</text:p>
              </table:table-cell>
              <table:table-cell office:value-type="float" office:value="262.153">
                <text:p>262.15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28.18">
                <text:p>1028.18</text:p>
              </table:table-cell>
              <table:table-cell office:value-type="float" office:value="262.135">
                <text:p>262.13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29.2">
                <text:p>1029.2</text:p>
              </table:table-cell>
              <table:table-cell office:value-type="float" office:value="262.17">
                <text:p>262.17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30.2">
                <text:p>1030.2</text:p>
              </table:table-cell>
              <table:table-cell office:value-type="float" office:value="262.07">
                <text:p>262.0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31.24">
                <text:p>1031.24</text:p>
              </table:table-cell>
              <table:table-cell office:value-type="float" office:value="262.295">
                <text:p>262.29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32.27">
                <text:p>1032.27</text:p>
              </table:table-cell>
              <table:table-cell office:value-type="float" office:value="262.27">
                <text:p>262.27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33.24">
                <text:p>1033.24</text:p>
              </table:table-cell>
              <table:table-cell office:value-type="float" office:value="262.29">
                <text:p>262.2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34.27">
                <text:p>1034.27</text:p>
              </table:table-cell>
              <table:table-cell office:value-type="float" office:value="262.322">
                <text:p>262.32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35.25">
                <text:p>1035.25</text:p>
              </table:table-cell>
              <table:table-cell office:value-type="float" office:value="262.35">
                <text:p>262.3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36.29">
                <text:p>1036.29</text:p>
              </table:table-cell>
              <table:table-cell office:value-type="float" office:value="262.348">
                <text:p>262.34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37.28">
                <text:p>1037.28</text:p>
              </table:table-cell>
              <table:table-cell office:value-type="float" office:value="262.368">
                <text:p>262.36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38.3">
                <text:p>1038.3</text:p>
              </table:table-cell>
              <table:table-cell office:value-type="float" office:value="262.423">
                <text:p>262.42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39.29">
                <text:p>1039.29</text:p>
              </table:table-cell>
              <table:table-cell office:value-type="float" office:value="262.42">
                <text:p>262.4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40.29">
                <text:p>1040.29</text:p>
              </table:table-cell>
              <table:table-cell office:value-type="float" office:value="262.413">
                <text:p>262.41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41.29">
                <text:p>1041.29</text:p>
              </table:table-cell>
              <table:table-cell office:value-type="float" office:value="262.5">
                <text:p>262.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42.32">
                <text:p>1042.32</text:p>
              </table:table-cell>
              <table:table-cell office:value-type="float" office:value="262.585">
                <text:p>262.58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43.39">
                <text:p>1043.39</text:p>
              </table:table-cell>
              <table:table-cell office:value-type="float" office:value="262.59">
                <text:p>262.5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44.37">
                <text:p>1044.37</text:p>
              </table:table-cell>
              <table:table-cell office:value-type="float" office:value="262.97">
                <text:p>262.9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45.42">
                <text:p>1045.42</text:p>
              </table:table-cell>
              <table:table-cell office:value-type="float" office:value="262.998">
                <text:p>262.99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46.42">
                <text:p>1046.42</text:p>
              </table:table-cell>
              <table:table-cell office:value-type="float" office:value="263.053">
                <text:p>263.05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47.41">
                <text:p>1047.41</text:p>
              </table:table-cell>
              <table:table-cell office:value-type="float" office:value="263.085">
                <text:p>263.08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48.46">
                <text:p>1048.46</text:p>
              </table:table-cell>
              <table:table-cell office:value-type="float" office:value="263.012">
                <text:p>263.01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49.49">
                <text:p>1049.49</text:p>
              </table:table-cell>
              <table:table-cell office:value-type="float" office:value="263.012">
                <text:p>263.01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50.49">
                <text:p>1050.49</text:p>
              </table:table-cell>
              <table:table-cell office:value-type="float" office:value="263.015">
                <text:p>263.01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51.56">
                <text:p>1051.56</text:p>
              </table:table-cell>
              <table:table-cell office:value-type="float" office:value="263.012">
                <text:p>263.01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52.55">
                <text:p>1052.55</text:p>
              </table:table-cell>
              <table:table-cell office:value-type="float" office:value="263.017">
                <text:p>263.01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53.59">
                <text:p>1053.59</text:p>
              </table:table-cell>
              <table:table-cell office:value-type="float" office:value="263.017">
                <text:p>263.01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54.6">
                <text:p>1054.6</text:p>
              </table:table-cell>
              <table:table-cell office:value-type="float" office:value="263.017">
                <text:p>263.01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55.63">
                <text:p>1055.63</text:p>
              </table:table-cell>
              <table:table-cell office:value-type="float" office:value="263.017">
                <text:p>263.017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56.64">
                <text:p>1056.64</text:p>
              </table:table-cell>
              <table:table-cell office:value-type="float" office:value="263.017">
                <text:p>263.01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57.64">
                <text:p>1057.64</text:p>
              </table:table-cell>
              <table:table-cell office:value-type="float" office:value="263.125">
                <text:p>263.12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58.62">
                <text:p>1058.62</text:p>
              </table:table-cell>
              <table:table-cell office:value-type="float" office:value="269.07">
                <text:p>269.0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59.67">
                <text:p>1059.6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60.69">
                <text:p>1060.69</text:p>
              </table:table-cell>
              <table:table-cell office:value-type="float" office:value="275.305">
                <text:p>275.30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61.65">
                <text:p>1061.65</text:p>
              </table:table-cell>
              <table:table-cell office:value-type="float" office:value="275.65">
                <text:p>275.6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62.66">
                <text:p>1062.66</text:p>
              </table:table-cell>
              <table:table-cell office:value-type="float" office:value="275.765">
                <text:p>275.76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63.71">
                <text:p>1063.71</text:p>
              </table:table-cell>
              <table:table-cell office:value-type="float" office:value="275.96">
                <text:p>275.9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64.76">
                <text:p>1064.76</text:p>
              </table:table-cell>
              <table:table-cell office:value-type="float" office:value="276.298">
                <text:p>276.29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65.77">
                <text:p>1065.77</text:p>
              </table:table-cell>
              <table:table-cell office:value-type="float" office:value="276.913">
                <text:p>276.91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66.77">
                <text:p>1066.77</text:p>
              </table:table-cell>
              <table:table-cell office:value-type="float" office:value="277.49">
                <text:p>277.4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67.78">
                <text:p>1067.78</text:p>
              </table:table-cell>
              <table:table-cell office:value-type="float" office:value="277.373">
                <text:p>277.37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68.76">
                <text:p>1068.76</text:p>
              </table:table-cell>
              <table:table-cell office:value-type="float" office:value="277.892">
                <text:p>277.89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69.76">
                <text:p>1069.76</text:p>
              </table:table-cell>
              <table:table-cell office:value-type="float" office:value="278.205">
                <text:p>278.20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70.78">
                <text:p>1070.78</text:p>
              </table:table-cell>
              <table:table-cell office:value-type="float" office:value="278.452">
                <text:p>278.45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71.84">
                <text:p>1071.84</text:p>
              </table:table-cell>
              <table:table-cell office:value-type="float" office:value="278.702">
                <text:p>278.70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72.81">
                <text:p>1072.81</text:p>
              </table:table-cell>
              <table:table-cell office:value-type="float" office:value="278.895">
                <text:p>278.89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73.79">
                <text:p>1073.79</text:p>
              </table:table-cell>
              <table:table-cell office:value-type="float" office:value="279.235">
                <text:p>279.23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74.8">
                <text:p>1074.8</text:p>
              </table:table-cell>
              <table:table-cell office:value-type="float" office:value="279.715">
                <text:p>279.71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75.87">
                <text:p>1075.87</text:p>
              </table:table-cell>
              <table:table-cell office:value-type="float" office:value="279.863">
                <text:p>279.86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76.9">
                <text:p>1076.9</text:p>
              </table:table-cell>
              <table:table-cell office:value-type="float" office:value="280.05">
                <text:p>280.0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77.95">
                <text:p>1077.95</text:p>
              </table:table-cell>
              <table:table-cell office:value-type="float" office:value="280.28">
                <text:p>280.2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78.95">
                <text:p>1078.95</text:p>
              </table:table-cell>
              <table:table-cell office:value-type="float" office:value="280.86">
                <text:p>280.86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79.94">
                <text:p>1079.94</text:p>
              </table:table-cell>
              <table:table-cell office:value-type="float" office:value="280.91">
                <text:p>280.9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80.93">
                <text:p>1080.93</text:p>
              </table:table-cell>
              <table:table-cell office:value-type="float" office:value="281.262">
                <text:p>281.26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81.97">
                <text:p>1081.97</text:p>
              </table:table-cell>
              <table:table-cell office:value-type="float" office:value="281.385">
                <text:p>281.38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82.97">
                <text:p>1082.97</text:p>
              </table:table-cell>
              <table:table-cell office:value-type="float" office:value="281.582">
                <text:p>281.58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84.02">
                <text:p>1084.02</text:p>
              </table:table-cell>
              <table:table-cell office:value-type="float" office:value="282.015">
                <text:p>282.01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85.01">
                <text:p>1085.01</text:p>
              </table:table-cell>
              <table:table-cell office:value-type="float" office:value="282.015">
                <text:p>282.01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86.02">
                <text:p>1086.02</text:p>
              </table:table-cell>
              <table:table-cell office:value-type="float" office:value="282.265">
                <text:p>282.26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87.02">
                <text:p>1087.02</text:p>
              </table:table-cell>
              <table:table-cell office:value-type="float" office:value="282.317">
                <text:p>282.31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88.06">
                <text:p>1088.06</text:p>
              </table:table-cell>
              <table:table-cell office:value-type="float" office:value="282.517">
                <text:p>282.51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89.06">
                <text:p>1089.06</text:p>
              </table:table-cell>
              <table:table-cell office:value-type="float" office:value="282.61">
                <text:p>282.6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90.05">
                <text:p>1090.05</text:p>
              </table:table-cell>
              <table:table-cell office:value-type="float" office:value="282.9">
                <text:p>282.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91.1">
                <text:p>1091.1</text:p>
              </table:table-cell>
              <table:table-cell office:value-type="float" office:value="283.062">
                <text:p>283.06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92.13">
                <text:p>1092.13</text:p>
              </table:table-cell>
              <table:table-cell office:value-type="float" office:value="283.31">
                <text:p>283.3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93.14">
                <text:p>1093.14</text:p>
              </table:table-cell>
              <table:table-cell office:value-type="float" office:value="283.588">
                <text:p>283.58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94.12">
                <text:p>1094.12</text:p>
              </table:table-cell>
              <table:table-cell office:value-type="float" office:value="283.85">
                <text:p>283.8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95.14">
                <text:p>1095.14</text:p>
              </table:table-cell>
              <table:table-cell office:value-type="float" office:value="284.02">
                <text:p>284.0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96.14">
                <text:p>1096.14</text:p>
              </table:table-cell>
              <table:table-cell office:value-type="float" office:value="284.173">
                <text:p>284.17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97.14">
                <text:p>1097.14</text:p>
              </table:table-cell>
              <table:table-cell office:value-type="float" office:value="284.755">
                <text:p>284.75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98.16">
                <text:p>1098.16</text:p>
              </table:table-cell>
              <table:table-cell office:value-type="float" office:value="285.098">
                <text:p>285.09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99.15">
                <text:p>1099.15</text:p>
              </table:table-cell>
              <table:table-cell office:value-type="float" office:value="285.373">
                <text:p>285.37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100.15">
                <text:p>1100.15</text:p>
              </table:table-cell>
              <table:table-cell office:value-type="float" office:value="285.908">
                <text:p>285.90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101.15">
                <text:p>1101.15</text:p>
              </table:table-cell>
              <table:table-cell office:value-type="float" office:value="286.055">
                <text:p>286.05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102.16">
                <text:p>1102.16</text:p>
              </table:table-cell>
              <table:table-cell office:value-type="float" office:value="286.478">
                <text:p>286.478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103.19">
                <text:p>1103.19</text:p>
              </table:table-cell>
              <table:table-cell office:value-type="float" office:value="286.9">
                <text:p>286.9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104.2">
                <text:p>1104.2</text:p>
              </table:table-cell>
              <table:table-cell office:value-type="float" office:value="287.305">
                <text:p>287.30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105.19">
                <text:p>1105.19</text:p>
              </table:table-cell>
              <table:table-cell office:value-type="float" office:value="287.55">
                <text:p>287.5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106.19">
                <text:p>1106.19</text:p>
              </table:table-cell>
              <table:table-cell office:value-type="float" office:value="287.945">
                <text:p>287.94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107.17">
                <text:p>1107.17</text:p>
              </table:table-cell>
              <table:table-cell office:value-type="float" office:value="288.213">
                <text:p>288.21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108.2">
                <text:p>1108.2</text:p>
              </table:table-cell>
              <table:table-cell office:value-type="float" office:value="288.613">
                <text:p>288.613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109.2">
                <text:p>1109.2</text:p>
              </table:table-cell>
              <table:table-cell office:value-type="float" office:value="289.033">
                <text:p>289.03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110.2">
                <text:p>1110.2</text:p>
              </table:table-cell>
              <table:table-cell office:value-type="float" office:value="289.688">
                <text:p>289.688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111.2">
                <text:p>1111.2</text:p>
              </table:table-cell>
              <table:table-cell office:value-type="float" office:value="290.095">
                <text:p>290.09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112.19">
                <text:p>1112.19</text:p>
              </table:table-cell>
              <table:table-cell office:value-type="float" office:value="290.218">
                <text:p>290.21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113.2">
                <text:p>1113.2</text:p>
              </table:table-cell>
              <table:table-cell office:value-type="float" office:value="290.66">
                <text:p>290.6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114.2">
                <text:p>1114.2</text:p>
              </table:table-cell>
              <table:table-cell office:value-type="float" office:value="291.165">
                <text:p>291.16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15.24">
                <text:p>1115.24</text:p>
              </table:table-cell>
              <table:table-cell office:value-type="float" office:value="291.39">
                <text:p>291.3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16.23">
                <text:p>1116.23</text:p>
              </table:table-cell>
              <table:table-cell office:value-type="float" office:value="291.678">
                <text:p>291.67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17.27">
                <text:p>1117.27</text:p>
              </table:table-cell>
              <table:table-cell office:value-type="float" office:value="292.49">
                <text:p>292.4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18.3">
                <text:p>1118.3</text:p>
              </table:table-cell>
              <table:table-cell office:value-type="float" office:value="293.228">
                <text:p>293.22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19.3">
                <text:p>1119.3</text:p>
              </table:table-cell>
              <table:table-cell office:value-type="float" office:value="293.95">
                <text:p>293.9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20.31">
                <text:p>1120.31</text:p>
              </table:table-cell>
              <table:table-cell office:value-type="float" office:value="294.225">
                <text:p>294.22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21.31">
                <text:p>1121.31</text:p>
              </table:table-cell>
              <table:table-cell office:value-type="float" office:value="294.41">
                <text:p>294.4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22.33">
                <text:p>1122.33</text:p>
              </table:table-cell>
              <table:table-cell office:value-type="float" office:value="294.755">
                <text:p>294.75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23.34">
                <text:p>1123.34</text:p>
              </table:table-cell>
              <table:table-cell office:value-type="float" office:value="295.135">
                <text:p>295.13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24.34">
                <text:p>1124.34</text:p>
              </table:table-cell>
              <table:table-cell office:value-type="float" office:value="295.28">
                <text:p>295.2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25.34">
                <text:p>1125.34</text:p>
              </table:table-cell>
              <table:table-cell office:value-type="float" office:value="295.642">
                <text:p>295.642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26.33">
                <text:p>1126.33</text:p>
              </table:table-cell>
              <table:table-cell office:value-type="float" office:value="296.135">
                <text:p>296.13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27.34">
                <text:p>1127.34</text:p>
              </table:table-cell>
              <table:table-cell office:value-type="float" office:value="296.403">
                <text:p>296.403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28.36">
                <text:p>1128.36</text:p>
              </table:table-cell>
              <table:table-cell office:value-type="float" office:value="296.67">
                <text:p>296.67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29.36">
                <text:p>1129.36</text:p>
              </table:table-cell>
              <table:table-cell office:value-type="float" office:value="297.08">
                <text:p>297.0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30.39">
                <text:p>1130.39</text:p>
              </table:table-cell>
              <table:table-cell office:value-type="float" office:value="297.24">
                <text:p>297.24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31.37">
                <text:p>1131.37</text:p>
              </table:table-cell>
              <table:table-cell office:value-type="float" office:value="297.488">
                <text:p>297.48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32.4">
                <text:p>1132.4</text:p>
              </table:table-cell>
              <table:table-cell office:value-type="float" office:value="297.655">
                <text:p>297.65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33.37">
                <text:p>1133.37</text:p>
              </table:table-cell>
              <table:table-cell office:value-type="float" office:value="298.045">
                <text:p>298.04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34.39">
                <text:p>1134.39</text:p>
              </table:table-cell>
              <table:table-cell office:value-type="float" office:value="298.252">
                <text:p>298.25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35.4">
                <text:p>1135.4</text:p>
              </table:table-cell>
              <table:table-cell office:value-type="float" office:value="299.08">
                <text:p>299.0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36.42">
                <text:p>1136.42</text:p>
              </table:table-cell>
              <table:table-cell office:value-type="float" office:value="299.08">
                <text:p>299.0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37.45">
                <text:p>1137.45</text:p>
              </table:table-cell>
              <table:table-cell office:value-type="float" office:value="311.71">
                <text:p>311.7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38.47">
                <text:p>1138.47</text:p>
              </table:table-cell>
              <table:table-cell office:value-type="float" office:value="313.947">
                <text:p>313.94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39.47">
                <text:p>1139.47</text:p>
              </table:table-cell>
              <table:table-cell office:value-type="float" office:value="314.525">
                <text:p>314.52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40.47">
                <text:p>1140.47</text:p>
              </table:table-cell>
              <table:table-cell office:value-type="float" office:value="314.963">
                <text:p>314.963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41.5">
                <text:p>1141.5</text:p>
              </table:table-cell>
              <table:table-cell office:value-type="float" office:value="315.093">
                <text:p>315.093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42.51">
                <text:p>1142.51</text:p>
              </table:table-cell>
              <table:table-cell office:value-type="float" office:value="315.512">
                <text:p>315.51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43.5">
                <text:p>1143.5</text:p>
              </table:table-cell>
              <table:table-cell office:value-type="float" office:value="316.082">
                <text:p>316.08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44.5">
                <text:p>1144.5</text:p>
              </table:table-cell>
              <table:table-cell office:value-type="float" office:value="315.788">
                <text:p>315.788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45.55">
                <text:p>1145.55</text:p>
              </table:table-cell>
              <table:table-cell office:value-type="float" office:value="316.028">
                <text:p>316.028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46.54">
                <text:p>1146.54</text:p>
              </table:table-cell>
              <table:table-cell office:value-type="float" office:value="316.185">
                <text:p>316.18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47.55">
                <text:p>1147.55</text:p>
              </table:table-cell>
              <table:table-cell office:value-type="float" office:value="316.903">
                <text:p>316.90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48.54">
                <text:p>1148.54</text:p>
              </table:table-cell>
              <table:table-cell office:value-type="float" office:value="317.175">
                <text:p>317.17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49.58">
                <text:p>1149.58</text:p>
              </table:table-cell>
              <table:table-cell office:value-type="float" office:value="317.165">
                <text:p>317.16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50.62">
                <text:p>1150.62</text:p>
              </table:table-cell>
              <table:table-cell office:value-type="float" office:value="317.713">
                <text:p>317.71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51.62">
                <text:p>1151.62</text:p>
              </table:table-cell>
              <table:table-cell office:value-type="float" office:value="317.923">
                <text:p>317.92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52.64">
                <text:p>1152.64</text:p>
              </table:table-cell>
              <table:table-cell office:value-type="float" office:value="318.233">
                <text:p>318.23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53.65">
                <text:p>1153.65</text:p>
              </table:table-cell>
              <table:table-cell office:value-type="float" office:value="318.71">
                <text:p>318.7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54.64">
                <text:p>1154.64</text:p>
              </table:table-cell>
              <table:table-cell office:value-type="float" office:value="318.825">
                <text:p>318.82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55.68">
                <text:p>1155.68</text:p>
              </table:table-cell>
              <table:table-cell office:value-type="float" office:value="319.233">
                <text:p>319.23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56.74">
                <text:p>1156.74</text:p>
              </table:table-cell>
              <table:table-cell office:value-type="float" office:value="319.343">
                <text:p>319.34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57.79">
                <text:p>1157.79</text:p>
              </table:table-cell>
              <table:table-cell office:value-type="float" office:value="319.618">
                <text:p>319.618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58.82">
                <text:p>1158.82</text:p>
              </table:table-cell>
              <table:table-cell office:value-type="float" office:value="319.942">
                <text:p>319.94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59.81">
                <text:p>1159.81</text:p>
              </table:table-cell>
              <table:table-cell office:value-type="float" office:value="320.163">
                <text:p>320.163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60.87">
                <text:p>1160.87</text:p>
              </table:table-cell>
              <table:table-cell office:value-type="float" office:value="320.528">
                <text:p>320.52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61.9">
                <text:p>1161.9</text:p>
              </table:table-cell>
              <table:table-cell office:value-type="float" office:value="321.355">
                <text:p>321.35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62.91">
                <text:p>1162.91</text:p>
              </table:table-cell>
              <table:table-cell office:value-type="float" office:value="322.075">
                <text:p>322.07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63.94">
                <text:p>1163.94</text:p>
              </table:table-cell>
              <table:table-cell office:value-type="float" office:value="323.002">
                <text:p>323.00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64.95">
                <text:p>1164.95</text:p>
              </table:table-cell>
              <table:table-cell office:value-type="float" office:value="324.022">
                <text:p>324.02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65.96">
                <text:p>1165.96</text:p>
              </table:table-cell>
              <table:table-cell office:value-type="float" office:value="324.74">
                <text:p>324.7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66.96">
                <text:p>1166.96</text:p>
              </table:table-cell>
              <table:table-cell office:value-type="float" office:value="325.2">
                <text:p>325.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67.98">
                <text:p>1167.98</text:p>
              </table:table-cell>
              <table:table-cell office:value-type="float" office:value="326.11">
                <text:p>326.1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68.97">
                <text:p>1168.97</text:p>
              </table:table-cell>
              <table:table-cell office:value-type="float" office:value="326.245">
                <text:p>326.24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69.99">
                <text:p>1169.99</text:p>
              </table:table-cell>
              <table:table-cell office:value-type="float" office:value="326.118">
                <text:p>326.11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71">
                <text:p>1171</text:p>
              </table:table-cell>
              <table:table-cell office:value-type="float" office:value="326.438">
                <text:p>326.438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72.05">
                <text:p>1172.05</text:p>
              </table:table-cell>
              <table:table-cell office:value-type="float" office:value="326.637">
                <text:p>326.637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73.04">
                <text:p>1173.04</text:p>
              </table:table-cell>
              <table:table-cell office:value-type="float" office:value="326.68">
                <text:p>326.6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74.04">
                <text:p>1174.04</text:p>
              </table:table-cell>
              <table:table-cell office:value-type="float" office:value="326.995">
                <text:p>326.99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75.01">
                <text:p>1175.01</text:p>
              </table:table-cell>
              <table:table-cell office:value-type="float" office:value="327.403">
                <text:p>327.40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76.04">
                <text:p>1176.04</text:p>
              </table:table-cell>
              <table:table-cell office:value-type="float" office:value="328.11">
                <text:p>328.1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77.05">
                <text:p>1177.05</text:p>
              </table:table-cell>
              <table:table-cell office:value-type="float" office:value="327.01">
                <text:p>327.0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78.06">
                <text:p>1178.06</text:p>
              </table:table-cell>
              <table:table-cell office:value-type="float" office:value="327.308">
                <text:p>327.30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79.08">
                <text:p>1179.08</text:p>
              </table:table-cell>
              <table:table-cell office:value-type="float" office:value="327.735">
                <text:p>327.73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80.09">
                <text:p>1180.09</text:p>
              </table:table-cell>
              <table:table-cell office:value-type="float" office:value="327.455">
                <text:p>327.45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81.12">
                <text:p>1181.12</text:p>
              </table:table-cell>
              <table:table-cell office:value-type="float" office:value="328.002">
                <text:p>328.00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82.17">
                <text:p>1182.17</text:p>
              </table:table-cell>
              <table:table-cell office:value-type="float" office:value="327.517">
                <text:p>327.517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83.18">
                <text:p>1183.18</text:p>
              </table:table-cell>
              <table:table-cell office:value-type="float" office:value="327.512">
                <text:p>327.51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84.18">
                <text:p>1184.18</text:p>
              </table:table-cell>
              <table:table-cell office:value-type="float" office:value="326.72">
                <text:p>326.7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85.19">
                <text:p>1185.19</text:p>
              </table:table-cell>
              <table:table-cell office:value-type="float" office:value="326.805">
                <text:p>326.80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86.17">
                <text:p>1186.17</text:p>
              </table:table-cell>
              <table:table-cell office:value-type="float" office:value="327.963">
                <text:p>327.96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87.22">
                <text:p>1187.22</text:p>
              </table:table-cell>
              <table:table-cell office:value-type="float" office:value="328.923">
                <text:p>328.923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88.19">
                <text:p>1188.19</text:p>
              </table:table-cell>
              <table:table-cell office:value-type="float" office:value="327.158">
                <text:p>327.15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89.17">
                <text:p>1189.17</text:p>
              </table:table-cell>
              <table:table-cell office:value-type="float" office:value="327.235">
                <text:p>327.23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90.18">
                <text:p>1190.18</text:p>
              </table:table-cell>
              <table:table-cell office:value-type="float" office:value="328.752">
                <text:p>328.75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91.18">
                <text:p>1191.18</text:p>
              </table:table-cell>
              <table:table-cell office:value-type="float" office:value="328.625">
                <text:p>328.62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92.19">
                <text:p>1192.19</text:p>
              </table:table-cell>
              <table:table-cell office:value-type="float" office:value="326.105">
                <text:p>326.10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93.18">
                <text:p>1193.18</text:p>
              </table:table-cell>
              <table:table-cell office:value-type="float" office:value="328.598">
                <text:p>328.59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94.21">
                <text:p>1194.21</text:p>
              </table:table-cell>
              <table:table-cell office:value-type="float" office:value="331.145">
                <text:p>331.14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95.25">
                <text:p>1195.25</text:p>
              </table:table-cell>
              <table:table-cell office:value-type="float" office:value="331.48">
                <text:p>331.48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96.19">
                <text:p>1196.19</text:p>
              </table:table-cell>
              <table:table-cell office:value-type="float" office:value="331.288">
                <text:p>331.28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97.21">
                <text:p>1197.21</text:p>
              </table:table-cell>
              <table:table-cell office:value-type="float" office:value="330.935">
                <text:p>330.93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98.23">
                <text:p>1198.23</text:p>
              </table:table-cell>
              <table:table-cell office:value-type="float" office:value="331.235">
                <text:p>331.23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99.27">
                <text:p>1199.27</text:p>
              </table:table-cell>
              <table:table-cell office:value-type="float" office:value="331.3">
                <text:p>331.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200.27">
                <text:p>1200.27</text:p>
              </table:table-cell>
              <table:table-cell office:value-type="float" office:value="330.968">
                <text:p>330.968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201.26">
                <text:p>1201.26</text:p>
              </table:table-cell>
              <table:table-cell office:value-type="float" office:value="331.233">
                <text:p>331.23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202.27">
                <text:p>1202.27</text:p>
              </table:table-cell>
              <table:table-cell office:value-type="float" office:value="331.445">
                <text:p>331.44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203.29">
                <text:p>1203.29</text:p>
              </table:table-cell>
              <table:table-cell office:value-type="float" office:value="331.507">
                <text:p>331.507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204.26">
                <text:p>1204.26</text:p>
              </table:table-cell>
              <table:table-cell office:value-type="float" office:value="331.36">
                <text:p>331.36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205.27">
                <text:p>1205.27</text:p>
              </table:table-cell>
              <table:table-cell office:value-type="float" office:value="331.303">
                <text:p>331.303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206.26">
                <text:p>1206.26</text:p>
              </table:table-cell>
              <table:table-cell office:value-type="float" office:value="331.03">
                <text:p>331.03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207.32">
                <text:p>1207.32</text:p>
              </table:table-cell>
              <table:table-cell office:value-type="float" office:value="331.26">
                <text:p>331.26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208.31">
                <text:p>1208.31</text:p>
              </table:table-cell>
              <table:table-cell office:value-type="float" office:value="330.942">
                <text:p>330.942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209.31">
                <text:p>1209.31</text:p>
              </table:table-cell>
              <table:table-cell office:value-type="float" office:value="330.788">
                <text:p>330.788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210.3">
                <text:p>1210.3</text:p>
              </table:table-cell>
              <table:table-cell office:value-type="float" office:value="331.325">
                <text:p>331.32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211.32">
                <text:p>1211.32</text:p>
              </table:table-cell>
              <table:table-cell office:value-type="float" office:value="331.395">
                <text:p>331.39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212.31">
                <text:p>1212.31</text:p>
              </table:table-cell>
              <table:table-cell office:value-type="float" office:value="331.137">
                <text:p>331.137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213.31">
                <text:p>1213.31</text:p>
              </table:table-cell>
              <table:table-cell office:value-type="float" office:value="331.065">
                <text:p>331.06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214.31">
                <text:p>1214.31</text:p>
              </table:table-cell>
              <table:table-cell office:value-type="float" office:value="331.66">
                <text:p>331.6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215.31">
                <text:p>1215.31</text:p>
              </table:table-cell>
              <table:table-cell office:value-type="float" office:value="331.127">
                <text:p>331.127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16.33">
                <text:p>1216.33</text:p>
              </table:table-cell>
              <table:table-cell office:value-type="float" office:value="331.21">
                <text:p>331.21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17.38">
                <text:p>1217.38</text:p>
              </table:table-cell>
              <table:table-cell office:value-type="float" office:value="330.93">
                <text:p>330.9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18.42">
                <text:p>1218.42</text:p>
              </table:table-cell>
              <table:table-cell office:value-type="float" office:value="330.67">
                <text:p>330.67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19.42">
                <text:p>1219.42</text:p>
              </table:table-cell>
              <table:table-cell office:value-type="float" office:value="330.668">
                <text:p>330.668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20.44">
                <text:p>1220.44</text:p>
              </table:table-cell>
              <table:table-cell office:value-type="float" office:value="330.67">
                <text:p>330.67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21.46">
                <text:p>1221.46</text:p>
              </table:table-cell>
              <table:table-cell office:value-type="float" office:value="330.67">
                <text:p>330.67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22.49">
                <text:p>1222.49</text:p>
              </table:table-cell>
              <table:table-cell office:value-type="float" office:value="330.673">
                <text:p>330.673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23.53">
                <text:p>1223.53</text:p>
              </table:table-cell>
              <table:table-cell office:value-type="float" office:value="330.67">
                <text:p>330.6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24.55">
                <text:p>1224.55</text:p>
              </table:table-cell>
              <table:table-cell office:value-type="float" office:value="330.67">
                <text:p>330.67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25.53">
                <text:p>1225.53</text:p>
              </table:table-cell>
              <table:table-cell office:value-type="float" office:value="330.673">
                <text:p>330.673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26.53">
                <text:p>1226.53</text:p>
              </table:table-cell>
              <table:table-cell office:value-type="float" office:value="330.67">
                <text:p>330.67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27.56">
                <text:p>1227.56</text:p>
              </table:table-cell>
              <table:table-cell office:value-type="float" office:value="339.438">
                <text:p>339.438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28.56">
                <text:p>1228.56</text:p>
              </table:table-cell>
              <table:table-cell office:value-type="float" office:value="330.658">
                <text:p>330.658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29.57">
                <text:p>1229.57</text:p>
              </table:table-cell>
              <table:table-cell office:value-type="float" office:value="330.658">
                <text:p>330.65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30.55">
                <text:p>1230.55</text:p>
              </table:table-cell>
              <table:table-cell office:value-type="float" office:value="330.658">
                <text:p>330.658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31.55">
                <text:p>1231.55</text:p>
              </table:table-cell>
              <table:table-cell office:value-type="float" office:value="330.663">
                <text:p>330.663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32.56">
                <text:p>1232.56</text:p>
              </table:table-cell>
              <table:table-cell office:value-type="float" office:value="330.658">
                <text:p>330.658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33.57">
                <text:p>1233.57</text:p>
              </table:table-cell>
              <table:table-cell office:value-type="float" office:value="330.658">
                <text:p>330.658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34.59">
                <text:p>1234.59</text:p>
              </table:table-cell>
              <table:table-cell office:value-type="float" office:value="330.66">
                <text:p>330.6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35.62">
                <text:p>1235.62</text:p>
              </table:table-cell>
              <table:table-cell office:value-type="float" office:value="332.938">
                <text:p>332.938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36.61">
                <text:p>1236.61</text:p>
              </table:table-cell>
              <table:table-cell office:value-type="float" office:value="330.675">
                <text:p>330.67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37.81">
                <text:p>1237.81</text:p>
              </table:table-cell>
              <table:table-cell office:value-type="float" office:value="332.095">
                <text:p>332.09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38.69">
                <text:p>1238.69</text:p>
              </table:table-cell>
              <table:table-cell office:value-type="float" office:value="332.555">
                <text:p>332.55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39.85">
                <text:p>1239.85</text:p>
              </table:table-cell>
              <table:table-cell office:value-type="float" office:value="333.413">
                <text:p>333.41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40.95">
                <text:p>1240.95</text:p>
              </table:table-cell>
              <table:table-cell office:value-type="float" office:value="333.202">
                <text:p>333.202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41.68">
                <text:p>1241.68</text:p>
              </table:table-cell>
              <table:table-cell office:value-type="float" office:value="333.238">
                <text:p>333.238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42.89">
                <text:p>1242.89</text:p>
              </table:table-cell>
              <table:table-cell office:value-type="float" office:value="333.243">
                <text:p>333.243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43.8">
                <text:p>1243.8</text:p>
              </table:table-cell>
              <table:table-cell office:value-type="float" office:value="333.085">
                <text:p>333.085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44.8">
                <text:p>1244.8</text:p>
              </table:table-cell>
              <table:table-cell office:value-type="float" office:value="332.445">
                <text:p>332.44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45.82">
                <text:p>1245.82</text:p>
              </table:table-cell>
              <table:table-cell office:value-type="float" office:value="332.022">
                <text:p>332.022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46.83">
                <text:p>1246.83</text:p>
              </table:table-cell>
              <table:table-cell office:value-type="float" office:value="331.952">
                <text:p>331.952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47.84">
                <text:p>1247.84</text:p>
              </table:table-cell>
              <table:table-cell office:value-type="float" office:value="332.915">
                <text:p>332.91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48.88">
                <text:p>1248.88</text:p>
              </table:table-cell>
              <table:table-cell office:value-type="float" office:value="332.99">
                <text:p>332.99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49.97">
                <text:p>1249.97</text:p>
              </table:table-cell>
              <table:table-cell office:value-type="float" office:value="332.95">
                <text:p>332.9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50.96">
                <text:p>1250.96</text:p>
              </table:table-cell>
              <table:table-cell office:value-type="float" office:value="332.723">
                <text:p>332.723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51.97">
                <text:p>1251.97</text:p>
              </table:table-cell>
              <table:table-cell office:value-type="float" office:value="332.692">
                <text:p>332.692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52.95">
                <text:p>1252.95</text:p>
              </table:table-cell>
              <table:table-cell office:value-type="float" office:value="332.925">
                <text:p>332.92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53.99">
                <text:p>1253.99</text:p>
              </table:table-cell>
              <table:table-cell office:value-type="float" office:value="335.935">
                <text:p>335.93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55.02">
                <text:p>1255.02</text:p>
              </table:table-cell>
              <table:table-cell office:value-type="float" office:value="335.993">
                <text:p>335.993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56.09">
                <text:p>1256.09</text:p>
              </table:table-cell>
              <table:table-cell office:value-type="float" office:value="339.452">
                <text:p>339.45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57.09">
                <text:p>1257.09</text:p>
              </table:table-cell>
              <table:table-cell office:value-type="float" office:value="336.805">
                <text:p>336.80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58.13">
                <text:p>1258.13</text:p>
              </table:table-cell>
              <table:table-cell office:value-type="float" office:value="339.257">
                <text:p>339.257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59.12">
                <text:p>1259.12</text:p>
              </table:table-cell>
              <table:table-cell office:value-type="float" office:value="339.495">
                <text:p>339.49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60.14">
                <text:p>1260.14</text:p>
              </table:table-cell>
              <table:table-cell office:value-type="float" office:value="339.645">
                <text:p>339.64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61.28">
                <text:p>1261.28</text:p>
              </table:table-cell>
              <table:table-cell office:value-type="float" office:value="339.525">
                <text:p>339.52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62.01">
                <text:p>1262.01</text:p>
              </table:table-cell>
              <table:table-cell office:value-type="float" office:value="339.613">
                <text:p>339.61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63.07">
                <text:p>1263.07</text:p>
              </table:table-cell>
              <table:table-cell office:value-type="float" office:value="339.63">
                <text:p>339.6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64.04">
                <text:p>1264.04</text:p>
              </table:table-cell>
              <table:table-cell office:value-type="float" office:value="340.675">
                <text:p>340.67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65.07">
                <text:p>1265.07</text:p>
              </table:table-cell>
              <table:table-cell office:value-type="float" office:value="340.647">
                <text:p>340.647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66.1">
                <text:p>1266.1</text:p>
              </table:table-cell>
              <table:table-cell office:value-type="float" office:value="340.65">
                <text:p>340.6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67.12">
                <text:p>1267.12</text:p>
              </table:table-cell>
              <table:table-cell office:value-type="float" office:value="340.65">
                <text:p>340.6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68.15">
                <text:p>1268.15</text:p>
              </table:table-cell>
              <table:table-cell office:value-type="float" office:value="340.65">
                <text:p>340.6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69.14">
                <text:p>1269.14</text:p>
              </table:table-cell>
              <table:table-cell office:value-type="float" office:value="340.645">
                <text:p>340.64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70.19">
                <text:p>1270.19</text:p>
              </table:table-cell>
              <table:table-cell office:value-type="float" office:value="340.647">
                <text:p>340.647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71.17">
                <text:p>1271.17</text:p>
              </table:table-cell>
              <table:table-cell office:value-type="float" office:value="340.635">
                <text:p>340.63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72.18">
                <text:p>1272.18</text:p>
              </table:table-cell>
              <table:table-cell office:value-type="float" office:value="340.645">
                <text:p>340.64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73.16">
                <text:p>1273.16</text:p>
              </table:table-cell>
              <table:table-cell office:value-type="float" office:value="340.615">
                <text:p>340.615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74.22">
                <text:p>1274.22</text:p>
              </table:table-cell>
              <table:table-cell office:value-type="float" office:value="340.6">
                <text:p>340.6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75.23">
                <text:p>1275.23</text:p>
              </table:table-cell>
              <table:table-cell office:value-type="float" office:value="340.595">
                <text:p>340.595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76.25">
                <text:p>1276.25</text:p>
              </table:table-cell>
              <table:table-cell office:value-type="float" office:value="341.965">
                <text:p>341.96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77.3">
                <text:p>1277.3</text:p>
              </table:table-cell>
              <table:table-cell office:value-type="float" office:value="340.755">
                <text:p>340.75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78.35">
                <text:p>1278.35</text:p>
              </table:table-cell>
              <table:table-cell office:value-type="float" office:value="340.74">
                <text:p>340.74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79.33">
                <text:p>1279.33</text:p>
              </table:table-cell>
              <table:table-cell office:value-type="float" office:value="340.72">
                <text:p>340.72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80.5">
                <text:p>1280.5</text:p>
              </table:table-cell>
              <table:table-cell office:value-type="float" office:value="340.933">
                <text:p>340.933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81.49">
                <text:p>1281.49</text:p>
              </table:table-cell>
              <table:table-cell office:value-type="float" office:value="340.99">
                <text:p>340.9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82.37">
                <text:p>1282.37</text:p>
              </table:table-cell>
              <table:table-cell office:value-type="float" office:value="340.86">
                <text:p>340.86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83.55">
                <text:p>1283.55</text:p>
              </table:table-cell>
              <table:table-cell office:value-type="float" office:value="341.288">
                <text:p>341.288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84.42">
                <text:p>1284.42</text:p>
              </table:table-cell>
              <table:table-cell office:value-type="float" office:value="341.608">
                <text:p>341.608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85.4">
                <text:p>1285.4</text:p>
              </table:table-cell>
              <table:table-cell office:value-type="float" office:value="341.945">
                <text:p>341.94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86.55">
                <text:p>1286.55</text:p>
              </table:table-cell>
              <table:table-cell office:value-type="float" office:value="341.312">
                <text:p>341.312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87.6">
                <text:p>1287.6</text:p>
              </table:table-cell>
              <table:table-cell office:value-type="float" office:value="341.115">
                <text:p>341.11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88.57">
                <text:p>1288.57</text:p>
              </table:table-cell>
              <table:table-cell office:value-type="float" office:value="340.895">
                <text:p>340.89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89.57">
                <text:p>1289.57</text:p>
              </table:table-cell>
              <table:table-cell office:value-type="float" office:value="341.365">
                <text:p>341.36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90.64">
                <text:p>1290.64</text:p>
              </table:table-cell>
              <table:table-cell office:value-type="float" office:value="340.832">
                <text:p>340.832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91.56">
                <text:p>1291.56</text:p>
              </table:table-cell>
              <table:table-cell office:value-type="float" office:value="340.778">
                <text:p>340.778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92.53">
                <text:p>1292.53</text:p>
              </table:table-cell>
              <table:table-cell office:value-type="float" office:value="340.785">
                <text:p>340.78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93.53">
                <text:p>1293.53</text:p>
              </table:table-cell>
              <table:table-cell office:value-type="float" office:value="340.778">
                <text:p>340.778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94.54">
                <text:p>1294.54</text:p>
              </table:table-cell>
              <table:table-cell office:value-type="float" office:value="340.785">
                <text:p>340.78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95.54">
                <text:p>1295.54</text:p>
              </table:table-cell>
              <table:table-cell office:value-type="float" office:value="340.783">
                <text:p>340.783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96.57">
                <text:p>1296.57</text:p>
              </table:table-cell>
              <table:table-cell office:value-type="float" office:value="340.785">
                <text:p>340.78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97.72">
                <text:p>1297.72</text:p>
              </table:table-cell>
              <table:table-cell office:value-type="float" office:value="340.93">
                <text:p>340.9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98.57">
                <text:p>1298.57</text:p>
              </table:table-cell>
              <table:table-cell office:value-type="float" office:value="340.963">
                <text:p>340.963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99.59">
                <text:p>1299.59</text:p>
              </table:table-cell>
              <table:table-cell office:value-type="float" office:value="340.94">
                <text:p>340.94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300.62">
                <text:p>1300.62</text:p>
              </table:table-cell>
              <table:table-cell office:value-type="float" office:value="340.928">
                <text:p>340.928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301.63">
                <text:p>1301.63</text:p>
              </table:table-cell>
              <table:table-cell office:value-type="float" office:value="340.935">
                <text:p>340.93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302.66">
                <text:p>1302.66</text:p>
              </table:table-cell>
              <table:table-cell office:value-type="float" office:value="340.93">
                <text:p>340.93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303.69">
                <text:p>1303.69</text:p>
              </table:table-cell>
              <table:table-cell office:value-type="float" office:value="340.94">
                <text:p>340.94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304.73">
                <text:p>1304.73</text:p>
              </table:table-cell>
              <table:table-cell office:value-type="float" office:value="340.933">
                <text:p>340.93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305.93">
                <text:p>1305.93</text:p>
              </table:table-cell>
              <table:table-cell office:value-type="float" office:value="340.868">
                <text:p>340.868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306.92">
                <text:p>1306.92</text:p>
              </table:table-cell>
              <table:table-cell office:value-type="float" office:value="341.142">
                <text:p>341.142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307.99">
                <text:p>1307.99</text:p>
              </table:table-cell>
              <table:table-cell office:value-type="float" office:value="343.798">
                <text:p>343.79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308.82">
                <text:p>1308.82</text:p>
              </table:table-cell>
              <table:table-cell office:value-type="float" office:value="346.265">
                <text:p>346.26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309.97">
                <text:p>1309.97</text:p>
              </table:table-cell>
              <table:table-cell office:value-type="float" office:value="343.04">
                <text:p>343.04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310.98">
                <text:p>1310.98</text:p>
              </table:table-cell>
              <table:table-cell office:value-type="float" office:value="343.065">
                <text:p>343.065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311.94">
                <text:p>1311.94</text:p>
              </table:table-cell>
              <table:table-cell office:value-type="float" office:value="343.968">
                <text:p>343.968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313.03">
                <text:p>1313.03</text:p>
              </table:table-cell>
              <table:table-cell office:value-type="float" office:value="344.163">
                <text:p>344.163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313.85">
                <text:p>1313.85</text:p>
              </table:table-cell>
              <table:table-cell office:value-type="float" office:value="344.17">
                <text:p>344.17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315.04">
                <text:p>1315.04</text:p>
              </table:table-cell>
              <table:table-cell office:value-type="float" office:value="343.965">
                <text:p>343.96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316.02">
                <text:p>1316.02</text:p>
              </table:table-cell>
              <table:table-cell office:value-type="float" office:value="344.757">
                <text:p>344.757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317.07">
                <text:p>1317.07</text:p>
              </table:table-cell>
              <table:table-cell office:value-type="float" office:value="344.865">
                <text:p>344.86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317.94">
                <text:p>1317.94</text:p>
              </table:table-cell>
              <table:table-cell office:value-type="float" office:value="345.413">
                <text:p>345.41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19.05">
                <text:p>1319.05</text:p>
              </table:table-cell>
              <table:table-cell office:value-type="float" office:value="343.955">
                <text:p>343.95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320.04">
                <text:p>1320.04</text:p>
              </table:table-cell>
              <table:table-cell office:value-type="float" office:value="344.075">
                <text:p>344.07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321.02">
                <text:p>1321.02</text:p>
              </table:table-cell>
              <table:table-cell office:value-type="float" office:value="344.485">
                <text:p>344.48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322.09">
                <text:p>1322.09</text:p>
              </table:table-cell>
              <table:table-cell office:value-type="float" office:value="344.033">
                <text:p>344.033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23.05">
                <text:p>1323.05</text:p>
              </table:table-cell>
              <table:table-cell office:value-type="float" office:value="343.998">
                <text:p>343.998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324.01">
                <text:p>1324.01</text:p>
              </table:table-cell>
              <table:table-cell office:value-type="float" office:value="343.995">
                <text:p>343.99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25.05">
                <text:p>1325.05</text:p>
              </table:table-cell>
              <table:table-cell office:value-type="float" office:value="343.995">
                <text:p>343.99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326.21">
                <text:p>1326.21</text:p>
              </table:table-cell>
              <table:table-cell office:value-type="float" office:value="344.103">
                <text:p>344.103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327.04">
                <text:p>1327.04</text:p>
              </table:table-cell>
              <table:table-cell office:value-type="float" office:value="344.108">
                <text:p>344.108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28.18">
                <text:p>1328.18</text:p>
              </table:table-cell>
              <table:table-cell office:value-type="float" office:value="344.28">
                <text:p>344.28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329.23">
                <text:p>1329.23</text:p>
              </table:table-cell>
              <table:table-cell office:value-type="float" office:value="344.553">
                <text:p>344.553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30.27">
                <text:p>1330.27</text:p>
              </table:table-cell>
              <table:table-cell office:value-type="float" office:value="345.4">
                <text:p>345.4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331.29">
                <text:p>1331.29</text:p>
              </table:table-cell>
              <table:table-cell office:value-type="float" office:value="344.11">
                <text:p>344.11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32.27">
                <text:p>1332.27</text:p>
              </table:table-cell>
              <table:table-cell office:value-type="float" office:value="344.053">
                <text:p>344.053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333.26">
                <text:p>1333.26</text:p>
              </table:table-cell>
              <table:table-cell office:value-type="float" office:value="343.915">
                <text:p>343.91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334.23">
                <text:p>1334.23</text:p>
              </table:table-cell>
              <table:table-cell office:value-type="float" office:value="343.817">
                <text:p>343.817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335.1">
                <text:p>1335.1</text:p>
              </table:table-cell>
              <table:table-cell office:value-type="float" office:value="343.805">
                <text:p>343.805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36.26">
                <text:p>1336.26</text:p>
              </table:table-cell>
              <table:table-cell office:value-type="float" office:value="344.335">
                <text:p>344.33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37.36">
                <text:p>1337.36</text:p>
              </table:table-cell>
              <table:table-cell office:value-type="float" office:value="347.522">
                <text:p>347.52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38.22">
                <text:p>1338.22</text:p>
              </table:table-cell>
              <table:table-cell office:value-type="float" office:value="347.002">
                <text:p>347.002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39.25">
                <text:p>1339.25</text:p>
              </table:table-cell>
              <table:table-cell office:value-type="float" office:value="347.01">
                <text:p>347.0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40.24">
                <text:p>1340.24</text:p>
              </table:table-cell>
              <table:table-cell office:value-type="float" office:value="347.058">
                <text:p>347.058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341.26">
                <text:p>1341.26</text:p>
              </table:table-cell>
              <table:table-cell office:value-type="float" office:value="346.98">
                <text:p>346.98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342.25">
                <text:p>1342.25</text:p>
              </table:table-cell>
              <table:table-cell office:value-type="float" office:value="346.978">
                <text:p>346.978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43.35">
                <text:p>1343.35</text:p>
              </table:table-cell>
              <table:table-cell office:value-type="float" office:value="346.985">
                <text:p>346.98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44.28">
                <text:p>1344.28</text:p>
              </table:table-cell>
              <table:table-cell office:value-type="float" office:value="346.97">
                <text:p>346.97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45.46">
                <text:p>1345.46</text:p>
              </table:table-cell>
              <table:table-cell office:value-type="float" office:value="347.105">
                <text:p>347.105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46.41">
                <text:p>1346.41</text:p>
              </table:table-cell>
              <table:table-cell office:value-type="float" office:value="346.887">
                <text:p>346.887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47.3">
                <text:p>1347.3</text:p>
              </table:table-cell>
              <table:table-cell office:value-type="float" office:value="346.908">
                <text:p>346.908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48.47">
                <text:p>1348.47</text:p>
              </table:table-cell>
              <table:table-cell office:value-type="float" office:value="347.135">
                <text:p>347.13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49.5">
                <text:p>1349.5</text:p>
              </table:table-cell>
              <table:table-cell office:value-type="float" office:value="347.125">
                <text:p>347.12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50.55">
                <text:p>1350.55</text:p>
              </table:table-cell>
              <table:table-cell office:value-type="float" office:value="347.115">
                <text:p>347.11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51.45">
                <text:p>1351.45</text:p>
              </table:table-cell>
              <table:table-cell office:value-type="float" office:value="347.095">
                <text:p>347.095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52.44">
                <text:p>1352.44</text:p>
              </table:table-cell>
              <table:table-cell office:value-type="float" office:value="347.125">
                <text:p>347.12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53.57">
                <text:p>1353.57</text:p>
              </table:table-cell>
              <table:table-cell office:value-type="float" office:value="346.96">
                <text:p>346.96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54.56">
                <text:p>1354.56</text:p>
              </table:table-cell>
              <table:table-cell office:value-type="float" office:value="346.952">
                <text:p>346.95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55.59">
                <text:p>1355.59</text:p>
              </table:table-cell>
              <table:table-cell office:value-type="float" office:value="346.882">
                <text:p>346.882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56.4">
                <text:p>1356.4</text:p>
              </table:table-cell>
              <table:table-cell office:value-type="float" office:value="346.88">
                <text:p>346.88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57.43">
                <text:p>1357.43</text:p>
              </table:table-cell>
              <table:table-cell office:value-type="float" office:value="346.882">
                <text:p>346.882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58.44">
                <text:p>1358.44</text:p>
              </table:table-cell>
              <table:table-cell office:value-type="float" office:value="346.88">
                <text:p>346.88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59.46">
                <text:p>1359.46</text:p>
              </table:table-cell>
              <table:table-cell office:value-type="float" office:value="346.882">
                <text:p>346.882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60.49">
                <text:p>1360.49</text:p>
              </table:table-cell>
              <table:table-cell office:value-type="float" office:value="346.882">
                <text:p>346.88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61.48">
                <text:p>1361.48</text:p>
              </table:table-cell>
              <table:table-cell office:value-type="float" office:value="346.882">
                <text:p>346.88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62.47">
                <text:p>1362.47</text:p>
              </table:table-cell>
              <table:table-cell office:value-type="float" office:value="346.882">
                <text:p>346.882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63.7">
                <text:p>1363.7</text:p>
              </table:table-cell>
              <table:table-cell office:value-type="float" office:value="346.923">
                <text:p>346.923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64.75">
                <text:p>1364.75</text:p>
              </table:table-cell>
              <table:table-cell office:value-type="float" office:value="347.07">
                <text:p>347.07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65.78">
                <text:p>1365.78</text:p>
              </table:table-cell>
              <table:table-cell office:value-type="float" office:value="346.84">
                <text:p>346.84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66.75">
                <text:p>1366.75</text:p>
              </table:table-cell>
              <table:table-cell office:value-type="float" office:value="346.692">
                <text:p>346.692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67.81">
                <text:p>1367.81</text:p>
              </table:table-cell>
              <table:table-cell office:value-type="float" office:value="348.887">
                <text:p>348.887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68.8">
                <text:p>1368.8</text:p>
              </table:table-cell>
              <table:table-cell office:value-type="float" office:value="346.817">
                <text:p>346.817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69.83">
                <text:p>1369.83</text:p>
              </table:table-cell>
              <table:table-cell office:value-type="float" office:value="347.223">
                <text:p>347.22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71.67">
                <text:p>1371.67</text:p>
              </table:table-cell>
              <table:table-cell office:value-type="float" office:value="347.125">
                <text:p>347.125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71.99">
                <text:p>1371.99</text:p>
              </table:table-cell>
              <table:table-cell office:value-type="float" office:value="343.952">
                <text:p>343.952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72.82">
                <text:p>1372.82</text:p>
              </table:table-cell>
              <table:table-cell office:value-type="float" office:value="343.952">
                <text:p>343.95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73.94">
                <text:p>1373.94</text:p>
              </table:table-cell>
              <table:table-cell office:value-type="float" office:value="343.762">
                <text:p>343.76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75">
                <text:p>1375</text:p>
              </table:table-cell>
              <table:table-cell office:value-type="float" office:value="343.74">
                <text:p>343.74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76.03">
                <text:p>1376.03</text:p>
              </table:table-cell>
              <table:table-cell office:value-type="float" office:value="344.315">
                <text:p>344.31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76.99">
                <text:p>1376.99</text:p>
              </table:table-cell>
              <table:table-cell office:value-type="float" office:value="344.115">
                <text:p>344.115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77.96">
                <text:p>1377.96</text:p>
              </table:table-cell>
              <table:table-cell office:value-type="float" office:value="344.838">
                <text:p>344.838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78.97">
                <text:p>1378.97</text:p>
              </table:table-cell>
              <table:table-cell office:value-type="float" office:value="344.415">
                <text:p>344.41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380.11">
                <text:p>1380.11</text:p>
              </table:table-cell>
              <table:table-cell office:value-type="float" office:value="343.845">
                <text:p>343.84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81.13">
                <text:p>1381.13</text:p>
              </table:table-cell>
              <table:table-cell office:value-type="float" office:value="343.913">
                <text:p>343.913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81.97">
                <text:p>1381.97</text:p>
              </table:table-cell>
              <table:table-cell office:value-type="float" office:value="343.905">
                <text:p>343.90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82.99">
                <text:p>1382.99</text:p>
              </table:table-cell>
              <table:table-cell office:value-type="float" office:value="343.89">
                <text:p>343.89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84.02">
                <text:p>1384.02</text:p>
              </table:table-cell>
              <table:table-cell office:value-type="float" office:value="343.895">
                <text:p>343.89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385.16">
                <text:p>1385.16</text:p>
              </table:table-cell>
              <table:table-cell office:value-type="float" office:value="344.515">
                <text:p>344.515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385.95">
                <text:p>1385.95</text:p>
              </table:table-cell>
              <table:table-cell office:value-type="float" office:value="344.507">
                <text:p>344.507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387.15">
                <text:p>1387.15</text:p>
              </table:table-cell>
              <table:table-cell office:value-type="float" office:value="344.57">
                <text:p>344.57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388.16">
                <text:p>1388.16</text:p>
              </table:table-cell>
              <table:table-cell office:value-type="float" office:value="343.827">
                <text:p>343.827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89.16">
                <text:p>1389.16</text:p>
              </table:table-cell>
              <table:table-cell office:value-type="float" office:value="344.778">
                <text:p>344.778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390.03">
                <text:p>1390.03</text:p>
              </table:table-cell>
              <table:table-cell office:value-type="float" office:value="344.728">
                <text:p>344.728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91.03">
                <text:p>1391.03</text:p>
              </table:table-cell>
              <table:table-cell office:value-type="float" office:value="345.683">
                <text:p>345.683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92.24">
                <text:p>1392.24</text:p>
              </table:table-cell>
              <table:table-cell office:value-type="float" office:value="344.762">
                <text:p>344.762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93.21">
                <text:p>1393.21</text:p>
              </table:table-cell>
              <table:table-cell office:value-type="float" office:value="344.473">
                <text:p>344.473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394.18">
                <text:p>1394.18</text:p>
              </table:table-cell>
              <table:table-cell office:value-type="float" office:value="344.598">
                <text:p>344.598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395.19">
                <text:p>1395.19</text:p>
              </table:table-cell>
              <table:table-cell office:value-type="float" office:value="344.317">
                <text:p>344.317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396.04">
                <text:p>1396.04</text:p>
              </table:table-cell>
              <table:table-cell office:value-type="float" office:value="344.325">
                <text:p>344.32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397.05">
                <text:p>1397.05</text:p>
              </table:table-cell>
              <table:table-cell office:value-type="float" office:value="344.317">
                <text:p>344.317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398.04">
                <text:p>1398.04</text:p>
              </table:table-cell>
              <table:table-cell office:value-type="float" office:value="344.312">
                <text:p>344.312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399.03">
                <text:p>1399.03</text:p>
              </table:table-cell>
              <table:table-cell office:value-type="float" office:value="344.31">
                <text:p>344.31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400.04">
                <text:p>1400.04</text:p>
              </table:table-cell>
              <table:table-cell office:value-type="float" office:value="344.298">
                <text:p>344.298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401.05">
                <text:p>1401.05</text:p>
              </table:table-cell>
              <table:table-cell office:value-type="float" office:value="344.303">
                <text:p>344.303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402.08">
                <text:p>1402.08</text:p>
              </table:table-cell>
              <table:table-cell office:value-type="float" office:value="344.332">
                <text:p>344.33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403.24">
                <text:p>1403.24</text:p>
              </table:table-cell>
              <table:table-cell office:value-type="float" office:value="344.68">
                <text:p>344.68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404.32">
                <text:p>1404.32</text:p>
              </table:table-cell>
              <table:table-cell office:value-type="float" office:value="344.745">
                <text:p>344.74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405.3">
                <text:p>1405.3</text:p>
              </table:table-cell>
              <table:table-cell office:value-type="float" office:value="344.613">
                <text:p>344.613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406.23">
                <text:p>1406.23</text:p>
              </table:table-cell>
              <table:table-cell office:value-type="float" office:value="345.012">
                <text:p>345.012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407.41">
                <text:p>1407.41</text:p>
              </table:table-cell>
              <table:table-cell office:value-type="float" office:value="344.543">
                <text:p>344.543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408.4">
                <text:p>1408.4</text:p>
              </table:table-cell>
              <table:table-cell office:value-type="float" office:value="344.425">
                <text:p>344.42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409.39">
                <text:p>1409.39</text:p>
              </table:table-cell>
              <table:table-cell office:value-type="float" office:value="344.5">
                <text:p>344.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410.37">
                <text:p>1410.37</text:p>
              </table:table-cell>
              <table:table-cell office:value-type="float" office:value="344.455">
                <text:p>344.45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411.45">
                <text:p>1411.45</text:p>
              </table:table-cell>
              <table:table-cell office:value-type="float" office:value="344.673">
                <text:p>344.673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412.28">
                <text:p>1412.28</text:p>
              </table:table-cell>
              <table:table-cell office:value-type="float" office:value="344.663">
                <text:p>344.663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413.34">
                <text:p>1413.34</text:p>
              </table:table-cell>
              <table:table-cell office:value-type="float" office:value="344.653">
                <text:p>344.653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414.43">
                <text:p>1414.43</text:p>
              </table:table-cell>
              <table:table-cell office:value-type="float" office:value="344.65">
                <text:p>344.6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415.57">
                <text:p>1415.57</text:p>
              </table:table-cell>
              <table:table-cell office:value-type="float" office:value="344.72">
                <text:p>344.72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416.47">
                <text:p>1416.47</text:p>
              </table:table-cell>
              <table:table-cell office:value-type="float" office:value="344.885">
                <text:p>344.88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417.63">
                <text:p>1417.63</text:p>
              </table:table-cell>
              <table:table-cell office:value-type="float" office:value="344.528">
                <text:p>344.528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418.66">
                <text:p>1418.66</text:p>
              </table:table-cell>
              <table:table-cell office:value-type="float" office:value="344.988">
                <text:p>344.988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419.61">
                <text:p>1419.61</text:p>
              </table:table-cell>
              <table:table-cell office:value-type="float" office:value="344.618">
                <text:p>344.618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420.47">
                <text:p>1420.47</text:p>
              </table:table-cell>
              <table:table-cell office:value-type="float" office:value="344.702">
                <text:p>344.702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21.72">
                <text:p>1421.72</text:p>
              </table:table-cell>
              <table:table-cell office:value-type="float" office:value="344.882">
                <text:p>344.88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422.78">
                <text:p>1422.78</text:p>
              </table:table-cell>
              <table:table-cell office:value-type="float" office:value="344.79">
                <text:p>344.7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23.5">
                <text:p>1423.5</text:p>
              </table:table-cell>
              <table:table-cell office:value-type="float" office:value="344.795">
                <text:p>344.79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24.78">
                <text:p>1424.78</text:p>
              </table:table-cell>
              <table:table-cell office:value-type="float" office:value="344.403">
                <text:p>344.403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425.59">
                <text:p>1425.59</text:p>
              </table:table-cell>
              <table:table-cell office:value-type="float" office:value="344.553">
                <text:p>344.55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426.67">
                <text:p>1426.67</text:p>
              </table:table-cell>
              <table:table-cell office:value-type="float" office:value="345.363">
                <text:p>345.36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27.76">
                <text:p>1427.76</text:p>
              </table:table-cell>
              <table:table-cell office:value-type="float" office:value="344.433">
                <text:p>344.433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428.86">
                <text:p>1428.86</text:p>
              </table:table-cell>
              <table:table-cell office:value-type="float" office:value="344.733">
                <text:p>344.733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429.68">
                <text:p>1429.68</text:p>
              </table:table-cell>
              <table:table-cell office:value-type="float" office:value="344.683">
                <text:p>344.683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30.69">
                <text:p>1430.69</text:p>
              </table:table-cell>
              <table:table-cell office:value-type="float" office:value="344.68">
                <text:p>344.68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431.88">
                <text:p>1431.88</text:p>
              </table:table-cell>
              <table:table-cell office:value-type="float" office:value="345.098">
                <text:p>345.098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432.86">
                <text:p>1432.86</text:p>
              </table:table-cell>
              <table:table-cell office:value-type="float" office:value="343.772">
                <text:p>343.772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433.72">
                <text:p>1433.72</text:p>
              </table:table-cell>
              <table:table-cell office:value-type="float" office:value="343.772">
                <text:p>343.772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434.76">
                <text:p>1434.76</text:p>
              </table:table-cell>
              <table:table-cell office:value-type="float" office:value="343.772">
                <text:p>343.772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35.79">
                <text:p>1435.79</text:p>
              </table:table-cell>
              <table:table-cell office:value-type="float" office:value="343.778">
                <text:p>343.778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436.82">
                <text:p>1436.82</text:p>
              </table:table-cell>
              <table:table-cell office:value-type="float" office:value="343.775">
                <text:p>343.77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437.83">
                <text:p>1437.83</text:p>
              </table:table-cell>
              <table:table-cell office:value-type="float" office:value="343.78">
                <text:p>343.78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438.82">
                <text:p>1438.82</text:p>
              </table:table-cell>
              <table:table-cell office:value-type="float" office:value="343.78">
                <text:p>343.78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39.86">
                <text:p>1439.86</text:p>
              </table:table-cell>
              <table:table-cell office:value-type="float" office:value="343.785">
                <text:p>343.785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41.07">
                <text:p>1441.07</text:p>
              </table:table-cell>
              <table:table-cell office:value-type="float" office:value="344.175">
                <text:p>344.17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42">
                <text:p>1442</text:p>
              </table:table-cell>
              <table:table-cell office:value-type="float" office:value="344.16">
                <text:p>344.16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442.99">
                <text:p>1442.99</text:p>
              </table:table-cell>
              <table:table-cell office:value-type="float" office:value="345.213">
                <text:p>345.213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444.22">
                <text:p>1444.22</text:p>
              </table:table-cell>
              <table:table-cell office:value-type="float" office:value="343.478">
                <text:p>343.478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45.17">
                <text:p>1445.17</text:p>
              </table:table-cell>
              <table:table-cell office:value-type="float" office:value="343.947">
                <text:p>343.947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445.96">
                <text:p>1445.96</text:p>
              </table:table-cell>
              <table:table-cell office:value-type="float" office:value="343.91">
                <text:p>343.9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47.16">
                <text:p>1447.16</text:p>
              </table:table-cell>
              <table:table-cell office:value-type="float" office:value="343.715">
                <text:p>343.71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48.17">
                <text:p>1448.17</text:p>
              </table:table-cell>
              <table:table-cell office:value-type="float" office:value="344.37">
                <text:p>344.37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49.26">
                <text:p>1449.26</text:p>
              </table:table-cell>
              <table:table-cell office:value-type="float" office:value="344.188">
                <text:p>344.188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50.01">
                <text:p>1450.01</text:p>
              </table:table-cell>
              <table:table-cell office:value-type="float" office:value="344.535">
                <text:p>344.53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51.26">
                <text:p>1451.26</text:p>
              </table:table-cell>
              <table:table-cell office:value-type="float" office:value="343.025">
                <text:p>343.02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452.29">
                <text:p>1452.29</text:p>
              </table:table-cell>
              <table:table-cell office:value-type="float" office:value="345.58">
                <text:p>345.58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453.17">
                <text:p>1453.17</text:p>
              </table:table-cell>
              <table:table-cell office:value-type="float" office:value="344.108">
                <text:p>344.108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54.33">
                <text:p>1454.33</text:p>
              </table:table-cell>
              <table:table-cell office:value-type="float" office:value="344.73">
                <text:p>344.73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455.3">
                <text:p>1455.3</text:p>
              </table:table-cell>
              <table:table-cell office:value-type="float" office:value="343.808">
                <text:p>343.808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456.27">
                <text:p>1456.27</text:p>
              </table:table-cell>
              <table:table-cell office:value-type="float" office:value="343.45">
                <text:p>343.45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457.32">
                <text:p>1457.32</text:p>
              </table:table-cell>
              <table:table-cell office:value-type="float" office:value="342.915">
                <text:p>342.91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58.34">
                <text:p>1458.34</text:p>
              </table:table-cell>
              <table:table-cell office:value-type="float" office:value="345.158">
                <text:p>345.158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459.33">
                <text:p>1459.33</text:p>
              </table:table-cell>
              <table:table-cell office:value-type="float" office:value="345.125">
                <text:p>345.12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460.12">
                <text:p>1460.12</text:p>
              </table:table-cell>
              <table:table-cell office:value-type="float" office:value="345.13">
                <text:p>345.13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61.12">
                <text:p>1461.12</text:p>
              </table:table-cell>
              <table:table-cell office:value-type="float" office:value="345.127">
                <text:p>345.127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462.15">
                <text:p>1462.15</text:p>
              </table:table-cell>
              <table:table-cell office:value-type="float" office:value="345.132">
                <text:p>345.132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463.36">
                <text:p>1463.36</text:p>
              </table:table-cell>
              <table:table-cell office:value-type="float" office:value="344.08">
                <text:p>344.08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64.41">
                <text:p>1464.41</text:p>
              </table:table-cell>
              <table:table-cell office:value-type="float" office:value="347.135">
                <text:p>347.13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465.27">
                <text:p>1465.27</text:p>
              </table:table-cell>
              <table:table-cell office:value-type="float" office:value="345.678">
                <text:p>345.678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466.47">
                <text:p>1466.47</text:p>
              </table:table-cell>
              <table:table-cell office:value-type="float" office:value="344.54">
                <text:p>344.54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467.43">
                <text:p>1467.43</text:p>
              </table:table-cell>
              <table:table-cell office:value-type="float" office:value="345.618">
                <text:p>345.618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468.42">
                <text:p>1468.42</text:p>
              </table:table-cell>
              <table:table-cell office:value-type="float" office:value="344.558">
                <text:p>344.558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469.29">
                <text:p>1469.29</text:p>
              </table:table-cell>
              <table:table-cell office:value-type="float" office:value="344.535">
                <text:p>344.535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70.55">
                <text:p>1470.55</text:p>
              </table:table-cell>
              <table:table-cell office:value-type="float" office:value="345.58">
                <text:p>345.58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471.55">
                <text:p>1471.55</text:p>
              </table:table-cell>
              <table:table-cell office:value-type="float" office:value="345.42">
                <text:p>345.42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472.29">
                <text:p>1472.29</text:p>
              </table:table-cell>
              <table:table-cell office:value-type="float" office:value="345.207">
                <text:p>345.207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473.54">
                <text:p>1473.54</text:p>
              </table:table-cell>
              <table:table-cell office:value-type="float" office:value="345.19">
                <text:p>345.19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474.43">
                <text:p>1474.43</text:p>
              </table:table-cell>
              <table:table-cell office:value-type="float" office:value="344.447">
                <text:p>344.447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475.6">
                <text:p>1475.6</text:p>
              </table:table-cell>
              <table:table-cell office:value-type="float" office:value="344.248">
                <text:p>344.248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476.52">
                <text:p>1476.52</text:p>
              </table:table-cell>
              <table:table-cell office:value-type="float" office:value="345.635">
                <text:p>345.63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477.58">
                <text:p>1477.58</text:p>
              </table:table-cell>
              <table:table-cell office:value-type="float" office:value="345.108">
                <text:p>345.108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478.42">
                <text:p>1478.42</text:p>
              </table:table-cell>
              <table:table-cell office:value-type="float" office:value="345.1">
                <text:p>345.1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479.68">
                <text:p>1479.68</text:p>
              </table:table-cell>
              <table:table-cell office:value-type="float" office:value="344.738">
                <text:p>344.738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480.62">
                <text:p>1480.62</text:p>
              </table:table-cell>
              <table:table-cell office:value-type="float" office:value="344.853">
                <text:p>344.853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481.7">
                <text:p>1481.7</text:p>
              </table:table-cell>
              <table:table-cell office:value-type="float" office:value="345.865">
                <text:p>345.86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482.66">
                <text:p>1482.66</text:p>
              </table:table-cell>
              <table:table-cell office:value-type="float" office:value="345.49">
                <text:p>345.49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83.44">
                <text:p>1483.44</text:p>
              </table:table-cell>
              <table:table-cell office:value-type="float" office:value="345.488">
                <text:p>345.488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484.43">
                <text:p>1484.43</text:p>
              </table:table-cell>
              <table:table-cell office:value-type="float" office:value="345.488">
                <text:p>345.488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485.45">
                <text:p>1485.45</text:p>
              </table:table-cell>
              <table:table-cell office:value-type="float" office:value="345.485">
                <text:p>345.48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486.47">
                <text:p>1486.47</text:p>
              </table:table-cell>
              <table:table-cell office:value-type="float" office:value="345.48">
                <text:p>345.48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487.52">
                <text:p>1487.52</text:p>
              </table:table-cell>
              <table:table-cell office:value-type="float" office:value="345.48">
                <text:p>345.48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488.55">
                <text:p>1488.55</text:p>
              </table:table-cell>
              <table:table-cell office:value-type="float" office:value="345.49">
                <text:p>345.49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489.58">
                <text:p>1489.58</text:p>
              </table:table-cell>
              <table:table-cell office:value-type="float" office:value="345.488">
                <text:p>345.488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490.61">
                <text:p>1490.61</text:p>
              </table:table-cell>
              <table:table-cell office:value-type="float" office:value="345.278">
                <text:p>345.278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491.8">
                <text:p>1491.8</text:p>
              </table:table-cell>
              <table:table-cell office:value-type="float" office:value="345.27">
                <text:p>345.27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492.71">
                <text:p>1492.71</text:p>
              </table:table-cell>
              <table:table-cell office:value-type="float" office:value="344.498">
                <text:p>344.498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493.93">
                <text:p>1493.93</text:p>
              </table:table-cell>
              <table:table-cell office:value-type="float" office:value="344.688">
                <text:p>344.688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494.95">
                <text:p>1494.95</text:p>
              </table:table-cell>
              <table:table-cell office:value-type="float" office:value="344.36">
                <text:p>344.36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495.91">
                <text:p>1495.91</text:p>
              </table:table-cell>
              <table:table-cell office:value-type="float" office:value="344.223">
                <text:p>344.223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496.87">
                <text:p>1496.87</text:p>
              </table:table-cell>
              <table:table-cell office:value-type="float" office:value="346.223">
                <text:p>346.223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497.97">
                <text:p>1497.97</text:p>
              </table:table-cell>
              <table:table-cell office:value-type="float" office:value="345.228">
                <text:p>345.228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499.03">
                <text:p>1499.03</text:p>
              </table:table-cell>
              <table:table-cell office:value-type="float" office:value="346.188">
                <text:p>346.188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500.11">
                <text:p>1500.11</text:p>
              </table:table-cell>
              <table:table-cell office:value-type="float" office:value="345.692">
                <text:p>345.692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501.07">
                <text:p>1501.07</text:p>
              </table:table-cell>
              <table:table-cell office:value-type="float" office:value="344.945">
                <text:p>344.945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502.06">
                <text:p>1502.06</text:p>
              </table:table-cell>
              <table:table-cell office:value-type="float" office:value="345.173">
                <text:p>345.173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502.89">
                <text:p>1502.89</text:p>
              </table:table-cell>
              <table:table-cell office:value-type="float" office:value="345.103">
                <text:p>345.103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504.01">
                <text:p>1504.01</text:p>
              </table:table-cell>
              <table:table-cell office:value-type="float" office:value="344.005">
                <text:p>344.00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505.05">
                <text:p>1505.05</text:p>
              </table:table-cell>
              <table:table-cell office:value-type="float" office:value="346.33">
                <text:p>346.33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506.11">
                <text:p>1506.11</text:p>
              </table:table-cell>
              <table:table-cell office:value-type="float" office:value="345.395">
                <text:p>345.39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507.08">
                <text:p>1507.08</text:p>
              </table:table-cell>
              <table:table-cell office:value-type="float" office:value="343.965">
                <text:p>343.96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508.11">
                <text:p>1508.11</text:p>
              </table:table-cell>
              <table:table-cell office:value-type="float" office:value="345.215">
                <text:p>345.21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508.98">
                <text:p>1508.98</text:p>
              </table:table-cell>
              <table:table-cell office:value-type="float" office:value="345.955">
                <text:p>345.95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509.99">
                <text:p>1509.99</text:p>
              </table:table-cell>
              <table:table-cell office:value-type="float" office:value="345.995">
                <text:p>345.99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511.1">
                <text:p>1511.1</text:p>
              </table:table-cell>
              <table:table-cell office:value-type="float" office:value="346.065">
                <text:p>346.06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511.84">
                <text:p>1511.84</text:p>
              </table:table-cell>
              <table:table-cell office:value-type="float" office:value="346.093">
                <text:p>346.093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512.84">
                <text:p>1512.84</text:p>
              </table:table-cell>
              <table:table-cell office:value-type="float" office:value="346.243">
                <text:p>346.243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513.88">
                <text:p>1513.88</text:p>
              </table:table-cell>
              <table:table-cell office:value-type="float" office:value="346.21">
                <text:p>346.21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514.88">
                <text:p>1514.88</text:p>
              </table:table-cell>
              <table:table-cell office:value-type="float" office:value="346.363">
                <text:p>346.36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515.91">
                <text:p>1515.91</text:p>
              </table:table-cell>
              <table:table-cell office:value-type="float" office:value="346.163">
                <text:p>346.163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516.96">
                <text:p>1516.96</text:p>
              </table:table-cell>
              <table:table-cell office:value-type="float" office:value="346.345">
                <text:p>346.345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517.95">
                <text:p>1517.95</text:p>
              </table:table-cell>
              <table:table-cell office:value-type="float" office:value="346.445">
                <text:p>346.445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518.95">
                <text:p>1518.95</text:p>
              </table:table-cell>
              <table:table-cell office:value-type="float" office:value="346.373">
                <text:p>346.373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519.99">
                <text:p>1519.99</text:p>
              </table:table-cell>
              <table:table-cell office:value-type="float" office:value="346.265">
                <text:p>346.26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20.98">
                <text:p>1520.98</text:p>
              </table:table-cell>
              <table:table-cell office:value-type="float" office:value="346.15">
                <text:p>346.1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522.01">
                <text:p>1522.01</text:p>
              </table:table-cell>
              <table:table-cell office:value-type="float" office:value="346.44">
                <text:p>346.44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523.04">
                <text:p>1523.04</text:p>
              </table:table-cell>
              <table:table-cell office:value-type="float" office:value="346.44">
                <text:p>346.44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524.31">
                <text:p>1524.31</text:p>
              </table:table-cell>
              <table:table-cell office:value-type="float" office:value="346.017">
                <text:p>346.017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525.18">
                <text:p>1525.18</text:p>
              </table:table-cell>
              <table:table-cell office:value-type="float" office:value="344.785">
                <text:p>344.78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526.34">
                <text:p>1526.34</text:p>
              </table:table-cell>
              <table:table-cell office:value-type="float" office:value="345.043">
                <text:p>345.043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527.1">
                <text:p>1527.1</text:p>
              </table:table-cell>
              <table:table-cell office:value-type="float" office:value="344.985">
                <text:p>344.985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528.34">
                <text:p>1528.34</text:p>
              </table:table-cell>
              <table:table-cell office:value-type="float" office:value="344.845">
                <text:p>344.84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529.35">
                <text:p>1529.35</text:p>
              </table:table-cell>
              <table:table-cell office:value-type="float" office:value="345.875">
                <text:p>345.875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30.41">
                <text:p>1530.41</text:p>
              </table:table-cell>
              <table:table-cell office:value-type="float" office:value="345.16">
                <text:p>345.16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31.34">
                <text:p>1531.34</text:p>
              </table:table-cell>
              <table:table-cell office:value-type="float" office:value="345.415">
                <text:p>345.41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532.22">
                <text:p>1532.22</text:p>
              </table:table-cell>
              <table:table-cell office:value-type="float" office:value="346.053">
                <text:p>346.053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533.23">
                <text:p>1533.23</text:p>
              </table:table-cell>
              <table:table-cell office:value-type="float" office:value="345.505">
                <text:p>345.505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534.41">
                <text:p>1534.41</text:p>
              </table:table-cell>
              <table:table-cell office:value-type="float" office:value="345.822">
                <text:p>345.822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535.23">
                <text:p>1535.23</text:p>
              </table:table-cell>
              <table:table-cell office:value-type="float" office:value="345.725">
                <text:p>345.72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536.27">
                <text:p>1536.27</text:p>
              </table:table-cell>
              <table:table-cell office:value-type="float" office:value="345.76">
                <text:p>345.76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537.44">
                <text:p>1537.44</text:p>
              </table:table-cell>
              <table:table-cell office:value-type="float" office:value="345.72">
                <text:p>345.72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538.57">
                <text:p>1538.57</text:p>
              </table:table-cell>
              <table:table-cell office:value-type="float" office:value="345.368">
                <text:p>345.368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539.46">
                <text:p>1539.46</text:p>
              </table:table-cell>
              <table:table-cell office:value-type="float" office:value="344.235">
                <text:p>344.23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540.53">
                <text:p>1540.53</text:p>
              </table:table-cell>
              <table:table-cell office:value-type="float" office:value="346.278">
                <text:p>346.278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541.37">
                <text:p>1541.37</text:p>
              </table:table-cell>
              <table:table-cell office:value-type="float" office:value="345.312">
                <text:p>345.312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542.42">
                <text:p>1542.42</text:p>
              </table:table-cell>
              <table:table-cell office:value-type="float" office:value="345.29">
                <text:p>345.29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543.39">
                <text:p>1543.39</text:p>
              </table:table-cell>
              <table:table-cell office:value-type="float" office:value="345.298">
                <text:p>345.298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544.41">
                <text:p>1544.41</text:p>
              </table:table-cell>
              <table:table-cell office:value-type="float" office:value="345.278">
                <text:p>345.278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545.43">
                <text:p>1545.43</text:p>
              </table:table-cell>
              <table:table-cell office:value-type="float" office:value="345.27">
                <text:p>345.27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546.43">
                <text:p>1546.43</text:p>
              </table:table-cell>
              <table:table-cell office:value-type="float" office:value="345.265">
                <text:p>345.26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47.51">
                <text:p>1547.51</text:p>
              </table:table-cell>
              <table:table-cell office:value-type="float" office:value="345.545">
                <text:p>345.545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548.49">
                <text:p>1548.49</text:p>
              </table:table-cell>
              <table:table-cell office:value-type="float" office:value="345.215">
                <text:p>345.21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549.68">
                <text:p>1549.68</text:p>
              </table:table-cell>
              <table:table-cell office:value-type="float" office:value="345.805">
                <text:p>345.80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550.71">
                <text:p>1550.71</text:p>
              </table:table-cell>
              <table:table-cell office:value-type="float" office:value="345.228">
                <text:p>345.228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551.52">
                <text:p>1551.52</text:p>
              </table:table-cell>
              <table:table-cell office:value-type="float" office:value="345.305">
                <text:p>345.305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552.76">
                <text:p>1552.76</text:p>
              </table:table-cell>
              <table:table-cell office:value-type="float" office:value="345.433">
                <text:p>345.433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553.72">
                <text:p>1553.72</text:p>
              </table:table-cell>
              <table:table-cell office:value-type="float" office:value="346.125">
                <text:p>346.12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554.5">
                <text:p>1554.5</text:p>
              </table:table-cell>
              <table:table-cell office:value-type="float" office:value="347.308">
                <text:p>347.30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555.77">
                <text:p>1555.77</text:p>
              </table:table-cell>
              <table:table-cell office:value-type="float" office:value="345.55">
                <text:p>345.55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556.82">
                <text:p>1556.82</text:p>
              </table:table-cell>
              <table:table-cell office:value-type="float" office:value="344.46">
                <text:p>344.46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557.8">
                <text:p>1557.8</text:p>
              </table:table-cell>
              <table:table-cell office:value-type="float" office:value="346.173">
                <text:p>346.173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558.77">
                <text:p>1558.77</text:p>
              </table:table-cell>
              <table:table-cell office:value-type="float" office:value="346.213">
                <text:p>346.21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559.89">
                <text:p>1559.89</text:p>
              </table:table-cell>
              <table:table-cell office:value-type="float" office:value="346.577">
                <text:p>346.577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560.85">
                <text:p>1560.85</text:p>
              </table:table-cell>
              <table:table-cell office:value-type="float" office:value="345.585">
                <text:p>345.585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561.89">
                <text:p>1561.89</text:p>
              </table:table-cell>
              <table:table-cell office:value-type="float" office:value="345.707">
                <text:p>345.707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562.87">
                <text:p>1562.87</text:p>
              </table:table-cell>
              <table:table-cell office:value-type="float" office:value="345.772">
                <text:p>345.772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563.78">
                <text:p>1563.78</text:p>
              </table:table-cell>
              <table:table-cell office:value-type="float" office:value="346.368">
                <text:p>346.368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564.67">
                <text:p>1564.67</text:p>
              </table:table-cell>
              <table:table-cell office:value-type="float" office:value="348.06">
                <text:p>348.06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565.68">
                <text:p>1565.68</text:p>
              </table:table-cell>
              <table:table-cell office:value-type="float" office:value="346.5">
                <text:p>346.5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566.91">
                <text:p>1566.91</text:p>
              </table:table-cell>
              <table:table-cell office:value-type="float" office:value="346.375">
                <text:p>346.375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67.64">
                <text:p>1567.64</text:p>
              </table:table-cell>
              <table:table-cell office:value-type="float" office:value="346.41">
                <text:p>346.41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568.67">
                <text:p>1568.67</text:p>
              </table:table-cell>
              <table:table-cell office:value-type="float" office:value="346.433">
                <text:p>346.433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569.65">
                <text:p>1569.65</text:p>
              </table:table-cell>
              <table:table-cell office:value-type="float" office:value="346.413">
                <text:p>346.413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570.67">
                <text:p>1570.67</text:p>
              </table:table-cell>
              <table:table-cell office:value-type="float" office:value="346.397">
                <text:p>346.397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571.67">
                <text:p>1571.67</text:p>
              </table:table-cell>
              <table:table-cell office:value-type="float" office:value="346.42">
                <text:p>346.42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572.67">
                <text:p>1572.67</text:p>
              </table:table-cell>
              <table:table-cell office:value-type="float" office:value="346.413">
                <text:p>346.413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573.97">
                <text:p>1573.97</text:p>
              </table:table-cell>
              <table:table-cell office:value-type="float" office:value="345.887">
                <text:p>345.887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574.93">
                <text:p>1574.93</text:p>
              </table:table-cell>
              <table:table-cell office:value-type="float" office:value="345.812">
                <text:p>345.812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575.9">
                <text:p>1575.9</text:p>
              </table:table-cell>
              <table:table-cell office:value-type="float" office:value="345.988">
                <text:p>345.988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576.76">
                <text:p>1576.76</text:p>
              </table:table-cell>
              <table:table-cell office:value-type="float" office:value="345.975">
                <text:p>345.975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577.95">
                <text:p>1577.95</text:p>
              </table:table-cell>
              <table:table-cell office:value-type="float" office:value="345.697">
                <text:p>345.697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578.81">
                <text:p>1578.81</text:p>
              </table:table-cell>
              <table:table-cell office:value-type="float" office:value="345.678">
                <text:p>345.678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579.82">
                <text:p>1579.82</text:p>
              </table:table-cell>
              <table:table-cell office:value-type="float" office:value="345.85">
                <text:p>345.8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580.83">
                <text:p>1580.83</text:p>
              </table:table-cell>
              <table:table-cell office:value-type="float" office:value="346.028">
                <text:p>346.028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582.01">
                <text:p>1582.01</text:p>
              </table:table-cell>
              <table:table-cell office:value-type="float" office:value="346.6">
                <text:p>346.6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582.78">
                <text:p>1582.78</text:p>
              </table:table-cell>
              <table:table-cell office:value-type="float" office:value="346.56">
                <text:p>346.56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583.81">
                <text:p>1583.81</text:p>
              </table:table-cell>
              <table:table-cell office:value-type="float" office:value="346.56">
                <text:p>346.56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584.81">
                <text:p>1584.81</text:p>
              </table:table-cell>
              <table:table-cell office:value-type="float" office:value="346.56">
                <text:p>346.56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585.87">
                <text:p>1585.87</text:p>
              </table:table-cell>
              <table:table-cell office:value-type="float" office:value="346.56">
                <text:p>346.56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586.87">
                <text:p>1586.87</text:p>
              </table:table-cell>
              <table:table-cell office:value-type="float" office:value="346.56">
                <text:p>346.56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587.9">
                <text:p>1587.9</text:p>
              </table:table-cell>
              <table:table-cell office:value-type="float" office:value="346.603">
                <text:p>346.603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588.9">
                <text:p>1588.9</text:p>
              </table:table-cell>
              <table:table-cell office:value-type="float" office:value="346.56">
                <text:p>346.56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589.94">
                <text:p>1589.94</text:p>
              </table:table-cell>
              <table:table-cell office:value-type="float" office:value="346.56">
                <text:p>346.56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590.94">
                <text:p>1590.94</text:p>
              </table:table-cell>
              <table:table-cell office:value-type="float" office:value="346.56">
                <text:p>346.56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591.94">
                <text:p>1591.94</text:p>
              </table:table-cell>
              <table:table-cell office:value-type="float" office:value="346.56">
                <text:p>346.56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592.97">
                <text:p>1592.97</text:p>
              </table:table-cell>
              <table:table-cell office:value-type="float" office:value="346.56">
                <text:p>346.56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94.01">
                <text:p>1594.01</text:p>
              </table:table-cell>
              <table:table-cell office:value-type="float" office:value="346.56">
                <text:p>346.56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595.02">
                <text:p>1595.02</text:p>
              </table:table-cell>
              <table:table-cell office:value-type="float" office:value="346.56">
                <text:p>346.56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596.02">
                <text:p>1596.02</text:p>
              </table:table-cell>
              <table:table-cell office:value-type="float" office:value="346.56">
                <text:p>346.56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597.39">
                <text:p>1597.39</text:p>
              </table:table-cell>
              <table:table-cell office:value-type="float" office:value="346.132">
                <text:p>346.132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598.31">
                <text:p>1598.31</text:p>
              </table:table-cell>
              <table:table-cell office:value-type="float" office:value="345.713">
                <text:p>345.713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599.11">
                <text:p>1599.11</text:p>
              </table:table-cell>
              <table:table-cell office:value-type="float" office:value="345.678">
                <text:p>345.678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600.33">
                <text:p>1600.33</text:p>
              </table:table-cell>
              <table:table-cell office:value-type="float" office:value="346.44">
                <text:p>346.44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601.4">
                <text:p>1601.4</text:p>
              </table:table-cell>
              <table:table-cell office:value-type="float" office:value="345.863">
                <text:p>345.863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602.13">
                <text:p>1602.13</text:p>
              </table:table-cell>
              <table:table-cell office:value-type="float" office:value="346.618">
                <text:p>346.618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603.3">
                <text:p>1603.3</text:p>
              </table:table-cell>
              <table:table-cell office:value-type="float" office:value="346.005">
                <text:p>346.005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604.32">
                <text:p>1604.32</text:p>
              </table:table-cell>
              <table:table-cell office:value-type="float" office:value="346.627">
                <text:p>346.627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605.31">
                <text:p>1605.31</text:p>
              </table:table-cell>
              <table:table-cell office:value-type="float" office:value="346.197">
                <text:p>346.197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606.07">
                <text:p>1606.07</text:p>
              </table:table-cell>
              <table:table-cell office:value-type="float" office:value="346.197">
                <text:p>346.197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607.41">
                <text:p>1607.41</text:p>
              </table:table-cell>
              <table:table-cell office:value-type="float" office:value="347.315">
                <text:p>347.315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608.48">
                <text:p>1608.48</text:p>
              </table:table-cell>
              <table:table-cell office:value-type="float" office:value="346.695">
                <text:p>346.69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609.48">
                <text:p>1609.48</text:p>
              </table:table-cell>
              <table:table-cell office:value-type="float" office:value="347.08">
                <text:p>347.08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610.49">
                <text:p>1610.49</text:p>
              </table:table-cell>
              <table:table-cell office:value-type="float" office:value="346.95">
                <text:p>346.95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611.51">
                <text:p>1611.51</text:p>
              </table:table-cell>
              <table:table-cell office:value-type="float" office:value="346.295">
                <text:p>346.29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612.3">
                <text:p>1612.3</text:p>
              </table:table-cell>
              <table:table-cell office:value-type="float" office:value="346.452">
                <text:p>346.452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613.37">
                <text:p>1613.37</text:p>
              </table:table-cell>
              <table:table-cell office:value-type="float" office:value="346.8">
                <text:p>346.8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614.53">
                <text:p>1614.53</text:p>
              </table:table-cell>
              <table:table-cell office:value-type="float" office:value="347.442">
                <text:p>347.442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615.53">
                <text:p>1615.53</text:p>
              </table:table-cell>
              <table:table-cell office:value-type="float" office:value="347.668">
                <text:p>347.668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616.28">
                <text:p>1616.28</text:p>
              </table:table-cell>
              <table:table-cell office:value-type="float" office:value="347.668">
                <text:p>347.668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617.28">
                <text:p>1617.28</text:p>
              </table:table-cell>
              <table:table-cell office:value-type="float" office:value="347.673">
                <text:p>347.673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618.3">
                <text:p>1618.3</text:p>
              </table:table-cell>
              <table:table-cell office:value-type="float" office:value="347.668">
                <text:p>347.668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619.63">
                <text:p>1619.63</text:p>
              </table:table-cell>
              <table:table-cell office:value-type="float" office:value="346.723">
                <text:p>346.723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620.63">
                <text:p>1620.63</text:p>
              </table:table-cell>
              <table:table-cell office:value-type="float" office:value="347.085">
                <text:p>347.085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621.69">
                <text:p>1621.69</text:p>
              </table:table-cell>
              <table:table-cell office:value-type="float" office:value="346.762">
                <text:p>346.762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622.67">
                <text:p>1622.67</text:p>
              </table:table-cell>
              <table:table-cell office:value-type="float" office:value="346.865">
                <text:p>346.865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623.39">
                <text:p>1623.39</text:p>
              </table:table-cell>
              <table:table-cell office:value-type="float" office:value="347.017">
                <text:p>347.017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624.44">
                <text:p>1624.44</text:p>
              </table:table-cell>
              <table:table-cell office:value-type="float" office:value="346.983">
                <text:p>346.983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625.42">
                <text:p>1625.42</text:p>
              </table:table-cell>
              <table:table-cell office:value-type="float" office:value="346.942">
                <text:p>346.942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626.42">
                <text:p>1626.42</text:p>
              </table:table-cell>
              <table:table-cell office:value-type="float" office:value="346.935">
                <text:p>346.935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627.44">
                <text:p>1627.44</text:p>
              </table:table-cell>
              <table:table-cell office:value-type="float" office:value="346.988">
                <text:p>346.988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628.51">
                <text:p>1628.51</text:p>
              </table:table-cell>
              <table:table-cell office:value-type="float" office:value="346.998">
                <text:p>346.998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629.55">
                <text:p>1629.55</text:p>
              </table:table-cell>
              <table:table-cell office:value-type="float" office:value="346.975">
                <text:p>346.97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630.55">
                <text:p>1630.55</text:p>
              </table:table-cell>
              <table:table-cell office:value-type="float" office:value="347.007">
                <text:p>347.007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631.56">
                <text:p>1631.56</text:p>
              </table:table-cell>
              <table:table-cell office:value-type="float" office:value="347.022">
                <text:p>347.022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32.58">
                <text:p>1632.58</text:p>
              </table:table-cell>
              <table:table-cell office:value-type="float" office:value="347.088">
                <text:p>347.088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633.57">
                <text:p>1633.57</text:p>
              </table:table-cell>
              <table:table-cell office:value-type="float" office:value="347.145">
                <text:p>347.145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634.61">
                <text:p>1634.61</text:p>
              </table:table-cell>
              <table:table-cell office:value-type="float" office:value="347.23">
                <text:p>347.23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635.59">
                <text:p>1635.59</text:p>
              </table:table-cell>
              <table:table-cell office:value-type="float" office:value="347.375">
                <text:p>347.375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636.59">
                <text:p>1636.59</text:p>
              </table:table-cell>
              <table:table-cell office:value-type="float" office:value="347.778">
                <text:p>347.778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637.59">
                <text:p>1637.59</text:p>
              </table:table-cell>
              <table:table-cell office:value-type="float" office:value="348.75">
                <text:p>348.75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638.58">
                <text:p>1638.58</text:p>
              </table:table-cell>
              <table:table-cell office:value-type="float" office:value="352.178">
                <text:p>352.178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639.55">
                <text:p>1639.55</text:p>
              </table:table-cell>
              <table:table-cell office:value-type="float" office:value="353.392">
                <text:p>353.392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640.55">
                <text:p>1640.55</text:p>
              </table:table-cell>
              <table:table-cell office:value-type="float" office:value="354.365">
                <text:p>354.365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641.61">
                <text:p>1641.61</text:p>
              </table:table-cell>
              <table:table-cell office:value-type="float" office:value="355.505">
                <text:p>355.505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642.52">
                <text:p>1642.52</text:p>
              </table:table-cell>
              <table:table-cell office:value-type="float" office:value="355.963">
                <text:p>355.963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643.56">
                <text:p>1643.56</text:p>
              </table:table-cell>
              <table:table-cell office:value-type="float" office:value="357.385">
                <text:p>357.385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644.59">
                <text:p>1644.59</text:p>
              </table:table-cell>
              <table:table-cell office:value-type="float" office:value="358.075">
                <text:p>358.075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645.63">
                <text:p>1645.63</text:p>
              </table:table-cell>
              <table:table-cell office:value-type="float" office:value="359.2">
                <text:p>359.2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646.72">
                <text:p>1646.72</text:p>
              </table:table-cell>
              <table:table-cell office:value-type="float" office:value="359.78">
                <text:p>359.78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647.69">
                <text:p>1647.69</text:p>
              </table:table-cell>
              <table:table-cell office:value-type="float" office:value="357.153">
                <text:p>357.153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648.62">
                <text:p>1648.62</text:p>
              </table:table-cell>
              <table:table-cell office:value-type="float" office:value="357.15">
                <text:p>357.15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649.67">
                <text:p>1649.67</text:p>
              </table:table-cell>
              <table:table-cell office:value-type="float" office:value="357.145">
                <text:p>357.145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650.63">
                <text:p>1650.63</text:p>
              </table:table-cell>
              <table:table-cell office:value-type="float" office:value="357.142">
                <text:p>357.142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651.63">
                <text:p>1651.63</text:p>
              </table:table-cell>
              <table:table-cell office:value-type="float" office:value="357.17">
                <text:p>357.17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652.66">
                <text:p>1652.66</text:p>
              </table:table-cell>
              <table:table-cell office:value-type="float" office:value="357.197">
                <text:p>357.197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653.66">
                <text:p>1653.66</text:p>
              </table:table-cell>
              <table:table-cell office:value-type="float" office:value="357.195">
                <text:p>357.195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654.65">
                <text:p>1654.65</text:p>
              </table:table-cell>
              <table:table-cell office:value-type="float" office:value="357.2">
                <text:p>357.2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655.71">
                <text:p>1655.71</text:p>
              </table:table-cell>
              <table:table-cell office:value-type="float" office:value="357.2">
                <text:p>357.2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656.69">
                <text:p>1656.69</text:p>
              </table:table-cell>
              <table:table-cell office:value-type="float" office:value="357.202">
                <text:p>357.202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657.69">
                <text:p>1657.69</text:p>
              </table:table-cell>
              <table:table-cell office:value-type="float" office:value="357.2">
                <text:p>357.2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658.73">
                <text:p>1658.73</text:p>
              </table:table-cell>
              <table:table-cell office:value-type="float" office:value="357.2">
                <text:p>357.2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659.73">
                <text:p>1659.73</text:p>
              </table:table-cell>
              <table:table-cell office:value-type="float" office:value="357.2">
                <text:p>357.2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660.8">
                <text:p>1660.8</text:p>
              </table:table-cell>
              <table:table-cell office:value-type="float" office:value="358.608">
                <text:p>358.608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661.87">
                <text:p>1661.87</text:p>
              </table:table-cell>
              <table:table-cell office:value-type="float" office:value="361.303">
                <text:p>361.303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663.08">
                <text:p>1663.08</text:p>
              </table:table-cell>
              <table:table-cell office:value-type="float" office:value="358.892">
                <text:p>358.892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664.14">
                <text:p>1664.14</text:p>
              </table:table-cell>
              <table:table-cell office:value-type="float" office:value="358.892">
                <text:p>358.892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665.16">
                <text:p>1665.16</text:p>
              </table:table-cell>
              <table:table-cell office:value-type="float" office:value="359.188">
                <text:p>359.188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666.23">
                <text:p>1666.23</text:p>
              </table:table-cell>
              <table:table-cell office:value-type="float" office:value="359.168">
                <text:p>359.168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667.25">
                <text:p>1667.25</text:p>
              </table:table-cell>
              <table:table-cell office:value-type="float" office:value="359.077">
                <text:p>359.077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668.25">
                <text:p>1668.25</text:p>
              </table:table-cell>
              <table:table-cell office:value-type="float" office:value="359.072">
                <text:p>359.072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669.3">
                <text:p>1669.3</text:p>
              </table:table-cell>
              <table:table-cell office:value-type="float" office:value="359.385">
                <text:p>359.385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670.08">
                <text:p>1670.08</text:p>
              </table:table-cell>
              <table:table-cell office:value-type="float" office:value="359.39">
                <text:p>359.39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671.1">
                <text:p>1671.1</text:p>
              </table:table-cell>
              <table:table-cell office:value-type="float" office:value="359.392">
                <text:p>359.392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672.36">
                <text:p>1672.36</text:p>
              </table:table-cell>
              <table:table-cell office:value-type="float" office:value="359.425">
                <text:p>359.425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673.14">
                <text:p>1673.14</text:p>
              </table:table-cell>
              <table:table-cell office:value-type="float" office:value="359.43">
                <text:p>359.43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674.44">
                <text:p>1674.44</text:p>
              </table:table-cell>
              <table:table-cell office:value-type="float" office:value="361.685">
                <text:p>361.685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675.4">
                <text:p>1675.4</text:p>
              </table:table-cell>
              <table:table-cell office:value-type="float" office:value="361.685">
                <text:p>361.685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676.25">
                <text:p>1676.25</text:p>
              </table:table-cell>
              <table:table-cell office:value-type="float" office:value="359.173">
                <text:p>359.173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677.39">
                <text:p>1677.39</text:p>
              </table:table-cell>
              <table:table-cell office:value-type="float" office:value="360.123">
                <text:p>360.123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678.43">
                <text:p>1678.43</text:p>
              </table:table-cell>
              <table:table-cell office:value-type="float" office:value="359.413">
                <text:p>359.413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679.43">
                <text:p>1679.43</text:p>
              </table:table-cell>
              <table:table-cell office:value-type="float" office:value="359.322">
                <text:p>359.322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680.44">
                <text:p>1680.44</text:p>
              </table:table-cell>
              <table:table-cell office:value-type="float" office:value="359.213">
                <text:p>359.213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681.44">
                <text:p>1681.44</text:p>
              </table:table-cell>
              <table:table-cell office:value-type="float" office:value="359.207">
                <text:p>359.207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682.42">
                <text:p>1682.42</text:p>
              </table:table-cell>
              <table:table-cell office:value-type="float" office:value="358.53">
                <text:p>358.53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683.43">
                <text:p>1683.43</text:p>
              </table:table-cell>
              <table:table-cell office:value-type="float" office:value="362.045">
                <text:p>362.045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684.5">
                <text:p>1684.5</text:p>
              </table:table-cell>
              <table:table-cell office:value-type="float" office:value="359.29">
                <text:p>359.29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685.67">
                <text:p>1685.67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686.22">
                <text:p>1686.22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687.25">
                <text:p>1687.25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688.24">
                <text:p>1688.24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689.22">
                <text:p>1689.22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690.23">
                <text:p>1690.23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691.28">
                <text:p>1691.28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692.29">
                <text:p>1692.29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693.3">
                <text:p>1693.3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694.33">
                <text:p>1694.33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695.35">
                <text:p>1695.35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696.38">
                <text:p>1696.38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697.39">
                <text:p>1697.39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698.45">
                <text:p>1698.45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699.45">
                <text:p>1699.45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700.44">
                <text:p>1700.44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701.47">
                <text:p>1701.47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702.48">
                <text:p>1702.48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703.47">
                <text:p>1703.47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704.51">
                <text:p>1704.51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705.53">
                <text:p>1705.53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706.52">
                <text:p>1706.52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707.56">
                <text:p>1707.56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708.58">
                <text:p>1708.58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709.58">
                <text:p>1709.58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710.59">
                <text:p>1710.59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711.58">
                <text:p>1711.58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712.57">
                <text:p>1712.57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713.62">
                <text:p>1713.62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714.59">
                <text:p>1714.59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715.61">
                <text:p>1715.61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716.64">
                <text:p>1716.64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717.71">
                <text:p>1717.71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718.73">
                <text:p>1718.73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719.72">
                <text:p>1719.72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720.75">
                <text:p>1720.75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721.77">
                <text:p>1721.77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722.77">
                <text:p>1722.77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723.75">
                <text:p>1723.75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724.76">
                <text:p>1724.76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725.76">
                <text:p>1725.76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726.76">
                <text:p>1726.76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727.76">
                <text:p>1727.76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728.77">
                <text:p>1728.77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729.76">
                <text:p>1729.76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730.76">
                <text:p>1730.76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731.77">
                <text:p>1731.77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732.8">
                <text:p>1732.8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733.79">
                <text:p>1733.79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734.85">
                <text:p>1734.85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735.84">
                <text:p>1735.84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736.85">
                <text:p>1736.85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737.85">
                <text:p>1737.85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738.87">
                <text:p>1738.87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739.89">
                <text:p>1739.89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740.93">
                <text:p>1740.93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741.95">
                <text:p>1741.95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742.99">
                <text:p>1742.99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743.99">
                <text:p>1743.99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745.03">
                <text:p>1745.03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746.02">
                <text:p>1746.02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747.06">
                <text:p>1747.06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748.1">
                <text:p>1748.1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749.09">
                <text:p>1749.09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750.1">
                <text:p>1750.1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751.1">
                <text:p>1751.1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752.09">
                <text:p>1752.09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753.1">
                <text:p>1753.1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754.12">
                <text:p>1754.12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755.13">
                <text:p>1755.13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756.17">
                <text:p>1756.17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757.16">
                <text:p>1757.16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758.16">
                <text:p>1758.16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759.2">
                <text:p>1759.2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760.2">
                <text:p>1760.2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761.21">
                <text:p>1761.21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762.21">
                <text:p>1762.21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763.19">
                <text:p>1763.19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764.2">
                <text:p>1764.2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765.2">
                <text:p>1765.2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766.19">
                <text:p>1766.19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767.23">
                <text:p>1767.23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768.25">
                <text:p>1768.25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769.31">
                <text:p>1769.31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770.28">
                <text:p>1770.28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771.28">
                <text:p>1771.28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772.32">
                <text:p>1772.32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773.32">
                <text:p>1773.32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774.36">
                <text:p>1774.36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775.36">
                <text:p>1775.36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776.36">
                <text:p>1776.36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777.38">
                <text:p>1777.38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778.39">
                <text:p>1778.39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779.4">
                <text:p>1779.4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780.39">
                <text:p>1780.39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781.39">
                <text:p>1781.39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782.39">
                <text:p>1782.39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783.43">
                <text:p>1783.43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784.43">
                <text:p>1784.43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785.4">
                <text:p>1785.4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786.43">
                <text:p>1786.43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787.48">
                <text:p>1787.48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788.47">
                <text:p>1788.47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789.46">
                <text:p>1789.46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790.46">
                <text:p>1790.46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791.47">
                <text:p>1791.47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792.51">
                <text:p>1792.51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793.51">
                <text:p>1793.51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794.54">
                <text:p>1794.54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795.53">
                <text:p>1795.53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796.57">
                <text:p>1796.57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797.57">
                <text:p>1797.57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798.56">
                <text:p>1798.56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799.6">
                <text:p>1799.6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800.64">
                <text:p>1800.64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801.68">
                <text:p>1801.68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802.68">
                <text:p>1802.68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803.68">
                <text:p>1803.68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804.68">
                <text:p>1804.68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805.68">
                <text:p>1805.68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806.73">
                <text:p>1806.73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807.72">
                <text:p>1807.72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808.72">
                <text:p>1808.72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809.72">
                <text:p>1809.72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810.72">
                <text:p>1810.72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811.73">
                <text:p>1811.73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812.73">
                <text:p>1812.73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813.73">
                <text:p>1813.73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814.77">
                <text:p>1814.77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815.8">
                <text:p>1815.8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816.82">
                <text:p>1816.82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817.84">
                <text:p>1817.84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818.86">
                <text:p>1818.86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819.87">
                <text:p>1819.87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820.89">
                <text:p>1820.89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821.9">
                <text:p>1821.9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822.91">
                <text:p>1822.91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823.91">
                <text:p>1823.91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824.9">
                <text:p>1824.9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825.91">
                <text:p>1825.91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826.94">
                <text:p>1826.94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827.94">
                <text:p>1827.94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828.95">
                <text:p>1828.95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829.98">
                <text:p>1829.98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830.99">
                <text:p>1830.99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832.01">
                <text:p>1832.01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833">
                <text:p>1833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834.03">
                <text:p>1834.03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835.01">
                <text:p>1835.01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836.08">
                <text:p>1836.08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837.07">
                <text:p>1837.07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838.09">
                <text:p>1838.09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839.07">
                <text:p>1839.07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840.09">
                <text:p>1840.09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841.08">
                <text:p>1841.08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842.09">
                <text:p>1842.09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843.14">
                <text:p>1843.14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844.16">
                <text:p>1844.16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845.17">
                <text:p>1845.17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846.2">
                <text:p>1846.2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847.21">
                <text:p>1847.21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848.23">
                <text:p>1848.23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849.24">
                <text:p>1849.24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850.3">
                <text:p>1850.3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851.32">
                <text:p>1851.32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852.34">
                <text:p>1852.34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853.38">
                <text:p>1853.38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854.43">
                <text:p>1854.43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855.46">
                <text:p>1855.46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856.48">
                <text:p>1856.48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857.48">
                <text:p>1857.48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858.47">
                <text:p>1858.47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859.48">
                <text:p>1859.48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860.48">
                <text:p>1860.48</text:p>
              </table:table-cell>
              <table:table-cell office:value-type="float" office:value="360.22">
                <text:p>360.22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861.48">
                <text:p>1861.48</text:p>
              </table:table-cell>
              <table:table-cell office:value-type="float" office:value="360.22">
                <text:p>360.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